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1" svg:font-family="'Liberation Sans'"/>
    <style:font-face style:name="Liberation Serif1" svg:font-family="'Liberation Serif'"/>
    <style:font-face style:name="微軟正黑體" svg:font-family="微軟正黑體"/>
    <style:font-face style:name="Liberation Serif" svg:font-family="'Liberation Serif'" style:font-family-generic="roman"/>
    <style:font-face style:name="F1" svg:font-family="" style:font-family-generic="roman" style:font-pitch="variable"/>
    <style:font-face style:name="F" svg:font-family="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S PGothic" svg:font-family="'MS PGothic'" style:font-family-generic="system" style:font-pitch="variable"/>
  </office:font-face-decls>
  <office:automatic-styles>
    <style:style style:name="co1" style:family="table-column">
      <style:table-column-properties fo:break-before="auto" style:column-width="2.249cm"/>
    </style:style>
    <style:style style:name="co2" style:family="table-column">
      <style:table-column-properties fo:break-before="auto" style:column-width="3.228cm"/>
    </style:style>
    <style:style style:name="co3" style:family="table-column">
      <style:table-column-properties fo:break-before="auto" style:column-width="2.117cm"/>
    </style:style>
    <style:style style:name="co4" style:family="table-column">
      <style:table-column-properties fo:break-before="auto" style:column-width="1.058cm"/>
    </style:style>
    <style:style style:name="co5" style:family="table-column">
      <style:table-column-properties fo:break-before="auto" style:column-width="1.429cm"/>
    </style:style>
    <style:style style:name="co6" style:family="table-column">
      <style:table-column-properties fo:break-before="auto" style:column-width="1.931cm"/>
    </style:style>
    <style:style style:name="co7" style:family="table-column">
      <style:table-column-properties fo:break-before="auto" style:column-width="2.302cm"/>
    </style:style>
    <style:style style:name="co8" style:family="table-column">
      <style:table-column-properties fo:break-before="auto" style:column-width="1.773cm"/>
    </style:style>
    <style:style style:name="co9" style:family="table-column">
      <style:table-column-properties fo:break-before="auto" style:column-width="2.143cm"/>
    </style:style>
    <style:style style:name="co10" style:family="table-column">
      <style:table-column-properties fo:break-before="auto" style:column-width="2.487cm"/>
    </style:style>
    <style:style style:name="co11" style:family="table-column">
      <style:table-column-properties fo:break-before="auto" style:column-width="2.831cm"/>
    </style:style>
    <style:style style:name="co12" style:family="table-column">
      <style:table-column-properties fo:break-before="auto" style:column-width="3.201cm"/>
    </style:style>
    <style:style style:name="co13" style:family="table-column">
      <style:table-column-properties fo:break-before="auto" style:column-width="3.545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 style:data-style-name="N0">
      <style:table-cell-properties fo:background-color="transparent"/>
    </style:style>
    <style:style style:name="ce6" style:family="table-cell" style:parent-style-name="Default" style:data-style-name="N0">
      <style:table-cell-properties fo:background-color="transparent"/>
    </style:style>
    <style:style style:name="ce7" style:family="table-cell" style:parent-style-name="Default" style:data-style-name="N0">
      <style:table-cell-properties fo:background-color="transparent"/>
      <style:text-properties style:font-name="微軟正黑體" style:font-name-asian="微軟正黑體" style:font-name-complex="微軟正黑體"/>
    </style:style>
    <style:style style:name="ce1" style:family="table-cell" style:parent-style-name="Default" style:data-style-name="N0"/>
    <style:style style:name="ce3" style:family="table-cell" style:parent-style-name="Default" style:data-style-name="N0">
      <style:table-cell-properties fo:background-color="#bbe33d"/>
    </style:style>
    <style:style style:name="ce4" style:family="table-cell" style:parent-style-name="Default" style:data-style-name="N0">
      <style:table-cell-properties fo:background-color="#bbe33d" fo:wrap-option="wrap" style:vertical-align="middle"/>
      <style:text-properties style:font-name="Liberation Serif" fo:font-size="10pt" style:font-name-asian="Liberation Serif1" style:font-size-asian="10pt" style:font-name-complex="Liberation Serif1" style:font-size-complex="10pt"/>
    </style:style>
    <style:style style:name="ce5" style:family="table-cell" style:parent-style-name="Default" style:data-style-name="N0">
      <style:table-cell-properties fo:background-color="#ffff00"/>
    </style:style>
    <style:style style:name="ce14" style:family="table-cell" style:parent-style-name="Default" style:data-style-name="N0">
      <style:table-cell-properties fo:background-color="transparent"/>
    </style:style>
    <style:style style:name="ce15" style:family="table-cell" style:parent-style-name="Default" style:data-style-name="N0">
      <style:table-cell-properties fo:background-color="transparent"/>
      <style:text-properties style:font-name="微軟正黑體" style:font-name-asian="微軟正黑體" style:font-name-complex="微軟正黑體"/>
    </style:style>
    <style:style style:name="ce16" style:family="table-cell" style:parent-style-name="Default" style:data-style-name="N0">
      <style:table-cell-properties fo:background-color="#bbe33d"/>
    </style:style>
    <style:style style:name="ce17" style:family="table-cell" style:parent-style-name="Default" style:data-style-name="N0"/>
    <style:style style:name="ce18" style:family="table-cell" style:parent-style-name="Default" style:data-style-name="N0">
      <style:table-cell-properties fo:background-color="#bbe33d" fo:wrap-option="wrap" style:vertical-align="middle"/>
      <style:text-properties style:font-name="Liberation Serif" fo:font-size="10pt" style:font-name-asian="Liberation Serif1" style:font-size-asian="10pt" style:font-name-complex="Liberation Serif1" style:font-size-complex="10pt"/>
    </style:style>
    <style:style style:name="ce19" style:family="table-cell" style:parent-style-name="Default" style:data-style-name="N0">
      <style:table-cell-properties fo:background-color="#ffff00"/>
    </style:style>
    <style:style style:name="T2" style:family="text">
      <style:text-properties fo:color="#000000" loext:opacity="100%" style:text-outline="false" style:text-line-through-style="none" style:text-line-through-type="none" style:font-name="F" fo:font-size="10pt" fo:font-style="normal" fo:text-shadow="none" style:text-underline-style="none" fo:font-weight="normal" style:font-name-asian="Liberation Sans1" style:font-size-asian="10pt" style:font-style-asian="normal" style:font-weight-asian="normal" style:font-name-complex="Liberation Sans1" style:font-size-complex="10pt" style:font-style-complex="normal" style:font-weight-complex="normal"/>
    </style:style>
    <style:style style:name="T3" style:family="text">
      <style:text-properties fo:color="#000000" loext:opacity="100%" style:text-outline="false" style:text-line-through-style="none" style:text-line-through-type="none" style:font-name="F1" fo:font-size="10pt" fo:font-style="normal" fo:text-shadow="none" style:text-underline-style="none" fo:font-weight="normal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4" style:family="text">
      <style:text-properties fo:color="#000000" style:font-name="" fo:font-size="10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0pt" style:font-size-complex="10pt" style:font-weight-asian="normal" style:font-weight-complex="normal" style:font-style-asian="normal" style:font-style-complex="normal"/>
    </style:style>
    <style:style style:name="T5" style:family="text">
      <style:text-properties fo:color="#000000" fo:font-size="10pt" fo:font-weight="normal" style:text-underline-style="none" style:text-underline-color="font-color" style:text-line-through-type="none" fo:font-style="normal" style:text-outline="false" fo:text-shadow="none" style:font-size-asian="10pt" style:font-size-complex="10pt" style:font-weight-asian="normal" style:font-weight-complex="normal" style:font-style-asian="normal" style:font-style-complex="normal" style:font-name="" style:font-name-asian="Liberation Serif" style:font-name-complex="Liberation Serif"/>
    </style:style>
  </office:automatic-styles>
  <office:body>
    <office:spreadsheet>
      <table:calculation-settings table:automatic-find-labels="false" table:use-regular-expressions="false" table:use-wildcards="true"/>
      <table:table table:name="直行碼表" table:style-name="ta1">
        <table:table-column table:style-name="co1" table:default-cell-style-name="ce14"/>
        <table:table-column table:style-name="co2" table:default-cell-style-name="ce14"/>
        <table:table-column table:style-name="co1" table:number-columns-repeated="1021" table:default-cell-style-name="ce14"/>
        <table:table-column table:style-name="co3" table:default-cell-style-name="ce14"/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ㄚ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ㄛ</text:p>
          </table:table-cell>
          <table:table-cell office:value-type="string" calcext:value-type="string">
            <text:p>A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ㄜ</text:p>
          </table:table-cell>
          <table:table-cell office:value-type="string" calcext:value-type="string">
            <text:p>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ㄝ</text:p>
          </table:table-cell>
          <table:table-cell office:value-type="string" calcext:value-type="string">
            <text:p>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ㄞ</text:p>
          </table:table-cell>
          <table:table-cell office:value-type="string" calcext:value-type="string">
            <text:p>I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ㄟ</text:p>
          </table:table-cell>
          <table:table-cell office:value-type="string" calcext:value-type="string">
            <text:p>I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ㄠ</text:p>
          </table:table-cell>
          <table:table-cell office:value-type="string" calcext:value-type="string">
            <text:p>W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ㄡ</text:p>
          </table:table-cell>
          <table:table-cell office:value-type="string" calcext:value-type="string">
            <text:p>WA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ㄢ</text:p>
          </table:table-cell>
          <table:table-cell office:value-type="string" calcext:value-type="string">
            <text:p>A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ㄣ</text:p>
          </table:table-cell>
          <table:table-cell office:value-type="string" calcext:value-type="string">
            <text:p>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ㄤ</text:p>
          </table:table-cell>
          <table:table-cell office:value-type="string" calcext:value-type="string">
            <text:p>A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ㄥ</text:p>
          </table:table-cell>
          <table:table-cell office:value-type="string" calcext:value-type="string">
            <text:p>E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ㄧ</text:p>
          </table:table-cell>
          <table:table-cell table:style-name="ce15" office:value-type="string" calcext:value-type="string">
            <text:p>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ㄧㄚ</text:p>
          </table:table-cell>
          <table:table-cell office:value-type="string" calcext:value-type="string">
            <text:p>IA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ㄧㄛ</text:p>
          </table:table-cell>
          <table:table-cell office:value-type="string" calcext:value-type="string">
            <text:p>IA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ㄧㄝ</text:p>
          </table:table-cell>
          <table:table-cell office:value-type="string" calcext:value-type="string">
            <text:p>IE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ㄧㄞ</text:p>
          </table:table-cell>
          <table:table-cell office:value-type="string" calcext:value-type="string">
            <text:p>I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ㄧㄠ</text:p>
          </table:table-cell>
          <table:table-cell office:value-type="string" calcext:value-type="string">
            <text:p>IW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ㄧㄡ</text:p>
          </table:table-cell>
          <table:table-cell office:value-type="string" calcext:value-type="string">
            <text:p>IWA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ㄧㄢ</text:p>
          </table:table-cell>
          <table:table-cell office:value-type="string" calcext:value-type="string">
            <text:p>IA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ㄧㄣ</text:p>
          </table:table-cell>
          <table:table-cell office:value-type="string" calcext:value-type="string">
            <text:p>I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ㄧㄤ</text:p>
          </table:table-cell>
          <table:table-cell office:value-type="string" calcext:value-type="string">
            <text:p>IA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ㄧㄥ</text:p>
          </table:table-cell>
          <table:table-cell office:value-type="string" calcext:value-type="string">
            <text:p>IE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ㄨ</text:p>
          </table:table-cell>
          <table:table-cell office:value-type="string" calcext:value-type="string">
            <text:p>W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ㄨㄚ</text:p>
          </table:table-cell>
          <table:table-cell office:value-type="string" calcext:value-type="string">
            <text:p>WA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ㄨㄛ</text:p>
          </table:table-cell>
          <table:table-cell office:value-type="string" calcext:value-type="string">
            <text:p>WAE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ㄨㄞ</text:p>
          </table:table-cell>
          <table:table-cell office:value-type="string" calcext:value-type="string">
            <text:p>IWA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ㄨㄟ</text:p>
          </table:table-cell>
          <table:table-cell office:value-type="string" calcext:value-type="string">
            <text:p>IW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ㄨㄢ</text:p>
          </table:table-cell>
          <table:table-cell office:value-type="string" calcext:value-type="string">
            <text:p>WA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ㄨㄣ</text:p>
          </table:table-cell>
          <table:table-cell office:value-type="string" calcext:value-type="string">
            <text:p>W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ㄨㄤ</text:p>
          </table:table-cell>
          <table:table-cell office:value-type="string" calcext:value-type="string">
            <text:p>WA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ㄨㄥ</text:p>
          </table:table-cell>
          <table:table-cell office:value-type="string" calcext:value-type="string">
            <text:p>WE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ㄩ</text:p>
          </table:table-cell>
          <table:table-cell office:value-type="string" calcext:value-type="string">
            <text:p>IW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ㄩㄝ</text:p>
          </table:table-cell>
          <table:table-cell office:value-type="string" calcext:value-type="string">
            <text:p>IWE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ㄩㄢ</text:p>
          </table:table-cell>
          <table:table-cell office:value-type="string" calcext:value-type="string">
            <text:p>IWA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ㄩㄣ</text:p>
          </table:table-cell>
          <table:table-cell office:value-type="string" calcext:value-type="string">
            <text:p>IW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ㄩㄥ</text:p>
          </table:table-cell>
          <table:table-cell office:value-type="string" calcext:value-type="string">
            <text:p>IWE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ㄦ</text:p>
          </table:table-cell>
          <table:table-cell office:value-type="string" calcext:value-type="string">
            <text:p>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ㄅ</text:p>
          </table:table-cell>
          <table:table-cell office:value-type="string" calcext:value-type="string">
            <text:p>B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ㄅㄚ</text:p>
          </table:table-cell>
          <table:table-cell office:value-type="string" calcext:value-type="string">
            <text:p>B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ㄅㄛ</text:p>
          </table:table-cell>
          <table:table-cell office:value-type="string" calcext:value-type="string">
            <text:p>BA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ㄅㄜ</text:p>
          </table:table-cell>
          <table:table-cell office:value-type="string" calcext:value-type="string">
            <text:p>B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ㄅㄝ</text:p>
          </table:table-cell>
          <table:table-cell office:value-type="string" calcext:value-type="string">
            <text:p>B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ㄅㄞ</text:p>
          </table:table-cell>
          <table:table-cell office:value-type="string" calcext:value-type="string">
            <text:p>BI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ㄅㄟ</text:p>
          </table:table-cell>
          <table:table-cell office:value-type="string" calcext:value-type="string">
            <text:p>BI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ㄅㄠ</text:p>
          </table:table-cell>
          <table:table-cell office:value-type="string" calcext:value-type="string">
            <text:p>BW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ㄅㄡ</text:p>
          </table:table-cell>
          <table:table-cell office:value-type="string" calcext:value-type="string">
            <text:p>BWA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ㄅㄢ</text:p>
          </table:table-cell>
          <table:table-cell office:value-type="string" calcext:value-type="string">
            <text:p>BA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ㄅㄣ</text:p>
          </table:table-cell>
          <table:table-cell office:value-type="string" calcext:value-type="string">
            <text:p>B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ㄅㄤ</text:p>
          </table:table-cell>
          <table:table-cell office:value-type="string" calcext:value-type="string">
            <text:p>BA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ㄅㄥ</text:p>
          </table:table-cell>
          <table:table-cell office:value-type="string" calcext:value-type="string">
            <text:p>BE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ㄅㄧ</text:p>
          </table:table-cell>
          <table:table-cell office:value-type="string" calcext:value-type="string">
            <text:p>B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ㄅㄧㄚ</text:p>
          </table:table-cell>
          <table:table-cell office:value-type="string" calcext:value-type="string">
            <text:p>BIA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ㄅㄧㄛ</text:p>
          </table:table-cell>
          <table:table-cell office:value-type="string" calcext:value-type="string">
            <text:p>BIA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ㄅㄧㄝ</text:p>
          </table:table-cell>
          <table:table-cell office:value-type="string" calcext:value-type="string">
            <text:p>BIE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ㄅㄧㄞ</text:p>
          </table:table-cell>
          <table:table-cell office:value-type="string" calcext:value-type="string">
            <text:p>BI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ㄅㄧㄠ</text:p>
          </table:table-cell>
          <table:table-cell office:value-type="string" calcext:value-type="string">
            <text:p>BIW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ㄅㄧㄡ</text:p>
          </table:table-cell>
          <table:table-cell office:value-type="string" calcext:value-type="string">
            <text:p>BIWA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ㄅㄧㄢ</text:p>
          </table:table-cell>
          <table:table-cell office:value-type="string" calcext:value-type="string">
            <text:p>BIA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ㄅㄧㄣ</text:p>
          </table:table-cell>
          <table:table-cell office:value-type="string" calcext:value-type="string">
            <text:p>BI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ㄅㄧㄤ</text:p>
          </table:table-cell>
          <table:table-cell office:value-type="string" calcext:value-type="string">
            <text:p>BIA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ㄅㄧㄥ</text:p>
          </table:table-cell>
          <table:table-cell office:value-type="string" calcext:value-type="string">
            <text:p>BIE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ㄅㄨ</text:p>
          </table:table-cell>
          <table:table-cell office:value-type="string" calcext:value-type="string">
            <text:p>BW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ㄅㄨㄚ</text:p>
          </table:table-cell>
          <table:table-cell office:value-type="string" calcext:value-type="string">
            <text:p>BWA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ㄅㄨㄛ</text:p>
          </table:table-cell>
          <table:table-cell office:value-type="string" calcext:value-type="string">
            <text:p>BWAE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ㄅㄨㄞ</text:p>
          </table:table-cell>
          <table:table-cell office:value-type="string" calcext:value-type="string">
            <text:p>BIWA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ㄅㄨㄟ</text:p>
          </table:table-cell>
          <table:table-cell office:value-type="string" calcext:value-type="string">
            <text:p>BIW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ㄅㄨㄢ</text:p>
          </table:table-cell>
          <table:table-cell office:value-type="string" calcext:value-type="string">
            <text:p>BWA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ㄅㄨㄣ</text:p>
          </table:table-cell>
          <table:table-cell office:value-type="string" calcext:value-type="string">
            <text:p>BW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ㄅㄨㄤ</text:p>
          </table:table-cell>
          <table:table-cell office:value-type="string" calcext:value-type="string">
            <text:p>BWA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ㄅㄨㄥ</text:p>
          </table:table-cell>
          <table:table-cell office:value-type="string" calcext:value-type="string">
            <text:p>BWE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ㄅㄩ</text:p>
          </table:table-cell>
          <table:table-cell office:value-type="string" calcext:value-type="string">
            <text:p>BIW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ㄅㄩㄝ</text:p>
          </table:table-cell>
          <table:table-cell office:value-type="string" calcext:value-type="string">
            <text:p>BIWE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ㄅㄩㄢ</text:p>
          </table:table-cell>
          <table:table-cell office:value-type="string" calcext:value-type="string">
            <text:p>BIWA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ㄅㄩㄣ</text:p>
          </table:table-cell>
          <table:table-cell office:value-type="string" calcext:value-type="string">
            <text:p>BIW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ㄅㄩㄥ</text:p>
          </table:table-cell>
          <table:table-cell office:value-type="string" calcext:value-type="string">
            <text:p>BIWE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ㄅㄦ</text:p>
          </table:table-cell>
          <table:table-cell office:value-type="string" calcext:value-type="string">
            <text:p>B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ㄆ</text:p>
          </table:table-cell>
          <table:table-cell office:value-type="string" calcext:value-type="string">
            <text:p>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ㄆㄚ</text:p>
          </table:table-cell>
          <table:table-cell office:value-type="string" calcext:value-type="string">
            <text:p>P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ㄆㄛ</text:p>
          </table:table-cell>
          <table:table-cell office:value-type="string" calcext:value-type="string">
            <text:p>PA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ㄆㄜ</text:p>
          </table:table-cell>
          <table:table-cell office:value-type="string" calcext:value-type="string">
            <text:p>P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ㄆㄝ</text:p>
          </table:table-cell>
          <table:table-cell office:value-type="string" calcext:value-type="string">
            <text:p>P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ㄆㄞ</text:p>
          </table:table-cell>
          <table:table-cell office:value-type="string" calcext:value-type="string">
            <text:p>PI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ㄆㄟ</text:p>
          </table:table-cell>
          <table:table-cell office:value-type="string" calcext:value-type="string">
            <text:p>PI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ㄆㄠ</text:p>
          </table:table-cell>
          <table:table-cell office:value-type="string" calcext:value-type="string">
            <text:p>PW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ㄆㄡ</text:p>
          </table:table-cell>
          <table:table-cell office:value-type="string" calcext:value-type="string">
            <text:p>PWA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ㄆㄢ</text:p>
          </table:table-cell>
          <table:table-cell office:value-type="string" calcext:value-type="string">
            <text:p>PA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ㄆㄣ</text:p>
          </table:table-cell>
          <table:table-cell office:value-type="string" calcext:value-type="string">
            <text:p>P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ㄆㄤ</text:p>
          </table:table-cell>
          <table:table-cell office:value-type="string" calcext:value-type="string">
            <text:p>PA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ㄆㄥ</text:p>
          </table:table-cell>
          <table:table-cell office:value-type="string" calcext:value-type="string">
            <text:p>PE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ㄆㄧ</text:p>
          </table:table-cell>
          <table:table-cell office:value-type="string" calcext:value-type="string">
            <text:p>P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ㄆㄧㄚ</text:p>
          </table:table-cell>
          <table:table-cell office:value-type="string" calcext:value-type="string">
            <text:p>PIA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ㄆㄧㄛ</text:p>
          </table:table-cell>
          <table:table-cell office:value-type="string" calcext:value-type="string">
            <text:p>PIA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ㄆㄧㄝ</text:p>
          </table:table-cell>
          <table:table-cell office:value-type="string" calcext:value-type="string">
            <text:p>PIE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ㄆㄧㄞ</text:p>
          </table:table-cell>
          <table:table-cell office:value-type="string" calcext:value-type="string">
            <text:p>PI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ㄆㄧㄠ</text:p>
          </table:table-cell>
          <table:table-cell office:value-type="string" calcext:value-type="string">
            <text:p>PIW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ㄆㄧㄡ</text:p>
          </table:table-cell>
          <table:table-cell office:value-type="string" calcext:value-type="string">
            <text:p>PIWA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ㄆㄧㄢ</text:p>
          </table:table-cell>
          <table:table-cell office:value-type="string" calcext:value-type="string">
            <text:p>PIA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ㄆㄧㄣ</text:p>
          </table:table-cell>
          <table:table-cell office:value-type="string" calcext:value-type="string">
            <text:p>PI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ㄆㄧㄤ</text:p>
          </table:table-cell>
          <table:table-cell office:value-type="string" calcext:value-type="string">
            <text:p>PIA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ㄆㄧㄥ</text:p>
          </table:table-cell>
          <table:table-cell office:value-type="string" calcext:value-type="string">
            <text:p>PIE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ㄆㄨ</text:p>
          </table:table-cell>
          <table:table-cell office:value-type="string" calcext:value-type="string">
            <text:p>PW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ㄆㄨㄚ</text:p>
          </table:table-cell>
          <table:table-cell office:value-type="string" calcext:value-type="string">
            <text:p>PWA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ㄆㄨㄛ</text:p>
          </table:table-cell>
          <table:table-cell office:value-type="string" calcext:value-type="string">
            <text:p>PWAE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ㄆㄨㄞ</text:p>
          </table:table-cell>
          <table:table-cell office:value-type="string" calcext:value-type="string">
            <text:p>PIWA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ㄆㄨㄟ</text:p>
          </table:table-cell>
          <table:table-cell office:value-type="string" calcext:value-type="string">
            <text:p>PIW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ㄆㄨㄢ</text:p>
          </table:table-cell>
          <table:table-cell office:value-type="string" calcext:value-type="string">
            <text:p>PWA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ㄆㄨㄣ</text:p>
          </table:table-cell>
          <table:table-cell office:value-type="string" calcext:value-type="string">
            <text:p>PW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ㄆㄨㄤ</text:p>
          </table:table-cell>
          <table:table-cell office:value-type="string" calcext:value-type="string">
            <text:p>PWA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ㄆㄨㄥ</text:p>
          </table:table-cell>
          <table:table-cell office:value-type="string" calcext:value-type="string">
            <text:p>PWE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ㄆㄩ</text:p>
          </table:table-cell>
          <table:table-cell office:value-type="string" calcext:value-type="string">
            <text:p>PIW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ㄆㄩㄝ</text:p>
          </table:table-cell>
          <table:table-cell office:value-type="string" calcext:value-type="string">
            <text:p>PIWE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ㄆㄩㄢ</text:p>
          </table:table-cell>
          <table:table-cell office:value-type="string" calcext:value-type="string">
            <text:p>PIWA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ㄆㄩㄣ</text:p>
          </table:table-cell>
          <table:table-cell office:value-type="string" calcext:value-type="string">
            <text:p>PIW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ㄆㄩㄥ</text:p>
          </table:table-cell>
          <table:table-cell office:value-type="string" calcext:value-type="string">
            <text:p>PIWE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ㄆㄦ</text:p>
          </table:table-cell>
          <table:table-cell office:value-type="string" calcext:value-type="string">
            <text:p>P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ㄇ</text:p>
          </table:table-cell>
          <table:table-cell office:value-type="string" calcext:value-type="string">
            <text:p>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ㄇㄚ</text:p>
          </table:table-cell>
          <table:table-cell office:value-type="string" calcext:value-type="string">
            <text:p>M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ㄇㄛ</text:p>
          </table:table-cell>
          <table:table-cell office:value-type="string" calcext:value-type="string">
            <text:p>MA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ㄇㄜ</text:p>
          </table:table-cell>
          <table:table-cell office:value-type="string" calcext:value-type="string">
            <text:p>M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ㄇㄝ</text:p>
          </table:table-cell>
          <table:table-cell office:value-type="string" calcext:value-type="string">
            <text:p>M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ㄇㄞ</text:p>
          </table:table-cell>
          <table:table-cell office:value-type="string" calcext:value-type="string">
            <text:p>MI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ㄇㄟ</text:p>
          </table:table-cell>
          <table:table-cell office:value-type="string" calcext:value-type="string">
            <text:p>MI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ㄇㄠ</text:p>
          </table:table-cell>
          <table:table-cell office:value-type="string" calcext:value-type="string">
            <text:p>MW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ㄇㄡ</text:p>
          </table:table-cell>
          <table:table-cell office:value-type="string" calcext:value-type="string">
            <text:p>MWA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ㄇㄢ</text:p>
          </table:table-cell>
          <table:table-cell office:value-type="string" calcext:value-type="string">
            <text:p>MA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ㄇㄣ</text:p>
          </table:table-cell>
          <table:table-cell office:value-type="string" calcext:value-type="string">
            <text:p>M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ㄇㄤ</text:p>
          </table:table-cell>
          <table:table-cell office:value-type="string" calcext:value-type="string">
            <text:p>MA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ㄇㄥ</text:p>
          </table:table-cell>
          <table:table-cell office:value-type="string" calcext:value-type="string">
            <text:p>ME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ㄇㄧ</text:p>
          </table:table-cell>
          <table:table-cell office:value-type="string" calcext:value-type="string">
            <text:p>M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ㄇㄧㄚ</text:p>
          </table:table-cell>
          <table:table-cell office:value-type="string" calcext:value-type="string">
            <text:p>MIA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ㄇㄧㄛ</text:p>
          </table:table-cell>
          <table:table-cell office:value-type="string" calcext:value-type="string">
            <text:p>MIA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ㄇㄧㄝ</text:p>
          </table:table-cell>
          <table:table-cell office:value-type="string" calcext:value-type="string">
            <text:p>MIE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ㄇㄧㄞ</text:p>
          </table:table-cell>
          <table:table-cell office:value-type="string" calcext:value-type="string">
            <text:p>MI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ㄇㄧㄠ</text:p>
          </table:table-cell>
          <table:table-cell office:value-type="string" calcext:value-type="string">
            <text:p>MIW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ㄇㄧㄡ</text:p>
          </table:table-cell>
          <table:table-cell office:value-type="string" calcext:value-type="string">
            <text:p>MIWA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ㄇㄧㄢ</text:p>
          </table:table-cell>
          <table:table-cell office:value-type="string" calcext:value-type="string">
            <text:p>MIA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ㄇㄧㄣ</text:p>
          </table:table-cell>
          <table:table-cell office:value-type="string" calcext:value-type="string">
            <text:p>MI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ㄇㄧㄤ</text:p>
          </table:table-cell>
          <table:table-cell office:value-type="string" calcext:value-type="string">
            <text:p>MIA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ㄇㄧㄥ</text:p>
          </table:table-cell>
          <table:table-cell office:value-type="string" calcext:value-type="string">
            <text:p>MIE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ㄇㄨ</text:p>
          </table:table-cell>
          <table:table-cell office:value-type="string" calcext:value-type="string">
            <text:p>MW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ㄇㄨㄚ</text:p>
          </table:table-cell>
          <table:table-cell office:value-type="string" calcext:value-type="string">
            <text:p>MWA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ㄇㄨㄛ</text:p>
          </table:table-cell>
          <table:table-cell office:value-type="string" calcext:value-type="string">
            <text:p>MWAE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ㄇㄨㄞ</text:p>
          </table:table-cell>
          <table:table-cell office:value-type="string" calcext:value-type="string">
            <text:p>MIWA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ㄇㄨㄟ</text:p>
          </table:table-cell>
          <table:table-cell office:value-type="string" calcext:value-type="string">
            <text:p>MIW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ㄇㄨㄢ</text:p>
          </table:table-cell>
          <table:table-cell office:value-type="string" calcext:value-type="string">
            <text:p>MWA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ㄇㄨㄣ</text:p>
          </table:table-cell>
          <table:table-cell office:value-type="string" calcext:value-type="string">
            <text:p>MW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ㄇㄨㄤ</text:p>
          </table:table-cell>
          <table:table-cell office:value-type="string" calcext:value-type="string">
            <text:p>MWA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ㄇㄨㄥ</text:p>
          </table:table-cell>
          <table:table-cell office:value-type="string" calcext:value-type="string">
            <text:p>MWE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ㄇㄩ</text:p>
          </table:table-cell>
          <table:table-cell office:value-type="string" calcext:value-type="string">
            <text:p>MIW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ㄇㄩㄝ</text:p>
          </table:table-cell>
          <table:table-cell office:value-type="string" calcext:value-type="string">
            <text:p>MIWE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ㄇㄩㄢ</text:p>
          </table:table-cell>
          <table:table-cell office:value-type="string" calcext:value-type="string">
            <text:p>MIWA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ㄇㄩㄣ</text:p>
          </table:table-cell>
          <table:table-cell office:value-type="string" calcext:value-type="string">
            <text:p>MIW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ㄇㄩㄥ</text:p>
          </table:table-cell>
          <table:table-cell office:value-type="string" calcext:value-type="string">
            <text:p>MIWE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ㄇㄦ</text:p>
          </table:table-cell>
          <table:table-cell office:value-type="string" calcext:value-type="string">
            <text:p>M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ㄈ</text:p>
          </table:table-cell>
          <table:table-cell office:value-type="string" calcext:value-type="string">
            <text:p>F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ㄈㄚ</text:p>
          </table:table-cell>
          <table:table-cell office:value-type="string" calcext:value-type="string">
            <text:p>F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ㄈㄛ</text:p>
          </table:table-cell>
          <table:table-cell office:value-type="string" calcext:value-type="string">
            <text:p>FA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ㄈㄜ</text:p>
          </table:table-cell>
          <table:table-cell office:value-type="string" calcext:value-type="string">
            <text:p>F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ㄈㄝ</text:p>
          </table:table-cell>
          <table:table-cell office:value-type="string" calcext:value-type="string">
            <text:p>F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ㄈㄞ</text:p>
          </table:table-cell>
          <table:table-cell office:value-type="string" calcext:value-type="string">
            <text:p>FI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ㄈㄟ</text:p>
          </table:table-cell>
          <table:table-cell office:value-type="string" calcext:value-type="string">
            <text:p>FI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ㄈㄠ</text:p>
          </table:table-cell>
          <table:table-cell office:value-type="string" calcext:value-type="string">
            <text:p>FW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ㄈㄡ</text:p>
          </table:table-cell>
          <table:table-cell office:value-type="string" calcext:value-type="string">
            <text:p>FWA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ㄈㄢ</text:p>
          </table:table-cell>
          <table:table-cell office:value-type="string" calcext:value-type="string">
            <text:p>FA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ㄈㄣ</text:p>
          </table:table-cell>
          <table:table-cell office:value-type="string" calcext:value-type="string">
            <text:p>F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ㄈㄤ</text:p>
          </table:table-cell>
          <table:table-cell office:value-type="string" calcext:value-type="string">
            <text:p>FA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ㄈㄥ</text:p>
          </table:table-cell>
          <table:table-cell office:value-type="string" calcext:value-type="string">
            <text:p>FE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ㄈㄧ</text:p>
          </table:table-cell>
          <table:table-cell office:value-type="string" calcext:value-type="string">
            <text:p>F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ㄈㄧㄚ</text:p>
          </table:table-cell>
          <table:table-cell office:value-type="string" calcext:value-type="string">
            <text:p>FIA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ㄈㄧㄛ</text:p>
          </table:table-cell>
          <table:table-cell office:value-type="string" calcext:value-type="string">
            <text:p>FIA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ㄈㄧㄝ</text:p>
          </table:table-cell>
          <table:table-cell office:value-type="string" calcext:value-type="string">
            <text:p>FIE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ㄈㄧㄞ</text:p>
          </table:table-cell>
          <table:table-cell office:value-type="string" calcext:value-type="string">
            <text:p>FI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ㄈㄧㄠ</text:p>
          </table:table-cell>
          <table:table-cell office:value-type="string" calcext:value-type="string">
            <text:p>FIW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ㄈㄧㄡ</text:p>
          </table:table-cell>
          <table:table-cell office:value-type="string" calcext:value-type="string">
            <text:p>FIWA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ㄈㄧㄢ</text:p>
          </table:table-cell>
          <table:table-cell office:value-type="string" calcext:value-type="string">
            <text:p>FIA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ㄈㄧㄣ</text:p>
          </table:table-cell>
          <table:table-cell office:value-type="string" calcext:value-type="string">
            <text:p>FI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ㄈㄧㄤ</text:p>
          </table:table-cell>
          <table:table-cell office:value-type="string" calcext:value-type="string">
            <text:p>FIA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ㄈㄧㄥ</text:p>
          </table:table-cell>
          <table:table-cell office:value-type="string" calcext:value-type="string">
            <text:p>FIE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ㄈㄨ</text:p>
          </table:table-cell>
          <table:table-cell office:value-type="string" calcext:value-type="string">
            <text:p>FW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ㄈㄨㄚ</text:p>
          </table:table-cell>
          <table:table-cell office:value-type="string" calcext:value-type="string">
            <text:p>FWA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ㄈㄨㄛ</text:p>
          </table:table-cell>
          <table:table-cell office:value-type="string" calcext:value-type="string">
            <text:p>FWAE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ㄈㄨㄞ</text:p>
          </table:table-cell>
          <table:table-cell office:value-type="string" calcext:value-type="string">
            <text:p>FIWA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ㄈㄨㄟ</text:p>
          </table:table-cell>
          <table:table-cell office:value-type="string" calcext:value-type="string">
            <text:p>FIW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ㄈㄨㄢ</text:p>
          </table:table-cell>
          <table:table-cell office:value-type="string" calcext:value-type="string">
            <text:p>FWA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ㄈㄨㄣ</text:p>
          </table:table-cell>
          <table:table-cell office:value-type="string" calcext:value-type="string">
            <text:p>FW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ㄈㄨㄤ</text:p>
          </table:table-cell>
          <table:table-cell office:value-type="string" calcext:value-type="string">
            <text:p>FWA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ㄈㄨㄥ</text:p>
          </table:table-cell>
          <table:table-cell office:value-type="string" calcext:value-type="string">
            <text:p>FWE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ㄈㄩ</text:p>
          </table:table-cell>
          <table:table-cell office:value-type="string" calcext:value-type="string">
            <text:p>FIW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ㄈㄩㄝ</text:p>
          </table:table-cell>
          <table:table-cell office:value-type="string" calcext:value-type="string">
            <text:p>FIWE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ㄈㄩㄢ</text:p>
          </table:table-cell>
          <table:table-cell office:value-type="string" calcext:value-type="string">
            <text:p>FIWA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ㄈㄩㄣ</text:p>
          </table:table-cell>
          <table:table-cell office:value-type="string" calcext:value-type="string">
            <text:p>FIW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ㄈㄩㄥ</text:p>
          </table:table-cell>
          <table:table-cell office:value-type="string" calcext:value-type="string">
            <text:p>FIWE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ㄈㄦ</text:p>
          </table:table-cell>
          <table:table-cell office:value-type="string" calcext:value-type="string">
            <text:p>F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ㄉ</text:p>
          </table:table-cell>
          <table:table-cell office:value-type="string" calcext:value-type="string">
            <text:p>BX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ㄉㄚ</text:p>
          </table:table-cell>
          <table:table-cell office:value-type="string" calcext:value-type="string">
            <text:p>BX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ㄉㄛ</text:p>
          </table:table-cell>
          <table:table-cell office:value-type="string" calcext:value-type="string">
            <text:p>BXA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ㄉㄜ</text:p>
          </table:table-cell>
          <table:table-cell office:value-type="string" calcext:value-type="string">
            <text:p>BX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ㄉㄝ</text:p>
          </table:table-cell>
          <table:table-cell office:value-type="string" calcext:value-type="string">
            <text:p>BX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ㄉㄞ</text:p>
          </table:table-cell>
          <table:table-cell office:value-type="string" calcext:value-type="string">
            <text:p>BXI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ㄉㄟ</text:p>
          </table:table-cell>
          <table:table-cell office:value-type="string" calcext:value-type="string">
            <text:p>BXI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ㄉㄠ</text:p>
          </table:table-cell>
          <table:table-cell office:value-type="string" calcext:value-type="string">
            <text:p>BXW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ㄉㄡ</text:p>
          </table:table-cell>
          <table:table-cell office:value-type="string" calcext:value-type="string">
            <text:p>BXWA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ㄉㄢ</text:p>
          </table:table-cell>
          <table:table-cell office:value-type="string" calcext:value-type="string">
            <text:p>BXA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ㄉㄣ</text:p>
          </table:table-cell>
          <table:table-cell office:value-type="string" calcext:value-type="string">
            <text:p>BX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ㄉㄤ</text:p>
          </table:table-cell>
          <table:table-cell office:value-type="string" calcext:value-type="string">
            <text:p>BXA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ㄉㄥ</text:p>
          </table:table-cell>
          <table:table-cell office:value-type="string" calcext:value-type="string">
            <text:p>BXE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ㄉㄧ</text:p>
          </table:table-cell>
          <table:table-cell office:value-type="string" calcext:value-type="string">
            <text:p>BX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ㄉㄧㄚ</text:p>
          </table:table-cell>
          <table:table-cell office:value-type="string" calcext:value-type="string">
            <text:p>BXIA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ㄉㄧㄛ</text:p>
          </table:table-cell>
          <table:table-cell office:value-type="string" calcext:value-type="string">
            <text:p>BXIA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ㄉㄧㄝ</text:p>
          </table:table-cell>
          <table:table-cell office:value-type="string" calcext:value-type="string">
            <text:p>BXIE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ㄉㄧㄞ</text:p>
          </table:table-cell>
          <table:table-cell office:value-type="string" calcext:value-type="string">
            <text:p>BXI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ㄉㄧㄠ</text:p>
          </table:table-cell>
          <table:table-cell office:value-type="string" calcext:value-type="string">
            <text:p>BXIW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ㄉㄧㄡ</text:p>
          </table:table-cell>
          <table:table-cell office:value-type="string" calcext:value-type="string">
            <text:p>BXIWA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ㄉㄧㄢ</text:p>
          </table:table-cell>
          <table:table-cell office:value-type="string" calcext:value-type="string">
            <text:p>BXIA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ㄉㄧㄣ</text:p>
          </table:table-cell>
          <table:table-cell office:value-type="string" calcext:value-type="string">
            <text:p>BXI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ㄉㄧㄤ</text:p>
          </table:table-cell>
          <table:table-cell office:value-type="string" calcext:value-type="string">
            <text:p>BXIA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ㄉㄧㄥ</text:p>
          </table:table-cell>
          <table:table-cell office:value-type="string" calcext:value-type="string">
            <text:p>BXIE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ㄉㄨ</text:p>
          </table:table-cell>
          <table:table-cell office:value-type="string" calcext:value-type="string">
            <text:p>BXW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ㄉㄨㄚ</text:p>
          </table:table-cell>
          <table:table-cell office:value-type="string" calcext:value-type="string">
            <text:p>BXWA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ㄉㄨㄛ</text:p>
          </table:table-cell>
          <table:table-cell office:value-type="string" calcext:value-type="string">
            <text:p>BXWAE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ㄉㄨㄞ</text:p>
          </table:table-cell>
          <table:table-cell office:value-type="string" calcext:value-type="string">
            <text:p>BXIWA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ㄉㄨㄟ</text:p>
          </table:table-cell>
          <table:table-cell office:value-type="string" calcext:value-type="string">
            <text:p>BXIW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ㄉㄨㄢ</text:p>
          </table:table-cell>
          <table:table-cell office:value-type="string" calcext:value-type="string">
            <text:p>BXWA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ㄉㄨㄣ</text:p>
          </table:table-cell>
          <table:table-cell office:value-type="string" calcext:value-type="string">
            <text:p>BXW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ㄉㄨㄤ</text:p>
          </table:table-cell>
          <table:table-cell office:value-type="string" calcext:value-type="string">
            <text:p>BXWA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ㄉㄨㄥ</text:p>
          </table:table-cell>
          <table:table-cell office:value-type="string" calcext:value-type="string">
            <text:p>BXWE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ㄉㄩ</text:p>
          </table:table-cell>
          <table:table-cell office:value-type="string" calcext:value-type="string">
            <text:p>BXIW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ㄉㄩㄝ</text:p>
          </table:table-cell>
          <table:table-cell office:value-type="string" calcext:value-type="string">
            <text:p>BXIWE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ㄉㄩㄢ</text:p>
          </table:table-cell>
          <table:table-cell office:value-type="string" calcext:value-type="string">
            <text:p>BXIWA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ㄉㄩㄣ</text:p>
          </table:table-cell>
          <table:table-cell office:value-type="string" calcext:value-type="string">
            <text:p>BXIW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ㄉㄩㄥ</text:p>
          </table:table-cell>
          <table:table-cell office:value-type="string" calcext:value-type="string">
            <text:p>BXIWE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ㄉㄦ</text:p>
          </table:table-cell>
          <table:table-cell office:value-type="string" calcext:value-type="string">
            <text:p>BX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ㄊ</text:p>
          </table:table-cell>
          <table:table-cell office:value-type="string" calcext:value-type="string">
            <text:p>PX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ㄊㄚ</text:p>
          </table:table-cell>
          <table:table-cell office:value-type="string" calcext:value-type="string">
            <text:p>PX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ㄊㄛ</text:p>
          </table:table-cell>
          <table:table-cell office:value-type="string" calcext:value-type="string">
            <text:p>PXA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ㄊㄜ</text:p>
          </table:table-cell>
          <table:table-cell office:value-type="string" calcext:value-type="string">
            <text:p>PX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ㄊㄝ</text:p>
          </table:table-cell>
          <table:table-cell office:value-type="string" calcext:value-type="string">
            <text:p>PX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ㄊㄞ</text:p>
          </table:table-cell>
          <table:table-cell office:value-type="string" calcext:value-type="string">
            <text:p>PXI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ㄊㄟ</text:p>
          </table:table-cell>
          <table:table-cell office:value-type="string" calcext:value-type="string">
            <text:p>PXI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ㄊㄠ</text:p>
          </table:table-cell>
          <table:table-cell office:value-type="string" calcext:value-type="string">
            <text:p>PXW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ㄊㄡ</text:p>
          </table:table-cell>
          <table:table-cell office:value-type="string" calcext:value-type="string">
            <text:p>PXWA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ㄊㄢ</text:p>
          </table:table-cell>
          <table:table-cell office:value-type="string" calcext:value-type="string">
            <text:p>PXA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ㄊㄣ</text:p>
          </table:table-cell>
          <table:table-cell office:value-type="string" calcext:value-type="string">
            <text:p>PX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ㄊㄤ</text:p>
          </table:table-cell>
          <table:table-cell office:value-type="string" calcext:value-type="string">
            <text:p>PXA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ㄊㄥ</text:p>
          </table:table-cell>
          <table:table-cell office:value-type="string" calcext:value-type="string">
            <text:p>PXE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ㄊㄧ</text:p>
          </table:table-cell>
          <table:table-cell office:value-type="string" calcext:value-type="string">
            <text:p>PX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ㄊㄧㄚ</text:p>
          </table:table-cell>
          <table:table-cell office:value-type="string" calcext:value-type="string">
            <text:p>PXIA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ㄊㄧㄛ</text:p>
          </table:table-cell>
          <table:table-cell office:value-type="string" calcext:value-type="string">
            <text:p>PXIA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ㄊㄧㄝ</text:p>
          </table:table-cell>
          <table:table-cell office:value-type="string" calcext:value-type="string">
            <text:p>PXIE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ㄊㄧㄞ</text:p>
          </table:table-cell>
          <table:table-cell office:value-type="string" calcext:value-type="string">
            <text:p>PXI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ㄊㄧㄠ</text:p>
          </table:table-cell>
          <table:table-cell office:value-type="string" calcext:value-type="string">
            <text:p>PXIW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ㄊㄧㄡ</text:p>
          </table:table-cell>
          <table:table-cell office:value-type="string" calcext:value-type="string">
            <text:p>PXIWA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ㄊㄧㄢ</text:p>
          </table:table-cell>
          <table:table-cell office:value-type="string" calcext:value-type="string">
            <text:p>PXIA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ㄊㄧㄣ</text:p>
          </table:table-cell>
          <table:table-cell office:value-type="string" calcext:value-type="string">
            <text:p>PXI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ㄊㄧㄤ</text:p>
          </table:table-cell>
          <table:table-cell office:value-type="string" calcext:value-type="string">
            <text:p>PXIA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ㄊㄧㄥ</text:p>
          </table:table-cell>
          <table:table-cell office:value-type="string" calcext:value-type="string">
            <text:p>PXIE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ㄊㄨ</text:p>
          </table:table-cell>
          <table:table-cell office:value-type="string" calcext:value-type="string">
            <text:p>PXW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ㄊㄨㄚ</text:p>
          </table:table-cell>
          <table:table-cell office:value-type="string" calcext:value-type="string">
            <text:p>PXWA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ㄊㄨㄛ</text:p>
          </table:table-cell>
          <table:table-cell office:value-type="string" calcext:value-type="string">
            <text:p>PXWAE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ㄊㄨㄞ</text:p>
          </table:table-cell>
          <table:table-cell office:value-type="string" calcext:value-type="string">
            <text:p>PXIWA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ㄊㄨㄟ</text:p>
          </table:table-cell>
          <table:table-cell office:value-type="string" calcext:value-type="string">
            <text:p>PXIW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ㄊㄨㄢ</text:p>
          </table:table-cell>
          <table:table-cell office:value-type="string" calcext:value-type="string">
            <text:p>PXWA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ㄊㄨㄣ</text:p>
          </table:table-cell>
          <table:table-cell office:value-type="string" calcext:value-type="string">
            <text:p>PXW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ㄊㄨㄤ</text:p>
          </table:table-cell>
          <table:table-cell office:value-type="string" calcext:value-type="string">
            <text:p>PXWA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ㄊㄨㄥ</text:p>
          </table:table-cell>
          <table:table-cell office:value-type="string" calcext:value-type="string">
            <text:p>PXWE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ㄊㄩ</text:p>
          </table:table-cell>
          <table:table-cell office:value-type="string" calcext:value-type="string">
            <text:p>PXIW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ㄊㄩㄝ</text:p>
          </table:table-cell>
          <table:table-cell office:value-type="string" calcext:value-type="string">
            <text:p>PXIWE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ㄊㄩㄢ</text:p>
          </table:table-cell>
          <table:table-cell office:value-type="string" calcext:value-type="string">
            <text:p>PXIWA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ㄊㄩㄣ</text:p>
          </table:table-cell>
          <table:table-cell office:value-type="string" calcext:value-type="string">
            <text:p>PXIW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ㄊㄩㄥ</text:p>
          </table:table-cell>
          <table:table-cell office:value-type="string" calcext:value-type="string">
            <text:p>PXIWE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ㄊㄦ</text:p>
          </table:table-cell>
          <table:table-cell office:value-type="string" calcext:value-type="string">
            <text:p>PX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ㄋ</text:p>
          </table:table-cell>
          <table:table-cell office:value-type="string" calcext:value-type="string">
            <text:p>MX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ㄋㄚ</text:p>
          </table:table-cell>
          <table:table-cell office:value-type="string" calcext:value-type="string">
            <text:p>MX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ㄋㄛ</text:p>
          </table:table-cell>
          <table:table-cell office:value-type="string" calcext:value-type="string">
            <text:p>MXA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ㄋㄜ</text:p>
          </table:table-cell>
          <table:table-cell office:value-type="string" calcext:value-type="string">
            <text:p>MX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ㄋㄝ</text:p>
          </table:table-cell>
          <table:table-cell office:value-type="string" calcext:value-type="string">
            <text:p>MX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ㄋㄞ</text:p>
          </table:table-cell>
          <table:table-cell office:value-type="string" calcext:value-type="string">
            <text:p>MXI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ㄋㄟ</text:p>
          </table:table-cell>
          <table:table-cell office:value-type="string" calcext:value-type="string">
            <text:p>MXI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ㄋㄠ</text:p>
          </table:table-cell>
          <table:table-cell office:value-type="string" calcext:value-type="string">
            <text:p>MXW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ㄋㄡ</text:p>
          </table:table-cell>
          <table:table-cell office:value-type="string" calcext:value-type="string">
            <text:p>MXWA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ㄋㄢ</text:p>
          </table:table-cell>
          <table:table-cell office:value-type="string" calcext:value-type="string">
            <text:p>MXA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ㄋㄣ</text:p>
          </table:table-cell>
          <table:table-cell office:value-type="string" calcext:value-type="string">
            <text:p>MX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ㄋㄤ</text:p>
          </table:table-cell>
          <table:table-cell office:value-type="string" calcext:value-type="string">
            <text:p>MXA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ㄋㄥ</text:p>
          </table:table-cell>
          <table:table-cell office:value-type="string" calcext:value-type="string">
            <text:p>MXE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ㄋㄧ</text:p>
          </table:table-cell>
          <table:table-cell office:value-type="string" calcext:value-type="string">
            <text:p>MX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ㄋㄧㄚ</text:p>
          </table:table-cell>
          <table:table-cell office:value-type="string" calcext:value-type="string">
            <text:p>MXIA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ㄋㄧㄛ</text:p>
          </table:table-cell>
          <table:table-cell office:value-type="string" calcext:value-type="string">
            <text:p>MXIA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ㄋㄧㄝ</text:p>
          </table:table-cell>
          <table:table-cell office:value-type="string" calcext:value-type="string">
            <text:p>MXIE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ㄋㄧㄞ</text:p>
          </table:table-cell>
          <table:table-cell office:value-type="string" calcext:value-type="string">
            <text:p>MXI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ㄋㄧㄠ</text:p>
          </table:table-cell>
          <table:table-cell office:value-type="string" calcext:value-type="string">
            <text:p>MXIW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ㄋㄧㄡ</text:p>
          </table:table-cell>
          <table:table-cell office:value-type="string" calcext:value-type="string">
            <text:p>MXIWA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ㄋㄧㄢ</text:p>
          </table:table-cell>
          <table:table-cell office:value-type="string" calcext:value-type="string">
            <text:p>MXIA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ㄋㄧㄣ</text:p>
          </table:table-cell>
          <table:table-cell office:value-type="string" calcext:value-type="string">
            <text:p>MXI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ㄋㄧㄤ</text:p>
          </table:table-cell>
          <table:table-cell office:value-type="string" calcext:value-type="string">
            <text:p>MXIA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ㄋㄧㄥ</text:p>
          </table:table-cell>
          <table:table-cell office:value-type="string" calcext:value-type="string">
            <text:p>MXIE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ㄋㄨ</text:p>
          </table:table-cell>
          <table:table-cell office:value-type="string" calcext:value-type="string">
            <text:p>MXW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ㄋㄨㄚ</text:p>
          </table:table-cell>
          <table:table-cell office:value-type="string" calcext:value-type="string">
            <text:p>MXWA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ㄋㄨㄛ</text:p>
          </table:table-cell>
          <table:table-cell office:value-type="string" calcext:value-type="string">
            <text:p>MXWAE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ㄋㄨㄞ</text:p>
          </table:table-cell>
          <table:table-cell office:value-type="string" calcext:value-type="string">
            <text:p>MXIWA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ㄋㄨㄟ</text:p>
          </table:table-cell>
          <table:table-cell office:value-type="string" calcext:value-type="string">
            <text:p>MXIW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ㄋㄨㄢ</text:p>
          </table:table-cell>
          <table:table-cell office:value-type="string" calcext:value-type="string">
            <text:p>MXWA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ㄋㄨㄣ</text:p>
          </table:table-cell>
          <table:table-cell office:value-type="string" calcext:value-type="string">
            <text:p>MXW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ㄋㄨㄤ</text:p>
          </table:table-cell>
          <table:table-cell office:value-type="string" calcext:value-type="string">
            <text:p>MXWA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ㄋㄨㄥ</text:p>
          </table:table-cell>
          <table:table-cell office:value-type="string" calcext:value-type="string">
            <text:p>MXWE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ㄋㄩ</text:p>
          </table:table-cell>
          <table:table-cell office:value-type="string" calcext:value-type="string">
            <text:p>MXIW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ㄋㄩㄝ</text:p>
          </table:table-cell>
          <table:table-cell office:value-type="string" calcext:value-type="string">
            <text:p>MXIWE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ㄋㄩㄢ</text:p>
          </table:table-cell>
          <table:table-cell office:value-type="string" calcext:value-type="string">
            <text:p>MXIWA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ㄋㄩㄣ</text:p>
          </table:table-cell>
          <table:table-cell office:value-type="string" calcext:value-type="string">
            <text:p>MXIW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ㄋㄩㄥ</text:p>
          </table:table-cell>
          <table:table-cell office:value-type="string" calcext:value-type="string">
            <text:p>MXIWE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ㄋㄦ</text:p>
          </table:table-cell>
          <table:table-cell office:value-type="string" calcext:value-type="string">
            <text:p>MX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ㄌ</text:p>
          </table:table-cell>
          <table:table-cell office:value-type="string" calcext:value-type="string">
            <text:p>FX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ㄌㄚ</text:p>
          </table:table-cell>
          <table:table-cell office:value-type="string" calcext:value-type="string">
            <text:p>FX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ㄌㄛ</text:p>
          </table:table-cell>
          <table:table-cell office:value-type="string" calcext:value-type="string">
            <text:p>FXA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ㄌㄜ</text:p>
          </table:table-cell>
          <table:table-cell office:value-type="string" calcext:value-type="string">
            <text:p>FX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ㄌㄝ</text:p>
          </table:table-cell>
          <table:table-cell office:value-type="string" calcext:value-type="string">
            <text:p>FX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ㄌㄞ</text:p>
          </table:table-cell>
          <table:table-cell office:value-type="string" calcext:value-type="string">
            <text:p>FXI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ㄌㄟ</text:p>
          </table:table-cell>
          <table:table-cell office:value-type="string" calcext:value-type="string">
            <text:p>FXI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ㄌㄠ</text:p>
          </table:table-cell>
          <table:table-cell office:value-type="string" calcext:value-type="string">
            <text:p>FXW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ㄌㄡ</text:p>
          </table:table-cell>
          <table:table-cell office:value-type="string" calcext:value-type="string">
            <text:p>FXWA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ㄌㄢ</text:p>
          </table:table-cell>
          <table:table-cell office:value-type="string" calcext:value-type="string">
            <text:p>FXA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ㄌㄣ</text:p>
          </table:table-cell>
          <table:table-cell office:value-type="string" calcext:value-type="string">
            <text:p>FX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ㄌㄤ</text:p>
          </table:table-cell>
          <table:table-cell office:value-type="string" calcext:value-type="string">
            <text:p>FXA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ㄌㄥ</text:p>
          </table:table-cell>
          <table:table-cell office:value-type="string" calcext:value-type="string">
            <text:p>FXE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ㄌㄧ</text:p>
          </table:table-cell>
          <table:table-cell office:value-type="string" calcext:value-type="string">
            <text:p>FX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ㄌㄧㄚ</text:p>
          </table:table-cell>
          <table:table-cell office:value-type="string" calcext:value-type="string">
            <text:p>FXIA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ㄌㄧㄛ</text:p>
          </table:table-cell>
          <table:table-cell office:value-type="string" calcext:value-type="string">
            <text:p>FXIA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ㄌㄧㄝ</text:p>
          </table:table-cell>
          <table:table-cell office:value-type="string" calcext:value-type="string">
            <text:p>FXIE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ㄌㄧㄞ</text:p>
          </table:table-cell>
          <table:table-cell office:value-type="string" calcext:value-type="string">
            <text:p>FXI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ㄌㄧㄠ</text:p>
          </table:table-cell>
          <table:table-cell office:value-type="string" calcext:value-type="string">
            <text:p>FXIW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ㄌㄧㄡ</text:p>
          </table:table-cell>
          <table:table-cell office:value-type="string" calcext:value-type="string">
            <text:p>FXIWA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ㄌㄧㄢ</text:p>
          </table:table-cell>
          <table:table-cell office:value-type="string" calcext:value-type="string">
            <text:p>FXIA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ㄌㄧㄣ</text:p>
          </table:table-cell>
          <table:table-cell office:value-type="string" calcext:value-type="string">
            <text:p>FXI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ㄌㄧㄤ</text:p>
          </table:table-cell>
          <table:table-cell office:value-type="string" calcext:value-type="string">
            <text:p>FXIA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ㄌㄧㄥ</text:p>
          </table:table-cell>
          <table:table-cell office:value-type="string" calcext:value-type="string">
            <text:p>FXIE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ㄌㄨ</text:p>
          </table:table-cell>
          <table:table-cell office:value-type="string" calcext:value-type="string">
            <text:p>FXW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ㄌㄨㄚ</text:p>
          </table:table-cell>
          <table:table-cell office:value-type="string" calcext:value-type="string">
            <text:p>FXWA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ㄌㄨㄛ</text:p>
          </table:table-cell>
          <table:table-cell office:value-type="string" calcext:value-type="string">
            <text:p>FXWAE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ㄌㄨㄞ</text:p>
          </table:table-cell>
          <table:table-cell office:value-type="string" calcext:value-type="string">
            <text:p>FXIWA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ㄌㄨㄟ</text:p>
          </table:table-cell>
          <table:table-cell office:value-type="string" calcext:value-type="string">
            <text:p>FXIW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ㄌㄨㄢ</text:p>
          </table:table-cell>
          <table:table-cell office:value-type="string" calcext:value-type="string">
            <text:p>FXWA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ㄌㄨㄣ</text:p>
          </table:table-cell>
          <table:table-cell office:value-type="string" calcext:value-type="string">
            <text:p>FXW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ㄌㄨㄤ</text:p>
          </table:table-cell>
          <table:table-cell office:value-type="string" calcext:value-type="string">
            <text:p>FXWA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ㄌㄨㄥ</text:p>
          </table:table-cell>
          <table:table-cell office:value-type="string" calcext:value-type="string">
            <text:p>FXWE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ㄌㄩ</text:p>
          </table:table-cell>
          <table:table-cell office:value-type="string" calcext:value-type="string">
            <text:p>FXIW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ㄌㄩㄝ</text:p>
          </table:table-cell>
          <table:table-cell office:value-type="string" calcext:value-type="string">
            <text:p>FXIWE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ㄌㄩㄢ</text:p>
          </table:table-cell>
          <table:table-cell office:value-type="string" calcext:value-type="string">
            <text:p>FXIWA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ㄌㄩㄣ</text:p>
          </table:table-cell>
          <table:table-cell office:value-type="string" calcext:value-type="string">
            <text:p>FXIW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ㄌㄩㄥ</text:p>
          </table:table-cell>
          <table:table-cell office:value-type="string" calcext:value-type="string">
            <text:p>FXIWE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ㄌㄦ</text:p>
          </table:table-cell>
          <table:table-cell office:value-type="string" calcext:value-type="string">
            <text:p>FX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ㄍ</text:p>
          </table:table-cell>
          <table:table-cell office:value-type="string" calcext:value-type="string">
            <text:p>B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ㄍㄚ</text:p>
          </table:table-cell>
          <table:table-cell office:value-type="string" calcext:value-type="string">
            <text:p>BM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ㄍㄛ</text:p>
          </table:table-cell>
          <table:table-cell office:value-type="string" calcext:value-type="string">
            <text:p>BMA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ㄍㄜ</text:p>
          </table:table-cell>
          <table:table-cell office:value-type="string" calcext:value-type="string">
            <text:p>BM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ㄍㄝ</text:p>
          </table:table-cell>
          <table:table-cell office:value-type="string" calcext:value-type="string">
            <text:p>BM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ㄍㄞ</text:p>
          </table:table-cell>
          <table:table-cell office:value-type="string" calcext:value-type="string">
            <text:p>BMI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ㄍㄟ</text:p>
          </table:table-cell>
          <table:table-cell office:value-type="string" calcext:value-type="string">
            <text:p>BMI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ㄍㄠ</text:p>
          </table:table-cell>
          <table:table-cell office:value-type="string" calcext:value-type="string">
            <text:p>BMW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ㄍㄡ</text:p>
          </table:table-cell>
          <table:table-cell office:value-type="string" calcext:value-type="string">
            <text:p>BMWA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ㄍㄢ</text:p>
          </table:table-cell>
          <table:table-cell office:value-type="string" calcext:value-type="string">
            <text:p>BMA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ㄍㄣ</text:p>
          </table:table-cell>
          <table:table-cell office:value-type="string" calcext:value-type="string">
            <text:p>BM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ㄍㄤ</text:p>
          </table:table-cell>
          <table:table-cell office:value-type="string" calcext:value-type="string">
            <text:p>BMA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ㄍㄥ</text:p>
          </table:table-cell>
          <table:table-cell office:value-type="string" calcext:value-type="string">
            <text:p>BME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ㄍㄧ</text:p>
          </table:table-cell>
          <table:table-cell office:value-type="string" calcext:value-type="string">
            <text:p>BM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ㄍㄧㄚ</text:p>
          </table:table-cell>
          <table:table-cell office:value-type="string" calcext:value-type="string">
            <text:p>BMIA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ㄍㄧㄛ</text:p>
          </table:table-cell>
          <table:table-cell office:value-type="string" calcext:value-type="string">
            <text:p>BMIA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ㄍㄧㄝ</text:p>
          </table:table-cell>
          <table:table-cell office:value-type="string" calcext:value-type="string">
            <text:p>BMIE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ㄍㄧㄞ</text:p>
          </table:table-cell>
          <table:table-cell office:value-type="string" calcext:value-type="string">
            <text:p>BMI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ㄍㄧㄠ</text:p>
          </table:table-cell>
          <table:table-cell office:value-type="string" calcext:value-type="string">
            <text:p>BMIW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ㄍㄧㄡ</text:p>
          </table:table-cell>
          <table:table-cell office:value-type="string" calcext:value-type="string">
            <text:p>BMIWA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ㄍㄧㄢ</text:p>
          </table:table-cell>
          <table:table-cell office:value-type="string" calcext:value-type="string">
            <text:p>BMIA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ㄍㄧㄣ</text:p>
          </table:table-cell>
          <table:table-cell office:value-type="string" calcext:value-type="string">
            <text:p>BMI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ㄍㄧㄤ</text:p>
          </table:table-cell>
          <table:table-cell office:value-type="string" calcext:value-type="string">
            <text:p>BMIA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ㄍㄧㄥ</text:p>
          </table:table-cell>
          <table:table-cell office:value-type="string" calcext:value-type="string">
            <text:p>BMIE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ㄍㄨ</text:p>
          </table:table-cell>
          <table:table-cell office:value-type="string" calcext:value-type="string">
            <text:p>BMW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ㄍㄨㄚ</text:p>
          </table:table-cell>
          <table:table-cell office:value-type="string" calcext:value-type="string">
            <text:p>BMWA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ㄍㄨㄛ</text:p>
          </table:table-cell>
          <table:table-cell office:value-type="string" calcext:value-type="string">
            <text:p>BMWAE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ㄍㄨㄞ</text:p>
          </table:table-cell>
          <table:table-cell office:value-type="string" calcext:value-type="string">
            <text:p>BMIWA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ㄍㄨㄟ</text:p>
          </table:table-cell>
          <table:table-cell office:value-type="string" calcext:value-type="string">
            <text:p>BMIW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ㄍㄨㄢ</text:p>
          </table:table-cell>
          <table:table-cell office:value-type="string" calcext:value-type="string">
            <text:p>BMWA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ㄍㄨㄣ</text:p>
          </table:table-cell>
          <table:table-cell office:value-type="string" calcext:value-type="string">
            <text:p>BMW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ㄍㄨㄤ</text:p>
          </table:table-cell>
          <table:table-cell office:value-type="string" calcext:value-type="string">
            <text:p>BMWA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ㄍㄨㄥ</text:p>
          </table:table-cell>
          <table:table-cell office:value-type="string" calcext:value-type="string">
            <text:p>BMWE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ㄍㄩ</text:p>
          </table:table-cell>
          <table:table-cell office:value-type="string" calcext:value-type="string">
            <text:p>BMIW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ㄍㄩㄝ</text:p>
          </table:table-cell>
          <table:table-cell office:value-type="string" calcext:value-type="string">
            <text:p>BMIWE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ㄍㄩㄢ</text:p>
          </table:table-cell>
          <table:table-cell office:value-type="string" calcext:value-type="string">
            <text:p>BMIWA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ㄍㄩㄣ</text:p>
          </table:table-cell>
          <table:table-cell office:value-type="string" calcext:value-type="string">
            <text:p>BMIW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ㄍㄩㄥ</text:p>
          </table:table-cell>
          <table:table-cell office:value-type="string" calcext:value-type="string">
            <text:p>BMIWE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ㄍㄦ</text:p>
          </table:table-cell>
          <table:table-cell office:value-type="string" calcext:value-type="string">
            <text:p>BM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ㄎ</text:p>
          </table:table-cell>
          <table:table-cell office:value-type="string" calcext:value-type="string">
            <text:p>BMX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ㄎㄚ</text:p>
          </table:table-cell>
          <table:table-cell office:value-type="string" calcext:value-type="string">
            <text:p>BMX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ㄎㄛ</text:p>
          </table:table-cell>
          <table:table-cell office:value-type="string" calcext:value-type="string">
            <text:p>BMXA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ㄎㄜ</text:p>
          </table:table-cell>
          <table:table-cell office:value-type="string" calcext:value-type="string">
            <text:p>BMX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ㄎㄝ</text:p>
          </table:table-cell>
          <table:table-cell office:value-type="string" calcext:value-type="string">
            <text:p>BMX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ㄎㄞ</text:p>
          </table:table-cell>
          <table:table-cell office:value-type="string" calcext:value-type="string">
            <text:p>BMXI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ㄎㄟ</text:p>
          </table:table-cell>
          <table:table-cell office:value-type="string" calcext:value-type="string">
            <text:p>BMXI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ㄎㄠ</text:p>
          </table:table-cell>
          <table:table-cell office:value-type="string" calcext:value-type="string">
            <text:p>BMXW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ㄎㄡ</text:p>
          </table:table-cell>
          <table:table-cell office:value-type="string" calcext:value-type="string">
            <text:p>BMXWA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ㄎㄢ</text:p>
          </table:table-cell>
          <table:table-cell office:value-type="string" calcext:value-type="string">
            <text:p>BMXA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ㄎㄣ</text:p>
          </table:table-cell>
          <table:table-cell office:value-type="string" calcext:value-type="string">
            <text:p>BMX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ㄎㄤ</text:p>
          </table:table-cell>
          <table:table-cell office:value-type="string" calcext:value-type="string">
            <text:p>BMXA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ㄎㄥ</text:p>
          </table:table-cell>
          <table:table-cell office:value-type="string" calcext:value-type="string">
            <text:p>BMXE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ㄎㄧ</text:p>
          </table:table-cell>
          <table:table-cell office:value-type="string" calcext:value-type="string">
            <text:p>BMX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ㄎㄧㄚ</text:p>
          </table:table-cell>
          <table:table-cell office:value-type="string" calcext:value-type="string">
            <text:p>BMXIA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ㄎㄧㄛ</text:p>
          </table:table-cell>
          <table:table-cell office:value-type="string" calcext:value-type="string">
            <text:p>BMXIA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ㄎㄧㄝ</text:p>
          </table:table-cell>
          <table:table-cell office:value-type="string" calcext:value-type="string">
            <text:p>BMXIE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ㄎㄧㄞ</text:p>
          </table:table-cell>
          <table:table-cell office:value-type="string" calcext:value-type="string">
            <text:p>BMXI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ㄎㄧㄠ</text:p>
          </table:table-cell>
          <table:table-cell office:value-type="string" calcext:value-type="string">
            <text:p>BMXIW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ㄎㄧㄡ</text:p>
          </table:table-cell>
          <table:table-cell office:value-type="string" calcext:value-type="string">
            <text:p>BMXIWA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ㄎㄧㄢ</text:p>
          </table:table-cell>
          <table:table-cell office:value-type="string" calcext:value-type="string">
            <text:p>BMXIA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ㄎㄧㄣ</text:p>
          </table:table-cell>
          <table:table-cell office:value-type="string" calcext:value-type="string">
            <text:p>BMXI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ㄎㄧㄤ</text:p>
          </table:table-cell>
          <table:table-cell office:value-type="string" calcext:value-type="string">
            <text:p>BMXIA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ㄎㄧㄥ</text:p>
          </table:table-cell>
          <table:table-cell office:value-type="string" calcext:value-type="string">
            <text:p>BMXIE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ㄎㄨ</text:p>
          </table:table-cell>
          <table:table-cell office:value-type="string" calcext:value-type="string">
            <text:p>BMXW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ㄎㄨㄚ</text:p>
          </table:table-cell>
          <table:table-cell office:value-type="string" calcext:value-type="string">
            <text:p>BMXWA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ㄎㄨㄛ</text:p>
          </table:table-cell>
          <table:table-cell office:value-type="string" calcext:value-type="string">
            <text:p>BMXWAE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ㄎㄨㄞ</text:p>
          </table:table-cell>
          <table:table-cell office:value-type="string" calcext:value-type="string">
            <text:p>BMXIWA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ㄎㄨㄟ</text:p>
          </table:table-cell>
          <table:table-cell office:value-type="string" calcext:value-type="string">
            <text:p>BMXIW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ㄎㄨㄢ</text:p>
          </table:table-cell>
          <table:table-cell office:value-type="string" calcext:value-type="string">
            <text:p>BMXWA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ㄎㄨㄣ</text:p>
          </table:table-cell>
          <table:table-cell office:value-type="string" calcext:value-type="string">
            <text:p>BMXW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ㄎㄨㄤ</text:p>
          </table:table-cell>
          <table:table-cell office:value-type="string" calcext:value-type="string">
            <text:p>BMXWA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ㄎㄨㄥ</text:p>
          </table:table-cell>
          <table:table-cell office:value-type="string" calcext:value-type="string">
            <text:p>BMXWE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ㄎㄩ</text:p>
          </table:table-cell>
          <table:table-cell office:value-type="string" calcext:value-type="string">
            <text:p>BMXIW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ㄎㄩㄝ</text:p>
          </table:table-cell>
          <table:table-cell office:value-type="string" calcext:value-type="string">
            <text:p>BMXIWE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ㄎㄩㄢ</text:p>
          </table:table-cell>
          <table:table-cell office:value-type="string" calcext:value-type="string">
            <text:p>BMXIWA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ㄎㄩㄣ</text:p>
          </table:table-cell>
          <table:table-cell office:value-type="string" calcext:value-type="string">
            <text:p>BMXIW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ㄎㄩㄥ</text:p>
          </table:table-cell>
          <table:table-cell office:value-type="string" calcext:value-type="string">
            <text:p>BMXIWE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ㄎㄦ</text:p>
          </table:table-cell>
          <table:table-cell office:value-type="string" calcext:value-type="string">
            <text:p>BMX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ㄏ</text:p>
          </table:table-cell>
          <table:table-cell office:value-type="string" calcext:value-type="string">
            <text:p>PF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ㄏㄚ</text:p>
          </table:table-cell>
          <table:table-cell office:value-type="string" calcext:value-type="string">
            <text:p>PF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ㄏㄛ</text:p>
          </table:table-cell>
          <table:table-cell office:value-type="string" calcext:value-type="string">
            <text:p>PFA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ㄏㄜ</text:p>
          </table:table-cell>
          <table:table-cell office:value-type="string" calcext:value-type="string">
            <text:p>PF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ㄏㄝ</text:p>
          </table:table-cell>
          <table:table-cell office:value-type="string" calcext:value-type="string">
            <text:p>PF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ㄏㄞ</text:p>
          </table:table-cell>
          <table:table-cell office:value-type="string" calcext:value-type="string">
            <text:p>PFI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ㄏㄟ</text:p>
          </table:table-cell>
          <table:table-cell office:value-type="string" calcext:value-type="string">
            <text:p>PFI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ㄏㄠ</text:p>
          </table:table-cell>
          <table:table-cell office:value-type="string" calcext:value-type="string">
            <text:p>PFW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ㄏㄡ</text:p>
          </table:table-cell>
          <table:table-cell office:value-type="string" calcext:value-type="string">
            <text:p>PFWA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ㄏㄢ</text:p>
          </table:table-cell>
          <table:table-cell office:value-type="string" calcext:value-type="string">
            <text:p>PFA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ㄏㄣ</text:p>
          </table:table-cell>
          <table:table-cell office:value-type="string" calcext:value-type="string">
            <text:p>PF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ㄏㄤ</text:p>
          </table:table-cell>
          <table:table-cell office:value-type="string" calcext:value-type="string">
            <text:p>PFA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ㄏㄥ</text:p>
          </table:table-cell>
          <table:table-cell office:value-type="string" calcext:value-type="string">
            <text:p>PFE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ㄏㄧ</text:p>
          </table:table-cell>
          <table:table-cell office:value-type="string" calcext:value-type="string">
            <text:p>PF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ㄏㄧㄚ</text:p>
          </table:table-cell>
          <table:table-cell office:value-type="string" calcext:value-type="string">
            <text:p>PFIA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ㄏㄧㄛ</text:p>
          </table:table-cell>
          <table:table-cell office:value-type="string" calcext:value-type="string">
            <text:p>PFIA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ㄏㄧㄝ</text:p>
          </table:table-cell>
          <table:table-cell office:value-type="string" calcext:value-type="string">
            <text:p>PFIE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ㄏㄧㄞ</text:p>
          </table:table-cell>
          <table:table-cell office:value-type="string" calcext:value-type="string">
            <text:p>PFI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ㄏㄧㄠ</text:p>
          </table:table-cell>
          <table:table-cell office:value-type="string" calcext:value-type="string">
            <text:p>PFIW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ㄏㄧㄡ</text:p>
          </table:table-cell>
          <table:table-cell office:value-type="string" calcext:value-type="string">
            <text:p>PFIWA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ㄏㄧㄢ</text:p>
          </table:table-cell>
          <table:table-cell office:value-type="string" calcext:value-type="string">
            <text:p>PFIA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ㄏㄧㄣ</text:p>
          </table:table-cell>
          <table:table-cell office:value-type="string" calcext:value-type="string">
            <text:p>PFI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ㄏㄧㄤ</text:p>
          </table:table-cell>
          <table:table-cell office:value-type="string" calcext:value-type="string">
            <text:p>PFIA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ㄏㄧㄥ</text:p>
          </table:table-cell>
          <table:table-cell office:value-type="string" calcext:value-type="string">
            <text:p>PFIE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ㄏㄨ</text:p>
          </table:table-cell>
          <table:table-cell office:value-type="string" calcext:value-type="string">
            <text:p>PFW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ㄏㄨㄚ</text:p>
          </table:table-cell>
          <table:table-cell office:value-type="string" calcext:value-type="string">
            <text:p>PFWA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ㄏㄨㄛ</text:p>
          </table:table-cell>
          <table:table-cell office:value-type="string" calcext:value-type="string">
            <text:p>PFWAE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ㄏㄨㄞ</text:p>
          </table:table-cell>
          <table:table-cell office:value-type="string" calcext:value-type="string">
            <text:p>PFIWA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ㄏㄨㄟ</text:p>
          </table:table-cell>
          <table:table-cell office:value-type="string" calcext:value-type="string">
            <text:p>PFIW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ㄏㄨㄢ</text:p>
          </table:table-cell>
          <table:table-cell office:value-type="string" calcext:value-type="string">
            <text:p>PFWA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ㄏㄨㄣ</text:p>
          </table:table-cell>
          <table:table-cell office:value-type="string" calcext:value-type="string">
            <text:p>PFW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ㄏㄨㄤ</text:p>
          </table:table-cell>
          <table:table-cell office:value-type="string" calcext:value-type="string">
            <text:p>PFWA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ㄏㄨㄥ</text:p>
          </table:table-cell>
          <table:table-cell office:value-type="string" calcext:value-type="string">
            <text:p>PFWE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ㄏㄩ</text:p>
          </table:table-cell>
          <table:table-cell office:value-type="string" calcext:value-type="string">
            <text:p>PFIW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ㄏㄩㄝ</text:p>
          </table:table-cell>
          <table:table-cell office:value-type="string" calcext:value-type="string">
            <text:p>PFIWE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ㄏㄩㄢ</text:p>
          </table:table-cell>
          <table:table-cell office:value-type="string" calcext:value-type="string">
            <text:p>PFIWA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ㄏㄩㄣ</text:p>
          </table:table-cell>
          <table:table-cell office:value-type="string" calcext:value-type="string">
            <text:p>PFIW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ㄏㄩㄥ</text:p>
          </table:table-cell>
          <table:table-cell office:value-type="string" calcext:value-type="string">
            <text:p>PFIWE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ㄏㄦ</text:p>
          </table:table-cell>
          <table:table-cell office:value-type="string" calcext:value-type="string">
            <text:p>PF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ㄐ</text:p>
          </table:table-cell>
          <table:table-cell office:value-type="string" calcext:value-type="string">
            <text:p>B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ㄐㄚ</text:p>
          </table:table-cell>
          <table:table-cell office:value-type="string" calcext:value-type="string">
            <text:p>BP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ㄐㄛ</text:p>
          </table:table-cell>
          <table:table-cell office:value-type="string" calcext:value-type="string">
            <text:p>BPA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ㄐㄜ</text:p>
          </table:table-cell>
          <table:table-cell office:value-type="string" calcext:value-type="string">
            <text:p>BP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ㄐㄝ</text:p>
          </table:table-cell>
          <table:table-cell office:value-type="string" calcext:value-type="string">
            <text:p>BP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ㄐㄞ</text:p>
          </table:table-cell>
          <table:table-cell office:value-type="string" calcext:value-type="string">
            <text:p>BPI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ㄐㄟ</text:p>
          </table:table-cell>
          <table:table-cell office:value-type="string" calcext:value-type="string">
            <text:p>BPI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ㄐㄠ</text:p>
          </table:table-cell>
          <table:table-cell office:value-type="string" calcext:value-type="string">
            <text:p>BPW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ㄐㄡ</text:p>
          </table:table-cell>
          <table:table-cell office:value-type="string" calcext:value-type="string">
            <text:p>BPWA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ㄐㄢ</text:p>
          </table:table-cell>
          <table:table-cell office:value-type="string" calcext:value-type="string">
            <text:p>BPA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ㄐㄣ</text:p>
          </table:table-cell>
          <table:table-cell office:value-type="string" calcext:value-type="string">
            <text:p>BP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ㄐㄤ</text:p>
          </table:table-cell>
          <table:table-cell office:value-type="string" calcext:value-type="string">
            <text:p>BPA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ㄐㄥ</text:p>
          </table:table-cell>
          <table:table-cell office:value-type="string" calcext:value-type="string">
            <text:p>BPE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ㄐㄧ</text:p>
          </table:table-cell>
          <table:table-cell office:value-type="string" calcext:value-type="string">
            <text:p>BP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ㄐㄧㄚ</text:p>
          </table:table-cell>
          <table:table-cell office:value-type="string" calcext:value-type="string">
            <text:p>BPIA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ㄐㄧㄛ</text:p>
          </table:table-cell>
          <table:table-cell office:value-type="string" calcext:value-type="string">
            <text:p>BPIA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ㄐㄧㄝ</text:p>
          </table:table-cell>
          <table:table-cell office:value-type="string" calcext:value-type="string">
            <text:p>BPIE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ㄐㄧㄞ</text:p>
          </table:table-cell>
          <table:table-cell office:value-type="string" calcext:value-type="string">
            <text:p>BPI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ㄐㄧㄠ</text:p>
          </table:table-cell>
          <table:table-cell office:value-type="string" calcext:value-type="string">
            <text:p>BPIW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ㄐㄧㄡ</text:p>
          </table:table-cell>
          <table:table-cell office:value-type="string" calcext:value-type="string">
            <text:p>BPIWA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ㄐㄧㄢ</text:p>
          </table:table-cell>
          <table:table-cell office:value-type="string" calcext:value-type="string">
            <text:p>BPIA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ㄐㄧㄣ</text:p>
          </table:table-cell>
          <table:table-cell office:value-type="string" calcext:value-type="string">
            <text:p>BPI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ㄐㄧㄤ</text:p>
          </table:table-cell>
          <table:table-cell office:value-type="string" calcext:value-type="string">
            <text:p>BPIA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ㄐㄧㄥ</text:p>
          </table:table-cell>
          <table:table-cell office:value-type="string" calcext:value-type="string">
            <text:p>BPIE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ㄐㄨ</text:p>
          </table:table-cell>
          <table:table-cell office:value-type="string" calcext:value-type="string">
            <text:p>BPW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ㄐㄨㄚ</text:p>
          </table:table-cell>
          <table:table-cell office:value-type="string" calcext:value-type="string">
            <text:p>BPWA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ㄐㄨㄛ</text:p>
          </table:table-cell>
          <table:table-cell office:value-type="string" calcext:value-type="string">
            <text:p>BPWAE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ㄐㄨㄞ</text:p>
          </table:table-cell>
          <table:table-cell office:value-type="string" calcext:value-type="string">
            <text:p>BPIWA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ㄐㄨㄟ</text:p>
          </table:table-cell>
          <table:table-cell office:value-type="string" calcext:value-type="string">
            <text:p>BPIW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ㄐㄨㄢ</text:p>
          </table:table-cell>
          <table:table-cell office:value-type="string" calcext:value-type="string">
            <text:p>BPWA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ㄐㄨㄣ</text:p>
          </table:table-cell>
          <table:table-cell office:value-type="string" calcext:value-type="string">
            <text:p>BPW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ㄐㄨㄤ</text:p>
          </table:table-cell>
          <table:table-cell office:value-type="string" calcext:value-type="string">
            <text:p>BPWA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ㄐㄨㄥ</text:p>
          </table:table-cell>
          <table:table-cell office:value-type="string" calcext:value-type="string">
            <text:p>BPWE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ㄐㄩ</text:p>
          </table:table-cell>
          <table:table-cell office:value-type="string" calcext:value-type="string">
            <text:p>BPIW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ㄐㄩㄝ</text:p>
          </table:table-cell>
          <table:table-cell office:value-type="string" calcext:value-type="string">
            <text:p>BPIWE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ㄐㄩㄢ</text:p>
          </table:table-cell>
          <table:table-cell office:value-type="string" calcext:value-type="string">
            <text:p>BPIWA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ㄐㄩㄣ</text:p>
          </table:table-cell>
          <table:table-cell office:value-type="string" calcext:value-type="string">
            <text:p>BPIW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ㄐㄩㄥ</text:p>
          </table:table-cell>
          <table:table-cell office:value-type="string" calcext:value-type="string">
            <text:p>BPIWE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ㄐㄦ</text:p>
          </table:table-cell>
          <table:table-cell office:value-type="string" calcext:value-type="string">
            <text:p>BP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ㄑ</text:p>
          </table:table-cell>
          <table:table-cell office:value-type="string" calcext:value-type="string">
            <text:p>MF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ㄑㄚ</text:p>
          </table:table-cell>
          <table:table-cell office:value-type="string" calcext:value-type="string">
            <text:p>MF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ㄑㄛ</text:p>
          </table:table-cell>
          <table:table-cell office:value-type="string" calcext:value-type="string">
            <text:p>MFA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ㄑㄜ</text:p>
          </table:table-cell>
          <table:table-cell office:value-type="string" calcext:value-type="string">
            <text:p>MF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ㄑㄝ</text:p>
          </table:table-cell>
          <table:table-cell office:value-type="string" calcext:value-type="string">
            <text:p>MF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ㄑㄞ</text:p>
          </table:table-cell>
          <table:table-cell office:value-type="string" calcext:value-type="string">
            <text:p>MFI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ㄑㄟ</text:p>
          </table:table-cell>
          <table:table-cell office:value-type="string" calcext:value-type="string">
            <text:p>MFI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ㄑㄠ</text:p>
          </table:table-cell>
          <table:table-cell office:value-type="string" calcext:value-type="string">
            <text:p>MFW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ㄑㄡ</text:p>
          </table:table-cell>
          <table:table-cell office:value-type="string" calcext:value-type="string">
            <text:p>MFWA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ㄑㄢ</text:p>
          </table:table-cell>
          <table:table-cell office:value-type="string" calcext:value-type="string">
            <text:p>MFA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ㄑㄣ</text:p>
          </table:table-cell>
          <table:table-cell office:value-type="string" calcext:value-type="string">
            <text:p>MF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ㄑㄤ</text:p>
          </table:table-cell>
          <table:table-cell office:value-type="string" calcext:value-type="string">
            <text:p>MFA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ㄑㄥ</text:p>
          </table:table-cell>
          <table:table-cell office:value-type="string" calcext:value-type="string">
            <text:p>MFE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ㄑㄧ</text:p>
          </table:table-cell>
          <table:table-cell office:value-type="string" calcext:value-type="string">
            <text:p>MF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ㄑㄧㄚ</text:p>
          </table:table-cell>
          <table:table-cell office:value-type="string" calcext:value-type="string">
            <text:p>MFIA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ㄑㄧㄛ</text:p>
          </table:table-cell>
          <table:table-cell office:value-type="string" calcext:value-type="string">
            <text:p>MFIA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ㄑㄧㄝ</text:p>
          </table:table-cell>
          <table:table-cell office:value-type="string" calcext:value-type="string">
            <text:p>MFIE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ㄑㄧㄞ</text:p>
          </table:table-cell>
          <table:table-cell office:value-type="string" calcext:value-type="string">
            <text:p>MFI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ㄑㄧㄠ</text:p>
          </table:table-cell>
          <table:table-cell office:value-type="string" calcext:value-type="string">
            <text:p>MFIW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ㄑㄧㄡ</text:p>
          </table:table-cell>
          <table:table-cell office:value-type="string" calcext:value-type="string">
            <text:p>MFIWA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ㄑㄧㄢ</text:p>
          </table:table-cell>
          <table:table-cell office:value-type="string" calcext:value-type="string">
            <text:p>MFIA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ㄑㄧㄣ</text:p>
          </table:table-cell>
          <table:table-cell office:value-type="string" calcext:value-type="string">
            <text:p>MFI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ㄑㄧㄤ</text:p>
          </table:table-cell>
          <table:table-cell office:value-type="string" calcext:value-type="string">
            <text:p>MFIA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ㄑㄧㄥ</text:p>
          </table:table-cell>
          <table:table-cell office:value-type="string" calcext:value-type="string">
            <text:p>MFIE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ㄑㄨ</text:p>
          </table:table-cell>
          <table:table-cell office:value-type="string" calcext:value-type="string">
            <text:p>MFW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ㄑㄨㄚ</text:p>
          </table:table-cell>
          <table:table-cell office:value-type="string" calcext:value-type="string">
            <text:p>MFWA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ㄑㄨㄛ</text:p>
          </table:table-cell>
          <table:table-cell office:value-type="string" calcext:value-type="string">
            <text:p>MFWAE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ㄑㄨㄞ</text:p>
          </table:table-cell>
          <table:table-cell office:value-type="string" calcext:value-type="string">
            <text:p>MFIWA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ㄑㄨㄟ</text:p>
          </table:table-cell>
          <table:table-cell office:value-type="string" calcext:value-type="string">
            <text:p>MFIW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ㄑㄨㄢ</text:p>
          </table:table-cell>
          <table:table-cell office:value-type="string" calcext:value-type="string">
            <text:p>MFWA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ㄑㄨㄣ</text:p>
          </table:table-cell>
          <table:table-cell office:value-type="string" calcext:value-type="string">
            <text:p>MFW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ㄑㄨㄤ</text:p>
          </table:table-cell>
          <table:table-cell office:value-type="string" calcext:value-type="string">
            <text:p>MFWA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ㄑㄨㄥ</text:p>
          </table:table-cell>
          <table:table-cell office:value-type="string" calcext:value-type="string">
            <text:p>MFWE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ㄑㄩ</text:p>
          </table:table-cell>
          <table:table-cell office:value-type="string" calcext:value-type="string">
            <text:p>MFIW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ㄑㄩㄝ</text:p>
          </table:table-cell>
          <table:table-cell office:value-type="string" calcext:value-type="string">
            <text:p>MFIWE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ㄑㄩㄢ</text:p>
          </table:table-cell>
          <table:table-cell office:value-type="string" calcext:value-type="string">
            <text:p>MFIWA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ㄑㄩㄣ</text:p>
          </table:table-cell>
          <table:table-cell office:value-type="string" calcext:value-type="string">
            <text:p>MFIW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ㄑㄩㄥ</text:p>
          </table:table-cell>
          <table:table-cell office:value-type="string" calcext:value-type="string">
            <text:p>MFIWE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ㄑㄦ</text:p>
          </table:table-cell>
          <table:table-cell office:value-type="string" calcext:value-type="string">
            <text:p>MF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ㄒ</text:p>
          </table:table-cell>
          <table:table-cell office:value-type="string" calcext:value-type="string">
            <text:p>BPMF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ㄒㄚ</text:p>
          </table:table-cell>
          <table:table-cell office:value-type="string" calcext:value-type="string">
            <text:p>BPMF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ㄒㄛ</text:p>
          </table:table-cell>
          <table:table-cell office:value-type="string" calcext:value-type="string">
            <text:p>BPMFA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ㄒㄜ</text:p>
          </table:table-cell>
          <table:table-cell office:value-type="string" calcext:value-type="string">
            <text:p>BPMF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ㄒㄝ</text:p>
          </table:table-cell>
          <table:table-cell office:value-type="string" calcext:value-type="string">
            <text:p>BPMF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ㄒㄞ</text:p>
          </table:table-cell>
          <table:table-cell office:value-type="string" calcext:value-type="string">
            <text:p>BPMFI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ㄒㄟ</text:p>
          </table:table-cell>
          <table:table-cell office:value-type="string" calcext:value-type="string">
            <text:p>BPMFI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ㄒㄠ</text:p>
          </table:table-cell>
          <table:table-cell office:value-type="string" calcext:value-type="string">
            <text:p>BPMFW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ㄒㄡ</text:p>
          </table:table-cell>
          <table:table-cell office:value-type="string" calcext:value-type="string">
            <text:p>BPMFWA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ㄒㄢ</text:p>
          </table:table-cell>
          <table:table-cell office:value-type="string" calcext:value-type="string">
            <text:p>BPMFA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ㄒㄣ</text:p>
          </table:table-cell>
          <table:table-cell office:value-type="string" calcext:value-type="string">
            <text:p>BPMF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ㄒㄤ</text:p>
          </table:table-cell>
          <table:table-cell office:value-type="string" calcext:value-type="string">
            <text:p>BPMFA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ㄒㄥ</text:p>
          </table:table-cell>
          <table:table-cell office:value-type="string" calcext:value-type="string">
            <text:p>BPMFE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ㄒㄧ</text:p>
          </table:table-cell>
          <table:table-cell office:value-type="string" calcext:value-type="string">
            <text:p>BPMF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ㄒㄧㄚ</text:p>
          </table:table-cell>
          <table:table-cell office:value-type="string" calcext:value-type="string">
            <text:p>BPMFIA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ㄒㄧㄛ</text:p>
          </table:table-cell>
          <table:table-cell office:value-type="string" calcext:value-type="string">
            <text:p>BPMFIA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ㄒㄧㄝ</text:p>
          </table:table-cell>
          <table:table-cell office:value-type="string" calcext:value-type="string">
            <text:p>BPMFIE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ㄒㄧㄞ</text:p>
          </table:table-cell>
          <table:table-cell office:value-type="string" calcext:value-type="string">
            <text:p>BPMFI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ㄒㄧㄠ</text:p>
          </table:table-cell>
          <table:table-cell office:value-type="string" calcext:value-type="string">
            <text:p>BPMFIW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ㄒㄧㄡ</text:p>
          </table:table-cell>
          <table:table-cell office:value-type="string" calcext:value-type="string">
            <text:p>BPMFIWA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ㄒㄧㄢ</text:p>
          </table:table-cell>
          <table:table-cell office:value-type="string" calcext:value-type="string">
            <text:p>BPMFIA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ㄒㄧㄣ</text:p>
          </table:table-cell>
          <table:table-cell office:value-type="string" calcext:value-type="string">
            <text:p>BPMFI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ㄒㄧㄤ</text:p>
          </table:table-cell>
          <table:table-cell office:value-type="string" calcext:value-type="string">
            <text:p>BPMFIA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ㄒㄧㄥ</text:p>
          </table:table-cell>
          <table:table-cell office:value-type="string" calcext:value-type="string">
            <text:p>BPMFIE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ㄒㄨ</text:p>
          </table:table-cell>
          <table:table-cell office:value-type="string" calcext:value-type="string">
            <text:p>BPMFW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ㄒㄨㄚ</text:p>
          </table:table-cell>
          <table:table-cell office:value-type="string" calcext:value-type="string">
            <text:p>BPMFWA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ㄒㄨㄛ</text:p>
          </table:table-cell>
          <table:table-cell office:value-type="string" calcext:value-type="string">
            <text:p>BPMFWAE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ㄒㄨㄞ</text:p>
          </table:table-cell>
          <table:table-cell office:value-type="string" calcext:value-type="string">
            <text:p>BPMFIWA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ㄒㄨㄟ</text:p>
          </table:table-cell>
          <table:table-cell office:value-type="string" calcext:value-type="string">
            <text:p>BPMFIW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ㄒㄨㄢ</text:p>
          </table:table-cell>
          <table:table-cell office:value-type="string" calcext:value-type="string">
            <text:p>BPMFWA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ㄒㄨㄣ</text:p>
          </table:table-cell>
          <table:table-cell office:value-type="string" calcext:value-type="string">
            <text:p>BPMFW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ㄒㄨㄤ</text:p>
          </table:table-cell>
          <table:table-cell office:value-type="string" calcext:value-type="string">
            <text:p>BPMFWA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ㄒㄨㄥ</text:p>
          </table:table-cell>
          <table:table-cell office:value-type="string" calcext:value-type="string">
            <text:p>BPMFWE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ㄒㄩ</text:p>
          </table:table-cell>
          <table:table-cell office:value-type="string" calcext:value-type="string">
            <text:p>BPMFIW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ㄒㄩㄝ</text:p>
          </table:table-cell>
          <table:table-cell office:value-type="string" calcext:value-type="string">
            <text:p>BPMFIWE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ㄒㄩㄢ</text:p>
          </table:table-cell>
          <table:table-cell office:value-type="string" calcext:value-type="string">
            <text:p>BPMFIWA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ㄒㄩㄣ</text:p>
          </table:table-cell>
          <table:table-cell office:value-type="string" calcext:value-type="string">
            <text:p>BPMFIW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ㄒㄩㄥ</text:p>
          </table:table-cell>
          <table:table-cell office:value-type="string" calcext:value-type="string">
            <text:p>BPMFIWE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ㄒㄦ</text:p>
          </table:table-cell>
          <table:table-cell office:value-type="string" calcext:value-type="string">
            <text:p>BPMF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ㄓ</text:p>
          </table:table-cell>
          <table:table-cell office:value-type="string" calcext:value-type="string">
            <text:p>BPX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ㄓㄚ</text:p>
          </table:table-cell>
          <table:table-cell office:value-type="string" calcext:value-type="string">
            <text:p>BPX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ㄓㄛ</text:p>
          </table:table-cell>
          <table:table-cell office:value-type="string" calcext:value-type="string">
            <text:p>BPXA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ㄓㄜ</text:p>
          </table:table-cell>
          <table:table-cell office:value-type="string" calcext:value-type="string">
            <text:p>BPX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ㄓㄝ</text:p>
          </table:table-cell>
          <table:table-cell office:value-type="string" calcext:value-type="string">
            <text:p>BPX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ㄓㄞ</text:p>
          </table:table-cell>
          <table:table-cell office:value-type="string" calcext:value-type="string">
            <text:p>BPXI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ㄓㄟ</text:p>
          </table:table-cell>
          <table:table-cell office:value-type="string" calcext:value-type="string">
            <text:p>BPXI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ㄓㄠ</text:p>
          </table:table-cell>
          <table:table-cell office:value-type="string" calcext:value-type="string">
            <text:p>BPXW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ㄓㄡ</text:p>
          </table:table-cell>
          <table:table-cell office:value-type="string" calcext:value-type="string">
            <text:p>BPXWA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ㄓㄢ</text:p>
          </table:table-cell>
          <table:table-cell office:value-type="string" calcext:value-type="string">
            <text:p>BPXA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ㄓㄣ</text:p>
          </table:table-cell>
          <table:table-cell office:value-type="string" calcext:value-type="string">
            <text:p>BPX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ㄓㄤ</text:p>
          </table:table-cell>
          <table:table-cell office:value-type="string" calcext:value-type="string">
            <text:p>BPXA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ㄓㄥ</text:p>
          </table:table-cell>
          <table:table-cell office:value-type="string" calcext:value-type="string">
            <text:p>BPXE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ㄓㄧ</text:p>
          </table:table-cell>
          <table:table-cell office:value-type="string" calcext:value-type="string">
            <text:p>BPX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ㄓㄧㄚ</text:p>
          </table:table-cell>
          <table:table-cell office:value-type="string" calcext:value-type="string">
            <text:p>BPXIA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ㄓㄧㄛ</text:p>
          </table:table-cell>
          <table:table-cell office:value-type="string" calcext:value-type="string">
            <text:p>BPXIA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ㄓㄧㄝ</text:p>
          </table:table-cell>
          <table:table-cell office:value-type="string" calcext:value-type="string">
            <text:p>BPXIE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ㄓㄧㄞ</text:p>
          </table:table-cell>
          <table:table-cell office:value-type="string" calcext:value-type="string">
            <text:p>BPXI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ㄓㄧㄠ</text:p>
          </table:table-cell>
          <table:table-cell office:value-type="string" calcext:value-type="string">
            <text:p>BPXIW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ㄓㄧㄡ</text:p>
          </table:table-cell>
          <table:table-cell office:value-type="string" calcext:value-type="string">
            <text:p>BPXIWA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ㄓㄧㄢ</text:p>
          </table:table-cell>
          <table:table-cell office:value-type="string" calcext:value-type="string">
            <text:p>BPXIA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ㄓㄧㄣ</text:p>
          </table:table-cell>
          <table:table-cell office:value-type="string" calcext:value-type="string">
            <text:p>BPXI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ㄓㄧㄤ</text:p>
          </table:table-cell>
          <table:table-cell office:value-type="string" calcext:value-type="string">
            <text:p>BPXIA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ㄓㄧㄥ</text:p>
          </table:table-cell>
          <table:table-cell office:value-type="string" calcext:value-type="string">
            <text:p>BPXIE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ㄓㄨ</text:p>
          </table:table-cell>
          <table:table-cell office:value-type="string" calcext:value-type="string">
            <text:p>BPXW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ㄓㄨㄚ</text:p>
          </table:table-cell>
          <table:table-cell office:value-type="string" calcext:value-type="string">
            <text:p>BPXWA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ㄓㄨㄛ</text:p>
          </table:table-cell>
          <table:table-cell office:value-type="string" calcext:value-type="string">
            <text:p>BPXWAE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ㄓㄨㄞ</text:p>
          </table:table-cell>
          <table:table-cell office:value-type="string" calcext:value-type="string">
            <text:p>BPXIWA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ㄓㄨㄟ</text:p>
          </table:table-cell>
          <table:table-cell office:value-type="string" calcext:value-type="string">
            <text:p>BPXIW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ㄓㄨㄢ</text:p>
          </table:table-cell>
          <table:table-cell office:value-type="string" calcext:value-type="string">
            <text:p>BPXWA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ㄓㄨㄣ</text:p>
          </table:table-cell>
          <table:table-cell office:value-type="string" calcext:value-type="string">
            <text:p>BPXW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ㄓㄨㄤ</text:p>
          </table:table-cell>
          <table:table-cell office:value-type="string" calcext:value-type="string">
            <text:p>BPXWA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ㄓㄨㄥ</text:p>
          </table:table-cell>
          <table:table-cell office:value-type="string" calcext:value-type="string">
            <text:p>BPXWE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ㄓㄩ</text:p>
          </table:table-cell>
          <table:table-cell office:value-type="string" calcext:value-type="string">
            <text:p>BPXIW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ㄓㄩㄝ</text:p>
          </table:table-cell>
          <table:table-cell office:value-type="string" calcext:value-type="string">
            <text:p>BPXIWE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ㄓㄩㄢ</text:p>
          </table:table-cell>
          <table:table-cell office:value-type="string" calcext:value-type="string">
            <text:p>BPXIWA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ㄓㄩㄣ</text:p>
          </table:table-cell>
          <table:table-cell office:value-type="string" calcext:value-type="string">
            <text:p>BPXIW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ㄓㄩㄥ</text:p>
          </table:table-cell>
          <table:table-cell office:value-type="string" calcext:value-type="string">
            <text:p>BPXIWE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ㄓㄦ</text:p>
          </table:table-cell>
          <table:table-cell office:value-type="string" calcext:value-type="string">
            <text:p>BPX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ㄔ</text:p>
          </table:table-cell>
          <table:table-cell office:value-type="string" calcext:value-type="string">
            <text:p>MFX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ㄔㄚ</text:p>
          </table:table-cell>
          <table:table-cell office:value-type="string" calcext:value-type="string">
            <text:p>MFX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ㄔㄛ</text:p>
          </table:table-cell>
          <table:table-cell office:value-type="string" calcext:value-type="string">
            <text:p>MFXA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ㄔㄜ</text:p>
          </table:table-cell>
          <table:table-cell office:value-type="string" calcext:value-type="string">
            <text:p>MFX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ㄔㄝ</text:p>
          </table:table-cell>
          <table:table-cell office:value-type="string" calcext:value-type="string">
            <text:p>MFX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ㄔㄞ</text:p>
          </table:table-cell>
          <table:table-cell office:value-type="string" calcext:value-type="string">
            <text:p>MFXI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ㄔㄟ</text:p>
          </table:table-cell>
          <table:table-cell office:value-type="string" calcext:value-type="string">
            <text:p>MFXI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ㄔㄠ</text:p>
          </table:table-cell>
          <table:table-cell office:value-type="string" calcext:value-type="string">
            <text:p>MFXW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ㄔㄡ</text:p>
          </table:table-cell>
          <table:table-cell office:value-type="string" calcext:value-type="string">
            <text:p>MFXWA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ㄔㄢ</text:p>
          </table:table-cell>
          <table:table-cell office:value-type="string" calcext:value-type="string">
            <text:p>MFXA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ㄔㄣ</text:p>
          </table:table-cell>
          <table:table-cell office:value-type="string" calcext:value-type="string">
            <text:p>MFX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ㄔㄤ</text:p>
          </table:table-cell>
          <table:table-cell office:value-type="string" calcext:value-type="string">
            <text:p>MFXA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ㄔㄥ</text:p>
          </table:table-cell>
          <table:table-cell office:value-type="string" calcext:value-type="string">
            <text:p>MFXE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ㄔㄧ</text:p>
          </table:table-cell>
          <table:table-cell office:value-type="string" calcext:value-type="string">
            <text:p>MFX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ㄔㄧㄚ</text:p>
          </table:table-cell>
          <table:table-cell office:value-type="string" calcext:value-type="string">
            <text:p>MFXIA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ㄔㄧㄛ</text:p>
          </table:table-cell>
          <table:table-cell office:value-type="string" calcext:value-type="string">
            <text:p>MFXIA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ㄔㄧㄝ</text:p>
          </table:table-cell>
          <table:table-cell office:value-type="string" calcext:value-type="string">
            <text:p>MFXIE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ㄔㄧㄞ</text:p>
          </table:table-cell>
          <table:table-cell office:value-type="string" calcext:value-type="string">
            <text:p>MFXI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ㄔㄧㄠ</text:p>
          </table:table-cell>
          <table:table-cell office:value-type="string" calcext:value-type="string">
            <text:p>MFXIW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ㄔㄧㄡ</text:p>
          </table:table-cell>
          <table:table-cell office:value-type="string" calcext:value-type="string">
            <text:p>MFXIWA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ㄔㄧㄢ</text:p>
          </table:table-cell>
          <table:table-cell office:value-type="string" calcext:value-type="string">
            <text:p>MFXIA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ㄔㄧㄣ</text:p>
          </table:table-cell>
          <table:table-cell office:value-type="string" calcext:value-type="string">
            <text:p>MFXI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ㄔㄧㄤ</text:p>
          </table:table-cell>
          <table:table-cell office:value-type="string" calcext:value-type="string">
            <text:p>MFXIA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ㄔㄧㄥ</text:p>
          </table:table-cell>
          <table:table-cell office:value-type="string" calcext:value-type="string">
            <text:p>MFXIE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ㄔㄨ</text:p>
          </table:table-cell>
          <table:table-cell office:value-type="string" calcext:value-type="string">
            <text:p>MFXW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ㄔㄨㄚ</text:p>
          </table:table-cell>
          <table:table-cell office:value-type="string" calcext:value-type="string">
            <text:p>MFXWA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ㄔㄨㄛ</text:p>
          </table:table-cell>
          <table:table-cell office:value-type="string" calcext:value-type="string">
            <text:p>MFXWAE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ㄔㄨㄞ</text:p>
          </table:table-cell>
          <table:table-cell office:value-type="string" calcext:value-type="string">
            <text:p>MFXIWA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ㄔㄨㄟ</text:p>
          </table:table-cell>
          <table:table-cell office:value-type="string" calcext:value-type="string">
            <text:p>MFXIW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ㄔㄨㄢ</text:p>
          </table:table-cell>
          <table:table-cell office:value-type="string" calcext:value-type="string">
            <text:p>MFXWA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ㄔㄨㄣ</text:p>
          </table:table-cell>
          <table:table-cell office:value-type="string" calcext:value-type="string">
            <text:p>MFXW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ㄔㄨㄤ</text:p>
          </table:table-cell>
          <table:table-cell office:value-type="string" calcext:value-type="string">
            <text:p>MFXWA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ㄔㄨㄥ</text:p>
          </table:table-cell>
          <table:table-cell office:value-type="string" calcext:value-type="string">
            <text:p>MFXWE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ㄔㄩ</text:p>
          </table:table-cell>
          <table:table-cell office:value-type="string" calcext:value-type="string">
            <text:p>MFXIW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ㄔㄩㄝ</text:p>
          </table:table-cell>
          <table:table-cell office:value-type="string" calcext:value-type="string">
            <text:p>MFXIWE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ㄔㄩㄢ</text:p>
          </table:table-cell>
          <table:table-cell office:value-type="string" calcext:value-type="string">
            <text:p>MFXIWA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ㄔㄩㄣ</text:p>
          </table:table-cell>
          <table:table-cell office:value-type="string" calcext:value-type="string">
            <text:p>MFXIW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ㄔㄩㄥ</text:p>
          </table:table-cell>
          <table:table-cell office:value-type="string" calcext:value-type="string">
            <text:p>MFXIWE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ㄔㄦ</text:p>
          </table:table-cell>
          <table:table-cell office:value-type="string" calcext:value-type="string">
            <text:p>MFX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ㄕ</text:p>
          </table:table-cell>
          <table:table-cell office:value-type="string" calcext:value-type="string">
            <text:p>BPMFX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ㄕㄚ</text:p>
          </table:table-cell>
          <table:table-cell office:value-type="string" calcext:value-type="string">
            <text:p>BPMFX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ㄕㄛ</text:p>
          </table:table-cell>
          <table:table-cell office:value-type="string" calcext:value-type="string">
            <text:p>BPMFXA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ㄕㄜ</text:p>
          </table:table-cell>
          <table:table-cell office:value-type="string" calcext:value-type="string">
            <text:p>BPMFX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ㄕㄝ</text:p>
          </table:table-cell>
          <table:table-cell office:value-type="string" calcext:value-type="string">
            <text:p>BPMFX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ㄕㄞ</text:p>
          </table:table-cell>
          <table:table-cell office:value-type="string" calcext:value-type="string">
            <text:p>BPMFXI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ㄕㄟ</text:p>
          </table:table-cell>
          <table:table-cell office:value-type="string" calcext:value-type="string">
            <text:p>BPMFXI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ㄕㄠ</text:p>
          </table:table-cell>
          <table:table-cell office:value-type="string" calcext:value-type="string">
            <text:p>BPMFXW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ㄕㄡ</text:p>
          </table:table-cell>
          <table:table-cell office:value-type="string" calcext:value-type="string">
            <text:p>BPMFXWA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ㄕㄢ</text:p>
          </table:table-cell>
          <table:table-cell office:value-type="string" calcext:value-type="string">
            <text:p>BPMFXA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ㄕㄣ</text:p>
          </table:table-cell>
          <table:table-cell office:value-type="string" calcext:value-type="string">
            <text:p>BPMFX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ㄕㄤ</text:p>
          </table:table-cell>
          <table:table-cell office:value-type="string" calcext:value-type="string">
            <text:p>BPMFXA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ㄕㄥ</text:p>
          </table:table-cell>
          <table:table-cell office:value-type="string" calcext:value-type="string">
            <text:p>BPMFXE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ㄕㄧ</text:p>
          </table:table-cell>
          <table:table-cell office:value-type="string" calcext:value-type="string">
            <text:p>BPMFX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ㄕㄧㄚ</text:p>
          </table:table-cell>
          <table:table-cell office:value-type="string" calcext:value-type="string">
            <text:p>BPMFXIA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ㄕㄧㄛ</text:p>
          </table:table-cell>
          <table:table-cell office:value-type="string" calcext:value-type="string">
            <text:p>BPMFXIA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ㄕㄧㄝ</text:p>
          </table:table-cell>
          <table:table-cell office:value-type="string" calcext:value-type="string">
            <text:p>BPMFXIE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ㄕㄧㄞ</text:p>
          </table:table-cell>
          <table:table-cell office:value-type="string" calcext:value-type="string">
            <text:p>BPMFXI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ㄕㄧㄠ</text:p>
          </table:table-cell>
          <table:table-cell office:value-type="string" calcext:value-type="string">
            <text:p>BPMFXIW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ㄕㄧㄡ</text:p>
          </table:table-cell>
          <table:table-cell office:value-type="string" calcext:value-type="string">
            <text:p>BPMFXIWA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ㄕㄧㄢ</text:p>
          </table:table-cell>
          <table:table-cell office:value-type="string" calcext:value-type="string">
            <text:p>BPMFXIA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ㄕㄧㄣ</text:p>
          </table:table-cell>
          <table:table-cell office:value-type="string" calcext:value-type="string">
            <text:p>BPMFXI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ㄕㄧㄤ</text:p>
          </table:table-cell>
          <table:table-cell office:value-type="string" calcext:value-type="string">
            <text:p>BPMFXIA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ㄕㄧㄥ</text:p>
          </table:table-cell>
          <table:table-cell office:value-type="string" calcext:value-type="string">
            <text:p>BPMFXIE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ㄕㄨ</text:p>
          </table:table-cell>
          <table:table-cell office:value-type="string" calcext:value-type="string">
            <text:p>BPMFXW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ㄕㄨㄚ</text:p>
          </table:table-cell>
          <table:table-cell office:value-type="string" calcext:value-type="string">
            <text:p>BPMFXWA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ㄕㄨㄛ</text:p>
          </table:table-cell>
          <table:table-cell office:value-type="string" calcext:value-type="string">
            <text:p>BPMFXWAE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ㄕㄨㄞ</text:p>
          </table:table-cell>
          <table:table-cell office:value-type="string" calcext:value-type="string">
            <text:p>BPMFXIWA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ㄕㄨㄟ</text:p>
          </table:table-cell>
          <table:table-cell office:value-type="string" calcext:value-type="string">
            <text:p>BPMFXIW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ㄕㄨㄢ</text:p>
          </table:table-cell>
          <table:table-cell office:value-type="string" calcext:value-type="string">
            <text:p>BPMFXWA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ㄕㄨㄣ</text:p>
          </table:table-cell>
          <table:table-cell office:value-type="string" calcext:value-type="string">
            <text:p>BPMFXW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ㄕㄨㄤ</text:p>
          </table:table-cell>
          <table:table-cell office:value-type="string" calcext:value-type="string">
            <text:p>BPMFXWA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ㄕㄨㄥ</text:p>
          </table:table-cell>
          <table:table-cell office:value-type="string" calcext:value-type="string">
            <text:p>BPMFXWE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ㄕㄩ</text:p>
          </table:table-cell>
          <table:table-cell office:value-type="string" calcext:value-type="string">
            <text:p>BPMFXIW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ㄕㄩㄝ</text:p>
          </table:table-cell>
          <table:table-cell office:value-type="string" calcext:value-type="string">
            <text:p>BPMFXIWE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ㄕㄩㄢ</text:p>
          </table:table-cell>
          <table:table-cell office:value-type="string" calcext:value-type="string">
            <text:p>BPMFXIWA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ㄕㄩㄣ</text:p>
          </table:table-cell>
          <table:table-cell office:value-type="string" calcext:value-type="string">
            <text:p>BPMFXIW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ㄕㄩㄥ</text:p>
          </table:table-cell>
          <table:table-cell office:value-type="string" calcext:value-type="string">
            <text:p>BPMFXIWE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ㄕㄦ</text:p>
          </table:table-cell>
          <table:table-cell office:value-type="string" calcext:value-type="string">
            <text:p>BPMFX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ㄖ</text:p>
          </table:table-cell>
          <table:table-cell office:value-type="string" calcext:value-type="string">
            <text:p>PFX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ㄖㄚ</text:p>
          </table:table-cell>
          <table:table-cell office:value-type="string" calcext:value-type="string">
            <text:p>PFX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ㄖㄛ</text:p>
          </table:table-cell>
          <table:table-cell office:value-type="string" calcext:value-type="string">
            <text:p>PFXA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ㄖㄜ</text:p>
          </table:table-cell>
          <table:table-cell office:value-type="string" calcext:value-type="string">
            <text:p>PFX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ㄖㄝ</text:p>
          </table:table-cell>
          <table:table-cell office:value-type="string" calcext:value-type="string">
            <text:p>PFX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ㄖㄞ</text:p>
          </table:table-cell>
          <table:table-cell office:value-type="string" calcext:value-type="string">
            <text:p>PFXI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ㄖㄟ</text:p>
          </table:table-cell>
          <table:table-cell office:value-type="string" calcext:value-type="string">
            <text:p>PFXI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ㄖㄠ</text:p>
          </table:table-cell>
          <table:table-cell office:value-type="string" calcext:value-type="string">
            <text:p>PFXW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ㄖㄡ</text:p>
          </table:table-cell>
          <table:table-cell office:value-type="string" calcext:value-type="string">
            <text:p>PFXWA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ㄖㄢ</text:p>
          </table:table-cell>
          <table:table-cell office:value-type="string" calcext:value-type="string">
            <text:p>PFXA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ㄖㄣ</text:p>
          </table:table-cell>
          <table:table-cell office:value-type="string" calcext:value-type="string">
            <text:p>PFX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ㄖㄤ</text:p>
          </table:table-cell>
          <table:table-cell office:value-type="string" calcext:value-type="string">
            <text:p>PFXA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ㄖㄥ</text:p>
          </table:table-cell>
          <table:table-cell office:value-type="string" calcext:value-type="string">
            <text:p>PFXE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ㄖㄧ</text:p>
          </table:table-cell>
          <table:table-cell office:value-type="string" calcext:value-type="string">
            <text:p>PFX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ㄖㄧㄚ</text:p>
          </table:table-cell>
          <table:table-cell office:value-type="string" calcext:value-type="string">
            <text:p>PFXIA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ㄖㄧㄛ</text:p>
          </table:table-cell>
          <table:table-cell office:value-type="string" calcext:value-type="string">
            <text:p>PFXIA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ㄖㄧㄝ</text:p>
          </table:table-cell>
          <table:table-cell office:value-type="string" calcext:value-type="string">
            <text:p>PFXIE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ㄖㄧㄞ</text:p>
          </table:table-cell>
          <table:table-cell office:value-type="string" calcext:value-type="string">
            <text:p>PFXI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ㄖㄧㄠ</text:p>
          </table:table-cell>
          <table:table-cell office:value-type="string" calcext:value-type="string">
            <text:p>PFXIW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ㄖㄧㄡ</text:p>
          </table:table-cell>
          <table:table-cell office:value-type="string" calcext:value-type="string">
            <text:p>PFXIWA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ㄖㄧㄢ</text:p>
          </table:table-cell>
          <table:table-cell office:value-type="string" calcext:value-type="string">
            <text:p>PFXIA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ㄖㄧㄣ</text:p>
          </table:table-cell>
          <table:table-cell office:value-type="string" calcext:value-type="string">
            <text:p>PFXI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ㄖㄧㄤ</text:p>
          </table:table-cell>
          <table:table-cell office:value-type="string" calcext:value-type="string">
            <text:p>PFXIA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ㄖㄧㄥ</text:p>
          </table:table-cell>
          <table:table-cell office:value-type="string" calcext:value-type="string">
            <text:p>PFXIE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ㄖㄨ</text:p>
          </table:table-cell>
          <table:table-cell office:value-type="string" calcext:value-type="string">
            <text:p>PFXW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ㄖㄨㄚ</text:p>
          </table:table-cell>
          <table:table-cell office:value-type="string" calcext:value-type="string">
            <text:p>PFXWA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ㄖㄨㄛ</text:p>
          </table:table-cell>
          <table:table-cell office:value-type="string" calcext:value-type="string">
            <text:p>PFXWAE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ㄖㄨㄞ</text:p>
          </table:table-cell>
          <table:table-cell office:value-type="string" calcext:value-type="string">
            <text:p>PFXIWA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ㄖㄨㄟ</text:p>
          </table:table-cell>
          <table:table-cell office:value-type="string" calcext:value-type="string">
            <text:p>PFXIW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ㄖㄨㄢ</text:p>
          </table:table-cell>
          <table:table-cell office:value-type="string" calcext:value-type="string">
            <text:p>PFXWA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ㄖㄨㄣ</text:p>
          </table:table-cell>
          <table:table-cell office:value-type="string" calcext:value-type="string">
            <text:p>PFXW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ㄖㄨㄤ</text:p>
          </table:table-cell>
          <table:table-cell office:value-type="string" calcext:value-type="string">
            <text:p>PFXWA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ㄖㄨㄥ</text:p>
          </table:table-cell>
          <table:table-cell office:value-type="string" calcext:value-type="string">
            <text:p>PFXWE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ㄖㄩ</text:p>
          </table:table-cell>
          <table:table-cell office:value-type="string" calcext:value-type="string">
            <text:p>PFXIW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ㄖㄩㄝ</text:p>
          </table:table-cell>
          <table:table-cell office:value-type="string" calcext:value-type="string">
            <text:p>PFXIWE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ㄖㄩㄢ</text:p>
          </table:table-cell>
          <table:table-cell office:value-type="string" calcext:value-type="string">
            <text:p>PFXIWA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ㄖㄩㄣ</text:p>
          </table:table-cell>
          <table:table-cell office:value-type="string" calcext:value-type="string">
            <text:p>PFXIW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ㄖㄩㄥ</text:p>
          </table:table-cell>
          <table:table-cell office:value-type="string" calcext:value-type="string">
            <text:p>PFXIWE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ㄖㄦ</text:p>
          </table:table-cell>
          <table:table-cell office:value-type="string" calcext:value-type="string">
            <text:p>PFX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ㄗ</text:p>
          </table:table-cell>
          <table:table-cell office:value-type="string" calcext:value-type="string">
            <text:p>B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ㄗㄚ</text:p>
          </table:table-cell>
          <table:table-cell office:value-type="string" calcext:value-type="string">
            <text:p>BP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ㄗㄛ</text:p>
          </table:table-cell>
          <table:table-cell office:value-type="string" calcext:value-type="string">
            <text:p>BPA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ㄗㄜ</text:p>
          </table:table-cell>
          <table:table-cell office:value-type="string" calcext:value-type="string">
            <text:p>BP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ㄗㄝ</text:p>
          </table:table-cell>
          <table:table-cell office:value-type="string" calcext:value-type="string">
            <text:p>BP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ㄗㄞ</text:p>
          </table:table-cell>
          <table:table-cell office:value-type="string" calcext:value-type="string">
            <text:p>BPI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ㄗㄟ</text:p>
          </table:table-cell>
          <table:table-cell office:value-type="string" calcext:value-type="string">
            <text:p>BPI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ㄗㄠ</text:p>
          </table:table-cell>
          <table:table-cell office:value-type="string" calcext:value-type="string">
            <text:p>BPW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ㄗㄡ</text:p>
          </table:table-cell>
          <table:table-cell office:value-type="string" calcext:value-type="string">
            <text:p>BPWA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ㄗㄢ</text:p>
          </table:table-cell>
          <table:table-cell office:value-type="string" calcext:value-type="string">
            <text:p>BPA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ㄗㄣ</text:p>
          </table:table-cell>
          <table:table-cell office:value-type="string" calcext:value-type="string">
            <text:p>BP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ㄗㄤ</text:p>
          </table:table-cell>
          <table:table-cell office:value-type="string" calcext:value-type="string">
            <text:p>BPA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ㄗㄥ</text:p>
          </table:table-cell>
          <table:table-cell office:value-type="string" calcext:value-type="string">
            <text:p>BPE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ㄗㄧ</text:p>
          </table:table-cell>
          <table:table-cell office:value-type="string" calcext:value-type="string">
            <text:p>BP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ㄗㄧㄚ</text:p>
          </table:table-cell>
          <table:table-cell office:value-type="string" calcext:value-type="string">
            <text:p>BPIA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ㄗㄧㄛ</text:p>
          </table:table-cell>
          <table:table-cell office:value-type="string" calcext:value-type="string">
            <text:p>BPIA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ㄗㄧㄝ</text:p>
          </table:table-cell>
          <table:table-cell office:value-type="string" calcext:value-type="string">
            <text:p>BPIE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ㄗㄧㄞ</text:p>
          </table:table-cell>
          <table:table-cell office:value-type="string" calcext:value-type="string">
            <text:p>BPI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ㄗㄧㄠ</text:p>
          </table:table-cell>
          <table:table-cell office:value-type="string" calcext:value-type="string">
            <text:p>BPIW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ㄗㄧㄡ</text:p>
          </table:table-cell>
          <table:table-cell office:value-type="string" calcext:value-type="string">
            <text:p>BPIWA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ㄗㄧㄢ</text:p>
          </table:table-cell>
          <table:table-cell office:value-type="string" calcext:value-type="string">
            <text:p>BPIA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ㄗㄧㄣ</text:p>
          </table:table-cell>
          <table:table-cell office:value-type="string" calcext:value-type="string">
            <text:p>BPI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ㄗㄧㄤ</text:p>
          </table:table-cell>
          <table:table-cell office:value-type="string" calcext:value-type="string">
            <text:p>BPIA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ㄗㄧㄥ</text:p>
          </table:table-cell>
          <table:table-cell office:value-type="string" calcext:value-type="string">
            <text:p>BPIE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ㄗㄨ</text:p>
          </table:table-cell>
          <table:table-cell office:value-type="string" calcext:value-type="string">
            <text:p>BPW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ㄗㄨㄚ</text:p>
          </table:table-cell>
          <table:table-cell office:value-type="string" calcext:value-type="string">
            <text:p>BPWA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ㄗㄨㄛ</text:p>
          </table:table-cell>
          <table:table-cell office:value-type="string" calcext:value-type="string">
            <text:p>BPWAE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ㄗㄨㄞ</text:p>
          </table:table-cell>
          <table:table-cell office:value-type="string" calcext:value-type="string">
            <text:p>BPIWA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ㄗㄨㄟ</text:p>
          </table:table-cell>
          <table:table-cell office:value-type="string" calcext:value-type="string">
            <text:p>BPIW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ㄗㄨㄢ</text:p>
          </table:table-cell>
          <table:table-cell office:value-type="string" calcext:value-type="string">
            <text:p>BPWA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ㄗㄨㄣ</text:p>
          </table:table-cell>
          <table:table-cell office:value-type="string" calcext:value-type="string">
            <text:p>BPW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ㄗㄨㄤ</text:p>
          </table:table-cell>
          <table:table-cell office:value-type="string" calcext:value-type="string">
            <text:p>BPWA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ㄗㄨㄥ</text:p>
          </table:table-cell>
          <table:table-cell office:value-type="string" calcext:value-type="string">
            <text:p>BPWE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ㄗㄩ</text:p>
          </table:table-cell>
          <table:table-cell office:value-type="string" calcext:value-type="string">
            <text:p>BPIW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ㄗㄩㄝ</text:p>
          </table:table-cell>
          <table:table-cell office:value-type="string" calcext:value-type="string">
            <text:p>BPIWE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ㄗㄩㄢ</text:p>
          </table:table-cell>
          <table:table-cell office:value-type="string" calcext:value-type="string">
            <text:p>BPIWA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ㄗㄩㄣ</text:p>
          </table:table-cell>
          <table:table-cell office:value-type="string" calcext:value-type="string">
            <text:p>BPIW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ㄗㄩㄥ</text:p>
          </table:table-cell>
          <table:table-cell office:value-type="string" calcext:value-type="string">
            <text:p>BPIWE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ㄗㄦ</text:p>
          </table:table-cell>
          <table:table-cell office:value-type="string" calcext:value-type="string">
            <text:p>BP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ㄘ</text:p>
          </table:table-cell>
          <table:table-cell office:value-type="string" calcext:value-type="string">
            <text:p>MF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ㄘㄚ</text:p>
          </table:table-cell>
          <table:table-cell office:value-type="string" calcext:value-type="string">
            <text:p>MF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ㄘㄛ</text:p>
          </table:table-cell>
          <table:table-cell office:value-type="string" calcext:value-type="string">
            <text:p>MFA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ㄘㄜ</text:p>
          </table:table-cell>
          <table:table-cell office:value-type="string" calcext:value-type="string">
            <text:p>MF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ㄘㄝ</text:p>
          </table:table-cell>
          <table:table-cell office:value-type="string" calcext:value-type="string">
            <text:p>MF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ㄘㄞ</text:p>
          </table:table-cell>
          <table:table-cell office:value-type="string" calcext:value-type="string">
            <text:p>MFI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ㄘㄟ</text:p>
          </table:table-cell>
          <table:table-cell office:value-type="string" calcext:value-type="string">
            <text:p>MFI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ㄘㄠ</text:p>
          </table:table-cell>
          <table:table-cell office:value-type="string" calcext:value-type="string">
            <text:p>MFW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ㄘㄡ</text:p>
          </table:table-cell>
          <table:table-cell office:value-type="string" calcext:value-type="string">
            <text:p>MFWA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ㄘㄢ</text:p>
          </table:table-cell>
          <table:table-cell office:value-type="string" calcext:value-type="string">
            <text:p>MFA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ㄘㄣ</text:p>
          </table:table-cell>
          <table:table-cell office:value-type="string" calcext:value-type="string">
            <text:p>MF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ㄘㄤ</text:p>
          </table:table-cell>
          <table:table-cell office:value-type="string" calcext:value-type="string">
            <text:p>MFA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ㄘㄥ</text:p>
          </table:table-cell>
          <table:table-cell office:value-type="string" calcext:value-type="string">
            <text:p>MFE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ㄘㄧ</text:p>
          </table:table-cell>
          <table:table-cell office:value-type="string" calcext:value-type="string">
            <text:p>MF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ㄘㄧㄚ</text:p>
          </table:table-cell>
          <table:table-cell office:value-type="string" calcext:value-type="string">
            <text:p>MFIA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ㄘㄧㄛ</text:p>
          </table:table-cell>
          <table:table-cell office:value-type="string" calcext:value-type="string">
            <text:p>MFIA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ㄘㄧㄝ</text:p>
          </table:table-cell>
          <table:table-cell office:value-type="string" calcext:value-type="string">
            <text:p>MFIE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ㄘㄧㄞ</text:p>
          </table:table-cell>
          <table:table-cell office:value-type="string" calcext:value-type="string">
            <text:p>MFI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ㄘㄧㄠ</text:p>
          </table:table-cell>
          <table:table-cell office:value-type="string" calcext:value-type="string">
            <text:p>MFIW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ㄘㄧㄡ</text:p>
          </table:table-cell>
          <table:table-cell office:value-type="string" calcext:value-type="string">
            <text:p>MFIWA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ㄘㄧㄢ</text:p>
          </table:table-cell>
          <table:table-cell office:value-type="string" calcext:value-type="string">
            <text:p>MFIA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ㄘㄧㄣ</text:p>
          </table:table-cell>
          <table:table-cell office:value-type="string" calcext:value-type="string">
            <text:p>MFI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ㄘㄧㄤ</text:p>
          </table:table-cell>
          <table:table-cell office:value-type="string" calcext:value-type="string">
            <text:p>MFIA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ㄘㄧㄥ</text:p>
          </table:table-cell>
          <table:table-cell office:value-type="string" calcext:value-type="string">
            <text:p>MFIE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ㄘㄨ</text:p>
          </table:table-cell>
          <table:table-cell office:value-type="string" calcext:value-type="string">
            <text:p>MFW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ㄘㄨㄚ</text:p>
          </table:table-cell>
          <table:table-cell office:value-type="string" calcext:value-type="string">
            <text:p>MFWA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ㄘㄨㄛ</text:p>
          </table:table-cell>
          <table:table-cell office:value-type="string" calcext:value-type="string">
            <text:p>MFWAE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ㄘㄨㄞ</text:p>
          </table:table-cell>
          <table:table-cell office:value-type="string" calcext:value-type="string">
            <text:p>MFIWA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ㄘㄨㄟ</text:p>
          </table:table-cell>
          <table:table-cell office:value-type="string" calcext:value-type="string">
            <text:p>MFIW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ㄘㄨㄢ</text:p>
          </table:table-cell>
          <table:table-cell office:value-type="string" calcext:value-type="string">
            <text:p>MFWA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ㄘㄨㄣ</text:p>
          </table:table-cell>
          <table:table-cell office:value-type="string" calcext:value-type="string">
            <text:p>MFW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ㄘㄨㄤ</text:p>
          </table:table-cell>
          <table:table-cell office:value-type="string" calcext:value-type="string">
            <text:p>MFWA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ㄘㄨㄥ</text:p>
          </table:table-cell>
          <table:table-cell office:value-type="string" calcext:value-type="string">
            <text:p>MFWE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ㄘㄩ</text:p>
          </table:table-cell>
          <table:table-cell office:value-type="string" calcext:value-type="string">
            <text:p>MFIW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ㄘㄩㄝ</text:p>
          </table:table-cell>
          <table:table-cell office:value-type="string" calcext:value-type="string">
            <text:p>MFIWE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ㄘㄩㄢ</text:p>
          </table:table-cell>
          <table:table-cell office:value-type="string" calcext:value-type="string">
            <text:p>MFIWA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ㄘㄩㄣ</text:p>
          </table:table-cell>
          <table:table-cell office:value-type="string" calcext:value-type="string">
            <text:p>MFIW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ㄘㄩㄥ</text:p>
          </table:table-cell>
          <table:table-cell office:value-type="string" calcext:value-type="string">
            <text:p>MFIWE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ㄘㄦ</text:p>
          </table:table-cell>
          <table:table-cell office:value-type="string" calcext:value-type="string">
            <text:p>MF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ㄙ</text:p>
          </table:table-cell>
          <table:table-cell office:value-type="string" calcext:value-type="string">
            <text:p>BPMF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ㄙㄚ</text:p>
          </table:table-cell>
          <table:table-cell office:value-type="string" calcext:value-type="string">
            <text:p>BPMF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ㄙㄛ</text:p>
          </table:table-cell>
          <table:table-cell office:value-type="string" calcext:value-type="string">
            <text:p>BPMFA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ㄙㄜ</text:p>
          </table:table-cell>
          <table:table-cell office:value-type="string" calcext:value-type="string">
            <text:p>BPMF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ㄙㄝ</text:p>
          </table:table-cell>
          <table:table-cell office:value-type="string" calcext:value-type="string">
            <text:p>BPMF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ㄙㄞ</text:p>
          </table:table-cell>
          <table:table-cell office:value-type="string" calcext:value-type="string">
            <text:p>BPMFI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ㄙㄟ</text:p>
          </table:table-cell>
          <table:table-cell office:value-type="string" calcext:value-type="string">
            <text:p>BPMFI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ㄙㄠ</text:p>
          </table:table-cell>
          <table:table-cell office:value-type="string" calcext:value-type="string">
            <text:p>BPMFW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ㄙㄡ</text:p>
          </table:table-cell>
          <table:table-cell office:value-type="string" calcext:value-type="string">
            <text:p>BPMFWA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ㄙㄢ</text:p>
          </table:table-cell>
          <table:table-cell office:value-type="string" calcext:value-type="string">
            <text:p>BPMFA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ㄙㄣ</text:p>
          </table:table-cell>
          <table:table-cell office:value-type="string" calcext:value-type="string">
            <text:p>BPMF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ㄙㄤ</text:p>
          </table:table-cell>
          <table:table-cell office:value-type="string" calcext:value-type="string">
            <text:p>BPMFA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ㄙㄥ</text:p>
          </table:table-cell>
          <table:table-cell office:value-type="string" calcext:value-type="string">
            <text:p>BPMFE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ㄙㄧ</text:p>
          </table:table-cell>
          <table:table-cell office:value-type="string" calcext:value-type="string">
            <text:p>BPMF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ㄙㄧㄚ</text:p>
          </table:table-cell>
          <table:table-cell office:value-type="string" calcext:value-type="string">
            <text:p>BPMFIA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ㄙㄧㄛ</text:p>
          </table:table-cell>
          <table:table-cell office:value-type="string" calcext:value-type="string">
            <text:p>BPMFIA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ㄙㄧㄝ</text:p>
          </table:table-cell>
          <table:table-cell office:value-type="string" calcext:value-type="string">
            <text:p>BPMFIE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ㄙㄧㄞ</text:p>
          </table:table-cell>
          <table:table-cell office:value-type="string" calcext:value-type="string">
            <text:p>BPMFI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ㄙㄧㄠ</text:p>
          </table:table-cell>
          <table:table-cell office:value-type="string" calcext:value-type="string">
            <text:p>BPMFIW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ㄙㄧㄡ</text:p>
          </table:table-cell>
          <table:table-cell office:value-type="string" calcext:value-type="string">
            <text:p>BPMFIWA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ㄙㄧㄢ</text:p>
          </table:table-cell>
          <table:table-cell office:value-type="string" calcext:value-type="string">
            <text:p>BPMFIA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ㄙㄧㄣ</text:p>
          </table:table-cell>
          <table:table-cell office:value-type="string" calcext:value-type="string">
            <text:p>BPMFI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ㄙㄧㄤ</text:p>
          </table:table-cell>
          <table:table-cell office:value-type="string" calcext:value-type="string">
            <text:p>BPMFIA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ㄙㄧㄥ</text:p>
          </table:table-cell>
          <table:table-cell office:value-type="string" calcext:value-type="string">
            <text:p>BPMFIE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ㄙㄨ</text:p>
          </table:table-cell>
          <table:table-cell office:value-type="string" calcext:value-type="string">
            <text:p>BPMFW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ㄙㄨㄚ</text:p>
          </table:table-cell>
          <table:table-cell office:value-type="string" calcext:value-type="string">
            <text:p>BPMFWA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ㄙㄨㄛ</text:p>
          </table:table-cell>
          <table:table-cell office:value-type="string" calcext:value-type="string">
            <text:p>BPMFWAE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ㄙㄨㄞ</text:p>
          </table:table-cell>
          <table:table-cell office:value-type="string" calcext:value-type="string">
            <text:p>BPMFIWA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ㄙㄨㄟ</text:p>
          </table:table-cell>
          <table:table-cell office:value-type="string" calcext:value-type="string">
            <text:p>BPMFIW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ㄙㄨㄢ</text:p>
          </table:table-cell>
          <table:table-cell office:value-type="string" calcext:value-type="string">
            <text:p>BPMFWA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ㄙㄨㄣ</text:p>
          </table:table-cell>
          <table:table-cell office:value-type="string" calcext:value-type="string">
            <text:p>BPMFW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ㄙㄨㄤ</text:p>
          </table:table-cell>
          <table:table-cell office:value-type="string" calcext:value-type="string">
            <text:p>BPMFWA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ㄙㄨㄥ</text:p>
          </table:table-cell>
          <table:table-cell office:value-type="string" calcext:value-type="string">
            <text:p>BPMFWE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ㄙㄩ</text:p>
          </table:table-cell>
          <table:table-cell office:value-type="string" calcext:value-type="string">
            <text:p>BPMFIW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ㄙㄩㄝ</text:p>
          </table:table-cell>
          <table:table-cell office:value-type="string" calcext:value-type="string">
            <text:p>BPMFIWE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ㄙㄩㄢ</text:p>
          </table:table-cell>
          <table:table-cell office:value-type="string" calcext:value-type="string">
            <text:p>BPMFIWA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ㄙㄩㄣ</text:p>
          </table:table-cell>
          <table:table-cell office:value-type="string" calcext:value-type="string">
            <text:p>BPMFIW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ㄙㄩㄥ</text:p>
          </table:table-cell>
          <table:table-cell office:value-type="string" calcext:value-type="string">
            <text:p>BPMFIWE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ㄙㄦ</text:p>
          </table:table-cell>
          <table:table-cell office:value-type="string" calcext:value-type="string">
            <text:p>BPMFNG</text:p>
          </table:table-cell>
          <table:table-cell table:number-columns-repeated="1022"/>
        </table:table-row>
        <table:table-row table:style-name="ro1" table:number-rows-repeated="104771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公式碼表" table:style-name="ta1">
        <table:table-column table:style-name="co4" table:default-cell-style-name="ce14"/>
        <table:table-column table:style-name="co5" table:number-columns-repeated="39" table:default-cell-style-name="ce14"/>
        <table:table-column table:style-name="co6" table:default-cell-style-name="ce14"/>
        <table:table-column table:style-name="co7" table:default-cell-style-name="ce14"/>
        <table:table-column table:style-name="co8" table:default-cell-style-name="ce14"/>
        <table:table-column table:style-name="co9" table:number-columns-repeated="8" table:default-cell-style-name="ce14"/>
        <table:table-column table:style-name="co10" table:number-columns-repeated="10" table:default-cell-style-name="ce14"/>
        <table:table-column table:style-name="co11" table:number-columns-repeated="2" table:default-cell-style-name="ce14"/>
        <table:table-column table:style-name="co10" table:number-columns-repeated="6" table:default-cell-style-name="ce14"/>
        <table:table-column table:style-name="co12" table:number-columns-repeated="2" table:default-cell-style-name="ce14"/>
        <table:table-column table:style-name="co11" table:number-columns-repeated="4" table:default-cell-style-name="ce14"/>
        <table:table-column table:style-name="co13" table:number-columns-repeated="2" table:default-cell-style-name="ce14"/>
        <table:table-column table:style-name="co11" table:number-columns-repeated="2" table:default-cell-style-name="ce14"/>
        <table:table-column table:style-name="co10" table:number-columns-repeated="4" table:default-cell-style-name="ce14"/>
        <table:table-column table:style-name="co12" table:number-columns-repeated="2" table:default-cell-style-name="ce14"/>
        <table:table-column table:style-name="co7" table:number-columns-repeated="938" table:default-cell-style-name="ce14"/>
        <table:table-column table:style-name="co3" table:default-cell-style-name="ce14"/>
        <table:table-row table:style-name="ro1">
          <table:table-cell table:number-columns-repeated="2"/>
          <table:table-cell table:style-name="ce16" office:value-type="string" calcext:value-type="string">
            <text:p>ㄅ</text:p>
          </table:table-cell>
          <table:table-cell table:style-name="ce16"/>
          <table:table-cell table:style-name="ce16" office:value-type="string" calcext:value-type="string">
            <text:p>ㄆ</text:p>
          </table:table-cell>
          <table:table-cell table:style-name="ce16"/>
          <table:table-cell table:style-name="ce16" office:value-type="string" calcext:value-type="string">
            <text:p>ㄇ</text:p>
          </table:table-cell>
          <table:table-cell table:style-name="ce16"/>
          <table:table-cell table:style-name="ce16" office:value-type="string" calcext:value-type="string">
            <text:p>ㄈ</text:p>
          </table:table-cell>
          <table:table-cell table:style-name="ce16"/>
          <table:table-cell table:style-name="ce16" office:value-type="string" calcext:value-type="string">
            <text:p>ㄉ</text:p>
          </table:table-cell>
          <table:table-cell table:style-name="ce16"/>
          <table:table-cell table:style-name="ce16" office:value-type="string" calcext:value-type="string">
            <text:p>ㄊ</text:p>
          </table:table-cell>
          <table:table-cell table:style-name="ce16"/>
          <table:table-cell table:style-name="ce16" office:value-type="string" calcext:value-type="string">
            <text:p>ㄋ</text:p>
          </table:table-cell>
          <table:table-cell table:style-name="ce16"/>
          <table:table-cell table:style-name="ce16" office:value-type="string" calcext:value-type="string">
            <text:p>ㄌ</text:p>
          </table:table-cell>
          <table:table-cell table:style-name="ce16"/>
          <table:table-cell table:style-name="ce16" office:value-type="string" calcext:value-type="string">
            <text:p>ㄍ</text:p>
          </table:table-cell>
          <table:table-cell table:style-name="ce16"/>
          <table:table-cell table:style-name="ce16" office:value-type="string" calcext:value-type="string">
            <text:p>ㄎ</text:p>
          </table:table-cell>
          <table:table-cell table:style-name="ce16"/>
          <table:table-cell table:style-name="ce16" office:value-type="string" calcext:value-type="string">
            <text:p>ㄏ</text:p>
          </table:table-cell>
          <table:table-cell table:style-name="ce16"/>
          <table:table-cell table:style-name="ce16" office:value-type="string" calcext:value-type="string">
            <text:p>ㄐ</text:p>
          </table:table-cell>
          <table:table-cell table:style-name="ce16"/>
          <table:table-cell table:style-name="ce16" office:value-type="string" calcext:value-type="string">
            <text:p>ㄑ</text:p>
          </table:table-cell>
          <table:table-cell table:style-name="ce16"/>
          <table:table-cell table:style-name="ce16" office:value-type="string" calcext:value-type="string">
            <text:p>ㄒ</text:p>
          </table:table-cell>
          <table:table-cell table:style-name="ce16"/>
          <table:table-cell table:style-name="ce16" office:value-type="string" calcext:value-type="string">
            <text:p>ㄓ</text:p>
          </table:table-cell>
          <table:table-cell table:style-name="ce16"/>
          <table:table-cell table:style-name="ce16" office:value-type="string" calcext:value-type="string">
            <text:p>ㄔ</text:p>
          </table:table-cell>
          <table:table-cell table:style-name="ce16"/>
          <table:table-cell table:style-name="ce16" office:value-type="string" calcext:value-type="string">
            <text:p>ㄕ</text:p>
          </table:table-cell>
          <table:table-cell table:style-name="ce16"/>
          <table:table-cell table:style-name="ce16" office:value-type="string" calcext:value-type="string">
            <text:p>ㄖ</text:p>
          </table:table-cell>
          <table:table-cell table:style-name="ce16"/>
          <table:table-cell table:style-name="ce16" office:value-type="string" calcext:value-type="string">
            <text:p>ㄗ</text:p>
          </table:table-cell>
          <table:table-cell table:style-name="ce16"/>
          <table:table-cell table:style-name="ce16" office:value-type="string" calcext:value-type="string">
            <text:p>ㄘ</text:p>
          </table:table-cell>
          <table:table-cell table:style-name="ce16"/>
          <table:table-cell table:style-name="ce16" office:value-type="string" calcext:value-type="string">
            <text:p>ㄙ</text:p>
          </table:table-cell>
          <table:table-cell table:style-name="ce16"/>
          <table:table-cell table:style-name="ce17" table:number-columns-repeated="44"/>
          <table:table-cell table:number-columns-repeated="936"/>
        </table:table-row>
        <table:table-row table:style-name="ro1">
          <table:table-cell table:style-name="ce16" office:value-type="string" calcext:value-type="string">
            <text:p>ㄚ</text:p>
          </table:table-cell>
          <table:table-cell table:style-name="ce16"/>
          <table:table-cell table:formula="of:=CONCATENATE([.C1];[.A2])" office:value-type="string" office:string-value="ㄅㄚ" calcext:value-type="string">
            <text:p>ㄅㄚ</text:p>
          </table:table-cell>
          <table:table-cell/>
          <table:table-cell table:formula="of:=CONCATENATE([.$E$1];[.A2])" office:value-type="string" office:string-value="ㄆㄚ" calcext:value-type="string">
            <text:p>ㄆㄚ</text:p>
          </table:table-cell>
          <table:table-cell/>
          <table:table-cell table:formula="of:=CONCATENATE([.$G$1];[.A2])" office:value-type="string" office:string-value="ㄇㄚ" calcext:value-type="string">
            <text:p>ㄇㄚ</text:p>
          </table:table-cell>
          <table:table-cell/>
          <table:table-cell table:formula="of:=CONCATENATE([.$I$1];[.A2])" office:value-type="string" office:string-value="ㄈㄚ" calcext:value-type="string">
            <text:p>ㄈㄚ</text:p>
          </table:table-cell>
          <table:table-cell/>
          <table:table-cell table:formula="of:=CONCATENATE([.$K$1];[.A2])" office:value-type="string" office:string-value="ㄉㄚ" calcext:value-type="string">
            <text:p>ㄉㄚ</text:p>
          </table:table-cell>
          <table:table-cell/>
          <table:table-cell table:formula="of:=CONCATENATE([.$M$1];[.A2])" office:value-type="string" office:string-value="ㄊㄚ" calcext:value-type="string">
            <text:p>ㄊㄚ</text:p>
          </table:table-cell>
          <table:table-cell/>
          <table:table-cell table:formula="of:=CONCATENATE([.$O$1];[.A2])" office:value-type="string" office:string-value="ㄋㄚ" calcext:value-type="string">
            <text:p>ㄋㄚ</text:p>
          </table:table-cell>
          <table:table-cell/>
          <table:table-cell table:formula="of:=CONCATENATE([.$Q$1];[.A2])" office:value-type="string" office:string-value="ㄌㄚ" calcext:value-type="string">
            <text:p>ㄌㄚ</text:p>
          </table:table-cell>
          <table:table-cell/>
          <table:table-cell table:formula="of:=CONCATENATE([.$S$1];[.A2])" office:value-type="string" office:string-value="ㄍㄚ" calcext:value-type="string">
            <text:p>ㄍㄚ</text:p>
          </table:table-cell>
          <table:table-cell/>
          <table:table-cell table:formula="of:=CONCATENATE([.$U$1];[.A2])" office:value-type="string" office:string-value="ㄎㄚ" calcext:value-type="string">
            <text:p>ㄎㄚ</text:p>
          </table:table-cell>
          <table:table-cell/>
          <table:table-cell table:formula="of:=CONCATENATE([.$W$1];[.A2])" office:value-type="string" office:string-value="ㄏㄚ" calcext:value-type="string">
            <text:p>ㄏㄚ</text:p>
          </table:table-cell>
          <table:table-cell/>
          <table:table-cell table:formula="of:=CONCATENATE([.$Y$1];[.A2])" office:value-type="string" office:string-value="ㄐㄚ" calcext:value-type="string">
            <text:p>ㄐㄚ</text:p>
          </table:table-cell>
          <table:table-cell/>
          <table:table-cell table:formula="of:=CONCATENATE([.$AA$1];[.A2])" office:value-type="string" office:string-value="ㄑㄚ" calcext:value-type="string">
            <text:p>ㄑㄚ</text:p>
          </table:table-cell>
          <table:table-cell/>
          <table:table-cell table:formula="of:=CONCATENATE([.$AC$1];[.A2])" office:value-type="string" office:string-value="ㄒㄚ" calcext:value-type="string">
            <text:p>ㄒㄚ</text:p>
          </table:table-cell>
          <table:table-cell/>
          <table:table-cell table:formula="of:=CONCATENATE([.$AE$1];[.A2])" office:value-type="string" office:string-value="ㄓㄚ" calcext:value-type="string">
            <text:p>ㄓㄚ</text:p>
          </table:table-cell>
          <table:table-cell/>
          <table:table-cell table:formula="of:=CONCATENATE([.$AG$1];[.A2])" office:value-type="string" office:string-value="ㄔㄚ" calcext:value-type="string">
            <text:p>ㄔㄚ</text:p>
          </table:table-cell>
          <table:table-cell/>
          <table:table-cell table:formula="of:=CONCATENATE([.$AI$1];[.A2])" office:value-type="string" office:string-value="ㄕㄚ" calcext:value-type="string">
            <text:p>ㄕㄚ</text:p>
          </table:table-cell>
          <table:table-cell/>
          <table:table-cell table:formula="of:=CONCATENATE([.$AK$1];[.A2])" office:value-type="string" office:string-value="ㄖㄚ" calcext:value-type="string">
            <text:p>ㄖㄚ</text:p>
          </table:table-cell>
          <table:table-cell/>
          <table:table-cell table:formula="of:=CONCATENATE([.$AM$1];[.A2])" office:value-type="string" office:string-value="ㄗㄚ" calcext:value-type="string">
            <text:p>ㄗㄚ</text:p>
          </table:table-cell>
          <table:table-cell/>
          <table:table-cell table:formula="of:=CONCATENATE([.$AO$1];[.A2])" office:value-type="string" office:string-value="ㄘㄚ" calcext:value-type="string">
            <text:p>ㄘㄚ</text:p>
          </table:table-cell>
          <table:table-cell/>
          <table:table-cell table:formula="of:=CONCATENATE([.$AQ$1];[.A2])" office:value-type="string" office:string-value="ㄙㄚ" calcext:value-type="string">
            <text:p>ㄙㄚ</text:p>
          </table:table-cell>
          <table:table-cell/>
          <table:table-cell table:style-name="ce17" table:number-columns-repeated="44"/>
          <table:table-cell table:number-columns-repeated="936"/>
        </table:table-row>
        <table:table-row table:style-name="ro1">
          <table:table-cell table:style-name="ce16" office:value-type="string" calcext:value-type="string">
            <text:p>ㄛ</text:p>
          </table:table-cell>
          <table:table-cell table:style-name="ce16"/>
          <table:table-cell table:formula="of:=CONCATENATE([.$C$1];[.A2])" office:value-type="string" office:string-value="ㄅㄚ" calcext:value-type="string">
            <text:p>ㄅㄚ</text:p>
          </table:table-cell>
          <table:table-cell/>
          <table:table-cell table:formula="of:=CONCATENATE([.$E$1];[.A3])" office:value-type="string" office:string-value="ㄆㄛ" calcext:value-type="string">
            <text:p>ㄆㄛ</text:p>
          </table:table-cell>
          <table:table-cell/>
          <table:table-cell table:formula="of:=CONCATENATE([.$G$1];[.A3])" office:value-type="string" office:string-value="ㄇㄛ" calcext:value-type="string">
            <text:p>ㄇㄛ</text:p>
          </table:table-cell>
          <table:table-cell/>
          <table:table-cell table:formula="of:=CONCATENATE([.$I$1];[.A3])" office:value-type="string" office:string-value="ㄈㄛ" calcext:value-type="string">
            <text:p>ㄈㄛ</text:p>
          </table:table-cell>
          <table:table-cell/>
          <table:table-cell table:formula="of:=CONCATENATE([.$K$1];[.A3])" office:value-type="string" office:string-value="ㄉㄛ" calcext:value-type="string">
            <text:p>ㄉㄛ</text:p>
          </table:table-cell>
          <table:table-cell/>
          <table:table-cell table:formula="of:=CONCATENATE([.$M$1];[.A3])" office:value-type="string" office:string-value="ㄊㄛ" calcext:value-type="string">
            <text:p>ㄊㄛ</text:p>
          </table:table-cell>
          <table:table-cell/>
          <table:table-cell table:formula="of:=CONCATENATE([.$O$1];[.A3])" office:value-type="string" office:string-value="ㄋㄛ" calcext:value-type="string">
            <text:p>ㄋㄛ</text:p>
          </table:table-cell>
          <table:table-cell/>
          <table:table-cell table:formula="of:=CONCATENATE([.$Q$1];[.A3])" office:value-type="string" office:string-value="ㄌㄛ" calcext:value-type="string">
            <text:p>ㄌㄛ</text:p>
          </table:table-cell>
          <table:table-cell/>
          <table:table-cell table:formula="of:=CONCATENATE([.$S$1];[.A3])" office:value-type="string" office:string-value="ㄍㄛ" calcext:value-type="string">
            <text:p>ㄍㄛ</text:p>
          </table:table-cell>
          <table:table-cell/>
          <table:table-cell table:formula="of:=CONCATENATE([.$U$1];[.A3])" office:value-type="string" office:string-value="ㄎㄛ" calcext:value-type="string">
            <text:p>ㄎㄛ</text:p>
          </table:table-cell>
          <table:table-cell/>
          <table:table-cell table:formula="of:=CONCATENATE([.$W$1];[.A3])" office:value-type="string" office:string-value="ㄏㄛ" calcext:value-type="string">
            <text:p>ㄏㄛ</text:p>
          </table:table-cell>
          <table:table-cell/>
          <table:table-cell table:formula="of:=CONCATENATE([.$Y$1];[.A3])" office:value-type="string" office:string-value="ㄐㄛ" calcext:value-type="string">
            <text:p>ㄐㄛ</text:p>
          </table:table-cell>
          <table:table-cell/>
          <table:table-cell table:formula="of:=CONCATENATE([.$AA$1];[.A3])" office:value-type="string" office:string-value="ㄑㄛ" calcext:value-type="string">
            <text:p>ㄑㄛ</text:p>
          </table:table-cell>
          <table:table-cell/>
          <table:table-cell table:formula="of:=CONCATENATE([.$AC$1];[.A3])" office:value-type="string" office:string-value="ㄒㄛ" calcext:value-type="string">
            <text:p>ㄒㄛ</text:p>
          </table:table-cell>
          <table:table-cell/>
          <table:table-cell table:formula="of:=CONCATENATE([.$AE$1];[.A3])" office:value-type="string" office:string-value="ㄓㄛ" calcext:value-type="string">
            <text:p>ㄓㄛ</text:p>
          </table:table-cell>
          <table:table-cell/>
          <table:table-cell table:formula="of:=CONCATENATE([.$AG$1];[.A3])" office:value-type="string" office:string-value="ㄔㄛ" calcext:value-type="string">
            <text:p>ㄔㄛ</text:p>
          </table:table-cell>
          <table:table-cell/>
          <table:table-cell table:formula="of:=CONCATENATE([.$AI$1];[.A3])" office:value-type="string" office:string-value="ㄕㄛ" calcext:value-type="string">
            <text:p>ㄕㄛ</text:p>
          </table:table-cell>
          <table:table-cell/>
          <table:table-cell table:formula="of:=CONCATENATE([.$AK$1];[.A3])" office:value-type="string" office:string-value="ㄖㄛ" calcext:value-type="string">
            <text:p>ㄖㄛ</text:p>
          </table:table-cell>
          <table:table-cell/>
          <table:table-cell table:formula="of:=CONCATENATE([.$AM$1];[.A3])" office:value-type="string" office:string-value="ㄗㄛ" calcext:value-type="string">
            <text:p>ㄗㄛ</text:p>
          </table:table-cell>
          <table:table-cell/>
          <table:table-cell table:formula="of:=CONCATENATE([.$AO$1];[.A3])" office:value-type="string" office:string-value="ㄘㄛ" calcext:value-type="string">
            <text:p>ㄘㄛ</text:p>
          </table:table-cell>
          <table:table-cell/>
          <table:table-cell table:formula="of:=CONCATENATE([.$AQ$1];[.A3])" office:value-type="string" office:string-value="ㄙㄛ" calcext:value-type="string">
            <text:p>ㄙㄛ</text:p>
          </table:table-cell>
          <table:table-cell table:number-columns-repeated="2"/>
          <table:table-cell table:style-name="ce17" table:number-columns-repeated="43"/>
          <table:table-cell table:number-columns-repeated="936"/>
        </table:table-row>
        <table:table-row table:style-name="ro1">
          <table:table-cell table:style-name="ce16" office:value-type="string" calcext:value-type="string">
            <text:p>ㄜ</text:p>
          </table:table-cell>
          <table:table-cell table:style-name="ce16"/>
          <table:table-cell table:formula="of:=CONCATENATE([.$C$1];[.A$1:.A$1048576])" office:value-type="string" office:string-value="ㄅㄜ" calcext:value-type="string">
            <text:p>ㄅㄜ</text:p>
          </table:table-cell>
          <table:table-cell/>
          <table:table-cell table:formula="of:=CONCATENATE([.$E$1];[.A4])" office:value-type="string" office:string-value="ㄆㄜ" calcext:value-type="string">
            <text:p>ㄆㄜ</text:p>
          </table:table-cell>
          <table:table-cell/>
          <table:table-cell table:formula="of:=CONCATENATE([.$G$1];[.A4])" office:value-type="string" office:string-value="ㄇㄜ" calcext:value-type="string">
            <text:p>ㄇㄜ</text:p>
          </table:table-cell>
          <table:table-cell/>
          <table:table-cell table:formula="of:=CONCATENATE([.$I$1];[.A4])" office:value-type="string" office:string-value="ㄈㄜ" calcext:value-type="string">
            <text:p>ㄈㄜ</text:p>
          </table:table-cell>
          <table:table-cell/>
          <table:table-cell table:formula="of:=CONCATENATE([.$K$1];[.A4])" office:value-type="string" office:string-value="ㄉㄜ" calcext:value-type="string">
            <text:p>ㄉㄜ</text:p>
          </table:table-cell>
          <table:table-cell/>
          <table:table-cell table:formula="of:=CONCATENATE([.$M$1];[.A4])" office:value-type="string" office:string-value="ㄊㄜ" calcext:value-type="string">
            <text:p>ㄊㄜ</text:p>
          </table:table-cell>
          <table:table-cell/>
          <table:table-cell table:formula="of:=CONCATENATE([.$O$1];[.A4])" office:value-type="string" office:string-value="ㄋㄜ" calcext:value-type="string">
            <text:p>ㄋㄜ</text:p>
          </table:table-cell>
          <table:table-cell/>
          <table:table-cell table:formula="of:=CONCATENATE([.$Q$1];[.A4])" office:value-type="string" office:string-value="ㄌㄜ" calcext:value-type="string">
            <text:p>ㄌㄜ</text:p>
          </table:table-cell>
          <table:table-cell/>
          <table:table-cell table:formula="of:=CONCATENATE([.$S$1];[.A4])" office:value-type="string" office:string-value="ㄍㄜ" calcext:value-type="string">
            <text:p>ㄍㄜ</text:p>
          </table:table-cell>
          <table:table-cell/>
          <table:table-cell table:formula="of:=CONCATENATE([.$U$1];[.A4])" office:value-type="string" office:string-value="ㄎㄜ" calcext:value-type="string">
            <text:p>ㄎㄜ</text:p>
          </table:table-cell>
          <table:table-cell/>
          <table:table-cell table:formula="of:=CONCATENATE([.$W$1];[.A4])" office:value-type="string" office:string-value="ㄏㄜ" calcext:value-type="string">
            <text:p>ㄏㄜ</text:p>
          </table:table-cell>
          <table:table-cell/>
          <table:table-cell table:formula="of:=CONCATENATE([.$Y$1];[.A4])" office:value-type="string" office:string-value="ㄐㄜ" calcext:value-type="string">
            <text:p>ㄐㄜ</text:p>
          </table:table-cell>
          <table:table-cell/>
          <table:table-cell table:formula="of:=CONCATENATE([.$AA$1];[.A4])" office:value-type="string" office:string-value="ㄑㄜ" calcext:value-type="string">
            <text:p>ㄑㄜ</text:p>
          </table:table-cell>
          <table:table-cell/>
          <table:table-cell table:formula="of:=CONCATENATE([.$AC$1];[.A4])" office:value-type="string" office:string-value="ㄒㄜ" calcext:value-type="string">
            <text:p>ㄒㄜ</text:p>
          </table:table-cell>
          <table:table-cell/>
          <table:table-cell table:formula="of:=CONCATENATE([.$AE$1];[.A4])" office:value-type="string" office:string-value="ㄓㄜ" calcext:value-type="string">
            <text:p>ㄓㄜ</text:p>
          </table:table-cell>
          <table:table-cell/>
          <table:table-cell table:formula="of:=CONCATENATE([.$AG$1];[.A4])" office:value-type="string" office:string-value="ㄔㄜ" calcext:value-type="string">
            <text:p>ㄔㄜ</text:p>
          </table:table-cell>
          <table:table-cell/>
          <table:table-cell table:formula="of:=CONCATENATE([.$AI$1];[.A4])" office:value-type="string" office:string-value="ㄕㄜ" calcext:value-type="string">
            <text:p>ㄕㄜ</text:p>
          </table:table-cell>
          <table:table-cell/>
          <table:table-cell table:formula="of:=CONCATENATE([.$AK$1];[.A4])" office:value-type="string" office:string-value="ㄖㄜ" calcext:value-type="string">
            <text:p>ㄖㄜ</text:p>
          </table:table-cell>
          <table:table-cell/>
          <table:table-cell table:formula="of:=CONCATENATE([.$AM$1];[.A4])" office:value-type="string" office:string-value="ㄗㄜ" calcext:value-type="string">
            <text:p>ㄗㄜ</text:p>
          </table:table-cell>
          <table:table-cell/>
          <table:table-cell table:formula="of:=CONCATENATE([.$AO$1];[.A4])" office:value-type="string" office:string-value="ㄘㄜ" calcext:value-type="string">
            <text:p>ㄘㄜ</text:p>
          </table:table-cell>
          <table:table-cell/>
          <table:table-cell table:formula="of:=CONCATENATE([.$AQ$1];[.A4])" office:value-type="string" office:string-value="ㄙㄜ" calcext:value-type="string">
            <text:p>ㄙㄜ</text:p>
          </table:table-cell>
          <table:table-cell table:number-columns-repeated="2"/>
          <table:table-cell table:style-name="ce17" table:number-columns-repeated="43"/>
          <table:table-cell table:number-columns-repeated="936"/>
        </table:table-row>
        <table:table-row table:style-name="ro1">
          <table:table-cell table:style-name="ce16" office:value-type="string" calcext:value-type="string">
            <text:p>ㄝ</text:p>
          </table:table-cell>
          <table:table-cell table:style-name="ce16"/>
          <table:table-cell table:formula="of:=CONCATENATE([.$C$1];[.A$1:.A$1048576])" office:value-type="string" office:string-value="ㄅㄝ" calcext:value-type="string">
            <text:p>ㄅㄝ</text:p>
          </table:table-cell>
          <table:table-cell/>
          <table:table-cell table:formula="of:=CONCATENATE([.$E$1];[.A5])" office:value-type="string" office:string-value="ㄆㄝ" calcext:value-type="string">
            <text:p>ㄆㄝ</text:p>
          </table:table-cell>
          <table:table-cell/>
          <table:table-cell table:formula="of:=CONCATENATE([.$G$1];[.A5])" office:value-type="string" office:string-value="ㄇㄝ" calcext:value-type="string">
            <text:p>ㄇㄝ</text:p>
          </table:table-cell>
          <table:table-cell/>
          <table:table-cell table:formula="of:=CONCATENATE([.$I$1];[.A5])" office:value-type="string" office:string-value="ㄈㄝ" calcext:value-type="string">
            <text:p>ㄈㄝ</text:p>
          </table:table-cell>
          <table:table-cell/>
          <table:table-cell table:formula="of:=CONCATENATE([.$K$1];[.A5])" office:value-type="string" office:string-value="ㄉㄝ" calcext:value-type="string">
            <text:p>ㄉㄝ</text:p>
          </table:table-cell>
          <table:table-cell/>
          <table:table-cell table:formula="of:=CONCATENATE([.$M$1];[.A5])" office:value-type="string" office:string-value="ㄊㄝ" calcext:value-type="string">
            <text:p>ㄊㄝ</text:p>
          </table:table-cell>
          <table:table-cell/>
          <table:table-cell table:formula="of:=CONCATENATE([.$O$1];[.A5])" office:value-type="string" office:string-value="ㄋㄝ" calcext:value-type="string">
            <text:p>ㄋㄝ</text:p>
          </table:table-cell>
          <table:table-cell/>
          <table:table-cell table:formula="of:=CONCATENATE([.$Q$1];[.A5])" office:value-type="string" office:string-value="ㄌㄝ" calcext:value-type="string">
            <text:p>ㄌㄝ</text:p>
          </table:table-cell>
          <table:table-cell/>
          <table:table-cell table:formula="of:=CONCATENATE([.$S$1];[.A5])" office:value-type="string" office:string-value="ㄍㄝ" calcext:value-type="string">
            <text:p>ㄍㄝ</text:p>
          </table:table-cell>
          <table:table-cell/>
          <table:table-cell table:formula="of:=CONCATENATE([.$U$1];[.A5])" office:value-type="string" office:string-value="ㄎㄝ" calcext:value-type="string">
            <text:p>ㄎㄝ</text:p>
          </table:table-cell>
          <table:table-cell/>
          <table:table-cell table:formula="of:=CONCATENATE([.$W$1];[.A5])" office:value-type="string" office:string-value="ㄏㄝ" calcext:value-type="string">
            <text:p>ㄏㄝ</text:p>
          </table:table-cell>
          <table:table-cell/>
          <table:table-cell table:formula="of:=CONCATENATE([.$Y$1];[.A5])" office:value-type="string" office:string-value="ㄐㄝ" calcext:value-type="string">
            <text:p>ㄐㄝ</text:p>
          </table:table-cell>
          <table:table-cell/>
          <table:table-cell table:formula="of:=CONCATENATE([.$AA$1];[.A5])" office:value-type="string" office:string-value="ㄑㄝ" calcext:value-type="string">
            <text:p>ㄑㄝ</text:p>
          </table:table-cell>
          <table:table-cell/>
          <table:table-cell table:formula="of:=CONCATENATE([.$AC$1];[.A5])" office:value-type="string" office:string-value="ㄒㄝ" calcext:value-type="string">
            <text:p>ㄒㄝ</text:p>
          </table:table-cell>
          <table:table-cell/>
          <table:table-cell table:formula="of:=CONCATENATE([.$AE$1];[.A5])" office:value-type="string" office:string-value="ㄓㄝ" calcext:value-type="string">
            <text:p>ㄓㄝ</text:p>
          </table:table-cell>
          <table:table-cell/>
          <table:table-cell table:formula="of:=CONCATENATE([.$AG$1];[.A5])" office:value-type="string" office:string-value="ㄔㄝ" calcext:value-type="string">
            <text:p>ㄔㄝ</text:p>
          </table:table-cell>
          <table:table-cell/>
          <table:table-cell table:formula="of:=CONCATENATE([.$AI$1];[.A5])" office:value-type="string" office:string-value="ㄕㄝ" calcext:value-type="string">
            <text:p>ㄕㄝ</text:p>
          </table:table-cell>
          <table:table-cell/>
          <table:table-cell table:formula="of:=CONCATENATE([.$AK$1];[.A5])" office:value-type="string" office:string-value="ㄖㄝ" calcext:value-type="string">
            <text:p>ㄖㄝ</text:p>
          </table:table-cell>
          <table:table-cell/>
          <table:table-cell table:formula="of:=CONCATENATE([.$AM$1];[.A5])" office:value-type="string" office:string-value="ㄗㄝ" calcext:value-type="string">
            <text:p>ㄗㄝ</text:p>
          </table:table-cell>
          <table:table-cell/>
          <table:table-cell table:formula="of:=CONCATENATE([.$AO$1];[.A5])" office:value-type="string" office:string-value="ㄘㄝ" calcext:value-type="string">
            <text:p>ㄘㄝ</text:p>
          </table:table-cell>
          <table:table-cell/>
          <table:table-cell table:formula="of:=CONCATENATE([.$AQ$1];[.A5])" office:value-type="string" office:string-value="ㄙㄝ" calcext:value-type="string">
            <text:p>ㄙㄝ</text:p>
          </table:table-cell>
          <table:table-cell table:number-columns-repeated="2"/>
          <table:table-cell table:style-name="ce17" table:number-columns-repeated="43"/>
          <table:table-cell table:number-columns-repeated="936"/>
        </table:table-row>
        <table:table-row table:style-name="ro1">
          <table:table-cell table:style-name="ce16" office:value-type="string" calcext:value-type="string">
            <text:p>ㄞ</text:p>
          </table:table-cell>
          <table:table-cell table:style-name="ce16"/>
          <table:table-cell table:formula="of:=CONCATENATE([.$C$1];[.A$1:.A$1048576])" office:value-type="string" office:string-value="ㄅㄞ" calcext:value-type="string">
            <text:p>ㄅㄞ</text:p>
          </table:table-cell>
          <table:table-cell/>
          <table:table-cell table:formula="of:=CONCATENATE([.$E$1];[.A6])" office:value-type="string" office:string-value="ㄆㄞ" calcext:value-type="string">
            <text:p>ㄆㄞ</text:p>
          </table:table-cell>
          <table:table-cell/>
          <table:table-cell table:formula="of:=CONCATENATE([.$G$1];[.A6])" office:value-type="string" office:string-value="ㄇㄞ" calcext:value-type="string">
            <text:p>ㄇㄞ</text:p>
          </table:table-cell>
          <table:table-cell/>
          <table:table-cell table:formula="of:=CONCATENATE([.$I$1];[.A6])" office:value-type="string" office:string-value="ㄈㄞ" calcext:value-type="string">
            <text:p>ㄈㄞ</text:p>
          </table:table-cell>
          <table:table-cell/>
          <table:table-cell table:formula="of:=CONCATENATE([.$K$1];[.A6])" office:value-type="string" office:string-value="ㄉㄞ" calcext:value-type="string">
            <text:p>ㄉㄞ</text:p>
          </table:table-cell>
          <table:table-cell/>
          <table:table-cell table:formula="of:=CONCATENATE([.$M$1];[.A6])" office:value-type="string" office:string-value="ㄊㄞ" calcext:value-type="string">
            <text:p>ㄊㄞ</text:p>
          </table:table-cell>
          <table:table-cell/>
          <table:table-cell table:formula="of:=CONCATENATE([.$O$1];[.A6])" office:value-type="string" office:string-value="ㄋㄞ" calcext:value-type="string">
            <text:p>ㄋㄞ</text:p>
          </table:table-cell>
          <table:table-cell/>
          <table:table-cell table:formula="of:=CONCATENATE([.$Q$1];[.A6])" office:value-type="string" office:string-value="ㄌㄞ" calcext:value-type="string">
            <text:p>ㄌㄞ</text:p>
          </table:table-cell>
          <table:table-cell/>
          <table:table-cell table:formula="of:=CONCATENATE([.$S$1];[.A6])" office:value-type="string" office:string-value="ㄍㄞ" calcext:value-type="string">
            <text:p>ㄍㄞ</text:p>
          </table:table-cell>
          <table:table-cell/>
          <table:table-cell table:formula="of:=CONCATENATE([.$U$1];[.A6])" office:value-type="string" office:string-value="ㄎㄞ" calcext:value-type="string">
            <text:p>ㄎㄞ</text:p>
          </table:table-cell>
          <table:table-cell/>
          <table:table-cell table:formula="of:=CONCATENATE([.$W$1];[.A6])" office:value-type="string" office:string-value="ㄏㄞ" calcext:value-type="string">
            <text:p>ㄏㄞ</text:p>
          </table:table-cell>
          <table:table-cell/>
          <table:table-cell table:formula="of:=CONCATENATE([.$Y$1];[.A6])" office:value-type="string" office:string-value="ㄐㄞ" calcext:value-type="string">
            <text:p>ㄐㄞ</text:p>
          </table:table-cell>
          <table:table-cell/>
          <table:table-cell table:formula="of:=CONCATENATE([.$AA$1];[.A6])" office:value-type="string" office:string-value="ㄑㄞ" calcext:value-type="string">
            <text:p>ㄑㄞ</text:p>
          </table:table-cell>
          <table:table-cell/>
          <table:table-cell table:formula="of:=CONCATENATE([.$AC$1];[.A6])" office:value-type="string" office:string-value="ㄒㄞ" calcext:value-type="string">
            <text:p>ㄒㄞ</text:p>
          </table:table-cell>
          <table:table-cell/>
          <table:table-cell table:formula="of:=CONCATENATE([.$AE$1];[.A6])" office:value-type="string" office:string-value="ㄓㄞ" calcext:value-type="string">
            <text:p>ㄓㄞ</text:p>
          </table:table-cell>
          <table:table-cell/>
          <table:table-cell table:formula="of:=CONCATENATE([.$AG$1];[.A6])" office:value-type="string" office:string-value="ㄔㄞ" calcext:value-type="string">
            <text:p>ㄔㄞ</text:p>
          </table:table-cell>
          <table:table-cell/>
          <table:table-cell table:formula="of:=CONCATENATE([.$AI$1];[.A6])" office:value-type="string" office:string-value="ㄕㄞ" calcext:value-type="string">
            <text:p>ㄕㄞ</text:p>
          </table:table-cell>
          <table:table-cell/>
          <table:table-cell table:formula="of:=CONCATENATE([.$AK$1];[.A6])" office:value-type="string" office:string-value="ㄖㄞ" calcext:value-type="string">
            <text:p>ㄖㄞ</text:p>
          </table:table-cell>
          <table:table-cell/>
          <table:table-cell table:formula="of:=CONCATENATE([.$AM$1];[.A6])" office:value-type="string" office:string-value="ㄗㄞ" calcext:value-type="string">
            <text:p>ㄗㄞ</text:p>
          </table:table-cell>
          <table:table-cell/>
          <table:table-cell table:formula="of:=CONCATENATE([.$AO$1];[.A6])" office:value-type="string" office:string-value="ㄘㄞ" calcext:value-type="string">
            <text:p>ㄘㄞ</text:p>
          </table:table-cell>
          <table:table-cell/>
          <table:table-cell table:formula="of:=CONCATENATE([.$AQ$1];[.A6])" office:value-type="string" office:string-value="ㄙㄞ" calcext:value-type="string">
            <text:p>ㄙㄞ</text:p>
          </table:table-cell>
          <table:table-cell table:number-columns-repeated="2"/>
          <table:table-cell table:style-name="ce17" table:number-columns-repeated="43"/>
          <table:table-cell table:number-columns-repeated="936"/>
        </table:table-row>
        <table:table-row table:style-name="ro1">
          <table:table-cell table:style-name="ce16" office:value-type="string" calcext:value-type="string">
            <text:p>ㄟ</text:p>
          </table:table-cell>
          <table:table-cell table:style-name="ce16"/>
          <table:table-cell table:formula="of:=CONCATENATE([.$C$1];[.A$1:.A$1048576])" office:value-type="string" office:string-value="ㄅㄟ" calcext:value-type="string">
            <text:p>ㄅㄟ</text:p>
          </table:table-cell>
          <table:table-cell/>
          <table:table-cell table:formula="of:=CONCATENATE([.$E$1];[.A7])" office:value-type="string" office:string-value="ㄆㄟ" calcext:value-type="string">
            <text:p>ㄆㄟ</text:p>
          </table:table-cell>
          <table:table-cell/>
          <table:table-cell table:formula="of:=CONCATENATE([.$G$1];[.A7])" office:value-type="string" office:string-value="ㄇㄟ" calcext:value-type="string">
            <text:p>ㄇㄟ</text:p>
          </table:table-cell>
          <table:table-cell/>
          <table:table-cell table:formula="of:=CONCATENATE([.$I$1];[.A7])" office:value-type="string" office:string-value="ㄈㄟ" calcext:value-type="string">
            <text:p>ㄈㄟ</text:p>
          </table:table-cell>
          <table:table-cell/>
          <table:table-cell table:formula="of:=CONCATENATE([.$K$1];[.A7])" office:value-type="string" office:string-value="ㄉㄟ" calcext:value-type="string">
            <text:p>ㄉㄟ</text:p>
          </table:table-cell>
          <table:table-cell/>
          <table:table-cell table:formula="of:=CONCATENATE([.$M$1];[.A7])" office:value-type="string" office:string-value="ㄊㄟ" calcext:value-type="string">
            <text:p>ㄊㄟ</text:p>
          </table:table-cell>
          <table:table-cell/>
          <table:table-cell table:formula="of:=CONCATENATE([.$O$1];[.A7])" office:value-type="string" office:string-value="ㄋㄟ" calcext:value-type="string">
            <text:p>ㄋㄟ</text:p>
          </table:table-cell>
          <table:table-cell/>
          <table:table-cell table:formula="of:=CONCATENATE([.$Q$1];[.A7])" office:value-type="string" office:string-value="ㄌㄟ" calcext:value-type="string">
            <text:p>ㄌㄟ</text:p>
          </table:table-cell>
          <table:table-cell/>
          <table:table-cell table:formula="of:=CONCATENATE([.$S$1];[.A7])" office:value-type="string" office:string-value="ㄍㄟ" calcext:value-type="string">
            <text:p>ㄍㄟ</text:p>
          </table:table-cell>
          <table:table-cell/>
          <table:table-cell table:formula="of:=CONCATENATE([.$U$1];[.A7])" office:value-type="string" office:string-value="ㄎㄟ" calcext:value-type="string">
            <text:p>ㄎㄟ</text:p>
          </table:table-cell>
          <table:table-cell/>
          <table:table-cell table:formula="of:=CONCATENATE([.$W$1];[.A7])" office:value-type="string" office:string-value="ㄏㄟ" calcext:value-type="string">
            <text:p>ㄏㄟ</text:p>
          </table:table-cell>
          <table:table-cell/>
          <table:table-cell table:formula="of:=CONCATENATE([.$Y$1];[.A7])" office:value-type="string" office:string-value="ㄐㄟ" calcext:value-type="string">
            <text:p>ㄐㄟ</text:p>
          </table:table-cell>
          <table:table-cell/>
          <table:table-cell table:formula="of:=CONCATENATE([.$AA$1];[.A7])" office:value-type="string" office:string-value="ㄑㄟ" calcext:value-type="string">
            <text:p>ㄑㄟ</text:p>
          </table:table-cell>
          <table:table-cell/>
          <table:table-cell table:formula="of:=CONCATENATE([.$AC$1];[.A7])" office:value-type="string" office:string-value="ㄒㄟ" calcext:value-type="string">
            <text:p>ㄒㄟ</text:p>
          </table:table-cell>
          <table:table-cell/>
          <table:table-cell table:formula="of:=CONCATENATE([.$AE$1];[.A7])" office:value-type="string" office:string-value="ㄓㄟ" calcext:value-type="string">
            <text:p>ㄓㄟ</text:p>
          </table:table-cell>
          <table:table-cell/>
          <table:table-cell table:formula="of:=CONCATENATE([.$AG$1];[.A7])" office:value-type="string" office:string-value="ㄔㄟ" calcext:value-type="string">
            <text:p>ㄔㄟ</text:p>
          </table:table-cell>
          <table:table-cell/>
          <table:table-cell table:formula="of:=CONCATENATE([.$AI$1];[.A7])" office:value-type="string" office:string-value="ㄕㄟ" calcext:value-type="string">
            <text:p>ㄕㄟ</text:p>
          </table:table-cell>
          <table:table-cell/>
          <table:table-cell table:formula="of:=CONCATENATE([.$AK$1];[.A7])" office:value-type="string" office:string-value="ㄖㄟ" calcext:value-type="string">
            <text:p>ㄖㄟ</text:p>
          </table:table-cell>
          <table:table-cell/>
          <table:table-cell table:formula="of:=CONCATENATE([.$AM$1];[.A7])" office:value-type="string" office:string-value="ㄗㄟ" calcext:value-type="string">
            <text:p>ㄗㄟ</text:p>
          </table:table-cell>
          <table:table-cell/>
          <table:table-cell table:formula="of:=CONCATENATE([.$AO$1];[.A7])" office:value-type="string" office:string-value="ㄘㄟ" calcext:value-type="string">
            <text:p>ㄘㄟ</text:p>
          </table:table-cell>
          <table:table-cell/>
          <table:table-cell table:formula="of:=CONCATENATE([.$AQ$1];[.A7])" office:value-type="string" office:string-value="ㄙㄟ" calcext:value-type="string">
            <text:p>ㄙㄟ</text:p>
          </table:table-cell>
          <table:table-cell table:number-columns-repeated="2"/>
          <table:table-cell table:style-name="ce17" table:number-columns-repeated="43"/>
          <table:table-cell table:number-columns-repeated="936"/>
        </table:table-row>
        <table:table-row table:style-name="ro1">
          <table:table-cell table:style-name="ce16" office:value-type="string" calcext:value-type="string">
            <text:p>ㄠ</text:p>
          </table:table-cell>
          <table:table-cell table:style-name="ce16"/>
          <table:table-cell table:formula="of:=CONCATENATE([.$C$1];[.A$1:.A$1048576])" office:value-type="string" office:string-value="ㄅㄠ" calcext:value-type="string">
            <text:p>ㄅㄠ</text:p>
          </table:table-cell>
          <table:table-cell/>
          <table:table-cell table:formula="of:=CONCATENATE([.$E$1];[.A8])" office:value-type="string" office:string-value="ㄆㄠ" calcext:value-type="string">
            <text:p>ㄆㄠ</text:p>
          </table:table-cell>
          <table:table-cell/>
          <table:table-cell table:formula="of:=CONCATENATE([.$G$1];[.A8])" office:value-type="string" office:string-value="ㄇㄠ" calcext:value-type="string">
            <text:p>ㄇㄠ</text:p>
          </table:table-cell>
          <table:table-cell/>
          <table:table-cell table:formula="of:=CONCATENATE([.$I$1];[.A8])" office:value-type="string" office:string-value="ㄈㄠ" calcext:value-type="string">
            <text:p>ㄈㄠ</text:p>
          </table:table-cell>
          <table:table-cell/>
          <table:table-cell table:formula="of:=CONCATENATE([.$K$1];[.A8])" office:value-type="string" office:string-value="ㄉㄠ" calcext:value-type="string">
            <text:p>ㄉㄠ</text:p>
          </table:table-cell>
          <table:table-cell/>
          <table:table-cell table:formula="of:=CONCATENATE([.$M$1];[.A8])" office:value-type="string" office:string-value="ㄊㄠ" calcext:value-type="string">
            <text:p>ㄊㄠ</text:p>
          </table:table-cell>
          <table:table-cell/>
          <table:table-cell table:formula="of:=CONCATENATE([.$O$1];[.A8])" office:value-type="string" office:string-value="ㄋㄠ" calcext:value-type="string">
            <text:p>ㄋㄠ</text:p>
          </table:table-cell>
          <table:table-cell/>
          <table:table-cell table:formula="of:=CONCATENATE([.$Q$1];[.A8])" office:value-type="string" office:string-value="ㄌㄠ" calcext:value-type="string">
            <text:p>ㄌㄠ</text:p>
          </table:table-cell>
          <table:table-cell/>
          <table:table-cell table:formula="of:=CONCATENATE([.$S$1];[.A8])" office:value-type="string" office:string-value="ㄍㄠ" calcext:value-type="string">
            <text:p>ㄍㄠ</text:p>
          </table:table-cell>
          <table:table-cell/>
          <table:table-cell table:formula="of:=CONCATENATE([.$U$1];[.A8])" office:value-type="string" office:string-value="ㄎㄠ" calcext:value-type="string">
            <text:p>ㄎㄠ</text:p>
          </table:table-cell>
          <table:table-cell/>
          <table:table-cell table:formula="of:=CONCATENATE([.$W$1];[.A8])" office:value-type="string" office:string-value="ㄏㄠ" calcext:value-type="string">
            <text:p>ㄏㄠ</text:p>
          </table:table-cell>
          <table:table-cell/>
          <table:table-cell table:formula="of:=CONCATENATE([.$Y$1];[.A8])" office:value-type="string" office:string-value="ㄐㄠ" calcext:value-type="string">
            <text:p>ㄐㄠ</text:p>
          </table:table-cell>
          <table:table-cell/>
          <table:table-cell table:formula="of:=CONCATENATE([.$AA$1];[.A8])" office:value-type="string" office:string-value="ㄑㄠ" calcext:value-type="string">
            <text:p>ㄑㄠ</text:p>
          </table:table-cell>
          <table:table-cell/>
          <table:table-cell table:formula="of:=CONCATENATE([.$AC$1];[.A8])" office:value-type="string" office:string-value="ㄒㄠ" calcext:value-type="string">
            <text:p>ㄒㄠ</text:p>
          </table:table-cell>
          <table:table-cell/>
          <table:table-cell table:formula="of:=CONCATENATE([.$AE$1];[.A8])" office:value-type="string" office:string-value="ㄓㄠ" calcext:value-type="string">
            <text:p>ㄓㄠ</text:p>
          </table:table-cell>
          <table:table-cell/>
          <table:table-cell table:formula="of:=CONCATENATE([.$AG$1];[.A8])" office:value-type="string" office:string-value="ㄔㄠ" calcext:value-type="string">
            <text:p>ㄔㄠ</text:p>
          </table:table-cell>
          <table:table-cell/>
          <table:table-cell table:formula="of:=CONCATENATE([.$AI$1];[.A8])" office:value-type="string" office:string-value="ㄕㄠ" calcext:value-type="string">
            <text:p>ㄕㄠ</text:p>
          </table:table-cell>
          <table:table-cell/>
          <table:table-cell table:formula="of:=CONCATENATE([.$AK$1];[.A8])" office:value-type="string" office:string-value="ㄖㄠ" calcext:value-type="string">
            <text:p>ㄖㄠ</text:p>
          </table:table-cell>
          <table:table-cell/>
          <table:table-cell table:formula="of:=CONCATENATE([.$AM$1];[.A8])" office:value-type="string" office:string-value="ㄗㄠ" calcext:value-type="string">
            <text:p>ㄗㄠ</text:p>
          </table:table-cell>
          <table:table-cell/>
          <table:table-cell table:formula="of:=CONCATENATE([.$AO$1];[.A8])" office:value-type="string" office:string-value="ㄘㄠ" calcext:value-type="string">
            <text:p>ㄘㄠ</text:p>
          </table:table-cell>
          <table:table-cell/>
          <table:table-cell table:formula="of:=CONCATENATE([.$AQ$1];[.A8])" office:value-type="string" office:string-value="ㄙㄠ" calcext:value-type="string">
            <text:p>ㄙㄠ</text:p>
          </table:table-cell>
          <table:table-cell table:number-columns-repeated="2"/>
          <table:table-cell table:style-name="ce17" table:number-columns-repeated="43"/>
          <table:table-cell table:number-columns-repeated="936"/>
        </table:table-row>
        <table:table-row table:style-name="ro1">
          <table:table-cell table:style-name="ce16" office:value-type="string" calcext:value-type="string">
            <text:p>ㄡ</text:p>
          </table:table-cell>
          <table:table-cell table:style-name="ce16"/>
          <table:table-cell table:formula="of:=CONCATENATE([.$C$1];[.A$1:.A$1048576])" office:value-type="string" office:string-value="ㄅㄡ" calcext:value-type="string">
            <text:p>ㄅㄡ</text:p>
          </table:table-cell>
          <table:table-cell/>
          <table:table-cell table:formula="of:=CONCATENATE([.$E$1];[.A9])" office:value-type="string" office:string-value="ㄆㄡ" calcext:value-type="string">
            <text:p>ㄆㄡ</text:p>
          </table:table-cell>
          <table:table-cell/>
          <table:table-cell table:formula="of:=CONCATENATE([.$G$1];[.A9])" office:value-type="string" office:string-value="ㄇㄡ" calcext:value-type="string">
            <text:p>ㄇㄡ</text:p>
          </table:table-cell>
          <table:table-cell/>
          <table:table-cell table:formula="of:=CONCATENATE([.$I$1];[.A9])" office:value-type="string" office:string-value="ㄈㄡ" calcext:value-type="string">
            <text:p>ㄈㄡ</text:p>
          </table:table-cell>
          <table:table-cell/>
          <table:table-cell table:formula="of:=CONCATENATE([.$K$1];[.A9])" office:value-type="string" office:string-value="ㄉㄡ" calcext:value-type="string">
            <text:p>ㄉㄡ</text:p>
          </table:table-cell>
          <table:table-cell/>
          <table:table-cell table:formula="of:=CONCATENATE([.$M$1];[.A9])" office:value-type="string" office:string-value="ㄊㄡ" calcext:value-type="string">
            <text:p>ㄊㄡ</text:p>
          </table:table-cell>
          <table:table-cell/>
          <table:table-cell table:formula="of:=CONCATENATE([.$O$1];[.A9])" office:value-type="string" office:string-value="ㄋㄡ" calcext:value-type="string">
            <text:p>ㄋㄡ</text:p>
          </table:table-cell>
          <table:table-cell/>
          <table:table-cell table:formula="of:=CONCATENATE([.$Q$1];[.A9])" office:value-type="string" office:string-value="ㄌㄡ" calcext:value-type="string">
            <text:p>ㄌㄡ</text:p>
          </table:table-cell>
          <table:table-cell/>
          <table:table-cell table:formula="of:=CONCATENATE([.$S$1];[.A9])" office:value-type="string" office:string-value="ㄍㄡ" calcext:value-type="string">
            <text:p>ㄍㄡ</text:p>
          </table:table-cell>
          <table:table-cell/>
          <table:table-cell table:formula="of:=CONCATENATE([.$U$1];[.A9])" office:value-type="string" office:string-value="ㄎㄡ" calcext:value-type="string">
            <text:p>ㄎㄡ</text:p>
          </table:table-cell>
          <table:table-cell/>
          <table:table-cell table:formula="of:=CONCATENATE([.$W$1];[.A9])" office:value-type="string" office:string-value="ㄏㄡ" calcext:value-type="string">
            <text:p>ㄏㄡ</text:p>
          </table:table-cell>
          <table:table-cell/>
          <table:table-cell table:formula="of:=CONCATENATE([.$Y$1];[.A9])" office:value-type="string" office:string-value="ㄐㄡ" calcext:value-type="string">
            <text:p>ㄐㄡ</text:p>
          </table:table-cell>
          <table:table-cell/>
          <table:table-cell table:formula="of:=CONCATENATE([.$AA$1];[.A9])" office:value-type="string" office:string-value="ㄑㄡ" calcext:value-type="string">
            <text:p>ㄑㄡ</text:p>
          </table:table-cell>
          <table:table-cell/>
          <table:table-cell table:formula="of:=CONCATENATE([.$AC$1];[.A9])" office:value-type="string" office:string-value="ㄒㄡ" calcext:value-type="string">
            <text:p>ㄒㄡ</text:p>
          </table:table-cell>
          <table:table-cell/>
          <table:table-cell table:formula="of:=CONCATENATE([.$AE$1];[.A9])" office:value-type="string" office:string-value="ㄓㄡ" calcext:value-type="string">
            <text:p>ㄓㄡ</text:p>
          </table:table-cell>
          <table:table-cell/>
          <table:table-cell table:formula="of:=CONCATENATE([.$AG$1];[.A9])" office:value-type="string" office:string-value="ㄔㄡ" calcext:value-type="string">
            <text:p>ㄔㄡ</text:p>
          </table:table-cell>
          <table:table-cell/>
          <table:table-cell table:formula="of:=CONCATENATE([.$AI$1];[.A9])" office:value-type="string" office:string-value="ㄕㄡ" calcext:value-type="string">
            <text:p>ㄕㄡ</text:p>
          </table:table-cell>
          <table:table-cell/>
          <table:table-cell table:formula="of:=CONCATENATE([.$AK$1];[.A9])" office:value-type="string" office:string-value="ㄖㄡ" calcext:value-type="string">
            <text:p>ㄖㄡ</text:p>
          </table:table-cell>
          <table:table-cell/>
          <table:table-cell table:formula="of:=CONCATENATE([.$AM$1];[.A9])" office:value-type="string" office:string-value="ㄗㄡ" calcext:value-type="string">
            <text:p>ㄗㄡ</text:p>
          </table:table-cell>
          <table:table-cell/>
          <table:table-cell table:formula="of:=CONCATENATE([.$AO$1];[.A9])" office:value-type="string" office:string-value="ㄘㄡ" calcext:value-type="string">
            <text:p>ㄘㄡ</text:p>
          </table:table-cell>
          <table:table-cell/>
          <table:table-cell table:formula="of:=CONCATENATE([.$AQ$1];[.A9])" office:value-type="string" office:string-value="ㄙㄡ" calcext:value-type="string">
            <text:p>ㄙㄡ</text:p>
          </table:table-cell>
          <table:table-cell table:number-columns-repeated="2"/>
          <table:table-cell table:style-name="ce17" table:number-columns-repeated="43"/>
          <table:table-cell table:number-columns-repeated="936"/>
        </table:table-row>
        <table:table-row table:style-name="ro1">
          <table:table-cell table:style-name="ce16" office:value-type="string" calcext:value-type="string">
            <text:p>ㄢ</text:p>
          </table:table-cell>
          <table:table-cell table:style-name="ce16"/>
          <table:table-cell table:formula="of:=CONCATENATE([.$C$1];[.A$1:.A$1048576])" office:value-type="string" office:string-value="ㄅㄢ" calcext:value-type="string">
            <text:p>ㄅㄢ</text:p>
          </table:table-cell>
          <table:table-cell/>
          <table:table-cell table:formula="of:=CONCATENATE([.$E$1];[.A10])" office:value-type="string" office:string-value="ㄆㄢ" calcext:value-type="string">
            <text:p>ㄆㄢ</text:p>
          </table:table-cell>
          <table:table-cell/>
          <table:table-cell table:formula="of:=CONCATENATE([.$G$1];[.A10])" office:value-type="string" office:string-value="ㄇㄢ" calcext:value-type="string">
            <text:p>ㄇㄢ</text:p>
          </table:table-cell>
          <table:table-cell/>
          <table:table-cell table:formula="of:=CONCATENATE([.$I$1];[.A10])" office:value-type="string" office:string-value="ㄈㄢ" calcext:value-type="string">
            <text:p>ㄈㄢ</text:p>
          </table:table-cell>
          <table:table-cell/>
          <table:table-cell table:formula="of:=CONCATENATE([.$K$1];[.A10])" office:value-type="string" office:string-value="ㄉㄢ" calcext:value-type="string">
            <text:p>ㄉㄢ</text:p>
          </table:table-cell>
          <table:table-cell/>
          <table:table-cell table:formula="of:=CONCATENATE([.$M$1];[.A10])" office:value-type="string" office:string-value="ㄊㄢ" calcext:value-type="string">
            <text:p>ㄊㄢ</text:p>
          </table:table-cell>
          <table:table-cell/>
          <table:table-cell table:formula="of:=CONCATENATE([.$O$1];[.A10])" office:value-type="string" office:string-value="ㄋㄢ" calcext:value-type="string">
            <text:p>ㄋㄢ</text:p>
          </table:table-cell>
          <table:table-cell/>
          <table:table-cell table:formula="of:=CONCATENATE([.$Q$1];[.A10])" office:value-type="string" office:string-value="ㄌㄢ" calcext:value-type="string">
            <text:p>ㄌㄢ</text:p>
          </table:table-cell>
          <table:table-cell/>
          <table:table-cell table:formula="of:=CONCATENATE([.$S$1];[.A10])" office:value-type="string" office:string-value="ㄍㄢ" calcext:value-type="string">
            <text:p>ㄍㄢ</text:p>
          </table:table-cell>
          <table:table-cell/>
          <table:table-cell table:formula="of:=CONCATENATE([.$U$1];[.A10])" office:value-type="string" office:string-value="ㄎㄢ" calcext:value-type="string">
            <text:p>ㄎㄢ</text:p>
          </table:table-cell>
          <table:table-cell/>
          <table:table-cell table:formula="of:=CONCATENATE([.$W$1];[.A10])" office:value-type="string" office:string-value="ㄏㄢ" calcext:value-type="string">
            <text:p>ㄏㄢ</text:p>
          </table:table-cell>
          <table:table-cell/>
          <table:table-cell table:formula="of:=CONCATENATE([.$Y$1];[.A10])" office:value-type="string" office:string-value="ㄐㄢ" calcext:value-type="string">
            <text:p>ㄐㄢ</text:p>
          </table:table-cell>
          <table:table-cell/>
          <table:table-cell table:formula="of:=CONCATENATE([.$AA$1];[.A10])" office:value-type="string" office:string-value="ㄑㄢ" calcext:value-type="string">
            <text:p>ㄑㄢ</text:p>
          </table:table-cell>
          <table:table-cell/>
          <table:table-cell table:formula="of:=CONCATENATE([.$AC$1];[.A10])" office:value-type="string" office:string-value="ㄒㄢ" calcext:value-type="string">
            <text:p>ㄒㄢ</text:p>
          </table:table-cell>
          <table:table-cell/>
          <table:table-cell table:formula="of:=CONCATENATE([.$AE$1];[.A10])" office:value-type="string" office:string-value="ㄓㄢ" calcext:value-type="string">
            <text:p>ㄓㄢ</text:p>
          </table:table-cell>
          <table:table-cell/>
          <table:table-cell table:formula="of:=CONCATENATE([.$AG$1];[.A10])" office:value-type="string" office:string-value="ㄔㄢ" calcext:value-type="string">
            <text:p>ㄔㄢ</text:p>
          </table:table-cell>
          <table:table-cell/>
          <table:table-cell table:formula="of:=CONCATENATE([.$AI$1];[.A10])" office:value-type="string" office:string-value="ㄕㄢ" calcext:value-type="string">
            <text:p>ㄕㄢ</text:p>
          </table:table-cell>
          <table:table-cell/>
          <table:table-cell table:formula="of:=CONCATENATE([.$AK$1];[.A10])" office:value-type="string" office:string-value="ㄖㄢ" calcext:value-type="string">
            <text:p>ㄖㄢ</text:p>
          </table:table-cell>
          <table:table-cell/>
          <table:table-cell table:formula="of:=CONCATENATE([.$AM$1];[.A10])" office:value-type="string" office:string-value="ㄗㄢ" calcext:value-type="string">
            <text:p>ㄗㄢ</text:p>
          </table:table-cell>
          <table:table-cell/>
          <table:table-cell table:formula="of:=CONCATENATE([.$AO$1];[.A10])" office:value-type="string" office:string-value="ㄘㄢ" calcext:value-type="string">
            <text:p>ㄘㄢ</text:p>
          </table:table-cell>
          <table:table-cell/>
          <table:table-cell table:formula="of:=CONCATENATE([.$AQ$1];[.A10])" office:value-type="string" office:string-value="ㄙㄢ" calcext:value-type="string">
            <text:p>ㄙㄢ</text:p>
          </table:table-cell>
          <table:table-cell table:number-columns-repeated="2"/>
          <table:table-cell table:style-name="ce17" table:number-columns-repeated="43"/>
          <table:table-cell table:number-columns-repeated="936"/>
        </table:table-row>
        <table:table-row table:style-name="ro1">
          <table:table-cell table:style-name="ce16" office:value-type="string" calcext:value-type="string">
            <text:p>ㄣ</text:p>
          </table:table-cell>
          <table:table-cell table:style-name="ce16"/>
          <table:table-cell table:formula="of:=CONCATENATE([.$C$1];[.A$1:.A$1048576])" office:value-type="string" office:string-value="ㄅㄣ" calcext:value-type="string">
            <text:p>ㄅㄣ</text:p>
          </table:table-cell>
          <table:table-cell/>
          <table:table-cell table:formula="of:=CONCATENATE([.$E$1];[.A11])" office:value-type="string" office:string-value="ㄆㄣ" calcext:value-type="string">
            <text:p>ㄆㄣ</text:p>
          </table:table-cell>
          <table:table-cell/>
          <table:table-cell table:formula="of:=CONCATENATE([.$G$1];[.A11])" office:value-type="string" office:string-value="ㄇㄣ" calcext:value-type="string">
            <text:p>ㄇㄣ</text:p>
          </table:table-cell>
          <table:table-cell/>
          <table:table-cell table:formula="of:=CONCATENATE([.$I$1];[.A11])" office:value-type="string" office:string-value="ㄈㄣ" calcext:value-type="string">
            <text:p>ㄈㄣ</text:p>
          </table:table-cell>
          <table:table-cell/>
          <table:table-cell table:formula="of:=CONCATENATE([.$K$1];[.A11])" office:value-type="string" office:string-value="ㄉㄣ" calcext:value-type="string">
            <text:p>ㄉㄣ</text:p>
          </table:table-cell>
          <table:table-cell/>
          <table:table-cell table:formula="of:=CONCATENATE([.$M$1];[.A11])" office:value-type="string" office:string-value="ㄊㄣ" calcext:value-type="string">
            <text:p>ㄊㄣ</text:p>
          </table:table-cell>
          <table:table-cell/>
          <table:table-cell table:formula="of:=CONCATENATE([.$O$1];[.A11])" office:value-type="string" office:string-value="ㄋㄣ" calcext:value-type="string">
            <text:p>ㄋㄣ</text:p>
          </table:table-cell>
          <table:table-cell/>
          <table:table-cell table:formula="of:=CONCATENATE([.$Q$1];[.A11])" office:value-type="string" office:string-value="ㄌㄣ" calcext:value-type="string">
            <text:p>ㄌㄣ</text:p>
          </table:table-cell>
          <table:table-cell/>
          <table:table-cell table:formula="of:=CONCATENATE([.$S$1];[.A11])" office:value-type="string" office:string-value="ㄍㄣ" calcext:value-type="string">
            <text:p>ㄍㄣ</text:p>
          </table:table-cell>
          <table:table-cell/>
          <table:table-cell table:formula="of:=CONCATENATE([.$U$1];[.A11])" office:value-type="string" office:string-value="ㄎㄣ" calcext:value-type="string">
            <text:p>ㄎㄣ</text:p>
          </table:table-cell>
          <table:table-cell/>
          <table:table-cell table:formula="of:=CONCATENATE([.$W$1];[.A11])" office:value-type="string" office:string-value="ㄏㄣ" calcext:value-type="string">
            <text:p>ㄏㄣ</text:p>
          </table:table-cell>
          <table:table-cell/>
          <table:table-cell table:formula="of:=CONCATENATE([.$Y$1];[.A11])" office:value-type="string" office:string-value="ㄐㄣ" calcext:value-type="string">
            <text:p>ㄐㄣ</text:p>
          </table:table-cell>
          <table:table-cell/>
          <table:table-cell table:formula="of:=CONCATENATE([.$AA$1];[.A11])" office:value-type="string" office:string-value="ㄑㄣ" calcext:value-type="string">
            <text:p>ㄑㄣ</text:p>
          </table:table-cell>
          <table:table-cell/>
          <table:table-cell table:formula="of:=CONCATENATE([.$AC$1];[.A11])" office:value-type="string" office:string-value="ㄒㄣ" calcext:value-type="string">
            <text:p>ㄒㄣ</text:p>
          </table:table-cell>
          <table:table-cell/>
          <table:table-cell table:formula="of:=CONCATENATE([.$AE$1];[.A11])" office:value-type="string" office:string-value="ㄓㄣ" calcext:value-type="string">
            <text:p>ㄓㄣ</text:p>
          </table:table-cell>
          <table:table-cell/>
          <table:table-cell table:formula="of:=CONCATENATE([.$AG$1];[.A11])" office:value-type="string" office:string-value="ㄔㄣ" calcext:value-type="string">
            <text:p>ㄔㄣ</text:p>
          </table:table-cell>
          <table:table-cell/>
          <table:table-cell table:formula="of:=CONCATENATE([.$AI$1];[.A11])" office:value-type="string" office:string-value="ㄕㄣ" calcext:value-type="string">
            <text:p>ㄕㄣ</text:p>
          </table:table-cell>
          <table:table-cell/>
          <table:table-cell table:formula="of:=CONCATENATE([.$AK$1];[.A11])" office:value-type="string" office:string-value="ㄖㄣ" calcext:value-type="string">
            <text:p>ㄖㄣ</text:p>
          </table:table-cell>
          <table:table-cell/>
          <table:table-cell table:formula="of:=CONCATENATE([.$AM$1];[.A11])" office:value-type="string" office:string-value="ㄗㄣ" calcext:value-type="string">
            <text:p>ㄗㄣ</text:p>
          </table:table-cell>
          <table:table-cell/>
          <table:table-cell table:formula="of:=CONCATENATE([.$AO$1];[.A11])" office:value-type="string" office:string-value="ㄘㄣ" calcext:value-type="string">
            <text:p>ㄘㄣ</text:p>
          </table:table-cell>
          <table:table-cell/>
          <table:table-cell table:formula="of:=CONCATENATE([.$AQ$1];[.A11])" office:value-type="string" office:string-value="ㄙㄣ" calcext:value-type="string">
            <text:p>ㄙㄣ</text:p>
          </table:table-cell>
          <table:table-cell table:number-columns-repeated="2"/>
          <table:table-cell table:style-name="ce17" table:number-columns-repeated="43"/>
          <table:table-cell table:number-columns-repeated="936"/>
        </table:table-row>
        <table:table-row table:style-name="ro1">
          <table:table-cell table:style-name="ce16" office:value-type="string" calcext:value-type="string">
            <text:p>ㄤ</text:p>
          </table:table-cell>
          <table:table-cell table:style-name="ce16"/>
          <table:table-cell table:formula="of:=CONCATENATE([.$C$1];[.A$1:.A$1048576])" office:value-type="string" office:string-value="ㄅㄤ" calcext:value-type="string">
            <text:p>ㄅㄤ</text:p>
          </table:table-cell>
          <table:table-cell/>
          <table:table-cell table:formula="of:=CONCATENATE([.$E$1];[.A12])" office:value-type="string" office:string-value="ㄆㄤ" calcext:value-type="string">
            <text:p>ㄆㄤ</text:p>
          </table:table-cell>
          <table:table-cell/>
          <table:table-cell table:formula="of:=CONCATENATE([.$G$1];[.A12])" office:value-type="string" office:string-value="ㄇㄤ" calcext:value-type="string">
            <text:p>ㄇㄤ</text:p>
          </table:table-cell>
          <table:table-cell/>
          <table:table-cell table:formula="of:=CONCATENATE([.$I$1];[.A12])" office:value-type="string" office:string-value="ㄈㄤ" calcext:value-type="string">
            <text:p>ㄈㄤ</text:p>
          </table:table-cell>
          <table:table-cell/>
          <table:table-cell table:formula="of:=CONCATENATE([.$K$1];[.A12])" office:value-type="string" office:string-value="ㄉㄤ" calcext:value-type="string">
            <text:p>ㄉㄤ</text:p>
          </table:table-cell>
          <table:table-cell/>
          <table:table-cell table:formula="of:=CONCATENATE([.$M$1];[.A12])" office:value-type="string" office:string-value="ㄊㄤ" calcext:value-type="string">
            <text:p>ㄊㄤ</text:p>
          </table:table-cell>
          <table:table-cell/>
          <table:table-cell table:formula="of:=CONCATENATE([.$O$1];[.A12])" office:value-type="string" office:string-value="ㄋㄤ" calcext:value-type="string">
            <text:p>ㄋㄤ</text:p>
          </table:table-cell>
          <table:table-cell/>
          <table:table-cell table:formula="of:=CONCATENATE([.$Q$1];[.A12])" office:value-type="string" office:string-value="ㄌㄤ" calcext:value-type="string">
            <text:p>ㄌㄤ</text:p>
          </table:table-cell>
          <table:table-cell/>
          <table:table-cell table:formula="of:=CONCATENATE([.$S$1];[.A12])" office:value-type="string" office:string-value="ㄍㄤ" calcext:value-type="string">
            <text:p>ㄍㄤ</text:p>
          </table:table-cell>
          <table:table-cell/>
          <table:table-cell table:formula="of:=CONCATENATE([.$U$1];[.A12])" office:value-type="string" office:string-value="ㄎㄤ" calcext:value-type="string">
            <text:p>ㄎㄤ</text:p>
          </table:table-cell>
          <table:table-cell/>
          <table:table-cell table:formula="of:=CONCATENATE([.$W$1];[.A12])" office:value-type="string" office:string-value="ㄏㄤ" calcext:value-type="string">
            <text:p>ㄏㄤ</text:p>
          </table:table-cell>
          <table:table-cell/>
          <table:table-cell table:formula="of:=CONCATENATE([.$Y$1];[.A12])" office:value-type="string" office:string-value="ㄐㄤ" calcext:value-type="string">
            <text:p>ㄐㄤ</text:p>
          </table:table-cell>
          <table:table-cell/>
          <table:table-cell table:formula="of:=CONCATENATE([.$AA$1];[.A12])" office:value-type="string" office:string-value="ㄑㄤ" calcext:value-type="string">
            <text:p>ㄑㄤ</text:p>
          </table:table-cell>
          <table:table-cell/>
          <table:table-cell table:formula="of:=CONCATENATE([.$AC$1];[.A12])" office:value-type="string" office:string-value="ㄒㄤ" calcext:value-type="string">
            <text:p>ㄒㄤ</text:p>
          </table:table-cell>
          <table:table-cell/>
          <table:table-cell table:formula="of:=CONCATENATE([.$AE$1];[.A12])" office:value-type="string" office:string-value="ㄓㄤ" calcext:value-type="string">
            <text:p>ㄓㄤ</text:p>
          </table:table-cell>
          <table:table-cell/>
          <table:table-cell table:formula="of:=CONCATENATE([.$AG$1];[.A12])" office:value-type="string" office:string-value="ㄔㄤ" calcext:value-type="string">
            <text:p>ㄔㄤ</text:p>
          </table:table-cell>
          <table:table-cell/>
          <table:table-cell table:formula="of:=CONCATENATE([.$AI$1];[.A12])" office:value-type="string" office:string-value="ㄕㄤ" calcext:value-type="string">
            <text:p>ㄕㄤ</text:p>
          </table:table-cell>
          <table:table-cell/>
          <table:table-cell table:formula="of:=CONCATENATE([.$AK$1];[.A12])" office:value-type="string" office:string-value="ㄖㄤ" calcext:value-type="string">
            <text:p>ㄖㄤ</text:p>
          </table:table-cell>
          <table:table-cell/>
          <table:table-cell table:formula="of:=CONCATENATE([.$AM$1];[.A12])" office:value-type="string" office:string-value="ㄗㄤ" calcext:value-type="string">
            <text:p>ㄗㄤ</text:p>
          </table:table-cell>
          <table:table-cell/>
          <table:table-cell table:formula="of:=CONCATENATE([.$AO$1];[.A12])" office:value-type="string" office:string-value="ㄘㄤ" calcext:value-type="string">
            <text:p>ㄘㄤ</text:p>
          </table:table-cell>
          <table:table-cell/>
          <table:table-cell table:formula="of:=CONCATENATE([.$AQ$1];[.A12])" office:value-type="string" office:string-value="ㄙㄤ" calcext:value-type="string">
            <text:p>ㄙㄤ</text:p>
          </table:table-cell>
          <table:table-cell table:number-columns-repeated="2"/>
          <table:table-cell table:style-name="ce17" table:number-columns-repeated="43"/>
          <table:table-cell table:number-columns-repeated="936"/>
        </table:table-row>
        <table:table-row table:style-name="ro1">
          <table:table-cell table:style-name="ce16" office:value-type="string" calcext:value-type="string">
            <text:p>ㄥ</text:p>
          </table:table-cell>
          <table:table-cell table:style-name="ce16"/>
          <table:table-cell table:formula="of:=CONCATENATE([.$C$1];[.A$1:.A$1048576])" office:value-type="string" office:string-value="ㄅㄥ" calcext:value-type="string">
            <text:p>ㄅㄥ</text:p>
          </table:table-cell>
          <table:table-cell/>
          <table:table-cell table:formula="of:=CONCATENATE([.$E$1];[.A13])" office:value-type="string" office:string-value="ㄆㄥ" calcext:value-type="string">
            <text:p>ㄆㄥ</text:p>
          </table:table-cell>
          <table:table-cell/>
          <table:table-cell table:formula="of:=CONCATENATE([.$G$1];[.A13])" office:value-type="string" office:string-value="ㄇㄥ" calcext:value-type="string">
            <text:p>ㄇㄥ</text:p>
          </table:table-cell>
          <table:table-cell/>
          <table:table-cell table:formula="of:=CONCATENATE([.$I$1];[.A13])" office:value-type="string" office:string-value="ㄈㄥ" calcext:value-type="string">
            <text:p>ㄈㄥ</text:p>
          </table:table-cell>
          <table:table-cell/>
          <table:table-cell table:formula="of:=CONCATENATE([.$K$1];[.A13])" office:value-type="string" office:string-value="ㄉㄥ" calcext:value-type="string">
            <text:p>ㄉㄥ</text:p>
          </table:table-cell>
          <table:table-cell/>
          <table:table-cell table:formula="of:=CONCATENATE([.$M$1];[.A13])" office:value-type="string" office:string-value="ㄊㄥ" calcext:value-type="string">
            <text:p>ㄊㄥ</text:p>
          </table:table-cell>
          <table:table-cell/>
          <table:table-cell table:formula="of:=CONCATENATE([.$O$1];[.A13])" office:value-type="string" office:string-value="ㄋㄥ" calcext:value-type="string">
            <text:p>ㄋㄥ</text:p>
          </table:table-cell>
          <table:table-cell/>
          <table:table-cell table:formula="of:=CONCATENATE([.$Q$1];[.A13])" office:value-type="string" office:string-value="ㄌㄥ" calcext:value-type="string">
            <text:p>ㄌㄥ</text:p>
          </table:table-cell>
          <table:table-cell/>
          <table:table-cell table:formula="of:=CONCATENATE([.$S$1];[.A13])" office:value-type="string" office:string-value="ㄍㄥ" calcext:value-type="string">
            <text:p>ㄍㄥ</text:p>
          </table:table-cell>
          <table:table-cell/>
          <table:table-cell table:formula="of:=CONCATENATE([.$U$1];[.A13])" office:value-type="string" office:string-value="ㄎㄥ" calcext:value-type="string">
            <text:p>ㄎㄥ</text:p>
          </table:table-cell>
          <table:table-cell/>
          <table:table-cell table:formula="of:=CONCATENATE([.$W$1];[.A13])" office:value-type="string" office:string-value="ㄏㄥ" calcext:value-type="string">
            <text:p>ㄏㄥ</text:p>
          </table:table-cell>
          <table:table-cell/>
          <table:table-cell table:formula="of:=CONCATENATE([.$Y$1];[.A13])" office:value-type="string" office:string-value="ㄐㄥ" calcext:value-type="string">
            <text:p>ㄐㄥ</text:p>
          </table:table-cell>
          <table:table-cell/>
          <table:table-cell table:formula="of:=CONCATENATE([.$AA$1];[.A13])" office:value-type="string" office:string-value="ㄑㄥ" calcext:value-type="string">
            <text:p>ㄑㄥ</text:p>
          </table:table-cell>
          <table:table-cell/>
          <table:table-cell table:formula="of:=CONCATENATE([.$AC$1];[.A13])" office:value-type="string" office:string-value="ㄒㄥ" calcext:value-type="string">
            <text:p>ㄒㄥ</text:p>
          </table:table-cell>
          <table:table-cell/>
          <table:table-cell table:formula="of:=CONCATENATE([.$AE$1];[.A13])" office:value-type="string" office:string-value="ㄓㄥ" calcext:value-type="string">
            <text:p>ㄓㄥ</text:p>
          </table:table-cell>
          <table:table-cell/>
          <table:table-cell table:formula="of:=CONCATENATE([.$AG$1];[.A13])" office:value-type="string" office:string-value="ㄔㄥ" calcext:value-type="string">
            <text:p>ㄔㄥ</text:p>
          </table:table-cell>
          <table:table-cell/>
          <table:table-cell table:formula="of:=CONCATENATE([.$AI$1];[.A13])" office:value-type="string" office:string-value="ㄕㄥ" calcext:value-type="string">
            <text:p>ㄕㄥ</text:p>
          </table:table-cell>
          <table:table-cell/>
          <table:table-cell table:formula="of:=CONCATENATE([.$AK$1];[.A13])" office:value-type="string" office:string-value="ㄖㄥ" calcext:value-type="string">
            <text:p>ㄖㄥ</text:p>
          </table:table-cell>
          <table:table-cell/>
          <table:table-cell table:formula="of:=CONCATENATE([.$AM$1];[.A13])" office:value-type="string" office:string-value="ㄗㄥ" calcext:value-type="string">
            <text:p>ㄗㄥ</text:p>
          </table:table-cell>
          <table:table-cell/>
          <table:table-cell table:formula="of:=CONCATENATE([.$AO$1];[.A13])" office:value-type="string" office:string-value="ㄘㄥ" calcext:value-type="string">
            <text:p>ㄘㄥ</text:p>
          </table:table-cell>
          <table:table-cell/>
          <table:table-cell table:formula="of:=CONCATENATE([.$AQ$1];[.A13])" office:value-type="string" office:string-value="ㄙㄥ" calcext:value-type="string">
            <text:p>ㄙㄥ</text:p>
          </table:table-cell>
          <table:table-cell table:number-columns-repeated="2"/>
          <table:table-cell table:style-name="ce17" table:number-columns-repeated="43"/>
          <table:table-cell table:number-columns-repeated="936"/>
        </table:table-row>
        <table:table-row table:style-name="ro1">
          <table:table-cell table:style-name="ce16" office:value-type="string" calcext:value-type="string">
            <text:p>ㄧ</text:p>
          </table:table-cell>
          <table:table-cell table:style-name="ce16"/>
          <table:table-cell table:formula="of:=CONCATENATE([.$C$1];[.A$1:.A$1048576])" office:value-type="string" office:string-value="ㄅㄧ" calcext:value-type="string">
            <text:p>ㄅㄧ</text:p>
          </table:table-cell>
          <table:table-cell/>
          <table:table-cell table:formula="of:=CONCATENATE([.$E$1];[.A14])" office:value-type="string" office:string-value="ㄆㄧ" calcext:value-type="string">
            <text:p>ㄆㄧ</text:p>
          </table:table-cell>
          <table:table-cell/>
          <table:table-cell table:formula="of:=CONCATENATE([.$G$1];[.A14])" office:value-type="string" office:string-value="ㄇㄧ" calcext:value-type="string">
            <text:p>ㄇㄧ</text:p>
          </table:table-cell>
          <table:table-cell/>
          <table:table-cell table:formula="of:=CONCATENATE([.$I$1];[.A14])" office:value-type="string" office:string-value="ㄈㄧ" calcext:value-type="string">
            <text:p>ㄈㄧ</text:p>
          </table:table-cell>
          <table:table-cell/>
          <table:table-cell table:formula="of:=CONCATENATE([.$K$1];[.A14])" office:value-type="string" office:string-value="ㄉㄧ" calcext:value-type="string">
            <text:p>ㄉㄧ</text:p>
          </table:table-cell>
          <table:table-cell/>
          <table:table-cell table:formula="of:=CONCATENATE([.$M$1];[.A14])" office:value-type="string" office:string-value="ㄊㄧ" calcext:value-type="string">
            <text:p>ㄊㄧ</text:p>
          </table:table-cell>
          <table:table-cell/>
          <table:table-cell table:formula="of:=CONCATENATE([.$O$1];[.A14])" office:value-type="string" office:string-value="ㄋㄧ" calcext:value-type="string">
            <text:p>ㄋㄧ</text:p>
          </table:table-cell>
          <table:table-cell/>
          <table:table-cell table:formula="of:=CONCATENATE([.$Q$1];[.A14])" office:value-type="string" office:string-value="ㄌㄧ" calcext:value-type="string">
            <text:p>ㄌㄧ</text:p>
          </table:table-cell>
          <table:table-cell/>
          <table:table-cell table:formula="of:=CONCATENATE([.$S$1];[.A14])" office:value-type="string" office:string-value="ㄍㄧ" calcext:value-type="string">
            <text:p>ㄍㄧ</text:p>
          </table:table-cell>
          <table:table-cell/>
          <table:table-cell table:formula="of:=CONCATENATE([.$U$1];[.A14])" office:value-type="string" office:string-value="ㄎㄧ" calcext:value-type="string">
            <text:p>ㄎㄧ</text:p>
          </table:table-cell>
          <table:table-cell/>
          <table:table-cell table:formula="of:=CONCATENATE([.$W$1];[.A14])" office:value-type="string" office:string-value="ㄏㄧ" calcext:value-type="string">
            <text:p>ㄏㄧ</text:p>
          </table:table-cell>
          <table:table-cell/>
          <table:table-cell table:formula="of:=CONCATENATE([.$Y$1];[.A14])" office:value-type="string" office:string-value="ㄐㄧ" calcext:value-type="string">
            <text:p>ㄐㄧ</text:p>
          </table:table-cell>
          <table:table-cell/>
          <table:table-cell table:formula="of:=CONCATENATE([.$AA$1];[.A14])" office:value-type="string" office:string-value="ㄑㄧ" calcext:value-type="string">
            <text:p>ㄑㄧ</text:p>
          </table:table-cell>
          <table:table-cell/>
          <table:table-cell table:formula="of:=CONCATENATE([.$AC$1];[.A14])" office:value-type="string" office:string-value="ㄒㄧ" calcext:value-type="string">
            <text:p>ㄒㄧ</text:p>
          </table:table-cell>
          <table:table-cell/>
          <table:table-cell table:formula="of:=CONCATENATE([.$AE$1];[.A14])" office:value-type="string" office:string-value="ㄓㄧ" calcext:value-type="string">
            <text:p>ㄓㄧ</text:p>
          </table:table-cell>
          <table:table-cell/>
          <table:table-cell table:formula="of:=CONCATENATE([.$AG$1];[.A14])" office:value-type="string" office:string-value="ㄔㄧ" calcext:value-type="string">
            <text:p>ㄔㄧ</text:p>
          </table:table-cell>
          <table:table-cell/>
          <table:table-cell table:formula="of:=CONCATENATE([.$AI$1];[.A14])" office:value-type="string" office:string-value="ㄕㄧ" calcext:value-type="string">
            <text:p>ㄕㄧ</text:p>
          </table:table-cell>
          <table:table-cell/>
          <table:table-cell table:formula="of:=CONCATENATE([.$AK$1];[.A14])" office:value-type="string" office:string-value="ㄖㄧ" calcext:value-type="string">
            <text:p>ㄖㄧ</text:p>
          </table:table-cell>
          <table:table-cell/>
          <table:table-cell table:formula="of:=CONCATENATE([.$AM$1];[.A14])" office:value-type="string" office:string-value="ㄗㄧ" calcext:value-type="string">
            <text:p>ㄗㄧ</text:p>
          </table:table-cell>
          <table:table-cell/>
          <table:table-cell table:formula="of:=CONCATENATE([.$AO$1];[.A14])" office:value-type="string" office:string-value="ㄘㄧ" calcext:value-type="string">
            <text:p>ㄘㄧ</text:p>
          </table:table-cell>
          <table:table-cell/>
          <table:table-cell table:formula="of:=CONCATENATE([.$AQ$1];[.A14])" office:value-type="string" office:string-value="ㄙㄧ" calcext:value-type="string">
            <text:p>ㄙㄧ</text:p>
          </table:table-cell>
          <table:table-cell table:number-columns-repeated="2"/>
          <table:table-cell table:style-name="ce17" table:number-columns-repeated="43"/>
          <table:table-cell table:number-columns-repeated="936"/>
        </table:table-row>
        <table:table-row table:style-name="ro1">
          <table:table-cell table:style-name="ce16" office:value-type="string" calcext:value-type="string">
            <text:p>ㄧㄚ</text:p>
          </table:table-cell>
          <table:table-cell table:style-name="ce16"/>
          <table:table-cell table:formula="of:=CONCATENATE([.$C$1];[.A$1:.A$1048576])" office:value-type="string" office:string-value="ㄅㄧㄚ" calcext:value-type="string">
            <text:p>ㄅㄧㄚ</text:p>
          </table:table-cell>
          <table:table-cell/>
          <table:table-cell table:formula="of:=CONCATENATE([.$E$1];[.A15])" office:value-type="string" office:string-value="ㄆㄧㄚ" calcext:value-type="string">
            <text:p>ㄆㄧㄚ</text:p>
          </table:table-cell>
          <table:table-cell/>
          <table:table-cell table:formula="of:=CONCATENATE([.$G$1];[.A15])" office:value-type="string" office:string-value="ㄇㄧㄚ" calcext:value-type="string">
            <text:p>ㄇㄧㄚ</text:p>
          </table:table-cell>
          <table:table-cell/>
          <table:table-cell table:formula="of:=CONCATENATE([.$I$1];[.A15])" office:value-type="string" office:string-value="ㄈㄧㄚ" calcext:value-type="string">
            <text:p>ㄈㄧㄚ</text:p>
          </table:table-cell>
          <table:table-cell/>
          <table:table-cell table:formula="of:=CONCATENATE([.$K$1];[.A15])" office:value-type="string" office:string-value="ㄉㄧㄚ" calcext:value-type="string">
            <text:p>ㄉㄧㄚ</text:p>
          </table:table-cell>
          <table:table-cell/>
          <table:table-cell table:formula="of:=CONCATENATE([.$M$1];[.A15])" office:value-type="string" office:string-value="ㄊㄧㄚ" calcext:value-type="string">
            <text:p>ㄊㄧㄚ</text:p>
          </table:table-cell>
          <table:table-cell/>
          <table:table-cell table:formula="of:=CONCATENATE([.$O$1];[.A15])" office:value-type="string" office:string-value="ㄋㄧㄚ" calcext:value-type="string">
            <text:p>ㄋㄧㄚ</text:p>
          </table:table-cell>
          <table:table-cell/>
          <table:table-cell table:formula="of:=CONCATENATE([.$Q$1];[.A15])" office:value-type="string" office:string-value="ㄌㄧㄚ" calcext:value-type="string">
            <text:p>ㄌㄧㄚ</text:p>
          </table:table-cell>
          <table:table-cell/>
          <table:table-cell table:formula="of:=CONCATENATE([.$S$1];[.A15])" office:value-type="string" office:string-value="ㄍㄧㄚ" calcext:value-type="string">
            <text:p>ㄍㄧㄚ</text:p>
          </table:table-cell>
          <table:table-cell/>
          <table:table-cell table:formula="of:=CONCATENATE([.$U$1];[.A15])" office:value-type="string" office:string-value="ㄎㄧㄚ" calcext:value-type="string">
            <text:p>ㄎㄧㄚ</text:p>
          </table:table-cell>
          <table:table-cell/>
          <table:table-cell table:formula="of:=CONCATENATE([.$W$1];[.A15])" office:value-type="string" office:string-value="ㄏㄧㄚ" calcext:value-type="string">
            <text:p>ㄏㄧㄚ</text:p>
          </table:table-cell>
          <table:table-cell/>
          <table:table-cell table:formula="of:=CONCATENATE([.$Y$1];[.A15])" office:value-type="string" office:string-value="ㄐㄧㄚ" calcext:value-type="string">
            <text:p>ㄐㄧㄚ</text:p>
          </table:table-cell>
          <table:table-cell/>
          <table:table-cell table:formula="of:=CONCATENATE([.$AA$1];[.A15])" office:value-type="string" office:string-value="ㄑㄧㄚ" calcext:value-type="string">
            <text:p>ㄑㄧㄚ</text:p>
          </table:table-cell>
          <table:table-cell/>
          <table:table-cell table:formula="of:=CONCATENATE([.$AC$1];[.A15])" office:value-type="string" office:string-value="ㄒㄧㄚ" calcext:value-type="string">
            <text:p>ㄒㄧㄚ</text:p>
          </table:table-cell>
          <table:table-cell/>
          <table:table-cell table:formula="of:=CONCATENATE([.$AE$1];[.A15])" office:value-type="string" office:string-value="ㄓㄧㄚ" calcext:value-type="string">
            <text:p>ㄓㄧㄚ</text:p>
          </table:table-cell>
          <table:table-cell/>
          <table:table-cell table:formula="of:=CONCATENATE([.$AG$1];[.A15])" office:value-type="string" office:string-value="ㄔㄧㄚ" calcext:value-type="string">
            <text:p>ㄔㄧㄚ</text:p>
          </table:table-cell>
          <table:table-cell/>
          <table:table-cell table:formula="of:=CONCATENATE([.$AI$1];[.A15])" office:value-type="string" office:string-value="ㄕㄧㄚ" calcext:value-type="string">
            <text:p>ㄕㄧㄚ</text:p>
          </table:table-cell>
          <table:table-cell/>
          <table:table-cell table:formula="of:=CONCATENATE([.$AK$1];[.A15])" office:value-type="string" office:string-value="ㄖㄧㄚ" calcext:value-type="string">
            <text:p>ㄖㄧㄚ</text:p>
          </table:table-cell>
          <table:table-cell/>
          <table:table-cell table:formula="of:=CONCATENATE([.$AM$1];[.A15])" office:value-type="string" office:string-value="ㄗㄧㄚ" calcext:value-type="string">
            <text:p>ㄗㄧㄚ</text:p>
          </table:table-cell>
          <table:table-cell/>
          <table:table-cell table:formula="of:=CONCATENATE([.$AO$1];[.A15])" office:value-type="string" office:string-value="ㄘㄧㄚ" calcext:value-type="string">
            <text:p>ㄘㄧㄚ</text:p>
          </table:table-cell>
          <table:table-cell/>
          <table:table-cell table:formula="of:=CONCATENATE([.$AQ$1];[.A15])" office:value-type="string" office:string-value="ㄙㄧㄚ" calcext:value-type="string">
            <text:p>ㄙㄧㄚ</text:p>
          </table:table-cell>
          <table:table-cell table:number-columns-repeated="2"/>
          <table:table-cell table:style-name="ce17" table:number-columns-repeated="43"/>
          <table:table-cell table:number-columns-repeated="936"/>
        </table:table-row>
        <table:table-row table:style-name="ro1">
          <table:table-cell table:style-name="ce16" office:value-type="string" calcext:value-type="string">
            <text:p>ㄧㄛ</text:p>
          </table:table-cell>
          <table:table-cell table:style-name="ce16"/>
          <table:table-cell table:formula="of:=CONCATENATE([.$C$1];[.A$1:.A$1048576])" office:value-type="string" office:string-value="ㄅㄧㄛ" calcext:value-type="string">
            <text:p>ㄅㄧㄛ</text:p>
          </table:table-cell>
          <table:table-cell/>
          <table:table-cell table:formula="of:=CONCATENATE([.$E$1];[.A16])" office:value-type="string" office:string-value="ㄆㄧㄛ" calcext:value-type="string">
            <text:p>ㄆㄧㄛ</text:p>
          </table:table-cell>
          <table:table-cell/>
          <table:table-cell table:formula="of:=CONCATENATE([.$G$1];[.A16])" office:value-type="string" office:string-value="ㄇㄧㄛ" calcext:value-type="string">
            <text:p>ㄇㄧㄛ</text:p>
          </table:table-cell>
          <table:table-cell/>
          <table:table-cell table:formula="of:=CONCATENATE([.$I$1];[.A16])" office:value-type="string" office:string-value="ㄈㄧㄛ" calcext:value-type="string">
            <text:p>ㄈㄧㄛ</text:p>
          </table:table-cell>
          <table:table-cell/>
          <table:table-cell table:formula="of:=CONCATENATE([.$K$1];[.A16])" office:value-type="string" office:string-value="ㄉㄧㄛ" calcext:value-type="string">
            <text:p>ㄉㄧㄛ</text:p>
          </table:table-cell>
          <table:table-cell/>
          <table:table-cell table:formula="of:=CONCATENATE([.$M$1];[.A16])" office:value-type="string" office:string-value="ㄊㄧㄛ" calcext:value-type="string">
            <text:p>ㄊㄧㄛ</text:p>
          </table:table-cell>
          <table:table-cell/>
          <table:table-cell table:formula="of:=CONCATENATE([.$O$1];[.A16])" office:value-type="string" office:string-value="ㄋㄧㄛ" calcext:value-type="string">
            <text:p>ㄋㄧㄛ</text:p>
          </table:table-cell>
          <table:table-cell/>
          <table:table-cell table:formula="of:=CONCATENATE([.$Q$1];[.A16])" office:value-type="string" office:string-value="ㄌㄧㄛ" calcext:value-type="string">
            <text:p>ㄌㄧㄛ</text:p>
          </table:table-cell>
          <table:table-cell/>
          <table:table-cell table:formula="of:=CONCATENATE([.$S$1];[.A16])" office:value-type="string" office:string-value="ㄍㄧㄛ" calcext:value-type="string">
            <text:p>ㄍㄧㄛ</text:p>
          </table:table-cell>
          <table:table-cell/>
          <table:table-cell table:formula="of:=CONCATENATE([.$U$1];[.A16])" office:value-type="string" office:string-value="ㄎㄧㄛ" calcext:value-type="string">
            <text:p>ㄎㄧㄛ</text:p>
          </table:table-cell>
          <table:table-cell/>
          <table:table-cell table:formula="of:=CONCATENATE([.$W$1];[.A16])" office:value-type="string" office:string-value="ㄏㄧㄛ" calcext:value-type="string">
            <text:p>ㄏㄧㄛ</text:p>
          </table:table-cell>
          <table:table-cell/>
          <table:table-cell table:formula="of:=CONCATENATE([.$Y$1];[.A16])" office:value-type="string" office:string-value="ㄐㄧㄛ" calcext:value-type="string">
            <text:p>ㄐㄧㄛ</text:p>
          </table:table-cell>
          <table:table-cell/>
          <table:table-cell table:formula="of:=CONCATENATE([.$AA$1];[.A16])" office:value-type="string" office:string-value="ㄑㄧㄛ" calcext:value-type="string">
            <text:p>ㄑㄧㄛ</text:p>
          </table:table-cell>
          <table:table-cell/>
          <table:table-cell table:formula="of:=CONCATENATE([.$AC$1];[.A16])" office:value-type="string" office:string-value="ㄒㄧㄛ" calcext:value-type="string">
            <text:p>ㄒㄧㄛ</text:p>
          </table:table-cell>
          <table:table-cell/>
          <table:table-cell table:formula="of:=CONCATENATE([.$AE$1];[.A16])" office:value-type="string" office:string-value="ㄓㄧㄛ" calcext:value-type="string">
            <text:p>ㄓㄧㄛ</text:p>
          </table:table-cell>
          <table:table-cell/>
          <table:table-cell table:formula="of:=CONCATENATE([.$AG$1];[.A16])" office:value-type="string" office:string-value="ㄔㄧㄛ" calcext:value-type="string">
            <text:p>ㄔㄧㄛ</text:p>
          </table:table-cell>
          <table:table-cell/>
          <table:table-cell table:formula="of:=CONCATENATE([.$AI$1];[.A16])" office:value-type="string" office:string-value="ㄕㄧㄛ" calcext:value-type="string">
            <text:p>ㄕㄧㄛ</text:p>
          </table:table-cell>
          <table:table-cell/>
          <table:table-cell table:formula="of:=CONCATENATE([.$AK$1];[.A16])" office:value-type="string" office:string-value="ㄖㄧㄛ" calcext:value-type="string">
            <text:p>ㄖㄧㄛ</text:p>
          </table:table-cell>
          <table:table-cell/>
          <table:table-cell table:formula="of:=CONCATENATE([.$AM$1];[.A16])" office:value-type="string" office:string-value="ㄗㄧㄛ" calcext:value-type="string">
            <text:p>ㄗㄧㄛ</text:p>
          </table:table-cell>
          <table:table-cell/>
          <table:table-cell table:formula="of:=CONCATENATE([.$AO$1];[.A16])" office:value-type="string" office:string-value="ㄘㄧㄛ" calcext:value-type="string">
            <text:p>ㄘㄧㄛ</text:p>
          </table:table-cell>
          <table:table-cell/>
          <table:table-cell table:formula="of:=CONCATENATE([.$AQ$1];[.A16])" office:value-type="string" office:string-value="ㄙㄧㄛ" calcext:value-type="string">
            <text:p>ㄙㄧㄛ</text:p>
          </table:table-cell>
          <table:table-cell table:number-columns-repeated="2"/>
          <table:table-cell table:style-name="ce17" table:number-columns-repeated="43"/>
          <table:table-cell table:number-columns-repeated="936"/>
        </table:table-row>
        <table:table-row table:style-name="ro1">
          <table:table-cell table:style-name="ce16" office:value-type="string" calcext:value-type="string">
            <text:p>ㄧㄝ</text:p>
          </table:table-cell>
          <table:table-cell table:style-name="ce16"/>
          <table:table-cell table:formula="of:=CONCATENATE([.$C$1];[.A$1:.A$1048576])" office:value-type="string" office:string-value="ㄅㄧㄝ" calcext:value-type="string">
            <text:p>ㄅㄧㄝ</text:p>
          </table:table-cell>
          <table:table-cell/>
          <table:table-cell table:formula="of:=CONCATENATE([.$E$1];[.A17])" office:value-type="string" office:string-value="ㄆㄧㄝ" calcext:value-type="string">
            <text:p>ㄆㄧㄝ</text:p>
          </table:table-cell>
          <table:table-cell/>
          <table:table-cell table:formula="of:=CONCATENATE([.$G$1];[.A17])" office:value-type="string" office:string-value="ㄇㄧㄝ" calcext:value-type="string">
            <text:p>ㄇㄧㄝ</text:p>
          </table:table-cell>
          <table:table-cell/>
          <table:table-cell table:formula="of:=CONCATENATE([.$I$1];[.A17])" office:value-type="string" office:string-value="ㄈㄧㄝ" calcext:value-type="string">
            <text:p>ㄈㄧㄝ</text:p>
          </table:table-cell>
          <table:table-cell/>
          <table:table-cell table:formula="of:=CONCATENATE([.$K$1];[.A17])" office:value-type="string" office:string-value="ㄉㄧㄝ" calcext:value-type="string">
            <text:p>ㄉㄧㄝ</text:p>
          </table:table-cell>
          <table:table-cell/>
          <table:table-cell table:formula="of:=CONCATENATE([.$M$1];[.A17])" office:value-type="string" office:string-value="ㄊㄧㄝ" calcext:value-type="string">
            <text:p>ㄊㄧㄝ</text:p>
          </table:table-cell>
          <table:table-cell/>
          <table:table-cell table:formula="of:=CONCATENATE([.$O$1];[.A17])" office:value-type="string" office:string-value="ㄋㄧㄝ" calcext:value-type="string">
            <text:p>ㄋㄧㄝ</text:p>
          </table:table-cell>
          <table:table-cell/>
          <table:table-cell table:formula="of:=CONCATENATE([.$Q$1];[.A17])" office:value-type="string" office:string-value="ㄌㄧㄝ" calcext:value-type="string">
            <text:p>ㄌㄧㄝ</text:p>
          </table:table-cell>
          <table:table-cell/>
          <table:table-cell table:formula="of:=CONCATENATE([.$S$1];[.A17])" office:value-type="string" office:string-value="ㄍㄧㄝ" calcext:value-type="string">
            <text:p>ㄍㄧㄝ</text:p>
          </table:table-cell>
          <table:table-cell/>
          <table:table-cell table:formula="of:=CONCATENATE([.$U$1];[.A17])" office:value-type="string" office:string-value="ㄎㄧㄝ" calcext:value-type="string">
            <text:p>ㄎㄧㄝ</text:p>
          </table:table-cell>
          <table:table-cell/>
          <table:table-cell table:formula="of:=CONCATENATE([.$W$1];[.A17])" office:value-type="string" office:string-value="ㄏㄧㄝ" calcext:value-type="string">
            <text:p>ㄏㄧㄝ</text:p>
          </table:table-cell>
          <table:table-cell/>
          <table:table-cell table:formula="of:=CONCATENATE([.$Y$1];[.A17])" office:value-type="string" office:string-value="ㄐㄧㄝ" calcext:value-type="string">
            <text:p>ㄐㄧㄝ</text:p>
          </table:table-cell>
          <table:table-cell/>
          <table:table-cell table:formula="of:=CONCATENATE([.$AA$1];[.A17])" office:value-type="string" office:string-value="ㄑㄧㄝ" calcext:value-type="string">
            <text:p>ㄑㄧㄝ</text:p>
          </table:table-cell>
          <table:table-cell/>
          <table:table-cell table:formula="of:=CONCATENATE([.$AC$1];[.A17])" office:value-type="string" office:string-value="ㄒㄧㄝ" calcext:value-type="string">
            <text:p>ㄒㄧㄝ</text:p>
          </table:table-cell>
          <table:table-cell/>
          <table:table-cell table:formula="of:=CONCATENATE([.$AE$1];[.A17])" office:value-type="string" office:string-value="ㄓㄧㄝ" calcext:value-type="string">
            <text:p>ㄓㄧㄝ</text:p>
          </table:table-cell>
          <table:table-cell/>
          <table:table-cell table:formula="of:=CONCATENATE([.$AG$1];[.A17])" office:value-type="string" office:string-value="ㄔㄧㄝ" calcext:value-type="string">
            <text:p>ㄔㄧㄝ</text:p>
          </table:table-cell>
          <table:table-cell/>
          <table:table-cell table:formula="of:=CONCATENATE([.$AI$1];[.A17])" office:value-type="string" office:string-value="ㄕㄧㄝ" calcext:value-type="string">
            <text:p>ㄕㄧㄝ</text:p>
          </table:table-cell>
          <table:table-cell/>
          <table:table-cell table:formula="of:=CONCATENATE([.$AK$1];[.A17])" office:value-type="string" office:string-value="ㄖㄧㄝ" calcext:value-type="string">
            <text:p>ㄖㄧㄝ</text:p>
          </table:table-cell>
          <table:table-cell/>
          <table:table-cell table:formula="of:=CONCATENATE([.$AM$1];[.A17])" office:value-type="string" office:string-value="ㄗㄧㄝ" calcext:value-type="string">
            <text:p>ㄗㄧㄝ</text:p>
          </table:table-cell>
          <table:table-cell/>
          <table:table-cell table:formula="of:=CONCATENATE([.$AO$1];[.A17])" office:value-type="string" office:string-value="ㄘㄧㄝ" calcext:value-type="string">
            <text:p>ㄘㄧㄝ</text:p>
          </table:table-cell>
          <table:table-cell/>
          <table:table-cell table:formula="of:=CONCATENATE([.$AQ$1];[.A17])" office:value-type="string" office:string-value="ㄙㄧㄝ" calcext:value-type="string">
            <text:p>ㄙㄧㄝ</text:p>
          </table:table-cell>
          <table:table-cell table:number-columns-repeated="2"/>
          <table:table-cell table:style-name="ce17" table:number-columns-repeated="43"/>
          <table:table-cell table:number-columns-repeated="936"/>
        </table:table-row>
        <table:table-row table:style-name="ro1">
          <table:table-cell table:style-name="ce16" office:value-type="string" calcext:value-type="string">
            <text:p>ㄧㄞ</text:p>
          </table:table-cell>
          <table:table-cell table:style-name="ce16"/>
          <table:table-cell table:formula="of:=CONCATENATE([.$C$1];[.A$1:.A$1048576])" office:value-type="string" office:string-value="ㄅㄧㄞ" calcext:value-type="string">
            <text:p>ㄅㄧㄞ</text:p>
          </table:table-cell>
          <table:table-cell/>
          <table:table-cell table:formula="of:=CONCATENATE([.$E$1];[.A18])" office:value-type="string" office:string-value="ㄆㄧㄞ" calcext:value-type="string">
            <text:p>ㄆㄧㄞ</text:p>
          </table:table-cell>
          <table:table-cell/>
          <table:table-cell table:formula="of:=CONCATENATE([.$G$1];[.A18])" office:value-type="string" office:string-value="ㄇㄧㄞ" calcext:value-type="string">
            <text:p>ㄇㄧㄞ</text:p>
          </table:table-cell>
          <table:table-cell/>
          <table:table-cell table:formula="of:=CONCATENATE([.$I$1];[.A18])" office:value-type="string" office:string-value="ㄈㄧㄞ" calcext:value-type="string">
            <text:p>ㄈㄧㄞ</text:p>
          </table:table-cell>
          <table:table-cell/>
          <table:table-cell table:formula="of:=CONCATENATE([.$K$1];[.A18])" office:value-type="string" office:string-value="ㄉㄧㄞ" calcext:value-type="string">
            <text:p>ㄉㄧㄞ</text:p>
          </table:table-cell>
          <table:table-cell/>
          <table:table-cell table:formula="of:=CONCATENATE([.$M$1];[.A18])" office:value-type="string" office:string-value="ㄊㄧㄞ" calcext:value-type="string">
            <text:p>ㄊㄧㄞ</text:p>
          </table:table-cell>
          <table:table-cell/>
          <table:table-cell table:formula="of:=CONCATENATE([.$O$1];[.A18])" office:value-type="string" office:string-value="ㄋㄧㄞ" calcext:value-type="string">
            <text:p>ㄋㄧㄞ</text:p>
          </table:table-cell>
          <table:table-cell/>
          <table:table-cell table:formula="of:=CONCATENATE([.$Q$1];[.A18])" office:value-type="string" office:string-value="ㄌㄧㄞ" calcext:value-type="string">
            <text:p>ㄌㄧㄞ</text:p>
          </table:table-cell>
          <table:table-cell/>
          <table:table-cell table:formula="of:=CONCATENATE([.$S$1];[.A18])" office:value-type="string" office:string-value="ㄍㄧㄞ" calcext:value-type="string">
            <text:p>ㄍㄧㄞ</text:p>
          </table:table-cell>
          <table:table-cell/>
          <table:table-cell table:formula="of:=CONCATENATE([.$U$1];[.A18])" office:value-type="string" office:string-value="ㄎㄧㄞ" calcext:value-type="string">
            <text:p>ㄎㄧㄞ</text:p>
          </table:table-cell>
          <table:table-cell/>
          <table:table-cell table:formula="of:=CONCATENATE([.$W$1];[.A18])" office:value-type="string" office:string-value="ㄏㄧㄞ" calcext:value-type="string">
            <text:p>ㄏㄧㄞ</text:p>
          </table:table-cell>
          <table:table-cell/>
          <table:table-cell table:formula="of:=CONCATENATE([.$Y$1];[.A18])" office:value-type="string" office:string-value="ㄐㄧㄞ" calcext:value-type="string">
            <text:p>ㄐㄧㄞ</text:p>
          </table:table-cell>
          <table:table-cell/>
          <table:table-cell table:formula="of:=CONCATENATE([.$AA$1];[.A18])" office:value-type="string" office:string-value="ㄑㄧㄞ" calcext:value-type="string">
            <text:p>ㄑㄧㄞ</text:p>
          </table:table-cell>
          <table:table-cell/>
          <table:table-cell table:formula="of:=CONCATENATE([.$AC$1];[.A18])" office:value-type="string" office:string-value="ㄒㄧㄞ" calcext:value-type="string">
            <text:p>ㄒㄧㄞ</text:p>
          </table:table-cell>
          <table:table-cell/>
          <table:table-cell table:formula="of:=CONCATENATE([.$AE$1];[.A18])" office:value-type="string" office:string-value="ㄓㄧㄞ" calcext:value-type="string">
            <text:p>ㄓㄧㄞ</text:p>
          </table:table-cell>
          <table:table-cell/>
          <table:table-cell table:formula="of:=CONCATENATE([.$AG$1];[.A18])" office:value-type="string" office:string-value="ㄔㄧㄞ" calcext:value-type="string">
            <text:p>ㄔㄧㄞ</text:p>
          </table:table-cell>
          <table:table-cell/>
          <table:table-cell table:formula="of:=CONCATENATE([.$AI$1];[.A18])" office:value-type="string" office:string-value="ㄕㄧㄞ" calcext:value-type="string">
            <text:p>ㄕㄧㄞ</text:p>
          </table:table-cell>
          <table:table-cell/>
          <table:table-cell table:formula="of:=CONCATENATE([.$AK$1];[.A18])" office:value-type="string" office:string-value="ㄖㄧㄞ" calcext:value-type="string">
            <text:p>ㄖㄧㄞ</text:p>
          </table:table-cell>
          <table:table-cell/>
          <table:table-cell table:formula="of:=CONCATENATE([.$AM$1];[.A18])" office:value-type="string" office:string-value="ㄗㄧㄞ" calcext:value-type="string">
            <text:p>ㄗㄧㄞ</text:p>
          </table:table-cell>
          <table:table-cell/>
          <table:table-cell table:formula="of:=CONCATENATE([.$AO$1];[.A18])" office:value-type="string" office:string-value="ㄘㄧㄞ" calcext:value-type="string">
            <text:p>ㄘㄧㄞ</text:p>
          </table:table-cell>
          <table:table-cell/>
          <table:table-cell table:formula="of:=CONCATENATE([.$AQ$1];[.A18])" office:value-type="string" office:string-value="ㄙㄧㄞ" calcext:value-type="string">
            <text:p>ㄙㄧㄞ</text:p>
          </table:table-cell>
          <table:table-cell table:number-columns-repeated="2"/>
          <table:table-cell table:style-name="ce17" table:number-columns-repeated="43"/>
          <table:table-cell table:number-columns-repeated="936"/>
        </table:table-row>
        <table:table-row table:style-name="ro1">
          <table:table-cell table:style-name="ce16" office:value-type="string" calcext:value-type="string">
            <text:p>ㄧㄠ</text:p>
          </table:table-cell>
          <table:table-cell table:style-name="ce16"/>
          <table:table-cell table:formula="of:=CONCATENATE([.$C$1];[.A$1:.A$1048576])" office:value-type="string" office:string-value="ㄅㄧㄠ" calcext:value-type="string">
            <text:p>ㄅㄧㄠ</text:p>
          </table:table-cell>
          <table:table-cell/>
          <table:table-cell table:formula="of:=CONCATENATE([.$E$1];[.A19])" office:value-type="string" office:string-value="ㄆㄧㄠ" calcext:value-type="string">
            <text:p>ㄆㄧㄠ</text:p>
          </table:table-cell>
          <table:table-cell/>
          <table:table-cell table:formula="of:=CONCATENATE([.$G$1];[.A19])" office:value-type="string" office:string-value="ㄇㄧㄠ" calcext:value-type="string">
            <text:p>ㄇㄧㄠ</text:p>
          </table:table-cell>
          <table:table-cell/>
          <table:table-cell table:formula="of:=CONCATENATE([.$I$1];[.A19])" office:value-type="string" office:string-value="ㄈㄧㄠ" calcext:value-type="string">
            <text:p>ㄈㄧㄠ</text:p>
          </table:table-cell>
          <table:table-cell/>
          <table:table-cell table:formula="of:=CONCATENATE([.$K$1];[.A19])" office:value-type="string" office:string-value="ㄉㄧㄠ" calcext:value-type="string">
            <text:p>ㄉㄧㄠ</text:p>
          </table:table-cell>
          <table:table-cell/>
          <table:table-cell table:formula="of:=CONCATENATE([.$M$1];[.A19])" office:value-type="string" office:string-value="ㄊㄧㄠ" calcext:value-type="string">
            <text:p>ㄊㄧㄠ</text:p>
          </table:table-cell>
          <table:table-cell/>
          <table:table-cell table:formula="of:=CONCATENATE([.$O$1];[.A19])" office:value-type="string" office:string-value="ㄋㄧㄠ" calcext:value-type="string">
            <text:p>ㄋㄧㄠ</text:p>
          </table:table-cell>
          <table:table-cell/>
          <table:table-cell table:formula="of:=CONCATENATE([.$Q$1];[.A19])" office:value-type="string" office:string-value="ㄌㄧㄠ" calcext:value-type="string">
            <text:p>ㄌㄧㄠ</text:p>
          </table:table-cell>
          <table:table-cell/>
          <table:table-cell table:formula="of:=CONCATENATE([.$S$1];[.A19])" office:value-type="string" office:string-value="ㄍㄧㄠ" calcext:value-type="string">
            <text:p>ㄍㄧㄠ</text:p>
          </table:table-cell>
          <table:table-cell/>
          <table:table-cell table:formula="of:=CONCATENATE([.$U$1];[.A19])" office:value-type="string" office:string-value="ㄎㄧㄠ" calcext:value-type="string">
            <text:p>ㄎㄧㄠ</text:p>
          </table:table-cell>
          <table:table-cell/>
          <table:table-cell table:formula="of:=CONCATENATE([.$W$1];[.A19])" office:value-type="string" office:string-value="ㄏㄧㄠ" calcext:value-type="string">
            <text:p>ㄏㄧㄠ</text:p>
          </table:table-cell>
          <table:table-cell/>
          <table:table-cell table:formula="of:=CONCATENATE([.$Y$1];[.A19])" office:value-type="string" office:string-value="ㄐㄧㄠ" calcext:value-type="string">
            <text:p>ㄐㄧㄠ</text:p>
          </table:table-cell>
          <table:table-cell/>
          <table:table-cell table:formula="of:=CONCATENATE([.$AA$1];[.A19])" office:value-type="string" office:string-value="ㄑㄧㄠ" calcext:value-type="string">
            <text:p>ㄑㄧㄠ</text:p>
          </table:table-cell>
          <table:table-cell/>
          <table:table-cell table:formula="of:=CONCATENATE([.$AC$1];[.A19])" office:value-type="string" office:string-value="ㄒㄧㄠ" calcext:value-type="string">
            <text:p>ㄒㄧㄠ</text:p>
          </table:table-cell>
          <table:table-cell/>
          <table:table-cell table:formula="of:=CONCATENATE([.$AE$1];[.A19])" office:value-type="string" office:string-value="ㄓㄧㄠ" calcext:value-type="string">
            <text:p>ㄓㄧㄠ</text:p>
          </table:table-cell>
          <table:table-cell/>
          <table:table-cell table:formula="of:=CONCATENATE([.$AG$1];[.A19])" office:value-type="string" office:string-value="ㄔㄧㄠ" calcext:value-type="string">
            <text:p>ㄔㄧㄠ</text:p>
          </table:table-cell>
          <table:table-cell/>
          <table:table-cell table:formula="of:=CONCATENATE([.$AI$1];[.A19])" office:value-type="string" office:string-value="ㄕㄧㄠ" calcext:value-type="string">
            <text:p>ㄕㄧㄠ</text:p>
          </table:table-cell>
          <table:table-cell/>
          <table:table-cell table:formula="of:=CONCATENATE([.$AK$1];[.A19])" office:value-type="string" office:string-value="ㄖㄧㄠ" calcext:value-type="string">
            <text:p>ㄖㄧㄠ</text:p>
          </table:table-cell>
          <table:table-cell/>
          <table:table-cell table:formula="of:=CONCATENATE([.$AM$1];[.A19])" office:value-type="string" office:string-value="ㄗㄧㄠ" calcext:value-type="string">
            <text:p>ㄗㄧㄠ</text:p>
          </table:table-cell>
          <table:table-cell/>
          <table:table-cell table:formula="of:=CONCATENATE([.$AO$1];[.A19])" office:value-type="string" office:string-value="ㄘㄧㄠ" calcext:value-type="string">
            <text:p>ㄘㄧㄠ</text:p>
          </table:table-cell>
          <table:table-cell/>
          <table:table-cell table:formula="of:=CONCATENATE([.$AQ$1];[.A19])" office:value-type="string" office:string-value="ㄙㄧㄠ" calcext:value-type="string">
            <text:p>ㄙㄧㄠ</text:p>
          </table:table-cell>
          <table:table-cell table:number-columns-repeated="2"/>
          <table:table-cell table:style-name="ce17" table:number-columns-repeated="43"/>
          <table:table-cell table:number-columns-repeated="936"/>
        </table:table-row>
        <table:table-row table:style-name="ro1">
          <table:table-cell table:style-name="ce16" office:value-type="string" calcext:value-type="string">
            <text:p>ㄧㄡ</text:p>
          </table:table-cell>
          <table:table-cell table:style-name="ce16"/>
          <table:table-cell table:formula="of:=CONCATENATE([.$C$1];[.A$1:.A$1048576])" office:value-type="string" office:string-value="ㄅㄧㄡ" calcext:value-type="string">
            <text:p>ㄅㄧㄡ</text:p>
          </table:table-cell>
          <table:table-cell/>
          <table:table-cell table:formula="of:=CONCATENATE([.$E$1];[.A20])" office:value-type="string" office:string-value="ㄆㄧㄡ" calcext:value-type="string">
            <text:p>ㄆㄧㄡ</text:p>
          </table:table-cell>
          <table:table-cell/>
          <table:table-cell table:formula="of:=CONCATENATE([.$G$1];[.A20])" office:value-type="string" office:string-value="ㄇㄧㄡ" calcext:value-type="string">
            <text:p>ㄇㄧㄡ</text:p>
          </table:table-cell>
          <table:table-cell/>
          <table:table-cell table:formula="of:=CONCATENATE([.$I$1];[.A20])" office:value-type="string" office:string-value="ㄈㄧㄡ" calcext:value-type="string">
            <text:p>ㄈㄧㄡ</text:p>
          </table:table-cell>
          <table:table-cell/>
          <table:table-cell table:formula="of:=CONCATENATE([.$K$1];[.A20])" office:value-type="string" office:string-value="ㄉㄧㄡ" calcext:value-type="string">
            <text:p>ㄉㄧㄡ</text:p>
          </table:table-cell>
          <table:table-cell/>
          <table:table-cell table:formula="of:=CONCATENATE([.$M$1];[.A20])" office:value-type="string" office:string-value="ㄊㄧㄡ" calcext:value-type="string">
            <text:p>ㄊㄧㄡ</text:p>
          </table:table-cell>
          <table:table-cell/>
          <table:table-cell table:formula="of:=CONCATENATE([.$O$1];[.A20])" office:value-type="string" office:string-value="ㄋㄧㄡ" calcext:value-type="string">
            <text:p>ㄋㄧㄡ</text:p>
          </table:table-cell>
          <table:table-cell/>
          <table:table-cell table:formula="of:=CONCATENATE([.$Q$1];[.A20])" office:value-type="string" office:string-value="ㄌㄧㄡ" calcext:value-type="string">
            <text:p>ㄌㄧㄡ</text:p>
          </table:table-cell>
          <table:table-cell/>
          <table:table-cell table:formula="of:=CONCATENATE([.$S$1];[.A20])" office:value-type="string" office:string-value="ㄍㄧㄡ" calcext:value-type="string">
            <text:p>ㄍㄧㄡ</text:p>
          </table:table-cell>
          <table:table-cell/>
          <table:table-cell table:formula="of:=CONCATENATE([.$U$1];[.A20])" office:value-type="string" office:string-value="ㄎㄧㄡ" calcext:value-type="string">
            <text:p>ㄎㄧㄡ</text:p>
          </table:table-cell>
          <table:table-cell/>
          <table:table-cell table:formula="of:=CONCATENATE([.$W$1];[.A20])" office:value-type="string" office:string-value="ㄏㄧㄡ" calcext:value-type="string">
            <text:p>ㄏㄧㄡ</text:p>
          </table:table-cell>
          <table:table-cell/>
          <table:table-cell table:formula="of:=CONCATENATE([.$Y$1];[.A20])" office:value-type="string" office:string-value="ㄐㄧㄡ" calcext:value-type="string">
            <text:p>ㄐㄧㄡ</text:p>
          </table:table-cell>
          <table:table-cell/>
          <table:table-cell table:formula="of:=CONCATENATE([.$AA$1];[.A20])" office:value-type="string" office:string-value="ㄑㄧㄡ" calcext:value-type="string">
            <text:p>ㄑㄧㄡ</text:p>
          </table:table-cell>
          <table:table-cell/>
          <table:table-cell table:formula="of:=CONCATENATE([.$AC$1];[.A20])" office:value-type="string" office:string-value="ㄒㄧㄡ" calcext:value-type="string">
            <text:p>ㄒㄧㄡ</text:p>
          </table:table-cell>
          <table:table-cell/>
          <table:table-cell table:formula="of:=CONCATENATE([.$AE$1];[.A20])" office:value-type="string" office:string-value="ㄓㄧㄡ" calcext:value-type="string">
            <text:p>ㄓㄧㄡ</text:p>
          </table:table-cell>
          <table:table-cell/>
          <table:table-cell table:formula="of:=CONCATENATE([.$AG$1];[.A20])" office:value-type="string" office:string-value="ㄔㄧㄡ" calcext:value-type="string">
            <text:p>ㄔㄧㄡ</text:p>
          </table:table-cell>
          <table:table-cell/>
          <table:table-cell table:formula="of:=CONCATENATE([.$AI$1];[.A20])" office:value-type="string" office:string-value="ㄕㄧㄡ" calcext:value-type="string">
            <text:p>ㄕㄧㄡ</text:p>
          </table:table-cell>
          <table:table-cell/>
          <table:table-cell table:formula="of:=CONCATENATE([.$AK$1];[.A20])" office:value-type="string" office:string-value="ㄖㄧㄡ" calcext:value-type="string">
            <text:p>ㄖㄧㄡ</text:p>
          </table:table-cell>
          <table:table-cell/>
          <table:table-cell table:formula="of:=CONCATENATE([.$AM$1];[.A20])" office:value-type="string" office:string-value="ㄗㄧㄡ" calcext:value-type="string">
            <text:p>ㄗㄧㄡ</text:p>
          </table:table-cell>
          <table:table-cell/>
          <table:table-cell table:formula="of:=CONCATENATE([.$AO$1];[.A20])" office:value-type="string" office:string-value="ㄘㄧㄡ" calcext:value-type="string">
            <text:p>ㄘㄧㄡ</text:p>
          </table:table-cell>
          <table:table-cell/>
          <table:table-cell table:formula="of:=CONCATENATE([.$AQ$1];[.A20])" office:value-type="string" office:string-value="ㄙㄧㄡ" calcext:value-type="string">
            <text:p>ㄙㄧㄡ</text:p>
          </table:table-cell>
          <table:table-cell table:number-columns-repeated="2"/>
          <table:table-cell table:style-name="ce17" table:number-columns-repeated="43"/>
          <table:table-cell table:number-columns-repeated="936"/>
        </table:table-row>
        <table:table-row table:style-name="ro1">
          <table:table-cell table:style-name="ce16" office:value-type="string" calcext:value-type="string">
            <text:p>ㄧㄢ</text:p>
          </table:table-cell>
          <table:table-cell table:style-name="ce16"/>
          <table:table-cell table:formula="of:=CONCATENATE([.$C$1];[.A$1:.A$1048576])" office:value-type="string" office:string-value="ㄅㄧㄢ" calcext:value-type="string">
            <text:p>ㄅㄧㄢ</text:p>
          </table:table-cell>
          <table:table-cell/>
          <table:table-cell table:formula="of:=CONCATENATE([.$E$1];[.A21])" office:value-type="string" office:string-value="ㄆㄧㄢ" calcext:value-type="string">
            <text:p>ㄆㄧㄢ</text:p>
          </table:table-cell>
          <table:table-cell/>
          <table:table-cell table:formula="of:=CONCATENATE([.$G$1];[.A21])" office:value-type="string" office:string-value="ㄇㄧㄢ" calcext:value-type="string">
            <text:p>ㄇㄧㄢ</text:p>
          </table:table-cell>
          <table:table-cell/>
          <table:table-cell table:formula="of:=CONCATENATE([.$I$1];[.A21])" office:value-type="string" office:string-value="ㄈㄧㄢ" calcext:value-type="string">
            <text:p>ㄈㄧㄢ</text:p>
          </table:table-cell>
          <table:table-cell/>
          <table:table-cell table:formula="of:=CONCATENATE([.$K$1];[.A21])" office:value-type="string" office:string-value="ㄉㄧㄢ" calcext:value-type="string">
            <text:p>ㄉㄧㄢ</text:p>
          </table:table-cell>
          <table:table-cell/>
          <table:table-cell table:formula="of:=CONCATENATE([.$M$1];[.A21])" office:value-type="string" office:string-value="ㄊㄧㄢ" calcext:value-type="string">
            <text:p>ㄊㄧㄢ</text:p>
          </table:table-cell>
          <table:table-cell/>
          <table:table-cell table:formula="of:=CONCATENATE([.$O$1];[.A21])" office:value-type="string" office:string-value="ㄋㄧㄢ" calcext:value-type="string">
            <text:p>ㄋㄧㄢ</text:p>
          </table:table-cell>
          <table:table-cell/>
          <table:table-cell table:formula="of:=CONCATENATE([.$Q$1];[.A21])" office:value-type="string" office:string-value="ㄌㄧㄢ" calcext:value-type="string">
            <text:p>ㄌㄧㄢ</text:p>
          </table:table-cell>
          <table:table-cell/>
          <table:table-cell table:formula="of:=CONCATENATE([.$S$1];[.A21])" office:value-type="string" office:string-value="ㄍㄧㄢ" calcext:value-type="string">
            <text:p>ㄍㄧㄢ</text:p>
          </table:table-cell>
          <table:table-cell/>
          <table:table-cell table:formula="of:=CONCATENATE([.$U$1];[.A21])" office:value-type="string" office:string-value="ㄎㄧㄢ" calcext:value-type="string">
            <text:p>ㄎㄧㄢ</text:p>
          </table:table-cell>
          <table:table-cell/>
          <table:table-cell table:formula="of:=CONCATENATE([.$W$1];[.A21])" office:value-type="string" office:string-value="ㄏㄧㄢ" calcext:value-type="string">
            <text:p>ㄏㄧㄢ</text:p>
          </table:table-cell>
          <table:table-cell/>
          <table:table-cell table:formula="of:=CONCATENATE([.$Y$1];[.A21])" office:value-type="string" office:string-value="ㄐㄧㄢ" calcext:value-type="string">
            <text:p>ㄐㄧㄢ</text:p>
          </table:table-cell>
          <table:table-cell/>
          <table:table-cell table:formula="of:=CONCATENATE([.$AA$1];[.A21])" office:value-type="string" office:string-value="ㄑㄧㄢ" calcext:value-type="string">
            <text:p>ㄑㄧㄢ</text:p>
          </table:table-cell>
          <table:table-cell/>
          <table:table-cell table:formula="of:=CONCATENATE([.$AC$1];[.A21])" office:value-type="string" office:string-value="ㄒㄧㄢ" calcext:value-type="string">
            <text:p>ㄒㄧㄢ</text:p>
          </table:table-cell>
          <table:table-cell/>
          <table:table-cell table:formula="of:=CONCATENATE([.$AE$1];[.A21])" office:value-type="string" office:string-value="ㄓㄧㄢ" calcext:value-type="string">
            <text:p>ㄓㄧㄢ</text:p>
          </table:table-cell>
          <table:table-cell/>
          <table:table-cell table:formula="of:=CONCATENATE([.$AG$1];[.A21])" office:value-type="string" office:string-value="ㄔㄧㄢ" calcext:value-type="string">
            <text:p>ㄔㄧㄢ</text:p>
          </table:table-cell>
          <table:table-cell/>
          <table:table-cell table:formula="of:=CONCATENATE([.$AI$1];[.A21])" office:value-type="string" office:string-value="ㄕㄧㄢ" calcext:value-type="string">
            <text:p>ㄕㄧㄢ</text:p>
          </table:table-cell>
          <table:table-cell/>
          <table:table-cell table:formula="of:=CONCATENATE([.$AK$1];[.A21])" office:value-type="string" office:string-value="ㄖㄧㄢ" calcext:value-type="string">
            <text:p>ㄖㄧㄢ</text:p>
          </table:table-cell>
          <table:table-cell/>
          <table:table-cell table:formula="of:=CONCATENATE([.$AM$1];[.A21])" office:value-type="string" office:string-value="ㄗㄧㄢ" calcext:value-type="string">
            <text:p>ㄗㄧㄢ</text:p>
          </table:table-cell>
          <table:table-cell/>
          <table:table-cell table:formula="of:=CONCATENATE([.$AO$1];[.A21])" office:value-type="string" office:string-value="ㄘㄧㄢ" calcext:value-type="string">
            <text:p>ㄘㄧㄢ</text:p>
          </table:table-cell>
          <table:table-cell/>
          <table:table-cell table:formula="of:=CONCATENATE([.$AQ$1];[.A21])" office:value-type="string" office:string-value="ㄙㄧㄢ" calcext:value-type="string">
            <text:p>ㄙㄧㄢ</text:p>
          </table:table-cell>
          <table:table-cell table:number-columns-repeated="2"/>
          <table:table-cell table:style-name="ce17" table:number-columns-repeated="43"/>
          <table:table-cell table:number-columns-repeated="936"/>
        </table:table-row>
        <table:table-row table:style-name="ro1">
          <table:table-cell table:style-name="ce16" office:value-type="string" calcext:value-type="string">
            <text:p>ㄧㄣ</text:p>
          </table:table-cell>
          <table:table-cell table:style-name="ce16"/>
          <table:table-cell table:formula="of:=CONCATENATE([.$C$1];[.A$1:.A$1048576])" office:value-type="string" office:string-value="ㄅㄧㄣ" calcext:value-type="string">
            <text:p>ㄅㄧㄣ</text:p>
          </table:table-cell>
          <table:table-cell/>
          <table:table-cell table:formula="of:=CONCATENATE([.$E$1];[.A22])" office:value-type="string" office:string-value="ㄆㄧㄣ" calcext:value-type="string">
            <text:p>ㄆㄧㄣ</text:p>
          </table:table-cell>
          <table:table-cell/>
          <table:table-cell table:formula="of:=CONCATENATE([.$G$1];[.A22])" office:value-type="string" office:string-value="ㄇㄧㄣ" calcext:value-type="string">
            <text:p>ㄇㄧㄣ</text:p>
          </table:table-cell>
          <table:table-cell/>
          <table:table-cell table:formula="of:=CONCATENATE([.$I$1];[.A22])" office:value-type="string" office:string-value="ㄈㄧㄣ" calcext:value-type="string">
            <text:p>ㄈㄧㄣ</text:p>
          </table:table-cell>
          <table:table-cell/>
          <table:table-cell table:formula="of:=CONCATENATE([.$K$1];[.A22])" office:value-type="string" office:string-value="ㄉㄧㄣ" calcext:value-type="string">
            <text:p>ㄉㄧㄣ</text:p>
          </table:table-cell>
          <table:table-cell/>
          <table:table-cell table:formula="of:=CONCATENATE([.$M$1];[.A22])" office:value-type="string" office:string-value="ㄊㄧㄣ" calcext:value-type="string">
            <text:p>ㄊㄧㄣ</text:p>
          </table:table-cell>
          <table:table-cell/>
          <table:table-cell table:formula="of:=CONCATENATE([.$O$1];[.A22])" office:value-type="string" office:string-value="ㄋㄧㄣ" calcext:value-type="string">
            <text:p>ㄋㄧㄣ</text:p>
          </table:table-cell>
          <table:table-cell/>
          <table:table-cell table:formula="of:=CONCATENATE([.$Q$1];[.A22])" office:value-type="string" office:string-value="ㄌㄧㄣ" calcext:value-type="string">
            <text:p>ㄌㄧㄣ</text:p>
          </table:table-cell>
          <table:table-cell/>
          <table:table-cell table:formula="of:=CONCATENATE([.$S$1];[.A22])" office:value-type="string" office:string-value="ㄍㄧㄣ" calcext:value-type="string">
            <text:p>ㄍㄧㄣ</text:p>
          </table:table-cell>
          <table:table-cell/>
          <table:table-cell table:formula="of:=CONCATENATE([.$U$1];[.A22])" office:value-type="string" office:string-value="ㄎㄧㄣ" calcext:value-type="string">
            <text:p>ㄎㄧㄣ</text:p>
          </table:table-cell>
          <table:table-cell/>
          <table:table-cell table:formula="of:=CONCATENATE([.$W$1];[.A22])" office:value-type="string" office:string-value="ㄏㄧㄣ" calcext:value-type="string">
            <text:p>ㄏㄧㄣ</text:p>
          </table:table-cell>
          <table:table-cell/>
          <table:table-cell table:formula="of:=CONCATENATE([.$Y$1];[.A22])" office:value-type="string" office:string-value="ㄐㄧㄣ" calcext:value-type="string">
            <text:p>ㄐㄧㄣ</text:p>
          </table:table-cell>
          <table:table-cell/>
          <table:table-cell table:formula="of:=CONCATENATE([.$AA$1];[.A22])" office:value-type="string" office:string-value="ㄑㄧㄣ" calcext:value-type="string">
            <text:p>ㄑㄧㄣ</text:p>
          </table:table-cell>
          <table:table-cell/>
          <table:table-cell table:formula="of:=CONCATENATE([.$AC$1];[.A22])" office:value-type="string" office:string-value="ㄒㄧㄣ" calcext:value-type="string">
            <text:p>ㄒㄧㄣ</text:p>
          </table:table-cell>
          <table:table-cell/>
          <table:table-cell table:formula="of:=CONCATENATE([.$AE$1];[.A22])" office:value-type="string" office:string-value="ㄓㄧㄣ" calcext:value-type="string">
            <text:p>ㄓㄧㄣ</text:p>
          </table:table-cell>
          <table:table-cell/>
          <table:table-cell table:formula="of:=CONCATENATE([.$AG$1];[.A22])" office:value-type="string" office:string-value="ㄔㄧㄣ" calcext:value-type="string">
            <text:p>ㄔㄧㄣ</text:p>
          </table:table-cell>
          <table:table-cell/>
          <table:table-cell table:formula="of:=CONCATENATE([.$AI$1];[.A22])" office:value-type="string" office:string-value="ㄕㄧㄣ" calcext:value-type="string">
            <text:p>ㄕㄧㄣ</text:p>
          </table:table-cell>
          <table:table-cell/>
          <table:table-cell table:formula="of:=CONCATENATE([.$AK$1];[.A22])" office:value-type="string" office:string-value="ㄖㄧㄣ" calcext:value-type="string">
            <text:p>ㄖㄧㄣ</text:p>
          </table:table-cell>
          <table:table-cell/>
          <table:table-cell table:formula="of:=CONCATENATE([.$AM$1];[.A22])" office:value-type="string" office:string-value="ㄗㄧㄣ" calcext:value-type="string">
            <text:p>ㄗㄧㄣ</text:p>
          </table:table-cell>
          <table:table-cell/>
          <table:table-cell table:formula="of:=CONCATENATE([.$AO$1];[.A22])" office:value-type="string" office:string-value="ㄘㄧㄣ" calcext:value-type="string">
            <text:p>ㄘㄧㄣ</text:p>
          </table:table-cell>
          <table:table-cell/>
          <table:table-cell table:formula="of:=CONCATENATE([.$AQ$1];[.A22])" office:value-type="string" office:string-value="ㄙㄧㄣ" calcext:value-type="string">
            <text:p>ㄙㄧㄣ</text:p>
          </table:table-cell>
          <table:table-cell table:number-columns-repeated="2"/>
          <table:table-cell table:style-name="ce17" table:number-columns-repeated="43"/>
          <table:table-cell table:number-columns-repeated="936"/>
        </table:table-row>
        <table:table-row table:style-name="ro1">
          <table:table-cell table:style-name="ce16" office:value-type="string" calcext:value-type="string">
            <text:p>ㄧㄤ</text:p>
          </table:table-cell>
          <table:table-cell table:style-name="ce16"/>
          <table:table-cell table:formula="of:=CONCATENATE([.$C$1];[.A$1:.A$1048576])" office:value-type="string" office:string-value="ㄅㄧㄤ" calcext:value-type="string">
            <text:p>ㄅㄧㄤ</text:p>
          </table:table-cell>
          <table:table-cell/>
          <table:table-cell table:formula="of:=CONCATENATE([.$E$1];[.A23])" office:value-type="string" office:string-value="ㄆㄧㄤ" calcext:value-type="string">
            <text:p>ㄆㄧㄤ</text:p>
          </table:table-cell>
          <table:table-cell/>
          <table:table-cell table:formula="of:=CONCATENATE([.$G$1];[.A23])" office:value-type="string" office:string-value="ㄇㄧㄤ" calcext:value-type="string">
            <text:p>ㄇㄧㄤ</text:p>
          </table:table-cell>
          <table:table-cell/>
          <table:table-cell table:formula="of:=CONCATENATE([.$I$1];[.A23])" office:value-type="string" office:string-value="ㄈㄧㄤ" calcext:value-type="string">
            <text:p>ㄈㄧㄤ</text:p>
          </table:table-cell>
          <table:table-cell/>
          <table:table-cell table:formula="of:=CONCATENATE([.$K$1];[.A23])" office:value-type="string" office:string-value="ㄉㄧㄤ" calcext:value-type="string">
            <text:p>ㄉㄧㄤ</text:p>
          </table:table-cell>
          <table:table-cell/>
          <table:table-cell table:formula="of:=CONCATENATE([.$M$1];[.A23])" office:value-type="string" office:string-value="ㄊㄧㄤ" calcext:value-type="string">
            <text:p>ㄊㄧㄤ</text:p>
          </table:table-cell>
          <table:table-cell/>
          <table:table-cell table:formula="of:=CONCATENATE([.$O$1];[.A23])" office:value-type="string" office:string-value="ㄋㄧㄤ" calcext:value-type="string">
            <text:p>ㄋㄧㄤ</text:p>
          </table:table-cell>
          <table:table-cell/>
          <table:table-cell table:formula="of:=CONCATENATE([.$Q$1];[.A23])" office:value-type="string" office:string-value="ㄌㄧㄤ" calcext:value-type="string">
            <text:p>ㄌㄧㄤ</text:p>
          </table:table-cell>
          <table:table-cell/>
          <table:table-cell table:formula="of:=CONCATENATE([.$S$1];[.A23])" office:value-type="string" office:string-value="ㄍㄧㄤ" calcext:value-type="string">
            <text:p>ㄍㄧㄤ</text:p>
          </table:table-cell>
          <table:table-cell/>
          <table:table-cell table:formula="of:=CONCATENATE([.$U$1];[.A23])" office:value-type="string" office:string-value="ㄎㄧㄤ" calcext:value-type="string">
            <text:p>ㄎㄧㄤ</text:p>
          </table:table-cell>
          <table:table-cell/>
          <table:table-cell table:formula="of:=CONCATENATE([.$W$1];[.A23])" office:value-type="string" office:string-value="ㄏㄧㄤ" calcext:value-type="string">
            <text:p>ㄏㄧㄤ</text:p>
          </table:table-cell>
          <table:table-cell/>
          <table:table-cell table:formula="of:=CONCATENATE([.$Y$1];[.A23])" office:value-type="string" office:string-value="ㄐㄧㄤ" calcext:value-type="string">
            <text:p>ㄐㄧㄤ</text:p>
          </table:table-cell>
          <table:table-cell/>
          <table:table-cell table:formula="of:=CONCATENATE([.$AA$1];[.A23])" office:value-type="string" office:string-value="ㄑㄧㄤ" calcext:value-type="string">
            <text:p>ㄑㄧㄤ</text:p>
          </table:table-cell>
          <table:table-cell/>
          <table:table-cell table:formula="of:=CONCATENATE([.$AC$1];[.A23])" office:value-type="string" office:string-value="ㄒㄧㄤ" calcext:value-type="string">
            <text:p>ㄒㄧㄤ</text:p>
          </table:table-cell>
          <table:table-cell/>
          <table:table-cell table:formula="of:=CONCATENATE([.$AE$1];[.A23])" office:value-type="string" office:string-value="ㄓㄧㄤ" calcext:value-type="string">
            <text:p>ㄓㄧㄤ</text:p>
          </table:table-cell>
          <table:table-cell/>
          <table:table-cell table:formula="of:=CONCATENATE([.$AG$1];[.A23])" office:value-type="string" office:string-value="ㄔㄧㄤ" calcext:value-type="string">
            <text:p>ㄔㄧㄤ</text:p>
          </table:table-cell>
          <table:table-cell/>
          <table:table-cell table:formula="of:=CONCATENATE([.$AI$1];[.A23])" office:value-type="string" office:string-value="ㄕㄧㄤ" calcext:value-type="string">
            <text:p>ㄕㄧㄤ</text:p>
          </table:table-cell>
          <table:table-cell/>
          <table:table-cell table:formula="of:=CONCATENATE([.$AK$1];[.A23])" office:value-type="string" office:string-value="ㄖㄧㄤ" calcext:value-type="string">
            <text:p>ㄖㄧㄤ</text:p>
          </table:table-cell>
          <table:table-cell/>
          <table:table-cell table:formula="of:=CONCATENATE([.$AM$1];[.A23])" office:value-type="string" office:string-value="ㄗㄧㄤ" calcext:value-type="string">
            <text:p>ㄗㄧㄤ</text:p>
          </table:table-cell>
          <table:table-cell/>
          <table:table-cell table:formula="of:=CONCATENATE([.$AO$1];[.A23])" office:value-type="string" office:string-value="ㄘㄧㄤ" calcext:value-type="string">
            <text:p>ㄘㄧㄤ</text:p>
          </table:table-cell>
          <table:table-cell/>
          <table:table-cell table:formula="of:=CONCATENATE([.$AQ$1];[.A23])" office:value-type="string" office:string-value="ㄙㄧㄤ" calcext:value-type="string">
            <text:p>ㄙㄧㄤ</text:p>
          </table:table-cell>
          <table:table-cell/>
          <table:table-cell table:style-name="ce17" table:number-columns-repeated="44"/>
          <table:table-cell table:number-columns-repeated="936"/>
        </table:table-row>
        <table:table-row table:style-name="ro1">
          <table:table-cell table:style-name="ce16" office:value-type="string" calcext:value-type="string">
            <text:p>ㄧㄥ</text:p>
          </table:table-cell>
          <table:table-cell table:style-name="ce16"/>
          <table:table-cell table:formula="of:=CONCATENATE([.$C$1];[.A$1:.A$1048576])" office:value-type="string" office:string-value="ㄅㄧㄥ" calcext:value-type="string">
            <text:p>ㄅㄧㄥ</text:p>
          </table:table-cell>
          <table:table-cell/>
          <table:table-cell table:formula="of:=CONCATENATE([.$E$1];[.A24])" office:value-type="string" office:string-value="ㄆㄧㄥ" calcext:value-type="string">
            <text:p>ㄆㄧㄥ</text:p>
          </table:table-cell>
          <table:table-cell/>
          <table:table-cell table:formula="of:=CONCATENATE([.$G$1];[.A24])" office:value-type="string" office:string-value="ㄇㄧㄥ" calcext:value-type="string">
            <text:p>ㄇㄧㄥ</text:p>
          </table:table-cell>
          <table:table-cell/>
          <table:table-cell table:formula="of:=CONCATENATE([.$I$1];[.A24])" office:value-type="string" office:string-value="ㄈㄧㄥ" calcext:value-type="string">
            <text:p>ㄈㄧㄥ</text:p>
          </table:table-cell>
          <table:table-cell/>
          <table:table-cell table:formula="of:=CONCATENATE([.$K$1];[.A24])" office:value-type="string" office:string-value="ㄉㄧㄥ" calcext:value-type="string">
            <text:p>ㄉㄧㄥ</text:p>
          </table:table-cell>
          <table:table-cell/>
          <table:table-cell table:formula="of:=CONCATENATE([.$M$1];[.A24])" office:value-type="string" office:string-value="ㄊㄧㄥ" calcext:value-type="string">
            <text:p>ㄊㄧㄥ</text:p>
          </table:table-cell>
          <table:table-cell/>
          <table:table-cell table:formula="of:=CONCATENATE([.$O$1];[.A24])" office:value-type="string" office:string-value="ㄋㄧㄥ" calcext:value-type="string">
            <text:p>ㄋㄧㄥ</text:p>
          </table:table-cell>
          <table:table-cell/>
          <table:table-cell table:formula="of:=CONCATENATE([.$Q$1];[.A24])" office:value-type="string" office:string-value="ㄌㄧㄥ" calcext:value-type="string">
            <text:p>ㄌㄧㄥ</text:p>
          </table:table-cell>
          <table:table-cell/>
          <table:table-cell table:formula="of:=CONCATENATE([.$S$1];[.A24])" office:value-type="string" office:string-value="ㄍㄧㄥ" calcext:value-type="string">
            <text:p>ㄍㄧㄥ</text:p>
          </table:table-cell>
          <table:table-cell/>
          <table:table-cell table:formula="of:=CONCATENATE([.$U$1];[.A24])" office:value-type="string" office:string-value="ㄎㄧㄥ" calcext:value-type="string">
            <text:p>ㄎㄧㄥ</text:p>
          </table:table-cell>
          <table:table-cell/>
          <table:table-cell table:formula="of:=CONCATENATE([.$W$1];[.A24])" office:value-type="string" office:string-value="ㄏㄧㄥ" calcext:value-type="string">
            <text:p>ㄏㄧㄥ</text:p>
          </table:table-cell>
          <table:table-cell/>
          <table:table-cell table:formula="of:=CONCATENATE([.$Y$1];[.A24])" office:value-type="string" office:string-value="ㄐㄧㄥ" calcext:value-type="string">
            <text:p>ㄐㄧㄥ</text:p>
          </table:table-cell>
          <table:table-cell/>
          <table:table-cell table:formula="of:=CONCATENATE([.$AA$1];[.A24])" office:value-type="string" office:string-value="ㄑㄧㄥ" calcext:value-type="string">
            <text:p>ㄑㄧㄥ</text:p>
          </table:table-cell>
          <table:table-cell/>
          <table:table-cell table:formula="of:=CONCATENATE([.$AC$1];[.A24])" office:value-type="string" office:string-value="ㄒㄧㄥ" calcext:value-type="string">
            <text:p>ㄒㄧㄥ</text:p>
          </table:table-cell>
          <table:table-cell/>
          <table:table-cell table:formula="of:=CONCATENATE([.$AE$1];[.A24])" office:value-type="string" office:string-value="ㄓㄧㄥ" calcext:value-type="string">
            <text:p>ㄓㄧㄥ</text:p>
          </table:table-cell>
          <table:table-cell/>
          <table:table-cell table:formula="of:=CONCATENATE([.$AG$1];[.A24])" office:value-type="string" office:string-value="ㄔㄧㄥ" calcext:value-type="string">
            <text:p>ㄔㄧㄥ</text:p>
          </table:table-cell>
          <table:table-cell/>
          <table:table-cell table:formula="of:=CONCATENATE([.$AI$1];[.A24])" office:value-type="string" office:string-value="ㄕㄧㄥ" calcext:value-type="string">
            <text:p>ㄕㄧㄥ</text:p>
          </table:table-cell>
          <table:table-cell/>
          <table:table-cell table:formula="of:=CONCATENATE([.$AK$1];[.A24])" office:value-type="string" office:string-value="ㄖㄧㄥ" calcext:value-type="string">
            <text:p>ㄖㄧㄥ</text:p>
          </table:table-cell>
          <table:table-cell/>
          <table:table-cell table:formula="of:=CONCATENATE([.$AM$1];[.A24])" office:value-type="string" office:string-value="ㄗㄧㄥ" calcext:value-type="string">
            <text:p>ㄗㄧㄥ</text:p>
          </table:table-cell>
          <table:table-cell/>
          <table:table-cell table:formula="of:=CONCATENATE([.$AO$1];[.A24])" office:value-type="string" office:string-value="ㄘㄧㄥ" calcext:value-type="string">
            <text:p>ㄘㄧㄥ</text:p>
          </table:table-cell>
          <table:table-cell/>
          <table:table-cell table:formula="of:=CONCATENATE([.$AQ$1];[.A24])" office:value-type="string" office:string-value="ㄙㄧㄥ" calcext:value-type="string">
            <text:p>ㄙㄧㄥ</text:p>
          </table:table-cell>
          <table:table-cell table:number-columns-repeated="2"/>
          <table:table-cell table:style-name="ce17" table:number-columns-repeated="43"/>
          <table:table-cell table:number-columns-repeated="936"/>
        </table:table-row>
        <table:table-row table:style-name="ro1">
          <table:table-cell table:style-name="ce16" office:value-type="string" calcext:value-type="string">
            <text:p>ㄨ</text:p>
          </table:table-cell>
          <table:table-cell table:style-name="ce16"/>
          <table:table-cell table:formula="of:=CONCATENATE([.$C$1];[.A$1:.A$1048576])" office:value-type="string" office:string-value="ㄅㄨ" calcext:value-type="string">
            <text:p>ㄅㄨ</text:p>
          </table:table-cell>
          <table:table-cell/>
          <table:table-cell table:formula="of:=CONCATENATE([.$E$1];[.A25])" office:value-type="string" office:string-value="ㄆㄨ" calcext:value-type="string">
            <text:p>ㄆㄨ</text:p>
          </table:table-cell>
          <table:table-cell/>
          <table:table-cell table:formula="of:=CONCATENATE([.$G$1];[.A25])" office:value-type="string" office:string-value="ㄇㄨ" calcext:value-type="string">
            <text:p>ㄇㄨ</text:p>
          </table:table-cell>
          <table:table-cell/>
          <table:table-cell table:formula="of:=CONCATENATE([.$I$1];[.A25])" office:value-type="string" office:string-value="ㄈㄨ" calcext:value-type="string">
            <text:p>ㄈㄨ</text:p>
          </table:table-cell>
          <table:table-cell/>
          <table:table-cell table:formula="of:=CONCATENATE([.$K$1];[.A25])" office:value-type="string" office:string-value="ㄉㄨ" calcext:value-type="string">
            <text:p>ㄉㄨ</text:p>
          </table:table-cell>
          <table:table-cell/>
          <table:table-cell table:formula="of:=CONCATENATE([.$M$1];[.A25])" office:value-type="string" office:string-value="ㄊㄨ" calcext:value-type="string">
            <text:p>ㄊㄨ</text:p>
          </table:table-cell>
          <table:table-cell/>
          <table:table-cell table:formula="of:=CONCATENATE([.$O$1];[.A25])" office:value-type="string" office:string-value="ㄋㄨ" calcext:value-type="string">
            <text:p>ㄋㄨ</text:p>
          </table:table-cell>
          <table:table-cell/>
          <table:table-cell table:formula="of:=CONCATENATE([.$Q$1];[.A25])" office:value-type="string" office:string-value="ㄌㄨ" calcext:value-type="string">
            <text:p>ㄌㄨ</text:p>
          </table:table-cell>
          <table:table-cell/>
          <table:table-cell table:formula="of:=CONCATENATE([.$S$1];[.A25])" office:value-type="string" office:string-value="ㄍㄨ" calcext:value-type="string">
            <text:p>ㄍㄨ</text:p>
          </table:table-cell>
          <table:table-cell/>
          <table:table-cell table:formula="of:=CONCATENATE([.$U$1];[.A25])" office:value-type="string" office:string-value="ㄎㄨ" calcext:value-type="string">
            <text:p>ㄎㄨ</text:p>
          </table:table-cell>
          <table:table-cell/>
          <table:table-cell table:formula="of:=CONCATENATE([.$W$1];[.A25])" office:value-type="string" office:string-value="ㄏㄨ" calcext:value-type="string">
            <text:p>ㄏㄨ</text:p>
          </table:table-cell>
          <table:table-cell/>
          <table:table-cell table:formula="of:=CONCATENATE([.$Y$1];[.A25])" office:value-type="string" office:string-value="ㄐㄨ" calcext:value-type="string">
            <text:p>ㄐㄨ</text:p>
          </table:table-cell>
          <table:table-cell/>
          <table:table-cell table:formula="of:=CONCATENATE([.$AA$1];[.A25])" office:value-type="string" office:string-value="ㄑㄨ" calcext:value-type="string">
            <text:p>ㄑㄨ</text:p>
          </table:table-cell>
          <table:table-cell/>
          <table:table-cell table:formula="of:=CONCATENATE([.$AC$1];[.A25])" office:value-type="string" office:string-value="ㄒㄨ" calcext:value-type="string">
            <text:p>ㄒㄨ</text:p>
          </table:table-cell>
          <table:table-cell/>
          <table:table-cell table:formula="of:=CONCATENATE([.$AE$1];[.A25])" office:value-type="string" office:string-value="ㄓㄨ" calcext:value-type="string">
            <text:p>ㄓㄨ</text:p>
          </table:table-cell>
          <table:table-cell/>
          <table:table-cell table:formula="of:=CONCATENATE([.$AG$1];[.A25])" office:value-type="string" office:string-value="ㄔㄨ" calcext:value-type="string">
            <text:p>ㄔㄨ</text:p>
          </table:table-cell>
          <table:table-cell/>
          <table:table-cell table:formula="of:=CONCATENATE([.$AI$1];[.A25])" office:value-type="string" office:string-value="ㄕㄨ" calcext:value-type="string">
            <text:p>ㄕㄨ</text:p>
          </table:table-cell>
          <table:table-cell/>
          <table:table-cell table:formula="of:=CONCATENATE([.$AK$1];[.A25])" office:value-type="string" office:string-value="ㄖㄨ" calcext:value-type="string">
            <text:p>ㄖㄨ</text:p>
          </table:table-cell>
          <table:table-cell/>
          <table:table-cell table:formula="of:=CONCATENATE([.$AM$1];[.A25])" office:value-type="string" office:string-value="ㄗㄨ" calcext:value-type="string">
            <text:p>ㄗㄨ</text:p>
          </table:table-cell>
          <table:table-cell/>
          <table:table-cell table:formula="of:=CONCATENATE([.$AO$1];[.A25])" office:value-type="string" office:string-value="ㄘㄨ" calcext:value-type="string">
            <text:p>ㄘㄨ</text:p>
          </table:table-cell>
          <table:table-cell/>
          <table:table-cell table:formula="of:=CONCATENATE([.$AQ$1];[.A25])" office:value-type="string" office:string-value="ㄙㄨ" calcext:value-type="string">
            <text:p>ㄙㄨ</text:p>
          </table:table-cell>
          <table:table-cell table:number-columns-repeated="2"/>
          <table:table-cell table:style-name="ce17" table:number-columns-repeated="43"/>
          <table:table-cell table:number-columns-repeated="936"/>
        </table:table-row>
        <table:table-row table:style-name="ro1">
          <table:table-cell table:style-name="ce16" office:value-type="string" calcext:value-type="string">
            <text:p>ㄨㄚ</text:p>
          </table:table-cell>
          <table:table-cell table:style-name="ce16"/>
          <table:table-cell table:formula="of:=CONCATENATE([.$C$1];[.A$1:.A$1048576])" office:value-type="string" office:string-value="ㄅㄨㄚ" calcext:value-type="string">
            <text:p>ㄅㄨㄚ</text:p>
          </table:table-cell>
          <table:table-cell/>
          <table:table-cell table:formula="of:=CONCATENATE([.$E$1];[.A26])" office:value-type="string" office:string-value="ㄆㄨㄚ" calcext:value-type="string">
            <text:p>ㄆㄨㄚ</text:p>
          </table:table-cell>
          <table:table-cell/>
          <table:table-cell table:formula="of:=CONCATENATE([.$G$1];[.A26])" office:value-type="string" office:string-value="ㄇㄨㄚ" calcext:value-type="string">
            <text:p>ㄇㄨㄚ</text:p>
          </table:table-cell>
          <table:table-cell/>
          <table:table-cell table:formula="of:=CONCATENATE([.$I$1];[.A26])" office:value-type="string" office:string-value="ㄈㄨㄚ" calcext:value-type="string">
            <text:p>ㄈㄨㄚ</text:p>
          </table:table-cell>
          <table:table-cell/>
          <table:table-cell table:formula="of:=CONCATENATE([.$K$1];[.A26])" office:value-type="string" office:string-value="ㄉㄨㄚ" calcext:value-type="string">
            <text:p>ㄉㄨㄚ</text:p>
          </table:table-cell>
          <table:table-cell/>
          <table:table-cell table:formula="of:=CONCATENATE([.$M$1];[.A26])" office:value-type="string" office:string-value="ㄊㄨㄚ" calcext:value-type="string">
            <text:p>ㄊㄨㄚ</text:p>
          </table:table-cell>
          <table:table-cell/>
          <table:table-cell table:formula="of:=CONCATENATE([.$O$1];[.A26])" office:value-type="string" office:string-value="ㄋㄨㄚ" calcext:value-type="string">
            <text:p>ㄋㄨㄚ</text:p>
          </table:table-cell>
          <table:table-cell/>
          <table:table-cell table:formula="of:=CONCATENATE([.$Q$1];[.A26])" office:value-type="string" office:string-value="ㄌㄨㄚ" calcext:value-type="string">
            <text:p>ㄌㄨㄚ</text:p>
          </table:table-cell>
          <table:table-cell/>
          <table:table-cell table:formula="of:=CONCATENATE([.$S$1];[.A26])" office:value-type="string" office:string-value="ㄍㄨㄚ" calcext:value-type="string">
            <text:p>ㄍㄨㄚ</text:p>
          </table:table-cell>
          <table:table-cell/>
          <table:table-cell table:formula="of:=CONCATENATE([.$U$1];[.A26])" office:value-type="string" office:string-value="ㄎㄨㄚ" calcext:value-type="string">
            <text:p>ㄎㄨㄚ</text:p>
          </table:table-cell>
          <table:table-cell/>
          <table:table-cell table:formula="of:=CONCATENATE([.$W$1];[.A26])" office:value-type="string" office:string-value="ㄏㄨㄚ" calcext:value-type="string">
            <text:p>ㄏㄨㄚ</text:p>
          </table:table-cell>
          <table:table-cell/>
          <table:table-cell table:formula="of:=CONCATENATE([.$Y$1];[.A26])" office:value-type="string" office:string-value="ㄐㄨㄚ" calcext:value-type="string">
            <text:p>ㄐㄨㄚ</text:p>
          </table:table-cell>
          <table:table-cell/>
          <table:table-cell table:formula="of:=CONCATENATE([.$AA$1];[.A26])" office:value-type="string" office:string-value="ㄑㄨㄚ" calcext:value-type="string">
            <text:p>ㄑㄨㄚ</text:p>
          </table:table-cell>
          <table:table-cell/>
          <table:table-cell table:formula="of:=CONCATENATE([.$AC$1];[.A26])" office:value-type="string" office:string-value="ㄒㄨㄚ" calcext:value-type="string">
            <text:p>ㄒㄨㄚ</text:p>
          </table:table-cell>
          <table:table-cell/>
          <table:table-cell table:formula="of:=CONCATENATE([.$AE$1];[.A26])" office:value-type="string" office:string-value="ㄓㄨㄚ" calcext:value-type="string">
            <text:p>ㄓㄨㄚ</text:p>
          </table:table-cell>
          <table:table-cell/>
          <table:table-cell table:formula="of:=CONCATENATE([.$AG$1];[.A26])" office:value-type="string" office:string-value="ㄔㄨㄚ" calcext:value-type="string">
            <text:p>ㄔㄨㄚ</text:p>
          </table:table-cell>
          <table:table-cell/>
          <table:table-cell table:formula="of:=CONCATENATE([.$AI$1];[.A26])" office:value-type="string" office:string-value="ㄕㄨㄚ" calcext:value-type="string">
            <text:p>ㄕㄨㄚ</text:p>
          </table:table-cell>
          <table:table-cell/>
          <table:table-cell table:formula="of:=CONCATENATE([.$AK$1];[.A26])" office:value-type="string" office:string-value="ㄖㄨㄚ" calcext:value-type="string">
            <text:p>ㄖㄨㄚ</text:p>
          </table:table-cell>
          <table:table-cell/>
          <table:table-cell table:formula="of:=CONCATENATE([.$AM$1];[.A26])" office:value-type="string" office:string-value="ㄗㄨㄚ" calcext:value-type="string">
            <text:p>ㄗㄨㄚ</text:p>
          </table:table-cell>
          <table:table-cell/>
          <table:table-cell table:formula="of:=CONCATENATE([.$AO$1];[.A26])" office:value-type="string" office:string-value="ㄘㄨㄚ" calcext:value-type="string">
            <text:p>ㄘㄨㄚ</text:p>
          </table:table-cell>
          <table:table-cell/>
          <table:table-cell table:formula="of:=CONCATENATE([.$AQ$1];[.A26])" office:value-type="string" office:string-value="ㄙㄨㄚ" calcext:value-type="string">
            <text:p>ㄙㄨㄚ</text:p>
          </table:table-cell>
          <table:table-cell table:number-columns-repeated="2"/>
          <table:table-cell table:style-name="ce17" table:number-columns-repeated="43"/>
          <table:table-cell table:number-columns-repeated="936"/>
        </table:table-row>
        <table:table-row table:style-name="ro1">
          <table:table-cell table:style-name="ce16" office:value-type="string" calcext:value-type="string">
            <text:p>ㄨㄛ</text:p>
          </table:table-cell>
          <table:table-cell table:style-name="ce16"/>
          <table:table-cell table:formula="of:=CONCATENATE([.$C$1];[.A$1:.A$1048576])" office:value-type="string" office:string-value="ㄅㄨㄛ" calcext:value-type="string">
            <text:p>ㄅㄨㄛ</text:p>
          </table:table-cell>
          <table:table-cell/>
          <table:table-cell table:formula="of:=CONCATENATE([.$E$1];[.A27])" office:value-type="string" office:string-value="ㄆㄨㄛ" calcext:value-type="string">
            <text:p>ㄆㄨㄛ</text:p>
          </table:table-cell>
          <table:table-cell/>
          <table:table-cell table:formula="of:=CONCATENATE([.$G$1];[.A27])" office:value-type="string" office:string-value="ㄇㄨㄛ" calcext:value-type="string">
            <text:p>ㄇㄨㄛ</text:p>
          </table:table-cell>
          <table:table-cell/>
          <table:table-cell table:formula="of:=CONCATENATE([.$I$1];[.A27])" office:value-type="string" office:string-value="ㄈㄨㄛ" calcext:value-type="string">
            <text:p>ㄈㄨㄛ</text:p>
          </table:table-cell>
          <table:table-cell/>
          <table:table-cell table:formula="of:=CONCATENATE([.$K$1];[.A27])" office:value-type="string" office:string-value="ㄉㄨㄛ" calcext:value-type="string">
            <text:p>ㄉㄨㄛ</text:p>
          </table:table-cell>
          <table:table-cell/>
          <table:table-cell table:formula="of:=CONCATENATE([.$M$1];[.A27])" office:value-type="string" office:string-value="ㄊㄨㄛ" calcext:value-type="string">
            <text:p>ㄊㄨㄛ</text:p>
          </table:table-cell>
          <table:table-cell/>
          <table:table-cell table:formula="of:=CONCATENATE([.$O$1];[.A27])" office:value-type="string" office:string-value="ㄋㄨㄛ" calcext:value-type="string">
            <text:p>ㄋㄨㄛ</text:p>
          </table:table-cell>
          <table:table-cell/>
          <table:table-cell table:formula="of:=CONCATENATE([.$Q$1];[.A27])" office:value-type="string" office:string-value="ㄌㄨㄛ" calcext:value-type="string">
            <text:p>ㄌㄨㄛ</text:p>
          </table:table-cell>
          <table:table-cell/>
          <table:table-cell table:formula="of:=CONCATENATE([.$S$1];[.A27])" office:value-type="string" office:string-value="ㄍㄨㄛ" calcext:value-type="string">
            <text:p>ㄍㄨㄛ</text:p>
          </table:table-cell>
          <table:table-cell/>
          <table:table-cell table:formula="of:=CONCATENATE([.$U$1];[.A27])" office:value-type="string" office:string-value="ㄎㄨㄛ" calcext:value-type="string">
            <text:p>ㄎㄨㄛ</text:p>
          </table:table-cell>
          <table:table-cell/>
          <table:table-cell table:formula="of:=CONCATENATE([.$W$1];[.A27])" office:value-type="string" office:string-value="ㄏㄨㄛ" calcext:value-type="string">
            <text:p>ㄏㄨㄛ</text:p>
          </table:table-cell>
          <table:table-cell/>
          <table:table-cell table:formula="of:=CONCATENATE([.$Y$1];[.A27])" office:value-type="string" office:string-value="ㄐㄨㄛ" calcext:value-type="string">
            <text:p>ㄐㄨㄛ</text:p>
          </table:table-cell>
          <table:table-cell/>
          <table:table-cell table:formula="of:=CONCATENATE([.$AA$1];[.A27])" office:value-type="string" office:string-value="ㄑㄨㄛ" calcext:value-type="string">
            <text:p>ㄑㄨㄛ</text:p>
          </table:table-cell>
          <table:table-cell/>
          <table:table-cell table:formula="of:=CONCATENATE([.$AC$1];[.A27])" office:value-type="string" office:string-value="ㄒㄨㄛ" calcext:value-type="string">
            <text:p>ㄒㄨㄛ</text:p>
          </table:table-cell>
          <table:table-cell/>
          <table:table-cell table:formula="of:=CONCATENATE([.$AE$1];[.A27])" office:value-type="string" office:string-value="ㄓㄨㄛ" calcext:value-type="string">
            <text:p>ㄓㄨㄛ</text:p>
          </table:table-cell>
          <table:table-cell/>
          <table:table-cell table:formula="of:=CONCATENATE([.$AG$1];[.A27])" office:value-type="string" office:string-value="ㄔㄨㄛ" calcext:value-type="string">
            <text:p>ㄔㄨㄛ</text:p>
          </table:table-cell>
          <table:table-cell/>
          <table:table-cell table:formula="of:=CONCATENATE([.$AI$1];[.A27])" office:value-type="string" office:string-value="ㄕㄨㄛ" calcext:value-type="string">
            <text:p>ㄕㄨㄛ</text:p>
          </table:table-cell>
          <table:table-cell/>
          <table:table-cell table:formula="of:=CONCATENATE([.$AK$1];[.A27])" office:value-type="string" office:string-value="ㄖㄨㄛ" calcext:value-type="string">
            <text:p>ㄖㄨㄛ</text:p>
          </table:table-cell>
          <table:table-cell/>
          <table:table-cell table:formula="of:=CONCATENATE([.$AM$1];[.A27])" office:value-type="string" office:string-value="ㄗㄨㄛ" calcext:value-type="string">
            <text:p>ㄗㄨㄛ</text:p>
          </table:table-cell>
          <table:table-cell/>
          <table:table-cell table:formula="of:=CONCATENATE([.$AO$1];[.A27])" office:value-type="string" office:string-value="ㄘㄨㄛ" calcext:value-type="string">
            <text:p>ㄘㄨㄛ</text:p>
          </table:table-cell>
          <table:table-cell/>
          <table:table-cell table:formula="of:=CONCATENATE([.$AQ$1];[.A27])" office:value-type="string" office:string-value="ㄙㄨㄛ" calcext:value-type="string">
            <text:p>ㄙㄨㄛ</text:p>
          </table:table-cell>
          <table:table-cell table:number-columns-repeated="2"/>
          <table:table-cell table:style-name="ce17" table:number-columns-repeated="43"/>
          <table:table-cell table:number-columns-repeated="936"/>
        </table:table-row>
        <table:table-row table:style-name="ro1">
          <table:table-cell table:style-name="ce16" office:value-type="string" calcext:value-type="string">
            <text:p>ㄨㄞ</text:p>
          </table:table-cell>
          <table:table-cell table:style-name="ce16"/>
          <table:table-cell table:formula="of:=CONCATENATE([.$C$1];[.A$1:.A$1048576])" office:value-type="string" office:string-value="ㄅㄨㄞ" calcext:value-type="string">
            <text:p>ㄅㄨㄞ</text:p>
          </table:table-cell>
          <table:table-cell/>
          <table:table-cell table:formula="of:=CONCATENATE([.$E$1];[.A28])" office:value-type="string" office:string-value="ㄆㄨㄞ" calcext:value-type="string">
            <text:p>ㄆㄨㄞ</text:p>
          </table:table-cell>
          <table:table-cell/>
          <table:table-cell table:formula="of:=CONCATENATE([.$G$1];[.A28])" office:value-type="string" office:string-value="ㄇㄨㄞ" calcext:value-type="string">
            <text:p>ㄇㄨㄞ</text:p>
          </table:table-cell>
          <table:table-cell/>
          <table:table-cell table:formula="of:=CONCATENATE([.$I$1];[.A28])" office:value-type="string" office:string-value="ㄈㄨㄞ" calcext:value-type="string">
            <text:p>ㄈㄨㄞ</text:p>
          </table:table-cell>
          <table:table-cell/>
          <table:table-cell table:formula="of:=CONCATENATE([.$K$1];[.A28])" office:value-type="string" office:string-value="ㄉㄨㄞ" calcext:value-type="string">
            <text:p>ㄉㄨㄞ</text:p>
          </table:table-cell>
          <table:table-cell/>
          <table:table-cell table:formula="of:=CONCATENATE([.$M$1];[.A28])" office:value-type="string" office:string-value="ㄊㄨㄞ" calcext:value-type="string">
            <text:p>ㄊㄨㄞ</text:p>
          </table:table-cell>
          <table:table-cell/>
          <table:table-cell table:formula="of:=CONCATENATE([.$O$1];[.A28])" office:value-type="string" office:string-value="ㄋㄨㄞ" calcext:value-type="string">
            <text:p>ㄋㄨㄞ</text:p>
          </table:table-cell>
          <table:table-cell/>
          <table:table-cell table:formula="of:=CONCATENATE([.$Q$1];[.A28])" office:value-type="string" office:string-value="ㄌㄨㄞ" calcext:value-type="string">
            <text:p>ㄌㄨㄞ</text:p>
          </table:table-cell>
          <table:table-cell/>
          <table:table-cell table:formula="of:=CONCATENATE([.$S$1];[.A28])" office:value-type="string" office:string-value="ㄍㄨㄞ" calcext:value-type="string">
            <text:p>ㄍㄨㄞ</text:p>
          </table:table-cell>
          <table:table-cell/>
          <table:table-cell table:formula="of:=CONCATENATE([.$U$1];[.A28])" office:value-type="string" office:string-value="ㄎㄨㄞ" calcext:value-type="string">
            <text:p>ㄎㄨㄞ</text:p>
          </table:table-cell>
          <table:table-cell/>
          <table:table-cell table:formula="of:=CONCATENATE([.$W$1];[.A28])" office:value-type="string" office:string-value="ㄏㄨㄞ" calcext:value-type="string">
            <text:p>ㄏㄨㄞ</text:p>
          </table:table-cell>
          <table:table-cell/>
          <table:table-cell table:formula="of:=CONCATENATE([.$Y$1];[.A28])" office:value-type="string" office:string-value="ㄐㄨㄞ" calcext:value-type="string">
            <text:p>ㄐㄨㄞ</text:p>
          </table:table-cell>
          <table:table-cell/>
          <table:table-cell table:formula="of:=CONCATENATE([.$AA$1];[.A28])" office:value-type="string" office:string-value="ㄑㄨㄞ" calcext:value-type="string">
            <text:p>ㄑㄨㄞ</text:p>
          </table:table-cell>
          <table:table-cell/>
          <table:table-cell table:formula="of:=CONCATENATE([.$AC$1];[.A28])" office:value-type="string" office:string-value="ㄒㄨㄞ" calcext:value-type="string">
            <text:p>ㄒㄨㄞ</text:p>
          </table:table-cell>
          <table:table-cell/>
          <table:table-cell table:formula="of:=CONCATENATE([.$AE$1];[.A28])" office:value-type="string" office:string-value="ㄓㄨㄞ" calcext:value-type="string">
            <text:p>ㄓㄨㄞ</text:p>
          </table:table-cell>
          <table:table-cell/>
          <table:table-cell table:formula="of:=CONCATENATE([.$AG$1];[.A28])" office:value-type="string" office:string-value="ㄔㄨㄞ" calcext:value-type="string">
            <text:p>ㄔㄨㄞ</text:p>
          </table:table-cell>
          <table:table-cell/>
          <table:table-cell table:formula="of:=CONCATENATE([.$AI$1];[.A28])" office:value-type="string" office:string-value="ㄕㄨㄞ" calcext:value-type="string">
            <text:p>ㄕㄨㄞ</text:p>
          </table:table-cell>
          <table:table-cell/>
          <table:table-cell table:formula="of:=CONCATENATE([.$AK$1];[.A28])" office:value-type="string" office:string-value="ㄖㄨㄞ" calcext:value-type="string">
            <text:p>ㄖㄨㄞ</text:p>
          </table:table-cell>
          <table:table-cell/>
          <table:table-cell table:formula="of:=CONCATENATE([.$AM$1];[.A28])" office:value-type="string" office:string-value="ㄗㄨㄞ" calcext:value-type="string">
            <text:p>ㄗㄨㄞ</text:p>
          </table:table-cell>
          <table:table-cell/>
          <table:table-cell table:formula="of:=CONCATENATE([.$AO$1];[.A28])" office:value-type="string" office:string-value="ㄘㄨㄞ" calcext:value-type="string">
            <text:p>ㄘㄨㄞ</text:p>
          </table:table-cell>
          <table:table-cell/>
          <table:table-cell table:formula="of:=CONCATENATE([.$AQ$1];[.A28])" office:value-type="string" office:string-value="ㄙㄨㄞ" calcext:value-type="string">
            <text:p>ㄙㄨㄞ</text:p>
          </table:table-cell>
          <table:table-cell table:number-columns-repeated="2"/>
          <table:table-cell table:style-name="ce17" table:number-columns-repeated="43"/>
          <table:table-cell table:number-columns-repeated="936"/>
        </table:table-row>
        <table:table-row table:style-name="ro1">
          <table:table-cell table:style-name="ce16" office:value-type="string" calcext:value-type="string">
            <text:p>ㄨㄟ</text:p>
          </table:table-cell>
          <table:table-cell table:style-name="ce16"/>
          <table:table-cell table:formula="of:=CONCATENATE([.$C$1];[.A$1:.A$1048576])" office:value-type="string" office:string-value="ㄅㄨㄟ" calcext:value-type="string">
            <text:p>ㄅㄨㄟ</text:p>
          </table:table-cell>
          <table:table-cell/>
          <table:table-cell table:formula="of:=CONCATENATE([.$E$1];[.A29])" office:value-type="string" office:string-value="ㄆㄨㄟ" calcext:value-type="string">
            <text:p>ㄆㄨㄟ</text:p>
          </table:table-cell>
          <table:table-cell/>
          <table:table-cell table:formula="of:=CONCATENATE([.$G$1];[.A29])" office:value-type="string" office:string-value="ㄇㄨㄟ" calcext:value-type="string">
            <text:p>ㄇㄨㄟ</text:p>
          </table:table-cell>
          <table:table-cell/>
          <table:table-cell table:formula="of:=CONCATENATE([.$I$1];[.A29])" office:value-type="string" office:string-value="ㄈㄨㄟ" calcext:value-type="string">
            <text:p>ㄈㄨㄟ</text:p>
          </table:table-cell>
          <table:table-cell/>
          <table:table-cell table:formula="of:=CONCATENATE([.$K$1];[.A29])" office:value-type="string" office:string-value="ㄉㄨㄟ" calcext:value-type="string">
            <text:p>ㄉㄨㄟ</text:p>
          </table:table-cell>
          <table:table-cell/>
          <table:table-cell table:formula="of:=CONCATENATE([.$M$1];[.A29])" office:value-type="string" office:string-value="ㄊㄨㄟ" calcext:value-type="string">
            <text:p>ㄊㄨㄟ</text:p>
          </table:table-cell>
          <table:table-cell/>
          <table:table-cell table:formula="of:=CONCATENATE([.$O$1];[.A29])" office:value-type="string" office:string-value="ㄋㄨㄟ" calcext:value-type="string">
            <text:p>ㄋㄨㄟ</text:p>
          </table:table-cell>
          <table:table-cell/>
          <table:table-cell table:formula="of:=CONCATENATE([.$Q$1];[.A29])" office:value-type="string" office:string-value="ㄌㄨㄟ" calcext:value-type="string">
            <text:p>ㄌㄨㄟ</text:p>
          </table:table-cell>
          <table:table-cell/>
          <table:table-cell table:formula="of:=CONCATENATE([.$S$1];[.A29])" office:value-type="string" office:string-value="ㄍㄨㄟ" calcext:value-type="string">
            <text:p>ㄍㄨㄟ</text:p>
          </table:table-cell>
          <table:table-cell/>
          <table:table-cell table:formula="of:=CONCATENATE([.$U$1];[.A29])" office:value-type="string" office:string-value="ㄎㄨㄟ" calcext:value-type="string">
            <text:p>ㄎㄨㄟ</text:p>
          </table:table-cell>
          <table:table-cell/>
          <table:table-cell table:formula="of:=CONCATENATE([.$W$1];[.A29])" office:value-type="string" office:string-value="ㄏㄨㄟ" calcext:value-type="string">
            <text:p>ㄏㄨㄟ</text:p>
          </table:table-cell>
          <table:table-cell/>
          <table:table-cell table:formula="of:=CONCATENATE([.$Y$1];[.A29])" office:value-type="string" office:string-value="ㄐㄨㄟ" calcext:value-type="string">
            <text:p>ㄐㄨㄟ</text:p>
          </table:table-cell>
          <table:table-cell/>
          <table:table-cell table:formula="of:=CONCATENATE([.$AA$1];[.A29])" office:value-type="string" office:string-value="ㄑㄨㄟ" calcext:value-type="string">
            <text:p>ㄑㄨㄟ</text:p>
          </table:table-cell>
          <table:table-cell/>
          <table:table-cell table:formula="of:=CONCATENATE([.$AC$1];[.A29])" office:value-type="string" office:string-value="ㄒㄨㄟ" calcext:value-type="string">
            <text:p>ㄒㄨㄟ</text:p>
          </table:table-cell>
          <table:table-cell/>
          <table:table-cell table:formula="of:=CONCATENATE([.$AE$1];[.A29])" office:value-type="string" office:string-value="ㄓㄨㄟ" calcext:value-type="string">
            <text:p>ㄓㄨㄟ</text:p>
          </table:table-cell>
          <table:table-cell/>
          <table:table-cell table:formula="of:=CONCATENATE([.$AG$1];[.A29])" office:value-type="string" office:string-value="ㄔㄨㄟ" calcext:value-type="string">
            <text:p>ㄔㄨㄟ</text:p>
          </table:table-cell>
          <table:table-cell/>
          <table:table-cell table:formula="of:=CONCATENATE([.$AI$1];[.A29])" office:value-type="string" office:string-value="ㄕㄨㄟ" calcext:value-type="string">
            <text:p>ㄕㄨㄟ</text:p>
          </table:table-cell>
          <table:table-cell/>
          <table:table-cell table:formula="of:=CONCATENATE([.$AK$1];[.A29])" office:value-type="string" office:string-value="ㄖㄨㄟ" calcext:value-type="string">
            <text:p>ㄖㄨㄟ</text:p>
          </table:table-cell>
          <table:table-cell/>
          <table:table-cell table:formula="of:=CONCATENATE([.$AM$1];[.A29])" office:value-type="string" office:string-value="ㄗㄨㄟ" calcext:value-type="string">
            <text:p>ㄗㄨㄟ</text:p>
          </table:table-cell>
          <table:table-cell/>
          <table:table-cell table:formula="of:=CONCATENATE([.$AO$1];[.A29])" office:value-type="string" office:string-value="ㄘㄨㄟ" calcext:value-type="string">
            <text:p>ㄘㄨㄟ</text:p>
          </table:table-cell>
          <table:table-cell/>
          <table:table-cell table:formula="of:=CONCATENATE([.$AQ$1];[.A29])" office:value-type="string" office:string-value="ㄙㄨㄟ" calcext:value-type="string">
            <text:p>ㄙㄨㄟ</text:p>
          </table:table-cell>
          <table:table-cell table:number-columns-repeated="2"/>
          <table:table-cell table:style-name="ce17" table:number-columns-repeated="43"/>
          <table:table-cell table:number-columns-repeated="936"/>
        </table:table-row>
        <table:table-row table:style-name="ro1">
          <table:table-cell table:style-name="ce16" office:value-type="string" calcext:value-type="string">
            <text:p>ㄨㄢ</text:p>
          </table:table-cell>
          <table:table-cell table:style-name="ce16"/>
          <table:table-cell table:formula="of:=CONCATENATE([.$C$1];[.A$1:.A$1048576])" office:value-type="string" office:string-value="ㄅㄨㄢ" calcext:value-type="string">
            <text:p>ㄅㄨㄢ</text:p>
          </table:table-cell>
          <table:table-cell/>
          <table:table-cell table:formula="of:=CONCATENATE([.$E$1];[.A30])" office:value-type="string" office:string-value="ㄆㄨㄢ" calcext:value-type="string">
            <text:p>ㄆㄨㄢ</text:p>
          </table:table-cell>
          <table:table-cell/>
          <table:table-cell table:formula="of:=CONCATENATE([.$G$1];[.A30])" office:value-type="string" office:string-value="ㄇㄨㄢ" calcext:value-type="string">
            <text:p>ㄇㄨㄢ</text:p>
          </table:table-cell>
          <table:table-cell/>
          <table:table-cell table:formula="of:=CONCATENATE([.$I$1];[.A30])" office:value-type="string" office:string-value="ㄈㄨㄢ" calcext:value-type="string">
            <text:p>ㄈㄨㄢ</text:p>
          </table:table-cell>
          <table:table-cell/>
          <table:table-cell table:formula="of:=CONCATENATE([.$K$1];[.A30])" office:value-type="string" office:string-value="ㄉㄨㄢ" calcext:value-type="string">
            <text:p>ㄉㄨㄢ</text:p>
          </table:table-cell>
          <table:table-cell/>
          <table:table-cell table:formula="of:=CONCATENATE([.$M$1];[.A30])" office:value-type="string" office:string-value="ㄊㄨㄢ" calcext:value-type="string">
            <text:p>ㄊㄨㄢ</text:p>
          </table:table-cell>
          <table:table-cell/>
          <table:table-cell table:formula="of:=CONCATENATE([.$O$1];[.A30])" office:value-type="string" office:string-value="ㄋㄨㄢ" calcext:value-type="string">
            <text:p>ㄋㄨㄢ</text:p>
          </table:table-cell>
          <table:table-cell/>
          <table:table-cell table:formula="of:=CONCATENATE([.$Q$1];[.A30])" office:value-type="string" office:string-value="ㄌㄨㄢ" calcext:value-type="string">
            <text:p>ㄌㄨㄢ</text:p>
          </table:table-cell>
          <table:table-cell/>
          <table:table-cell table:formula="of:=CONCATENATE([.$S$1];[.A30])" office:value-type="string" office:string-value="ㄍㄨㄢ" calcext:value-type="string">
            <text:p>ㄍㄨㄢ</text:p>
          </table:table-cell>
          <table:table-cell/>
          <table:table-cell table:formula="of:=CONCATENATE([.$U$1];[.A30])" office:value-type="string" office:string-value="ㄎㄨㄢ" calcext:value-type="string">
            <text:p>ㄎㄨㄢ</text:p>
          </table:table-cell>
          <table:table-cell/>
          <table:table-cell table:formula="of:=CONCATENATE([.$W$1];[.A30])" office:value-type="string" office:string-value="ㄏㄨㄢ" calcext:value-type="string">
            <text:p>ㄏㄨㄢ</text:p>
          </table:table-cell>
          <table:table-cell/>
          <table:table-cell table:formula="of:=CONCATENATE([.$Y$1];[.A30])" office:value-type="string" office:string-value="ㄐㄨㄢ" calcext:value-type="string">
            <text:p>ㄐㄨㄢ</text:p>
          </table:table-cell>
          <table:table-cell/>
          <table:table-cell table:formula="of:=CONCATENATE([.$AA$1];[.A30])" office:value-type="string" office:string-value="ㄑㄨㄢ" calcext:value-type="string">
            <text:p>ㄑㄨㄢ</text:p>
          </table:table-cell>
          <table:table-cell/>
          <table:table-cell table:formula="of:=CONCATENATE([.$AC$1];[.A30])" office:value-type="string" office:string-value="ㄒㄨㄢ" calcext:value-type="string">
            <text:p>ㄒㄨㄢ</text:p>
          </table:table-cell>
          <table:table-cell/>
          <table:table-cell table:formula="of:=CONCATENATE([.$AE$1];[.A30])" office:value-type="string" office:string-value="ㄓㄨㄢ" calcext:value-type="string">
            <text:p>ㄓㄨㄢ</text:p>
          </table:table-cell>
          <table:table-cell/>
          <table:table-cell table:formula="of:=CONCATENATE([.$AG$1];[.A30])" office:value-type="string" office:string-value="ㄔㄨㄢ" calcext:value-type="string">
            <text:p>ㄔㄨㄢ</text:p>
          </table:table-cell>
          <table:table-cell/>
          <table:table-cell table:formula="of:=CONCATENATE([.$AI$1];[.A30])" office:value-type="string" office:string-value="ㄕㄨㄢ" calcext:value-type="string">
            <text:p>ㄕㄨㄢ</text:p>
          </table:table-cell>
          <table:table-cell/>
          <table:table-cell table:formula="of:=CONCATENATE([.$AK$1];[.A30])" office:value-type="string" office:string-value="ㄖㄨㄢ" calcext:value-type="string">
            <text:p>ㄖㄨㄢ</text:p>
          </table:table-cell>
          <table:table-cell/>
          <table:table-cell table:formula="of:=CONCATENATE([.$AM$1];[.A30])" office:value-type="string" office:string-value="ㄗㄨㄢ" calcext:value-type="string">
            <text:p>ㄗㄨㄢ</text:p>
          </table:table-cell>
          <table:table-cell/>
          <table:table-cell table:formula="of:=CONCATENATE([.$AO$1];[.A30])" office:value-type="string" office:string-value="ㄘㄨㄢ" calcext:value-type="string">
            <text:p>ㄘㄨㄢ</text:p>
          </table:table-cell>
          <table:table-cell/>
          <table:table-cell table:formula="of:=CONCATENATE([.$AQ$1];[.A30])" office:value-type="string" office:string-value="ㄙㄨㄢ" calcext:value-type="string">
            <text:p>ㄙㄨㄢ</text:p>
          </table:table-cell>
          <table:table-cell table:number-columns-repeated="2"/>
          <table:table-cell table:style-name="ce17" table:number-columns-repeated="43"/>
          <table:table-cell table:number-columns-repeated="936"/>
        </table:table-row>
        <table:table-row table:style-name="ro1">
          <table:table-cell table:style-name="ce16" office:value-type="string" calcext:value-type="string">
            <text:p>ㄨㄣ</text:p>
          </table:table-cell>
          <table:table-cell table:style-name="ce16"/>
          <table:table-cell table:formula="of:=CONCATENATE([.$C$1];[.A$1:.A$1048576])" office:value-type="string" office:string-value="ㄅㄨㄣ" calcext:value-type="string">
            <text:p>ㄅㄨㄣ</text:p>
          </table:table-cell>
          <table:table-cell/>
          <table:table-cell table:formula="of:=CONCATENATE([.$E$1];[.A31])" office:value-type="string" office:string-value="ㄆㄨㄣ" calcext:value-type="string">
            <text:p>ㄆㄨㄣ</text:p>
          </table:table-cell>
          <table:table-cell/>
          <table:table-cell table:formula="of:=CONCATENATE([.$G$1];[.A31])" office:value-type="string" office:string-value="ㄇㄨㄣ" calcext:value-type="string">
            <text:p>ㄇㄨㄣ</text:p>
          </table:table-cell>
          <table:table-cell/>
          <table:table-cell table:formula="of:=CONCATENATE([.$I$1];[.A31])" office:value-type="string" office:string-value="ㄈㄨㄣ" calcext:value-type="string">
            <text:p>ㄈㄨㄣ</text:p>
          </table:table-cell>
          <table:table-cell/>
          <table:table-cell table:formula="of:=CONCATENATE([.$K$1];[.A31])" office:value-type="string" office:string-value="ㄉㄨㄣ" calcext:value-type="string">
            <text:p>ㄉㄨㄣ</text:p>
          </table:table-cell>
          <table:table-cell/>
          <table:table-cell table:formula="of:=CONCATENATE([.$M$1];[.A31])" office:value-type="string" office:string-value="ㄊㄨㄣ" calcext:value-type="string">
            <text:p>ㄊㄨㄣ</text:p>
          </table:table-cell>
          <table:table-cell/>
          <table:table-cell table:formula="of:=CONCATENATE([.$O$1];[.A31])" office:value-type="string" office:string-value="ㄋㄨㄣ" calcext:value-type="string">
            <text:p>ㄋㄨㄣ</text:p>
          </table:table-cell>
          <table:table-cell/>
          <table:table-cell table:formula="of:=CONCATENATE([.$Q$1];[.A31])" office:value-type="string" office:string-value="ㄌㄨㄣ" calcext:value-type="string">
            <text:p>ㄌㄨㄣ</text:p>
          </table:table-cell>
          <table:table-cell/>
          <table:table-cell table:formula="of:=CONCATENATE([.$S$1];[.A31])" office:value-type="string" office:string-value="ㄍㄨㄣ" calcext:value-type="string">
            <text:p>ㄍㄨㄣ</text:p>
          </table:table-cell>
          <table:table-cell/>
          <table:table-cell table:formula="of:=CONCATENATE([.$U$1];[.A31])" office:value-type="string" office:string-value="ㄎㄨㄣ" calcext:value-type="string">
            <text:p>ㄎㄨㄣ</text:p>
          </table:table-cell>
          <table:table-cell/>
          <table:table-cell table:formula="of:=CONCATENATE([.$W$1];[.A31])" office:value-type="string" office:string-value="ㄏㄨㄣ" calcext:value-type="string">
            <text:p>ㄏㄨㄣ</text:p>
          </table:table-cell>
          <table:table-cell/>
          <table:table-cell table:formula="of:=CONCATENATE([.$Y$1];[.A31])" office:value-type="string" office:string-value="ㄐㄨㄣ" calcext:value-type="string">
            <text:p>ㄐㄨㄣ</text:p>
          </table:table-cell>
          <table:table-cell/>
          <table:table-cell table:formula="of:=CONCATENATE([.$AA$1];[.A31])" office:value-type="string" office:string-value="ㄑㄨㄣ" calcext:value-type="string">
            <text:p>ㄑㄨㄣ</text:p>
          </table:table-cell>
          <table:table-cell/>
          <table:table-cell table:formula="of:=CONCATENATE([.$AC$1];[.A31])" office:value-type="string" office:string-value="ㄒㄨㄣ" calcext:value-type="string">
            <text:p>ㄒㄨㄣ</text:p>
          </table:table-cell>
          <table:table-cell/>
          <table:table-cell table:formula="of:=CONCATENATE([.$AE$1];[.A31])" office:value-type="string" office:string-value="ㄓㄨㄣ" calcext:value-type="string">
            <text:p>ㄓㄨㄣ</text:p>
          </table:table-cell>
          <table:table-cell/>
          <table:table-cell table:formula="of:=CONCATENATE([.$AG$1];[.A31])" office:value-type="string" office:string-value="ㄔㄨㄣ" calcext:value-type="string">
            <text:p>ㄔㄨㄣ</text:p>
          </table:table-cell>
          <table:table-cell/>
          <table:table-cell table:formula="of:=CONCATENATE([.$AI$1];[.A31])" office:value-type="string" office:string-value="ㄕㄨㄣ" calcext:value-type="string">
            <text:p>ㄕㄨㄣ</text:p>
          </table:table-cell>
          <table:table-cell/>
          <table:table-cell table:formula="of:=CONCATENATE([.$AK$1];[.A31])" office:value-type="string" office:string-value="ㄖㄨㄣ" calcext:value-type="string">
            <text:p>ㄖㄨㄣ</text:p>
          </table:table-cell>
          <table:table-cell/>
          <table:table-cell table:formula="of:=CONCATENATE([.$AM$1];[.A31])" office:value-type="string" office:string-value="ㄗㄨㄣ" calcext:value-type="string">
            <text:p>ㄗㄨㄣ</text:p>
          </table:table-cell>
          <table:table-cell/>
          <table:table-cell table:formula="of:=CONCATENATE([.$AO$1];[.A31])" office:value-type="string" office:string-value="ㄘㄨㄣ" calcext:value-type="string">
            <text:p>ㄘㄨㄣ</text:p>
          </table:table-cell>
          <table:table-cell/>
          <table:table-cell table:formula="of:=CONCATENATE([.$AQ$1];[.A31])" office:value-type="string" office:string-value="ㄙㄨㄣ" calcext:value-type="string">
            <text:p>ㄙㄨㄣ</text:p>
          </table:table-cell>
          <table:table-cell table:number-columns-repeated="2"/>
          <table:table-cell table:style-name="ce17" table:number-columns-repeated="43"/>
          <table:table-cell table:number-columns-repeated="936"/>
        </table:table-row>
        <table:table-row table:style-name="ro1">
          <table:table-cell table:style-name="ce16" office:value-type="string" calcext:value-type="string">
            <text:p>ㄨㄤ</text:p>
          </table:table-cell>
          <table:table-cell table:style-name="ce16"/>
          <table:table-cell table:formula="of:=CONCATENATE([.$C$1];[.A$1:.A$1048576])" office:value-type="string" office:string-value="ㄅㄨㄤ" calcext:value-type="string">
            <text:p>ㄅㄨㄤ</text:p>
          </table:table-cell>
          <table:table-cell/>
          <table:table-cell table:formula="of:=CONCATENATE([.$E$1];[.A32])" office:value-type="string" office:string-value="ㄆㄨㄤ" calcext:value-type="string">
            <text:p>ㄆㄨㄤ</text:p>
          </table:table-cell>
          <table:table-cell/>
          <table:table-cell table:formula="of:=CONCATENATE([.$G$1];[.A32])" office:value-type="string" office:string-value="ㄇㄨㄤ" calcext:value-type="string">
            <text:p>ㄇㄨㄤ</text:p>
          </table:table-cell>
          <table:table-cell/>
          <table:table-cell table:formula="of:=CONCATENATE([.$I$1];[.A32])" office:value-type="string" office:string-value="ㄈㄨㄤ" calcext:value-type="string">
            <text:p>ㄈㄨㄤ</text:p>
          </table:table-cell>
          <table:table-cell/>
          <table:table-cell table:formula="of:=CONCATENATE([.$K$1];[.A32])" office:value-type="string" office:string-value="ㄉㄨㄤ" calcext:value-type="string">
            <text:p>ㄉㄨㄤ</text:p>
          </table:table-cell>
          <table:table-cell/>
          <table:table-cell table:formula="of:=CONCATENATE([.$M$1];[.A32])" office:value-type="string" office:string-value="ㄊㄨㄤ" calcext:value-type="string">
            <text:p>ㄊㄨㄤ</text:p>
          </table:table-cell>
          <table:table-cell/>
          <table:table-cell table:formula="of:=CONCATENATE([.$O$1];[.A32])" office:value-type="string" office:string-value="ㄋㄨㄤ" calcext:value-type="string">
            <text:p>ㄋㄨㄤ</text:p>
          </table:table-cell>
          <table:table-cell/>
          <table:table-cell table:formula="of:=CONCATENATE([.$Q$1];[.A32])" office:value-type="string" office:string-value="ㄌㄨㄤ" calcext:value-type="string">
            <text:p>ㄌㄨㄤ</text:p>
          </table:table-cell>
          <table:table-cell/>
          <table:table-cell table:formula="of:=CONCATENATE([.$S$1];[.A32])" office:value-type="string" office:string-value="ㄍㄨㄤ" calcext:value-type="string">
            <text:p>ㄍㄨㄤ</text:p>
          </table:table-cell>
          <table:table-cell/>
          <table:table-cell table:formula="of:=CONCATENATE([.$U$1];[.A32])" office:value-type="string" office:string-value="ㄎㄨㄤ" calcext:value-type="string">
            <text:p>ㄎㄨㄤ</text:p>
          </table:table-cell>
          <table:table-cell/>
          <table:table-cell table:formula="of:=CONCATENATE([.$W$1];[.A32])" office:value-type="string" office:string-value="ㄏㄨㄤ" calcext:value-type="string">
            <text:p>ㄏㄨㄤ</text:p>
          </table:table-cell>
          <table:table-cell/>
          <table:table-cell table:formula="of:=CONCATENATE([.$Y$1];[.A32])" office:value-type="string" office:string-value="ㄐㄨㄤ" calcext:value-type="string">
            <text:p>ㄐㄨㄤ</text:p>
          </table:table-cell>
          <table:table-cell/>
          <table:table-cell table:formula="of:=CONCATENATE([.$AA$1];[.A32])" office:value-type="string" office:string-value="ㄑㄨㄤ" calcext:value-type="string">
            <text:p>ㄑㄨㄤ</text:p>
          </table:table-cell>
          <table:table-cell/>
          <table:table-cell table:formula="of:=CONCATENATE([.$AC$1];[.A32])" office:value-type="string" office:string-value="ㄒㄨㄤ" calcext:value-type="string">
            <text:p>ㄒㄨㄤ</text:p>
          </table:table-cell>
          <table:table-cell/>
          <table:table-cell table:formula="of:=CONCATENATE([.$AE$1];[.A32])" office:value-type="string" office:string-value="ㄓㄨㄤ" calcext:value-type="string">
            <text:p>ㄓㄨㄤ</text:p>
          </table:table-cell>
          <table:table-cell/>
          <table:table-cell table:formula="of:=CONCATENATE([.$AG$1];[.A32])" office:value-type="string" office:string-value="ㄔㄨㄤ" calcext:value-type="string">
            <text:p>ㄔㄨㄤ</text:p>
          </table:table-cell>
          <table:table-cell/>
          <table:table-cell table:formula="of:=CONCATENATE([.$AI$1];[.A32])" office:value-type="string" office:string-value="ㄕㄨㄤ" calcext:value-type="string">
            <text:p>ㄕㄨㄤ</text:p>
          </table:table-cell>
          <table:table-cell/>
          <table:table-cell table:formula="of:=CONCATENATE([.$AK$1];[.A32])" office:value-type="string" office:string-value="ㄖㄨㄤ" calcext:value-type="string">
            <text:p>ㄖㄨㄤ</text:p>
          </table:table-cell>
          <table:table-cell/>
          <table:table-cell table:formula="of:=CONCATENATE([.$AM$1];[.A32])" office:value-type="string" office:string-value="ㄗㄨㄤ" calcext:value-type="string">
            <text:p>ㄗㄨㄤ</text:p>
          </table:table-cell>
          <table:table-cell/>
          <table:table-cell table:formula="of:=CONCATENATE([.$AO$1];[.A32])" office:value-type="string" office:string-value="ㄘㄨㄤ" calcext:value-type="string">
            <text:p>ㄘㄨㄤ</text:p>
          </table:table-cell>
          <table:table-cell/>
          <table:table-cell table:formula="of:=CONCATENATE([.$AQ$1];[.A32])" office:value-type="string" office:string-value="ㄙㄨㄤ" calcext:value-type="string">
            <text:p>ㄙㄨㄤ</text:p>
          </table:table-cell>
          <table:table-cell table:number-columns-repeated="2"/>
          <table:table-cell table:style-name="ce17" table:number-columns-repeated="43"/>
          <table:table-cell table:number-columns-repeated="936"/>
        </table:table-row>
        <table:table-row table:style-name="ro1">
          <table:table-cell table:style-name="ce16" office:value-type="string" calcext:value-type="string">
            <text:p>ㄨㄥ</text:p>
          </table:table-cell>
          <table:table-cell table:style-name="ce16"/>
          <table:table-cell table:formula="of:=CONCATENATE([.$C$1];[.A$1:.A$1048576])" office:value-type="string" office:string-value="ㄅㄨㄥ" calcext:value-type="string">
            <text:p>ㄅㄨㄥ</text:p>
          </table:table-cell>
          <table:table-cell/>
          <table:table-cell table:formula="of:=CONCATENATE([.$E$1];[.A33])" office:value-type="string" office:string-value="ㄆㄨㄥ" calcext:value-type="string">
            <text:p>ㄆㄨㄥ</text:p>
          </table:table-cell>
          <table:table-cell/>
          <table:table-cell table:formula="of:=CONCATENATE([.$G$1];[.A33])" office:value-type="string" office:string-value="ㄇㄨㄥ" calcext:value-type="string">
            <text:p>ㄇㄨㄥ</text:p>
          </table:table-cell>
          <table:table-cell/>
          <table:table-cell table:formula="of:=CONCATENATE([.$I$1];[.A33])" office:value-type="string" office:string-value="ㄈㄨㄥ" calcext:value-type="string">
            <text:p>ㄈㄨㄥ</text:p>
          </table:table-cell>
          <table:table-cell/>
          <table:table-cell table:formula="of:=CONCATENATE([.$K$1];[.A33])" office:value-type="string" office:string-value="ㄉㄨㄥ" calcext:value-type="string">
            <text:p>ㄉㄨㄥ</text:p>
          </table:table-cell>
          <table:table-cell/>
          <table:table-cell table:formula="of:=CONCATENATE([.$M$1];[.A33])" office:value-type="string" office:string-value="ㄊㄨㄥ" calcext:value-type="string">
            <text:p>ㄊㄨㄥ</text:p>
          </table:table-cell>
          <table:table-cell/>
          <table:table-cell table:formula="of:=CONCATENATE([.$O$1];[.A33])" office:value-type="string" office:string-value="ㄋㄨㄥ" calcext:value-type="string">
            <text:p>ㄋㄨㄥ</text:p>
          </table:table-cell>
          <table:table-cell/>
          <table:table-cell table:formula="of:=CONCATENATE([.$Q$1];[.A33])" office:value-type="string" office:string-value="ㄌㄨㄥ" calcext:value-type="string">
            <text:p>ㄌㄨㄥ</text:p>
          </table:table-cell>
          <table:table-cell/>
          <table:table-cell table:formula="of:=CONCATENATE([.$S$1];[.A33])" office:value-type="string" office:string-value="ㄍㄨㄥ" calcext:value-type="string">
            <text:p>ㄍㄨㄥ</text:p>
          </table:table-cell>
          <table:table-cell/>
          <table:table-cell table:formula="of:=CONCATENATE([.$U$1];[.A33])" office:value-type="string" office:string-value="ㄎㄨㄥ" calcext:value-type="string">
            <text:p>ㄎㄨㄥ</text:p>
          </table:table-cell>
          <table:table-cell/>
          <table:table-cell table:formula="of:=CONCATENATE([.$W$1];[.A33])" office:value-type="string" office:string-value="ㄏㄨㄥ" calcext:value-type="string">
            <text:p>ㄏㄨㄥ</text:p>
          </table:table-cell>
          <table:table-cell/>
          <table:table-cell table:formula="of:=CONCATENATE([.$Y$1];[.A33])" office:value-type="string" office:string-value="ㄐㄨㄥ" calcext:value-type="string">
            <text:p>ㄐㄨㄥ</text:p>
          </table:table-cell>
          <table:table-cell/>
          <table:table-cell table:formula="of:=CONCATENATE([.$AA$1];[.A33])" office:value-type="string" office:string-value="ㄑㄨㄥ" calcext:value-type="string">
            <text:p>ㄑㄨㄥ</text:p>
          </table:table-cell>
          <table:table-cell/>
          <table:table-cell table:formula="of:=CONCATENATE([.$AC$1];[.A33])" office:value-type="string" office:string-value="ㄒㄨㄥ" calcext:value-type="string">
            <text:p>ㄒㄨㄥ</text:p>
          </table:table-cell>
          <table:table-cell/>
          <table:table-cell table:formula="of:=CONCATENATE([.$AE$1];[.A33])" office:value-type="string" office:string-value="ㄓㄨㄥ" calcext:value-type="string">
            <text:p>ㄓㄨㄥ</text:p>
          </table:table-cell>
          <table:table-cell/>
          <table:table-cell table:formula="of:=CONCATENATE([.$AG$1];[.A33])" office:value-type="string" office:string-value="ㄔㄨㄥ" calcext:value-type="string">
            <text:p>ㄔㄨㄥ</text:p>
          </table:table-cell>
          <table:table-cell/>
          <table:table-cell table:formula="of:=CONCATENATE([.$AI$1];[.A33])" office:value-type="string" office:string-value="ㄕㄨㄥ" calcext:value-type="string">
            <text:p>ㄕㄨㄥ</text:p>
          </table:table-cell>
          <table:table-cell/>
          <table:table-cell table:formula="of:=CONCATENATE([.$AK$1];[.A33])" office:value-type="string" office:string-value="ㄖㄨㄥ" calcext:value-type="string">
            <text:p>ㄖㄨㄥ</text:p>
          </table:table-cell>
          <table:table-cell/>
          <table:table-cell table:formula="of:=CONCATENATE([.$AM$1];[.A33])" office:value-type="string" office:string-value="ㄗㄨㄥ" calcext:value-type="string">
            <text:p>ㄗㄨㄥ</text:p>
          </table:table-cell>
          <table:table-cell/>
          <table:table-cell table:formula="of:=CONCATENATE([.$AO$1];[.A33])" office:value-type="string" office:string-value="ㄘㄨㄥ" calcext:value-type="string">
            <text:p>ㄘㄨㄥ</text:p>
          </table:table-cell>
          <table:table-cell/>
          <table:table-cell table:formula="of:=CONCATENATE([.$AQ$1];[.A33])" office:value-type="string" office:string-value="ㄙㄨㄥ" calcext:value-type="string">
            <text:p>ㄙㄨㄥ</text:p>
          </table:table-cell>
          <table:table-cell table:number-columns-repeated="2"/>
          <table:table-cell table:style-name="ce17" table:number-columns-repeated="43"/>
          <table:table-cell table:number-columns-repeated="936"/>
        </table:table-row>
        <table:table-row table:style-name="ro1">
          <table:table-cell table:style-name="ce16" office:value-type="string" calcext:value-type="string">
            <text:p>ㄩ</text:p>
          </table:table-cell>
          <table:table-cell table:style-name="ce16"/>
          <table:table-cell table:formula="of:=CONCATENATE([.$C$1];[.A$1:.A$1048576])" office:value-type="string" office:string-value="ㄅㄩ" calcext:value-type="string">
            <text:p>ㄅㄩ</text:p>
          </table:table-cell>
          <table:table-cell/>
          <table:table-cell table:formula="of:=CONCATENATE([.$E$1];[.A34])" office:value-type="string" office:string-value="ㄆㄩ" calcext:value-type="string">
            <text:p>ㄆㄩ</text:p>
          </table:table-cell>
          <table:table-cell/>
          <table:table-cell table:formula="of:=CONCATENATE([.$G$1];[.A34])" office:value-type="string" office:string-value="ㄇㄩ" calcext:value-type="string">
            <text:p>ㄇㄩ</text:p>
          </table:table-cell>
          <table:table-cell/>
          <table:table-cell table:formula="of:=CONCATENATE([.$I$1];[.A34])" office:value-type="string" office:string-value="ㄈㄩ" calcext:value-type="string">
            <text:p>ㄈㄩ</text:p>
          </table:table-cell>
          <table:table-cell/>
          <table:table-cell table:formula="of:=CONCATENATE([.$K$1];[.A34])" office:value-type="string" office:string-value="ㄉㄩ" calcext:value-type="string">
            <text:p>ㄉㄩ</text:p>
          </table:table-cell>
          <table:table-cell/>
          <table:table-cell table:formula="of:=CONCATENATE([.$M$1];[.A34])" office:value-type="string" office:string-value="ㄊㄩ" calcext:value-type="string">
            <text:p>ㄊㄩ</text:p>
          </table:table-cell>
          <table:table-cell/>
          <table:table-cell table:formula="of:=CONCATENATE([.$O$1];[.A34])" office:value-type="string" office:string-value="ㄋㄩ" calcext:value-type="string">
            <text:p>ㄋㄩ</text:p>
          </table:table-cell>
          <table:table-cell/>
          <table:table-cell table:formula="of:=CONCATENATE([.$Q$1];[.A34])" office:value-type="string" office:string-value="ㄌㄩ" calcext:value-type="string">
            <text:p>ㄌㄩ</text:p>
          </table:table-cell>
          <table:table-cell/>
          <table:table-cell table:formula="of:=CONCATENATE([.$S$1];[.A34])" office:value-type="string" office:string-value="ㄍㄩ" calcext:value-type="string">
            <text:p>ㄍㄩ</text:p>
          </table:table-cell>
          <table:table-cell/>
          <table:table-cell table:formula="of:=CONCATENATE([.$U$1];[.A34])" office:value-type="string" office:string-value="ㄎㄩ" calcext:value-type="string">
            <text:p>ㄎㄩ</text:p>
          </table:table-cell>
          <table:table-cell/>
          <table:table-cell table:formula="of:=CONCATENATE([.$W$1];[.A34])" office:value-type="string" office:string-value="ㄏㄩ" calcext:value-type="string">
            <text:p>ㄏㄩ</text:p>
          </table:table-cell>
          <table:table-cell/>
          <table:table-cell table:formula="of:=CONCATENATE([.$Y$1];[.A34])" office:value-type="string" office:string-value="ㄐㄩ" calcext:value-type="string">
            <text:p>ㄐㄩ</text:p>
          </table:table-cell>
          <table:table-cell/>
          <table:table-cell table:formula="of:=CONCATENATE([.$AA$1];[.A34])" office:value-type="string" office:string-value="ㄑㄩ" calcext:value-type="string">
            <text:p>ㄑㄩ</text:p>
          </table:table-cell>
          <table:table-cell/>
          <table:table-cell table:formula="of:=CONCATENATE([.$AC$1];[.A34])" office:value-type="string" office:string-value="ㄒㄩ" calcext:value-type="string">
            <text:p>ㄒㄩ</text:p>
          </table:table-cell>
          <table:table-cell/>
          <table:table-cell table:formula="of:=CONCATENATE([.$AE$1];[.A34])" office:value-type="string" office:string-value="ㄓㄩ" calcext:value-type="string">
            <text:p>ㄓㄩ</text:p>
          </table:table-cell>
          <table:table-cell/>
          <table:table-cell table:formula="of:=CONCATENATE([.$AG$1];[.A34])" office:value-type="string" office:string-value="ㄔㄩ" calcext:value-type="string">
            <text:p>ㄔㄩ</text:p>
          </table:table-cell>
          <table:table-cell/>
          <table:table-cell table:formula="of:=CONCATENATE([.$AI$1];[.A34])" office:value-type="string" office:string-value="ㄕㄩ" calcext:value-type="string">
            <text:p>ㄕㄩ</text:p>
          </table:table-cell>
          <table:table-cell/>
          <table:table-cell table:formula="of:=CONCATENATE([.$AK$1];[.A34])" office:value-type="string" office:string-value="ㄖㄩ" calcext:value-type="string">
            <text:p>ㄖㄩ</text:p>
          </table:table-cell>
          <table:table-cell/>
          <table:table-cell table:formula="of:=CONCATENATE([.$AM$1];[.A34])" office:value-type="string" office:string-value="ㄗㄩ" calcext:value-type="string">
            <text:p>ㄗㄩ</text:p>
          </table:table-cell>
          <table:table-cell/>
          <table:table-cell table:formula="of:=CONCATENATE([.$AO$1];[.A34])" office:value-type="string" office:string-value="ㄘㄩ" calcext:value-type="string">
            <text:p>ㄘㄩ</text:p>
          </table:table-cell>
          <table:table-cell/>
          <table:table-cell table:formula="of:=CONCATENATE([.$AQ$1];[.A34])" office:value-type="string" office:string-value="ㄙㄩ" calcext:value-type="string">
            <text:p>ㄙㄩ</text:p>
          </table:table-cell>
          <table:table-cell table:number-columns-repeated="2"/>
          <table:table-cell table:style-name="ce17" table:number-columns-repeated="43"/>
          <table:table-cell table:number-columns-repeated="936"/>
        </table:table-row>
        <table:table-row table:style-name="ro1">
          <table:table-cell table:style-name="ce16" office:value-type="string" calcext:value-type="string">
            <text:p>ㄩㄝ</text:p>
          </table:table-cell>
          <table:table-cell table:style-name="ce16"/>
          <table:table-cell table:formula="of:=CONCATENATE([.$C$1];[.A$1:.A$1048576])" office:value-type="string" office:string-value="ㄅㄩㄝ" calcext:value-type="string">
            <text:p>ㄅㄩㄝ</text:p>
          </table:table-cell>
          <table:table-cell/>
          <table:table-cell table:formula="of:=CONCATENATE([.$E$1];[.A35])" office:value-type="string" office:string-value="ㄆㄩㄝ" calcext:value-type="string">
            <text:p>ㄆㄩㄝ</text:p>
          </table:table-cell>
          <table:table-cell/>
          <table:table-cell table:formula="of:=CONCATENATE([.$G$1];[.A35])" office:value-type="string" office:string-value="ㄇㄩㄝ" calcext:value-type="string">
            <text:p>ㄇㄩㄝ</text:p>
          </table:table-cell>
          <table:table-cell/>
          <table:table-cell table:formula="of:=CONCATENATE([.$I$1];[.A35])" office:value-type="string" office:string-value="ㄈㄩㄝ" calcext:value-type="string">
            <text:p>ㄈㄩㄝ</text:p>
          </table:table-cell>
          <table:table-cell/>
          <table:table-cell table:formula="of:=CONCATENATE([.$K$1];[.A35])" office:value-type="string" office:string-value="ㄉㄩㄝ" calcext:value-type="string">
            <text:p>ㄉㄩㄝ</text:p>
          </table:table-cell>
          <table:table-cell/>
          <table:table-cell table:formula="of:=CONCATENATE([.$M$1];[.A35])" office:value-type="string" office:string-value="ㄊㄩㄝ" calcext:value-type="string">
            <text:p>ㄊㄩㄝ</text:p>
          </table:table-cell>
          <table:table-cell/>
          <table:table-cell table:formula="of:=CONCATENATE([.$O$1];[.A35])" office:value-type="string" office:string-value="ㄋㄩㄝ" calcext:value-type="string">
            <text:p>ㄋㄩㄝ</text:p>
          </table:table-cell>
          <table:table-cell/>
          <table:table-cell table:formula="of:=CONCATENATE([.$Q$1];[.A35])" office:value-type="string" office:string-value="ㄌㄩㄝ" calcext:value-type="string">
            <text:p>ㄌㄩㄝ</text:p>
          </table:table-cell>
          <table:table-cell/>
          <table:table-cell table:formula="of:=CONCATENATE([.$S$1];[.A35])" office:value-type="string" office:string-value="ㄍㄩㄝ" calcext:value-type="string">
            <text:p>ㄍㄩㄝ</text:p>
          </table:table-cell>
          <table:table-cell/>
          <table:table-cell table:formula="of:=CONCATENATE([.$U$1];[.A35])" office:value-type="string" office:string-value="ㄎㄩㄝ" calcext:value-type="string">
            <text:p>ㄎㄩㄝ</text:p>
          </table:table-cell>
          <table:table-cell/>
          <table:table-cell table:formula="of:=CONCATENATE([.$W$1];[.A35])" office:value-type="string" office:string-value="ㄏㄩㄝ" calcext:value-type="string">
            <text:p>ㄏㄩㄝ</text:p>
          </table:table-cell>
          <table:table-cell/>
          <table:table-cell table:formula="of:=CONCATENATE([.$Y$1];[.A35])" office:value-type="string" office:string-value="ㄐㄩㄝ" calcext:value-type="string">
            <text:p>ㄐㄩㄝ</text:p>
          </table:table-cell>
          <table:table-cell/>
          <table:table-cell table:formula="of:=CONCATENATE([.$AA$1];[.A35])" office:value-type="string" office:string-value="ㄑㄩㄝ" calcext:value-type="string">
            <text:p>ㄑㄩㄝ</text:p>
          </table:table-cell>
          <table:table-cell/>
          <table:table-cell table:formula="of:=CONCATENATE([.$AC$1];[.A35])" office:value-type="string" office:string-value="ㄒㄩㄝ" calcext:value-type="string">
            <text:p>ㄒㄩㄝ</text:p>
          </table:table-cell>
          <table:table-cell/>
          <table:table-cell table:formula="of:=CONCATENATE([.$AE$1];[.A35])" office:value-type="string" office:string-value="ㄓㄩㄝ" calcext:value-type="string">
            <text:p>ㄓㄩㄝ</text:p>
          </table:table-cell>
          <table:table-cell/>
          <table:table-cell table:formula="of:=CONCATENATE([.$AG$1];[.A35])" office:value-type="string" office:string-value="ㄔㄩㄝ" calcext:value-type="string">
            <text:p>ㄔㄩㄝ</text:p>
          </table:table-cell>
          <table:table-cell/>
          <table:table-cell table:formula="of:=CONCATENATE([.$AI$1];[.A35])" office:value-type="string" office:string-value="ㄕㄩㄝ" calcext:value-type="string">
            <text:p>ㄕㄩㄝ</text:p>
          </table:table-cell>
          <table:table-cell/>
          <table:table-cell table:formula="of:=CONCATENATE([.$AK$1];[.A35])" office:value-type="string" office:string-value="ㄖㄩㄝ" calcext:value-type="string">
            <text:p>ㄖㄩㄝ</text:p>
          </table:table-cell>
          <table:table-cell/>
          <table:table-cell table:formula="of:=CONCATENATE([.$AM$1];[.A35])" office:value-type="string" office:string-value="ㄗㄩㄝ" calcext:value-type="string">
            <text:p>ㄗㄩㄝ</text:p>
          </table:table-cell>
          <table:table-cell/>
          <table:table-cell table:formula="of:=CONCATENATE([.$AO$1];[.A35])" office:value-type="string" office:string-value="ㄘㄩㄝ" calcext:value-type="string">
            <text:p>ㄘㄩㄝ</text:p>
          </table:table-cell>
          <table:table-cell/>
          <table:table-cell table:formula="of:=CONCATENATE([.$AQ$1];[.A35])" office:value-type="string" office:string-value="ㄙㄩㄝ" calcext:value-type="string">
            <text:p>ㄙㄩㄝ</text:p>
          </table:table-cell>
          <table:table-cell table:number-columns-repeated="2"/>
          <table:table-cell table:style-name="ce17" table:number-columns-repeated="43"/>
          <table:table-cell table:number-columns-repeated="936"/>
        </table:table-row>
        <table:table-row table:style-name="ro1">
          <table:table-cell table:style-name="ce16" office:value-type="string" calcext:value-type="string">
            <text:p>ㄩㄢ</text:p>
          </table:table-cell>
          <table:table-cell table:style-name="ce16"/>
          <table:table-cell table:formula="of:=CONCATENATE([.$C$1];[.A$1:.A$1048576])" office:value-type="string" office:string-value="ㄅㄩㄢ" calcext:value-type="string">
            <text:p>ㄅㄩㄢ</text:p>
          </table:table-cell>
          <table:table-cell/>
          <table:table-cell table:formula="of:=CONCATENATE([.$E$1];[.A36])" office:value-type="string" office:string-value="ㄆㄩㄢ" calcext:value-type="string">
            <text:p>ㄆㄩㄢ</text:p>
          </table:table-cell>
          <table:table-cell/>
          <table:table-cell table:formula="of:=CONCATENATE([.$G$1];[.A36])" office:value-type="string" office:string-value="ㄇㄩㄢ" calcext:value-type="string">
            <text:p>ㄇㄩㄢ</text:p>
          </table:table-cell>
          <table:table-cell/>
          <table:table-cell table:formula="of:=CONCATENATE([.$I$1];[.A36])" office:value-type="string" office:string-value="ㄈㄩㄢ" calcext:value-type="string">
            <text:p>ㄈㄩㄢ</text:p>
          </table:table-cell>
          <table:table-cell/>
          <table:table-cell table:formula="of:=CONCATENATE([.$K$1];[.A36])" office:value-type="string" office:string-value="ㄉㄩㄢ" calcext:value-type="string">
            <text:p>ㄉㄩㄢ</text:p>
          </table:table-cell>
          <table:table-cell/>
          <table:table-cell table:formula="of:=CONCATENATE([.$M$1];[.A36])" office:value-type="string" office:string-value="ㄊㄩㄢ" calcext:value-type="string">
            <text:p>ㄊㄩㄢ</text:p>
          </table:table-cell>
          <table:table-cell/>
          <table:table-cell table:formula="of:=CONCATENATE([.$O$1];[.A36])" office:value-type="string" office:string-value="ㄋㄩㄢ" calcext:value-type="string">
            <text:p>ㄋㄩㄢ</text:p>
          </table:table-cell>
          <table:table-cell/>
          <table:table-cell table:formula="of:=CONCATENATE([.$Q$1];[.A36])" office:value-type="string" office:string-value="ㄌㄩㄢ" calcext:value-type="string">
            <text:p>ㄌㄩㄢ</text:p>
          </table:table-cell>
          <table:table-cell/>
          <table:table-cell table:formula="of:=CONCATENATE([.$S$1];[.A36])" office:value-type="string" office:string-value="ㄍㄩㄢ" calcext:value-type="string">
            <text:p>ㄍㄩㄢ</text:p>
          </table:table-cell>
          <table:table-cell/>
          <table:table-cell table:formula="of:=CONCATENATE([.$U$1];[.A36])" office:value-type="string" office:string-value="ㄎㄩㄢ" calcext:value-type="string">
            <text:p>ㄎㄩㄢ</text:p>
          </table:table-cell>
          <table:table-cell/>
          <table:table-cell table:formula="of:=CONCATENATE([.$W$1];[.A36])" office:value-type="string" office:string-value="ㄏㄩㄢ" calcext:value-type="string">
            <text:p>ㄏㄩㄢ</text:p>
          </table:table-cell>
          <table:table-cell/>
          <table:table-cell table:formula="of:=CONCATENATE([.$Y$1];[.A36])" office:value-type="string" office:string-value="ㄐㄩㄢ" calcext:value-type="string">
            <text:p>ㄐㄩㄢ</text:p>
          </table:table-cell>
          <table:table-cell/>
          <table:table-cell table:formula="of:=CONCATENATE([.$AA$1];[.A36])" office:value-type="string" office:string-value="ㄑㄩㄢ" calcext:value-type="string">
            <text:p>ㄑㄩㄢ</text:p>
          </table:table-cell>
          <table:table-cell/>
          <table:table-cell table:formula="of:=CONCATENATE([.$AC$1];[.A36])" office:value-type="string" office:string-value="ㄒㄩㄢ" calcext:value-type="string">
            <text:p>ㄒㄩㄢ</text:p>
          </table:table-cell>
          <table:table-cell/>
          <table:table-cell table:formula="of:=CONCATENATE([.$AE$1];[.A36])" office:value-type="string" office:string-value="ㄓㄩㄢ" calcext:value-type="string">
            <text:p>ㄓㄩㄢ</text:p>
          </table:table-cell>
          <table:table-cell/>
          <table:table-cell table:formula="of:=CONCATENATE([.$AG$1];[.A36])" office:value-type="string" office:string-value="ㄔㄩㄢ" calcext:value-type="string">
            <text:p>ㄔㄩㄢ</text:p>
          </table:table-cell>
          <table:table-cell/>
          <table:table-cell table:formula="of:=CONCATENATE([.$AI$1];[.A36])" office:value-type="string" office:string-value="ㄕㄩㄢ" calcext:value-type="string">
            <text:p>ㄕㄩㄢ</text:p>
          </table:table-cell>
          <table:table-cell/>
          <table:table-cell table:formula="of:=CONCATENATE([.$AK$1];[.A36])" office:value-type="string" office:string-value="ㄖㄩㄢ" calcext:value-type="string">
            <text:p>ㄖㄩㄢ</text:p>
          </table:table-cell>
          <table:table-cell/>
          <table:table-cell table:formula="of:=CONCATENATE([.$AM$1];[.A36])" office:value-type="string" office:string-value="ㄗㄩㄢ" calcext:value-type="string">
            <text:p>ㄗㄩㄢ</text:p>
          </table:table-cell>
          <table:table-cell/>
          <table:table-cell table:formula="of:=CONCATENATE([.$AO$1];[.A36])" office:value-type="string" office:string-value="ㄘㄩㄢ" calcext:value-type="string">
            <text:p>ㄘㄩㄢ</text:p>
          </table:table-cell>
          <table:table-cell/>
          <table:table-cell table:formula="of:=CONCATENATE([.$AQ$1];[.A36])" office:value-type="string" office:string-value="ㄙㄩㄢ" calcext:value-type="string">
            <text:p>ㄙㄩㄢ</text:p>
          </table:table-cell>
          <table:table-cell table:number-columns-repeated="2"/>
          <table:table-cell table:style-name="ce17" table:number-columns-repeated="43"/>
          <table:table-cell table:number-columns-repeated="936"/>
        </table:table-row>
        <table:table-row table:style-name="ro1">
          <table:table-cell table:style-name="ce16" office:value-type="string" calcext:value-type="string">
            <text:p>ㄩㄣ</text:p>
          </table:table-cell>
          <table:table-cell table:style-name="ce16"/>
          <table:table-cell table:formula="of:=CONCATENATE([.$C$1];[.A$1:.A$1048576])" office:value-type="string" office:string-value="ㄅㄩㄣ" calcext:value-type="string">
            <text:p>ㄅㄩㄣ</text:p>
          </table:table-cell>
          <table:table-cell/>
          <table:table-cell table:formula="of:=CONCATENATE([.$E$1];[.A37])" office:value-type="string" office:string-value="ㄆㄩㄣ" calcext:value-type="string">
            <text:p>ㄆㄩㄣ</text:p>
          </table:table-cell>
          <table:table-cell/>
          <table:table-cell table:formula="of:=CONCATENATE([.$G$1];[.A37])" office:value-type="string" office:string-value="ㄇㄩㄣ" calcext:value-type="string">
            <text:p>ㄇㄩㄣ</text:p>
          </table:table-cell>
          <table:table-cell/>
          <table:table-cell table:formula="of:=CONCATENATE([.$I$1];[.A37])" office:value-type="string" office:string-value="ㄈㄩㄣ" calcext:value-type="string">
            <text:p>ㄈㄩㄣ</text:p>
          </table:table-cell>
          <table:table-cell/>
          <table:table-cell table:formula="of:=CONCATENATE([.$K$1];[.A37])" office:value-type="string" office:string-value="ㄉㄩㄣ" calcext:value-type="string">
            <text:p>ㄉㄩㄣ</text:p>
          </table:table-cell>
          <table:table-cell/>
          <table:table-cell table:formula="of:=CONCATENATE([.$M$1];[.A37])" office:value-type="string" office:string-value="ㄊㄩㄣ" calcext:value-type="string">
            <text:p>ㄊㄩㄣ</text:p>
          </table:table-cell>
          <table:table-cell/>
          <table:table-cell table:formula="of:=CONCATENATE([.$O$1];[.A37])" office:value-type="string" office:string-value="ㄋㄩㄣ" calcext:value-type="string">
            <text:p>ㄋㄩㄣ</text:p>
          </table:table-cell>
          <table:table-cell/>
          <table:table-cell table:formula="of:=CONCATENATE([.$Q$1];[.A37])" office:value-type="string" office:string-value="ㄌㄩㄣ" calcext:value-type="string">
            <text:p>ㄌㄩㄣ</text:p>
          </table:table-cell>
          <table:table-cell/>
          <table:table-cell table:formula="of:=CONCATENATE([.$S$1];[.A37])" office:value-type="string" office:string-value="ㄍㄩㄣ" calcext:value-type="string">
            <text:p>ㄍㄩㄣ</text:p>
          </table:table-cell>
          <table:table-cell/>
          <table:table-cell table:formula="of:=CONCATENATE([.$U$1];[.A37])" office:value-type="string" office:string-value="ㄎㄩㄣ" calcext:value-type="string">
            <text:p>ㄎㄩㄣ</text:p>
          </table:table-cell>
          <table:table-cell/>
          <table:table-cell table:formula="of:=CONCATENATE([.$W$1];[.A37])" office:value-type="string" office:string-value="ㄏㄩㄣ" calcext:value-type="string">
            <text:p>ㄏㄩㄣ</text:p>
          </table:table-cell>
          <table:table-cell/>
          <table:table-cell table:formula="of:=CONCATENATE([.$Y$1];[.A37])" office:value-type="string" office:string-value="ㄐㄩㄣ" calcext:value-type="string">
            <text:p>ㄐㄩㄣ</text:p>
          </table:table-cell>
          <table:table-cell/>
          <table:table-cell table:formula="of:=CONCATENATE([.$AA$1];[.A37])" office:value-type="string" office:string-value="ㄑㄩㄣ" calcext:value-type="string">
            <text:p>ㄑㄩㄣ</text:p>
          </table:table-cell>
          <table:table-cell/>
          <table:table-cell table:formula="of:=CONCATENATE([.$AC$1];[.A37])" office:value-type="string" office:string-value="ㄒㄩㄣ" calcext:value-type="string">
            <text:p>ㄒㄩㄣ</text:p>
          </table:table-cell>
          <table:table-cell/>
          <table:table-cell table:formula="of:=CONCATENATE([.$AE$1];[.A37])" office:value-type="string" office:string-value="ㄓㄩㄣ" calcext:value-type="string">
            <text:p>ㄓㄩㄣ</text:p>
          </table:table-cell>
          <table:table-cell/>
          <table:table-cell table:formula="of:=CONCATENATE([.$AG$1];[.A37])" office:value-type="string" office:string-value="ㄔㄩㄣ" calcext:value-type="string">
            <text:p>ㄔㄩㄣ</text:p>
          </table:table-cell>
          <table:table-cell/>
          <table:table-cell table:formula="of:=CONCATENATE([.$AI$1];[.A37])" office:value-type="string" office:string-value="ㄕㄩㄣ" calcext:value-type="string">
            <text:p>ㄕㄩㄣ</text:p>
          </table:table-cell>
          <table:table-cell/>
          <table:table-cell table:formula="of:=CONCATENATE([.$AK$1];[.A37])" office:value-type="string" office:string-value="ㄖㄩㄣ" calcext:value-type="string">
            <text:p>ㄖㄩㄣ</text:p>
          </table:table-cell>
          <table:table-cell/>
          <table:table-cell table:formula="of:=CONCATENATE([.$AM$1];[.A37])" office:value-type="string" office:string-value="ㄗㄩㄣ" calcext:value-type="string">
            <text:p>ㄗㄩㄣ</text:p>
          </table:table-cell>
          <table:table-cell/>
          <table:table-cell table:formula="of:=CONCATENATE([.$AO$1];[.A37])" office:value-type="string" office:string-value="ㄘㄩㄣ" calcext:value-type="string">
            <text:p>ㄘㄩㄣ</text:p>
          </table:table-cell>
          <table:table-cell/>
          <table:table-cell table:formula="of:=CONCATENATE([.$AQ$1];[.A37])" office:value-type="string" office:string-value="ㄙㄩㄣ" calcext:value-type="string">
            <text:p>ㄙㄩㄣ</text:p>
          </table:table-cell>
          <table:table-cell table:number-columns-repeated="2"/>
          <table:table-cell table:style-name="ce17" table:number-columns-repeated="43"/>
          <table:table-cell table:number-columns-repeated="936"/>
        </table:table-row>
        <table:table-row table:style-name="ro1">
          <table:table-cell table:style-name="ce16" office:value-type="string" calcext:value-type="string">
            <text:p>ㄩㄥ</text:p>
          </table:table-cell>
          <table:table-cell table:style-name="ce16"/>
          <table:table-cell table:formula="of:=CONCATENATE([.$C$1];[.A$1:.A$1048576])" office:value-type="string" office:string-value="ㄅㄩㄥ" calcext:value-type="string">
            <text:p>ㄅㄩㄥ</text:p>
          </table:table-cell>
          <table:table-cell/>
          <table:table-cell table:formula="of:=CONCATENATE([.$E$1];[.A38])" office:value-type="string" office:string-value="ㄆㄩㄥ" calcext:value-type="string">
            <text:p>ㄆㄩㄥ</text:p>
          </table:table-cell>
          <table:table-cell/>
          <table:table-cell table:formula="of:=CONCATENATE([.$G$1];[.A38])" office:value-type="string" office:string-value="ㄇㄩㄥ" calcext:value-type="string">
            <text:p>ㄇㄩㄥ</text:p>
          </table:table-cell>
          <table:table-cell/>
          <table:table-cell table:formula="of:=CONCATENATE([.$I$1];[.A38])" office:value-type="string" office:string-value="ㄈㄩㄥ" calcext:value-type="string">
            <text:p>ㄈㄩㄥ</text:p>
          </table:table-cell>
          <table:table-cell/>
          <table:table-cell table:formula="of:=CONCATENATE([.$K$1];[.A38])" office:value-type="string" office:string-value="ㄉㄩㄥ" calcext:value-type="string">
            <text:p>ㄉㄩㄥ</text:p>
          </table:table-cell>
          <table:table-cell/>
          <table:table-cell table:formula="of:=CONCATENATE([.$M$1];[.A38])" office:value-type="string" office:string-value="ㄊㄩㄥ" calcext:value-type="string">
            <text:p>ㄊㄩㄥ</text:p>
          </table:table-cell>
          <table:table-cell/>
          <table:table-cell table:formula="of:=CONCATENATE([.$O$1];[.A38])" office:value-type="string" office:string-value="ㄋㄩㄥ" calcext:value-type="string">
            <text:p>ㄋㄩㄥ</text:p>
          </table:table-cell>
          <table:table-cell/>
          <table:table-cell table:formula="of:=CONCATENATE([.$Q$1];[.A38])" office:value-type="string" office:string-value="ㄌㄩㄥ" calcext:value-type="string">
            <text:p>ㄌㄩㄥ</text:p>
          </table:table-cell>
          <table:table-cell/>
          <table:table-cell table:formula="of:=CONCATENATE([.$S$1];[.A38])" office:value-type="string" office:string-value="ㄍㄩㄥ" calcext:value-type="string">
            <text:p>ㄍㄩㄥ</text:p>
          </table:table-cell>
          <table:table-cell/>
          <table:table-cell table:formula="of:=CONCATENATE([.$U$1];[.A38])" office:value-type="string" office:string-value="ㄎㄩㄥ" calcext:value-type="string">
            <text:p>ㄎㄩㄥ</text:p>
          </table:table-cell>
          <table:table-cell/>
          <table:table-cell table:formula="of:=CONCATENATE([.$W$1];[.A38])" office:value-type="string" office:string-value="ㄏㄩㄥ" calcext:value-type="string">
            <text:p>ㄏㄩㄥ</text:p>
          </table:table-cell>
          <table:table-cell/>
          <table:table-cell table:formula="of:=CONCATENATE([.$Y$1];[.A38])" office:value-type="string" office:string-value="ㄐㄩㄥ" calcext:value-type="string">
            <text:p>ㄐㄩㄥ</text:p>
          </table:table-cell>
          <table:table-cell/>
          <table:table-cell table:formula="of:=CONCATENATE([.$AA$1];[.A38])" office:value-type="string" office:string-value="ㄑㄩㄥ" calcext:value-type="string">
            <text:p>ㄑㄩㄥ</text:p>
          </table:table-cell>
          <table:table-cell/>
          <table:table-cell table:formula="of:=CONCATENATE([.$AC$1];[.A38])" office:value-type="string" office:string-value="ㄒㄩㄥ" calcext:value-type="string">
            <text:p>ㄒㄩㄥ</text:p>
          </table:table-cell>
          <table:table-cell/>
          <table:table-cell table:formula="of:=CONCATENATE([.$AE$1];[.A38])" office:value-type="string" office:string-value="ㄓㄩㄥ" calcext:value-type="string">
            <text:p>ㄓㄩㄥ</text:p>
          </table:table-cell>
          <table:table-cell/>
          <table:table-cell table:formula="of:=CONCATENATE([.$AG$1];[.A38])" office:value-type="string" office:string-value="ㄔㄩㄥ" calcext:value-type="string">
            <text:p>ㄔㄩㄥ</text:p>
          </table:table-cell>
          <table:table-cell/>
          <table:table-cell table:formula="of:=CONCATENATE([.$AI$1];[.A38])" office:value-type="string" office:string-value="ㄕㄩㄥ" calcext:value-type="string">
            <text:p>ㄕㄩㄥ</text:p>
          </table:table-cell>
          <table:table-cell/>
          <table:table-cell table:formula="of:=CONCATENATE([.$AK$1];[.A38])" office:value-type="string" office:string-value="ㄖㄩㄥ" calcext:value-type="string">
            <text:p>ㄖㄩㄥ</text:p>
          </table:table-cell>
          <table:table-cell/>
          <table:table-cell table:formula="of:=CONCATENATE([.$AM$1];[.A38])" office:value-type="string" office:string-value="ㄗㄩㄥ" calcext:value-type="string">
            <text:p>ㄗㄩㄥ</text:p>
          </table:table-cell>
          <table:table-cell/>
          <table:table-cell table:formula="of:=CONCATENATE([.$AO$1];[.A38])" office:value-type="string" office:string-value="ㄘㄩㄥ" calcext:value-type="string">
            <text:p>ㄘㄩㄥ</text:p>
          </table:table-cell>
          <table:table-cell/>
          <table:table-cell table:formula="of:=CONCATENATE([.$AQ$1];[.A38])" office:value-type="string" office:string-value="ㄙㄩㄥ" calcext:value-type="string">
            <text:p>ㄙㄩㄥ</text:p>
          </table:table-cell>
          <table:table-cell table:number-columns-repeated="2"/>
          <table:table-cell table:style-name="ce17" table:number-columns-repeated="43"/>
          <table:table-cell table:number-columns-repeated="936"/>
        </table:table-row>
        <table:table-row table:style-name="ro1">
          <table:table-cell table:style-name="ce16" office:value-type="string" calcext:value-type="string">
            <text:p>ㄦ</text:p>
          </table:table-cell>
          <table:table-cell table:style-name="ce16"/>
          <table:table-cell table:formula="of:=CONCATENATE([.$C$1];[.A$1:.A$1048576])" office:value-type="string" office:string-value="ㄅㄦ" calcext:value-type="string">
            <text:p>ㄅㄦ</text:p>
          </table:table-cell>
          <table:table-cell/>
          <table:table-cell table:formula="of:=CONCATENATE([.$E$1];[.A39])" office:value-type="string" office:string-value="ㄆㄦ" calcext:value-type="string">
            <text:p>ㄆㄦ</text:p>
          </table:table-cell>
          <table:table-cell/>
          <table:table-cell table:formula="of:=CONCATENATE([.$G$1];[.A39])" office:value-type="string" office:string-value="ㄇㄦ" calcext:value-type="string">
            <text:p>ㄇㄦ</text:p>
          </table:table-cell>
          <table:table-cell/>
          <table:table-cell table:formula="of:=CONCATENATE([.$I$1];[.A39])" office:value-type="string" office:string-value="ㄈㄦ" calcext:value-type="string">
            <text:p>ㄈㄦ</text:p>
          </table:table-cell>
          <table:table-cell/>
          <table:table-cell table:formula="of:=CONCATENATE([.$K$1];[.A39])" office:value-type="string" office:string-value="ㄉㄦ" calcext:value-type="string">
            <text:p>ㄉㄦ</text:p>
          </table:table-cell>
          <table:table-cell/>
          <table:table-cell table:formula="of:=CONCATENATE([.$M$1];[.A39])" office:value-type="string" office:string-value="ㄊㄦ" calcext:value-type="string">
            <text:p>ㄊㄦ</text:p>
          </table:table-cell>
          <table:table-cell/>
          <table:table-cell table:formula="of:=CONCATENATE([.$O$1];[.A39])" office:value-type="string" office:string-value="ㄋㄦ" calcext:value-type="string">
            <text:p>ㄋㄦ</text:p>
          </table:table-cell>
          <table:table-cell/>
          <table:table-cell table:formula="of:=CONCATENATE([.$Q$1];[.A39])" office:value-type="string" office:string-value="ㄌㄦ" calcext:value-type="string">
            <text:p>ㄌㄦ</text:p>
          </table:table-cell>
          <table:table-cell/>
          <table:table-cell table:formula="of:=CONCATENATE([.$S$1];[.A39])" office:value-type="string" office:string-value="ㄍㄦ" calcext:value-type="string">
            <text:p>ㄍㄦ</text:p>
          </table:table-cell>
          <table:table-cell/>
          <table:table-cell table:formula="of:=CONCATENATE([.$U$1];[.A39])" office:value-type="string" office:string-value="ㄎㄦ" calcext:value-type="string">
            <text:p>ㄎㄦ</text:p>
          </table:table-cell>
          <table:table-cell/>
          <table:table-cell table:formula="of:=CONCATENATE([.$W$1];[.A39])" office:value-type="string" office:string-value="ㄏㄦ" calcext:value-type="string">
            <text:p>ㄏㄦ</text:p>
          </table:table-cell>
          <table:table-cell/>
          <table:table-cell table:formula="of:=CONCATENATE([.$Y$1];[.A39])" office:value-type="string" office:string-value="ㄐㄦ" calcext:value-type="string">
            <text:p>ㄐㄦ</text:p>
          </table:table-cell>
          <table:table-cell/>
          <table:table-cell table:formula="of:=CONCATENATE([.$AA$1];[.A39])" office:value-type="string" office:string-value="ㄑㄦ" calcext:value-type="string">
            <text:p>ㄑㄦ</text:p>
          </table:table-cell>
          <table:table-cell/>
          <table:table-cell table:formula="of:=CONCATENATE([.$AC$1];[.A39])" office:value-type="string" office:string-value="ㄒㄦ" calcext:value-type="string">
            <text:p>ㄒㄦ</text:p>
          </table:table-cell>
          <table:table-cell/>
          <table:table-cell table:formula="of:=CONCATENATE([.$AE$1];[.A39])" office:value-type="string" office:string-value="ㄓㄦ" calcext:value-type="string">
            <text:p>ㄓㄦ</text:p>
          </table:table-cell>
          <table:table-cell/>
          <table:table-cell table:formula="of:=CONCATENATE([.$AG$1];[.A39])" office:value-type="string" office:string-value="ㄔㄦ" calcext:value-type="string">
            <text:p>ㄔㄦ</text:p>
          </table:table-cell>
          <table:table-cell/>
          <table:table-cell table:formula="of:=CONCATENATE([.$AI$1];[.A39])" office:value-type="string" office:string-value="ㄕㄦ" calcext:value-type="string">
            <text:p>ㄕㄦ</text:p>
          </table:table-cell>
          <table:table-cell/>
          <table:table-cell table:formula="of:=CONCATENATE([.$AK$1];[.A39])" office:value-type="string" office:string-value="ㄖㄦ" calcext:value-type="string">
            <text:p>ㄖㄦ</text:p>
          </table:table-cell>
          <table:table-cell/>
          <table:table-cell table:formula="of:=CONCATENATE([.$AM$1];[.A39])" office:value-type="string" office:string-value="ㄗㄦ" calcext:value-type="string">
            <text:p>ㄗㄦ</text:p>
          </table:table-cell>
          <table:table-cell/>
          <table:table-cell table:formula="of:=CONCATENATE([.$AO$1];[.A39])" office:value-type="string" office:string-value="ㄘㄦ" calcext:value-type="string">
            <text:p>ㄘㄦ</text:p>
          </table:table-cell>
          <table:table-cell/>
          <table:table-cell table:formula="of:=CONCATENATE([.$AQ$1];[.A39])" office:value-type="string" office:string-value="ㄙㄦ" calcext:value-type="string">
            <text:p>ㄙㄦ</text:p>
          </table:table-cell>
          <table:table-cell table:number-columns-repeated="2"/>
          <table:table-cell table:style-name="ce17" table:number-columns-repeated="43"/>
          <table:table-cell table:number-columns-repeated="936"/>
        </table:table-row>
        <table:table-row table:style-name="ro1">
          <table:table-cell table:style-name="ce17" table:number-columns-repeated="4"/>
          <table:table-cell table:number-columns-repeated="39"/>
          <table:table-cell table:style-name="ce17" table:number-columns-repeated="43"/>
          <table:table-cell table:number-columns-repeated="938"/>
        </table:table-row>
        <table:table-row table:style-name="ro1">
          <table:table-cell table:style-name="ce17" table:number-columns-repeated="4"/>
          <table:table-cell table:number-columns-repeated="38"/>
          <table:table-cell table:style-name="ce17" table:number-columns-repeated="43"/>
          <table:table-cell table:number-columns-repeated="939"/>
        </table:table-row>
        <table:table-row table:style-name="ro1">
          <table:table-cell table:style-name="ce17"/>
          <table:table-cell table:style-name="ce16" table:number-columns-repeated="2"/>
          <table:table-cell table:style-name="ce16" office:value-type="string" calcext:value-type="string">
            <text:p>ㄅ</text:p>
          </table:table-cell>
          <table:table-cell table:style-name="ce16"/>
          <table:table-cell table:style-name="ce16" office:value-type="string" calcext:value-type="string">
            <text:p>ㄆ</text:p>
          </table:table-cell>
          <table:table-cell table:style-name="ce16"/>
          <table:table-cell table:style-name="ce16" office:value-type="string" calcext:value-type="string">
            <text:p>ㄇ</text:p>
          </table:table-cell>
          <table:table-cell table:style-name="ce16"/>
          <table:table-cell table:style-name="ce16" office:value-type="string" calcext:value-type="string">
            <text:p>ㄈ</text:p>
          </table:table-cell>
          <table:table-cell table:style-name="ce16"/>
          <table:table-cell table:style-name="ce16" office:value-type="string" calcext:value-type="string">
            <text:p>ㄅ變</text:p>
          </table:table-cell>
          <table:table-cell table:style-name="ce16"/>
          <table:table-cell table:style-name="ce16" office:value-type="string" calcext:value-type="string">
            <text:p>ㄆ變</text:p>
          </table:table-cell>
          <table:table-cell table:style-name="ce16"/>
          <table:table-cell table:style-name="ce16" office:value-type="string" calcext:value-type="string">
            <text:p>ㄇ變</text:p>
          </table:table-cell>
          <table:table-cell table:style-name="ce16"/>
          <table:table-cell table:style-name="ce16" office:value-type="string" calcext:value-type="string">
            <text:p>ㄈ變</text:p>
          </table:table-cell>
          <table:table-cell table:style-name="ce16"/>
          <table:table-cell table:style-name="ce16" office:value-type="string" calcext:value-type="string">
            <text:p>ㄅㄇ</text:p>
          </table:table-cell>
          <table:table-cell table:style-name="ce16"/>
          <table:table-cell table:style-name="ce16" office:value-type="string" calcext:value-type="string">
            <text:p>ㄅㄇ變</text:p>
          </table:table-cell>
          <table:table-cell table:style-name="ce16"/>
          <table:table-cell table:style-name="ce16" office:value-type="string" calcext:value-type="string">
            <text:p>ㄆㄈ</text:p>
          </table:table-cell>
          <table:table-cell table:style-name="ce16"/>
          <table:table-cell table:style-name="ce16" office:value-type="string" calcext:value-type="string">
            <text:p>ㄅㄆ</text:p>
          </table:table-cell>
          <table:table-cell table:style-name="ce16"/>
          <table:table-cell table:style-name="ce16" office:value-type="string" calcext:value-type="string">
            <text:p>ㄇㄈ</text:p>
          </table:table-cell>
          <table:table-cell table:style-name="ce16"/>
          <table:table-cell table:style-name="ce16" office:value-type="string" calcext:value-type="string">
            <text:p>ㄅㄆㄇㄈ</text:p>
          </table:table-cell>
          <table:table-cell table:style-name="ce16"/>
          <table:table-cell table:style-name="ce16" office:value-type="string" calcext:value-type="string">
            <text:p>ㄅㄆ變</text:p>
          </table:table-cell>
          <table:table-cell table:style-name="ce16"/>
          <table:table-cell table:style-name="ce16" office:value-type="string" calcext:value-type="string">
            <text:p>ㄇㄈ變</text:p>
          </table:table-cell>
          <table:table-cell table:style-name="ce16"/>
          <table:table-cell table:style-name="ce16" office:value-type="string" calcext:value-type="string">
            <text:p>ㄅㄆㄇㄈ變</text:p>
          </table:table-cell>
          <table:table-cell table:style-name="ce16"/>
          <table:table-cell table:style-name="ce16" office:value-type="string" calcext:value-type="string">
            <text:p>ㄆㄈ變</text:p>
          </table:table-cell>
          <table:table-cell table:style-name="ce16"/>
          <table:table-cell table:style-name="ce16" office:value-type="string" calcext:value-type="string">
            <text:p>ㄅㄆ</text:p>
          </table:table-cell>
          <table:table-cell table:style-name="ce16"/>
          <table:table-cell table:style-name="ce16" office:value-type="string" calcext:value-type="string">
            <text:p>ㄇㄈ</text:p>
          </table:table-cell>
          <table:table-cell table:style-name="ce16"/>
          <table:table-cell table:style-name="ce16" office:value-type="string" calcext:value-type="string">
            <text:p>ㄅㄆㄇㄈ</text:p>
          </table:table-cell>
          <table:table-cell table:style-name="ce17" table:number-columns-repeated="4"/>
          <table:table-cell table:number-columns-repeated="976"/>
        </table:table-row>
        <table:table-row table:style-name="ro1">
          <table:table-cell table:style-name="ce17"/>
          <table:table-cell table:style-name="ce16" office:value-type="string" calcext:value-type="string">
            <text:p>ㄚ</text:p>
          </table:table-cell>
          <table:table-cell table:style-name="ce16"/>
          <table:table-cell table:style-name="ce17" table:formula="of:=CONCATENATE([.$D$42];[.B43])" office:value-type="string" office:string-value="ㄅㄚ" calcext:value-type="string">
            <text:p>ㄅㄚ</text:p>
          </table:table-cell>
          <table:table-cell table:style-name="ce17"/>
          <table:table-cell table:style-name="ce17" table:formula="of:=CONCATENATE([.F42];[.$B$43])" office:value-type="string" office:string-value="ㄆㄚ" calcext:value-type="string">
            <text:p>ㄆㄚ</text:p>
          </table:table-cell>
          <table:table-cell table:style-name="ce17"/>
          <table:table-cell table:style-name="ce17" table:formula="of:=CONCATENATE([.H42];[.$B$43])" office:value-type="string" office:string-value="ㄇㄚ" calcext:value-type="string">
            <text:p>ㄇㄚ</text:p>
          </table:table-cell>
          <table:table-cell table:style-name="ce17"/>
          <table:table-cell table:style-name="ce17" table:formula="of:=CONCATENATE([.$J$42];[.B43])" office:value-type="string" office:string-value="ㄈㄚ" calcext:value-type="string">
            <text:p>ㄈㄚ</text:p>
          </table:table-cell>
          <table:table-cell table:style-name="ce17"/>
          <table:table-cell table:style-name="ce17" table:formula="of:=CONCATENATE([.$L$42];[.B43])" office:value-type="string" office:string-value="ㄅ變ㄚ" calcext:value-type="string">
            <text:p>ㄅ變ㄚ</text:p>
          </table:table-cell>
          <table:table-cell table:style-name="ce17"/>
          <table:table-cell table:style-name="ce17" table:formula="of:=CONCATENATE([.$N$42];[.B43])" office:value-type="string" office:string-value="ㄆ變ㄚ" calcext:value-type="string">
            <text:p>ㄆ變ㄚ</text:p>
          </table:table-cell>
          <table:table-cell table:style-name="ce17"/>
          <table:table-cell table:style-name="ce17" table:formula="of:=CONCATENATE([.$P$42];[.B43])" office:value-type="string" office:string-value="ㄇ變ㄚ" calcext:value-type="string">
            <text:p>ㄇ變ㄚ</text:p>
          </table:table-cell>
          <table:table-cell table:style-name="ce17"/>
          <table:table-cell table:style-name="ce17" table:formula="of:=CONCATENATE([.$R$42];[.B43])" office:value-type="string" office:string-value="ㄈ變ㄚ" calcext:value-type="string">
            <text:p>ㄈ變ㄚ</text:p>
          </table:table-cell>
          <table:table-cell table:style-name="ce17"/>
          <table:table-cell table:style-name="ce17" table:formula="of:=CONCATENATE([.$T$42];[.B43])" office:value-type="string" office:string-value="ㄅㄇㄚ" calcext:value-type="string">
            <text:p>ㄅㄇㄚ</text:p>
          </table:table-cell>
          <table:table-cell table:style-name="ce17"/>
          <table:table-cell table:style-name="ce17" table:formula="of:=CONCATENATE([.$V$42];[.B43])" office:value-type="string" office:string-value="ㄅㄇ變ㄚ" calcext:value-type="string">
            <text:p>ㄅㄇ變ㄚ</text:p>
          </table:table-cell>
          <table:table-cell table:style-name="ce17"/>
          <table:table-cell table:style-name="ce17" table:formula="of:=CONCATENATE([.$X$42];[.B43])" office:value-type="string" office:string-value="ㄆㄈㄚ" calcext:value-type="string">
            <text:p>ㄆㄈㄚ</text:p>
          </table:table-cell>
          <table:table-cell table:style-name="ce17"/>
          <table:table-cell table:style-name="ce17" table:formula="of:=CONCATENATE([.$Z$42];[.B43])" office:value-type="string" office:string-value="ㄅㄆㄚ" calcext:value-type="string">
            <text:p>ㄅㄆㄚ</text:p>
          </table:table-cell>
          <table:table-cell table:style-name="ce17"/>
          <table:table-cell table:style-name="ce17" table:formula="of:=CONCATENATE([.$AB$42];[.B43])" office:value-type="string" office:string-value="ㄇㄈㄚ" calcext:value-type="string">
            <text:p>ㄇㄈㄚ</text:p>
          </table:table-cell>
          <table:table-cell table:style-name="ce17"/>
          <table:table-cell table:style-name="ce17" table:formula="of:=CONCATENATE([.$AD$42];[.B43])" office:value-type="string" office:string-value="ㄅㄆㄇㄈㄚ" calcext:value-type="string">
            <text:p>ㄅㄆㄇㄈㄚ</text:p>
          </table:table-cell>
          <table:table-cell table:style-name="ce17"/>
          <table:table-cell table:style-name="ce17" table:formula="of:=CONCATENATE([.$AF$42];[.B43])" office:value-type="string" office:string-value="ㄅㄆ變ㄚ" calcext:value-type="string">
            <text:p>ㄅㄆ變ㄚ</text:p>
          </table:table-cell>
          <table:table-cell table:style-name="ce17"/>
          <table:table-cell table:style-name="ce17" table:formula="of:=CONCATENATE([.$AH$42];[.B43])" office:value-type="string" office:string-value="ㄇㄈ變ㄚ" calcext:value-type="string">
            <text:p>ㄇㄈ變ㄚ</text:p>
          </table:table-cell>
          <table:table-cell table:style-name="ce17"/>
          <table:table-cell table:style-name="ce17" table:formula="of:=CONCATENATE([.$AJ$42];[.B43])" office:value-type="string" office:string-value="ㄅㄆㄇㄈ變ㄚ" calcext:value-type="string">
            <text:p>ㄅㄆㄇㄈ變ㄚ</text:p>
          </table:table-cell>
          <table:table-cell table:style-name="ce17"/>
          <table:table-cell table:style-name="ce17" table:formula="of:=CONCATENATE([.$AL$42];[.B43])" office:value-type="string" office:string-value="ㄆㄈ變ㄚ" calcext:value-type="string">
            <text:p>ㄆㄈ變ㄚ</text:p>
          </table:table-cell>
          <table:table-cell table:style-name="ce17"/>
          <table:table-cell table:style-name="ce17" table:formula="of:=CONCATENATE([.$AN$42];[.B43])" office:value-type="string" office:string-value="ㄅㄆㄚ" calcext:value-type="string">
            <text:p>ㄅㄆㄚ</text:p>
          </table:table-cell>
          <table:table-cell table:style-name="ce17"/>
          <table:table-cell table:style-name="ce17" table:formula="of:=CONCATENATE([.$AP$42];[.B43])" office:value-type="string" office:string-value="ㄇㄈㄚ" calcext:value-type="string">
            <text:p>ㄇㄈㄚ</text:p>
          </table:table-cell>
          <table:table-cell table:style-name="ce17"/>
          <table:table-cell table:style-name="ce17" table:formula="of:=CONCATENATE([.$AR$42];[.B43])" office:value-type="string" office:string-value="ㄅㄆㄇㄈㄚ" calcext:value-type="string">
            <text:p>ㄅㄆㄇㄈㄚ</text:p>
          </table:table-cell>
          <table:table-cell table:style-name="ce17" table:number-columns-repeated="4"/>
          <table:table-cell table:number-columns-repeated="976"/>
        </table:table-row>
        <table:table-row table:style-name="ro1">
          <table:table-cell table:style-name="ce17"/>
          <table:table-cell table:style-name="ce16" office:value-type="string" calcext:value-type="string">
            <text:p>ㄚㄜ</text:p>
          </table:table-cell>
          <table:table-cell table:style-name="ce16"/>
          <table:table-cell table:style-name="ce17" table:formula="of:=CONCATENATE([.$D$42];[.B44])" office:value-type="string" office:string-value="ㄅㄚㄜ" calcext:value-type="string">
            <text:p>ㄅㄚㄜ</text:p>
          </table:table-cell>
          <table:table-cell table:style-name="ce17"/>
          <table:table-cell table:style-name="ce17" table:formula="of:=CONCATENATE([.$F$42];[.B44])" office:value-type="string" office:string-value="ㄆㄚㄜ" calcext:value-type="string">
            <text:p>ㄆㄚㄜ</text:p>
          </table:table-cell>
          <table:table-cell table:style-name="ce17"/>
          <table:table-cell table:style-name="ce17" table:formula="of:=CONCATENATE([.$H$42];[.B44])" office:value-type="string" office:string-value="ㄇㄚㄜ" calcext:value-type="string">
            <text:p>ㄇㄚㄜ</text:p>
          </table:table-cell>
          <table:table-cell table:style-name="ce17"/>
          <table:table-cell table:style-name="ce17" table:formula="of:=CONCATENATE([.$J$42];[.B44])" office:value-type="string" office:string-value="ㄈㄚㄜ" calcext:value-type="string">
            <text:p>ㄈㄚㄜ</text:p>
          </table:table-cell>
          <table:table-cell table:style-name="ce17"/>
          <table:table-cell table:style-name="ce17" table:formula="of:=CONCATENATE([.$L$42];[.B44])" office:value-type="string" office:string-value="ㄅ變ㄚㄜ" calcext:value-type="string">
            <text:p>ㄅ變ㄚㄜ</text:p>
          </table:table-cell>
          <table:table-cell table:style-name="ce17"/>
          <table:table-cell table:style-name="ce17" table:formula="of:=CONCATENATE([.$N$42];[.B44])" office:value-type="string" office:string-value="ㄆ變ㄚㄜ" calcext:value-type="string">
            <text:p>ㄆ變ㄚㄜ</text:p>
          </table:table-cell>
          <table:table-cell table:style-name="ce17"/>
          <table:table-cell table:style-name="ce17" table:formula="of:=CONCATENATE([.$P$42];[.B44])" office:value-type="string" office:string-value="ㄇ變ㄚㄜ" calcext:value-type="string">
            <text:p>ㄇ變ㄚㄜ</text:p>
          </table:table-cell>
          <table:table-cell table:style-name="ce17"/>
          <table:table-cell table:style-name="ce17" table:formula="of:=CONCATENATE([.$R$42];[.B44])" office:value-type="string" office:string-value="ㄈ變ㄚㄜ" calcext:value-type="string">
            <text:p>ㄈ變ㄚㄜ</text:p>
          </table:table-cell>
          <table:table-cell table:style-name="ce17"/>
          <table:table-cell table:style-name="ce17" table:formula="of:=CONCATENATE([.$T$42];[.B44])" office:value-type="string" office:string-value="ㄅㄇㄚㄜ" calcext:value-type="string">
            <text:p>ㄅㄇㄚㄜ</text:p>
          </table:table-cell>
          <table:table-cell table:style-name="ce17"/>
          <table:table-cell table:style-name="ce17" table:formula="of:=CONCATENATE([.$V$42];[.B44])" office:value-type="string" office:string-value="ㄅㄇ變ㄚㄜ" calcext:value-type="string">
            <text:p>ㄅㄇ變ㄚㄜ</text:p>
          </table:table-cell>
          <table:table-cell table:style-name="ce17"/>
          <table:table-cell table:style-name="ce17" table:formula="of:=CONCATENATE([.$X$42];[.B44])" office:value-type="string" office:string-value="ㄆㄈㄚㄜ" calcext:value-type="string">
            <text:p>ㄆㄈㄚㄜ</text:p>
          </table:table-cell>
          <table:table-cell table:style-name="ce17"/>
          <table:table-cell table:style-name="ce17" table:formula="of:=CONCATENATE([.$Z$42];[.B44])" office:value-type="string" office:string-value="ㄅㄆㄚㄜ" calcext:value-type="string">
            <text:p>ㄅㄆㄚㄜ</text:p>
          </table:table-cell>
          <table:table-cell table:style-name="ce17"/>
          <table:table-cell table:style-name="ce17" table:formula="of:=CONCATENATE([.$AB$42];[.B44])" office:value-type="string" office:string-value="ㄇㄈㄚㄜ" calcext:value-type="string">
            <text:p>ㄇㄈㄚㄜ</text:p>
          </table:table-cell>
          <table:table-cell table:style-name="ce17"/>
          <table:table-cell table:style-name="ce17" table:formula="of:=CONCATENATE([.$AD$42];[.B44])" office:value-type="string" office:string-value="ㄅㄆㄇㄈㄚㄜ" calcext:value-type="string">
            <text:p>ㄅㄆㄇㄈㄚㄜ</text:p>
          </table:table-cell>
          <table:table-cell table:style-name="ce17"/>
          <table:table-cell table:style-name="ce17" table:formula="of:=CONCATENATE([.$AF$42];[.B44])" office:value-type="string" office:string-value="ㄅㄆ變ㄚㄜ" calcext:value-type="string">
            <text:p>ㄅㄆ變ㄚㄜ</text:p>
          </table:table-cell>
          <table:table-cell table:style-name="ce17"/>
          <table:table-cell table:style-name="ce17" table:formula="of:=CONCATENATE([.$AH$42];[.B44])" office:value-type="string" office:string-value="ㄇㄈ變ㄚㄜ" calcext:value-type="string">
            <text:p>ㄇㄈ變ㄚㄜ</text:p>
          </table:table-cell>
          <table:table-cell table:style-name="ce17"/>
          <table:table-cell table:style-name="ce17" table:formula="of:=CONCATENATE([.$AJ$42];[.B44])" office:value-type="string" office:string-value="ㄅㄆㄇㄈ變ㄚㄜ" calcext:value-type="string">
            <text:p>ㄅㄆㄇㄈ變ㄚㄜ</text:p>
          </table:table-cell>
          <table:table-cell table:style-name="ce17"/>
          <table:table-cell table:style-name="ce17" table:formula="of:=CONCATENATE([.$AL$42];[.B44])" office:value-type="string" office:string-value="ㄆㄈ變ㄚㄜ" calcext:value-type="string">
            <text:p>ㄆㄈ變ㄚㄜ</text:p>
          </table:table-cell>
          <table:table-cell table:style-name="ce17"/>
          <table:table-cell table:style-name="ce17" table:formula="of:=CONCATENATE([.$AN$42];[.B44])" office:value-type="string" office:string-value="ㄅㄆㄚㄜ" calcext:value-type="string">
            <text:p>ㄅㄆㄚㄜ</text:p>
          </table:table-cell>
          <table:table-cell table:style-name="ce17"/>
          <table:table-cell table:style-name="ce17" table:formula="of:=CONCATENATE([.$AP$42];[.B44])" office:value-type="string" office:string-value="ㄇㄈㄚㄜ" calcext:value-type="string">
            <text:p>ㄇㄈㄚㄜ</text:p>
          </table:table-cell>
          <table:table-cell table:style-name="ce17"/>
          <table:table-cell table:style-name="ce17" table:formula="of:=CONCATENATE([.$AR$42];[.B44])" office:value-type="string" office:string-value="ㄅㄆㄇㄈㄚㄜ" calcext:value-type="string">
            <text:p>ㄅㄆㄇㄈㄚㄜ</text:p>
          </table:table-cell>
          <table:table-cell table:style-name="ce17" table:number-columns-repeated="4"/>
          <table:table-cell table:number-columns-repeated="976"/>
        </table:table-row>
        <table:table-row table:style-name="ro1">
          <table:table-cell table:style-name="ce17"/>
          <table:table-cell table:style-name="ce16" office:value-type="string" calcext:value-type="string">
            <text:p>ㄜ</text:p>
          </table:table-cell>
          <table:table-cell table:style-name="ce16"/>
          <table:table-cell table:style-name="ce17" table:formula="of:=CONCATENATE([.$D$42];[.B45])" office:value-type="string" office:string-value="ㄅㄜ" calcext:value-type="string">
            <text:p>ㄅㄜ</text:p>
          </table:table-cell>
          <table:table-cell table:style-name="ce17"/>
          <table:table-cell table:style-name="ce17" table:formula="of:=CONCATENATE([.$F$42];[.B45])" office:value-type="string" office:string-value="ㄆㄜ" calcext:value-type="string">
            <text:p>ㄆㄜ</text:p>
          </table:table-cell>
          <table:table-cell table:style-name="ce17"/>
          <table:table-cell table:style-name="ce17" table:formula="of:=CONCATENATE([.$H$42];[.B45])" office:value-type="string" office:string-value="ㄇㄜ" calcext:value-type="string">
            <text:p>ㄇㄜ</text:p>
          </table:table-cell>
          <table:table-cell table:style-name="ce17"/>
          <table:table-cell table:style-name="ce17" table:formula="of:=CONCATENATE([.$J$42];[.B45])" office:value-type="string" office:string-value="ㄈㄜ" calcext:value-type="string">
            <text:p>ㄈㄜ</text:p>
          </table:table-cell>
          <table:table-cell table:style-name="ce17"/>
          <table:table-cell table:style-name="ce17" table:formula="of:=CONCATENATE([.$L$42];[.B45])" office:value-type="string" office:string-value="ㄅ變ㄜ" calcext:value-type="string">
            <text:p>ㄅ變ㄜ</text:p>
          </table:table-cell>
          <table:table-cell table:style-name="ce17"/>
          <table:table-cell table:style-name="ce17" table:formula="of:=CONCATENATE([.$N$42];[.B45])" office:value-type="string" office:string-value="ㄆ變ㄜ" calcext:value-type="string">
            <text:p>ㄆ變ㄜ</text:p>
          </table:table-cell>
          <table:table-cell table:style-name="ce17"/>
          <table:table-cell table:style-name="ce17" table:formula="of:=CONCATENATE([.$P$42];[.B45])" office:value-type="string" office:string-value="ㄇ變ㄜ" calcext:value-type="string">
            <text:p>ㄇ變ㄜ</text:p>
          </table:table-cell>
          <table:table-cell table:style-name="ce17"/>
          <table:table-cell table:style-name="ce17" table:formula="of:=CONCATENATE([.$R$42];[.B45])" office:value-type="string" office:string-value="ㄈ變ㄜ" calcext:value-type="string">
            <text:p>ㄈ變ㄜ</text:p>
          </table:table-cell>
          <table:table-cell table:style-name="ce17"/>
          <table:table-cell table:style-name="ce17" table:formula="of:=CONCATENATE([.$T$42];[.B45])" office:value-type="string" office:string-value="ㄅㄇㄜ" calcext:value-type="string">
            <text:p>ㄅㄇㄜ</text:p>
          </table:table-cell>
          <table:table-cell table:style-name="ce17"/>
          <table:table-cell table:style-name="ce17" table:formula="of:=CONCATENATE([.$V$42];[.B45])" office:value-type="string" office:string-value="ㄅㄇ變ㄜ" calcext:value-type="string">
            <text:p>ㄅㄇ變ㄜ</text:p>
          </table:table-cell>
          <table:table-cell table:style-name="ce17"/>
          <table:table-cell table:style-name="ce17" table:formula="of:=CONCATENATE([.$X$42];[.B45])" office:value-type="string" office:string-value="ㄆㄈㄜ" calcext:value-type="string">
            <text:p>ㄆㄈㄜ</text:p>
          </table:table-cell>
          <table:table-cell table:style-name="ce17"/>
          <table:table-cell table:style-name="ce17" table:formula="of:=CONCATENATE([.$Z$42];[.B45])" office:value-type="string" office:string-value="ㄅㄆㄜ" calcext:value-type="string">
            <text:p>ㄅㄆㄜ</text:p>
          </table:table-cell>
          <table:table-cell table:style-name="ce17"/>
          <table:table-cell table:style-name="ce17" table:formula="of:=CONCATENATE([.$AB$42];[.B45])" office:value-type="string" office:string-value="ㄇㄈㄜ" calcext:value-type="string">
            <text:p>ㄇㄈㄜ</text:p>
          </table:table-cell>
          <table:table-cell table:style-name="ce17"/>
          <table:table-cell table:style-name="ce17" table:formula="of:=CONCATENATE([.$AD$42];[.B45])" office:value-type="string" office:string-value="ㄅㄆㄇㄈㄜ" calcext:value-type="string">
            <text:p>ㄅㄆㄇㄈㄜ</text:p>
          </table:table-cell>
          <table:table-cell table:style-name="ce17"/>
          <table:table-cell table:style-name="ce17" table:formula="of:=CONCATENATE([.$AF$42];[.B45])" office:value-type="string" office:string-value="ㄅㄆ變ㄜ" calcext:value-type="string">
            <text:p>ㄅㄆ變ㄜ</text:p>
          </table:table-cell>
          <table:table-cell table:style-name="ce17"/>
          <table:table-cell table:style-name="ce17" table:formula="of:=CONCATENATE([.$AH$42];[.B45])" office:value-type="string" office:string-value="ㄇㄈ變ㄜ" calcext:value-type="string">
            <text:p>ㄇㄈ變ㄜ</text:p>
          </table:table-cell>
          <table:table-cell table:style-name="ce17"/>
          <table:table-cell table:style-name="ce17" table:formula="of:=CONCATENATE([.$AJ$42];[.B45])" office:value-type="string" office:string-value="ㄅㄆㄇㄈ變ㄜ" calcext:value-type="string">
            <text:p>ㄅㄆㄇㄈ變ㄜ</text:p>
          </table:table-cell>
          <table:table-cell table:style-name="ce17"/>
          <table:table-cell table:style-name="ce17" table:formula="of:=CONCATENATE([.$AL$42];[.B45])" office:value-type="string" office:string-value="ㄆㄈ變ㄜ" calcext:value-type="string">
            <text:p>ㄆㄈ變ㄜ</text:p>
          </table:table-cell>
          <table:table-cell table:style-name="ce17"/>
          <table:table-cell table:style-name="ce17" table:formula="of:=CONCATENATE([.$AN$42];[.B45])" office:value-type="string" office:string-value="ㄅㄆㄜ" calcext:value-type="string">
            <text:p>ㄅㄆㄜ</text:p>
          </table:table-cell>
          <table:table-cell table:style-name="ce17"/>
          <table:table-cell table:style-name="ce17" table:formula="of:=CONCATENATE([.$AP$42];[.B45])" office:value-type="string" office:string-value="ㄇㄈㄜ" calcext:value-type="string">
            <text:p>ㄇㄈㄜ</text:p>
          </table:table-cell>
          <table:table-cell table:style-name="ce17"/>
          <table:table-cell table:style-name="ce17" table:formula="of:=CONCATENATE([.$AR$42];[.B45])" office:value-type="string" office:string-value="ㄅㄆㄇㄈㄜ" calcext:value-type="string">
            <text:p>ㄅㄆㄇㄈㄜ</text:p>
          </table:table-cell>
          <table:table-cell table:style-name="ce17" table:number-columns-repeated="4"/>
          <table:table-cell table:number-columns-repeated="976"/>
        </table:table-row>
        <table:table-row table:style-name="ro1">
          <table:table-cell table:style-name="ce17"/>
          <table:table-cell table:style-name="ce16" office:value-type="string" calcext:value-type="string">
            <text:p>ㄜ</text:p>
          </table:table-cell>
          <table:table-cell table:style-name="ce16"/>
          <table:table-cell table:style-name="ce17" table:formula="of:=CONCATENATE([.$D$42];[.B46])" office:value-type="string" office:string-value="ㄅㄜ" calcext:value-type="string">
            <text:p>ㄅㄜ</text:p>
          </table:table-cell>
          <table:table-cell table:style-name="ce17"/>
          <table:table-cell table:style-name="ce17" table:formula="of:=CONCATENATE([.$F$42];[.B46])" office:value-type="string" office:string-value="ㄆㄜ" calcext:value-type="string">
            <text:p>ㄆㄜ</text:p>
          </table:table-cell>
          <table:table-cell table:style-name="ce17"/>
          <table:table-cell table:style-name="ce17" table:formula="of:=CONCATENATE([.$H$42];[.B46])" office:value-type="string" office:string-value="ㄇㄜ" calcext:value-type="string">
            <text:p>ㄇㄜ</text:p>
          </table:table-cell>
          <table:table-cell table:style-name="ce17"/>
          <table:table-cell table:style-name="ce17" table:formula="of:=CONCATENATE([.$J$42];[.B46])" office:value-type="string" office:string-value="ㄈㄜ" calcext:value-type="string">
            <text:p>ㄈㄜ</text:p>
          </table:table-cell>
          <table:table-cell table:style-name="ce17"/>
          <table:table-cell table:style-name="ce17" table:formula="of:=CONCATENATE([.$L$42];[.B46])" office:value-type="string" office:string-value="ㄅ變ㄜ" calcext:value-type="string">
            <text:p>ㄅ變ㄜ</text:p>
          </table:table-cell>
          <table:table-cell table:style-name="ce17"/>
          <table:table-cell table:style-name="ce17" table:formula="of:=CONCATENATE([.$N$42];[.B46])" office:value-type="string" office:string-value="ㄆ變ㄜ" calcext:value-type="string">
            <text:p>ㄆ變ㄜ</text:p>
          </table:table-cell>
          <table:table-cell table:style-name="ce17"/>
          <table:table-cell table:style-name="ce17" table:formula="of:=CONCATENATE([.$P$42];[.B46])" office:value-type="string" office:string-value="ㄇ變ㄜ" calcext:value-type="string">
            <text:p>ㄇ變ㄜ</text:p>
          </table:table-cell>
          <table:table-cell table:style-name="ce17"/>
          <table:table-cell table:style-name="ce17" table:formula="of:=CONCATENATE([.$R$42];[.B46])" office:value-type="string" office:string-value="ㄈ變ㄜ" calcext:value-type="string">
            <text:p>ㄈ變ㄜ</text:p>
          </table:table-cell>
          <table:table-cell table:style-name="ce17"/>
          <table:table-cell table:style-name="ce17" table:formula="of:=CONCATENATE([.$T$42];[.B46])" office:value-type="string" office:string-value="ㄅㄇㄜ" calcext:value-type="string">
            <text:p>ㄅㄇㄜ</text:p>
          </table:table-cell>
          <table:table-cell table:style-name="ce17"/>
          <table:table-cell table:style-name="ce17" table:formula="of:=CONCATENATE([.$V$42];[.B46])" office:value-type="string" office:string-value="ㄅㄇ變ㄜ" calcext:value-type="string">
            <text:p>ㄅㄇ變ㄜ</text:p>
          </table:table-cell>
          <table:table-cell table:style-name="ce17"/>
          <table:table-cell table:style-name="ce17" table:formula="of:=CONCATENATE([.$X$42];[.B46])" office:value-type="string" office:string-value="ㄆㄈㄜ" calcext:value-type="string">
            <text:p>ㄆㄈㄜ</text:p>
          </table:table-cell>
          <table:table-cell table:style-name="ce17"/>
          <table:table-cell table:style-name="ce17" table:formula="of:=CONCATENATE([.$Z$42];[.B46])" office:value-type="string" office:string-value="ㄅㄆㄜ" calcext:value-type="string">
            <text:p>ㄅㄆㄜ</text:p>
          </table:table-cell>
          <table:table-cell table:style-name="ce17"/>
          <table:table-cell table:style-name="ce17" table:formula="of:=CONCATENATE([.$AB$42];[.B46])" office:value-type="string" office:string-value="ㄇㄈㄜ" calcext:value-type="string">
            <text:p>ㄇㄈㄜ</text:p>
          </table:table-cell>
          <table:table-cell table:style-name="ce17"/>
          <table:table-cell table:style-name="ce17" table:formula="of:=CONCATENATE([.$AD$42];[.B46])" office:value-type="string" office:string-value="ㄅㄆㄇㄈㄜ" calcext:value-type="string">
            <text:p>ㄅㄆㄇㄈㄜ</text:p>
          </table:table-cell>
          <table:table-cell table:style-name="ce17"/>
          <table:table-cell table:style-name="ce17" table:formula="of:=CONCATENATE([.$AF$42];[.B46])" office:value-type="string" office:string-value="ㄅㄆ變ㄜ" calcext:value-type="string">
            <text:p>ㄅㄆ變ㄜ</text:p>
          </table:table-cell>
          <table:table-cell table:style-name="ce17"/>
          <table:table-cell table:style-name="ce17" table:formula="of:=CONCATENATE([.$AH$42];[.B46])" office:value-type="string" office:string-value="ㄇㄈ變ㄜ" calcext:value-type="string">
            <text:p>ㄇㄈ變ㄜ</text:p>
          </table:table-cell>
          <table:table-cell table:style-name="ce17"/>
          <table:table-cell table:style-name="ce17" table:formula="of:=CONCATENATE([.$AJ$42];[.B46])" office:value-type="string" office:string-value="ㄅㄆㄇㄈ變ㄜ" calcext:value-type="string">
            <text:p>ㄅㄆㄇㄈ變ㄜ</text:p>
          </table:table-cell>
          <table:table-cell table:style-name="ce17"/>
          <table:table-cell table:style-name="ce17" table:formula="of:=CONCATENATE([.$AL$42];[.B46])" office:value-type="string" office:string-value="ㄆㄈ變ㄜ" calcext:value-type="string">
            <text:p>ㄆㄈ變ㄜ</text:p>
          </table:table-cell>
          <table:table-cell table:style-name="ce17"/>
          <table:table-cell table:style-name="ce17" table:formula="of:=CONCATENATE([.$AN$42];[.B46])" office:value-type="string" office:string-value="ㄅㄆㄜ" calcext:value-type="string">
            <text:p>ㄅㄆㄜ</text:p>
          </table:table-cell>
          <table:table-cell table:style-name="ce17"/>
          <table:table-cell table:style-name="ce17" table:formula="of:=CONCATENATE([.$AP$42];[.B46])" office:value-type="string" office:string-value="ㄇㄈㄜ" calcext:value-type="string">
            <text:p>ㄇㄈㄜ</text:p>
          </table:table-cell>
          <table:table-cell table:style-name="ce17"/>
          <table:table-cell table:style-name="ce17" table:formula="of:=CONCATENATE([.$AR$42];[.B46])" office:value-type="string" office:string-value="ㄅㄆㄇㄈㄜ" calcext:value-type="string">
            <text:p>ㄅㄆㄇㄈㄜ</text:p>
          </table:table-cell>
          <table:table-cell table:style-name="ce17"/>
          <table:table-cell table:number-columns-repeated="979"/>
        </table:table-row>
        <table:table-row table:style-name="ro1">
          <table:table-cell table:style-name="ce17"/>
          <table:table-cell table:style-name="ce16" office:value-type="string" calcext:value-type="string">
            <text:p><text:span text:style-name="T4">ㄧ</text:span>ㄚ</text:p>
          </table:table-cell>
          <table:table-cell table:style-name="ce16"/>
          <table:table-cell table:style-name="ce17" table:formula="of:=CONCATENATE([.$D$42];[.B47])" office:value-type="string" office:string-value="ㄅㄧㄚ" calcext:value-type="string">
            <text:p>ㄅㄧㄚ</text:p>
          </table:table-cell>
          <table:table-cell table:style-name="ce17"/>
          <table:table-cell table:style-name="ce17" table:formula="of:=CONCATENATE([.$F$42];[.B47])" office:value-type="string" office:string-value="ㄆㄧㄚ" calcext:value-type="string">
            <text:p>ㄆㄧㄚ</text:p>
          </table:table-cell>
          <table:table-cell table:style-name="ce17"/>
          <table:table-cell table:style-name="ce17" table:formula="of:=CONCATENATE([.$H$42];[.B47])" office:value-type="string" office:string-value="ㄇㄧㄚ" calcext:value-type="string">
            <text:p>ㄇㄧㄚ</text:p>
          </table:table-cell>
          <table:table-cell table:style-name="ce17"/>
          <table:table-cell table:style-name="ce17" table:formula="of:=CONCATENATE([.$J$42];[.B47])" office:value-type="string" office:string-value="ㄈㄧㄚ" calcext:value-type="string">
            <text:p>ㄈㄧㄚ</text:p>
          </table:table-cell>
          <table:table-cell table:style-name="ce17"/>
          <table:table-cell table:style-name="ce17" table:formula="of:=CONCATENATE([.$L$42];[.B47])" office:value-type="string" office:string-value="ㄅ變ㄧㄚ" calcext:value-type="string">
            <text:p>ㄅ變ㄧㄚ</text:p>
          </table:table-cell>
          <table:table-cell table:style-name="ce17"/>
          <table:table-cell table:style-name="ce17" table:formula="of:=CONCATENATE([.$N$42];[.B47])" office:value-type="string" office:string-value="ㄆ變ㄧㄚ" calcext:value-type="string">
            <text:p>ㄆ變ㄧㄚ</text:p>
          </table:table-cell>
          <table:table-cell table:style-name="ce17"/>
          <table:table-cell table:style-name="ce17" table:formula="of:=CONCATENATE([.$P$42];[.B47])" office:value-type="string" office:string-value="ㄇ變ㄧㄚ" calcext:value-type="string">
            <text:p>ㄇ變ㄧㄚ</text:p>
          </table:table-cell>
          <table:table-cell table:style-name="ce17"/>
          <table:table-cell table:style-name="ce17" table:formula="of:=CONCATENATE([.$R$42];[.B47])" office:value-type="string" office:string-value="ㄈ變ㄧㄚ" calcext:value-type="string">
            <text:p>ㄈ變ㄧㄚ</text:p>
          </table:table-cell>
          <table:table-cell table:style-name="ce17"/>
          <table:table-cell table:style-name="ce17" table:formula="of:=CONCATENATE([.$T$42];[.B47])" office:value-type="string" office:string-value="ㄅㄇㄧㄚ" calcext:value-type="string">
            <text:p>ㄅㄇㄧㄚ</text:p>
          </table:table-cell>
          <table:table-cell table:style-name="ce17"/>
          <table:table-cell table:style-name="ce17" table:formula="of:=CONCATENATE([.$V$42];[.B47])" office:value-type="string" office:string-value="ㄅㄇ變ㄧㄚ" calcext:value-type="string">
            <text:p>ㄅㄇ變ㄧㄚ</text:p>
          </table:table-cell>
          <table:table-cell table:style-name="ce17"/>
          <table:table-cell table:style-name="ce17" table:formula="of:=CONCATENATE([.$X$42];[.B47])" office:value-type="string" office:string-value="ㄆㄈㄧㄚ" calcext:value-type="string">
            <text:p>ㄆㄈㄧㄚ</text:p>
          </table:table-cell>
          <table:table-cell table:style-name="ce17"/>
          <table:table-cell table:style-name="ce17" table:formula="of:=CONCATENATE([.$Z$42];[.B47])" office:value-type="string" office:string-value="ㄅㄆㄧㄚ" calcext:value-type="string">
            <text:p>ㄅㄆㄧㄚ</text:p>
          </table:table-cell>
          <table:table-cell table:style-name="ce17"/>
          <table:table-cell table:style-name="ce17" table:formula="of:=CONCATENATE([.$AB$42];[.B47])" office:value-type="string" office:string-value="ㄇㄈㄧㄚ" calcext:value-type="string">
            <text:p>ㄇㄈㄧㄚ</text:p>
          </table:table-cell>
          <table:table-cell table:style-name="ce17"/>
          <table:table-cell table:style-name="ce17" table:formula="of:=CONCATENATE([.$AD$42];[.B47])" office:value-type="string" office:string-value="ㄅㄆㄇㄈㄧㄚ" calcext:value-type="string">
            <text:p>ㄅㄆㄇㄈㄧㄚ</text:p>
          </table:table-cell>
          <table:table-cell table:style-name="ce17"/>
          <table:table-cell table:style-name="ce17" table:formula="of:=CONCATENATE([.$AF$42];[.B47])" office:value-type="string" office:string-value="ㄅㄆ變ㄧㄚ" calcext:value-type="string">
            <text:p>ㄅㄆ變ㄧㄚ</text:p>
          </table:table-cell>
          <table:table-cell table:style-name="ce17"/>
          <table:table-cell table:style-name="ce17" table:formula="of:=CONCATENATE([.$AH$42];[.B47])" office:value-type="string" office:string-value="ㄇㄈ變ㄧㄚ" calcext:value-type="string">
            <text:p>ㄇㄈ變ㄧㄚ</text:p>
          </table:table-cell>
          <table:table-cell table:style-name="ce17"/>
          <table:table-cell table:style-name="ce17" table:formula="of:=CONCATENATE([.$AJ$42];[.B47])" office:value-type="string" office:string-value="ㄅㄆㄇㄈ變ㄧㄚ" calcext:value-type="string">
            <text:p>ㄅㄆㄇㄈ變ㄧㄚ</text:p>
          </table:table-cell>
          <table:table-cell table:style-name="ce17"/>
          <table:table-cell table:style-name="ce17" table:formula="of:=CONCATENATE([.$AL$42];[.B47])" office:value-type="string" office:string-value="ㄆㄈ變ㄧㄚ" calcext:value-type="string">
            <text:p>ㄆㄈ變ㄧㄚ</text:p>
          </table:table-cell>
          <table:table-cell table:style-name="ce17"/>
          <table:table-cell table:style-name="ce17" table:formula="of:=CONCATENATE([.$AN$42];[.B47])" office:value-type="string" office:string-value="ㄅㄆㄧㄚ" calcext:value-type="string">
            <text:p>ㄅㄆㄧㄚ</text:p>
          </table:table-cell>
          <table:table-cell table:style-name="ce17"/>
          <table:table-cell table:style-name="ce17" table:formula="of:=CONCATENATE([.$AP$42];[.B47])" office:value-type="string" office:string-value="ㄇㄈㄧㄚ" calcext:value-type="string">
            <text:p>ㄇㄈㄧㄚ</text:p>
          </table:table-cell>
          <table:table-cell table:style-name="ce17"/>
          <table:table-cell table:style-name="ce17" table:formula="of:=CONCATENATE([.$AR$42];[.B47])" office:value-type="string" office:string-value="ㄅㄆㄇㄈㄧㄚ" calcext:value-type="string">
            <text:p>ㄅㄆㄇㄈㄧㄚ</text:p>
          </table:table-cell>
          <table:table-cell table:style-name="ce17"/>
          <table:table-cell table:number-columns-repeated="979"/>
        </table:table-row>
        <table:table-row table:style-name="ro1">
          <table:table-cell table:style-name="ce17"/>
          <table:table-cell table:style-name="ce16" office:value-type="string" calcext:value-type="string">
            <text:p><text:span text:style-name="T4">ㄧ</text:span>ㄜ</text:p>
          </table:table-cell>
          <table:table-cell table:style-name="ce16"/>
          <table:table-cell table:style-name="ce17" table:formula="of:=CONCATENATE([.$D$42];[.B48])" office:value-type="string" office:string-value="ㄅㄧㄜ" calcext:value-type="string">
            <text:p>ㄅㄧㄜ</text:p>
          </table:table-cell>
          <table:table-cell table:style-name="ce17"/>
          <table:table-cell table:style-name="ce17" table:formula="of:=CONCATENATE([.$F$42];[.B48])" office:value-type="string" office:string-value="ㄆㄧㄜ" calcext:value-type="string">
            <text:p>ㄆㄧㄜ</text:p>
          </table:table-cell>
          <table:table-cell table:style-name="ce17"/>
          <table:table-cell table:style-name="ce17" table:formula="of:=CONCATENATE([.$H$42];[.B48])" office:value-type="string" office:string-value="ㄇㄧㄜ" calcext:value-type="string">
            <text:p>ㄇㄧㄜ</text:p>
          </table:table-cell>
          <table:table-cell table:style-name="ce17"/>
          <table:table-cell table:style-name="ce17" table:formula="of:=CONCATENATE([.$J$42];[.B48])" office:value-type="string" office:string-value="ㄈㄧㄜ" calcext:value-type="string">
            <text:p>ㄈㄧㄜ</text:p>
          </table:table-cell>
          <table:table-cell table:style-name="ce17"/>
          <table:table-cell table:style-name="ce17" table:formula="of:=CONCATENATE([.$L$42];[.B48])" office:value-type="string" office:string-value="ㄅ變ㄧㄜ" calcext:value-type="string">
            <text:p>ㄅ變ㄧㄜ</text:p>
          </table:table-cell>
          <table:table-cell table:style-name="ce17"/>
          <table:table-cell table:style-name="ce17" table:formula="of:=CONCATENATE([.$N$42];[.B48])" office:value-type="string" office:string-value="ㄆ變ㄧㄜ" calcext:value-type="string">
            <text:p>ㄆ變ㄧㄜ</text:p>
          </table:table-cell>
          <table:table-cell table:style-name="ce17"/>
          <table:table-cell table:style-name="ce17" table:formula="of:=CONCATENATE([.$P$42];[.B48])" office:value-type="string" office:string-value="ㄇ變ㄧㄜ" calcext:value-type="string">
            <text:p>ㄇ變ㄧㄜ</text:p>
          </table:table-cell>
          <table:table-cell table:style-name="ce17"/>
          <table:table-cell table:style-name="ce17" table:formula="of:=CONCATENATE([.$R$42];[.B48])" office:value-type="string" office:string-value="ㄈ變ㄧㄜ" calcext:value-type="string">
            <text:p>ㄈ變ㄧㄜ</text:p>
          </table:table-cell>
          <table:table-cell table:style-name="ce17"/>
          <table:table-cell table:style-name="ce17" table:formula="of:=CONCATENATE([.$T$42];[.B48])" office:value-type="string" office:string-value="ㄅㄇㄧㄜ" calcext:value-type="string">
            <text:p>ㄅㄇㄧㄜ</text:p>
          </table:table-cell>
          <table:table-cell table:style-name="ce17"/>
          <table:table-cell table:style-name="ce17" table:formula="of:=CONCATENATE([.$V$42];[.B48])" office:value-type="string" office:string-value="ㄅㄇ變ㄧㄜ" calcext:value-type="string">
            <text:p>ㄅㄇ變ㄧㄜ</text:p>
          </table:table-cell>
          <table:table-cell table:style-name="ce17"/>
          <table:table-cell table:style-name="ce17" table:formula="of:=CONCATENATE([.$X$42];[.B48])" office:value-type="string" office:string-value="ㄆㄈㄧㄜ" calcext:value-type="string">
            <text:p>ㄆㄈㄧㄜ</text:p>
          </table:table-cell>
          <table:table-cell table:style-name="ce17"/>
          <table:table-cell table:style-name="ce17" table:formula="of:=CONCATENATE([.$Z$42];[.B48])" office:value-type="string" office:string-value="ㄅㄆㄧㄜ" calcext:value-type="string">
            <text:p>ㄅㄆㄧㄜ</text:p>
          </table:table-cell>
          <table:table-cell table:style-name="ce17"/>
          <table:table-cell table:style-name="ce17" table:formula="of:=CONCATENATE([.$AB$42];[.B48])" office:value-type="string" office:string-value="ㄇㄈㄧㄜ" calcext:value-type="string">
            <text:p>ㄇㄈㄧㄜ</text:p>
          </table:table-cell>
          <table:table-cell table:style-name="ce17"/>
          <table:table-cell table:style-name="ce17" table:formula="of:=CONCATENATE([.$AD$42];[.B48])" office:value-type="string" office:string-value="ㄅㄆㄇㄈㄧㄜ" calcext:value-type="string">
            <text:p>ㄅㄆㄇㄈㄧㄜ</text:p>
          </table:table-cell>
          <table:table-cell table:style-name="ce17"/>
          <table:table-cell table:style-name="ce17" table:formula="of:=CONCATENATE([.$AF$42];[.B48])" office:value-type="string" office:string-value="ㄅㄆ變ㄧㄜ" calcext:value-type="string">
            <text:p>ㄅㄆ變ㄧㄜ</text:p>
          </table:table-cell>
          <table:table-cell table:style-name="ce17"/>
          <table:table-cell table:style-name="ce17" table:formula="of:=CONCATENATE([.$AH$42];[.B48])" office:value-type="string" office:string-value="ㄇㄈ變ㄧㄜ" calcext:value-type="string">
            <text:p>ㄇㄈ變ㄧㄜ</text:p>
          </table:table-cell>
          <table:table-cell table:style-name="ce17"/>
          <table:table-cell table:style-name="ce17" table:formula="of:=CONCATENATE([.$AJ$42];[.B48])" office:value-type="string" office:string-value="ㄅㄆㄇㄈ變ㄧㄜ" calcext:value-type="string">
            <text:p>ㄅㄆㄇㄈ變ㄧㄜ</text:p>
          </table:table-cell>
          <table:table-cell table:style-name="ce17"/>
          <table:table-cell table:style-name="ce17" table:formula="of:=CONCATENATE([.$AL$42];[.B48])" office:value-type="string" office:string-value="ㄆㄈ變ㄧㄜ" calcext:value-type="string">
            <text:p>ㄆㄈ變ㄧㄜ</text:p>
          </table:table-cell>
          <table:table-cell table:style-name="ce17"/>
          <table:table-cell table:style-name="ce17" table:formula="of:=CONCATENATE([.$AN$42];[.B48])" office:value-type="string" office:string-value="ㄅㄆㄧㄜ" calcext:value-type="string">
            <text:p>ㄅㄆㄧㄜ</text:p>
          </table:table-cell>
          <table:table-cell table:style-name="ce17"/>
          <table:table-cell table:style-name="ce17" table:formula="of:=CONCATENATE([.$AP$42];[.B48])" office:value-type="string" office:string-value="ㄇㄈㄧㄜ" calcext:value-type="string">
            <text:p>ㄇㄈㄧㄜ</text:p>
          </table:table-cell>
          <table:table-cell table:style-name="ce17"/>
          <table:table-cell table:style-name="ce17" table:formula="of:=CONCATENATE([.$AR$42];[.B48])" office:value-type="string" office:string-value="ㄅㄆㄇㄈㄧㄜ" calcext:value-type="string">
            <text:p>ㄅㄆㄇㄈㄧㄜ</text:p>
          </table:table-cell>
          <table:table-cell table:style-name="ce17"/>
          <table:table-cell table:number-columns-repeated="979"/>
        </table:table-row>
        <table:table-row table:style-name="ro1">
          <table:table-cell/>
          <table:table-cell table:style-name="ce16" office:value-type="string" calcext:value-type="string">
            <text:p>ㄨㄚ</text:p>
          </table:table-cell>
          <table:table-cell table:style-name="ce16"/>
          <table:table-cell table:style-name="ce17" table:formula="of:=CONCATENATE([.$D$42];[.B49])" office:value-type="string" office:string-value="ㄅㄨㄚ" calcext:value-type="string">
            <text:p>ㄅㄨㄚ</text:p>
          </table:table-cell>
          <table:table-cell table:style-name="ce17"/>
          <table:table-cell table:style-name="ce17" table:formula="of:=CONCATENATE([.$F$42];[.B49])" office:value-type="string" office:string-value="ㄆㄨㄚ" calcext:value-type="string">
            <text:p>ㄆㄨㄚ</text:p>
          </table:table-cell>
          <table:table-cell table:style-name="ce17"/>
          <table:table-cell table:style-name="ce17" table:formula="of:=CONCATENATE([.$H$42];[.B49])" office:value-type="string" office:string-value="ㄇㄨㄚ" calcext:value-type="string">
            <text:p>ㄇㄨㄚ</text:p>
          </table:table-cell>
          <table:table-cell table:style-name="ce17"/>
          <table:table-cell table:style-name="ce17" table:formula="of:=CONCATENATE([.$J$42];[.B49])" office:value-type="string" office:string-value="ㄈㄨㄚ" calcext:value-type="string">
            <text:p>ㄈㄨㄚ</text:p>
          </table:table-cell>
          <table:table-cell table:style-name="ce17"/>
          <table:table-cell table:style-name="ce17" table:formula="of:=CONCATENATE([.$L$42];[.B49])" office:value-type="string" office:string-value="ㄅ變ㄨㄚ" calcext:value-type="string">
            <text:p>ㄅ變ㄨㄚ</text:p>
          </table:table-cell>
          <table:table-cell table:style-name="ce17"/>
          <table:table-cell table:style-name="ce17" table:formula="of:=CONCATENATE([.$N$42];[.B49])" office:value-type="string" office:string-value="ㄆ變ㄨㄚ" calcext:value-type="string">
            <text:p>ㄆ變ㄨㄚ</text:p>
          </table:table-cell>
          <table:table-cell table:style-name="ce17"/>
          <table:table-cell table:style-name="ce17" table:formula="of:=CONCATENATE([.$P$42];[.B49])" office:value-type="string" office:string-value="ㄇ變ㄨㄚ" calcext:value-type="string">
            <text:p>ㄇ變ㄨㄚ</text:p>
          </table:table-cell>
          <table:table-cell table:style-name="ce17"/>
          <table:table-cell table:style-name="ce17" table:formula="of:=CONCATENATE([.$R$42];[.B49])" office:value-type="string" office:string-value="ㄈ變ㄨㄚ" calcext:value-type="string">
            <text:p>ㄈ變ㄨㄚ</text:p>
          </table:table-cell>
          <table:table-cell table:style-name="ce17"/>
          <table:table-cell table:style-name="ce17" table:formula="of:=CONCATENATE([.$T$42];[.B49])" office:value-type="string" office:string-value="ㄅㄇㄨㄚ" calcext:value-type="string">
            <text:p>ㄅㄇㄨㄚ</text:p>
          </table:table-cell>
          <table:table-cell table:style-name="ce17"/>
          <table:table-cell table:style-name="ce17" table:formula="of:=CONCATENATE([.$V$42];[.B49])" office:value-type="string" office:string-value="ㄅㄇ變ㄨㄚ" calcext:value-type="string">
            <text:p>ㄅㄇ變ㄨㄚ</text:p>
          </table:table-cell>
          <table:table-cell table:style-name="ce17"/>
          <table:table-cell table:style-name="ce17" table:formula="of:=CONCATENATE([.$X$42];[.B49])" office:value-type="string" office:string-value="ㄆㄈㄨㄚ" calcext:value-type="string">
            <text:p>ㄆㄈㄨㄚ</text:p>
          </table:table-cell>
          <table:table-cell table:style-name="ce17"/>
          <table:table-cell table:style-name="ce17" table:formula="of:=CONCATENATE([.$Z$42];[.B49])" office:value-type="string" office:string-value="ㄅㄆㄨㄚ" calcext:value-type="string">
            <text:p>ㄅㄆㄨㄚ</text:p>
          </table:table-cell>
          <table:table-cell table:style-name="ce17"/>
          <table:table-cell table:style-name="ce17" table:formula="of:=CONCATENATE([.$AB$42];[.B49])" office:value-type="string" office:string-value="ㄇㄈㄨㄚ" calcext:value-type="string">
            <text:p>ㄇㄈㄨㄚ</text:p>
          </table:table-cell>
          <table:table-cell table:style-name="ce17"/>
          <table:table-cell table:style-name="ce17" table:formula="of:=CONCATENATE([.$AD$42];[.B49])" office:value-type="string" office:string-value="ㄅㄆㄇㄈㄨㄚ" calcext:value-type="string">
            <text:p>ㄅㄆㄇㄈㄨㄚ</text:p>
          </table:table-cell>
          <table:table-cell table:style-name="ce17"/>
          <table:table-cell table:style-name="ce17" table:formula="of:=CONCATENATE([.$AF$42];[.B49])" office:value-type="string" office:string-value="ㄅㄆ變ㄨㄚ" calcext:value-type="string">
            <text:p>ㄅㄆ變ㄨㄚ</text:p>
          </table:table-cell>
          <table:table-cell table:style-name="ce17"/>
          <table:table-cell table:style-name="ce17" table:formula="of:=CONCATENATE([.$AH$42];[.B49])" office:value-type="string" office:string-value="ㄇㄈ變ㄨㄚ" calcext:value-type="string">
            <text:p>ㄇㄈ變ㄨㄚ</text:p>
          </table:table-cell>
          <table:table-cell table:style-name="ce17"/>
          <table:table-cell table:style-name="ce17" table:formula="of:=CONCATENATE([.$AJ$42];[.B49])" office:value-type="string" office:string-value="ㄅㄆㄇㄈ變ㄨㄚ" calcext:value-type="string">
            <text:p>ㄅㄆㄇㄈ變ㄨㄚ</text:p>
          </table:table-cell>
          <table:table-cell table:style-name="ce17"/>
          <table:table-cell table:style-name="ce17" table:formula="of:=CONCATENATE([.$AL$42];[.B49])" office:value-type="string" office:string-value="ㄆㄈ變ㄨㄚ" calcext:value-type="string">
            <text:p>ㄆㄈ變ㄨㄚ</text:p>
          </table:table-cell>
          <table:table-cell table:style-name="ce17"/>
          <table:table-cell table:style-name="ce17" table:formula="of:=CONCATENATE([.$AN$42];[.B49])" office:value-type="string" office:string-value="ㄅㄆㄨㄚ" calcext:value-type="string">
            <text:p>ㄅㄆㄨㄚ</text:p>
          </table:table-cell>
          <table:table-cell table:style-name="ce17"/>
          <table:table-cell table:style-name="ce17" table:formula="of:=CONCATENATE([.$AP$42];[.B49])" office:value-type="string" office:string-value="ㄇㄈㄨㄚ" calcext:value-type="string">
            <text:p>ㄇㄈㄨㄚ</text:p>
          </table:table-cell>
          <table:table-cell table:style-name="ce17"/>
          <table:table-cell table:style-name="ce17" table:formula="of:=CONCATENATE([.$AR$42];[.B49])" office:value-type="string" office:string-value="ㄅㄆㄇㄈㄨㄚ" calcext:value-type="string">
            <text:p>ㄅㄆㄇㄈㄨㄚ</text:p>
          </table:table-cell>
          <table:table-cell table:style-name="ce17"/>
          <table:table-cell table:number-columns-repeated="979"/>
        </table:table-row>
        <table:table-row table:style-name="ro1">
          <table:table-cell/>
          <table:table-cell table:style-name="ce16" office:value-type="string" calcext:value-type="string">
            <text:p>ㄨㄚㄜ</text:p>
          </table:table-cell>
          <table:table-cell table:style-name="ce16"/>
          <table:table-cell table:style-name="ce17" table:formula="of:=CONCATENATE([.$D$42];[.B50])" office:value-type="string" office:string-value="ㄅㄨㄚㄜ" calcext:value-type="string">
            <text:p>ㄅㄨㄚㄜ</text:p>
          </table:table-cell>
          <table:table-cell table:style-name="ce17"/>
          <table:table-cell table:style-name="ce17" table:formula="of:=CONCATENATE([.$F$42];[.B50])" office:value-type="string" office:string-value="ㄆㄨㄚㄜ" calcext:value-type="string">
            <text:p>ㄆㄨㄚㄜ</text:p>
          </table:table-cell>
          <table:table-cell table:style-name="ce17"/>
          <table:table-cell table:style-name="ce17" table:formula="of:=CONCATENATE([.$H$42];[.B50])" office:value-type="string" office:string-value="ㄇㄨㄚㄜ" calcext:value-type="string">
            <text:p>ㄇㄨㄚㄜ</text:p>
          </table:table-cell>
          <table:table-cell table:style-name="ce17"/>
          <table:table-cell table:style-name="ce17" table:formula="of:=CONCATENATE([.$J$42];[.B50])" office:value-type="string" office:string-value="ㄈㄨㄚㄜ" calcext:value-type="string">
            <text:p>ㄈㄨㄚㄜ</text:p>
          </table:table-cell>
          <table:table-cell table:style-name="ce17"/>
          <table:table-cell table:style-name="ce17" table:formula="of:=CONCATENATE([.$L$42];[.B50])" office:value-type="string" office:string-value="ㄅ變ㄨㄚㄜ" calcext:value-type="string">
            <text:p>ㄅ變ㄨㄚㄜ</text:p>
          </table:table-cell>
          <table:table-cell table:style-name="ce17"/>
          <table:table-cell table:style-name="ce17" table:formula="of:=CONCATENATE([.$N$42];[.B50])" office:value-type="string" office:string-value="ㄆ變ㄨㄚㄜ" calcext:value-type="string">
            <text:p>ㄆ變ㄨㄚㄜ</text:p>
          </table:table-cell>
          <table:table-cell table:style-name="ce17"/>
          <table:table-cell table:style-name="ce17" table:formula="of:=CONCATENATE([.$P$42];[.B50])" office:value-type="string" office:string-value="ㄇ變ㄨㄚㄜ" calcext:value-type="string">
            <text:p>ㄇ變ㄨㄚㄜ</text:p>
          </table:table-cell>
          <table:table-cell table:style-name="ce17"/>
          <table:table-cell table:style-name="ce17" table:formula="of:=CONCATENATE([.$R$42];[.B50])" office:value-type="string" office:string-value="ㄈ變ㄨㄚㄜ" calcext:value-type="string">
            <text:p>ㄈ變ㄨㄚㄜ</text:p>
          </table:table-cell>
          <table:table-cell table:style-name="ce17"/>
          <table:table-cell table:style-name="ce17" table:formula="of:=CONCATENATE([.$T$42];[.B50])" office:value-type="string" office:string-value="ㄅㄇㄨㄚㄜ" calcext:value-type="string">
            <text:p>ㄅㄇㄨㄚㄜ</text:p>
          </table:table-cell>
          <table:table-cell table:style-name="ce17"/>
          <table:table-cell table:style-name="ce17" table:formula="of:=CONCATENATE([.$V$42];[.B50])" office:value-type="string" office:string-value="ㄅㄇ變ㄨㄚㄜ" calcext:value-type="string">
            <text:p>ㄅㄇ變ㄨㄚㄜ</text:p>
          </table:table-cell>
          <table:table-cell table:style-name="ce17"/>
          <table:table-cell table:style-name="ce17" table:formula="of:=CONCATENATE([.$X$42];[.B50])" office:value-type="string" office:string-value="ㄆㄈㄨㄚㄜ" calcext:value-type="string">
            <text:p>ㄆㄈㄨㄚㄜ</text:p>
          </table:table-cell>
          <table:table-cell table:style-name="ce17"/>
          <table:table-cell table:style-name="ce17" table:formula="of:=CONCATENATE([.$Z$42];[.B50])" office:value-type="string" office:string-value="ㄅㄆㄨㄚㄜ" calcext:value-type="string">
            <text:p>ㄅㄆㄨㄚㄜ</text:p>
          </table:table-cell>
          <table:table-cell table:style-name="ce17"/>
          <table:table-cell table:style-name="ce17" table:formula="of:=CONCATENATE([.$AB$42];[.B50])" office:value-type="string" office:string-value="ㄇㄈㄨㄚㄜ" calcext:value-type="string">
            <text:p>ㄇㄈㄨㄚㄜ</text:p>
          </table:table-cell>
          <table:table-cell table:style-name="ce17"/>
          <table:table-cell table:style-name="ce17" table:formula="of:=CONCATENATE([.$AD$42];[.B50])" office:value-type="string" office:string-value="ㄅㄆㄇㄈㄨㄚㄜ" calcext:value-type="string">
            <text:p>ㄅㄆㄇㄈㄨㄚㄜ</text:p>
          </table:table-cell>
          <table:table-cell table:style-name="ce17"/>
          <table:table-cell table:style-name="ce17" table:formula="of:=CONCATENATE([.$AF$42];[.B50])" office:value-type="string" office:string-value="ㄅㄆ變ㄨㄚㄜ" calcext:value-type="string">
            <text:p>ㄅㄆ變ㄨㄚㄜ</text:p>
          </table:table-cell>
          <table:table-cell table:style-name="ce17"/>
          <table:table-cell table:style-name="ce17" table:formula="of:=CONCATENATE([.$AH$42];[.B50])" office:value-type="string" office:string-value="ㄇㄈ變ㄨㄚㄜ" calcext:value-type="string">
            <text:p>ㄇㄈ變ㄨㄚㄜ</text:p>
          </table:table-cell>
          <table:table-cell table:style-name="ce17"/>
          <table:table-cell table:style-name="ce17" table:formula="of:=CONCATENATE([.$AJ$42];[.B50])" office:value-type="string" office:string-value="ㄅㄆㄇㄈ變ㄨㄚㄜ" calcext:value-type="string">
            <text:p>ㄅㄆㄇㄈ變ㄨㄚㄜ</text:p>
          </table:table-cell>
          <table:table-cell table:style-name="ce17"/>
          <table:table-cell table:style-name="ce17" table:formula="of:=CONCATENATE([.$AL$42];[.B50])" office:value-type="string" office:string-value="ㄆㄈ變ㄨㄚㄜ" calcext:value-type="string">
            <text:p>ㄆㄈ變ㄨㄚㄜ</text:p>
          </table:table-cell>
          <table:table-cell table:style-name="ce17"/>
          <table:table-cell table:style-name="ce17" table:formula="of:=CONCATENATE([.$AN$42];[.B50])" office:value-type="string" office:string-value="ㄅㄆㄨㄚㄜ" calcext:value-type="string">
            <text:p>ㄅㄆㄨㄚㄜ</text:p>
          </table:table-cell>
          <table:table-cell table:style-name="ce17"/>
          <table:table-cell table:style-name="ce17" table:formula="of:=CONCATENATE([.$AP$42];[.B50])" office:value-type="string" office:string-value="ㄇㄈㄨㄚㄜ" calcext:value-type="string">
            <text:p>ㄇㄈㄨㄚㄜ</text:p>
          </table:table-cell>
          <table:table-cell table:style-name="ce17"/>
          <table:table-cell table:style-name="ce17" table:formula="of:=CONCATENATE([.$AR$42];[.B50])" office:value-type="string" office:string-value="ㄅㄆㄇㄈㄨㄚㄜ" calcext:value-type="string">
            <text:p>ㄅㄆㄇㄈㄨㄚㄜ</text:p>
          </table:table-cell>
          <table:table-cell table:style-name="ce17"/>
          <table:table-cell table:number-columns-repeated="979"/>
        </table:table-row>
        <table:table-row table:style-name="ro1">
          <table:table-cell/>
          <table:table-cell table:style-name="ce16" office:value-type="string" calcext:value-type="string">
            <text:p>ㄚㄯ</text:p>
          </table:table-cell>
          <table:table-cell table:style-name="ce16"/>
          <table:table-cell table:style-name="ce17" table:formula="of:=CONCATENATE([.$D$42];[.B51])" office:value-type="string" office:string-value="ㄅㄚㄯ" calcext:value-type="string">
            <text:p>ㄅㄚㄯ</text:p>
          </table:table-cell>
          <table:table-cell table:style-name="ce17"/>
          <table:table-cell table:style-name="ce17" table:formula="of:=CONCATENATE([.$F$42];[.B51])" office:value-type="string" office:string-value="ㄆㄚㄯ" calcext:value-type="string">
            <text:p>ㄆㄚㄯ</text:p>
          </table:table-cell>
          <table:table-cell table:style-name="ce17"/>
          <table:table-cell table:style-name="ce17" table:formula="of:=CONCATENATE([.$H$42];[.B51])" office:value-type="string" office:string-value="ㄇㄚㄯ" calcext:value-type="string">
            <text:p>ㄇㄚㄯ</text:p>
          </table:table-cell>
          <table:table-cell table:style-name="ce17"/>
          <table:table-cell table:style-name="ce17" table:formula="of:=CONCATENATE([.$J$42];[.B51])" office:value-type="string" office:string-value="ㄈㄚㄯ" calcext:value-type="string">
            <text:p>ㄈㄚㄯ</text:p>
          </table:table-cell>
          <table:table-cell table:style-name="ce17"/>
          <table:table-cell table:style-name="ce17" table:formula="of:=CONCATENATE([.$L$42];[.B51])" office:value-type="string" office:string-value="ㄅ變ㄚㄯ" calcext:value-type="string">
            <text:p>ㄅ變ㄚㄯ</text:p>
          </table:table-cell>
          <table:table-cell table:style-name="ce17"/>
          <table:table-cell table:style-name="ce17" table:formula="of:=CONCATENATE([.$N$42];[.B51])" office:value-type="string" office:string-value="ㄆ變ㄚㄯ" calcext:value-type="string">
            <text:p>ㄆ變ㄚㄯ</text:p>
          </table:table-cell>
          <table:table-cell table:style-name="ce17"/>
          <table:table-cell table:style-name="ce17" table:formula="of:=CONCATENATE([.$P$42];[.B51])" office:value-type="string" office:string-value="ㄇ變ㄚㄯ" calcext:value-type="string">
            <text:p>ㄇ變ㄚㄯ</text:p>
          </table:table-cell>
          <table:table-cell table:style-name="ce17"/>
          <table:table-cell table:style-name="ce17" table:formula="of:=CONCATENATE([.$R$42];[.B51])" office:value-type="string" office:string-value="ㄈ變ㄚㄯ" calcext:value-type="string">
            <text:p>ㄈ變ㄚㄯ</text:p>
          </table:table-cell>
          <table:table-cell table:style-name="ce17"/>
          <table:table-cell table:style-name="ce17" table:formula="of:=CONCATENATE([.$T$42];[.B51])" office:value-type="string" office:string-value="ㄅㄇㄚㄯ" calcext:value-type="string">
            <text:p>ㄅㄇㄚㄯ</text:p>
          </table:table-cell>
          <table:table-cell table:style-name="ce17"/>
          <table:table-cell table:style-name="ce17" table:formula="of:=CONCATENATE([.$V$42];[.B51])" office:value-type="string" office:string-value="ㄅㄇ變ㄚㄯ" calcext:value-type="string">
            <text:p>ㄅㄇ變ㄚㄯ</text:p>
          </table:table-cell>
          <table:table-cell table:style-name="ce17"/>
          <table:table-cell table:style-name="ce17" table:formula="of:=CONCATENATE([.$X$42];[.B51])" office:value-type="string" office:string-value="ㄆㄈㄚㄯ" calcext:value-type="string">
            <text:p>ㄆㄈㄚㄯ</text:p>
          </table:table-cell>
          <table:table-cell table:style-name="ce17"/>
          <table:table-cell table:style-name="ce17" table:formula="of:=CONCATENATE([.$Z$42];[.B51])" office:value-type="string" office:string-value="ㄅㄆㄚㄯ" calcext:value-type="string">
            <text:p>ㄅㄆㄚㄯ</text:p>
          </table:table-cell>
          <table:table-cell table:style-name="ce17"/>
          <table:table-cell table:style-name="ce17" table:formula="of:=CONCATENATE([.$AB$42];[.B51])" office:value-type="string" office:string-value="ㄇㄈㄚㄯ" calcext:value-type="string">
            <text:p>ㄇㄈㄚㄯ</text:p>
          </table:table-cell>
          <table:table-cell table:style-name="ce17"/>
          <table:table-cell table:style-name="ce17" table:formula="of:=CONCATENATE([.$AD$42];[.B51])" office:value-type="string" office:string-value="ㄅㄆㄇㄈㄚㄯ" calcext:value-type="string">
            <text:p>ㄅㄆㄇㄈㄚㄯ</text:p>
          </table:table-cell>
          <table:table-cell table:style-name="ce17"/>
          <table:table-cell table:style-name="ce17" table:formula="of:=CONCATENATE([.$AF$42];[.B51])" office:value-type="string" office:string-value="ㄅㄆ變ㄚㄯ" calcext:value-type="string">
            <text:p>ㄅㄆ變ㄚㄯ</text:p>
          </table:table-cell>
          <table:table-cell table:style-name="ce17"/>
          <table:table-cell table:style-name="ce17" table:formula="of:=CONCATENATE([.$AH$42];[.B51])" office:value-type="string" office:string-value="ㄇㄈ變ㄚㄯ" calcext:value-type="string">
            <text:p>ㄇㄈ變ㄚㄯ</text:p>
          </table:table-cell>
          <table:table-cell table:style-name="ce17"/>
          <table:table-cell table:style-name="ce17" table:formula="of:=CONCATENATE([.$AJ$42];[.B51])" office:value-type="string" office:string-value="ㄅㄆㄇㄈ變ㄚㄯ" calcext:value-type="string">
            <text:p>ㄅㄆㄇㄈ變ㄚㄯ</text:p>
          </table:table-cell>
          <table:table-cell table:style-name="ce17"/>
          <table:table-cell table:style-name="ce17" table:formula="of:=CONCATENATE([.$AL$42];[.B51])" office:value-type="string" office:string-value="ㄆㄈ變ㄚㄯ" calcext:value-type="string">
            <text:p>ㄆㄈ變ㄚㄯ</text:p>
          </table:table-cell>
          <table:table-cell table:style-name="ce17"/>
          <table:table-cell table:style-name="ce17" table:formula="of:=CONCATENATE([.$AN$42];[.B51])" office:value-type="string" office:string-value="ㄅㄆㄚㄯ" calcext:value-type="string">
            <text:p>ㄅㄆㄚㄯ</text:p>
          </table:table-cell>
          <table:table-cell table:style-name="ce17"/>
          <table:table-cell table:style-name="ce17" table:formula="of:=CONCATENATE([.$AP$42];[.B51])" office:value-type="string" office:string-value="ㄇㄈㄚㄯ" calcext:value-type="string">
            <text:p>ㄇㄈㄚㄯ</text:p>
          </table:table-cell>
          <table:table-cell table:style-name="ce17"/>
          <table:table-cell table:style-name="ce17" table:formula="of:=CONCATENATE([.$AR$42];[.B51])" office:value-type="string" office:string-value="ㄅㄆㄇㄈㄚㄯ" calcext:value-type="string">
            <text:p>ㄅㄆㄇㄈㄚㄯ</text:p>
          </table:table-cell>
          <table:table-cell table:style-name="ce17"/>
          <table:table-cell table:number-columns-repeated="979"/>
        </table:table-row>
        <table:table-row table:style-name="ro1">
          <table:table-cell/>
          <table:table-cell table:style-name="ce16" office:value-type="string" calcext:value-type="string">
            <text:p>ㄜㄯ</text:p>
          </table:table-cell>
          <table:table-cell table:style-name="ce16"/>
          <table:table-cell table:style-name="ce17" table:formula="of:=CONCATENATE([.$D$42];[.B52])" office:value-type="string" office:string-value="ㄅㄜㄯ" calcext:value-type="string">
            <text:p>ㄅㄜㄯ</text:p>
          </table:table-cell>
          <table:table-cell table:style-name="ce17"/>
          <table:table-cell table:style-name="ce17" table:formula="of:=CONCATENATE([.$F$42];[.B52])" office:value-type="string" office:string-value="ㄆㄜㄯ" calcext:value-type="string">
            <text:p>ㄆㄜㄯ</text:p>
          </table:table-cell>
          <table:table-cell table:style-name="ce17"/>
          <table:table-cell table:style-name="ce17" table:formula="of:=CONCATENATE([.$H$42];[.B52])" office:value-type="string" office:string-value="ㄇㄜㄯ" calcext:value-type="string">
            <text:p>ㄇㄜㄯ</text:p>
          </table:table-cell>
          <table:table-cell table:style-name="ce17"/>
          <table:table-cell table:style-name="ce17" table:formula="of:=CONCATENATE([.$J$42];[.B52])" office:value-type="string" office:string-value="ㄈㄜㄯ" calcext:value-type="string">
            <text:p>ㄈㄜㄯ</text:p>
          </table:table-cell>
          <table:table-cell table:style-name="ce17"/>
          <table:table-cell table:style-name="ce17" table:formula="of:=CONCATENATE([.$L$42];[.B52])" office:value-type="string" office:string-value="ㄅ變ㄜㄯ" calcext:value-type="string">
            <text:p>ㄅ變ㄜㄯ</text:p>
          </table:table-cell>
          <table:table-cell table:style-name="ce17"/>
          <table:table-cell table:style-name="ce17" table:formula="of:=CONCATENATE([.$N$42];[.B52])" office:value-type="string" office:string-value="ㄆ變ㄜㄯ" calcext:value-type="string">
            <text:p>ㄆ變ㄜㄯ</text:p>
          </table:table-cell>
          <table:table-cell table:style-name="ce17"/>
          <table:table-cell table:style-name="ce17" table:formula="of:=CONCATENATE([.$P$42];[.B52])" office:value-type="string" office:string-value="ㄇ變ㄜㄯ" calcext:value-type="string">
            <text:p>ㄇ變ㄜㄯ</text:p>
          </table:table-cell>
          <table:table-cell table:style-name="ce17"/>
          <table:table-cell table:style-name="ce17" table:formula="of:=CONCATENATE([.$R$42];[.B52])" office:value-type="string" office:string-value="ㄈ變ㄜㄯ" calcext:value-type="string">
            <text:p>ㄈ變ㄜㄯ</text:p>
          </table:table-cell>
          <table:table-cell table:style-name="ce17"/>
          <table:table-cell table:style-name="ce17" table:formula="of:=CONCATENATE([.$T$42];[.B52])" office:value-type="string" office:string-value="ㄅㄇㄜㄯ" calcext:value-type="string">
            <text:p>ㄅㄇㄜㄯ</text:p>
          </table:table-cell>
          <table:table-cell table:style-name="ce17"/>
          <table:table-cell table:style-name="ce17" table:formula="of:=CONCATENATE([.$V$42];[.B52])" office:value-type="string" office:string-value="ㄅㄇ變ㄜㄯ" calcext:value-type="string">
            <text:p>ㄅㄇ變ㄜㄯ</text:p>
          </table:table-cell>
          <table:table-cell table:style-name="ce17"/>
          <table:table-cell table:style-name="ce17" table:formula="of:=CONCATENATE([.$X$42];[.B52])" office:value-type="string" office:string-value="ㄆㄈㄜㄯ" calcext:value-type="string">
            <text:p>ㄆㄈㄜㄯ</text:p>
          </table:table-cell>
          <table:table-cell table:style-name="ce17"/>
          <table:table-cell table:style-name="ce17" table:formula="of:=CONCATENATE([.$Z$42];[.B52])" office:value-type="string" office:string-value="ㄅㄆㄜㄯ" calcext:value-type="string">
            <text:p>ㄅㄆㄜㄯ</text:p>
          </table:table-cell>
          <table:table-cell table:style-name="ce17"/>
          <table:table-cell table:style-name="ce17" table:formula="of:=CONCATENATE([.$AB$42];[.B52])" office:value-type="string" office:string-value="ㄇㄈㄜㄯ" calcext:value-type="string">
            <text:p>ㄇㄈㄜㄯ</text:p>
          </table:table-cell>
          <table:table-cell table:style-name="ce17"/>
          <table:table-cell table:style-name="ce17" table:formula="of:=CONCATENATE([.$AD$42];[.B52])" office:value-type="string" office:string-value="ㄅㄆㄇㄈㄜㄯ" calcext:value-type="string">
            <text:p>ㄅㄆㄇㄈㄜㄯ</text:p>
          </table:table-cell>
          <table:table-cell table:style-name="ce17"/>
          <table:table-cell table:style-name="ce17" table:formula="of:=CONCATENATE([.$AF$42];[.B52])" office:value-type="string" office:string-value="ㄅㄆ變ㄜㄯ" calcext:value-type="string">
            <text:p>ㄅㄆ變ㄜㄯ</text:p>
          </table:table-cell>
          <table:table-cell table:style-name="ce17"/>
          <table:table-cell table:style-name="ce17" table:formula="of:=CONCATENATE([.$AH$42];[.B52])" office:value-type="string" office:string-value="ㄇㄈ變ㄜㄯ" calcext:value-type="string">
            <text:p>ㄇㄈ變ㄜㄯ</text:p>
          </table:table-cell>
          <table:table-cell table:style-name="ce17"/>
          <table:table-cell table:style-name="ce17" table:formula="of:=CONCATENATE([.$AJ$42];[.B52])" office:value-type="string" office:string-value="ㄅㄆㄇㄈ變ㄜㄯ" calcext:value-type="string">
            <text:p>ㄅㄆㄇㄈ變ㄜㄯ</text:p>
          </table:table-cell>
          <table:table-cell table:style-name="ce17"/>
          <table:table-cell table:style-name="ce17" table:formula="of:=CONCATENATE([.$AL$42];[.B52])" office:value-type="string" office:string-value="ㄆㄈ變ㄜㄯ" calcext:value-type="string">
            <text:p>ㄆㄈ變ㄜㄯ</text:p>
          </table:table-cell>
          <table:table-cell table:style-name="ce17"/>
          <table:table-cell table:style-name="ce17" table:formula="of:=CONCATENATE([.$AN$42];[.B52])" office:value-type="string" office:string-value="ㄅㄆㄜㄯ" calcext:value-type="string">
            <text:p>ㄅㄆㄜㄯ</text:p>
          </table:table-cell>
          <table:table-cell table:style-name="ce17"/>
          <table:table-cell table:style-name="ce17" table:formula="of:=CONCATENATE([.$AP$42];[.B52])" office:value-type="string" office:string-value="ㄇㄈㄜㄯ" calcext:value-type="string">
            <text:p>ㄇㄈㄜㄯ</text:p>
          </table:table-cell>
          <table:table-cell table:style-name="ce17"/>
          <table:table-cell table:style-name="ce17" table:formula="of:=CONCATENATE([.$AR$42];[.B52])" office:value-type="string" office:string-value="ㄅㄆㄇㄈㄜㄯ" calcext:value-type="string">
            <text:p>ㄅㄆㄇㄈㄜㄯ</text:p>
          </table:table-cell>
          <table:table-cell table:style-name="ce17"/>
          <table:table-cell table:number-columns-repeated="979"/>
        </table:table-row>
        <table:table-row table:style-name="ro1">
          <table:table-cell/>
          <table:table-cell table:style-name="ce18" office:value-type="string" calcext:value-type="string">
            <text:p>ㄚㆭ</text:p>
          </table:table-cell>
          <table:table-cell table:style-name="ce18"/>
          <table:table-cell table:style-name="ce17" table:formula="of:=CONCATENATE([.$D$42];[.B53])" office:value-type="string" office:string-value="ㄅㄚㆭ" calcext:value-type="string">
            <text:p>ㄅㄚㆭ</text:p>
          </table:table-cell>
          <table:table-cell table:style-name="ce17"/>
          <table:table-cell table:style-name="ce17" table:formula="of:=CONCATENATE([.$F$42];[.B53])" office:value-type="string" office:string-value="ㄆㄚㆭ" calcext:value-type="string">
            <text:p>ㄆㄚㆭ</text:p>
          </table:table-cell>
          <table:table-cell table:style-name="ce17"/>
          <table:table-cell table:style-name="ce17" table:formula="of:=CONCATENATE([.$H$42];[.B53])" office:value-type="string" office:string-value="ㄇㄚㆭ" calcext:value-type="string">
            <text:p>ㄇㄚㆭ</text:p>
          </table:table-cell>
          <table:table-cell table:style-name="ce17"/>
          <table:table-cell table:style-name="ce17" table:formula="of:=CONCATENATE([.$J$42];[.B53])" office:value-type="string" office:string-value="ㄈㄚㆭ" calcext:value-type="string">
            <text:p>ㄈㄚㆭ</text:p>
          </table:table-cell>
          <table:table-cell table:style-name="ce17"/>
          <table:table-cell table:style-name="ce17" table:formula="of:=CONCATENATE([.$L$42];[.B53])" office:value-type="string" office:string-value="ㄅ變ㄚㆭ" calcext:value-type="string">
            <text:p>ㄅ變ㄚㆭ</text:p>
          </table:table-cell>
          <table:table-cell table:style-name="ce17"/>
          <table:table-cell table:style-name="ce17" table:formula="of:=CONCATENATE([.$N$42];[.B53])" office:value-type="string" office:string-value="ㄆ變ㄚㆭ" calcext:value-type="string">
            <text:p>ㄆ變ㄚㆭ</text:p>
          </table:table-cell>
          <table:table-cell table:style-name="ce17"/>
          <table:table-cell table:style-name="ce17" table:formula="of:=CONCATENATE([.$P$42];[.B53])" office:value-type="string" office:string-value="ㄇ變ㄚㆭ" calcext:value-type="string">
            <text:p>ㄇ變ㄚㆭ</text:p>
          </table:table-cell>
          <table:table-cell table:style-name="ce17"/>
          <table:table-cell table:style-name="ce17" table:formula="of:=CONCATENATE([.$R$42];[.B53])" office:value-type="string" office:string-value="ㄈ變ㄚㆭ" calcext:value-type="string">
            <text:p>ㄈ變ㄚㆭ</text:p>
          </table:table-cell>
          <table:table-cell table:style-name="ce17"/>
          <table:table-cell table:style-name="ce17" table:formula="of:=CONCATENATE([.$T$42];[.B53])" office:value-type="string" office:string-value="ㄅㄇㄚㆭ" calcext:value-type="string">
            <text:p>ㄅㄇㄚㆭ</text:p>
          </table:table-cell>
          <table:table-cell table:style-name="ce17"/>
          <table:table-cell table:style-name="ce17" table:formula="of:=CONCATENATE([.$V$42];[.B53])" office:value-type="string" office:string-value="ㄅㄇ變ㄚㆭ" calcext:value-type="string">
            <text:p>ㄅㄇ變ㄚㆭ</text:p>
          </table:table-cell>
          <table:table-cell table:style-name="ce17"/>
          <table:table-cell table:style-name="ce17" table:formula="of:=CONCATENATE([.$X$42];[.B53])" office:value-type="string" office:string-value="ㄆㄈㄚㆭ" calcext:value-type="string">
            <text:p>ㄆㄈㄚㆭ</text:p>
          </table:table-cell>
          <table:table-cell table:style-name="ce17"/>
          <table:table-cell table:style-name="ce17" table:formula="of:=CONCATENATE([.$Z$42];[.B53])" office:value-type="string" office:string-value="ㄅㄆㄚㆭ" calcext:value-type="string">
            <text:p>ㄅㄆㄚㆭ</text:p>
          </table:table-cell>
          <table:table-cell table:style-name="ce17"/>
          <table:table-cell table:style-name="ce17" table:formula="of:=CONCATENATE([.$AB$42];[.B53])" office:value-type="string" office:string-value="ㄇㄈㄚㆭ" calcext:value-type="string">
            <text:p>ㄇㄈㄚㆭ</text:p>
          </table:table-cell>
          <table:table-cell table:style-name="ce17"/>
          <table:table-cell table:style-name="ce17" table:formula="of:=CONCATENATE([.$AD$42];[.B53])" office:value-type="string" office:string-value="ㄅㄆㄇㄈㄚㆭ" calcext:value-type="string">
            <text:p>ㄅㄆㄇㄈㄚㆭ</text:p>
          </table:table-cell>
          <table:table-cell table:style-name="ce17"/>
          <table:table-cell table:style-name="ce17" table:formula="of:=CONCATENATE([.$AF$42];[.B53])" office:value-type="string" office:string-value="ㄅㄆ變ㄚㆭ" calcext:value-type="string">
            <text:p>ㄅㄆ變ㄚㆭ</text:p>
          </table:table-cell>
          <table:table-cell table:style-name="ce17"/>
          <table:table-cell table:style-name="ce17" table:formula="of:=CONCATENATE([.$AH$42];[.B53])" office:value-type="string" office:string-value="ㄇㄈ變ㄚㆭ" calcext:value-type="string">
            <text:p>ㄇㄈ變ㄚㆭ</text:p>
          </table:table-cell>
          <table:table-cell table:style-name="ce17"/>
          <table:table-cell table:style-name="ce17" table:formula="of:=CONCATENATE([.$AJ$42];[.B53])" office:value-type="string" office:string-value="ㄅㄆㄇㄈ變ㄚㆭ" calcext:value-type="string">
            <text:p>ㄅㄆㄇㄈ變ㄚㆭ</text:p>
          </table:table-cell>
          <table:table-cell table:style-name="ce17"/>
          <table:table-cell table:style-name="ce17" table:formula="of:=CONCATENATE([.$AL$42];[.B53])" office:value-type="string" office:string-value="ㄆㄈ變ㄚㆭ" calcext:value-type="string">
            <text:p>ㄆㄈ變ㄚㆭ</text:p>
          </table:table-cell>
          <table:table-cell table:style-name="ce17"/>
          <table:table-cell table:style-name="ce17" table:formula="of:=CONCATENATE([.$AN$42];[.B53])" office:value-type="string" office:string-value="ㄅㄆㄚㆭ" calcext:value-type="string">
            <text:p>ㄅㄆㄚㆭ</text:p>
          </table:table-cell>
          <table:table-cell table:style-name="ce17"/>
          <table:table-cell table:style-name="ce17" table:formula="of:=CONCATENATE([.$AP$42];[.B53])" office:value-type="string" office:string-value="ㄇㄈㄚㆭ" calcext:value-type="string">
            <text:p>ㄇㄈㄚㆭ</text:p>
          </table:table-cell>
          <table:table-cell table:style-name="ce17"/>
          <table:table-cell table:style-name="ce17" table:formula="of:=CONCATENATE([.$AR$42];[.B53])" office:value-type="string" office:string-value="ㄅㄆㄇㄈㄚㆭ" calcext:value-type="string">
            <text:p>ㄅㄆㄇㄈㄚㆭ</text:p>
          </table:table-cell>
          <table:table-cell table:style-name="ce17"/>
          <table:table-cell table:number-columns-repeated="979"/>
        </table:table-row>
        <table:table-row table:style-name="ro1">
          <table:table-cell/>
          <table:table-cell table:style-name="ce18" office:value-type="string" calcext:value-type="string">
            <text:p>ㄜㆭ</text:p>
          </table:table-cell>
          <table:table-cell table:style-name="ce18"/>
          <table:table-cell table:style-name="ce17" table:formula="of:=CONCATENATE([.$D$42];[.B54])" office:value-type="string" office:string-value="ㄅㄜㆭ" calcext:value-type="string">
            <text:p>ㄅㄜㆭ</text:p>
          </table:table-cell>
          <table:table-cell table:style-name="ce17"/>
          <table:table-cell table:style-name="ce17" table:formula="of:=CONCATENATE([.$F$42];[.B54])" office:value-type="string" office:string-value="ㄆㄜㆭ" calcext:value-type="string">
            <text:p>ㄆㄜㆭ</text:p>
          </table:table-cell>
          <table:table-cell table:style-name="ce17"/>
          <table:table-cell table:style-name="ce17" table:formula="of:=CONCATENATE([.$H$42];[.B54])" office:value-type="string" office:string-value="ㄇㄜㆭ" calcext:value-type="string">
            <text:p>ㄇㄜㆭ</text:p>
          </table:table-cell>
          <table:table-cell table:style-name="ce17"/>
          <table:table-cell table:style-name="ce17" table:formula="of:=CONCATENATE([.$J$42];[.B54])" office:value-type="string" office:string-value="ㄈㄜㆭ" calcext:value-type="string">
            <text:p>ㄈㄜㆭ</text:p>
          </table:table-cell>
          <table:table-cell table:style-name="ce17"/>
          <table:table-cell table:style-name="ce17" table:formula="of:=CONCATENATE([.$L$42];[.B54])" office:value-type="string" office:string-value="ㄅ變ㄜㆭ" calcext:value-type="string">
            <text:p>ㄅ變ㄜㆭ</text:p>
          </table:table-cell>
          <table:table-cell table:style-name="ce17"/>
          <table:table-cell table:style-name="ce17" table:formula="of:=CONCATENATE([.$N$42];[.B54])" office:value-type="string" office:string-value="ㄆ變ㄜㆭ" calcext:value-type="string">
            <text:p>ㄆ變ㄜㆭ</text:p>
          </table:table-cell>
          <table:table-cell table:style-name="ce17"/>
          <table:table-cell table:style-name="ce17" table:formula="of:=CONCATENATE([.$P$42];[.B54])" office:value-type="string" office:string-value="ㄇ變ㄜㆭ" calcext:value-type="string">
            <text:p>ㄇ變ㄜㆭ</text:p>
          </table:table-cell>
          <table:table-cell table:style-name="ce17"/>
          <table:table-cell table:style-name="ce17" table:formula="of:=CONCATENATE([.$R$42];[.B54])" office:value-type="string" office:string-value="ㄈ變ㄜㆭ" calcext:value-type="string">
            <text:p>ㄈ變ㄜㆭ</text:p>
          </table:table-cell>
          <table:table-cell table:style-name="ce17"/>
          <table:table-cell table:style-name="ce17" table:formula="of:=CONCATENATE([.$T$42];[.B54])" office:value-type="string" office:string-value="ㄅㄇㄜㆭ" calcext:value-type="string">
            <text:p>ㄅㄇㄜㆭ</text:p>
          </table:table-cell>
          <table:table-cell table:style-name="ce17"/>
          <table:table-cell table:style-name="ce17" table:formula="of:=CONCATENATE([.$V$42];[.B54])" office:value-type="string" office:string-value="ㄅㄇ變ㄜㆭ" calcext:value-type="string">
            <text:p>ㄅㄇ變ㄜㆭ</text:p>
          </table:table-cell>
          <table:table-cell table:style-name="ce17"/>
          <table:table-cell table:style-name="ce17" table:formula="of:=CONCATENATE([.$X$42];[.B54])" office:value-type="string" office:string-value="ㄆㄈㄜㆭ" calcext:value-type="string">
            <text:p>ㄆㄈㄜㆭ</text:p>
          </table:table-cell>
          <table:table-cell table:style-name="ce17"/>
          <table:table-cell table:style-name="ce17" table:formula="of:=CONCATENATE([.$Z$42];[.B54])" office:value-type="string" office:string-value="ㄅㄆㄜㆭ" calcext:value-type="string">
            <text:p>ㄅㄆㄜㆭ</text:p>
          </table:table-cell>
          <table:table-cell table:style-name="ce17"/>
          <table:table-cell table:style-name="ce17" table:formula="of:=CONCATENATE([.$AB$42];[.B54])" office:value-type="string" office:string-value="ㄇㄈㄜㆭ" calcext:value-type="string">
            <text:p>ㄇㄈㄜㆭ</text:p>
          </table:table-cell>
          <table:table-cell table:style-name="ce17"/>
          <table:table-cell table:style-name="ce17" table:formula="of:=CONCATENATE([.$AD$42];[.B54])" office:value-type="string" office:string-value="ㄅㄆㄇㄈㄜㆭ" calcext:value-type="string">
            <text:p>ㄅㄆㄇㄈㄜㆭ</text:p>
          </table:table-cell>
          <table:table-cell table:style-name="ce17"/>
          <table:table-cell table:style-name="ce17" table:formula="of:=CONCATENATE([.$AF$42];[.B54])" office:value-type="string" office:string-value="ㄅㄆ變ㄜㆭ" calcext:value-type="string">
            <text:p>ㄅㄆ變ㄜㆭ</text:p>
          </table:table-cell>
          <table:table-cell table:style-name="ce17"/>
          <table:table-cell table:style-name="ce17" table:formula="of:=CONCATENATE([.$AH$42];[.B54])" office:value-type="string" office:string-value="ㄇㄈ變ㄜㆭ" calcext:value-type="string">
            <text:p>ㄇㄈ變ㄜㆭ</text:p>
          </table:table-cell>
          <table:table-cell table:style-name="ce17"/>
          <table:table-cell table:style-name="ce17" table:formula="of:=CONCATENATE([.$AJ$42];[.B54])" office:value-type="string" office:string-value="ㄅㄆㄇㄈ變ㄜㆭ" calcext:value-type="string">
            <text:p>ㄅㄆㄇㄈ變ㄜㆭ</text:p>
          </table:table-cell>
          <table:table-cell table:style-name="ce17"/>
          <table:table-cell table:style-name="ce17" table:formula="of:=CONCATENATE([.$AL$42];[.B54])" office:value-type="string" office:string-value="ㄆㄈ變ㄜㆭ" calcext:value-type="string">
            <text:p>ㄆㄈ變ㄜㆭ</text:p>
          </table:table-cell>
          <table:table-cell table:style-name="ce17"/>
          <table:table-cell table:style-name="ce17" table:formula="of:=CONCATENATE([.$AN$42];[.B54])" office:value-type="string" office:string-value="ㄅㄆㄜㆭ" calcext:value-type="string">
            <text:p>ㄅㄆㄜㆭ</text:p>
          </table:table-cell>
          <table:table-cell table:style-name="ce17"/>
          <table:table-cell table:style-name="ce17" table:formula="of:=CONCATENATE([.$AP$42];[.B54])" office:value-type="string" office:string-value="ㄇㄈㄜㆭ" calcext:value-type="string">
            <text:p>ㄇㄈㄜㆭ</text:p>
          </table:table-cell>
          <table:table-cell table:style-name="ce17"/>
          <table:table-cell table:style-name="ce17" table:formula="of:=CONCATENATE([.$AR$42];[.B54])" office:value-type="string" office:string-value="ㄅㄆㄇㄈㄜㆭ" calcext:value-type="string">
            <text:p>ㄅㄆㄇㄈㄜㆭ</text:p>
          </table:table-cell>
          <table:table-cell table:style-name="ce17"/>
          <table:table-cell table:number-columns-repeated="979"/>
        </table:table-row>
        <table:table-row table:style-name="ro1">
          <table:table-cell/>
          <table:table-cell table:style-name="ce16" office:value-type="string" calcext:value-type="string">
            <text:p>ㄧ</text:p>
          </table:table-cell>
          <table:table-cell table:style-name="ce16"/>
          <table:table-cell table:style-name="ce17" table:formula="of:=CONCATENATE([.$D$42];[.B55])" office:value-type="string" office:string-value="ㄅㄧ" calcext:value-type="string">
            <text:p>ㄅㄧ</text:p>
          </table:table-cell>
          <table:table-cell table:style-name="ce17"/>
          <table:table-cell table:style-name="ce17" table:formula="of:=CONCATENATE([.$F$42];[.B55])" office:value-type="string" office:string-value="ㄆㄧ" calcext:value-type="string">
            <text:p>ㄆㄧ</text:p>
          </table:table-cell>
          <table:table-cell table:style-name="ce17"/>
          <table:table-cell table:style-name="ce17" table:formula="of:=CONCATENATE([.$H$42];[.B55])" office:value-type="string" office:string-value="ㄇㄧ" calcext:value-type="string">
            <text:p>ㄇㄧ</text:p>
          </table:table-cell>
          <table:table-cell table:style-name="ce17"/>
          <table:table-cell table:style-name="ce17" table:formula="of:=CONCATENATE([.$J$42];[.B55])" office:value-type="string" office:string-value="ㄈㄧ" calcext:value-type="string">
            <text:p>ㄈㄧ</text:p>
          </table:table-cell>
          <table:table-cell table:style-name="ce17"/>
          <table:table-cell table:style-name="ce17" table:formula="of:=CONCATENATE([.$L$42];[.B55])" office:value-type="string" office:string-value="ㄅ變ㄧ" calcext:value-type="string">
            <text:p>ㄅ變ㄧ</text:p>
          </table:table-cell>
          <table:table-cell table:style-name="ce17"/>
          <table:table-cell table:style-name="ce17" table:formula="of:=CONCATENATE([.$N$42];[.B55])" office:value-type="string" office:string-value="ㄆ變ㄧ" calcext:value-type="string">
            <text:p>ㄆ變ㄧ</text:p>
          </table:table-cell>
          <table:table-cell table:style-name="ce17"/>
          <table:table-cell table:style-name="ce17" table:formula="of:=CONCATENATE([.$P$42];[.B55])" office:value-type="string" office:string-value="ㄇ變ㄧ" calcext:value-type="string">
            <text:p>ㄇ變ㄧ</text:p>
          </table:table-cell>
          <table:table-cell table:style-name="ce17"/>
          <table:table-cell table:style-name="ce17" table:formula="of:=CONCATENATE([.$R$42];[.B55])" office:value-type="string" office:string-value="ㄈ變ㄧ" calcext:value-type="string">
            <text:p>ㄈ變ㄧ</text:p>
          </table:table-cell>
          <table:table-cell table:style-name="ce17"/>
          <table:table-cell table:style-name="ce17" table:formula="of:=CONCATENATE([.$T$42];[.B55])" office:value-type="string" office:string-value="ㄅㄇㄧ" calcext:value-type="string">
            <text:p>ㄅㄇㄧ</text:p>
          </table:table-cell>
          <table:table-cell table:style-name="ce17"/>
          <table:table-cell table:style-name="ce17" table:formula="of:=CONCATENATE([.$V$42];[.B55])" office:value-type="string" office:string-value="ㄅㄇ變ㄧ" calcext:value-type="string">
            <text:p>ㄅㄇ變ㄧ</text:p>
          </table:table-cell>
          <table:table-cell table:style-name="ce17"/>
          <table:table-cell table:style-name="ce17" table:formula="of:=CONCATENATE([.$X$42];[.B55])" office:value-type="string" office:string-value="ㄆㄈㄧ" calcext:value-type="string">
            <text:p>ㄆㄈㄧ</text:p>
          </table:table-cell>
          <table:table-cell table:style-name="ce17"/>
          <table:table-cell table:style-name="ce17" table:formula="of:=CONCATENATE([.$Z$42];[.B55])" office:value-type="string" office:string-value="ㄅㄆㄧ" calcext:value-type="string">
            <text:p>ㄅㄆㄧ</text:p>
          </table:table-cell>
          <table:table-cell table:style-name="ce17"/>
          <table:table-cell table:style-name="ce17" table:formula="of:=CONCATENATE([.$AB$42];[.B55])" office:value-type="string" office:string-value="ㄇㄈㄧ" calcext:value-type="string">
            <text:p>ㄇㄈㄧ</text:p>
          </table:table-cell>
          <table:table-cell table:style-name="ce17"/>
          <table:table-cell table:style-name="ce17" table:formula="of:=CONCATENATE([.$AD$42];[.B55])" office:value-type="string" office:string-value="ㄅㄆㄇㄈㄧ" calcext:value-type="string">
            <text:p>ㄅㄆㄇㄈㄧ</text:p>
          </table:table-cell>
          <table:table-cell table:style-name="ce17"/>
          <table:table-cell table:style-name="ce17" table:formula="of:=CONCATENATE([.$AF$42];[.B55])" office:value-type="string" office:string-value="ㄅㄆ變ㄧ" calcext:value-type="string">
            <text:p>ㄅㄆ變ㄧ</text:p>
          </table:table-cell>
          <table:table-cell table:style-name="ce17"/>
          <table:table-cell table:style-name="ce17" table:formula="of:=CONCATENATE([.$AH$42];[.B55])" office:value-type="string" office:string-value="ㄇㄈ變ㄧ" calcext:value-type="string">
            <text:p>ㄇㄈ變ㄧ</text:p>
          </table:table-cell>
          <table:table-cell table:style-name="ce17"/>
          <table:table-cell table:style-name="ce17" table:formula="of:=CONCATENATE([.$AJ$42];[.B55])" office:value-type="string" office:string-value="ㄅㄆㄇㄈ變ㄧ" calcext:value-type="string">
            <text:p>ㄅㄆㄇㄈ變ㄧ</text:p>
          </table:table-cell>
          <table:table-cell table:style-name="ce17"/>
          <table:table-cell table:style-name="ce17" table:formula="of:=CONCATENATE([.$AL$42];[.B55])" office:value-type="string" office:string-value="ㄆㄈ變ㄧ" calcext:value-type="string">
            <text:p>ㄆㄈ變ㄧ</text:p>
          </table:table-cell>
          <table:table-cell table:style-name="ce17"/>
          <table:table-cell table:style-name="ce17" table:formula="of:=CONCATENATE([.$AN$42];[.B55])" office:value-type="string" office:string-value="ㄅㄆㄧ" calcext:value-type="string">
            <text:p>ㄅㄆㄧ</text:p>
          </table:table-cell>
          <table:table-cell table:style-name="ce17"/>
          <table:table-cell table:style-name="ce17" table:formula="of:=CONCATENATE([.$AP$42];[.B55])" office:value-type="string" office:string-value="ㄇㄈㄧ" calcext:value-type="string">
            <text:p>ㄇㄈㄧ</text:p>
          </table:table-cell>
          <table:table-cell table:style-name="ce17"/>
          <table:table-cell table:style-name="ce17" table:formula="of:=CONCATENATE([.$AR$42];[.B55])" office:value-type="string" office:string-value="ㄅㄆㄇㄈㄧ" calcext:value-type="string">
            <text:p>ㄅㄆㄇㄈㄧ</text:p>
          </table:table-cell>
          <table:table-cell table:style-name="ce17"/>
          <table:table-cell table:number-columns-repeated="979"/>
        </table:table-row>
        <table:table-row table:style-name="ro1">
          <table:table-cell/>
          <table:table-cell table:style-name="ce16" office:value-type="string" calcext:value-type="string">
            <text:p>ㄧㄚ異</text:p>
          </table:table-cell>
          <table:table-cell table:style-name="ce16"/>
          <table:table-cell table:style-name="ce17" table:formula="of:=CONCATENATE([.$D$42];[.B56])" office:value-type="string" office:string-value="ㄅㄧㄚ異" calcext:value-type="string">
            <text:p>ㄅㄧㄚ異</text:p>
          </table:table-cell>
          <table:table-cell table:style-name="ce17"/>
          <table:table-cell table:style-name="ce17" table:formula="of:=CONCATENATE([.$F$42];[.B56])" office:value-type="string" office:string-value="ㄆㄧㄚ異" calcext:value-type="string">
            <text:p>ㄆㄧㄚ異</text:p>
          </table:table-cell>
          <table:table-cell table:style-name="ce17"/>
          <table:table-cell table:style-name="ce17" table:formula="of:=CONCATENATE([.$H$42];[.B56])" office:value-type="string" office:string-value="ㄇㄧㄚ異" calcext:value-type="string">
            <text:p>ㄇㄧㄚ異</text:p>
          </table:table-cell>
          <table:table-cell table:style-name="ce17"/>
          <table:table-cell table:style-name="ce17" table:formula="of:=CONCATENATE([.$J$42];[.B56])" office:value-type="string" office:string-value="ㄈㄧㄚ異" calcext:value-type="string">
            <text:p>ㄈㄧㄚ異</text:p>
          </table:table-cell>
          <table:table-cell table:style-name="ce17"/>
          <table:table-cell table:style-name="ce17" table:formula="of:=CONCATENATE([.$L$42];[.B56])" office:value-type="string" office:string-value="ㄅ變ㄧㄚ異" calcext:value-type="string">
            <text:p>ㄅ變ㄧㄚ異</text:p>
          </table:table-cell>
          <table:table-cell table:style-name="ce17"/>
          <table:table-cell table:style-name="ce17" table:formula="of:=CONCATENATE([.$N$42];[.B56])" office:value-type="string" office:string-value="ㄆ變ㄧㄚ異" calcext:value-type="string">
            <text:p>ㄆ變ㄧㄚ異</text:p>
          </table:table-cell>
          <table:table-cell table:style-name="ce17"/>
          <table:table-cell table:style-name="ce17" table:formula="of:=CONCATENATE([.$P$42];[.B56])" office:value-type="string" office:string-value="ㄇ變ㄧㄚ異" calcext:value-type="string">
            <text:p>ㄇ變ㄧㄚ異</text:p>
          </table:table-cell>
          <table:table-cell table:style-name="ce17"/>
          <table:table-cell table:style-name="ce17" table:formula="of:=CONCATENATE([.$R$42];[.B56])" office:value-type="string" office:string-value="ㄈ變ㄧㄚ異" calcext:value-type="string">
            <text:p>ㄈ變ㄧㄚ異</text:p>
          </table:table-cell>
          <table:table-cell table:style-name="ce17"/>
          <table:table-cell table:style-name="ce17" table:formula="of:=CONCATENATE([.$T$42];[.B56])" office:value-type="string" office:string-value="ㄅㄇㄧㄚ異" calcext:value-type="string">
            <text:p>ㄅㄇㄧㄚ異</text:p>
          </table:table-cell>
          <table:table-cell table:style-name="ce17"/>
          <table:table-cell table:style-name="ce17" table:formula="of:=CONCATENATE([.$V$42];[.B56])" office:value-type="string" office:string-value="ㄅㄇ變ㄧㄚ異" calcext:value-type="string">
            <text:p>ㄅㄇ變ㄧㄚ異</text:p>
          </table:table-cell>
          <table:table-cell table:style-name="ce17"/>
          <table:table-cell table:style-name="ce17" table:formula="of:=CONCATENATE([.$X$42];[.B56])" office:value-type="string" office:string-value="ㄆㄈㄧㄚ異" calcext:value-type="string">
            <text:p>ㄆㄈㄧㄚ異</text:p>
          </table:table-cell>
          <table:table-cell table:style-name="ce17"/>
          <table:table-cell table:style-name="ce17" table:formula="of:=CONCATENATE([.$Z$42];[.B56])" office:value-type="string" office:string-value="ㄅㄆㄧㄚ異" calcext:value-type="string">
            <text:p>ㄅㄆㄧㄚ異</text:p>
          </table:table-cell>
          <table:table-cell table:style-name="ce17"/>
          <table:table-cell table:style-name="ce17" table:formula="of:=CONCATENATE([.$AB$42];[.B56])" office:value-type="string" office:string-value="ㄇㄈㄧㄚ異" calcext:value-type="string">
            <text:p>ㄇㄈㄧㄚ異</text:p>
          </table:table-cell>
          <table:table-cell table:style-name="ce17"/>
          <table:table-cell table:style-name="ce17" table:formula="of:=CONCATENATE([.$AD$42];[.B56])" office:value-type="string" office:string-value="ㄅㄆㄇㄈㄧㄚ異" calcext:value-type="string">
            <text:p>ㄅㄆㄇㄈㄧㄚ異</text:p>
          </table:table-cell>
          <table:table-cell table:style-name="ce17"/>
          <table:table-cell table:style-name="ce17" table:formula="of:=CONCATENATE([.$AF$42];[.B56])" office:value-type="string" office:string-value="ㄅㄆ變ㄧㄚ異" calcext:value-type="string">
            <text:p>ㄅㄆ變ㄧㄚ異</text:p>
          </table:table-cell>
          <table:table-cell table:style-name="ce17"/>
          <table:table-cell table:style-name="ce17" table:formula="of:=CONCATENATE([.$AH$42];[.B56])" office:value-type="string" office:string-value="ㄇㄈ變ㄧㄚ異" calcext:value-type="string">
            <text:p>ㄇㄈ變ㄧㄚ異</text:p>
          </table:table-cell>
          <table:table-cell table:style-name="ce17"/>
          <table:table-cell table:style-name="ce17" table:formula="of:=CONCATENATE([.$AJ$42];[.B56])" office:value-type="string" office:string-value="ㄅㄆㄇㄈ變ㄧㄚ異" calcext:value-type="string">
            <text:p>ㄅㄆㄇㄈ變ㄧㄚ異</text:p>
          </table:table-cell>
          <table:table-cell table:style-name="ce17"/>
          <table:table-cell table:style-name="ce17" table:formula="of:=CONCATENATE([.$AL$42];[.B56])" office:value-type="string" office:string-value="ㄆㄈ變ㄧㄚ異" calcext:value-type="string">
            <text:p>ㄆㄈ變ㄧㄚ異</text:p>
          </table:table-cell>
          <table:table-cell table:style-name="ce17"/>
          <table:table-cell table:style-name="ce17" table:formula="of:=CONCATENATE([.$AN$42];[.B56])" office:value-type="string" office:string-value="ㄅㄆㄧㄚ異" calcext:value-type="string">
            <text:p>ㄅㄆㄧㄚ異</text:p>
          </table:table-cell>
          <table:table-cell table:style-name="ce17"/>
          <table:table-cell table:style-name="ce17" table:formula="of:=CONCATENATE([.$AP$42];[.B56])" office:value-type="string" office:string-value="ㄇㄈㄧㄚ異" calcext:value-type="string">
            <text:p>ㄇㄈㄧㄚ異</text:p>
          </table:table-cell>
          <table:table-cell table:style-name="ce17"/>
          <table:table-cell table:style-name="ce17" table:formula="of:=CONCATENATE([.$AR$42];[.B56])" office:value-type="string" office:string-value="ㄅㄆㄇㄈㄧㄚ異" calcext:value-type="string">
            <text:p>ㄅㄆㄇㄈㄧㄚ異</text:p>
          </table:table-cell>
          <table:table-cell table:style-name="ce17"/>
          <table:table-cell table:number-columns-repeated="979"/>
        </table:table-row>
        <table:table-row table:style-name="ro1">
          <table:table-cell/>
          <table:table-cell table:style-name="ce16" office:value-type="string" calcext:value-type="string">
            <text:p>ㄧㄚㄜ</text:p>
          </table:table-cell>
          <table:table-cell table:style-name="ce16"/>
          <table:table-cell table:style-name="ce17" table:formula="of:=CONCATENATE([.$D$42];[.B57])" office:value-type="string" office:string-value="ㄅㄧㄚㄜ" calcext:value-type="string">
            <text:p>ㄅㄧㄚㄜ</text:p>
          </table:table-cell>
          <table:table-cell table:style-name="ce17"/>
          <table:table-cell table:style-name="ce17" table:formula="of:=CONCATENATE([.$F$42];[.B57])" office:value-type="string" office:string-value="ㄆㄧㄚㄜ" calcext:value-type="string">
            <text:p>ㄆㄧㄚㄜ</text:p>
          </table:table-cell>
          <table:table-cell table:style-name="ce17"/>
          <table:table-cell table:style-name="ce17" table:formula="of:=CONCATENATE([.$H$42];[.B57])" office:value-type="string" office:string-value="ㄇㄧㄚㄜ" calcext:value-type="string">
            <text:p>ㄇㄧㄚㄜ</text:p>
          </table:table-cell>
          <table:table-cell table:style-name="ce17"/>
          <table:table-cell table:style-name="ce17" table:formula="of:=CONCATENATE([.$J$42];[.B57])" office:value-type="string" office:string-value="ㄈㄧㄚㄜ" calcext:value-type="string">
            <text:p>ㄈㄧㄚㄜ</text:p>
          </table:table-cell>
          <table:table-cell table:style-name="ce17"/>
          <table:table-cell table:style-name="ce17" table:formula="of:=CONCATENATE([.$L$42];[.B57])" office:value-type="string" office:string-value="ㄅ變ㄧㄚㄜ" calcext:value-type="string">
            <text:p>ㄅ變ㄧㄚㄜ</text:p>
          </table:table-cell>
          <table:table-cell table:style-name="ce17"/>
          <table:table-cell table:style-name="ce17" table:formula="of:=CONCATENATE([.$N$42];[.B57])" office:value-type="string" office:string-value="ㄆ變ㄧㄚㄜ" calcext:value-type="string">
            <text:p>ㄆ變ㄧㄚㄜ</text:p>
          </table:table-cell>
          <table:table-cell table:style-name="ce17"/>
          <table:table-cell table:style-name="ce17" table:formula="of:=CONCATENATE([.$P$42];[.B57])" office:value-type="string" office:string-value="ㄇ變ㄧㄚㄜ" calcext:value-type="string">
            <text:p>ㄇ變ㄧㄚㄜ</text:p>
          </table:table-cell>
          <table:table-cell table:style-name="ce17"/>
          <table:table-cell table:style-name="ce17" table:formula="of:=CONCATENATE([.$R$42];[.B57])" office:value-type="string" office:string-value="ㄈ變ㄧㄚㄜ" calcext:value-type="string">
            <text:p>ㄈ變ㄧㄚㄜ</text:p>
          </table:table-cell>
          <table:table-cell table:style-name="ce17"/>
          <table:table-cell table:style-name="ce17" table:formula="of:=CONCATENATE([.$T$42];[.B57])" office:value-type="string" office:string-value="ㄅㄇㄧㄚㄜ" calcext:value-type="string">
            <text:p>ㄅㄇㄧㄚㄜ</text:p>
          </table:table-cell>
          <table:table-cell table:style-name="ce17"/>
          <table:table-cell table:style-name="ce17" table:formula="of:=CONCATENATE([.$V$42];[.B57])" office:value-type="string" office:string-value="ㄅㄇ變ㄧㄚㄜ" calcext:value-type="string">
            <text:p>ㄅㄇ變ㄧㄚㄜ</text:p>
          </table:table-cell>
          <table:table-cell table:style-name="ce17"/>
          <table:table-cell table:style-name="ce17" table:formula="of:=CONCATENATE([.$X$42];[.B57])" office:value-type="string" office:string-value="ㄆㄈㄧㄚㄜ" calcext:value-type="string">
            <text:p>ㄆㄈㄧㄚㄜ</text:p>
          </table:table-cell>
          <table:table-cell table:style-name="ce17"/>
          <table:table-cell table:style-name="ce17" table:formula="of:=CONCATENATE([.$Z$42];[.B57])" office:value-type="string" office:string-value="ㄅㄆㄧㄚㄜ" calcext:value-type="string">
            <text:p>ㄅㄆㄧㄚㄜ</text:p>
          </table:table-cell>
          <table:table-cell table:style-name="ce17"/>
          <table:table-cell table:style-name="ce17" table:formula="of:=CONCATENATE([.$AB$42];[.B57])" office:value-type="string" office:string-value="ㄇㄈㄧㄚㄜ" calcext:value-type="string">
            <text:p>ㄇㄈㄧㄚㄜ</text:p>
          </table:table-cell>
          <table:table-cell table:style-name="ce17"/>
          <table:table-cell table:style-name="ce17" table:formula="of:=CONCATENATE([.$AD$42];[.B57])" office:value-type="string" office:string-value="ㄅㄆㄇㄈㄧㄚㄜ" calcext:value-type="string">
            <text:p>ㄅㄆㄇㄈㄧㄚㄜ</text:p>
          </table:table-cell>
          <table:table-cell table:style-name="ce17"/>
          <table:table-cell table:style-name="ce17" table:formula="of:=CONCATENATE([.$AF$42];[.B57])" office:value-type="string" office:string-value="ㄅㄆ變ㄧㄚㄜ" calcext:value-type="string">
            <text:p>ㄅㄆ變ㄧㄚㄜ</text:p>
          </table:table-cell>
          <table:table-cell table:style-name="ce17"/>
          <table:table-cell table:style-name="ce17" table:formula="of:=CONCATENATE([.$AH$42];[.B57])" office:value-type="string" office:string-value="ㄇㄈ變ㄧㄚㄜ" calcext:value-type="string">
            <text:p>ㄇㄈ變ㄧㄚㄜ</text:p>
          </table:table-cell>
          <table:table-cell table:style-name="ce17"/>
          <table:table-cell table:style-name="ce17" table:formula="of:=CONCATENATE([.$AJ$42];[.B57])" office:value-type="string" office:string-value="ㄅㄆㄇㄈ變ㄧㄚㄜ" calcext:value-type="string">
            <text:p>ㄅㄆㄇㄈ變ㄧㄚㄜ</text:p>
          </table:table-cell>
          <table:table-cell table:style-name="ce17"/>
          <table:table-cell table:style-name="ce17" table:formula="of:=CONCATENATE([.$AL$42];[.B57])" office:value-type="string" office:string-value="ㄆㄈ變ㄧㄚㄜ" calcext:value-type="string">
            <text:p>ㄆㄈ變ㄧㄚㄜ</text:p>
          </table:table-cell>
          <table:table-cell table:style-name="ce17"/>
          <table:table-cell table:style-name="ce17" table:formula="of:=CONCATENATE([.$AN$42];[.B57])" office:value-type="string" office:string-value="ㄅㄆㄧㄚㄜ" calcext:value-type="string">
            <text:p>ㄅㄆㄧㄚㄜ</text:p>
          </table:table-cell>
          <table:table-cell table:style-name="ce17"/>
          <table:table-cell table:style-name="ce17" table:formula="of:=CONCATENATE([.$AP$42];[.B57])" office:value-type="string" office:string-value="ㄇㄈㄧㄚㄜ" calcext:value-type="string">
            <text:p>ㄇㄈㄧㄚㄜ</text:p>
          </table:table-cell>
          <table:table-cell table:style-name="ce17"/>
          <table:table-cell table:style-name="ce17" table:formula="of:=CONCATENATE([.$AR$42];[.B57])" office:value-type="string" office:string-value="ㄅㄆㄇㄈㄧㄚㄜ" calcext:value-type="string">
            <text:p>ㄅㄆㄇㄈㄧㄚㄜ</text:p>
          </table:table-cell>
          <table:table-cell table:style-name="ce17"/>
          <table:table-cell table:number-columns-repeated="979"/>
        </table:table-row>
        <table:table-row table:style-name="ro1">
          <table:table-cell/>
          <table:table-cell table:style-name="ce16" office:value-type="string" calcext:value-type="string">
            <text:p>ㄧㄜ異</text:p>
          </table:table-cell>
          <table:table-cell table:style-name="ce16"/>
          <table:table-cell table:style-name="ce17" table:formula="of:=CONCATENATE([.$D$42];[.B58])" office:value-type="string" office:string-value="ㄅㄧㄜ異" calcext:value-type="string">
            <text:p>ㄅㄧㄜ異</text:p>
          </table:table-cell>
          <table:table-cell table:style-name="ce17"/>
          <table:table-cell table:style-name="ce17" table:formula="of:=CONCATENATE([.$F$42];[.B58])" office:value-type="string" office:string-value="ㄆㄧㄜ異" calcext:value-type="string">
            <text:p>ㄆㄧㄜ異</text:p>
          </table:table-cell>
          <table:table-cell table:style-name="ce17"/>
          <table:table-cell table:style-name="ce17" table:formula="of:=CONCATENATE([.$H$42];[.B58])" office:value-type="string" office:string-value="ㄇㄧㄜ異" calcext:value-type="string">
            <text:p>ㄇㄧㄜ異</text:p>
          </table:table-cell>
          <table:table-cell table:style-name="ce17"/>
          <table:table-cell table:style-name="ce17" table:formula="of:=CONCATENATE([.$J$42];[.B58])" office:value-type="string" office:string-value="ㄈㄧㄜ異" calcext:value-type="string">
            <text:p>ㄈㄧㄜ異</text:p>
          </table:table-cell>
          <table:table-cell table:style-name="ce17"/>
          <table:table-cell table:style-name="ce17" table:formula="of:=CONCATENATE([.$L$42];[.B58])" office:value-type="string" office:string-value="ㄅ變ㄧㄜ異" calcext:value-type="string">
            <text:p>ㄅ變ㄧㄜ異</text:p>
          </table:table-cell>
          <table:table-cell table:style-name="ce17"/>
          <table:table-cell table:style-name="ce17" table:formula="of:=CONCATENATE([.$N$42];[.B58])" office:value-type="string" office:string-value="ㄆ變ㄧㄜ異" calcext:value-type="string">
            <text:p>ㄆ變ㄧㄜ異</text:p>
          </table:table-cell>
          <table:table-cell table:style-name="ce17"/>
          <table:table-cell table:style-name="ce17" table:formula="of:=CONCATENATE([.$P$42];[.B58])" office:value-type="string" office:string-value="ㄇ變ㄧㄜ異" calcext:value-type="string">
            <text:p>ㄇ變ㄧㄜ異</text:p>
          </table:table-cell>
          <table:table-cell table:style-name="ce17"/>
          <table:table-cell table:style-name="ce17" table:formula="of:=CONCATENATE([.$R$42];[.B58])" office:value-type="string" office:string-value="ㄈ變ㄧㄜ異" calcext:value-type="string">
            <text:p>ㄈ變ㄧㄜ異</text:p>
          </table:table-cell>
          <table:table-cell table:style-name="ce17"/>
          <table:table-cell table:style-name="ce17" table:formula="of:=CONCATENATE([.$T$42];[.B58])" office:value-type="string" office:string-value="ㄅㄇㄧㄜ異" calcext:value-type="string">
            <text:p>ㄅㄇㄧㄜ異</text:p>
          </table:table-cell>
          <table:table-cell table:style-name="ce17"/>
          <table:table-cell table:style-name="ce17" table:formula="of:=CONCATENATE([.$V$42];[.B58])" office:value-type="string" office:string-value="ㄅㄇ變ㄧㄜ異" calcext:value-type="string">
            <text:p>ㄅㄇ變ㄧㄜ異</text:p>
          </table:table-cell>
          <table:table-cell table:style-name="ce17"/>
          <table:table-cell table:style-name="ce17" table:formula="of:=CONCATENATE([.$X$42];[.B58])" office:value-type="string" office:string-value="ㄆㄈㄧㄜ異" calcext:value-type="string">
            <text:p>ㄆㄈㄧㄜ異</text:p>
          </table:table-cell>
          <table:table-cell table:style-name="ce17"/>
          <table:table-cell table:style-name="ce17" table:formula="of:=CONCATENATE([.$Z$42];[.B58])" office:value-type="string" office:string-value="ㄅㄆㄧㄜ異" calcext:value-type="string">
            <text:p>ㄅㄆㄧㄜ異</text:p>
          </table:table-cell>
          <table:table-cell table:style-name="ce17"/>
          <table:table-cell table:style-name="ce17" table:formula="of:=CONCATENATE([.$AB$42];[.B58])" office:value-type="string" office:string-value="ㄇㄈㄧㄜ異" calcext:value-type="string">
            <text:p>ㄇㄈㄧㄜ異</text:p>
          </table:table-cell>
          <table:table-cell table:style-name="ce17"/>
          <table:table-cell table:style-name="ce17" table:formula="of:=CONCATENATE([.$AD$42];[.B58])" office:value-type="string" office:string-value="ㄅㄆㄇㄈㄧㄜ異" calcext:value-type="string">
            <text:p>ㄅㄆㄇㄈㄧㄜ異</text:p>
          </table:table-cell>
          <table:table-cell table:style-name="ce17"/>
          <table:table-cell table:style-name="ce17" table:formula="of:=CONCATENATE([.$AF$42];[.B58])" office:value-type="string" office:string-value="ㄅㄆ變ㄧㄜ異" calcext:value-type="string">
            <text:p>ㄅㄆ變ㄧㄜ異</text:p>
          </table:table-cell>
          <table:table-cell table:style-name="ce17"/>
          <table:table-cell table:style-name="ce17" table:formula="of:=CONCATENATE([.$AH$42];[.B58])" office:value-type="string" office:string-value="ㄇㄈ變ㄧㄜ異" calcext:value-type="string">
            <text:p>ㄇㄈ變ㄧㄜ異</text:p>
          </table:table-cell>
          <table:table-cell table:style-name="ce17"/>
          <table:table-cell table:style-name="ce17" table:formula="of:=CONCATENATE([.$AJ$42];[.B58])" office:value-type="string" office:string-value="ㄅㄆㄇㄈ變ㄧㄜ異" calcext:value-type="string">
            <text:p>ㄅㄆㄇㄈ變ㄧㄜ異</text:p>
          </table:table-cell>
          <table:table-cell table:style-name="ce17"/>
          <table:table-cell table:style-name="ce17" table:formula="of:=CONCATENATE([.$AL$42];[.B58])" office:value-type="string" office:string-value="ㄆㄈ變ㄧㄜ異" calcext:value-type="string">
            <text:p>ㄆㄈ變ㄧㄜ異</text:p>
          </table:table-cell>
          <table:table-cell table:style-name="ce17"/>
          <table:table-cell table:style-name="ce17" table:formula="of:=CONCATENATE([.$AN$42];[.B58])" office:value-type="string" office:string-value="ㄅㄆㄧㄜ異" calcext:value-type="string">
            <text:p>ㄅㄆㄧㄜ異</text:p>
          </table:table-cell>
          <table:table-cell table:style-name="ce17"/>
          <table:table-cell table:style-name="ce17" table:formula="of:=CONCATENATE([.$AP$42];[.B58])" office:value-type="string" office:string-value="ㄇㄈㄧㄜ異" calcext:value-type="string">
            <text:p>ㄇㄈㄧㄜ異</text:p>
          </table:table-cell>
          <table:table-cell table:style-name="ce17"/>
          <table:table-cell table:style-name="ce17" table:formula="of:=CONCATENATE([.$AR$42];[.B58])" office:value-type="string" office:string-value="ㄅㄆㄇㄈㄧㄜ異" calcext:value-type="string">
            <text:p>ㄅㄆㄇㄈㄧㄜ異</text:p>
          </table:table-cell>
          <table:table-cell table:style-name="ce17"/>
          <table:table-cell table:number-columns-repeated="979"/>
        </table:table-row>
        <table:table-row table:style-name="ro1">
          <table:table-cell/>
          <table:table-cell table:style-name="ce16" office:value-type="string" calcext:value-type="string">
            <text:p>ㄧㄯ</text:p>
          </table:table-cell>
          <table:table-cell table:style-name="ce16"/>
          <table:table-cell table:style-name="ce17" table:formula="of:=CONCATENATE([.$D$42];[.B59])" office:value-type="string" office:string-value="ㄅㄧㄯ" calcext:value-type="string">
            <text:p>ㄅㄧㄯ</text:p>
          </table:table-cell>
          <table:table-cell table:style-name="ce17"/>
          <table:table-cell table:style-name="ce17" table:formula="of:=CONCATENATE([.$F$42];[.B59])" office:value-type="string" office:string-value="ㄆㄧㄯ" calcext:value-type="string">
            <text:p>ㄆㄧㄯ</text:p>
          </table:table-cell>
          <table:table-cell table:style-name="ce17"/>
          <table:table-cell table:style-name="ce17" table:formula="of:=CONCATENATE([.$H$42];[.B59])" office:value-type="string" office:string-value="ㄇㄧㄯ" calcext:value-type="string">
            <text:p>ㄇㄧㄯ</text:p>
          </table:table-cell>
          <table:table-cell table:style-name="ce17"/>
          <table:table-cell table:style-name="ce17" table:formula="of:=CONCATENATE([.$J$42];[.B59])" office:value-type="string" office:string-value="ㄈㄧㄯ" calcext:value-type="string">
            <text:p>ㄈㄧㄯ</text:p>
          </table:table-cell>
          <table:table-cell table:style-name="ce17"/>
          <table:table-cell table:style-name="ce17" table:formula="of:=CONCATENATE([.$L$42];[.B59])" office:value-type="string" office:string-value="ㄅ變ㄧㄯ" calcext:value-type="string">
            <text:p>ㄅ變ㄧㄯ</text:p>
          </table:table-cell>
          <table:table-cell table:style-name="ce17"/>
          <table:table-cell table:style-name="ce17" table:formula="of:=CONCATENATE([.$N$42];[.B59])" office:value-type="string" office:string-value="ㄆ變ㄧㄯ" calcext:value-type="string">
            <text:p>ㄆ變ㄧㄯ</text:p>
          </table:table-cell>
          <table:table-cell table:style-name="ce17"/>
          <table:table-cell table:style-name="ce17" table:formula="of:=CONCATENATE([.$P$42];[.B59])" office:value-type="string" office:string-value="ㄇ變ㄧㄯ" calcext:value-type="string">
            <text:p>ㄇ變ㄧㄯ</text:p>
          </table:table-cell>
          <table:table-cell table:style-name="ce17"/>
          <table:table-cell table:style-name="ce17" table:formula="of:=CONCATENATE([.$R$42];[.B59])" office:value-type="string" office:string-value="ㄈ變ㄧㄯ" calcext:value-type="string">
            <text:p>ㄈ變ㄧㄯ</text:p>
          </table:table-cell>
          <table:table-cell table:style-name="ce17"/>
          <table:table-cell table:style-name="ce17" table:formula="of:=CONCATENATE([.$T$42];[.B59])" office:value-type="string" office:string-value="ㄅㄇㄧㄯ" calcext:value-type="string">
            <text:p>ㄅㄇㄧㄯ</text:p>
          </table:table-cell>
          <table:table-cell table:style-name="ce17"/>
          <table:table-cell table:style-name="ce17" table:formula="of:=CONCATENATE([.$V$42];[.B59])" office:value-type="string" office:string-value="ㄅㄇ變ㄧㄯ" calcext:value-type="string">
            <text:p>ㄅㄇ變ㄧㄯ</text:p>
          </table:table-cell>
          <table:table-cell table:style-name="ce17"/>
          <table:table-cell table:style-name="ce17" table:formula="of:=CONCATENATE([.$X$42];[.B59])" office:value-type="string" office:string-value="ㄆㄈㄧㄯ" calcext:value-type="string">
            <text:p>ㄆㄈㄧㄯ</text:p>
          </table:table-cell>
          <table:table-cell table:style-name="ce17"/>
          <table:table-cell table:style-name="ce17" table:formula="of:=CONCATENATE([.$Z$42];[.B59])" office:value-type="string" office:string-value="ㄅㄆㄧㄯ" calcext:value-type="string">
            <text:p>ㄅㄆㄧㄯ</text:p>
          </table:table-cell>
          <table:table-cell table:style-name="ce17"/>
          <table:table-cell table:style-name="ce17" table:formula="of:=CONCATENATE([.$AB$42];[.B59])" office:value-type="string" office:string-value="ㄇㄈㄧㄯ" calcext:value-type="string">
            <text:p>ㄇㄈㄧㄯ</text:p>
          </table:table-cell>
          <table:table-cell table:style-name="ce17"/>
          <table:table-cell table:style-name="ce17" table:formula="of:=CONCATENATE([.$AD$42];[.B59])" office:value-type="string" office:string-value="ㄅㄆㄇㄈㄧㄯ" calcext:value-type="string">
            <text:p>ㄅㄆㄇㄈㄧㄯ</text:p>
          </table:table-cell>
          <table:table-cell table:style-name="ce17"/>
          <table:table-cell table:style-name="ce17" table:formula="of:=CONCATENATE([.$AF$42];[.B59])" office:value-type="string" office:string-value="ㄅㄆ變ㄧㄯ" calcext:value-type="string">
            <text:p>ㄅㄆ變ㄧㄯ</text:p>
          </table:table-cell>
          <table:table-cell table:style-name="ce17"/>
          <table:table-cell table:style-name="ce17" table:formula="of:=CONCATENATE([.$AH$42];[.B59])" office:value-type="string" office:string-value="ㄇㄈ變ㄧㄯ" calcext:value-type="string">
            <text:p>ㄇㄈ變ㄧㄯ</text:p>
          </table:table-cell>
          <table:table-cell table:style-name="ce17"/>
          <table:table-cell table:style-name="ce17" table:formula="of:=CONCATENATE([.$AJ$42];[.B59])" office:value-type="string" office:string-value="ㄅㄆㄇㄈ變ㄧㄯ" calcext:value-type="string">
            <text:p>ㄅㄆㄇㄈ變ㄧㄯ</text:p>
          </table:table-cell>
          <table:table-cell table:style-name="ce17"/>
          <table:table-cell table:style-name="ce17" table:formula="of:=CONCATENATE([.$AL$42];[.B59])" office:value-type="string" office:string-value="ㄆㄈ變ㄧㄯ" calcext:value-type="string">
            <text:p>ㄆㄈ變ㄧㄯ</text:p>
          </table:table-cell>
          <table:table-cell table:style-name="ce17"/>
          <table:table-cell table:style-name="ce17" table:formula="of:=CONCATENATE([.$AN$42];[.B59])" office:value-type="string" office:string-value="ㄅㄆㄧㄯ" calcext:value-type="string">
            <text:p>ㄅㄆㄧㄯ</text:p>
          </table:table-cell>
          <table:table-cell table:style-name="ce17"/>
          <table:table-cell table:style-name="ce17" table:formula="of:=CONCATENATE([.$AP$42];[.B59])" office:value-type="string" office:string-value="ㄇㄈㄧㄯ" calcext:value-type="string">
            <text:p>ㄇㄈㄧㄯ</text:p>
          </table:table-cell>
          <table:table-cell table:style-name="ce17"/>
          <table:table-cell table:style-name="ce17" table:formula="of:=CONCATENATE([.$AR$42];[.B59])" office:value-type="string" office:string-value="ㄅㄆㄇㄈㄧㄯ" calcext:value-type="string">
            <text:p>ㄅㄆㄇㄈㄧㄯ</text:p>
          </table:table-cell>
          <table:table-cell table:style-name="ce17"/>
          <table:table-cell table:number-columns-repeated="979"/>
        </table:table-row>
        <table:table-row table:style-name="ro1">
          <table:table-cell/>
          <table:table-cell table:style-name="ce16" office:value-type="string" calcext:value-type="string">
            <text:p>ㄧㄨㄚ</text:p>
          </table:table-cell>
          <table:table-cell table:style-name="ce16"/>
          <table:table-cell table:style-name="ce17" table:formula="of:=CONCATENATE([.$D$42];[.B60])" office:value-type="string" office:string-value="ㄅㄧㄨㄚ" calcext:value-type="string">
            <text:p>ㄅㄧㄨㄚ</text:p>
          </table:table-cell>
          <table:table-cell table:style-name="ce17"/>
          <table:table-cell table:style-name="ce17" table:formula="of:=CONCATENATE([.$F$42];[.B60])" office:value-type="string" office:string-value="ㄆㄧㄨㄚ" calcext:value-type="string">
            <text:p>ㄆㄧㄨㄚ</text:p>
          </table:table-cell>
          <table:table-cell table:style-name="ce17"/>
          <table:table-cell table:style-name="ce17" table:formula="of:=CONCATENATE([.$H$42];[.B60])" office:value-type="string" office:string-value="ㄇㄧㄨㄚ" calcext:value-type="string">
            <text:p>ㄇㄧㄨㄚ</text:p>
          </table:table-cell>
          <table:table-cell table:style-name="ce17"/>
          <table:table-cell table:style-name="ce17" table:formula="of:=CONCATENATE([.$J$42];[.B60])" office:value-type="string" office:string-value="ㄈㄧㄨㄚ" calcext:value-type="string">
            <text:p>ㄈㄧㄨㄚ</text:p>
          </table:table-cell>
          <table:table-cell table:style-name="ce17"/>
          <table:table-cell table:style-name="ce17" table:formula="of:=CONCATENATE([.$L$42];[.B60])" office:value-type="string" office:string-value="ㄅ變ㄧㄨㄚ" calcext:value-type="string">
            <text:p>ㄅ變ㄧㄨㄚ</text:p>
          </table:table-cell>
          <table:table-cell table:style-name="ce17"/>
          <table:table-cell table:style-name="ce17" table:formula="of:=CONCATENATE([.$N$42];[.B60])" office:value-type="string" office:string-value="ㄆ變ㄧㄨㄚ" calcext:value-type="string">
            <text:p>ㄆ變ㄧㄨㄚ</text:p>
          </table:table-cell>
          <table:table-cell table:style-name="ce17"/>
          <table:table-cell table:style-name="ce17" table:formula="of:=CONCATENATE([.$P$42];[.B60])" office:value-type="string" office:string-value="ㄇ變ㄧㄨㄚ" calcext:value-type="string">
            <text:p>ㄇ變ㄧㄨㄚ</text:p>
          </table:table-cell>
          <table:table-cell table:style-name="ce17"/>
          <table:table-cell table:style-name="ce17" table:formula="of:=CONCATENATE([.$R$42];[.B60])" office:value-type="string" office:string-value="ㄈ變ㄧㄨㄚ" calcext:value-type="string">
            <text:p>ㄈ變ㄧㄨㄚ</text:p>
          </table:table-cell>
          <table:table-cell table:style-name="ce17"/>
          <table:table-cell table:style-name="ce17" table:formula="of:=CONCATENATE([.$T$42];[.B60])" office:value-type="string" office:string-value="ㄅㄇㄧㄨㄚ" calcext:value-type="string">
            <text:p>ㄅㄇㄧㄨㄚ</text:p>
          </table:table-cell>
          <table:table-cell table:style-name="ce17"/>
          <table:table-cell table:style-name="ce17" table:formula="of:=CONCATENATE([.$V$42];[.B60])" office:value-type="string" office:string-value="ㄅㄇ變ㄧㄨㄚ" calcext:value-type="string">
            <text:p>ㄅㄇ變ㄧㄨㄚ</text:p>
          </table:table-cell>
          <table:table-cell table:style-name="ce17"/>
          <table:table-cell table:style-name="ce17" table:formula="of:=CONCATENATE([.$X$42];[.B60])" office:value-type="string" office:string-value="ㄆㄈㄧㄨㄚ" calcext:value-type="string">
            <text:p>ㄆㄈㄧㄨㄚ</text:p>
          </table:table-cell>
          <table:table-cell table:style-name="ce17"/>
          <table:table-cell table:style-name="ce17" table:formula="of:=CONCATENATE([.$Z$42];[.B60])" office:value-type="string" office:string-value="ㄅㄆㄧㄨㄚ" calcext:value-type="string">
            <text:p>ㄅㄆㄧㄨㄚ</text:p>
          </table:table-cell>
          <table:table-cell table:style-name="ce17"/>
          <table:table-cell table:style-name="ce17" table:formula="of:=CONCATENATE([.$AB$42];[.B60])" office:value-type="string" office:string-value="ㄇㄈㄧㄨㄚ" calcext:value-type="string">
            <text:p>ㄇㄈㄧㄨㄚ</text:p>
          </table:table-cell>
          <table:table-cell table:style-name="ce17"/>
          <table:table-cell table:style-name="ce17" table:formula="of:=CONCATENATE([.$AD$42];[.B60])" office:value-type="string" office:string-value="ㄅㄆㄇㄈㄧㄨㄚ" calcext:value-type="string">
            <text:p>ㄅㄆㄇㄈㄧㄨㄚ</text:p>
          </table:table-cell>
          <table:table-cell table:style-name="ce17"/>
          <table:table-cell table:style-name="ce17" table:formula="of:=CONCATENATE([.$AF$42];[.B60])" office:value-type="string" office:string-value="ㄅㄆ變ㄧㄨㄚ" calcext:value-type="string">
            <text:p>ㄅㄆ變ㄧㄨㄚ</text:p>
          </table:table-cell>
          <table:table-cell table:style-name="ce17"/>
          <table:table-cell table:style-name="ce17" table:formula="of:=CONCATENATE([.$AH$42];[.B60])" office:value-type="string" office:string-value="ㄇㄈ變ㄧㄨㄚ" calcext:value-type="string">
            <text:p>ㄇㄈ變ㄧㄨㄚ</text:p>
          </table:table-cell>
          <table:table-cell table:style-name="ce17"/>
          <table:table-cell table:style-name="ce17" table:formula="of:=CONCATENATE([.$AJ$42];[.B60])" office:value-type="string" office:string-value="ㄅㄆㄇㄈ變ㄧㄨㄚ" calcext:value-type="string">
            <text:p>ㄅㄆㄇㄈ變ㄧㄨㄚ</text:p>
          </table:table-cell>
          <table:table-cell table:style-name="ce17"/>
          <table:table-cell table:style-name="ce17" table:formula="of:=CONCATENATE([.$AL$42];[.B60])" office:value-type="string" office:string-value="ㄆㄈ變ㄧㄨㄚ" calcext:value-type="string">
            <text:p>ㄆㄈ變ㄧㄨㄚ</text:p>
          </table:table-cell>
          <table:table-cell table:style-name="ce17"/>
          <table:table-cell table:style-name="ce17" table:formula="of:=CONCATENATE([.$AN$42];[.B60])" office:value-type="string" office:string-value="ㄅㄆㄧㄨㄚ" calcext:value-type="string">
            <text:p>ㄅㄆㄧㄨㄚ</text:p>
          </table:table-cell>
          <table:table-cell table:style-name="ce17"/>
          <table:table-cell table:style-name="ce17" table:formula="of:=CONCATENATE([.$AP$42];[.B60])" office:value-type="string" office:string-value="ㄇㄈㄧㄨㄚ" calcext:value-type="string">
            <text:p>ㄇㄈㄧㄨㄚ</text:p>
          </table:table-cell>
          <table:table-cell table:style-name="ce17"/>
          <table:table-cell table:style-name="ce17" table:formula="of:=CONCATENATE([.$AR$42];[.B60])" office:value-type="string" office:string-value="ㄅㄆㄇㄈㄧㄨㄚ" calcext:value-type="string">
            <text:p>ㄅㄆㄇㄈㄧㄨㄚ</text:p>
          </table:table-cell>
          <table:table-cell table:style-name="ce17"/>
          <table:table-cell table:number-columns-repeated="979"/>
        </table:table-row>
        <table:table-row table:style-name="ro1">
          <table:table-cell/>
          <table:table-cell table:style-name="ce16" office:value-type="string" calcext:value-type="string">
            <text:p>ㄧㄨㄚㄜ</text:p>
          </table:table-cell>
          <table:table-cell table:style-name="ce16"/>
          <table:table-cell table:style-name="ce17" table:formula="of:=CONCATENATE([.$D$42];[.B61])" office:value-type="string" office:string-value="ㄅㄧㄨㄚㄜ" calcext:value-type="string">
            <text:p>ㄅㄧㄨㄚㄜ</text:p>
          </table:table-cell>
          <table:table-cell table:style-name="ce17"/>
          <table:table-cell table:style-name="ce17" table:formula="of:=CONCATENATE([.$F$42];[.B61])" office:value-type="string" office:string-value="ㄆㄧㄨㄚㄜ" calcext:value-type="string">
            <text:p>ㄆㄧㄨㄚㄜ</text:p>
          </table:table-cell>
          <table:table-cell table:style-name="ce17"/>
          <table:table-cell table:style-name="ce17" table:formula="of:=CONCATENATE([.$H$42];[.B61])" office:value-type="string" office:string-value="ㄇㄧㄨㄚㄜ" calcext:value-type="string">
            <text:p>ㄇㄧㄨㄚㄜ</text:p>
          </table:table-cell>
          <table:table-cell table:style-name="ce17"/>
          <table:table-cell table:style-name="ce17" table:formula="of:=CONCATENATE([.$J$42];[.B61])" office:value-type="string" office:string-value="ㄈㄧㄨㄚㄜ" calcext:value-type="string">
            <text:p>ㄈㄧㄨㄚㄜ</text:p>
          </table:table-cell>
          <table:table-cell table:style-name="ce17"/>
          <table:table-cell table:style-name="ce17" table:formula="of:=CONCATENATE([.$L$42];[.B61])" office:value-type="string" office:string-value="ㄅ變ㄧㄨㄚㄜ" calcext:value-type="string">
            <text:p>ㄅ變ㄧㄨㄚㄜ</text:p>
          </table:table-cell>
          <table:table-cell table:style-name="ce17"/>
          <table:table-cell table:style-name="ce17" table:formula="of:=CONCATENATE([.$N$42];[.B61])" office:value-type="string" office:string-value="ㄆ變ㄧㄨㄚㄜ" calcext:value-type="string">
            <text:p>ㄆ變ㄧㄨㄚㄜ</text:p>
          </table:table-cell>
          <table:table-cell table:style-name="ce17"/>
          <table:table-cell table:style-name="ce17" table:formula="of:=CONCATENATE([.$P$42];[.B61])" office:value-type="string" office:string-value="ㄇ變ㄧㄨㄚㄜ" calcext:value-type="string">
            <text:p>ㄇ變ㄧㄨㄚㄜ</text:p>
          </table:table-cell>
          <table:table-cell table:style-name="ce17"/>
          <table:table-cell table:style-name="ce17" table:formula="of:=CONCATENATE([.$R$42];[.B61])" office:value-type="string" office:string-value="ㄈ變ㄧㄨㄚㄜ" calcext:value-type="string">
            <text:p>ㄈ變ㄧㄨㄚㄜ</text:p>
          </table:table-cell>
          <table:table-cell table:style-name="ce17"/>
          <table:table-cell table:style-name="ce17" table:formula="of:=CONCATENATE([.$T$42];[.B61])" office:value-type="string" office:string-value="ㄅㄇㄧㄨㄚㄜ" calcext:value-type="string">
            <text:p>ㄅㄇㄧㄨㄚㄜ</text:p>
          </table:table-cell>
          <table:table-cell table:style-name="ce17"/>
          <table:table-cell table:style-name="ce17" table:formula="of:=CONCATENATE([.$V$42];[.B61])" office:value-type="string" office:string-value="ㄅㄇ變ㄧㄨㄚㄜ" calcext:value-type="string">
            <text:p>ㄅㄇ變ㄧㄨㄚㄜ</text:p>
          </table:table-cell>
          <table:table-cell table:style-name="ce17"/>
          <table:table-cell table:style-name="ce17" table:formula="of:=CONCATENATE([.$X$42];[.B61])" office:value-type="string" office:string-value="ㄆㄈㄧㄨㄚㄜ" calcext:value-type="string">
            <text:p>ㄆㄈㄧㄨㄚㄜ</text:p>
          </table:table-cell>
          <table:table-cell table:style-name="ce17"/>
          <table:table-cell table:style-name="ce17" table:formula="of:=CONCATENATE([.$Z$42];[.B61])" office:value-type="string" office:string-value="ㄅㄆㄧㄨㄚㄜ" calcext:value-type="string">
            <text:p>ㄅㄆㄧㄨㄚㄜ</text:p>
          </table:table-cell>
          <table:table-cell table:style-name="ce17"/>
          <table:table-cell table:style-name="ce17" table:formula="of:=CONCATENATE([.$AB$42];[.B61])" office:value-type="string" office:string-value="ㄇㄈㄧㄨㄚㄜ" calcext:value-type="string">
            <text:p>ㄇㄈㄧㄨㄚㄜ</text:p>
          </table:table-cell>
          <table:table-cell table:style-name="ce17"/>
          <table:table-cell table:style-name="ce17" table:formula="of:=CONCATENATE([.$AD$42];[.B61])" office:value-type="string" office:string-value="ㄅㄆㄇㄈㄧㄨㄚㄜ" calcext:value-type="string">
            <text:p>ㄅㄆㄇㄈㄧㄨㄚㄜ</text:p>
          </table:table-cell>
          <table:table-cell table:style-name="ce17"/>
          <table:table-cell table:style-name="ce17" table:formula="of:=CONCATENATE([.$AF$42];[.B61])" office:value-type="string" office:string-value="ㄅㄆ變ㄧㄨㄚㄜ" calcext:value-type="string">
            <text:p>ㄅㄆ變ㄧㄨㄚㄜ</text:p>
          </table:table-cell>
          <table:table-cell table:style-name="ce17"/>
          <table:table-cell table:style-name="ce17" table:formula="of:=CONCATENATE([.$AH$42];[.B61])" office:value-type="string" office:string-value="ㄇㄈ變ㄧㄨㄚㄜ" calcext:value-type="string">
            <text:p>ㄇㄈ變ㄧㄨㄚㄜ</text:p>
          </table:table-cell>
          <table:table-cell table:style-name="ce17"/>
          <table:table-cell table:style-name="ce17" table:formula="of:=CONCATENATE([.$AJ$42];[.B61])" office:value-type="string" office:string-value="ㄅㄆㄇㄈ變ㄧㄨㄚㄜ" calcext:value-type="string">
            <text:p>ㄅㄆㄇㄈ變ㄧㄨㄚㄜ</text:p>
          </table:table-cell>
          <table:table-cell table:style-name="ce17"/>
          <table:table-cell table:style-name="ce17" table:formula="of:=CONCATENATE([.$AL$42];[.B61])" office:value-type="string" office:string-value="ㄆㄈ變ㄧㄨㄚㄜ" calcext:value-type="string">
            <text:p>ㄆㄈ變ㄧㄨㄚㄜ</text:p>
          </table:table-cell>
          <table:table-cell table:style-name="ce17"/>
          <table:table-cell table:style-name="ce17" table:formula="of:=CONCATENATE([.$AN$42];[.B61])" office:value-type="string" office:string-value="ㄅㄆㄧㄨㄚㄜ" calcext:value-type="string">
            <text:p>ㄅㄆㄧㄨㄚㄜ</text:p>
          </table:table-cell>
          <table:table-cell table:style-name="ce17"/>
          <table:table-cell table:style-name="ce17" table:formula="of:=CONCATENATE([.$AP$42];[.B61])" office:value-type="string" office:string-value="ㄇㄈㄧㄨㄚㄜ" calcext:value-type="string">
            <text:p>ㄇㄈㄧㄨㄚㄜ</text:p>
          </table:table-cell>
          <table:table-cell table:style-name="ce17"/>
          <table:table-cell table:style-name="ce17" table:formula="of:=CONCATENATE([.$AR$42];[.B61])" office:value-type="string" office:string-value="ㄅㄆㄇㄈㄧㄨㄚㄜ" calcext:value-type="string">
            <text:p>ㄅㄆㄇㄈㄧㄨㄚㄜ</text:p>
          </table:table-cell>
          <table:table-cell table:style-name="ce17"/>
          <table:table-cell table:number-columns-repeated="979"/>
        </table:table-row>
        <table:table-row table:style-name="ro1">
          <table:table-cell/>
          <table:table-cell table:style-name="ce16" office:value-type="string" calcext:value-type="string">
            <text:p>ㄧㄚㄯ</text:p>
          </table:table-cell>
          <table:table-cell table:style-name="ce16"/>
          <table:table-cell table:style-name="ce17" table:formula="of:=CONCATENATE([.$D$42];[.B62])" office:value-type="string" office:string-value="ㄅㄧㄚㄯ" calcext:value-type="string">
            <text:p>ㄅㄧㄚㄯ</text:p>
          </table:table-cell>
          <table:table-cell table:style-name="ce17"/>
          <table:table-cell table:style-name="ce17" table:formula="of:=CONCATENATE([.$F$42];[.B62])" office:value-type="string" office:string-value="ㄆㄧㄚㄯ" calcext:value-type="string">
            <text:p>ㄆㄧㄚㄯ</text:p>
          </table:table-cell>
          <table:table-cell table:style-name="ce17"/>
          <table:table-cell table:style-name="ce17" table:formula="of:=CONCATENATE([.$H$42];[.B62])" office:value-type="string" office:string-value="ㄇㄧㄚㄯ" calcext:value-type="string">
            <text:p>ㄇㄧㄚㄯ</text:p>
          </table:table-cell>
          <table:table-cell table:style-name="ce17"/>
          <table:table-cell table:style-name="ce17" table:formula="of:=CONCATENATE([.$J$42];[.B62])" office:value-type="string" office:string-value="ㄈㄧㄚㄯ" calcext:value-type="string">
            <text:p>ㄈㄧㄚㄯ</text:p>
          </table:table-cell>
          <table:table-cell table:style-name="ce17"/>
          <table:table-cell table:style-name="ce17" table:formula="of:=CONCATENATE([.$L$42];[.B62])" office:value-type="string" office:string-value="ㄅ變ㄧㄚㄯ" calcext:value-type="string">
            <text:p>ㄅ變ㄧㄚㄯ</text:p>
          </table:table-cell>
          <table:table-cell table:style-name="ce17"/>
          <table:table-cell table:style-name="ce17" table:formula="of:=CONCATENATE([.$N$42];[.B62])" office:value-type="string" office:string-value="ㄆ變ㄧㄚㄯ" calcext:value-type="string">
            <text:p>ㄆ變ㄧㄚㄯ</text:p>
          </table:table-cell>
          <table:table-cell table:style-name="ce17"/>
          <table:table-cell table:style-name="ce17" table:formula="of:=CONCATENATE([.$P$42];[.B62])" office:value-type="string" office:string-value="ㄇ變ㄧㄚㄯ" calcext:value-type="string">
            <text:p>ㄇ變ㄧㄚㄯ</text:p>
          </table:table-cell>
          <table:table-cell table:style-name="ce17"/>
          <table:table-cell table:style-name="ce17" table:formula="of:=CONCATENATE([.$R$42];[.B62])" office:value-type="string" office:string-value="ㄈ變ㄧㄚㄯ" calcext:value-type="string">
            <text:p>ㄈ變ㄧㄚㄯ</text:p>
          </table:table-cell>
          <table:table-cell table:style-name="ce17"/>
          <table:table-cell table:style-name="ce17" table:formula="of:=CONCATENATE([.$T$42];[.B62])" office:value-type="string" office:string-value="ㄅㄇㄧㄚㄯ" calcext:value-type="string">
            <text:p>ㄅㄇㄧㄚㄯ</text:p>
          </table:table-cell>
          <table:table-cell table:style-name="ce17"/>
          <table:table-cell table:style-name="ce17" table:formula="of:=CONCATENATE([.$V$42];[.B62])" office:value-type="string" office:string-value="ㄅㄇ變ㄧㄚㄯ" calcext:value-type="string">
            <text:p>ㄅㄇ變ㄧㄚㄯ</text:p>
          </table:table-cell>
          <table:table-cell table:style-name="ce17"/>
          <table:table-cell table:style-name="ce17" table:formula="of:=CONCATENATE([.$X$42];[.B62])" office:value-type="string" office:string-value="ㄆㄈㄧㄚㄯ" calcext:value-type="string">
            <text:p>ㄆㄈㄧㄚㄯ</text:p>
          </table:table-cell>
          <table:table-cell table:style-name="ce17"/>
          <table:table-cell table:style-name="ce17" table:formula="of:=CONCATENATE([.$Z$42];[.B62])" office:value-type="string" office:string-value="ㄅㄆㄧㄚㄯ" calcext:value-type="string">
            <text:p>ㄅㄆㄧㄚㄯ</text:p>
          </table:table-cell>
          <table:table-cell table:style-name="ce17"/>
          <table:table-cell table:style-name="ce17" table:formula="of:=CONCATENATE([.$AB$42];[.B62])" office:value-type="string" office:string-value="ㄇㄈㄧㄚㄯ" calcext:value-type="string">
            <text:p>ㄇㄈㄧㄚㄯ</text:p>
          </table:table-cell>
          <table:table-cell table:style-name="ce17"/>
          <table:table-cell table:style-name="ce17" table:formula="of:=CONCATENATE([.$AD$42];[.B62])" office:value-type="string" office:string-value="ㄅㄆㄇㄈㄧㄚㄯ" calcext:value-type="string">
            <text:p>ㄅㄆㄇㄈㄧㄚㄯ</text:p>
          </table:table-cell>
          <table:table-cell table:style-name="ce17"/>
          <table:table-cell table:style-name="ce17" table:formula="of:=CONCATENATE([.$AF$42];[.B62])" office:value-type="string" office:string-value="ㄅㄆ變ㄧㄚㄯ" calcext:value-type="string">
            <text:p>ㄅㄆ變ㄧㄚㄯ</text:p>
          </table:table-cell>
          <table:table-cell table:style-name="ce17"/>
          <table:table-cell table:style-name="ce17" table:formula="of:=CONCATENATE([.$AH$42];[.B62])" office:value-type="string" office:string-value="ㄇㄈ變ㄧㄚㄯ" calcext:value-type="string">
            <text:p>ㄇㄈ變ㄧㄚㄯ</text:p>
          </table:table-cell>
          <table:table-cell table:style-name="ce17"/>
          <table:table-cell table:style-name="ce17" table:formula="of:=CONCATENATE([.$AJ$42];[.B62])" office:value-type="string" office:string-value="ㄅㄆㄇㄈ變ㄧㄚㄯ" calcext:value-type="string">
            <text:p>ㄅㄆㄇㄈ變ㄧㄚㄯ</text:p>
          </table:table-cell>
          <table:table-cell table:style-name="ce17"/>
          <table:table-cell table:style-name="ce17" table:formula="of:=CONCATENATE([.$AL$42];[.B62])" office:value-type="string" office:string-value="ㄆㄈ變ㄧㄚㄯ" calcext:value-type="string">
            <text:p>ㄆㄈ變ㄧㄚㄯ</text:p>
          </table:table-cell>
          <table:table-cell table:style-name="ce17"/>
          <table:table-cell table:style-name="ce17" table:formula="of:=CONCATENATE([.$AN$42];[.B62])" office:value-type="string" office:string-value="ㄅㄆㄧㄚㄯ" calcext:value-type="string">
            <text:p>ㄅㄆㄧㄚㄯ</text:p>
          </table:table-cell>
          <table:table-cell table:style-name="ce17"/>
          <table:table-cell table:style-name="ce17" table:formula="of:=CONCATENATE([.$AP$42];[.B62])" office:value-type="string" office:string-value="ㄇㄈㄧㄚㄯ" calcext:value-type="string">
            <text:p>ㄇㄈㄧㄚㄯ</text:p>
          </table:table-cell>
          <table:table-cell table:style-name="ce17"/>
          <table:table-cell table:style-name="ce17" table:formula="of:=CONCATENATE([.$AR$42];[.B62])" office:value-type="string" office:string-value="ㄅㄆㄇㄈㄧㄚㄯ" calcext:value-type="string">
            <text:p>ㄅㄆㄇㄈㄧㄚㄯ</text:p>
          </table:table-cell>
          <table:table-cell table:style-name="ce17"/>
          <table:table-cell table:number-columns-repeated="979"/>
        </table:table-row>
        <table:table-row table:style-name="ro1">
          <table:table-cell/>
          <table:table-cell table:style-name="ce16" office:value-type="string" calcext:value-type="string">
            <text:p><text:span text:style-name="T4">ㄧ</text:span>ㄜㄯ</text:p>
          </table:table-cell>
          <table:table-cell table:style-name="ce16"/>
          <table:table-cell table:style-name="ce17" table:formula="of:=CONCATENATE([.$D$42];[.B63])" office:value-type="string" office:string-value="ㄅㄧㄜㄯ" calcext:value-type="string">
            <text:p>ㄅㄧㄜㄯ</text:p>
          </table:table-cell>
          <table:table-cell table:style-name="ce17"/>
          <table:table-cell table:style-name="ce17" table:formula="of:=CONCATENATE([.$F$42];[.B63])" office:value-type="string" office:string-value="ㄆㄧㄜㄯ" calcext:value-type="string">
            <text:p>ㄆㄧㄜㄯ</text:p>
          </table:table-cell>
          <table:table-cell table:style-name="ce17"/>
          <table:table-cell table:style-name="ce17" table:formula="of:=CONCATENATE([.$H$42];[.B63])" office:value-type="string" office:string-value="ㄇㄧㄜㄯ" calcext:value-type="string">
            <text:p>ㄇㄧㄜㄯ</text:p>
          </table:table-cell>
          <table:table-cell table:style-name="ce17"/>
          <table:table-cell table:style-name="ce17" table:formula="of:=CONCATENATE([.$J$42];[.B63])" office:value-type="string" office:string-value="ㄈㄧㄜㄯ" calcext:value-type="string">
            <text:p>ㄈㄧㄜㄯ</text:p>
          </table:table-cell>
          <table:table-cell table:style-name="ce17"/>
          <table:table-cell table:style-name="ce17" table:formula="of:=CONCATENATE([.$L$42];[.B63])" office:value-type="string" office:string-value="ㄅ變ㄧㄜㄯ" calcext:value-type="string">
            <text:p>ㄅ變ㄧㄜㄯ</text:p>
          </table:table-cell>
          <table:table-cell table:style-name="ce17"/>
          <table:table-cell table:style-name="ce17" table:formula="of:=CONCATENATE([.$N$42];[.B63])" office:value-type="string" office:string-value="ㄆ變ㄧㄜㄯ" calcext:value-type="string">
            <text:p>ㄆ變ㄧㄜㄯ</text:p>
          </table:table-cell>
          <table:table-cell table:style-name="ce17"/>
          <table:table-cell table:style-name="ce17" table:formula="of:=CONCATENATE([.$P$42];[.B63])" office:value-type="string" office:string-value="ㄇ變ㄧㄜㄯ" calcext:value-type="string">
            <text:p>ㄇ變ㄧㄜㄯ</text:p>
          </table:table-cell>
          <table:table-cell table:style-name="ce17"/>
          <table:table-cell table:style-name="ce17" table:formula="of:=CONCATENATE([.$R$42];[.B63])" office:value-type="string" office:string-value="ㄈ變ㄧㄜㄯ" calcext:value-type="string">
            <text:p>ㄈ變ㄧㄜㄯ</text:p>
          </table:table-cell>
          <table:table-cell table:style-name="ce17"/>
          <table:table-cell table:style-name="ce17" table:formula="of:=CONCATENATE([.$T$42];[.B63])" office:value-type="string" office:string-value="ㄅㄇㄧㄜㄯ" calcext:value-type="string">
            <text:p>ㄅㄇㄧㄜㄯ</text:p>
          </table:table-cell>
          <table:table-cell table:style-name="ce17"/>
          <table:table-cell table:style-name="ce17" table:formula="of:=CONCATENATE([.$V$42];[.B63])" office:value-type="string" office:string-value="ㄅㄇ變ㄧㄜㄯ" calcext:value-type="string">
            <text:p>ㄅㄇ變ㄧㄜㄯ</text:p>
          </table:table-cell>
          <table:table-cell table:style-name="ce17"/>
          <table:table-cell table:style-name="ce17" table:formula="of:=CONCATENATE([.$X$42];[.B63])" office:value-type="string" office:string-value="ㄆㄈㄧㄜㄯ" calcext:value-type="string">
            <text:p>ㄆㄈㄧㄜㄯ</text:p>
          </table:table-cell>
          <table:table-cell table:style-name="ce17"/>
          <table:table-cell table:style-name="ce17" table:formula="of:=CONCATENATE([.$Z$42];[.B63])" office:value-type="string" office:string-value="ㄅㄆㄧㄜㄯ" calcext:value-type="string">
            <text:p>ㄅㄆㄧㄜㄯ</text:p>
          </table:table-cell>
          <table:table-cell table:style-name="ce17"/>
          <table:table-cell table:style-name="ce17" table:formula="of:=CONCATENATE([.$AB$42];[.B63])" office:value-type="string" office:string-value="ㄇㄈㄧㄜㄯ" calcext:value-type="string">
            <text:p>ㄇㄈㄧㄜㄯ</text:p>
          </table:table-cell>
          <table:table-cell table:style-name="ce17"/>
          <table:table-cell table:style-name="ce17" table:formula="of:=CONCATENATE([.$AD$42];[.B63])" office:value-type="string" office:string-value="ㄅㄆㄇㄈㄧㄜㄯ" calcext:value-type="string">
            <text:p>ㄅㄆㄇㄈㄧㄜㄯ</text:p>
          </table:table-cell>
          <table:table-cell table:style-name="ce17"/>
          <table:table-cell table:style-name="ce17" table:formula="of:=CONCATENATE([.$AF$42];[.B63])" office:value-type="string" office:string-value="ㄅㄆ變ㄧㄜㄯ" calcext:value-type="string">
            <text:p>ㄅㄆ變ㄧㄜㄯ</text:p>
          </table:table-cell>
          <table:table-cell table:style-name="ce17"/>
          <table:table-cell table:style-name="ce17" table:formula="of:=CONCATENATE([.$AH$42];[.B63])" office:value-type="string" office:string-value="ㄇㄈ變ㄧㄜㄯ" calcext:value-type="string">
            <text:p>ㄇㄈ變ㄧㄜㄯ</text:p>
          </table:table-cell>
          <table:table-cell table:style-name="ce17"/>
          <table:table-cell table:style-name="ce17" table:formula="of:=CONCATENATE([.$AJ$42];[.B63])" office:value-type="string" office:string-value="ㄅㄆㄇㄈ變ㄧㄜㄯ" calcext:value-type="string">
            <text:p>ㄅㄆㄇㄈ變ㄧㄜㄯ</text:p>
          </table:table-cell>
          <table:table-cell table:style-name="ce17"/>
          <table:table-cell table:style-name="ce17" table:formula="of:=CONCATENATE([.$AL$42];[.B63])" office:value-type="string" office:string-value="ㄆㄈ變ㄧㄜㄯ" calcext:value-type="string">
            <text:p>ㄆㄈ變ㄧㄜㄯ</text:p>
          </table:table-cell>
          <table:table-cell table:style-name="ce17"/>
          <table:table-cell table:style-name="ce17" table:formula="of:=CONCATENATE([.$AN$42];[.B63])" office:value-type="string" office:string-value="ㄅㄆㄧㄜㄯ" calcext:value-type="string">
            <text:p>ㄅㄆㄧㄜㄯ</text:p>
          </table:table-cell>
          <table:table-cell table:style-name="ce17"/>
          <table:table-cell table:style-name="ce17" table:formula="of:=CONCATENATE([.$AP$42];[.B63])" office:value-type="string" office:string-value="ㄇㄈㄧㄜㄯ" calcext:value-type="string">
            <text:p>ㄇㄈㄧㄜㄯ</text:p>
          </table:table-cell>
          <table:table-cell table:style-name="ce17"/>
          <table:table-cell table:style-name="ce17" table:formula="of:=CONCATENATE([.$AR$42];[.B63])" office:value-type="string" office:string-value="ㄅㄆㄇㄈㄧㄜㄯ" calcext:value-type="string">
            <text:p>ㄅㄆㄇㄈㄧㄜㄯ</text:p>
          </table:table-cell>
          <table:table-cell table:style-name="ce17"/>
          <table:table-cell table:number-columns-repeated="979"/>
        </table:table-row>
        <table:table-row table:style-name="ro1">
          <table:table-cell/>
          <table:table-cell table:style-name="ce18" office:value-type="string" calcext:value-type="string">
            <text:p><text:span text:style-name="T4">ㄧ</text:span>ㄚㆭ</text:p>
          </table:table-cell>
          <table:table-cell table:style-name="ce18"/>
          <table:table-cell table:style-name="ce17" table:formula="of:=CONCATENATE([.$D$42];[.B64])" office:value-type="string" office:string-value="ㄅㄧㄚㆭ" calcext:value-type="string">
            <text:p>ㄅㄧㄚㆭ</text:p>
          </table:table-cell>
          <table:table-cell table:style-name="ce17"/>
          <table:table-cell table:style-name="ce17" table:formula="of:=CONCATENATE([.$F$42];[.B64])" office:value-type="string" office:string-value="ㄆㄧㄚㆭ" calcext:value-type="string">
            <text:p>ㄆㄧㄚㆭ</text:p>
          </table:table-cell>
          <table:table-cell table:style-name="ce17"/>
          <table:table-cell table:style-name="ce17" table:formula="of:=CONCATENATE([.$H$42];[.B64])" office:value-type="string" office:string-value="ㄇㄧㄚㆭ" calcext:value-type="string">
            <text:p>ㄇㄧㄚㆭ</text:p>
          </table:table-cell>
          <table:table-cell table:style-name="ce17"/>
          <table:table-cell table:style-name="ce17" table:formula="of:=CONCATENATE([.$J$42];[.B64])" office:value-type="string" office:string-value="ㄈㄧㄚㆭ" calcext:value-type="string">
            <text:p>ㄈㄧㄚㆭ</text:p>
          </table:table-cell>
          <table:table-cell table:style-name="ce17"/>
          <table:table-cell table:style-name="ce17" table:formula="of:=CONCATENATE([.$L$42];[.B64])" office:value-type="string" office:string-value="ㄅ變ㄧㄚㆭ" calcext:value-type="string">
            <text:p>ㄅ變ㄧㄚㆭ</text:p>
          </table:table-cell>
          <table:table-cell table:style-name="ce17"/>
          <table:table-cell table:style-name="ce17" table:formula="of:=CONCATENATE([.$N$42];[.B64])" office:value-type="string" office:string-value="ㄆ變ㄧㄚㆭ" calcext:value-type="string">
            <text:p>ㄆ變ㄧㄚㆭ</text:p>
          </table:table-cell>
          <table:table-cell table:style-name="ce17"/>
          <table:table-cell table:style-name="ce17" table:formula="of:=CONCATENATE([.$P$42];[.B64])" office:value-type="string" office:string-value="ㄇ變ㄧㄚㆭ" calcext:value-type="string">
            <text:p>ㄇ變ㄧㄚㆭ</text:p>
          </table:table-cell>
          <table:table-cell table:style-name="ce17"/>
          <table:table-cell table:style-name="ce17" table:formula="of:=CONCATENATE([.$R$42];[.B64])" office:value-type="string" office:string-value="ㄈ變ㄧㄚㆭ" calcext:value-type="string">
            <text:p>ㄈ變ㄧㄚㆭ</text:p>
          </table:table-cell>
          <table:table-cell table:style-name="ce17"/>
          <table:table-cell table:style-name="ce17" table:formula="of:=CONCATENATE([.$T$42];[.B64])" office:value-type="string" office:string-value="ㄅㄇㄧㄚㆭ" calcext:value-type="string">
            <text:p>ㄅㄇㄧㄚㆭ</text:p>
          </table:table-cell>
          <table:table-cell table:style-name="ce17"/>
          <table:table-cell table:style-name="ce17" table:formula="of:=CONCATENATE([.$V$42];[.B64])" office:value-type="string" office:string-value="ㄅㄇ變ㄧㄚㆭ" calcext:value-type="string">
            <text:p>ㄅㄇ變ㄧㄚㆭ</text:p>
          </table:table-cell>
          <table:table-cell table:style-name="ce17"/>
          <table:table-cell table:style-name="ce17" table:formula="of:=CONCATENATE([.$X$42];[.B64])" office:value-type="string" office:string-value="ㄆㄈㄧㄚㆭ" calcext:value-type="string">
            <text:p>ㄆㄈㄧㄚㆭ</text:p>
          </table:table-cell>
          <table:table-cell table:style-name="ce17"/>
          <table:table-cell table:style-name="ce17" table:formula="of:=CONCATENATE([.$Z$42];[.B64])" office:value-type="string" office:string-value="ㄅㄆㄧㄚㆭ" calcext:value-type="string">
            <text:p>ㄅㄆㄧㄚㆭ</text:p>
          </table:table-cell>
          <table:table-cell table:style-name="ce17"/>
          <table:table-cell table:style-name="ce17" table:formula="of:=CONCATENATE([.$AB$42];[.B64])" office:value-type="string" office:string-value="ㄇㄈㄧㄚㆭ" calcext:value-type="string">
            <text:p>ㄇㄈㄧㄚㆭ</text:p>
          </table:table-cell>
          <table:table-cell table:style-name="ce17"/>
          <table:table-cell table:style-name="ce17" table:formula="of:=CONCATENATE([.$AD$42];[.B64])" office:value-type="string" office:string-value="ㄅㄆㄇㄈㄧㄚㆭ" calcext:value-type="string">
            <text:p>ㄅㄆㄇㄈㄧㄚㆭ</text:p>
          </table:table-cell>
          <table:table-cell table:style-name="ce17"/>
          <table:table-cell table:style-name="ce17" table:formula="of:=CONCATENATE([.$AF$42];[.B64])" office:value-type="string" office:string-value="ㄅㄆ變ㄧㄚㆭ" calcext:value-type="string">
            <text:p>ㄅㄆ變ㄧㄚㆭ</text:p>
          </table:table-cell>
          <table:table-cell table:style-name="ce17"/>
          <table:table-cell table:style-name="ce17" table:formula="of:=CONCATENATE([.$AH$42];[.B64])" office:value-type="string" office:string-value="ㄇㄈ變ㄧㄚㆭ" calcext:value-type="string">
            <text:p>ㄇㄈ變ㄧㄚㆭ</text:p>
          </table:table-cell>
          <table:table-cell table:style-name="ce17"/>
          <table:table-cell table:style-name="ce17" table:formula="of:=CONCATENATE([.$AJ$42];[.B64])" office:value-type="string" office:string-value="ㄅㄆㄇㄈ變ㄧㄚㆭ" calcext:value-type="string">
            <text:p>ㄅㄆㄇㄈ變ㄧㄚㆭ</text:p>
          </table:table-cell>
          <table:table-cell table:style-name="ce17"/>
          <table:table-cell table:style-name="ce17" table:formula="of:=CONCATENATE([.$AL$42];[.B64])" office:value-type="string" office:string-value="ㄆㄈ變ㄧㄚㆭ" calcext:value-type="string">
            <text:p>ㄆㄈ變ㄧㄚㆭ</text:p>
          </table:table-cell>
          <table:table-cell table:style-name="ce17"/>
          <table:table-cell table:style-name="ce17" table:formula="of:=CONCATENATE([.$AN$42];[.B64])" office:value-type="string" office:string-value="ㄅㄆㄧㄚㆭ" calcext:value-type="string">
            <text:p>ㄅㄆㄧㄚㆭ</text:p>
          </table:table-cell>
          <table:table-cell table:style-name="ce17"/>
          <table:table-cell table:style-name="ce17" table:formula="of:=CONCATENATE([.$AP$42];[.B64])" office:value-type="string" office:string-value="ㄇㄈㄧㄚㆭ" calcext:value-type="string">
            <text:p>ㄇㄈㄧㄚㆭ</text:p>
          </table:table-cell>
          <table:table-cell table:style-name="ce17"/>
          <table:table-cell table:style-name="ce17" table:formula="of:=CONCATENATE([.$AR$42];[.B64])" office:value-type="string" office:string-value="ㄅㄆㄇㄈㄧㄚㆭ" calcext:value-type="string">
            <text:p>ㄅㄆㄇㄈㄧㄚㆭ</text:p>
          </table:table-cell>
          <table:table-cell table:style-name="ce17"/>
          <table:table-cell table:number-columns-repeated="979"/>
        </table:table-row>
        <table:table-row table:style-name="ro1">
          <table:table-cell/>
          <table:table-cell table:style-name="ce18" office:value-type="string" calcext:value-type="string">
            <text:p><text:span text:style-name="T4">ㄧ</text:span>ㄜㆭ</text:p>
          </table:table-cell>
          <table:table-cell table:style-name="ce18"/>
          <table:table-cell table:style-name="ce17" table:formula="of:=CONCATENATE([.$D$42];[.B65])" office:value-type="string" office:string-value="ㄅㄧㄜㆭ" calcext:value-type="string">
            <text:p>ㄅㄧㄜㆭ</text:p>
          </table:table-cell>
          <table:table-cell table:style-name="ce17"/>
          <table:table-cell table:style-name="ce17" table:formula="of:=CONCATENATE([.$F$42];[.B65])" office:value-type="string" office:string-value="ㄆㄧㄜㆭ" calcext:value-type="string">
            <text:p>ㄆㄧㄜㆭ</text:p>
          </table:table-cell>
          <table:table-cell table:style-name="ce17"/>
          <table:table-cell table:style-name="ce17" table:formula="of:=CONCATENATE([.$H$42];[.B65])" office:value-type="string" office:string-value="ㄇㄧㄜㆭ" calcext:value-type="string">
            <text:p>ㄇㄧㄜㆭ</text:p>
          </table:table-cell>
          <table:table-cell table:style-name="ce17"/>
          <table:table-cell table:style-name="ce17" table:formula="of:=CONCATENATE([.$J$42];[.B65])" office:value-type="string" office:string-value="ㄈㄧㄜㆭ" calcext:value-type="string">
            <text:p>ㄈㄧㄜㆭ</text:p>
          </table:table-cell>
          <table:table-cell table:style-name="ce17"/>
          <table:table-cell table:style-name="ce17" table:formula="of:=CONCATENATE([.$L$42];[.B65])" office:value-type="string" office:string-value="ㄅ變ㄧㄜㆭ" calcext:value-type="string">
            <text:p>ㄅ變ㄧㄜㆭ</text:p>
          </table:table-cell>
          <table:table-cell table:style-name="ce17"/>
          <table:table-cell table:style-name="ce17" table:formula="of:=CONCATENATE([.$N$42];[.B65])" office:value-type="string" office:string-value="ㄆ變ㄧㄜㆭ" calcext:value-type="string">
            <text:p>ㄆ變ㄧㄜㆭ</text:p>
          </table:table-cell>
          <table:table-cell table:style-name="ce17"/>
          <table:table-cell table:style-name="ce17" table:formula="of:=CONCATENATE([.$P$42];[.B65])" office:value-type="string" office:string-value="ㄇ變ㄧㄜㆭ" calcext:value-type="string">
            <text:p>ㄇ變ㄧㄜㆭ</text:p>
          </table:table-cell>
          <table:table-cell table:style-name="ce17"/>
          <table:table-cell table:style-name="ce17" table:formula="of:=CONCATENATE([.$R$42];[.B65])" office:value-type="string" office:string-value="ㄈ變ㄧㄜㆭ" calcext:value-type="string">
            <text:p>ㄈ變ㄧㄜㆭ</text:p>
          </table:table-cell>
          <table:table-cell table:style-name="ce17"/>
          <table:table-cell table:style-name="ce17" table:formula="of:=CONCATENATE([.$T$42];[.B65])" office:value-type="string" office:string-value="ㄅㄇㄧㄜㆭ" calcext:value-type="string">
            <text:p>ㄅㄇㄧㄜㆭ</text:p>
          </table:table-cell>
          <table:table-cell table:style-name="ce17"/>
          <table:table-cell table:style-name="ce17" table:formula="of:=CONCATENATE([.$V$42];[.B65])" office:value-type="string" office:string-value="ㄅㄇ變ㄧㄜㆭ" calcext:value-type="string">
            <text:p>ㄅㄇ變ㄧㄜㆭ</text:p>
          </table:table-cell>
          <table:table-cell table:style-name="ce17"/>
          <table:table-cell table:style-name="ce17" table:formula="of:=CONCATENATE([.$X$42];[.B65])" office:value-type="string" office:string-value="ㄆㄈㄧㄜㆭ" calcext:value-type="string">
            <text:p>ㄆㄈㄧㄜㆭ</text:p>
          </table:table-cell>
          <table:table-cell table:style-name="ce17"/>
          <table:table-cell table:style-name="ce17" table:formula="of:=CONCATENATE([.$Z$42];[.B65])" office:value-type="string" office:string-value="ㄅㄆㄧㄜㆭ" calcext:value-type="string">
            <text:p>ㄅㄆㄧㄜㆭ</text:p>
          </table:table-cell>
          <table:table-cell table:style-name="ce17"/>
          <table:table-cell table:style-name="ce17" table:formula="of:=CONCATENATE([.$AB$42];[.B65])" office:value-type="string" office:string-value="ㄇㄈㄧㄜㆭ" calcext:value-type="string">
            <text:p>ㄇㄈㄧㄜㆭ</text:p>
          </table:table-cell>
          <table:table-cell table:style-name="ce17"/>
          <table:table-cell table:style-name="ce17" table:formula="of:=CONCATENATE([.$AD$42];[.B65])" office:value-type="string" office:string-value="ㄅㄆㄇㄈㄧㄜㆭ" calcext:value-type="string">
            <text:p>ㄅㄆㄇㄈㄧㄜㆭ</text:p>
          </table:table-cell>
          <table:table-cell table:style-name="ce17"/>
          <table:table-cell table:style-name="ce17" table:formula="of:=CONCATENATE([.$AF$42];[.B65])" office:value-type="string" office:string-value="ㄅㄆ變ㄧㄜㆭ" calcext:value-type="string">
            <text:p>ㄅㄆ變ㄧㄜㆭ</text:p>
          </table:table-cell>
          <table:table-cell table:style-name="ce17"/>
          <table:table-cell table:style-name="ce17" table:formula="of:=CONCATENATE([.$AH$42];[.B65])" office:value-type="string" office:string-value="ㄇㄈ變ㄧㄜㆭ" calcext:value-type="string">
            <text:p>ㄇㄈ變ㄧㄜㆭ</text:p>
          </table:table-cell>
          <table:table-cell table:style-name="ce17"/>
          <table:table-cell table:style-name="ce17" table:formula="of:=CONCATENATE([.$AJ$42];[.B65])" office:value-type="string" office:string-value="ㄅㄆㄇㄈ變ㄧㄜㆭ" calcext:value-type="string">
            <text:p>ㄅㄆㄇㄈ變ㄧㄜㆭ</text:p>
          </table:table-cell>
          <table:table-cell table:style-name="ce17"/>
          <table:table-cell table:style-name="ce17" table:formula="of:=CONCATENATE([.$AL$42];[.B65])" office:value-type="string" office:string-value="ㄆㄈ變ㄧㄜㆭ" calcext:value-type="string">
            <text:p>ㄆㄈ變ㄧㄜㆭ</text:p>
          </table:table-cell>
          <table:table-cell table:style-name="ce17"/>
          <table:table-cell table:style-name="ce17" table:formula="of:=CONCATENATE([.$AN$42];[.B65])" office:value-type="string" office:string-value="ㄅㄆㄧㄜㆭ" calcext:value-type="string">
            <text:p>ㄅㄆㄧㄜㆭ</text:p>
          </table:table-cell>
          <table:table-cell table:style-name="ce17"/>
          <table:table-cell table:style-name="ce17" table:formula="of:=CONCATENATE([.$AP$42];[.B65])" office:value-type="string" office:string-value="ㄇㄈㄧㄜㆭ" calcext:value-type="string">
            <text:p>ㄇㄈㄧㄜㆭ</text:p>
          </table:table-cell>
          <table:table-cell table:style-name="ce17"/>
          <table:table-cell table:style-name="ce17" table:formula="of:=CONCATENATE([.$AR$42];[.B65])" office:value-type="string" office:string-value="ㄅㄆㄇㄈㄧㄜㆭ" calcext:value-type="string">
            <text:p>ㄅㄆㄇㄈㄧㄜㆭ</text:p>
          </table:table-cell>
          <table:table-cell table:style-name="ce17"/>
          <table:table-cell table:number-columns-repeated="979"/>
        </table:table-row>
        <table:table-row table:style-name="ro1">
          <table:table-cell/>
          <table:table-cell table:style-name="ce16" office:value-type="string" calcext:value-type="string">
            <text:p>ㄨ</text:p>
          </table:table-cell>
          <table:table-cell table:style-name="ce16"/>
          <table:table-cell table:style-name="ce17" table:formula="of:=CONCATENATE([.$D$42];[.B66])" office:value-type="string" office:string-value="ㄅㄨ" calcext:value-type="string">
            <text:p>ㄅㄨ</text:p>
          </table:table-cell>
          <table:table-cell table:style-name="ce17"/>
          <table:table-cell table:style-name="ce17" table:formula="of:=CONCATENATE([.$F$42];[.B66])" office:value-type="string" office:string-value="ㄆㄨ" calcext:value-type="string">
            <text:p>ㄆㄨ</text:p>
          </table:table-cell>
          <table:table-cell table:style-name="ce17"/>
          <table:table-cell table:style-name="ce17" table:formula="of:=CONCATENATE([.$H$42];[.B66])" office:value-type="string" office:string-value="ㄇㄨ" calcext:value-type="string">
            <text:p>ㄇㄨ</text:p>
          </table:table-cell>
          <table:table-cell table:style-name="ce17"/>
          <table:table-cell table:style-name="ce17" table:formula="of:=CONCATENATE([.$J$42];[.B66])" office:value-type="string" office:string-value="ㄈㄨ" calcext:value-type="string">
            <text:p>ㄈㄨ</text:p>
          </table:table-cell>
          <table:table-cell table:style-name="ce17"/>
          <table:table-cell table:style-name="ce17" table:formula="of:=CONCATENATE([.$L$42];[.B66])" office:value-type="string" office:string-value="ㄅ變ㄨ" calcext:value-type="string">
            <text:p>ㄅ變ㄨ</text:p>
          </table:table-cell>
          <table:table-cell table:style-name="ce17"/>
          <table:table-cell table:style-name="ce17" table:formula="of:=CONCATENATE([.$N$42];[.B66])" office:value-type="string" office:string-value="ㄆ變ㄨ" calcext:value-type="string">
            <text:p>ㄆ變ㄨ</text:p>
          </table:table-cell>
          <table:table-cell table:style-name="ce17"/>
          <table:table-cell table:style-name="ce17" table:formula="of:=CONCATENATE([.$P$42];[.B66])" office:value-type="string" office:string-value="ㄇ變ㄨ" calcext:value-type="string">
            <text:p>ㄇ變ㄨ</text:p>
          </table:table-cell>
          <table:table-cell table:style-name="ce17"/>
          <table:table-cell table:style-name="ce17" table:formula="of:=CONCATENATE([.$R$42];[.B66])" office:value-type="string" office:string-value="ㄈ變ㄨ" calcext:value-type="string">
            <text:p>ㄈ變ㄨ</text:p>
          </table:table-cell>
          <table:table-cell table:style-name="ce17"/>
          <table:table-cell table:style-name="ce17" table:formula="of:=CONCATENATE([.$T$42];[.B66])" office:value-type="string" office:string-value="ㄅㄇㄨ" calcext:value-type="string">
            <text:p>ㄅㄇㄨ</text:p>
          </table:table-cell>
          <table:table-cell table:style-name="ce17"/>
          <table:table-cell table:style-name="ce17" table:formula="of:=CONCATENATE([.$V$42];[.B66])" office:value-type="string" office:string-value="ㄅㄇ變ㄨ" calcext:value-type="string">
            <text:p>ㄅㄇ變ㄨ</text:p>
          </table:table-cell>
          <table:table-cell table:style-name="ce17"/>
          <table:table-cell table:style-name="ce17" table:formula="of:=CONCATENATE([.$X$42];[.B66])" office:value-type="string" office:string-value="ㄆㄈㄨ" calcext:value-type="string">
            <text:p>ㄆㄈㄨ</text:p>
          </table:table-cell>
          <table:table-cell table:style-name="ce17"/>
          <table:table-cell table:style-name="ce17" table:formula="of:=CONCATENATE([.$Z$42];[.B66])" office:value-type="string" office:string-value="ㄅㄆㄨ" calcext:value-type="string">
            <text:p>ㄅㄆㄨ</text:p>
          </table:table-cell>
          <table:table-cell table:style-name="ce17"/>
          <table:table-cell table:style-name="ce17" table:formula="of:=CONCATENATE([.$AB$42];[.B66])" office:value-type="string" office:string-value="ㄇㄈㄨ" calcext:value-type="string">
            <text:p>ㄇㄈㄨ</text:p>
          </table:table-cell>
          <table:table-cell table:style-name="ce17"/>
          <table:table-cell table:style-name="ce17" table:formula="of:=CONCATENATE([.$AD$42];[.B66])" office:value-type="string" office:string-value="ㄅㄆㄇㄈㄨ" calcext:value-type="string">
            <text:p>ㄅㄆㄇㄈㄨ</text:p>
          </table:table-cell>
          <table:table-cell table:style-name="ce17"/>
          <table:table-cell table:style-name="ce17" table:formula="of:=CONCATENATE([.$AF$42];[.B66])" office:value-type="string" office:string-value="ㄅㄆ變ㄨ" calcext:value-type="string">
            <text:p>ㄅㄆ變ㄨ</text:p>
          </table:table-cell>
          <table:table-cell table:style-name="ce17"/>
          <table:table-cell table:style-name="ce17" table:formula="of:=CONCATENATE([.$AH$42];[.B66])" office:value-type="string" office:string-value="ㄇㄈ變ㄨ" calcext:value-type="string">
            <text:p>ㄇㄈ變ㄨ</text:p>
          </table:table-cell>
          <table:table-cell table:style-name="ce17"/>
          <table:table-cell table:style-name="ce17" table:formula="of:=CONCATENATE([.$AJ$42];[.B66])" office:value-type="string" office:string-value="ㄅㄆㄇㄈ變ㄨ" calcext:value-type="string">
            <text:p>ㄅㄆㄇㄈ變ㄨ</text:p>
          </table:table-cell>
          <table:table-cell table:style-name="ce17"/>
          <table:table-cell table:style-name="ce17" table:formula="of:=CONCATENATE([.$AL$42];[.B66])" office:value-type="string" office:string-value="ㄆㄈ變ㄨ" calcext:value-type="string">
            <text:p>ㄆㄈ變ㄨ</text:p>
          </table:table-cell>
          <table:table-cell table:style-name="ce17"/>
          <table:table-cell table:style-name="ce17" table:formula="of:=CONCATENATE([.$AN$42];[.B66])" office:value-type="string" office:string-value="ㄅㄆㄨ" calcext:value-type="string">
            <text:p>ㄅㄆㄨ</text:p>
          </table:table-cell>
          <table:table-cell table:style-name="ce17"/>
          <table:table-cell table:style-name="ce17" table:formula="of:=CONCATENATE([.$AP$42];[.B66])" office:value-type="string" office:string-value="ㄇㄈㄨ" calcext:value-type="string">
            <text:p>ㄇㄈㄨ</text:p>
          </table:table-cell>
          <table:table-cell table:style-name="ce17"/>
          <table:table-cell table:style-name="ce17" table:formula="of:=CONCATENATE([.$AR$42];[.B66])" office:value-type="string" office:string-value="ㄅㄆㄇㄈㄨ" calcext:value-type="string">
            <text:p>ㄅㄆㄇㄈㄨ</text:p>
          </table:table-cell>
          <table:table-cell table:style-name="ce17"/>
          <table:table-cell table:number-columns-repeated="979"/>
        </table:table-row>
        <table:table-row table:style-name="ro1">
          <table:table-cell/>
          <table:table-cell table:style-name="ce16" office:value-type="string" calcext:value-type="string">
            <text:p>ㄨㄚ異</text:p>
          </table:table-cell>
          <table:table-cell table:style-name="ce16"/>
          <table:table-cell table:style-name="ce17" table:formula="of:=CONCATENATE([.$D$42];[.B67])" office:value-type="string" office:string-value="ㄅㄨㄚ異" calcext:value-type="string">
            <text:p>ㄅㄨㄚ異</text:p>
          </table:table-cell>
          <table:table-cell table:style-name="ce17"/>
          <table:table-cell table:style-name="ce17" table:formula="of:=CONCATENATE([.$F$42];[.B67])" office:value-type="string" office:string-value="ㄆㄨㄚ異" calcext:value-type="string">
            <text:p>ㄆㄨㄚ異</text:p>
          </table:table-cell>
          <table:table-cell table:style-name="ce17"/>
          <table:table-cell table:style-name="ce17" table:formula="of:=CONCATENATE([.$H$42];[.B67])" office:value-type="string" office:string-value="ㄇㄨㄚ異" calcext:value-type="string">
            <text:p>ㄇㄨㄚ異</text:p>
          </table:table-cell>
          <table:table-cell table:style-name="ce17"/>
          <table:table-cell table:style-name="ce17" table:formula="of:=CONCATENATE([.$J$42];[.B67])" office:value-type="string" office:string-value="ㄈㄨㄚ異" calcext:value-type="string">
            <text:p>ㄈㄨㄚ異</text:p>
          </table:table-cell>
          <table:table-cell table:style-name="ce17"/>
          <table:table-cell table:style-name="ce17" table:formula="of:=CONCATENATE([.$L$42];[.B67])" office:value-type="string" office:string-value="ㄅ變ㄨㄚ異" calcext:value-type="string">
            <text:p>ㄅ變ㄨㄚ異</text:p>
          </table:table-cell>
          <table:table-cell table:style-name="ce17"/>
          <table:table-cell table:style-name="ce17" table:formula="of:=CONCATENATE([.$N$42];[.B67])" office:value-type="string" office:string-value="ㄆ變ㄨㄚ異" calcext:value-type="string">
            <text:p>ㄆ變ㄨㄚ異</text:p>
          </table:table-cell>
          <table:table-cell table:style-name="ce17"/>
          <table:table-cell table:style-name="ce17" table:formula="of:=CONCATENATE([.$P$42];[.B67])" office:value-type="string" office:string-value="ㄇ變ㄨㄚ異" calcext:value-type="string">
            <text:p>ㄇ變ㄨㄚ異</text:p>
          </table:table-cell>
          <table:table-cell table:style-name="ce17"/>
          <table:table-cell table:style-name="ce17" table:formula="of:=CONCATENATE([.$R$42];[.B67])" office:value-type="string" office:string-value="ㄈ變ㄨㄚ異" calcext:value-type="string">
            <text:p>ㄈ變ㄨㄚ異</text:p>
          </table:table-cell>
          <table:table-cell table:style-name="ce17"/>
          <table:table-cell table:style-name="ce17" table:formula="of:=CONCATENATE([.$T$42];[.B67])" office:value-type="string" office:string-value="ㄅㄇㄨㄚ異" calcext:value-type="string">
            <text:p>ㄅㄇㄨㄚ異</text:p>
          </table:table-cell>
          <table:table-cell table:style-name="ce17"/>
          <table:table-cell table:style-name="ce17" table:formula="of:=CONCATENATE([.$V$42];[.B67])" office:value-type="string" office:string-value="ㄅㄇ變ㄨㄚ異" calcext:value-type="string">
            <text:p>ㄅㄇ變ㄨㄚ異</text:p>
          </table:table-cell>
          <table:table-cell table:style-name="ce17"/>
          <table:table-cell table:style-name="ce17" table:formula="of:=CONCATENATE([.$X$42];[.B67])" office:value-type="string" office:string-value="ㄆㄈㄨㄚ異" calcext:value-type="string">
            <text:p>ㄆㄈㄨㄚ異</text:p>
          </table:table-cell>
          <table:table-cell table:style-name="ce17"/>
          <table:table-cell table:style-name="ce17" table:formula="of:=CONCATENATE([.$Z$42];[.B67])" office:value-type="string" office:string-value="ㄅㄆㄨㄚ異" calcext:value-type="string">
            <text:p>ㄅㄆㄨㄚ異</text:p>
          </table:table-cell>
          <table:table-cell table:style-name="ce17"/>
          <table:table-cell table:style-name="ce17" table:formula="of:=CONCATENATE([.$AB$42];[.B67])" office:value-type="string" office:string-value="ㄇㄈㄨㄚ異" calcext:value-type="string">
            <text:p>ㄇㄈㄨㄚ異</text:p>
          </table:table-cell>
          <table:table-cell table:style-name="ce17"/>
          <table:table-cell table:style-name="ce17" table:formula="of:=CONCATENATE([.$AD$42];[.B67])" office:value-type="string" office:string-value="ㄅㄆㄇㄈㄨㄚ異" calcext:value-type="string">
            <text:p>ㄅㄆㄇㄈㄨㄚ異</text:p>
          </table:table-cell>
          <table:table-cell table:style-name="ce17"/>
          <table:table-cell table:style-name="ce17" table:formula="of:=CONCATENATE([.$AF$42];[.B67])" office:value-type="string" office:string-value="ㄅㄆ變ㄨㄚ異" calcext:value-type="string">
            <text:p>ㄅㄆ變ㄨㄚ異</text:p>
          </table:table-cell>
          <table:table-cell table:style-name="ce17"/>
          <table:table-cell table:style-name="ce17" table:formula="of:=CONCATENATE([.$AH$42];[.B67])" office:value-type="string" office:string-value="ㄇㄈ變ㄨㄚ異" calcext:value-type="string">
            <text:p>ㄇㄈ變ㄨㄚ異</text:p>
          </table:table-cell>
          <table:table-cell table:style-name="ce17"/>
          <table:table-cell table:style-name="ce17" table:formula="of:=CONCATENATE([.$AJ$42];[.B67])" office:value-type="string" office:string-value="ㄅㄆㄇㄈ變ㄨㄚ異" calcext:value-type="string">
            <text:p>ㄅㄆㄇㄈ變ㄨㄚ異</text:p>
          </table:table-cell>
          <table:table-cell table:style-name="ce17"/>
          <table:table-cell table:style-name="ce17" table:formula="of:=CONCATENATE([.$AL$42];[.B67])" office:value-type="string" office:string-value="ㄆㄈ變ㄨㄚ異" calcext:value-type="string">
            <text:p>ㄆㄈ變ㄨㄚ異</text:p>
          </table:table-cell>
          <table:table-cell table:style-name="ce17"/>
          <table:table-cell table:style-name="ce17" table:formula="of:=CONCATENATE([.$AN$42];[.B67])" office:value-type="string" office:string-value="ㄅㄆㄨㄚ異" calcext:value-type="string">
            <text:p>ㄅㄆㄨㄚ異</text:p>
          </table:table-cell>
          <table:table-cell table:style-name="ce17"/>
          <table:table-cell table:style-name="ce17" table:formula="of:=CONCATENATE([.$AP$42];[.B67])" office:value-type="string" office:string-value="ㄇㄈㄨㄚ異" calcext:value-type="string">
            <text:p>ㄇㄈㄨㄚ異</text:p>
          </table:table-cell>
          <table:table-cell table:style-name="ce17"/>
          <table:table-cell table:style-name="ce17" table:formula="of:=CONCATENATE([.$AR$42];[.B67])" office:value-type="string" office:string-value="ㄅㄆㄇㄈㄨㄚ異" calcext:value-type="string">
            <text:p>ㄅㄆㄇㄈㄨㄚ異</text:p>
          </table:table-cell>
          <table:table-cell table:style-name="ce17"/>
          <table:table-cell table:number-columns-repeated="979"/>
        </table:table-row>
        <table:table-row table:style-name="ro1">
          <table:table-cell/>
          <table:table-cell table:style-name="ce16" office:value-type="string" calcext:value-type="string">
            <text:p>ㄨㄚㄜ異</text:p>
          </table:table-cell>
          <table:table-cell table:style-name="ce16"/>
          <table:table-cell table:style-name="ce17" table:formula="of:=CONCATENATE([.$D$42];[.B68])" office:value-type="string" office:string-value="ㄅㄨㄚㄜ異" calcext:value-type="string">
            <text:p>ㄅㄨㄚㄜ異</text:p>
          </table:table-cell>
          <table:table-cell table:style-name="ce17"/>
          <table:table-cell table:style-name="ce17" table:formula="of:=CONCATENATE([.$F$42];[.B68])" office:value-type="string" office:string-value="ㄆㄨㄚㄜ異" calcext:value-type="string">
            <text:p>ㄆㄨㄚㄜ異</text:p>
          </table:table-cell>
          <table:table-cell table:style-name="ce17"/>
          <table:table-cell table:style-name="ce17" table:formula="of:=CONCATENATE([.$H$42];[.B68])" office:value-type="string" office:string-value="ㄇㄨㄚㄜ異" calcext:value-type="string">
            <text:p>ㄇㄨㄚㄜ異</text:p>
          </table:table-cell>
          <table:table-cell table:style-name="ce17"/>
          <table:table-cell table:style-name="ce17" table:formula="of:=CONCATENATE([.$J$42];[.B68])" office:value-type="string" office:string-value="ㄈㄨㄚㄜ異" calcext:value-type="string">
            <text:p>ㄈㄨㄚㄜ異</text:p>
          </table:table-cell>
          <table:table-cell table:style-name="ce17"/>
          <table:table-cell table:style-name="ce17" table:formula="of:=CONCATENATE([.$L$42];[.B68])" office:value-type="string" office:string-value="ㄅ變ㄨㄚㄜ異" calcext:value-type="string">
            <text:p>ㄅ變ㄨㄚㄜ異</text:p>
          </table:table-cell>
          <table:table-cell table:style-name="ce17"/>
          <table:table-cell table:style-name="ce17" table:formula="of:=CONCATENATE([.$N$42];[.B68])" office:value-type="string" office:string-value="ㄆ變ㄨㄚㄜ異" calcext:value-type="string">
            <text:p>ㄆ變ㄨㄚㄜ異</text:p>
          </table:table-cell>
          <table:table-cell table:style-name="ce17"/>
          <table:table-cell table:style-name="ce17" table:formula="of:=CONCATENATE([.$P$42];[.B68])" office:value-type="string" office:string-value="ㄇ變ㄨㄚㄜ異" calcext:value-type="string">
            <text:p>ㄇ變ㄨㄚㄜ異</text:p>
          </table:table-cell>
          <table:table-cell table:style-name="ce17"/>
          <table:table-cell table:style-name="ce17" table:formula="of:=CONCATENATE([.$R$42];[.B68])" office:value-type="string" office:string-value="ㄈ變ㄨㄚㄜ異" calcext:value-type="string">
            <text:p>ㄈ變ㄨㄚㄜ異</text:p>
          </table:table-cell>
          <table:table-cell table:style-name="ce17"/>
          <table:table-cell table:style-name="ce17" table:formula="of:=CONCATENATE([.$T$42];[.B68])" office:value-type="string" office:string-value="ㄅㄇㄨㄚㄜ異" calcext:value-type="string">
            <text:p>ㄅㄇㄨㄚㄜ異</text:p>
          </table:table-cell>
          <table:table-cell table:style-name="ce17"/>
          <table:table-cell table:style-name="ce17" table:formula="of:=CONCATENATE([.$V$42];[.B68])" office:value-type="string" office:string-value="ㄅㄇ變ㄨㄚㄜ異" calcext:value-type="string">
            <text:p>ㄅㄇ變ㄨㄚㄜ異</text:p>
          </table:table-cell>
          <table:table-cell table:style-name="ce17"/>
          <table:table-cell table:style-name="ce17" table:formula="of:=CONCATENATE([.$X$42];[.B68])" office:value-type="string" office:string-value="ㄆㄈㄨㄚㄜ異" calcext:value-type="string">
            <text:p>ㄆㄈㄨㄚㄜ異</text:p>
          </table:table-cell>
          <table:table-cell table:style-name="ce17"/>
          <table:table-cell table:style-name="ce17" table:formula="of:=CONCATENATE([.$Z$42];[.B68])" office:value-type="string" office:string-value="ㄅㄆㄨㄚㄜ異" calcext:value-type="string">
            <text:p>ㄅㄆㄨㄚㄜ異</text:p>
          </table:table-cell>
          <table:table-cell table:style-name="ce17"/>
          <table:table-cell table:style-name="ce17" table:formula="of:=CONCATENATE([.$AB$42];[.B68])" office:value-type="string" office:string-value="ㄇㄈㄨㄚㄜ異" calcext:value-type="string">
            <text:p>ㄇㄈㄨㄚㄜ異</text:p>
          </table:table-cell>
          <table:table-cell table:style-name="ce17"/>
          <table:table-cell table:style-name="ce17" table:formula="of:=CONCATENATE([.$AD$42];[.B68])" office:value-type="string" office:string-value="ㄅㄆㄇㄈㄨㄚㄜ異" calcext:value-type="string">
            <text:p>ㄅㄆㄇㄈㄨㄚㄜ異</text:p>
          </table:table-cell>
          <table:table-cell table:style-name="ce17"/>
          <table:table-cell table:style-name="ce17" table:formula="of:=CONCATENATE([.$AF$42];[.B68])" office:value-type="string" office:string-value="ㄅㄆ變ㄨㄚㄜ異" calcext:value-type="string">
            <text:p>ㄅㄆ變ㄨㄚㄜ異</text:p>
          </table:table-cell>
          <table:table-cell table:style-name="ce17"/>
          <table:table-cell table:style-name="ce17" table:formula="of:=CONCATENATE([.$AH$42];[.B68])" office:value-type="string" office:string-value="ㄇㄈ變ㄨㄚㄜ異" calcext:value-type="string">
            <text:p>ㄇㄈ變ㄨㄚㄜ異</text:p>
          </table:table-cell>
          <table:table-cell table:style-name="ce17"/>
          <table:table-cell table:style-name="ce17" table:formula="of:=CONCATENATE([.$AJ$42];[.B68])" office:value-type="string" office:string-value="ㄅㄆㄇㄈ變ㄨㄚㄜ異" calcext:value-type="string">
            <text:p>ㄅㄆㄇㄈ變ㄨㄚㄜ異</text:p>
          </table:table-cell>
          <table:table-cell table:style-name="ce17"/>
          <table:table-cell table:style-name="ce17" table:formula="of:=CONCATENATE([.$AL$42];[.B68])" office:value-type="string" office:string-value="ㄆㄈ變ㄨㄚㄜ異" calcext:value-type="string">
            <text:p>ㄆㄈ變ㄨㄚㄜ異</text:p>
          </table:table-cell>
          <table:table-cell table:style-name="ce17"/>
          <table:table-cell table:style-name="ce17" table:formula="of:=CONCATENATE([.$AN$42];[.B68])" office:value-type="string" office:string-value="ㄅㄆㄨㄚㄜ異" calcext:value-type="string">
            <text:p>ㄅㄆㄨㄚㄜ異</text:p>
          </table:table-cell>
          <table:table-cell table:style-name="ce17"/>
          <table:table-cell table:style-name="ce17" table:formula="of:=CONCATENATE([.$AP$42];[.B68])" office:value-type="string" office:string-value="ㄇㄈㄨㄚㄜ異" calcext:value-type="string">
            <text:p>ㄇㄈㄨㄚㄜ異</text:p>
          </table:table-cell>
          <table:table-cell table:style-name="ce17"/>
          <table:table-cell table:style-name="ce17" table:formula="of:=CONCATENATE([.$AR$42];[.B68])" office:value-type="string" office:string-value="ㄅㄆㄇㄈㄨㄚㄜ異" calcext:value-type="string">
            <text:p>ㄅㄆㄇㄈㄨㄚㄜ異</text:p>
          </table:table-cell>
          <table:table-cell table:style-name="ce17"/>
          <table:table-cell table:number-columns-repeated="979"/>
        </table:table-row>
        <table:table-row table:style-name="ro1">
          <table:table-cell/>
          <table:table-cell table:style-name="ce16" office:value-type="string" calcext:value-type="string">
            <text:p>ㄧㄨㄚ異</text:p>
          </table:table-cell>
          <table:table-cell table:style-name="ce16"/>
          <table:table-cell table:style-name="ce17" table:formula="of:=CONCATENATE([.$D$42];[.B69])" office:value-type="string" office:string-value="ㄅㄧㄨㄚ異" calcext:value-type="string">
            <text:p>ㄅㄧㄨㄚ異</text:p>
          </table:table-cell>
          <table:table-cell table:style-name="ce17"/>
          <table:table-cell table:style-name="ce17" table:formula="of:=CONCATENATE([.$F$42];[.B69])" office:value-type="string" office:string-value="ㄆㄧㄨㄚ異" calcext:value-type="string">
            <text:p>ㄆㄧㄨㄚ異</text:p>
          </table:table-cell>
          <table:table-cell table:style-name="ce17"/>
          <table:table-cell table:style-name="ce17" table:formula="of:=CONCATENATE([.$H$42];[.B69])" office:value-type="string" office:string-value="ㄇㄧㄨㄚ異" calcext:value-type="string">
            <text:p>ㄇㄧㄨㄚ異</text:p>
          </table:table-cell>
          <table:table-cell table:style-name="ce17"/>
          <table:table-cell table:style-name="ce17" table:formula="of:=CONCATENATE([.$J$42];[.B69])" office:value-type="string" office:string-value="ㄈㄧㄨㄚ異" calcext:value-type="string">
            <text:p>ㄈㄧㄨㄚ異</text:p>
          </table:table-cell>
          <table:table-cell table:style-name="ce17"/>
          <table:table-cell table:style-name="ce17" table:formula="of:=CONCATENATE([.$L$42];[.B69])" office:value-type="string" office:string-value="ㄅ變ㄧㄨㄚ異" calcext:value-type="string">
            <text:p>ㄅ變ㄧㄨㄚ異</text:p>
          </table:table-cell>
          <table:table-cell table:style-name="ce17"/>
          <table:table-cell table:style-name="ce17" table:formula="of:=CONCATENATE([.$N$42];[.B69])" office:value-type="string" office:string-value="ㄆ變ㄧㄨㄚ異" calcext:value-type="string">
            <text:p>ㄆ變ㄧㄨㄚ異</text:p>
          </table:table-cell>
          <table:table-cell table:style-name="ce17"/>
          <table:table-cell table:style-name="ce17" table:formula="of:=CONCATENATE([.$P$42];[.B69])" office:value-type="string" office:string-value="ㄇ變ㄧㄨㄚ異" calcext:value-type="string">
            <text:p>ㄇ變ㄧㄨㄚ異</text:p>
          </table:table-cell>
          <table:table-cell table:style-name="ce17"/>
          <table:table-cell table:style-name="ce17" table:formula="of:=CONCATENATE([.$R$42];[.B69])" office:value-type="string" office:string-value="ㄈ變ㄧㄨㄚ異" calcext:value-type="string">
            <text:p>ㄈ變ㄧㄨㄚ異</text:p>
          </table:table-cell>
          <table:table-cell table:style-name="ce17"/>
          <table:table-cell table:style-name="ce17" table:formula="of:=CONCATENATE([.$T$42];[.B69])" office:value-type="string" office:string-value="ㄅㄇㄧㄨㄚ異" calcext:value-type="string">
            <text:p>ㄅㄇㄧㄨㄚ異</text:p>
          </table:table-cell>
          <table:table-cell table:style-name="ce17"/>
          <table:table-cell table:style-name="ce17" table:formula="of:=CONCATENATE([.$V$42];[.B69])" office:value-type="string" office:string-value="ㄅㄇ變ㄧㄨㄚ異" calcext:value-type="string">
            <text:p>ㄅㄇ變ㄧㄨㄚ異</text:p>
          </table:table-cell>
          <table:table-cell table:style-name="ce17"/>
          <table:table-cell table:style-name="ce17" table:formula="of:=CONCATENATE([.$X$42];[.B69])" office:value-type="string" office:string-value="ㄆㄈㄧㄨㄚ異" calcext:value-type="string">
            <text:p>ㄆㄈㄧㄨㄚ異</text:p>
          </table:table-cell>
          <table:table-cell table:style-name="ce17"/>
          <table:table-cell table:style-name="ce17" table:formula="of:=CONCATENATE([.$Z$42];[.B69])" office:value-type="string" office:string-value="ㄅㄆㄧㄨㄚ異" calcext:value-type="string">
            <text:p>ㄅㄆㄧㄨㄚ異</text:p>
          </table:table-cell>
          <table:table-cell table:style-name="ce17"/>
          <table:table-cell table:style-name="ce17" table:formula="of:=CONCATENATE([.$AB$42];[.B69])" office:value-type="string" office:string-value="ㄇㄈㄧㄨㄚ異" calcext:value-type="string">
            <text:p>ㄇㄈㄧㄨㄚ異</text:p>
          </table:table-cell>
          <table:table-cell table:style-name="ce17"/>
          <table:table-cell table:style-name="ce17" table:formula="of:=CONCATENATE([.$AD$42];[.B69])" office:value-type="string" office:string-value="ㄅㄆㄇㄈㄧㄨㄚ異" calcext:value-type="string">
            <text:p>ㄅㄆㄇㄈㄧㄨㄚ異</text:p>
          </table:table-cell>
          <table:table-cell table:style-name="ce17"/>
          <table:table-cell table:style-name="ce17" table:formula="of:=CONCATENATE([.$AF$42];[.B69])" office:value-type="string" office:string-value="ㄅㄆ變ㄧㄨㄚ異" calcext:value-type="string">
            <text:p>ㄅㄆ變ㄧㄨㄚ異</text:p>
          </table:table-cell>
          <table:table-cell table:style-name="ce17"/>
          <table:table-cell table:style-name="ce17" table:formula="of:=CONCATENATE([.$AH$42];[.B69])" office:value-type="string" office:string-value="ㄇㄈ變ㄧㄨㄚ異" calcext:value-type="string">
            <text:p>ㄇㄈ變ㄧㄨㄚ異</text:p>
          </table:table-cell>
          <table:table-cell table:style-name="ce17"/>
          <table:table-cell table:style-name="ce17" table:formula="of:=CONCATENATE([.$AJ$42];[.B69])" office:value-type="string" office:string-value="ㄅㄆㄇㄈ變ㄧㄨㄚ異" calcext:value-type="string">
            <text:p>ㄅㄆㄇㄈ變ㄧㄨㄚ異</text:p>
          </table:table-cell>
          <table:table-cell table:style-name="ce17"/>
          <table:table-cell table:style-name="ce17" table:formula="of:=CONCATENATE([.$AL$42];[.B69])" office:value-type="string" office:string-value="ㄆㄈ變ㄧㄨㄚ異" calcext:value-type="string">
            <text:p>ㄆㄈ變ㄧㄨㄚ異</text:p>
          </table:table-cell>
          <table:table-cell table:style-name="ce17"/>
          <table:table-cell table:style-name="ce17" table:formula="of:=CONCATENATE([.$AN$42];[.B69])" office:value-type="string" office:string-value="ㄅㄆㄧㄨㄚ異" calcext:value-type="string">
            <text:p>ㄅㄆㄧㄨㄚ異</text:p>
          </table:table-cell>
          <table:table-cell table:style-name="ce17"/>
          <table:table-cell table:style-name="ce17" table:formula="of:=CONCATENATE([.$AP$42];[.B69])" office:value-type="string" office:string-value="ㄇㄈㄧㄨㄚ異" calcext:value-type="string">
            <text:p>ㄇㄈㄧㄨㄚ異</text:p>
          </table:table-cell>
          <table:table-cell table:style-name="ce17"/>
          <table:table-cell table:style-name="ce17" table:formula="of:=CONCATENATE([.$AR$42];[.B69])" office:value-type="string" office:string-value="ㄅㄆㄇㄈㄧㄨㄚ異" calcext:value-type="string">
            <text:p>ㄅㄆㄇㄈㄧㄨㄚ異</text:p>
          </table:table-cell>
          <table:table-cell table:style-name="ce17"/>
          <table:table-cell table:number-columns-repeated="979"/>
        </table:table-row>
        <table:table-row table:style-name="ro1">
          <table:table-cell/>
          <table:table-cell table:style-name="ce16" office:value-type="string" calcext:value-type="string">
            <text:p>ㄧㄨㄜ</text:p>
          </table:table-cell>
          <table:table-cell table:style-name="ce16"/>
          <table:table-cell table:style-name="ce17" table:formula="of:=CONCATENATE([.$D$42];[.B70])" office:value-type="string" office:string-value="ㄅㄧㄨㄜ" calcext:value-type="string">
            <text:p>ㄅㄧㄨㄜ</text:p>
          </table:table-cell>
          <table:table-cell table:style-name="ce17"/>
          <table:table-cell table:style-name="ce17" table:formula="of:=CONCATENATE([.$F$42];[.B70])" office:value-type="string" office:string-value="ㄆㄧㄨㄜ" calcext:value-type="string">
            <text:p>ㄆㄧㄨㄜ</text:p>
          </table:table-cell>
          <table:table-cell table:style-name="ce17"/>
          <table:table-cell table:style-name="ce17" table:formula="of:=CONCATENATE([.$H$42];[.B70])" office:value-type="string" office:string-value="ㄇㄧㄨㄜ" calcext:value-type="string">
            <text:p>ㄇㄧㄨㄜ</text:p>
          </table:table-cell>
          <table:table-cell table:style-name="ce17"/>
          <table:table-cell table:style-name="ce17" table:formula="of:=CONCATENATE([.$J$42];[.B70])" office:value-type="string" office:string-value="ㄈㄧㄨㄜ" calcext:value-type="string">
            <text:p>ㄈㄧㄨㄜ</text:p>
          </table:table-cell>
          <table:table-cell table:style-name="ce17"/>
          <table:table-cell table:style-name="ce17" table:formula="of:=CONCATENATE([.$L$42];[.B70])" office:value-type="string" office:string-value="ㄅ變ㄧㄨㄜ" calcext:value-type="string">
            <text:p>ㄅ變ㄧㄨㄜ</text:p>
          </table:table-cell>
          <table:table-cell table:style-name="ce17"/>
          <table:table-cell table:style-name="ce17" table:formula="of:=CONCATENATE([.$N$42];[.B70])" office:value-type="string" office:string-value="ㄆ變ㄧㄨㄜ" calcext:value-type="string">
            <text:p>ㄆ變ㄧㄨㄜ</text:p>
          </table:table-cell>
          <table:table-cell table:style-name="ce17"/>
          <table:table-cell table:style-name="ce17" table:formula="of:=CONCATENATE([.$P$42];[.B70])" office:value-type="string" office:string-value="ㄇ變ㄧㄨㄜ" calcext:value-type="string">
            <text:p>ㄇ變ㄧㄨㄜ</text:p>
          </table:table-cell>
          <table:table-cell table:style-name="ce17"/>
          <table:table-cell table:style-name="ce17" table:formula="of:=CONCATENATE([.$R$42];[.B70])" office:value-type="string" office:string-value="ㄈ變ㄧㄨㄜ" calcext:value-type="string">
            <text:p>ㄈ變ㄧㄨㄜ</text:p>
          </table:table-cell>
          <table:table-cell table:style-name="ce17"/>
          <table:table-cell table:style-name="ce17" table:formula="of:=CONCATENATE([.$T$42];[.B70])" office:value-type="string" office:string-value="ㄅㄇㄧㄨㄜ" calcext:value-type="string">
            <text:p>ㄅㄇㄧㄨㄜ</text:p>
          </table:table-cell>
          <table:table-cell table:style-name="ce17"/>
          <table:table-cell table:style-name="ce17" table:formula="of:=CONCATENATE([.$V$42];[.B70])" office:value-type="string" office:string-value="ㄅㄇ變ㄧㄨㄜ" calcext:value-type="string">
            <text:p>ㄅㄇ變ㄧㄨㄜ</text:p>
          </table:table-cell>
          <table:table-cell table:style-name="ce17"/>
          <table:table-cell table:style-name="ce17" table:formula="of:=CONCATENATE([.$X$42];[.B70])" office:value-type="string" office:string-value="ㄆㄈㄧㄨㄜ" calcext:value-type="string">
            <text:p>ㄆㄈㄧㄨㄜ</text:p>
          </table:table-cell>
          <table:table-cell table:style-name="ce17"/>
          <table:table-cell table:style-name="ce17" table:formula="of:=CONCATENATE([.$Z$42];[.B70])" office:value-type="string" office:string-value="ㄅㄆㄧㄨㄜ" calcext:value-type="string">
            <text:p>ㄅㄆㄧㄨㄜ</text:p>
          </table:table-cell>
          <table:table-cell table:style-name="ce17"/>
          <table:table-cell table:style-name="ce17" table:formula="of:=CONCATENATE([.$AB$42];[.B70])" office:value-type="string" office:string-value="ㄇㄈㄧㄨㄜ" calcext:value-type="string">
            <text:p>ㄇㄈㄧㄨㄜ</text:p>
          </table:table-cell>
          <table:table-cell table:style-name="ce17"/>
          <table:table-cell table:style-name="ce17" table:formula="of:=CONCATENATE([.$AD$42];[.B70])" office:value-type="string" office:string-value="ㄅㄆㄇㄈㄧㄨㄜ" calcext:value-type="string">
            <text:p>ㄅㄆㄇㄈㄧㄨㄜ</text:p>
          </table:table-cell>
          <table:table-cell table:style-name="ce17"/>
          <table:table-cell table:style-name="ce17" table:formula="of:=CONCATENATE([.$AF$42];[.B70])" office:value-type="string" office:string-value="ㄅㄆ變ㄧㄨㄜ" calcext:value-type="string">
            <text:p>ㄅㄆ變ㄧㄨㄜ</text:p>
          </table:table-cell>
          <table:table-cell table:style-name="ce17"/>
          <table:table-cell table:style-name="ce17" table:formula="of:=CONCATENATE([.$AH$42];[.B70])" office:value-type="string" office:string-value="ㄇㄈ變ㄧㄨㄜ" calcext:value-type="string">
            <text:p>ㄇㄈ變ㄧㄨㄜ</text:p>
          </table:table-cell>
          <table:table-cell table:style-name="ce17"/>
          <table:table-cell table:style-name="ce17" table:formula="of:=CONCATENATE([.$AJ$42];[.B70])" office:value-type="string" office:string-value="ㄅㄆㄇㄈ變ㄧㄨㄜ" calcext:value-type="string">
            <text:p>ㄅㄆㄇㄈ變ㄧㄨㄜ</text:p>
          </table:table-cell>
          <table:table-cell table:style-name="ce17"/>
          <table:table-cell table:style-name="ce17" table:formula="of:=CONCATENATE([.$AL$42];[.B70])" office:value-type="string" office:string-value="ㄆㄈ變ㄧㄨㄜ" calcext:value-type="string">
            <text:p>ㄆㄈ變ㄧㄨㄜ</text:p>
          </table:table-cell>
          <table:table-cell table:style-name="ce17"/>
          <table:table-cell table:style-name="ce17" table:formula="of:=CONCATENATE([.$AN$42];[.B70])" office:value-type="string" office:string-value="ㄅㄆㄧㄨㄜ" calcext:value-type="string">
            <text:p>ㄅㄆㄧㄨㄜ</text:p>
          </table:table-cell>
          <table:table-cell table:style-name="ce17"/>
          <table:table-cell table:style-name="ce17" table:formula="of:=CONCATENATE([.$AP$42];[.B70])" office:value-type="string" office:string-value="ㄇㄈㄧㄨㄜ" calcext:value-type="string">
            <text:p>ㄇㄈㄧㄨㄜ</text:p>
          </table:table-cell>
          <table:table-cell table:style-name="ce17"/>
          <table:table-cell table:style-name="ce17" table:formula="of:=CONCATENATE([.$AR$42];[.B70])" office:value-type="string" office:string-value="ㄅㄆㄇㄈㄧㄨㄜ" calcext:value-type="string">
            <text:p>ㄅㄆㄇㄈㄧㄨㄜ</text:p>
          </table:table-cell>
          <table:table-cell table:style-name="ce17"/>
          <table:table-cell table:number-columns-repeated="979"/>
        </table:table-row>
        <table:table-row table:style-name="ro1">
          <table:table-cell/>
          <table:table-cell table:style-name="ce16" office:value-type="string" calcext:value-type="string">
            <text:p>ㄨㄚㄯ</text:p>
          </table:table-cell>
          <table:table-cell table:style-name="ce16"/>
          <table:table-cell table:style-name="ce17" table:formula="of:=CONCATENATE([.$D$42];[.B71])" office:value-type="string" office:string-value="ㄅㄨㄚㄯ" calcext:value-type="string">
            <text:p>ㄅㄨㄚㄯ</text:p>
          </table:table-cell>
          <table:table-cell table:style-name="ce17"/>
          <table:table-cell table:style-name="ce17" table:formula="of:=CONCATENATE([.$F$42];[.B71])" office:value-type="string" office:string-value="ㄆㄨㄚㄯ" calcext:value-type="string">
            <text:p>ㄆㄨㄚㄯ</text:p>
          </table:table-cell>
          <table:table-cell table:style-name="ce17"/>
          <table:table-cell table:style-name="ce17" table:formula="of:=CONCATENATE([.$H$42];[.B71])" office:value-type="string" office:string-value="ㄇㄨㄚㄯ" calcext:value-type="string">
            <text:p>ㄇㄨㄚㄯ</text:p>
          </table:table-cell>
          <table:table-cell table:style-name="ce17"/>
          <table:table-cell table:style-name="ce17" table:formula="of:=CONCATENATE([.$J$42];[.B71])" office:value-type="string" office:string-value="ㄈㄨㄚㄯ" calcext:value-type="string">
            <text:p>ㄈㄨㄚㄯ</text:p>
          </table:table-cell>
          <table:table-cell table:style-name="ce17"/>
          <table:table-cell table:style-name="ce17" table:formula="of:=CONCATENATE([.$L$42];[.B71])" office:value-type="string" office:string-value="ㄅ變ㄨㄚㄯ" calcext:value-type="string">
            <text:p>ㄅ變ㄨㄚㄯ</text:p>
          </table:table-cell>
          <table:table-cell table:style-name="ce17"/>
          <table:table-cell table:style-name="ce17" table:formula="of:=CONCATENATE([.$N$42];[.B71])" office:value-type="string" office:string-value="ㄆ變ㄨㄚㄯ" calcext:value-type="string">
            <text:p>ㄆ變ㄨㄚㄯ</text:p>
          </table:table-cell>
          <table:table-cell table:style-name="ce17"/>
          <table:table-cell table:style-name="ce17" table:formula="of:=CONCATENATE([.$P$42];[.B71])" office:value-type="string" office:string-value="ㄇ變ㄨㄚㄯ" calcext:value-type="string">
            <text:p>ㄇ變ㄨㄚㄯ</text:p>
          </table:table-cell>
          <table:table-cell table:style-name="ce17"/>
          <table:table-cell table:style-name="ce17" table:formula="of:=CONCATENATE([.$R$42];[.B71])" office:value-type="string" office:string-value="ㄈ變ㄨㄚㄯ" calcext:value-type="string">
            <text:p>ㄈ變ㄨㄚㄯ</text:p>
          </table:table-cell>
          <table:table-cell table:style-name="ce17"/>
          <table:table-cell table:style-name="ce17" table:formula="of:=CONCATENATE([.$T$42];[.B71])" office:value-type="string" office:string-value="ㄅㄇㄨㄚㄯ" calcext:value-type="string">
            <text:p>ㄅㄇㄨㄚㄯ</text:p>
          </table:table-cell>
          <table:table-cell table:style-name="ce17"/>
          <table:table-cell table:style-name="ce17" table:formula="of:=CONCATENATE([.$V$42];[.B71])" office:value-type="string" office:string-value="ㄅㄇ變ㄨㄚㄯ" calcext:value-type="string">
            <text:p>ㄅㄇ變ㄨㄚㄯ</text:p>
          </table:table-cell>
          <table:table-cell table:style-name="ce17"/>
          <table:table-cell table:style-name="ce17" table:formula="of:=CONCATENATE([.$X$42];[.B71])" office:value-type="string" office:string-value="ㄆㄈㄨㄚㄯ" calcext:value-type="string">
            <text:p>ㄆㄈㄨㄚㄯ</text:p>
          </table:table-cell>
          <table:table-cell table:style-name="ce17"/>
          <table:table-cell table:style-name="ce17" table:formula="of:=CONCATENATE([.$Z$42];[.B71])" office:value-type="string" office:string-value="ㄅㄆㄨㄚㄯ" calcext:value-type="string">
            <text:p>ㄅㄆㄨㄚㄯ</text:p>
          </table:table-cell>
          <table:table-cell table:style-name="ce17"/>
          <table:table-cell table:style-name="ce17" table:formula="of:=CONCATENATE([.$AB$42];[.B71])" office:value-type="string" office:string-value="ㄇㄈㄨㄚㄯ" calcext:value-type="string">
            <text:p>ㄇㄈㄨㄚㄯ</text:p>
          </table:table-cell>
          <table:table-cell table:style-name="ce17"/>
          <table:table-cell table:style-name="ce17" table:formula="of:=CONCATENATE([.$AD$42];[.B71])" office:value-type="string" office:string-value="ㄅㄆㄇㄈㄨㄚㄯ" calcext:value-type="string">
            <text:p>ㄅㄆㄇㄈㄨㄚㄯ</text:p>
          </table:table-cell>
          <table:table-cell table:style-name="ce17"/>
          <table:table-cell table:style-name="ce17" table:formula="of:=CONCATENATE([.$AF$42];[.B71])" office:value-type="string" office:string-value="ㄅㄆ變ㄨㄚㄯ" calcext:value-type="string">
            <text:p>ㄅㄆ變ㄨㄚㄯ</text:p>
          </table:table-cell>
          <table:table-cell table:style-name="ce17"/>
          <table:table-cell table:style-name="ce17" table:formula="of:=CONCATENATE([.$AH$42];[.B71])" office:value-type="string" office:string-value="ㄇㄈ變ㄨㄚㄯ" calcext:value-type="string">
            <text:p>ㄇㄈ變ㄨㄚㄯ</text:p>
          </table:table-cell>
          <table:table-cell table:style-name="ce17"/>
          <table:table-cell table:style-name="ce17" table:formula="of:=CONCATENATE([.$AJ$42];[.B71])" office:value-type="string" office:string-value="ㄅㄆㄇㄈ變ㄨㄚㄯ" calcext:value-type="string">
            <text:p>ㄅㄆㄇㄈ變ㄨㄚㄯ</text:p>
          </table:table-cell>
          <table:table-cell table:style-name="ce17"/>
          <table:table-cell table:style-name="ce17" table:formula="of:=CONCATENATE([.$AL$42];[.B71])" office:value-type="string" office:string-value="ㄆㄈ變ㄨㄚㄯ" calcext:value-type="string">
            <text:p>ㄆㄈ變ㄨㄚㄯ</text:p>
          </table:table-cell>
          <table:table-cell table:style-name="ce17"/>
          <table:table-cell table:style-name="ce17" table:formula="of:=CONCATENATE([.$AN$42];[.B71])" office:value-type="string" office:string-value="ㄅㄆㄨㄚㄯ" calcext:value-type="string">
            <text:p>ㄅㄆㄨㄚㄯ</text:p>
          </table:table-cell>
          <table:table-cell table:style-name="ce17"/>
          <table:table-cell table:style-name="ce17" table:formula="of:=CONCATENATE([.$AP$42];[.B71])" office:value-type="string" office:string-value="ㄇㄈㄨㄚㄯ" calcext:value-type="string">
            <text:p>ㄇㄈㄨㄚㄯ</text:p>
          </table:table-cell>
          <table:table-cell table:style-name="ce17"/>
          <table:table-cell table:style-name="ce17" table:formula="of:=CONCATENATE([.$AR$42];[.B71])" office:value-type="string" office:string-value="ㄅㄆㄇㄈㄨㄚㄯ" calcext:value-type="string">
            <text:p>ㄅㄆㄇㄈㄨㄚㄯ</text:p>
          </table:table-cell>
          <table:table-cell table:style-name="ce17"/>
          <table:table-cell table:number-columns-repeated="979"/>
        </table:table-row>
        <table:table-row table:style-name="ro1">
          <table:table-cell/>
          <table:table-cell table:style-name="ce16" office:value-type="string" calcext:value-type="string">
            <text:p>ㄨㄜㄯ</text:p>
          </table:table-cell>
          <table:table-cell table:style-name="ce16"/>
          <table:table-cell table:style-name="ce17" table:formula="of:=CONCATENATE([.$D$42];[.B72])" office:value-type="string" office:string-value="ㄅㄨㄜㄯ" calcext:value-type="string">
            <text:p>ㄅㄨㄜㄯ</text:p>
          </table:table-cell>
          <table:table-cell table:style-name="ce17"/>
          <table:table-cell table:style-name="ce17" table:formula="of:=CONCATENATE([.$F$42];[.B72])" office:value-type="string" office:string-value="ㄆㄨㄜㄯ" calcext:value-type="string">
            <text:p>ㄆㄨㄜㄯ</text:p>
          </table:table-cell>
          <table:table-cell table:style-name="ce17"/>
          <table:table-cell table:style-name="ce17" table:formula="of:=CONCATENATE([.$H$42];[.B72])" office:value-type="string" office:string-value="ㄇㄨㄜㄯ" calcext:value-type="string">
            <text:p>ㄇㄨㄜㄯ</text:p>
          </table:table-cell>
          <table:table-cell table:style-name="ce17"/>
          <table:table-cell table:style-name="ce17" table:formula="of:=CONCATENATE([.$J$42];[.B72])" office:value-type="string" office:string-value="ㄈㄨㄜㄯ" calcext:value-type="string">
            <text:p>ㄈㄨㄜㄯ</text:p>
          </table:table-cell>
          <table:table-cell table:style-name="ce17"/>
          <table:table-cell table:style-name="ce17" table:formula="of:=CONCATENATE([.$L$42];[.B72])" office:value-type="string" office:string-value="ㄅ變ㄨㄜㄯ" calcext:value-type="string">
            <text:p>ㄅ變ㄨㄜㄯ</text:p>
          </table:table-cell>
          <table:table-cell table:style-name="ce17"/>
          <table:table-cell table:style-name="ce17" table:formula="of:=CONCATENATE([.$N$42];[.B72])" office:value-type="string" office:string-value="ㄆ變ㄨㄜㄯ" calcext:value-type="string">
            <text:p>ㄆ變ㄨㄜㄯ</text:p>
          </table:table-cell>
          <table:table-cell table:style-name="ce17"/>
          <table:table-cell table:style-name="ce17" table:formula="of:=CONCATENATE([.$P$42];[.B72])" office:value-type="string" office:string-value="ㄇ變ㄨㄜㄯ" calcext:value-type="string">
            <text:p>ㄇ變ㄨㄜㄯ</text:p>
          </table:table-cell>
          <table:table-cell table:style-name="ce17"/>
          <table:table-cell table:style-name="ce17" table:formula="of:=CONCATENATE([.$R$42];[.B72])" office:value-type="string" office:string-value="ㄈ變ㄨㄜㄯ" calcext:value-type="string">
            <text:p>ㄈ變ㄨㄜㄯ</text:p>
          </table:table-cell>
          <table:table-cell table:style-name="ce17"/>
          <table:table-cell table:style-name="ce17" table:formula="of:=CONCATENATE([.$T$42];[.B72])" office:value-type="string" office:string-value="ㄅㄇㄨㄜㄯ" calcext:value-type="string">
            <text:p>ㄅㄇㄨㄜㄯ</text:p>
          </table:table-cell>
          <table:table-cell table:style-name="ce17"/>
          <table:table-cell table:style-name="ce17" table:formula="of:=CONCATENATE([.$V$42];[.B72])" office:value-type="string" office:string-value="ㄅㄇ變ㄨㄜㄯ" calcext:value-type="string">
            <text:p>ㄅㄇ變ㄨㄜㄯ</text:p>
          </table:table-cell>
          <table:table-cell table:style-name="ce17"/>
          <table:table-cell table:style-name="ce17" table:formula="of:=CONCATENATE([.$X$42];[.B72])" office:value-type="string" office:string-value="ㄆㄈㄨㄜㄯ" calcext:value-type="string">
            <text:p>ㄆㄈㄨㄜㄯ</text:p>
          </table:table-cell>
          <table:table-cell table:style-name="ce17"/>
          <table:table-cell table:style-name="ce17" table:formula="of:=CONCATENATE([.$Z$42];[.B72])" office:value-type="string" office:string-value="ㄅㄆㄨㄜㄯ" calcext:value-type="string">
            <text:p>ㄅㄆㄨㄜㄯ</text:p>
          </table:table-cell>
          <table:table-cell table:style-name="ce17"/>
          <table:table-cell table:style-name="ce17" table:formula="of:=CONCATENATE([.$AB$42];[.B72])" office:value-type="string" office:string-value="ㄇㄈㄨㄜㄯ" calcext:value-type="string">
            <text:p>ㄇㄈㄨㄜㄯ</text:p>
          </table:table-cell>
          <table:table-cell table:style-name="ce17"/>
          <table:table-cell table:style-name="ce17" table:formula="of:=CONCATENATE([.$AD$42];[.B72])" office:value-type="string" office:string-value="ㄅㄆㄇㄈㄨㄜㄯ" calcext:value-type="string">
            <text:p>ㄅㄆㄇㄈㄨㄜㄯ</text:p>
          </table:table-cell>
          <table:table-cell table:style-name="ce17"/>
          <table:table-cell table:style-name="ce17" table:formula="of:=CONCATENATE([.$AF$42];[.B72])" office:value-type="string" office:string-value="ㄅㄆ變ㄨㄜㄯ" calcext:value-type="string">
            <text:p>ㄅㄆ變ㄨㄜㄯ</text:p>
          </table:table-cell>
          <table:table-cell table:style-name="ce17"/>
          <table:table-cell table:style-name="ce17" table:formula="of:=CONCATENATE([.$AH$42];[.B72])" office:value-type="string" office:string-value="ㄇㄈ變ㄨㄜㄯ" calcext:value-type="string">
            <text:p>ㄇㄈ變ㄨㄜㄯ</text:p>
          </table:table-cell>
          <table:table-cell table:style-name="ce17"/>
          <table:table-cell table:style-name="ce17" table:formula="of:=CONCATENATE([.$AJ$42];[.B72])" office:value-type="string" office:string-value="ㄅㄆㄇㄈ變ㄨㄜㄯ" calcext:value-type="string">
            <text:p>ㄅㄆㄇㄈ變ㄨㄜㄯ</text:p>
          </table:table-cell>
          <table:table-cell table:style-name="ce17"/>
          <table:table-cell table:style-name="ce17" table:formula="of:=CONCATENATE([.$AL$42];[.B72])" office:value-type="string" office:string-value="ㄆㄈ變ㄨㄜㄯ" calcext:value-type="string">
            <text:p>ㄆㄈ變ㄨㄜㄯ</text:p>
          </table:table-cell>
          <table:table-cell table:style-name="ce17"/>
          <table:table-cell table:style-name="ce17" table:formula="of:=CONCATENATE([.$AN$42];[.B72])" office:value-type="string" office:string-value="ㄅㄆㄨㄜㄯ" calcext:value-type="string">
            <text:p>ㄅㄆㄨㄜㄯ</text:p>
          </table:table-cell>
          <table:table-cell table:style-name="ce17"/>
          <table:table-cell table:style-name="ce17" table:formula="of:=CONCATENATE([.$AP$42];[.B72])" office:value-type="string" office:string-value="ㄇㄈㄨㄜㄯ" calcext:value-type="string">
            <text:p>ㄇㄈㄨㄜㄯ</text:p>
          </table:table-cell>
          <table:table-cell table:style-name="ce17"/>
          <table:table-cell table:style-name="ce17" table:formula="of:=CONCATENATE([.$AR$42];[.B72])" office:value-type="string" office:string-value="ㄅㄆㄇㄈㄨㄜㄯ" calcext:value-type="string">
            <text:p>ㄅㄆㄇㄈㄨㄜㄯ</text:p>
          </table:table-cell>
          <table:table-cell table:style-name="ce17"/>
          <table:table-cell table:number-columns-repeated="979"/>
        </table:table-row>
        <table:table-row table:style-name="ro1">
          <table:table-cell/>
          <table:table-cell table:style-name="ce18" office:value-type="string" calcext:value-type="string">
            <text:p>ㄨㄚㆭ</text:p>
          </table:table-cell>
          <table:table-cell table:style-name="ce18"/>
          <table:table-cell table:style-name="ce17" table:formula="of:=CONCATENATE([.$D$42];[.B73])" office:value-type="string" office:string-value="ㄅㄨㄚㆭ" calcext:value-type="string">
            <text:p>ㄅㄨㄚㆭ</text:p>
          </table:table-cell>
          <table:table-cell table:style-name="ce17"/>
          <table:table-cell table:style-name="ce17" table:formula="of:=CONCATENATE([.$F$42];[.B73])" office:value-type="string" office:string-value="ㄆㄨㄚㆭ" calcext:value-type="string">
            <text:p>ㄆㄨㄚㆭ</text:p>
          </table:table-cell>
          <table:table-cell table:style-name="ce17"/>
          <table:table-cell table:style-name="ce17" table:formula="of:=CONCATENATE([.$H$42];[.B73])" office:value-type="string" office:string-value="ㄇㄨㄚㆭ" calcext:value-type="string">
            <text:p>ㄇㄨㄚㆭ</text:p>
          </table:table-cell>
          <table:table-cell table:style-name="ce17"/>
          <table:table-cell table:style-name="ce17" table:formula="of:=CONCATENATE([.$J$42];[.B73])" office:value-type="string" office:string-value="ㄈㄨㄚㆭ" calcext:value-type="string">
            <text:p>ㄈㄨㄚㆭ</text:p>
          </table:table-cell>
          <table:table-cell table:style-name="ce17"/>
          <table:table-cell table:style-name="ce17" table:formula="of:=CONCATENATE([.$L$42];[.B73])" office:value-type="string" office:string-value="ㄅ變ㄨㄚㆭ" calcext:value-type="string">
            <text:p>ㄅ變ㄨㄚㆭ</text:p>
          </table:table-cell>
          <table:table-cell table:style-name="ce17"/>
          <table:table-cell table:style-name="ce17" table:formula="of:=CONCATENATE([.$N$42];[.B73])" office:value-type="string" office:string-value="ㄆ變ㄨㄚㆭ" calcext:value-type="string">
            <text:p>ㄆ變ㄨㄚㆭ</text:p>
          </table:table-cell>
          <table:table-cell table:style-name="ce17"/>
          <table:table-cell table:style-name="ce17" table:formula="of:=CONCATENATE([.$P$42];[.B73])" office:value-type="string" office:string-value="ㄇ變ㄨㄚㆭ" calcext:value-type="string">
            <text:p>ㄇ變ㄨㄚㆭ</text:p>
          </table:table-cell>
          <table:table-cell table:style-name="ce17"/>
          <table:table-cell table:style-name="ce17" table:formula="of:=CONCATENATE([.$R$42];[.B73])" office:value-type="string" office:string-value="ㄈ變ㄨㄚㆭ" calcext:value-type="string">
            <text:p>ㄈ變ㄨㄚㆭ</text:p>
          </table:table-cell>
          <table:table-cell table:style-name="ce17"/>
          <table:table-cell table:style-name="ce17" table:formula="of:=CONCATENATE([.$T$42];[.B73])" office:value-type="string" office:string-value="ㄅㄇㄨㄚㆭ" calcext:value-type="string">
            <text:p>ㄅㄇㄨㄚㆭ</text:p>
          </table:table-cell>
          <table:table-cell table:style-name="ce17"/>
          <table:table-cell table:style-name="ce17" table:formula="of:=CONCATENATE([.$V$42];[.B73])" office:value-type="string" office:string-value="ㄅㄇ變ㄨㄚㆭ" calcext:value-type="string">
            <text:p>ㄅㄇ變ㄨㄚㆭ</text:p>
          </table:table-cell>
          <table:table-cell table:style-name="ce17"/>
          <table:table-cell table:style-name="ce17" table:formula="of:=CONCATENATE([.$X$42];[.B73])" office:value-type="string" office:string-value="ㄆㄈㄨㄚㆭ" calcext:value-type="string">
            <text:p>ㄆㄈㄨㄚㆭ</text:p>
          </table:table-cell>
          <table:table-cell table:style-name="ce17"/>
          <table:table-cell table:style-name="ce17" table:formula="of:=CONCATENATE([.$Z$42];[.B73])" office:value-type="string" office:string-value="ㄅㄆㄨㄚㆭ" calcext:value-type="string">
            <text:p>ㄅㄆㄨㄚㆭ</text:p>
          </table:table-cell>
          <table:table-cell table:style-name="ce17"/>
          <table:table-cell table:style-name="ce17" table:formula="of:=CONCATENATE([.$AB$42];[.B73])" office:value-type="string" office:string-value="ㄇㄈㄨㄚㆭ" calcext:value-type="string">
            <text:p>ㄇㄈㄨㄚㆭ</text:p>
          </table:table-cell>
          <table:table-cell table:style-name="ce17"/>
          <table:table-cell table:style-name="ce17" table:formula="of:=CONCATENATE([.$AD$42];[.B73])" office:value-type="string" office:string-value="ㄅㄆㄇㄈㄨㄚㆭ" calcext:value-type="string">
            <text:p>ㄅㄆㄇㄈㄨㄚㆭ</text:p>
          </table:table-cell>
          <table:table-cell table:style-name="ce17"/>
          <table:table-cell table:style-name="ce17" table:formula="of:=CONCATENATE([.$AF$42];[.B73])" office:value-type="string" office:string-value="ㄅㄆ變ㄨㄚㆭ" calcext:value-type="string">
            <text:p>ㄅㄆ變ㄨㄚㆭ</text:p>
          </table:table-cell>
          <table:table-cell table:style-name="ce17"/>
          <table:table-cell table:style-name="ce17" table:formula="of:=CONCATENATE([.$AH$42];[.B73])" office:value-type="string" office:string-value="ㄇㄈ變ㄨㄚㆭ" calcext:value-type="string">
            <text:p>ㄇㄈ變ㄨㄚㆭ</text:p>
          </table:table-cell>
          <table:table-cell table:style-name="ce17"/>
          <table:table-cell table:style-name="ce17" table:formula="of:=CONCATENATE([.$AJ$42];[.B73])" office:value-type="string" office:string-value="ㄅㄆㄇㄈ變ㄨㄚㆭ" calcext:value-type="string">
            <text:p>ㄅㄆㄇㄈ變ㄨㄚㆭ</text:p>
          </table:table-cell>
          <table:table-cell table:style-name="ce17"/>
          <table:table-cell table:style-name="ce17" table:formula="of:=CONCATENATE([.$AL$42];[.B73])" office:value-type="string" office:string-value="ㄆㄈ變ㄨㄚㆭ" calcext:value-type="string">
            <text:p>ㄆㄈ變ㄨㄚㆭ</text:p>
          </table:table-cell>
          <table:table-cell table:style-name="ce17"/>
          <table:table-cell table:style-name="ce17" table:formula="of:=CONCATENATE([.$AN$42];[.B73])" office:value-type="string" office:string-value="ㄅㄆㄨㄚㆭ" calcext:value-type="string">
            <text:p>ㄅㄆㄨㄚㆭ</text:p>
          </table:table-cell>
          <table:table-cell table:style-name="ce17"/>
          <table:table-cell table:style-name="ce17" table:formula="of:=CONCATENATE([.$AP$42];[.B73])" office:value-type="string" office:string-value="ㄇㄈㄨㄚㆭ" calcext:value-type="string">
            <text:p>ㄇㄈㄨㄚㆭ</text:p>
          </table:table-cell>
          <table:table-cell table:style-name="ce17"/>
          <table:table-cell table:style-name="ce17" table:formula="of:=CONCATENATE([.$AR$42];[.B73])" office:value-type="string" office:string-value="ㄅㄆㄇㄈㄨㄚㆭ" calcext:value-type="string">
            <text:p>ㄅㄆㄇㄈㄨㄚㆭ</text:p>
          </table:table-cell>
          <table:table-cell table:style-name="ce17"/>
          <table:table-cell table:number-columns-repeated="979"/>
        </table:table-row>
        <table:table-row table:style-name="ro1">
          <table:table-cell/>
          <table:table-cell table:style-name="ce18" office:value-type="string" calcext:value-type="string">
            <text:p>ㄨㄜㆭ</text:p>
          </table:table-cell>
          <table:table-cell table:style-name="ce18"/>
          <table:table-cell table:style-name="ce17" table:formula="of:=CONCATENATE([.$D$42];[.B74])" office:value-type="string" office:string-value="ㄅㄨㄜㆭ" calcext:value-type="string">
            <text:p>ㄅㄨㄜㆭ</text:p>
          </table:table-cell>
          <table:table-cell table:style-name="ce17"/>
          <table:table-cell table:style-name="ce17" table:formula="of:=CONCATENATE([.$F$42];[.B74])" office:value-type="string" office:string-value="ㄆㄨㄜㆭ" calcext:value-type="string">
            <text:p>ㄆㄨㄜㆭ</text:p>
          </table:table-cell>
          <table:table-cell table:style-name="ce17"/>
          <table:table-cell table:style-name="ce17" table:formula="of:=CONCATENATE([.$H$42];[.B74])" office:value-type="string" office:string-value="ㄇㄨㄜㆭ" calcext:value-type="string">
            <text:p>ㄇㄨㄜㆭ</text:p>
          </table:table-cell>
          <table:table-cell table:style-name="ce17"/>
          <table:table-cell table:style-name="ce17" table:formula="of:=CONCATENATE([.$J$42];[.B74])" office:value-type="string" office:string-value="ㄈㄨㄜㆭ" calcext:value-type="string">
            <text:p>ㄈㄨㄜㆭ</text:p>
          </table:table-cell>
          <table:table-cell table:style-name="ce17"/>
          <table:table-cell table:style-name="ce17" table:formula="of:=CONCATENATE([.$L$42];[.B74])" office:value-type="string" office:string-value="ㄅ變ㄨㄜㆭ" calcext:value-type="string">
            <text:p>ㄅ變ㄨㄜㆭ</text:p>
          </table:table-cell>
          <table:table-cell table:style-name="ce17"/>
          <table:table-cell table:style-name="ce17" table:formula="of:=CONCATENATE([.$N$42];[.B74])" office:value-type="string" office:string-value="ㄆ變ㄨㄜㆭ" calcext:value-type="string">
            <text:p>ㄆ變ㄨㄜㆭ</text:p>
          </table:table-cell>
          <table:table-cell table:style-name="ce17"/>
          <table:table-cell table:style-name="ce17" table:formula="of:=CONCATENATE([.$P$42];[.B74])" office:value-type="string" office:string-value="ㄇ變ㄨㄜㆭ" calcext:value-type="string">
            <text:p>ㄇ變ㄨㄜㆭ</text:p>
          </table:table-cell>
          <table:table-cell table:style-name="ce17"/>
          <table:table-cell table:style-name="ce17" table:formula="of:=CONCATENATE([.$R$42];[.B74])" office:value-type="string" office:string-value="ㄈ變ㄨㄜㆭ" calcext:value-type="string">
            <text:p>ㄈ變ㄨㄜㆭ</text:p>
          </table:table-cell>
          <table:table-cell table:style-name="ce17"/>
          <table:table-cell table:style-name="ce17" table:formula="of:=CONCATENATE([.$T$42];[.B74])" office:value-type="string" office:string-value="ㄅㄇㄨㄜㆭ" calcext:value-type="string">
            <text:p>ㄅㄇㄨㄜㆭ</text:p>
          </table:table-cell>
          <table:table-cell table:style-name="ce17"/>
          <table:table-cell table:style-name="ce17" table:formula="of:=CONCATENATE([.$V$42];[.B74])" office:value-type="string" office:string-value="ㄅㄇ變ㄨㄜㆭ" calcext:value-type="string">
            <text:p>ㄅㄇ變ㄨㄜㆭ</text:p>
          </table:table-cell>
          <table:table-cell table:style-name="ce17"/>
          <table:table-cell table:style-name="ce17" table:formula="of:=CONCATENATE([.$X$42];[.B74])" office:value-type="string" office:string-value="ㄆㄈㄨㄜㆭ" calcext:value-type="string">
            <text:p>ㄆㄈㄨㄜㆭ</text:p>
          </table:table-cell>
          <table:table-cell table:style-name="ce17"/>
          <table:table-cell table:style-name="ce17" table:formula="of:=CONCATENATE([.$Z$42];[.B74])" office:value-type="string" office:string-value="ㄅㄆㄨㄜㆭ" calcext:value-type="string">
            <text:p>ㄅㄆㄨㄜㆭ</text:p>
          </table:table-cell>
          <table:table-cell table:style-name="ce17"/>
          <table:table-cell table:style-name="ce17" table:formula="of:=CONCATENATE([.$AB$42];[.B74])" office:value-type="string" office:string-value="ㄇㄈㄨㄜㆭ" calcext:value-type="string">
            <text:p>ㄇㄈㄨㄜㆭ</text:p>
          </table:table-cell>
          <table:table-cell table:style-name="ce17"/>
          <table:table-cell table:style-name="ce17" table:formula="of:=CONCATENATE([.$AD$42];[.B74])" office:value-type="string" office:string-value="ㄅㄆㄇㄈㄨㄜㆭ" calcext:value-type="string">
            <text:p>ㄅㄆㄇㄈㄨㄜㆭ</text:p>
          </table:table-cell>
          <table:table-cell table:style-name="ce17"/>
          <table:table-cell table:style-name="ce17" table:formula="of:=CONCATENATE([.$AF$42];[.B74])" office:value-type="string" office:string-value="ㄅㄆ變ㄨㄜㆭ" calcext:value-type="string">
            <text:p>ㄅㄆ變ㄨㄜㆭ</text:p>
          </table:table-cell>
          <table:table-cell table:style-name="ce17"/>
          <table:table-cell table:style-name="ce17" table:formula="of:=CONCATENATE([.$AH$42];[.B74])" office:value-type="string" office:string-value="ㄇㄈ變ㄨㄜㆭ" calcext:value-type="string">
            <text:p>ㄇㄈ變ㄨㄜㆭ</text:p>
          </table:table-cell>
          <table:table-cell table:style-name="ce17"/>
          <table:table-cell table:style-name="ce17" table:formula="of:=CONCATENATE([.$AJ$42];[.B74])" office:value-type="string" office:string-value="ㄅㄆㄇㄈ變ㄨㄜㆭ" calcext:value-type="string">
            <text:p>ㄅㄆㄇㄈ變ㄨㄜㆭ</text:p>
          </table:table-cell>
          <table:table-cell table:style-name="ce17"/>
          <table:table-cell table:style-name="ce17" table:formula="of:=CONCATENATE([.$AL$42];[.B74])" office:value-type="string" office:string-value="ㄆㄈ變ㄨㄜㆭ" calcext:value-type="string">
            <text:p>ㄆㄈ變ㄨㄜㆭ</text:p>
          </table:table-cell>
          <table:table-cell table:style-name="ce17"/>
          <table:table-cell table:style-name="ce17" table:formula="of:=CONCATENATE([.$AN$42];[.B74])" office:value-type="string" office:string-value="ㄅㄆㄨㄜㆭ" calcext:value-type="string">
            <text:p>ㄅㄆㄨㄜㆭ</text:p>
          </table:table-cell>
          <table:table-cell table:style-name="ce17"/>
          <table:table-cell table:style-name="ce17" table:formula="of:=CONCATENATE([.$AP$42];[.B74])" office:value-type="string" office:string-value="ㄇㄈㄨㄜㆭ" calcext:value-type="string">
            <text:p>ㄇㄈㄨㄜㆭ</text:p>
          </table:table-cell>
          <table:table-cell table:style-name="ce17"/>
          <table:table-cell table:style-name="ce17" table:formula="of:=CONCATENATE([.$AR$42];[.B74])" office:value-type="string" office:string-value="ㄅㄆㄇㄈㄨㄜㆭ" calcext:value-type="string">
            <text:p>ㄅㄆㄇㄈㄨㄜㆭ</text:p>
          </table:table-cell>
          <table:table-cell table:style-name="ce17"/>
          <table:table-cell table:number-columns-repeated="979"/>
        </table:table-row>
        <table:table-row table:style-name="ro1">
          <table:table-cell/>
          <table:table-cell table:style-name="ce16" office:value-type="string" calcext:value-type="string">
            <text:p><text:span text:style-name="T4">ㄧ</text:span>ㄨ</text:p>
          </table:table-cell>
          <table:table-cell table:style-name="ce16"/>
          <table:table-cell table:style-name="ce17" table:formula="of:=CONCATENATE([.$D$42];[.B75])" office:value-type="string" office:string-value="ㄅㄧㄨ" calcext:value-type="string">
            <text:p>ㄅㄧㄨ</text:p>
          </table:table-cell>
          <table:table-cell table:style-name="ce17"/>
          <table:table-cell table:style-name="ce17" table:formula="of:=CONCATENATE([.$F$42];[.B75])" office:value-type="string" office:string-value="ㄆㄧㄨ" calcext:value-type="string">
            <text:p>ㄆㄧㄨ</text:p>
          </table:table-cell>
          <table:table-cell table:style-name="ce17"/>
          <table:table-cell table:style-name="ce17" table:formula="of:=CONCATENATE([.$H$42];[.B75])" office:value-type="string" office:string-value="ㄇㄧㄨ" calcext:value-type="string">
            <text:p>ㄇㄧㄨ</text:p>
          </table:table-cell>
          <table:table-cell table:style-name="ce17"/>
          <table:table-cell table:style-name="ce17" table:formula="of:=CONCATENATE([.$J$42];[.B75])" office:value-type="string" office:string-value="ㄈㄧㄨ" calcext:value-type="string">
            <text:p>ㄈㄧㄨ</text:p>
          </table:table-cell>
          <table:table-cell table:style-name="ce17"/>
          <table:table-cell table:style-name="ce17" table:formula="of:=CONCATENATE([.$L$42];[.B75])" office:value-type="string" office:string-value="ㄅ變ㄧㄨ" calcext:value-type="string">
            <text:p>ㄅ變ㄧㄨ</text:p>
          </table:table-cell>
          <table:table-cell table:style-name="ce17"/>
          <table:table-cell table:style-name="ce17" table:formula="of:=CONCATENATE([.$N$42];[.B75])" office:value-type="string" office:string-value="ㄆ變ㄧㄨ" calcext:value-type="string">
            <text:p>ㄆ變ㄧㄨ</text:p>
          </table:table-cell>
          <table:table-cell table:style-name="ce17"/>
          <table:table-cell table:style-name="ce17" table:formula="of:=CONCATENATE([.$P$42];[.B75])" office:value-type="string" office:string-value="ㄇ變ㄧㄨ" calcext:value-type="string">
            <text:p>ㄇ變ㄧㄨ</text:p>
          </table:table-cell>
          <table:table-cell table:style-name="ce17"/>
          <table:table-cell table:style-name="ce17" table:formula="of:=CONCATENATE([.$R$42];[.B75])" office:value-type="string" office:string-value="ㄈ變ㄧㄨ" calcext:value-type="string">
            <text:p>ㄈ變ㄧㄨ</text:p>
          </table:table-cell>
          <table:table-cell table:style-name="ce17"/>
          <table:table-cell table:style-name="ce17" table:formula="of:=CONCATENATE([.$T$42];[.B75])" office:value-type="string" office:string-value="ㄅㄇㄧㄨ" calcext:value-type="string">
            <text:p>ㄅㄇㄧㄨ</text:p>
          </table:table-cell>
          <table:table-cell table:style-name="ce17"/>
          <table:table-cell table:style-name="ce17" table:formula="of:=CONCATENATE([.$V$42];[.B75])" office:value-type="string" office:string-value="ㄅㄇ變ㄧㄨ" calcext:value-type="string">
            <text:p>ㄅㄇ變ㄧㄨ</text:p>
          </table:table-cell>
          <table:table-cell table:style-name="ce17"/>
          <table:table-cell table:style-name="ce17" table:formula="of:=CONCATENATE([.$X$42];[.B75])" office:value-type="string" office:string-value="ㄆㄈㄧㄨ" calcext:value-type="string">
            <text:p>ㄆㄈㄧㄨ</text:p>
          </table:table-cell>
          <table:table-cell table:style-name="ce17"/>
          <table:table-cell table:style-name="ce17" table:formula="of:=CONCATENATE([.$Z$42];[.B75])" office:value-type="string" office:string-value="ㄅㄆㄧㄨ" calcext:value-type="string">
            <text:p>ㄅㄆㄧㄨ</text:p>
          </table:table-cell>
          <table:table-cell table:style-name="ce17"/>
          <table:table-cell table:style-name="ce17" table:formula="of:=CONCATENATE([.$AB$42];[.B75])" office:value-type="string" office:string-value="ㄇㄈㄧㄨ" calcext:value-type="string">
            <text:p>ㄇㄈㄧㄨ</text:p>
          </table:table-cell>
          <table:table-cell table:style-name="ce17"/>
          <table:table-cell table:style-name="ce17" table:formula="of:=CONCATENATE([.$AD$42];[.B75])" office:value-type="string" office:string-value="ㄅㄆㄇㄈㄧㄨ" calcext:value-type="string">
            <text:p>ㄅㄆㄇㄈㄧㄨ</text:p>
          </table:table-cell>
          <table:table-cell table:style-name="ce17"/>
          <table:table-cell table:style-name="ce17" table:formula="of:=CONCATENATE([.$AF$42];[.B75])" office:value-type="string" office:string-value="ㄅㄆ變ㄧㄨ" calcext:value-type="string">
            <text:p>ㄅㄆ變ㄧㄨ</text:p>
          </table:table-cell>
          <table:table-cell table:style-name="ce17"/>
          <table:table-cell table:style-name="ce17" table:formula="of:=CONCATENATE([.$AH$42];[.B75])" office:value-type="string" office:string-value="ㄇㄈ變ㄧㄨ" calcext:value-type="string">
            <text:p>ㄇㄈ變ㄧㄨ</text:p>
          </table:table-cell>
          <table:table-cell table:style-name="ce17"/>
          <table:table-cell table:style-name="ce17" table:formula="of:=CONCATENATE([.$AJ$42];[.B75])" office:value-type="string" office:string-value="ㄅㄆㄇㄈ變ㄧㄨ" calcext:value-type="string">
            <text:p>ㄅㄆㄇㄈ變ㄧㄨ</text:p>
          </table:table-cell>
          <table:table-cell table:style-name="ce17"/>
          <table:table-cell table:style-name="ce17" table:formula="of:=CONCATENATE([.$AL$42];[.B75])" office:value-type="string" office:string-value="ㄆㄈ變ㄧㄨ" calcext:value-type="string">
            <text:p>ㄆㄈ變ㄧㄨ</text:p>
          </table:table-cell>
          <table:table-cell table:style-name="ce17"/>
          <table:table-cell table:style-name="ce17" table:formula="of:=CONCATENATE([.$AN$42];[.B75])" office:value-type="string" office:string-value="ㄅㄆㄧㄨ" calcext:value-type="string">
            <text:p>ㄅㄆㄧㄨ</text:p>
          </table:table-cell>
          <table:table-cell table:style-name="ce17"/>
          <table:table-cell table:style-name="ce17" table:formula="of:=CONCATENATE([.$AP$42];[.B75])" office:value-type="string" office:string-value="ㄇㄈㄧㄨ" calcext:value-type="string">
            <text:p>ㄇㄈㄧㄨ</text:p>
          </table:table-cell>
          <table:table-cell table:style-name="ce17"/>
          <table:table-cell table:style-name="ce17" table:formula="of:=CONCATENATE([.$AR$42];[.B75])" office:value-type="string" office:string-value="ㄅㄆㄇㄈㄧㄨ" calcext:value-type="string">
            <text:p>ㄅㄆㄇㄈㄧㄨ</text:p>
          </table:table-cell>
          <table:table-cell table:style-name="ce17"/>
          <table:table-cell table:number-columns-repeated="979"/>
        </table:table-row>
        <table:table-row table:style-name="ro1">
          <table:table-cell/>
          <table:table-cell table:style-name="ce16" office:value-type="string" calcext:value-type="string">
            <text:p>ㄧㄨㄜ異</text:p>
          </table:table-cell>
          <table:table-cell table:style-name="ce16"/>
          <table:table-cell table:style-name="ce17" table:formula="of:=CONCATENATE([.$D$42];[.B76])" office:value-type="string" office:string-value="ㄅㄧㄨㄜ異" calcext:value-type="string">
            <text:p>ㄅㄧㄨㄜ異</text:p>
          </table:table-cell>
          <table:table-cell table:style-name="ce17"/>
          <table:table-cell table:style-name="ce17" table:formula="of:=CONCATENATE([.$F$42];[.B76])" office:value-type="string" office:string-value="ㄆㄧㄨㄜ異" calcext:value-type="string">
            <text:p>ㄆㄧㄨㄜ異</text:p>
          </table:table-cell>
          <table:table-cell table:style-name="ce17"/>
          <table:table-cell table:style-name="ce17" table:formula="of:=CONCATENATE([.$H$42];[.B76])" office:value-type="string" office:string-value="ㄇㄧㄨㄜ異" calcext:value-type="string">
            <text:p>ㄇㄧㄨㄜ異</text:p>
          </table:table-cell>
          <table:table-cell table:style-name="ce17"/>
          <table:table-cell table:style-name="ce17" table:formula="of:=CONCATENATE([.$J$42];[.B76])" office:value-type="string" office:string-value="ㄈㄧㄨㄜ異" calcext:value-type="string">
            <text:p>ㄈㄧㄨㄜ異</text:p>
          </table:table-cell>
          <table:table-cell table:style-name="ce17"/>
          <table:table-cell table:style-name="ce17" table:formula="of:=CONCATENATE([.$L$42];[.B76])" office:value-type="string" office:string-value="ㄅ變ㄧㄨㄜ異" calcext:value-type="string">
            <text:p>ㄅ變ㄧㄨㄜ異</text:p>
          </table:table-cell>
          <table:table-cell table:style-name="ce17"/>
          <table:table-cell table:style-name="ce17" table:formula="of:=CONCATENATE([.$N$42];[.B76])" office:value-type="string" office:string-value="ㄆ變ㄧㄨㄜ異" calcext:value-type="string">
            <text:p>ㄆ變ㄧㄨㄜ異</text:p>
          </table:table-cell>
          <table:table-cell table:style-name="ce17"/>
          <table:table-cell table:style-name="ce17" table:formula="of:=CONCATENATE([.$P$42];[.B76])" office:value-type="string" office:string-value="ㄇ變ㄧㄨㄜ異" calcext:value-type="string">
            <text:p>ㄇ變ㄧㄨㄜ異</text:p>
          </table:table-cell>
          <table:table-cell table:style-name="ce17"/>
          <table:table-cell table:style-name="ce17" table:formula="of:=CONCATENATE([.$R$42];[.B76])" office:value-type="string" office:string-value="ㄈ變ㄧㄨㄜ異" calcext:value-type="string">
            <text:p>ㄈ變ㄧㄨㄜ異</text:p>
          </table:table-cell>
          <table:table-cell table:style-name="ce17"/>
          <table:table-cell table:style-name="ce17" table:formula="of:=CONCATENATE([.$T$42];[.B76])" office:value-type="string" office:string-value="ㄅㄇㄧㄨㄜ異" calcext:value-type="string">
            <text:p>ㄅㄇㄧㄨㄜ異</text:p>
          </table:table-cell>
          <table:table-cell table:style-name="ce17"/>
          <table:table-cell table:style-name="ce17" table:formula="of:=CONCATENATE([.$V$42];[.B76])" office:value-type="string" office:string-value="ㄅㄇ變ㄧㄨㄜ異" calcext:value-type="string">
            <text:p>ㄅㄇ變ㄧㄨㄜ異</text:p>
          </table:table-cell>
          <table:table-cell table:style-name="ce17"/>
          <table:table-cell table:style-name="ce17" table:formula="of:=CONCATENATE([.$X$42];[.B76])" office:value-type="string" office:string-value="ㄆㄈㄧㄨㄜ異" calcext:value-type="string">
            <text:p>ㄆㄈㄧㄨㄜ異</text:p>
          </table:table-cell>
          <table:table-cell table:style-name="ce17"/>
          <table:table-cell table:style-name="ce17" table:formula="of:=CONCATENATE([.$Z$42];[.B76])" office:value-type="string" office:string-value="ㄅㄆㄧㄨㄜ異" calcext:value-type="string">
            <text:p>ㄅㄆㄧㄨㄜ異</text:p>
          </table:table-cell>
          <table:table-cell table:style-name="ce17"/>
          <table:table-cell table:style-name="ce17" table:formula="of:=CONCATENATE([.$AB$42];[.B76])" office:value-type="string" office:string-value="ㄇㄈㄧㄨㄜ異" calcext:value-type="string">
            <text:p>ㄇㄈㄧㄨㄜ異</text:p>
          </table:table-cell>
          <table:table-cell table:style-name="ce17"/>
          <table:table-cell table:style-name="ce17" table:formula="of:=CONCATENATE([.$AD$42];[.B76])" office:value-type="string" office:string-value="ㄅㄆㄇㄈㄧㄨㄜ異" calcext:value-type="string">
            <text:p>ㄅㄆㄇㄈㄧㄨㄜ異</text:p>
          </table:table-cell>
          <table:table-cell table:style-name="ce17"/>
          <table:table-cell table:style-name="ce17" table:formula="of:=CONCATENATE([.$AF$42];[.B76])" office:value-type="string" office:string-value="ㄅㄆ變ㄧㄨㄜ異" calcext:value-type="string">
            <text:p>ㄅㄆ變ㄧㄨㄜ異</text:p>
          </table:table-cell>
          <table:table-cell table:style-name="ce17"/>
          <table:table-cell table:style-name="ce17" table:formula="of:=CONCATENATE([.$AH$42];[.B76])" office:value-type="string" office:string-value="ㄇㄈ變ㄧㄨㄜ異" calcext:value-type="string">
            <text:p>ㄇㄈ變ㄧㄨㄜ異</text:p>
          </table:table-cell>
          <table:table-cell table:style-name="ce17"/>
          <table:table-cell table:style-name="ce17" table:formula="of:=CONCATENATE([.$AJ$42];[.B76])" office:value-type="string" office:string-value="ㄅㄆㄇㄈ變ㄧㄨㄜ異" calcext:value-type="string">
            <text:p>ㄅㄆㄇㄈ變ㄧㄨㄜ異</text:p>
          </table:table-cell>
          <table:table-cell table:style-name="ce17"/>
          <table:table-cell table:style-name="ce17" table:formula="of:=CONCATENATE([.$AL$42];[.B76])" office:value-type="string" office:string-value="ㄆㄈ變ㄧㄨㄜ異" calcext:value-type="string">
            <text:p>ㄆㄈ變ㄧㄨㄜ異</text:p>
          </table:table-cell>
          <table:table-cell table:style-name="ce17"/>
          <table:table-cell table:style-name="ce17" table:formula="of:=CONCATENATE([.$AN$42];[.B76])" office:value-type="string" office:string-value="ㄅㄆㄧㄨㄜ異" calcext:value-type="string">
            <text:p>ㄅㄆㄧㄨㄜ異</text:p>
          </table:table-cell>
          <table:table-cell table:style-name="ce17"/>
          <table:table-cell table:style-name="ce17" table:formula="of:=CONCATENATE([.$AP$42];[.B76])" office:value-type="string" office:string-value="ㄇㄈㄧㄨㄜ異" calcext:value-type="string">
            <text:p>ㄇㄈㄧㄨㄜ異</text:p>
          </table:table-cell>
          <table:table-cell table:style-name="ce17"/>
          <table:table-cell table:style-name="ce17" table:formula="of:=CONCATENATE([.$AR$42];[.B76])" office:value-type="string" office:string-value="ㄅㄆㄇㄈㄧㄨㄜ異" calcext:value-type="string">
            <text:p>ㄅㄆㄇㄈㄧㄨㄜ異</text:p>
          </table:table-cell>
          <table:table-cell table:style-name="ce17"/>
          <table:table-cell table:number-columns-repeated="979"/>
        </table:table-row>
        <table:table-row table:style-name="ro1">
          <table:table-cell/>
          <table:table-cell table:style-name="ce16" office:value-type="string" calcext:value-type="string">
            <text:p>ㄧㄨㄚㄯ</text:p>
          </table:table-cell>
          <table:table-cell table:style-name="ce16"/>
          <table:table-cell table:style-name="ce17" table:formula="of:=CONCATENATE([.$D$42];[.B77])" office:value-type="string" office:string-value="ㄅㄧㄨㄚㄯ" calcext:value-type="string">
            <text:p>ㄅㄧㄨㄚㄯ</text:p>
          </table:table-cell>
          <table:table-cell table:style-name="ce17"/>
          <table:table-cell table:style-name="ce17" table:formula="of:=CONCATENATE([.$F$42];[.B77])" office:value-type="string" office:string-value="ㄆㄧㄨㄚㄯ" calcext:value-type="string">
            <text:p>ㄆㄧㄨㄚㄯ</text:p>
          </table:table-cell>
          <table:table-cell table:style-name="ce17"/>
          <table:table-cell table:style-name="ce17" table:formula="of:=CONCATENATE([.$H$42];[.B77])" office:value-type="string" office:string-value="ㄇㄧㄨㄚㄯ" calcext:value-type="string">
            <text:p>ㄇㄧㄨㄚㄯ</text:p>
          </table:table-cell>
          <table:table-cell table:style-name="ce17"/>
          <table:table-cell table:style-name="ce17" table:formula="of:=CONCATENATE([.$J$42];[.B77])" office:value-type="string" office:string-value="ㄈㄧㄨㄚㄯ" calcext:value-type="string">
            <text:p>ㄈㄧㄨㄚㄯ</text:p>
          </table:table-cell>
          <table:table-cell table:style-name="ce17"/>
          <table:table-cell table:style-name="ce17" table:formula="of:=CONCATENATE([.$L$42];[.B77])" office:value-type="string" office:string-value="ㄅ變ㄧㄨㄚㄯ" calcext:value-type="string">
            <text:p>ㄅ變ㄧㄨㄚㄯ</text:p>
          </table:table-cell>
          <table:table-cell table:style-name="ce17"/>
          <table:table-cell table:style-name="ce17" table:formula="of:=CONCATENATE([.$N$42];[.B77])" office:value-type="string" office:string-value="ㄆ變ㄧㄨㄚㄯ" calcext:value-type="string">
            <text:p>ㄆ變ㄧㄨㄚㄯ</text:p>
          </table:table-cell>
          <table:table-cell table:style-name="ce17"/>
          <table:table-cell table:style-name="ce17" table:formula="of:=CONCATENATE([.$P$42];[.B77])" office:value-type="string" office:string-value="ㄇ變ㄧㄨㄚㄯ" calcext:value-type="string">
            <text:p>ㄇ變ㄧㄨㄚㄯ</text:p>
          </table:table-cell>
          <table:table-cell table:style-name="ce17"/>
          <table:table-cell table:style-name="ce17" table:formula="of:=CONCATENATE([.$R$42];[.B77])" office:value-type="string" office:string-value="ㄈ變ㄧㄨㄚㄯ" calcext:value-type="string">
            <text:p>ㄈ變ㄧㄨㄚㄯ</text:p>
          </table:table-cell>
          <table:table-cell table:style-name="ce17"/>
          <table:table-cell table:style-name="ce17" table:formula="of:=CONCATENATE([.$T$42];[.B77])" office:value-type="string" office:string-value="ㄅㄇㄧㄨㄚㄯ" calcext:value-type="string">
            <text:p>ㄅㄇㄧㄨㄚㄯ</text:p>
          </table:table-cell>
          <table:table-cell table:style-name="ce17"/>
          <table:table-cell table:style-name="ce17" table:formula="of:=CONCATENATE([.$V$42];[.B77])" office:value-type="string" office:string-value="ㄅㄇ變ㄧㄨㄚㄯ" calcext:value-type="string">
            <text:p>ㄅㄇ變ㄧㄨㄚㄯ</text:p>
          </table:table-cell>
          <table:table-cell table:style-name="ce17"/>
          <table:table-cell table:style-name="ce17" table:formula="of:=CONCATENATE([.$X$42];[.B77])" office:value-type="string" office:string-value="ㄆㄈㄧㄨㄚㄯ" calcext:value-type="string">
            <text:p>ㄆㄈㄧㄨㄚㄯ</text:p>
          </table:table-cell>
          <table:table-cell table:style-name="ce17"/>
          <table:table-cell table:style-name="ce17" table:formula="of:=CONCATENATE([.$Z$42];[.B77])" office:value-type="string" office:string-value="ㄅㄆㄧㄨㄚㄯ" calcext:value-type="string">
            <text:p>ㄅㄆㄧㄨㄚㄯ</text:p>
          </table:table-cell>
          <table:table-cell table:style-name="ce17"/>
          <table:table-cell table:style-name="ce17" table:formula="of:=CONCATENATE([.$AB$42];[.B77])" office:value-type="string" office:string-value="ㄇㄈㄧㄨㄚㄯ" calcext:value-type="string">
            <text:p>ㄇㄈㄧㄨㄚㄯ</text:p>
          </table:table-cell>
          <table:table-cell table:style-name="ce17"/>
          <table:table-cell table:style-name="ce17" table:formula="of:=CONCATENATE([.$AD$42];[.B77])" office:value-type="string" office:string-value="ㄅㄆㄇㄈㄧㄨㄚㄯ" calcext:value-type="string">
            <text:p>ㄅㄆㄇㄈㄧㄨㄚㄯ</text:p>
          </table:table-cell>
          <table:table-cell table:style-name="ce17"/>
          <table:table-cell table:style-name="ce17" table:formula="of:=CONCATENATE([.$AF$42];[.B77])" office:value-type="string" office:string-value="ㄅㄆ變ㄧㄨㄚㄯ" calcext:value-type="string">
            <text:p>ㄅㄆ變ㄧㄨㄚㄯ</text:p>
          </table:table-cell>
          <table:table-cell table:style-name="ce17"/>
          <table:table-cell table:style-name="ce17" table:formula="of:=CONCATENATE([.$AH$42];[.B77])" office:value-type="string" office:string-value="ㄇㄈ變ㄧㄨㄚㄯ" calcext:value-type="string">
            <text:p>ㄇㄈ變ㄧㄨㄚㄯ</text:p>
          </table:table-cell>
          <table:table-cell table:style-name="ce17"/>
          <table:table-cell table:style-name="ce17" table:formula="of:=CONCATENATE([.$AJ$42];[.B77])" office:value-type="string" office:string-value="ㄅㄆㄇㄈ變ㄧㄨㄚㄯ" calcext:value-type="string">
            <text:p>ㄅㄆㄇㄈ變ㄧㄨㄚㄯ</text:p>
          </table:table-cell>
          <table:table-cell table:style-name="ce17"/>
          <table:table-cell table:style-name="ce17" table:formula="of:=CONCATENATE([.$AL$42];[.B77])" office:value-type="string" office:string-value="ㄆㄈ變ㄧㄨㄚㄯ" calcext:value-type="string">
            <text:p>ㄆㄈ變ㄧㄨㄚㄯ</text:p>
          </table:table-cell>
          <table:table-cell table:style-name="ce17"/>
          <table:table-cell table:style-name="ce17" table:formula="of:=CONCATENATE([.$AN$42];[.B77])" office:value-type="string" office:string-value="ㄅㄆㄧㄨㄚㄯ" calcext:value-type="string">
            <text:p>ㄅㄆㄧㄨㄚㄯ</text:p>
          </table:table-cell>
          <table:table-cell table:style-name="ce17"/>
          <table:table-cell table:style-name="ce17" table:formula="of:=CONCATENATE([.$AP$42];[.B77])" office:value-type="string" office:string-value="ㄇㄈㄧㄨㄚㄯ" calcext:value-type="string">
            <text:p>ㄇㄈㄧㄨㄚㄯ</text:p>
          </table:table-cell>
          <table:table-cell table:style-name="ce17"/>
          <table:table-cell table:style-name="ce17" table:formula="of:=CONCATENATE([.$AR$42];[.B77])" office:value-type="string" office:string-value="ㄅㄆㄇㄈㄧㄨㄚㄯ" calcext:value-type="string">
            <text:p>ㄅㄆㄇㄈㄧㄨㄚㄯ</text:p>
          </table:table-cell>
          <table:table-cell table:style-name="ce17"/>
          <table:table-cell table:number-columns-repeated="979"/>
        </table:table-row>
        <table:table-row table:style-name="ro1">
          <table:table-cell/>
          <table:table-cell table:style-name="ce16" office:value-type="string" calcext:value-type="string">
            <text:p>ㄧㄨㄜㄯ</text:p>
          </table:table-cell>
          <table:table-cell table:style-name="ce16"/>
          <table:table-cell table:style-name="ce17" table:formula="of:=CONCATENATE([.$D$42];[.B78])" office:value-type="string" office:string-value="ㄅㄧㄨㄜㄯ" calcext:value-type="string">
            <text:p>ㄅㄧㄨㄜㄯ</text:p>
          </table:table-cell>
          <table:table-cell table:style-name="ce17"/>
          <table:table-cell table:style-name="ce17" table:formula="of:=CONCATENATE([.$F$42];[.B78])" office:value-type="string" office:string-value="ㄆㄧㄨㄜㄯ" calcext:value-type="string">
            <text:p>ㄆㄧㄨㄜㄯ</text:p>
          </table:table-cell>
          <table:table-cell table:style-name="ce17"/>
          <table:table-cell table:style-name="ce17" table:formula="of:=CONCATENATE([.$H$42];[.B78])" office:value-type="string" office:string-value="ㄇㄧㄨㄜㄯ" calcext:value-type="string">
            <text:p>ㄇㄧㄨㄜㄯ</text:p>
          </table:table-cell>
          <table:table-cell table:style-name="ce17"/>
          <table:table-cell table:style-name="ce17" table:formula="of:=CONCATENATE([.$J$42];[.B78])" office:value-type="string" office:string-value="ㄈㄧㄨㄜㄯ" calcext:value-type="string">
            <text:p>ㄈㄧㄨㄜㄯ</text:p>
          </table:table-cell>
          <table:table-cell table:style-name="ce17"/>
          <table:table-cell table:style-name="ce17" table:formula="of:=CONCATENATE([.$L$42];[.B78])" office:value-type="string" office:string-value="ㄅ變ㄧㄨㄜㄯ" calcext:value-type="string">
            <text:p>ㄅ變ㄧㄨㄜㄯ</text:p>
          </table:table-cell>
          <table:table-cell table:style-name="ce17"/>
          <table:table-cell table:style-name="ce17" table:formula="of:=CONCATENATE([.$N$42];[.B78])" office:value-type="string" office:string-value="ㄆ變ㄧㄨㄜㄯ" calcext:value-type="string">
            <text:p>ㄆ變ㄧㄨㄜㄯ</text:p>
          </table:table-cell>
          <table:table-cell table:style-name="ce17"/>
          <table:table-cell table:style-name="ce17" table:formula="of:=CONCATENATE([.$P$42];[.B78])" office:value-type="string" office:string-value="ㄇ變ㄧㄨㄜㄯ" calcext:value-type="string">
            <text:p>ㄇ變ㄧㄨㄜㄯ</text:p>
          </table:table-cell>
          <table:table-cell table:style-name="ce17"/>
          <table:table-cell table:style-name="ce17" table:formula="of:=CONCATENATE([.$R$42];[.B78])" office:value-type="string" office:string-value="ㄈ變ㄧㄨㄜㄯ" calcext:value-type="string">
            <text:p>ㄈ變ㄧㄨㄜㄯ</text:p>
          </table:table-cell>
          <table:table-cell table:style-name="ce17"/>
          <table:table-cell table:style-name="ce17" table:formula="of:=CONCATENATE([.$T$42];[.B78])" office:value-type="string" office:string-value="ㄅㄇㄧㄨㄜㄯ" calcext:value-type="string">
            <text:p>ㄅㄇㄧㄨㄜㄯ</text:p>
          </table:table-cell>
          <table:table-cell table:style-name="ce17"/>
          <table:table-cell table:style-name="ce17" table:formula="of:=CONCATENATE([.$V$42];[.B78])" office:value-type="string" office:string-value="ㄅㄇ變ㄧㄨㄜㄯ" calcext:value-type="string">
            <text:p>ㄅㄇ變ㄧㄨㄜㄯ</text:p>
          </table:table-cell>
          <table:table-cell table:style-name="ce17"/>
          <table:table-cell table:style-name="ce17" table:formula="of:=CONCATENATE([.$X$42];[.B78])" office:value-type="string" office:string-value="ㄆㄈㄧㄨㄜㄯ" calcext:value-type="string">
            <text:p>ㄆㄈㄧㄨㄜㄯ</text:p>
          </table:table-cell>
          <table:table-cell table:style-name="ce17"/>
          <table:table-cell table:style-name="ce17" table:formula="of:=CONCATENATE([.$Z$42];[.B78])" office:value-type="string" office:string-value="ㄅㄆㄧㄨㄜㄯ" calcext:value-type="string">
            <text:p>ㄅㄆㄧㄨㄜㄯ</text:p>
          </table:table-cell>
          <table:table-cell table:style-name="ce17"/>
          <table:table-cell table:style-name="ce17" table:formula="of:=CONCATENATE([.$AB$42];[.B78])" office:value-type="string" office:string-value="ㄇㄈㄧㄨㄜㄯ" calcext:value-type="string">
            <text:p>ㄇㄈㄧㄨㄜㄯ</text:p>
          </table:table-cell>
          <table:table-cell table:style-name="ce17"/>
          <table:table-cell table:style-name="ce17" table:formula="of:=CONCATENATE([.$AD$42];[.B78])" office:value-type="string" office:string-value="ㄅㄆㄇㄈㄧㄨㄜㄯ" calcext:value-type="string">
            <text:p>ㄅㄆㄇㄈㄧㄨㄜㄯ</text:p>
          </table:table-cell>
          <table:table-cell table:style-name="ce17"/>
          <table:table-cell table:style-name="ce17" table:formula="of:=CONCATENATE([.$AF$42];[.B78])" office:value-type="string" office:string-value="ㄅㄆ變ㄧㄨㄜㄯ" calcext:value-type="string">
            <text:p>ㄅㄆ變ㄧㄨㄜㄯ</text:p>
          </table:table-cell>
          <table:table-cell table:style-name="ce17"/>
          <table:table-cell table:style-name="ce17" table:formula="of:=CONCATENATE([.$AH$42];[.B78])" office:value-type="string" office:string-value="ㄇㄈ變ㄧㄨㄜㄯ" calcext:value-type="string">
            <text:p>ㄇㄈ變ㄧㄨㄜㄯ</text:p>
          </table:table-cell>
          <table:table-cell table:style-name="ce17"/>
          <table:table-cell table:style-name="ce17" table:formula="of:=CONCATENATE([.$AJ$42];[.B78])" office:value-type="string" office:string-value="ㄅㄆㄇㄈ變ㄧㄨㄜㄯ" calcext:value-type="string">
            <text:p>ㄅㄆㄇㄈ變ㄧㄨㄜㄯ</text:p>
          </table:table-cell>
          <table:table-cell table:style-name="ce17"/>
          <table:table-cell table:style-name="ce17" table:formula="of:=CONCATENATE([.$AL$42];[.B78])" office:value-type="string" office:string-value="ㄆㄈ變ㄧㄨㄜㄯ" calcext:value-type="string">
            <text:p>ㄆㄈ變ㄧㄨㄜㄯ</text:p>
          </table:table-cell>
          <table:table-cell table:style-name="ce17"/>
          <table:table-cell table:style-name="ce17" table:formula="of:=CONCATENATE([.$AN$42];[.B78])" office:value-type="string" office:string-value="ㄅㄆㄧㄨㄜㄯ" calcext:value-type="string">
            <text:p>ㄅㄆㄧㄨㄜㄯ</text:p>
          </table:table-cell>
          <table:table-cell table:style-name="ce17"/>
          <table:table-cell table:style-name="ce17" table:formula="of:=CONCATENATE([.$AP$42];[.B78])" office:value-type="string" office:string-value="ㄇㄈㄧㄨㄜㄯ" calcext:value-type="string">
            <text:p>ㄇㄈㄧㄨㄜㄯ</text:p>
          </table:table-cell>
          <table:table-cell table:style-name="ce17"/>
          <table:table-cell table:style-name="ce17" table:formula="of:=CONCATENATE([.$AR$42];[.B78])" office:value-type="string" office:string-value="ㄅㄆㄇㄈㄧㄨㄜㄯ" calcext:value-type="string">
            <text:p>ㄅㄆㄇㄈㄧㄨㄜㄯ</text:p>
          </table:table-cell>
          <table:table-cell table:style-name="ce17"/>
          <table:table-cell table:number-columns-repeated="979"/>
        </table:table-row>
        <table:table-row table:style-name="ro4">
          <table:table-cell/>
          <table:table-cell table:style-name="ce18" office:value-type="string" calcext:value-type="string">
            <text:p>ㄧㄨㄜㆭ</text:p>
          </table:table-cell>
          <table:table-cell table:style-name="ce18"/>
          <table:table-cell table:style-name="ce17" table:formula="of:=CONCATENATE([.$D$42];[.B79])" office:value-type="string" office:string-value="ㄅㄧㄨㄜㆭ" calcext:value-type="string">
            <text:p>ㄅㄧㄨㄜㆭ</text:p>
          </table:table-cell>
          <table:table-cell table:style-name="ce17"/>
          <table:table-cell table:style-name="ce17" table:formula="of:=CONCATENATE([.$F$42];[.B79])" office:value-type="string" office:string-value="ㄆㄧㄨㄜㆭ" calcext:value-type="string">
            <text:p>ㄆㄧㄨㄜㆭ</text:p>
          </table:table-cell>
          <table:table-cell table:style-name="ce17"/>
          <table:table-cell table:style-name="ce17" table:formula="of:=CONCATENATE([.$H$42];[.B79])" office:value-type="string" office:string-value="ㄇㄧㄨㄜㆭ" calcext:value-type="string">
            <text:p>ㄇㄧㄨㄜㆭ</text:p>
          </table:table-cell>
          <table:table-cell table:style-name="ce17"/>
          <table:table-cell table:style-name="ce17" table:formula="of:=CONCATENATE([.$J$42];[.B79])" office:value-type="string" office:string-value="ㄈㄧㄨㄜㆭ" calcext:value-type="string">
            <text:p>ㄈㄧㄨㄜㆭ</text:p>
          </table:table-cell>
          <table:table-cell table:style-name="ce17"/>
          <table:table-cell table:style-name="ce17" table:formula="of:=CONCATENATE([.$L$42];[.B79])" office:value-type="string" office:string-value="ㄅ變ㄧㄨㄜㆭ" calcext:value-type="string">
            <text:p>ㄅ變ㄧㄨㄜㆭ</text:p>
          </table:table-cell>
          <table:table-cell table:style-name="ce17"/>
          <table:table-cell table:style-name="ce17" table:formula="of:=CONCATENATE([.$N$42];[.B79])" office:value-type="string" office:string-value="ㄆ變ㄧㄨㄜㆭ" calcext:value-type="string">
            <text:p>ㄆ變ㄧㄨㄜㆭ</text:p>
          </table:table-cell>
          <table:table-cell table:style-name="ce17"/>
          <table:table-cell table:style-name="ce17" table:formula="of:=CONCATENATE([.$P$42];[.B79])" office:value-type="string" office:string-value="ㄇ變ㄧㄨㄜㆭ" calcext:value-type="string">
            <text:p>ㄇ變ㄧㄨㄜㆭ</text:p>
          </table:table-cell>
          <table:table-cell table:style-name="ce17"/>
          <table:table-cell table:style-name="ce17" table:formula="of:=CONCATENATE([.$R$42];[.B79])" office:value-type="string" office:string-value="ㄈ變ㄧㄨㄜㆭ" calcext:value-type="string">
            <text:p>ㄈ變ㄧㄨㄜㆭ</text:p>
          </table:table-cell>
          <table:table-cell table:style-name="ce17"/>
          <table:table-cell table:style-name="ce17" table:formula="of:=CONCATENATE([.$T$42];[.B79])" office:value-type="string" office:string-value="ㄅㄇㄧㄨㄜㆭ" calcext:value-type="string">
            <text:p>ㄅㄇㄧㄨㄜㆭ</text:p>
          </table:table-cell>
          <table:table-cell table:style-name="ce17"/>
          <table:table-cell table:style-name="ce17" table:formula="of:=CONCATENATE([.$V$42];[.B79])" office:value-type="string" office:string-value="ㄅㄇ變ㄧㄨㄜㆭ" calcext:value-type="string">
            <text:p>ㄅㄇ變ㄧㄨㄜㆭ</text:p>
          </table:table-cell>
          <table:table-cell table:style-name="ce17"/>
          <table:table-cell table:style-name="ce17" table:formula="of:=CONCATENATE([.$X$42];[.B79])" office:value-type="string" office:string-value="ㄆㄈㄧㄨㄜㆭ" calcext:value-type="string">
            <text:p>ㄆㄈㄧㄨㄜㆭ</text:p>
          </table:table-cell>
          <table:table-cell table:style-name="ce17"/>
          <table:table-cell table:style-name="ce17" table:formula="of:=CONCATENATE([.$Z$42];[.B79])" office:value-type="string" office:string-value="ㄅㄆㄧㄨㄜㆭ" calcext:value-type="string">
            <text:p>ㄅㄆㄧㄨㄜㆭ</text:p>
          </table:table-cell>
          <table:table-cell table:style-name="ce17"/>
          <table:table-cell table:style-name="ce17" table:formula="of:=CONCATENATE([.$AB$42];[.B79])" office:value-type="string" office:string-value="ㄇㄈㄧㄨㄜㆭ" calcext:value-type="string">
            <text:p>ㄇㄈㄧㄨㄜㆭ</text:p>
          </table:table-cell>
          <table:table-cell table:style-name="ce17"/>
          <table:table-cell table:style-name="ce17" table:formula="of:=CONCATENATE([.$AD$42];[.B79])" office:value-type="string" office:string-value="ㄅㄆㄇㄈㄧㄨㄜㆭ" calcext:value-type="string">
            <text:p>ㄅㄆㄇㄈㄧㄨㄜㆭ</text:p>
          </table:table-cell>
          <table:table-cell table:style-name="ce17"/>
          <table:table-cell table:style-name="ce17" table:formula="of:=CONCATENATE([.$AF$42];[.B79])" office:value-type="string" office:string-value="ㄅㄆ變ㄧㄨㄜㆭ" calcext:value-type="string">
            <text:p>ㄅㄆ變ㄧㄨㄜㆭ</text:p>
          </table:table-cell>
          <table:table-cell table:style-name="ce17"/>
          <table:table-cell table:style-name="ce17" table:formula="of:=CONCATENATE([.$AH$42];[.B79])" office:value-type="string" office:string-value="ㄇㄈ變ㄧㄨㄜㆭ" calcext:value-type="string">
            <text:p>ㄇㄈ變ㄧㄨㄜㆭ</text:p>
          </table:table-cell>
          <table:table-cell table:style-name="ce17"/>
          <table:table-cell table:style-name="ce17" table:formula="of:=CONCATENATE([.$AJ$42];[.B79])" office:value-type="string" office:string-value="ㄅㄆㄇㄈ變ㄧㄨㄜㆭ" calcext:value-type="string">
            <text:p>ㄅㄆㄇㄈ變ㄧㄨㄜㆭ</text:p>
          </table:table-cell>
          <table:table-cell table:style-name="ce17"/>
          <table:table-cell table:style-name="ce17" table:formula="of:=CONCATENATE([.$AL$42];[.B79])" office:value-type="string" office:string-value="ㄆㄈ變ㄧㄨㄜㆭ" calcext:value-type="string">
            <text:p>ㄆㄈ變ㄧㄨㄜㆭ</text:p>
          </table:table-cell>
          <table:table-cell table:style-name="ce17"/>
          <table:table-cell table:style-name="ce17" table:formula="of:=CONCATENATE([.$AN$42];[.B79])" office:value-type="string" office:string-value="ㄅㄆㄧㄨㄜㆭ" calcext:value-type="string">
            <text:p>ㄅㄆㄧㄨㄜㆭ</text:p>
          </table:table-cell>
          <table:table-cell table:style-name="ce17"/>
          <table:table-cell table:style-name="ce17" table:formula="of:=CONCATENATE([.$AP$42];[.B79])" office:value-type="string" office:string-value="ㄇㄈㄧㄨㄜㆭ" calcext:value-type="string">
            <text:p>ㄇㄈㄧㄨㄜㆭ</text:p>
          </table:table-cell>
          <table:table-cell table:style-name="ce17"/>
          <table:table-cell table:style-name="ce17" table:formula="of:=CONCATENATE([.$AR$42];[.B79])" office:value-type="string" office:string-value="ㄅㄆㄇㄈㄧㄨㄜㆭ" calcext:value-type="string">
            <text:p>ㄅㄆㄇㄈㄧㄨㄜㆭ</text:p>
          </table:table-cell>
          <table:table-cell table:style-name="ce17"/>
          <table:table-cell table:number-columns-repeated="979"/>
        </table:table-row>
        <table:table-row table:style-name="ro1">
          <table:table-cell/>
          <table:table-cell table:style-name="ce16" office:value-type="string" calcext:value-type="string">
            <text:p><text:span text:style-name="T4">ㄯ</text:span><text:span text:style-name="T5">ㆭ</text:span></text:p>
          </table:table-cell>
          <table:table-cell table:style-name="ce16"/>
          <table:table-cell table:style-name="ce17" table:formula="of:=CONCATENATE([.$D$42];[.B80])" office:value-type="string" office:string-value="ㄅㄯㆭ" calcext:value-type="string">
            <text:p>ㄅㄯㆭ</text:p>
          </table:table-cell>
          <table:table-cell table:style-name="ce17"/>
          <table:table-cell table:style-name="ce17" table:formula="of:=CONCATENATE([.$F$42];[.B80])" office:value-type="string" office:string-value="ㄆㄯㆭ" calcext:value-type="string">
            <text:p>ㄆㄯㆭ</text:p>
          </table:table-cell>
          <table:table-cell table:style-name="ce17"/>
          <table:table-cell table:style-name="ce17" table:formula="of:=CONCATENATE([.$H$42];[.B80])" office:value-type="string" office:string-value="ㄇㄯㆭ" calcext:value-type="string">
            <text:p>ㄇㄯㆭ</text:p>
          </table:table-cell>
          <table:table-cell table:style-name="ce17"/>
          <table:table-cell table:style-name="ce17" table:formula="of:=CONCATENATE([.$J$42];[.B80])" office:value-type="string" office:string-value="ㄈㄯㆭ" calcext:value-type="string">
            <text:p>ㄈㄯㆭ</text:p>
          </table:table-cell>
          <table:table-cell table:style-name="ce17"/>
          <table:table-cell table:style-name="ce17" table:formula="of:=CONCATENATE([.$L$42];[.B80])" office:value-type="string" office:string-value="ㄅ變ㄯㆭ" calcext:value-type="string">
            <text:p>ㄅ變ㄯㆭ</text:p>
          </table:table-cell>
          <table:table-cell table:style-name="ce17"/>
          <table:table-cell table:style-name="ce17" table:formula="of:=CONCATENATE([.$N$42];[.B80])" office:value-type="string" office:string-value="ㄆ變ㄯㆭ" calcext:value-type="string">
            <text:p>ㄆ變ㄯㆭ</text:p>
          </table:table-cell>
          <table:table-cell table:style-name="ce17"/>
          <table:table-cell table:style-name="ce17" table:formula="of:=CONCATENATE([.$P$42];[.B80])" office:value-type="string" office:string-value="ㄇ變ㄯㆭ" calcext:value-type="string">
            <text:p>ㄇ變ㄯㆭ</text:p>
          </table:table-cell>
          <table:table-cell table:style-name="ce17"/>
          <table:table-cell table:style-name="ce17" table:formula="of:=CONCATENATE([.$R$42];[.B80])" office:value-type="string" office:string-value="ㄈ變ㄯㆭ" calcext:value-type="string">
            <text:p>ㄈ變ㄯㆭ</text:p>
          </table:table-cell>
          <table:table-cell table:style-name="ce17"/>
          <table:table-cell table:style-name="ce17" table:formula="of:=CONCATENATE([.$T$42];[.B80])" office:value-type="string" office:string-value="ㄅㄇㄯㆭ" calcext:value-type="string">
            <text:p>ㄅㄇㄯㆭ</text:p>
          </table:table-cell>
          <table:table-cell table:style-name="ce17"/>
          <table:table-cell table:style-name="ce17" table:formula="of:=CONCATENATE([.$V$42];[.B80])" office:value-type="string" office:string-value="ㄅㄇ變ㄯㆭ" calcext:value-type="string">
            <text:p>ㄅㄇ變ㄯㆭ</text:p>
          </table:table-cell>
          <table:table-cell table:style-name="ce17"/>
          <table:table-cell table:style-name="ce17" table:formula="of:=CONCATENATE([.$X$42];[.B80])" office:value-type="string" office:string-value="ㄆㄈㄯㆭ" calcext:value-type="string">
            <text:p>ㄆㄈㄯㆭ</text:p>
          </table:table-cell>
          <table:table-cell table:style-name="ce17"/>
          <table:table-cell table:style-name="ce17" table:formula="of:=CONCATENATE([.$Z$42];[.B80])" office:value-type="string" office:string-value="ㄅㄆㄯㆭ" calcext:value-type="string">
            <text:p>ㄅㄆㄯㆭ</text:p>
          </table:table-cell>
          <table:table-cell table:style-name="ce17"/>
          <table:table-cell table:style-name="ce17" table:formula="of:=CONCATENATE([.$AB$42];[.B80])" office:value-type="string" office:string-value="ㄇㄈㄯㆭ" calcext:value-type="string">
            <text:p>ㄇㄈㄯㆭ</text:p>
          </table:table-cell>
          <table:table-cell table:style-name="ce17"/>
          <table:table-cell table:style-name="ce17" table:formula="of:=CONCATENATE([.$AD$42];[.B80])" office:value-type="string" office:string-value="ㄅㄆㄇㄈㄯㆭ" calcext:value-type="string">
            <text:p>ㄅㄆㄇㄈㄯㆭ</text:p>
          </table:table-cell>
          <table:table-cell table:style-name="ce17"/>
          <table:table-cell table:style-name="ce17" table:formula="of:=CONCATENATE([.$AF$42];[.B80])" office:value-type="string" office:string-value="ㄅㄆ變ㄯㆭ" calcext:value-type="string">
            <text:p>ㄅㄆ變ㄯㆭ</text:p>
          </table:table-cell>
          <table:table-cell table:style-name="ce17"/>
          <table:table-cell table:style-name="ce17" table:formula="of:=CONCATENATE([.$AH$42];[.B80])" office:value-type="string" office:string-value="ㄇㄈ變ㄯㆭ" calcext:value-type="string">
            <text:p>ㄇㄈ變ㄯㆭ</text:p>
          </table:table-cell>
          <table:table-cell table:style-name="ce17"/>
          <table:table-cell table:style-name="ce17" table:formula="of:=CONCATENATE([.$AJ$42];[.B80])" office:value-type="string" office:string-value="ㄅㄆㄇㄈ變ㄯㆭ" calcext:value-type="string">
            <text:p>ㄅㄆㄇㄈ變ㄯㆭ</text:p>
          </table:table-cell>
          <table:table-cell table:style-name="ce17"/>
          <table:table-cell table:style-name="ce17" table:formula="of:=CONCATENATE([.$AL$42];[.B80])" office:value-type="string" office:string-value="ㄆㄈ變ㄯㆭ" calcext:value-type="string">
            <text:p>ㄆㄈ變ㄯㆭ</text:p>
          </table:table-cell>
          <table:table-cell table:style-name="ce17"/>
          <table:table-cell table:style-name="ce17" table:formula="of:=CONCATENATE([.$AN$42];[.B80])" office:value-type="string" office:string-value="ㄅㄆㄯㆭ" calcext:value-type="string">
            <text:p>ㄅㄆㄯㆭ</text:p>
          </table:table-cell>
          <table:table-cell table:style-name="ce17"/>
          <table:table-cell table:style-name="ce17" table:formula="of:=CONCATENATE([.$AP$42];[.B80])" office:value-type="string" office:string-value="ㄇㄈㄯㆭ" calcext:value-type="string">
            <text:p>ㄇㄈㄯㆭ</text:p>
          </table:table-cell>
          <table:table-cell table:style-name="ce17"/>
          <table:table-cell table:style-name="ce17" table:formula="of:=CONCATENATE([.$AR$42];[.B80])" office:value-type="string" office:string-value="ㄅㄆㄇㄈㄯㆭ" calcext:value-type="string">
            <text:p>ㄅㄆㄇㄈㄯㆭ</text:p>
          </table:table-cell>
          <table:table-cell table:style-name="ce17"/>
          <table:table-cell table:number-columns-repeated="979"/>
        </table:table-row>
        <table:table-row table:style-name="ro1" table:number-rows-repeated="104849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文字碼表" table:style-name="ta1">
        <table:table-column table:style-name="co1" table:default-cell-style-name="ce19"/>
        <table:table-column table:style-name="co1" table:default-cell-style-name="ce17"/>
        <table:table-column table:style-name="co1" table:default-cell-style-name="ce19"/>
        <table:table-column table:style-name="co1" table:default-cell-style-name="ce17"/>
        <table:table-column table:style-name="co1" table:default-cell-style-name="ce19"/>
        <table:table-column table:style-name="co1" table:default-cell-style-name="ce17"/>
        <table:table-column table:style-name="co1" table:default-cell-style-name="ce19"/>
        <table:table-column table:style-name="co1" table:default-cell-style-name="ce17"/>
        <table:table-column table:style-name="co1" table:default-cell-style-name="ce19"/>
        <table:table-column table:style-name="co1" table:default-cell-style-name="ce17"/>
        <table:table-column table:style-name="co1" table:default-cell-style-name="ce19"/>
        <table:table-column table:style-name="co1" table:default-cell-style-name="ce17"/>
        <table:table-column table:style-name="co1" table:default-cell-style-name="ce19"/>
        <table:table-column table:style-name="co1" table:default-cell-style-name="ce17"/>
        <table:table-column table:style-name="co1" table:default-cell-style-name="ce19"/>
        <table:table-column table:style-name="co1" table:default-cell-style-name="ce17"/>
        <table:table-column table:style-name="co1" table:default-cell-style-name="ce19"/>
        <table:table-column table:style-name="co1" table:default-cell-style-name="ce17"/>
        <table:table-column table:style-name="co1" table:default-cell-style-name="ce19"/>
        <table:table-column table:style-name="co1" table:default-cell-style-name="ce17"/>
        <table:table-column table:style-name="co1" table:default-cell-style-name="ce19"/>
        <table:table-column table:style-name="co1" table:default-cell-style-name="ce17"/>
        <table:table-column table:style-name="co1" table:default-cell-style-name="ce19"/>
        <table:table-column table:style-name="co1" table:default-cell-style-name="ce17"/>
        <table:table-column table:style-name="co1" table:default-cell-style-name="ce19"/>
        <table:table-column table:style-name="co1" table:default-cell-style-name="ce17"/>
        <table:table-column table:style-name="co1" table:default-cell-style-name="ce19"/>
        <table:table-column table:style-name="co1" table:default-cell-style-name="ce17"/>
        <table:table-column table:style-name="co1" table:default-cell-style-name="ce19"/>
        <table:table-column table:style-name="co1" table:default-cell-style-name="ce17"/>
        <table:table-column table:style-name="co1" table:default-cell-style-name="ce19"/>
        <table:table-column table:style-name="co1" table:default-cell-style-name="ce17"/>
        <table:table-column table:style-name="co1" table:default-cell-style-name="ce19"/>
        <table:table-column table:style-name="co1" table:default-cell-style-name="ce17"/>
        <table:table-column table:style-name="co1" table:default-cell-style-name="ce19"/>
        <table:table-column table:style-name="co1" table:default-cell-style-name="ce17"/>
        <table:table-column table:style-name="co1" table:default-cell-style-name="ce19"/>
        <table:table-column table:style-name="co1" table:default-cell-style-name="ce17"/>
        <table:table-column table:style-name="co1" table:default-cell-style-name="ce19"/>
        <table:table-column table:style-name="co1" table:default-cell-style-name="ce17"/>
        <table:table-column table:style-name="co1" table:default-cell-style-name="ce19"/>
        <table:table-column table:style-name="co1" table:default-cell-style-name="ce17"/>
        <table:table-column table:style-name="co1" table:default-cell-style-name="ce19"/>
        <table:table-column table:style-name="co1" table:default-cell-style-name="ce17"/>
        <table:table-column table:style-name="co3" table:number-columns-repeated="980" table:default-cell-style-name="ce17"/>
        <table:table-row table:style-name="ro1">
          <table:table-cell table:number-columns-repeated="2"/>
          <table:table-cell table:number-columns-repeated="2" office:value-type="string" calcext:value-type="string">
            <text:p>ㄅ</text:p>
          </table:table-cell>
          <table:table-cell table:number-columns-repeated="2" office:value-type="string" calcext:value-type="string">
            <text:p>ㄆ</text:p>
          </table:table-cell>
          <table:table-cell table:number-columns-repeated="2" office:value-type="string" calcext:value-type="string">
            <text:p>ㄇ</text:p>
          </table:table-cell>
          <table:table-cell table:number-columns-repeated="2" office:value-type="string" calcext:value-type="string">
            <text:p>ㄈ</text:p>
          </table:table-cell>
          <table:table-cell office:value-type="string" calcext:value-type="string">
            <text:p>ㄉ</text:p>
          </table:table-cell>
          <table:table-cell office:value-type="string" calcext:value-type="string">
            <text:p>ㄅ變</text:p>
          </table:table-cell>
          <table:table-cell office:value-type="string" calcext:value-type="string">
            <text:p>ㄊ</text:p>
          </table:table-cell>
          <table:table-cell office:value-type="string" calcext:value-type="string">
            <text:p>ㄆ變</text:p>
          </table:table-cell>
          <table:table-cell office:value-type="string" calcext:value-type="string">
            <text:p>ㄋ</text:p>
          </table:table-cell>
          <table:table-cell office:value-type="string" calcext:value-type="string">
            <text:p>ㄇ變</text:p>
          </table:table-cell>
          <table:table-cell office:value-type="string" calcext:value-type="string">
            <text:p>ㄌ</text:p>
          </table:table-cell>
          <table:table-cell office:value-type="string" calcext:value-type="string">
            <text:p>ㄈ變</text:p>
          </table:table-cell>
          <table:table-cell office:value-type="string" calcext:value-type="string">
            <text:p>ㄍ</text:p>
          </table:table-cell>
          <table:table-cell office:value-type="string" calcext:value-type="string">
            <text:p>ㄅㄇ</text:p>
          </table:table-cell>
          <table:table-cell office:value-type="string" calcext:value-type="string">
            <text:p>ㄎ</text:p>
          </table:table-cell>
          <table:table-cell office:value-type="string" calcext:value-type="string">
            <text:p>ㄅㄇ變</text:p>
          </table:table-cell>
          <table:table-cell office:value-type="string" calcext:value-type="string">
            <text:p>ㄏ</text:p>
          </table:table-cell>
          <table:table-cell office:value-type="string" calcext:value-type="string">
            <text:p>ㄆㄈ</text:p>
          </table:table-cell>
          <table:table-cell office:value-type="string" calcext:value-type="string">
            <text:p>ㄐ</text:p>
          </table:table-cell>
          <table:table-cell office:value-type="string" calcext:value-type="string">
            <text:p>ㄅㄆ</text:p>
          </table:table-cell>
          <table:table-cell office:value-type="string" calcext:value-type="string">
            <text:p>ㄑ</text:p>
          </table:table-cell>
          <table:table-cell office:value-type="string" calcext:value-type="string">
            <text:p>ㄇㄈ</text:p>
          </table:table-cell>
          <table:table-cell office:value-type="string" calcext:value-type="string">
            <text:p>ㄒ</text:p>
          </table:table-cell>
          <table:table-cell office:value-type="string" calcext:value-type="string">
            <text:p>ㄅㄆㄇㄈ</text:p>
          </table:table-cell>
          <table:table-cell office:value-type="string" calcext:value-type="string">
            <text:p>ㄓ</text:p>
          </table:table-cell>
          <table:table-cell office:value-type="string" calcext:value-type="string">
            <text:p>ㄅㄆ變</text:p>
          </table:table-cell>
          <table:table-cell office:value-type="string" calcext:value-type="string">
            <text:p>ㄔ</text:p>
          </table:table-cell>
          <table:table-cell office:value-type="string" calcext:value-type="string">
            <text:p>ㄇㄈ變</text:p>
          </table:table-cell>
          <table:table-cell office:value-type="string" calcext:value-type="string">
            <text:p>ㄕ</text:p>
          </table:table-cell>
          <table:table-cell office:value-type="string" calcext:value-type="string">
            <text:p>ㄅㄆㄇㄈ變</text:p>
          </table:table-cell>
          <table:table-cell office:value-type="string" calcext:value-type="string">
            <text:p>ㄖ</text:p>
          </table:table-cell>
          <table:table-cell office:value-type="string" calcext:value-type="string">
            <text:p>ㄆㄈ變</text:p>
          </table:table-cell>
          <table:table-cell office:value-type="string" calcext:value-type="string">
            <text:p>ㄗ</text:p>
          </table:table-cell>
          <table:table-cell office:value-type="string" calcext:value-type="string">
            <text:p>ㄅㄆ</text:p>
          </table:table-cell>
          <table:table-cell office:value-type="string" calcext:value-type="string">
            <text:p>ㄘ</text:p>
          </table:table-cell>
          <table:table-cell office:value-type="string" calcext:value-type="string">
            <text:p>ㄇㄈ</text:p>
          </table:table-cell>
          <table:table-cell office:value-type="string" calcext:value-type="string">
            <text:p>ㄙ</text:p>
          </table:table-cell>
          <table:table-cell office:value-type="string" calcext:value-type="string">
            <text:p>ㄅㄆㄇㄈ</text:p>
          </table:table-cell>
          <table:table-cell table:number-columns-repeated="980"/>
        </table:table-row>
        <table:table-row table:style-name="ro1">
          <table:table-cell table:number-columns-repeated="2" office:value-type="string" calcext:value-type="string">
            <text:p>ㄚ</text:p>
          </table:table-cell>
          <table:table-cell table:number-columns-repeated="2" office:value-type="string" calcext:value-type="string">
            <text:p>ㄅㄚ</text:p>
          </table:table-cell>
          <table:table-cell table:number-columns-repeated="2" office:value-type="string" calcext:value-type="string">
            <text:p>ㄆㄚ</text:p>
          </table:table-cell>
          <table:table-cell table:number-columns-repeated="2" office:value-type="string" calcext:value-type="string">
            <text:p>ㄇㄚ</text:p>
          </table:table-cell>
          <table:table-cell table:number-columns-repeated="2" office:value-type="string" calcext:value-type="string">
            <text:p>ㄈㄚ</text:p>
          </table:table-cell>
          <table:table-cell office:value-type="string" calcext:value-type="string">
            <text:p>ㄉㄚ</text:p>
          </table:table-cell>
          <table:table-cell office:value-type="string" calcext:value-type="string">
            <text:p>ㄅ變ㄚ</text:p>
          </table:table-cell>
          <table:table-cell office:value-type="string" calcext:value-type="string">
            <text:p>ㄊㄚ</text:p>
          </table:table-cell>
          <table:table-cell office:value-type="string" calcext:value-type="string">
            <text:p>ㄆ變ㄚ</text:p>
          </table:table-cell>
          <table:table-cell office:value-type="string" calcext:value-type="string">
            <text:p>ㄋㄚ</text:p>
          </table:table-cell>
          <table:table-cell office:value-type="string" calcext:value-type="string">
            <text:p>ㄇ變ㄚ</text:p>
          </table:table-cell>
          <table:table-cell office:value-type="string" calcext:value-type="string">
            <text:p>ㄌㄚ</text:p>
          </table:table-cell>
          <table:table-cell office:value-type="string" calcext:value-type="string">
            <text:p>ㄈ變ㄚ</text:p>
          </table:table-cell>
          <table:table-cell office:value-type="string" calcext:value-type="string">
            <text:p>ㄍㄚ</text:p>
          </table:table-cell>
          <table:table-cell office:value-type="string" calcext:value-type="string">
            <text:p>ㄅㄇㄚ</text:p>
          </table:table-cell>
          <table:table-cell office:value-type="string" calcext:value-type="string">
            <text:p>ㄎㄚ</text:p>
          </table:table-cell>
          <table:table-cell office:value-type="string" calcext:value-type="string">
            <text:p>ㄅㄇ變ㄚ</text:p>
          </table:table-cell>
          <table:table-cell office:value-type="string" calcext:value-type="string">
            <text:p>ㄏㄚ</text:p>
          </table:table-cell>
          <table:table-cell office:value-type="string" calcext:value-type="string">
            <text:p>ㄆㄈㄚ</text:p>
          </table:table-cell>
          <table:table-cell office:value-type="string" calcext:value-type="string">
            <text:p>ㄐㄚ</text:p>
          </table:table-cell>
          <table:table-cell office:value-type="string" calcext:value-type="string">
            <text:p>ㄅㄆㄚ</text:p>
          </table:table-cell>
          <table:table-cell office:value-type="string" calcext:value-type="string">
            <text:p>ㄑㄚ</text:p>
          </table:table-cell>
          <table:table-cell office:value-type="string" calcext:value-type="string">
            <text:p>ㄇㄈㄚ</text:p>
          </table:table-cell>
          <table:table-cell office:value-type="string" calcext:value-type="string">
            <text:p>ㄒㄚ</text:p>
          </table:table-cell>
          <table:table-cell office:value-type="string" calcext:value-type="string">
            <text:p>ㄅㄆㄇㄈㄚ</text:p>
          </table:table-cell>
          <table:table-cell office:value-type="string" calcext:value-type="string">
            <text:p>ㄓㄚ</text:p>
          </table:table-cell>
          <table:table-cell office:value-type="string" calcext:value-type="string">
            <text:p>ㄅㄆ變ㄚ</text:p>
          </table:table-cell>
          <table:table-cell office:value-type="string" calcext:value-type="string">
            <text:p>ㄔㄚ</text:p>
          </table:table-cell>
          <table:table-cell office:value-type="string" calcext:value-type="string">
            <text:p>ㄇㄈ變ㄚ</text:p>
          </table:table-cell>
          <table:table-cell office:value-type="string" calcext:value-type="string">
            <text:p>ㄕㄚ</text:p>
          </table:table-cell>
          <table:table-cell office:value-type="string" calcext:value-type="string">
            <text:p>ㄅㄆㄇㄈ變ㄚ</text:p>
          </table:table-cell>
          <table:table-cell office:value-type="string" calcext:value-type="string">
            <text:p>ㄖㄚ</text:p>
          </table:table-cell>
          <table:table-cell office:value-type="string" calcext:value-type="string">
            <text:p>ㄆㄈ變ㄚ</text:p>
          </table:table-cell>
          <table:table-cell office:value-type="string" calcext:value-type="string">
            <text:p>ㄗㄚ</text:p>
          </table:table-cell>
          <table:table-cell office:value-type="string" calcext:value-type="string">
            <text:p>ㄅㄆㄚ</text:p>
          </table:table-cell>
          <table:table-cell office:value-type="string" calcext:value-type="string">
            <text:p>ㄘㄚ</text:p>
          </table:table-cell>
          <table:table-cell office:value-type="string" calcext:value-type="string">
            <text:p>ㄇㄈㄚ</text:p>
          </table:table-cell>
          <table:table-cell office:value-type="string" calcext:value-type="string">
            <text:p>ㄙㄚ</text:p>
          </table:table-cell>
          <table:table-cell office:value-type="string" calcext:value-type="string">
            <text:p>ㄅㄆㄇㄈㄚ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ㄛ</text:p>
          </table:table-cell>
          <table:table-cell office:value-type="string" calcext:value-type="string">
            <text:p>ㄚㄜ</text:p>
          </table:table-cell>
          <table:table-cell office:value-type="string" calcext:value-type="string">
            <text:p>ㄅㄚ</text:p>
          </table:table-cell>
          <table:table-cell office:value-type="string" calcext:value-type="string">
            <text:p>ㄅㄚㄜ</text:p>
          </table:table-cell>
          <table:table-cell office:value-type="string" calcext:value-type="string">
            <text:p>ㄆㄛ</text:p>
          </table:table-cell>
          <table:table-cell office:value-type="string" calcext:value-type="string">
            <text:p>ㄆㄚㄜ</text:p>
          </table:table-cell>
          <table:table-cell office:value-type="string" calcext:value-type="string">
            <text:p>ㄇㄛ</text:p>
          </table:table-cell>
          <table:table-cell office:value-type="string" calcext:value-type="string">
            <text:p>ㄇㄚㄜ</text:p>
          </table:table-cell>
          <table:table-cell office:value-type="string" calcext:value-type="string">
            <text:p>ㄈㄛ</text:p>
          </table:table-cell>
          <table:table-cell office:value-type="string" calcext:value-type="string">
            <text:p>ㄈㄚㄜ</text:p>
          </table:table-cell>
          <table:table-cell office:value-type="string" calcext:value-type="string">
            <text:p>ㄉㄛ</text:p>
          </table:table-cell>
          <table:table-cell office:value-type="string" calcext:value-type="string">
            <text:p>ㄅ變ㄚㄜ</text:p>
          </table:table-cell>
          <table:table-cell office:value-type="string" calcext:value-type="string">
            <text:p>ㄊㄛ</text:p>
          </table:table-cell>
          <table:table-cell office:value-type="string" calcext:value-type="string">
            <text:p>ㄆ變ㄚㄜ</text:p>
          </table:table-cell>
          <table:table-cell office:value-type="string" calcext:value-type="string">
            <text:p>ㄋㄛ</text:p>
          </table:table-cell>
          <table:table-cell office:value-type="string" calcext:value-type="string">
            <text:p>ㄇ變ㄚㄜ</text:p>
          </table:table-cell>
          <table:table-cell office:value-type="string" calcext:value-type="string">
            <text:p>ㄌㄛ</text:p>
          </table:table-cell>
          <table:table-cell office:value-type="string" calcext:value-type="string">
            <text:p>ㄈ變ㄚㄜ</text:p>
          </table:table-cell>
          <table:table-cell office:value-type="string" calcext:value-type="string">
            <text:p>ㄍㄛ</text:p>
          </table:table-cell>
          <table:table-cell office:value-type="string" calcext:value-type="string">
            <text:p>ㄅㄇㄚㄜ</text:p>
          </table:table-cell>
          <table:table-cell office:value-type="string" calcext:value-type="string">
            <text:p>ㄎㄛ</text:p>
          </table:table-cell>
          <table:table-cell office:value-type="string" calcext:value-type="string">
            <text:p>ㄅㄇ變ㄚㄜ</text:p>
          </table:table-cell>
          <table:table-cell office:value-type="string" calcext:value-type="string">
            <text:p>ㄏㄛ</text:p>
          </table:table-cell>
          <table:table-cell office:value-type="string" calcext:value-type="string">
            <text:p>ㄆㄈㄚㄜ</text:p>
          </table:table-cell>
          <table:table-cell office:value-type="string" calcext:value-type="string">
            <text:p>ㄐㄛ</text:p>
          </table:table-cell>
          <table:table-cell office:value-type="string" calcext:value-type="string">
            <text:p>ㄅㄆㄚㄜ</text:p>
          </table:table-cell>
          <table:table-cell office:value-type="string" calcext:value-type="string">
            <text:p>ㄑㄛ</text:p>
          </table:table-cell>
          <table:table-cell office:value-type="string" calcext:value-type="string">
            <text:p>ㄇㄈㄚㄜ</text:p>
          </table:table-cell>
          <table:table-cell office:value-type="string" calcext:value-type="string">
            <text:p>ㄒㄛ</text:p>
          </table:table-cell>
          <table:table-cell office:value-type="string" calcext:value-type="string">
            <text:p>ㄅㄆㄇㄈㄚㄜ</text:p>
          </table:table-cell>
          <table:table-cell office:value-type="string" calcext:value-type="string">
            <text:p>ㄓㄛ</text:p>
          </table:table-cell>
          <table:table-cell office:value-type="string" calcext:value-type="string">
            <text:p>ㄅㄆ變ㄚㄜ</text:p>
          </table:table-cell>
          <table:table-cell office:value-type="string" calcext:value-type="string">
            <text:p>ㄔㄛ</text:p>
          </table:table-cell>
          <table:table-cell office:value-type="string" calcext:value-type="string">
            <text:p>ㄇㄈ變ㄚㄜ</text:p>
          </table:table-cell>
          <table:table-cell office:value-type="string" calcext:value-type="string">
            <text:p>ㄕㄛ</text:p>
          </table:table-cell>
          <table:table-cell office:value-type="string" calcext:value-type="string">
            <text:p>ㄅㄆㄇㄈ變ㄚㄜ</text:p>
          </table:table-cell>
          <table:table-cell office:value-type="string" calcext:value-type="string">
            <text:p>ㄖㄛ</text:p>
          </table:table-cell>
          <table:table-cell office:value-type="string" calcext:value-type="string">
            <text:p>ㄆㄈ變ㄚㄜ</text:p>
          </table:table-cell>
          <table:table-cell office:value-type="string" calcext:value-type="string">
            <text:p>ㄗㄛ</text:p>
          </table:table-cell>
          <table:table-cell office:value-type="string" calcext:value-type="string">
            <text:p>ㄅㄆㄚㄜ</text:p>
          </table:table-cell>
          <table:table-cell office:value-type="string" calcext:value-type="string">
            <text:p>ㄘㄛ</text:p>
          </table:table-cell>
          <table:table-cell office:value-type="string" calcext:value-type="string">
            <text:p>ㄇㄈㄚㄜ</text:p>
          </table:table-cell>
          <table:table-cell office:value-type="string" calcext:value-type="string">
            <text:p>ㄙㄛ</text:p>
          </table:table-cell>
          <table:table-cell office:value-type="string" calcext:value-type="string">
            <text:p>ㄅㄆㄇㄈㄚㄜ</text:p>
          </table:table-cell>
          <table:table-cell table:number-columns-repeated="980"/>
        </table:table-row>
        <table:table-row table:style-name="ro1">
          <table:table-cell table:number-columns-repeated="2" office:value-type="string" calcext:value-type="string">
            <text:p>ㄜ</text:p>
          </table:table-cell>
          <table:table-cell table:number-columns-repeated="2" office:value-type="string" calcext:value-type="string">
            <text:p>ㄅㄜ</text:p>
          </table:table-cell>
          <table:table-cell table:number-columns-repeated="2" office:value-type="string" calcext:value-type="string">
            <text:p>ㄆㄜ</text:p>
          </table:table-cell>
          <table:table-cell table:number-columns-repeated="2" office:value-type="string" calcext:value-type="string">
            <text:p>ㄇㄜ</text:p>
          </table:table-cell>
          <table:table-cell table:number-columns-repeated="2" office:value-type="string" calcext:value-type="string">
            <text:p>ㄈㄜ</text:p>
          </table:table-cell>
          <table:table-cell office:value-type="string" calcext:value-type="string">
            <text:p>ㄉㄜ</text:p>
          </table:table-cell>
          <table:table-cell office:value-type="string" calcext:value-type="string">
            <text:p>ㄅ變ㄜ</text:p>
          </table:table-cell>
          <table:table-cell office:value-type="string" calcext:value-type="string">
            <text:p>ㄊㄜ</text:p>
          </table:table-cell>
          <table:table-cell office:value-type="string" calcext:value-type="string">
            <text:p>ㄆ變ㄜ</text:p>
          </table:table-cell>
          <table:table-cell office:value-type="string" calcext:value-type="string">
            <text:p>ㄋㄜ</text:p>
          </table:table-cell>
          <table:table-cell office:value-type="string" calcext:value-type="string">
            <text:p>ㄇ變ㄜ</text:p>
          </table:table-cell>
          <table:table-cell office:value-type="string" calcext:value-type="string">
            <text:p>ㄌㄜ</text:p>
          </table:table-cell>
          <table:table-cell office:value-type="string" calcext:value-type="string">
            <text:p>ㄈ變ㄜ</text:p>
          </table:table-cell>
          <table:table-cell office:value-type="string" calcext:value-type="string">
            <text:p>ㄍㄜ</text:p>
          </table:table-cell>
          <table:table-cell office:value-type="string" calcext:value-type="string">
            <text:p>ㄅㄇㄜ</text:p>
          </table:table-cell>
          <table:table-cell office:value-type="string" calcext:value-type="string">
            <text:p>ㄎㄜ</text:p>
          </table:table-cell>
          <table:table-cell office:value-type="string" calcext:value-type="string">
            <text:p>ㄅㄇ變ㄜ</text:p>
          </table:table-cell>
          <table:table-cell office:value-type="string" calcext:value-type="string">
            <text:p>ㄏㄜ</text:p>
          </table:table-cell>
          <table:table-cell office:value-type="string" calcext:value-type="string">
            <text:p>ㄆㄈㄜ</text:p>
          </table:table-cell>
          <table:table-cell office:value-type="string" calcext:value-type="string">
            <text:p>ㄐㄜ</text:p>
          </table:table-cell>
          <table:table-cell office:value-type="string" calcext:value-type="string">
            <text:p>ㄅㄆㄜ</text:p>
          </table:table-cell>
          <table:table-cell office:value-type="string" calcext:value-type="string">
            <text:p>ㄑㄜ</text:p>
          </table:table-cell>
          <table:table-cell office:value-type="string" calcext:value-type="string">
            <text:p>ㄇㄈㄜ</text:p>
          </table:table-cell>
          <table:table-cell office:value-type="string" calcext:value-type="string">
            <text:p>ㄒㄜ</text:p>
          </table:table-cell>
          <table:table-cell office:value-type="string" calcext:value-type="string">
            <text:p>ㄅㄆㄇㄈㄜ</text:p>
          </table:table-cell>
          <table:table-cell office:value-type="string" calcext:value-type="string">
            <text:p>ㄓㄜ</text:p>
          </table:table-cell>
          <table:table-cell office:value-type="string" calcext:value-type="string">
            <text:p>ㄅㄆ變ㄜ</text:p>
          </table:table-cell>
          <table:table-cell office:value-type="string" calcext:value-type="string">
            <text:p>ㄔㄜ</text:p>
          </table:table-cell>
          <table:table-cell office:value-type="string" calcext:value-type="string">
            <text:p>ㄇㄈ變ㄜ</text:p>
          </table:table-cell>
          <table:table-cell office:value-type="string" calcext:value-type="string">
            <text:p>ㄕㄜ</text:p>
          </table:table-cell>
          <table:table-cell office:value-type="string" calcext:value-type="string">
            <text:p>ㄅㄆㄇㄈ變ㄜ</text:p>
          </table:table-cell>
          <table:table-cell office:value-type="string" calcext:value-type="string">
            <text:p>ㄖㄜ</text:p>
          </table:table-cell>
          <table:table-cell office:value-type="string" calcext:value-type="string">
            <text:p>ㄆㄈ變ㄜ</text:p>
          </table:table-cell>
          <table:table-cell office:value-type="string" calcext:value-type="string">
            <text:p>ㄗㄜ</text:p>
          </table:table-cell>
          <table:table-cell office:value-type="string" calcext:value-type="string">
            <text:p>ㄅㄆㄜ</text:p>
          </table:table-cell>
          <table:table-cell office:value-type="string" calcext:value-type="string">
            <text:p>ㄘㄜ</text:p>
          </table:table-cell>
          <table:table-cell office:value-type="string" calcext:value-type="string">
            <text:p>ㄇㄈㄜ</text:p>
          </table:table-cell>
          <table:table-cell office:value-type="string" calcext:value-type="string">
            <text:p>ㄙㄜ</text:p>
          </table:table-cell>
          <table:table-cell office:value-type="string" calcext:value-type="string">
            <text:p>ㄅㄆㄇㄈㄜ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ㄝ</text:p>
          </table:table-cell>
          <table:table-cell office:value-type="string" calcext:value-type="string">
            <text:p>ㄜ</text:p>
          </table:table-cell>
          <table:table-cell office:value-type="string" calcext:value-type="string">
            <text:p>ㄅㄝ</text:p>
          </table:table-cell>
          <table:table-cell office:value-type="string" calcext:value-type="string">
            <text:p>ㄅㄜ</text:p>
          </table:table-cell>
          <table:table-cell office:value-type="string" calcext:value-type="string">
            <text:p>ㄆㄝ</text:p>
          </table:table-cell>
          <table:table-cell office:value-type="string" calcext:value-type="string">
            <text:p>ㄆㄜ</text:p>
          </table:table-cell>
          <table:table-cell office:value-type="string" calcext:value-type="string">
            <text:p>ㄇㄝ</text:p>
          </table:table-cell>
          <table:table-cell office:value-type="string" calcext:value-type="string">
            <text:p>ㄇㄜ</text:p>
          </table:table-cell>
          <table:table-cell office:value-type="string" calcext:value-type="string">
            <text:p>ㄈㄝ</text:p>
          </table:table-cell>
          <table:table-cell office:value-type="string" calcext:value-type="string">
            <text:p>ㄈㄜ</text:p>
          </table:table-cell>
          <table:table-cell office:value-type="string" calcext:value-type="string">
            <text:p>ㄉㄝ</text:p>
          </table:table-cell>
          <table:table-cell office:value-type="string" calcext:value-type="string">
            <text:p>ㄅ變ㄜ</text:p>
          </table:table-cell>
          <table:table-cell office:value-type="string" calcext:value-type="string">
            <text:p>ㄊㄝ</text:p>
          </table:table-cell>
          <table:table-cell office:value-type="string" calcext:value-type="string">
            <text:p>ㄆ變ㄜ</text:p>
          </table:table-cell>
          <table:table-cell office:value-type="string" calcext:value-type="string">
            <text:p>ㄋㄝ</text:p>
          </table:table-cell>
          <table:table-cell office:value-type="string" calcext:value-type="string">
            <text:p>ㄇ變ㄜ</text:p>
          </table:table-cell>
          <table:table-cell office:value-type="string" calcext:value-type="string">
            <text:p>ㄌㄝ</text:p>
          </table:table-cell>
          <table:table-cell office:value-type="string" calcext:value-type="string">
            <text:p>ㄈ變ㄜ</text:p>
          </table:table-cell>
          <table:table-cell office:value-type="string" calcext:value-type="string">
            <text:p>ㄍㄝ</text:p>
          </table:table-cell>
          <table:table-cell office:value-type="string" calcext:value-type="string">
            <text:p>ㄅㄇㄜ</text:p>
          </table:table-cell>
          <table:table-cell office:value-type="string" calcext:value-type="string">
            <text:p>ㄎㄝ</text:p>
          </table:table-cell>
          <table:table-cell office:value-type="string" calcext:value-type="string">
            <text:p>ㄅㄇ變ㄜ</text:p>
          </table:table-cell>
          <table:table-cell office:value-type="string" calcext:value-type="string">
            <text:p>ㄏㄝ</text:p>
          </table:table-cell>
          <table:table-cell office:value-type="string" calcext:value-type="string">
            <text:p>ㄆㄈㄜ</text:p>
          </table:table-cell>
          <table:table-cell office:value-type="string" calcext:value-type="string">
            <text:p>ㄐㄝ</text:p>
          </table:table-cell>
          <table:table-cell office:value-type="string" calcext:value-type="string">
            <text:p>ㄅㄆㄜ</text:p>
          </table:table-cell>
          <table:table-cell office:value-type="string" calcext:value-type="string">
            <text:p>ㄑㄝ</text:p>
          </table:table-cell>
          <table:table-cell office:value-type="string" calcext:value-type="string">
            <text:p>ㄇㄈㄜ</text:p>
          </table:table-cell>
          <table:table-cell office:value-type="string" calcext:value-type="string">
            <text:p>ㄒㄝ</text:p>
          </table:table-cell>
          <table:table-cell office:value-type="string" calcext:value-type="string">
            <text:p>ㄅㄆㄇㄈㄜ</text:p>
          </table:table-cell>
          <table:table-cell office:value-type="string" calcext:value-type="string">
            <text:p>ㄓㄝ</text:p>
          </table:table-cell>
          <table:table-cell office:value-type="string" calcext:value-type="string">
            <text:p>ㄅㄆ變ㄜ</text:p>
          </table:table-cell>
          <table:table-cell office:value-type="string" calcext:value-type="string">
            <text:p>ㄔㄝ</text:p>
          </table:table-cell>
          <table:table-cell office:value-type="string" calcext:value-type="string">
            <text:p>ㄇㄈ變ㄜ</text:p>
          </table:table-cell>
          <table:table-cell office:value-type="string" calcext:value-type="string">
            <text:p>ㄕㄝ</text:p>
          </table:table-cell>
          <table:table-cell office:value-type="string" calcext:value-type="string">
            <text:p>ㄅㄆㄇㄈ變ㄜ</text:p>
          </table:table-cell>
          <table:table-cell office:value-type="string" calcext:value-type="string">
            <text:p>ㄖㄝ</text:p>
          </table:table-cell>
          <table:table-cell office:value-type="string" calcext:value-type="string">
            <text:p>ㄆㄈ變ㄜ</text:p>
          </table:table-cell>
          <table:table-cell office:value-type="string" calcext:value-type="string">
            <text:p>ㄗㄝ</text:p>
          </table:table-cell>
          <table:table-cell office:value-type="string" calcext:value-type="string">
            <text:p>ㄅㄆㄜ</text:p>
          </table:table-cell>
          <table:table-cell office:value-type="string" calcext:value-type="string">
            <text:p>ㄘㄝ</text:p>
          </table:table-cell>
          <table:table-cell office:value-type="string" calcext:value-type="string">
            <text:p>ㄇㄈㄜ</text:p>
          </table:table-cell>
          <table:table-cell office:value-type="string" calcext:value-type="string">
            <text:p>ㄙㄝ</text:p>
          </table:table-cell>
          <table:table-cell office:value-type="string" calcext:value-type="string">
            <text:p>ㄅㄆㄇㄈㄜ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ㄞ</text:p>
          </table:table-cell>
          <table:table-cell office:value-type="string" calcext:value-type="string">
            <text:p><text:span text:style-name="T4">ㄧ</text:span>ㄚ</text:p>
          </table:table-cell>
          <table:table-cell office:value-type="string" calcext:value-type="string">
            <text:p>ㄅㄞ</text:p>
          </table:table-cell>
          <table:table-cell office:value-type="string" calcext:value-type="string">
            <text:p>ㄅㄧㄚ</text:p>
          </table:table-cell>
          <table:table-cell office:value-type="string" calcext:value-type="string">
            <text:p>ㄆㄞ</text:p>
          </table:table-cell>
          <table:table-cell office:value-type="string" calcext:value-type="string">
            <text:p>ㄆㄧㄚ</text:p>
          </table:table-cell>
          <table:table-cell office:value-type="string" calcext:value-type="string">
            <text:p>ㄇㄞ</text:p>
          </table:table-cell>
          <table:table-cell office:value-type="string" calcext:value-type="string">
            <text:p>ㄇㄧㄚ</text:p>
          </table:table-cell>
          <table:table-cell office:value-type="string" calcext:value-type="string">
            <text:p>ㄈㄞ</text:p>
          </table:table-cell>
          <table:table-cell office:value-type="string" calcext:value-type="string">
            <text:p>ㄈㄧㄚ</text:p>
          </table:table-cell>
          <table:table-cell office:value-type="string" calcext:value-type="string">
            <text:p>ㄉㄞ</text:p>
          </table:table-cell>
          <table:table-cell office:value-type="string" calcext:value-type="string">
            <text:p>ㄅ變ㄧㄚ</text:p>
          </table:table-cell>
          <table:table-cell office:value-type="string" calcext:value-type="string">
            <text:p>ㄊㄞ</text:p>
          </table:table-cell>
          <table:table-cell office:value-type="string" calcext:value-type="string">
            <text:p>ㄆ變ㄧㄚ</text:p>
          </table:table-cell>
          <table:table-cell office:value-type="string" calcext:value-type="string">
            <text:p>ㄋㄞ</text:p>
          </table:table-cell>
          <table:table-cell office:value-type="string" calcext:value-type="string">
            <text:p>ㄇ變ㄧㄚ</text:p>
          </table:table-cell>
          <table:table-cell office:value-type="string" calcext:value-type="string">
            <text:p>ㄌㄞ</text:p>
          </table:table-cell>
          <table:table-cell office:value-type="string" calcext:value-type="string">
            <text:p>ㄈ變ㄧㄚ</text:p>
          </table:table-cell>
          <table:table-cell office:value-type="string" calcext:value-type="string">
            <text:p>ㄍㄞ</text:p>
          </table:table-cell>
          <table:table-cell office:value-type="string" calcext:value-type="string">
            <text:p>ㄅㄇㄧㄚ</text:p>
          </table:table-cell>
          <table:table-cell office:value-type="string" calcext:value-type="string">
            <text:p>ㄎㄞ</text:p>
          </table:table-cell>
          <table:table-cell office:value-type="string" calcext:value-type="string">
            <text:p>ㄅㄇ變ㄧㄚ</text:p>
          </table:table-cell>
          <table:table-cell office:value-type="string" calcext:value-type="string">
            <text:p>ㄏㄞ</text:p>
          </table:table-cell>
          <table:table-cell office:value-type="string" calcext:value-type="string">
            <text:p>ㄆㄈㄧㄚ</text:p>
          </table:table-cell>
          <table:table-cell office:value-type="string" calcext:value-type="string">
            <text:p>ㄐㄞ</text:p>
          </table:table-cell>
          <table:table-cell office:value-type="string" calcext:value-type="string">
            <text:p>ㄅㄆㄧㄚ</text:p>
          </table:table-cell>
          <table:table-cell office:value-type="string" calcext:value-type="string">
            <text:p>ㄑㄞ</text:p>
          </table:table-cell>
          <table:table-cell office:value-type="string" calcext:value-type="string">
            <text:p>ㄇㄈㄧㄚ</text:p>
          </table:table-cell>
          <table:table-cell office:value-type="string" calcext:value-type="string">
            <text:p>ㄒㄞ</text:p>
          </table:table-cell>
          <table:table-cell office:value-type="string" calcext:value-type="string">
            <text:p>ㄅㄆㄇㄈㄧㄚ</text:p>
          </table:table-cell>
          <table:table-cell office:value-type="string" calcext:value-type="string">
            <text:p>ㄓㄞ</text:p>
          </table:table-cell>
          <table:table-cell office:value-type="string" calcext:value-type="string">
            <text:p>ㄅㄆ變ㄧㄚ</text:p>
          </table:table-cell>
          <table:table-cell office:value-type="string" calcext:value-type="string">
            <text:p>ㄔㄞ</text:p>
          </table:table-cell>
          <table:table-cell office:value-type="string" calcext:value-type="string">
            <text:p>ㄇㄈ變ㄧㄚ</text:p>
          </table:table-cell>
          <table:table-cell office:value-type="string" calcext:value-type="string">
            <text:p>ㄕㄞ</text:p>
          </table:table-cell>
          <table:table-cell office:value-type="string" calcext:value-type="string">
            <text:p>ㄅㄆㄇㄈ變ㄧㄚ</text:p>
          </table:table-cell>
          <table:table-cell office:value-type="string" calcext:value-type="string">
            <text:p>ㄖㄞ</text:p>
          </table:table-cell>
          <table:table-cell office:value-type="string" calcext:value-type="string">
            <text:p>ㄆㄈ變ㄧㄚ</text:p>
          </table:table-cell>
          <table:table-cell office:value-type="string" calcext:value-type="string">
            <text:p>ㄗㄞ</text:p>
          </table:table-cell>
          <table:table-cell office:value-type="string" calcext:value-type="string">
            <text:p>ㄅㄆㄧㄚ</text:p>
          </table:table-cell>
          <table:table-cell office:value-type="string" calcext:value-type="string">
            <text:p>ㄘㄞ</text:p>
          </table:table-cell>
          <table:table-cell office:value-type="string" calcext:value-type="string">
            <text:p>ㄇㄈㄧㄚ</text:p>
          </table:table-cell>
          <table:table-cell office:value-type="string" calcext:value-type="string">
            <text:p>ㄙㄞ</text:p>
          </table:table-cell>
          <table:table-cell office:value-type="string" calcext:value-type="string">
            <text:p>ㄅㄆㄇㄈㄧㄚ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ㄟ</text:p>
          </table:table-cell>
          <table:table-cell office:value-type="string" calcext:value-type="string">
            <text:p><text:span text:style-name="T4">ㄧ</text:span>ㄜ</text:p>
          </table:table-cell>
          <table:table-cell office:value-type="string" calcext:value-type="string">
            <text:p>ㄅㄟ</text:p>
          </table:table-cell>
          <table:table-cell office:value-type="string" calcext:value-type="string">
            <text:p>ㄅㄧㄜ</text:p>
          </table:table-cell>
          <table:table-cell office:value-type="string" calcext:value-type="string">
            <text:p>ㄆㄟ</text:p>
          </table:table-cell>
          <table:table-cell office:value-type="string" calcext:value-type="string">
            <text:p>ㄆㄧㄜ</text:p>
          </table:table-cell>
          <table:table-cell office:value-type="string" calcext:value-type="string">
            <text:p>ㄇㄟ</text:p>
          </table:table-cell>
          <table:table-cell office:value-type="string" calcext:value-type="string">
            <text:p>ㄇㄧㄜ</text:p>
          </table:table-cell>
          <table:table-cell office:value-type="string" calcext:value-type="string">
            <text:p>ㄈㄟ</text:p>
          </table:table-cell>
          <table:table-cell office:value-type="string" calcext:value-type="string">
            <text:p>ㄈㄧㄜ</text:p>
          </table:table-cell>
          <table:table-cell office:value-type="string" calcext:value-type="string">
            <text:p>ㄉㄟ</text:p>
          </table:table-cell>
          <table:table-cell office:value-type="string" calcext:value-type="string">
            <text:p>ㄅ變ㄧㄜ</text:p>
          </table:table-cell>
          <table:table-cell office:value-type="string" calcext:value-type="string">
            <text:p>ㄊㄟ</text:p>
          </table:table-cell>
          <table:table-cell office:value-type="string" calcext:value-type="string">
            <text:p>ㄆ變ㄧㄜ</text:p>
          </table:table-cell>
          <table:table-cell office:value-type="string" calcext:value-type="string">
            <text:p>ㄋㄟ</text:p>
          </table:table-cell>
          <table:table-cell office:value-type="string" calcext:value-type="string">
            <text:p>ㄇ變ㄧㄜ</text:p>
          </table:table-cell>
          <table:table-cell office:value-type="string" calcext:value-type="string">
            <text:p>ㄌㄟ</text:p>
          </table:table-cell>
          <table:table-cell office:value-type="string" calcext:value-type="string">
            <text:p>ㄈ變ㄧㄜ</text:p>
          </table:table-cell>
          <table:table-cell office:value-type="string" calcext:value-type="string">
            <text:p>ㄍㄟ</text:p>
          </table:table-cell>
          <table:table-cell office:value-type="string" calcext:value-type="string">
            <text:p>ㄅㄇㄧㄜ</text:p>
          </table:table-cell>
          <table:table-cell office:value-type="string" calcext:value-type="string">
            <text:p>ㄎㄟ</text:p>
          </table:table-cell>
          <table:table-cell office:value-type="string" calcext:value-type="string">
            <text:p>ㄅㄇ變ㄧㄜ</text:p>
          </table:table-cell>
          <table:table-cell office:value-type="string" calcext:value-type="string">
            <text:p>ㄏㄟ</text:p>
          </table:table-cell>
          <table:table-cell office:value-type="string" calcext:value-type="string">
            <text:p>ㄆㄈㄧㄜ</text:p>
          </table:table-cell>
          <table:table-cell office:value-type="string" calcext:value-type="string">
            <text:p>ㄐㄟ</text:p>
          </table:table-cell>
          <table:table-cell office:value-type="string" calcext:value-type="string">
            <text:p>ㄅㄆㄧㄜ</text:p>
          </table:table-cell>
          <table:table-cell office:value-type="string" calcext:value-type="string">
            <text:p>ㄑㄟ</text:p>
          </table:table-cell>
          <table:table-cell office:value-type="string" calcext:value-type="string">
            <text:p>ㄇㄈㄧㄜ</text:p>
          </table:table-cell>
          <table:table-cell office:value-type="string" calcext:value-type="string">
            <text:p>ㄒㄟ</text:p>
          </table:table-cell>
          <table:table-cell office:value-type="string" calcext:value-type="string">
            <text:p>ㄅㄆㄇㄈㄧㄜ</text:p>
          </table:table-cell>
          <table:table-cell office:value-type="string" calcext:value-type="string">
            <text:p>ㄓㄟ</text:p>
          </table:table-cell>
          <table:table-cell office:value-type="string" calcext:value-type="string">
            <text:p>ㄅㄆ變ㄧㄜ</text:p>
          </table:table-cell>
          <table:table-cell office:value-type="string" calcext:value-type="string">
            <text:p>ㄔㄟ</text:p>
          </table:table-cell>
          <table:table-cell office:value-type="string" calcext:value-type="string">
            <text:p>ㄇㄈ變ㄧㄜ</text:p>
          </table:table-cell>
          <table:table-cell office:value-type="string" calcext:value-type="string">
            <text:p>ㄕㄟ</text:p>
          </table:table-cell>
          <table:table-cell office:value-type="string" calcext:value-type="string">
            <text:p>ㄅㄆㄇㄈ變ㄧㄜ</text:p>
          </table:table-cell>
          <table:table-cell office:value-type="string" calcext:value-type="string">
            <text:p>ㄖㄟ</text:p>
          </table:table-cell>
          <table:table-cell office:value-type="string" calcext:value-type="string">
            <text:p>ㄆㄈ變ㄧㄜ</text:p>
          </table:table-cell>
          <table:table-cell office:value-type="string" calcext:value-type="string">
            <text:p>ㄗㄟ</text:p>
          </table:table-cell>
          <table:table-cell office:value-type="string" calcext:value-type="string">
            <text:p>ㄅㄆㄧㄜ</text:p>
          </table:table-cell>
          <table:table-cell office:value-type="string" calcext:value-type="string">
            <text:p>ㄘㄟ</text:p>
          </table:table-cell>
          <table:table-cell office:value-type="string" calcext:value-type="string">
            <text:p>ㄇㄈㄧㄜ</text:p>
          </table:table-cell>
          <table:table-cell office:value-type="string" calcext:value-type="string">
            <text:p>ㄙㄟ</text:p>
          </table:table-cell>
          <table:table-cell office:value-type="string" calcext:value-type="string">
            <text:p>ㄅㄆㄇㄈㄧㄜ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ㄠ</text:p>
          </table:table-cell>
          <table:table-cell office:value-type="string" calcext:value-type="string">
            <text:p>ㄨㄚ</text:p>
          </table:table-cell>
          <table:table-cell office:value-type="string" calcext:value-type="string">
            <text:p>ㄅㄠ</text:p>
          </table:table-cell>
          <table:table-cell office:value-type="string" calcext:value-type="string">
            <text:p>ㄅㄨㄚ</text:p>
          </table:table-cell>
          <table:table-cell office:value-type="string" calcext:value-type="string">
            <text:p>ㄆㄠ</text:p>
          </table:table-cell>
          <table:table-cell office:value-type="string" calcext:value-type="string">
            <text:p>ㄆㄨㄚ</text:p>
          </table:table-cell>
          <table:table-cell office:value-type="string" calcext:value-type="string">
            <text:p>ㄇㄠ</text:p>
          </table:table-cell>
          <table:table-cell office:value-type="string" calcext:value-type="string">
            <text:p>ㄇㄨㄚ</text:p>
          </table:table-cell>
          <table:table-cell office:value-type="string" calcext:value-type="string">
            <text:p>ㄈㄠ</text:p>
          </table:table-cell>
          <table:table-cell office:value-type="string" calcext:value-type="string">
            <text:p>ㄈㄨㄚ</text:p>
          </table:table-cell>
          <table:table-cell office:value-type="string" calcext:value-type="string">
            <text:p>ㄉㄠ</text:p>
          </table:table-cell>
          <table:table-cell office:value-type="string" calcext:value-type="string">
            <text:p>ㄅ變ㄨㄚ</text:p>
          </table:table-cell>
          <table:table-cell office:value-type="string" calcext:value-type="string">
            <text:p>ㄊㄠ</text:p>
          </table:table-cell>
          <table:table-cell office:value-type="string" calcext:value-type="string">
            <text:p>ㄆ變ㄨㄚ</text:p>
          </table:table-cell>
          <table:table-cell office:value-type="string" calcext:value-type="string">
            <text:p>ㄋㄠ</text:p>
          </table:table-cell>
          <table:table-cell office:value-type="string" calcext:value-type="string">
            <text:p>ㄇ變ㄨㄚ</text:p>
          </table:table-cell>
          <table:table-cell office:value-type="string" calcext:value-type="string">
            <text:p>ㄌㄠ</text:p>
          </table:table-cell>
          <table:table-cell office:value-type="string" calcext:value-type="string">
            <text:p>ㄈ變ㄨㄚ</text:p>
          </table:table-cell>
          <table:table-cell office:value-type="string" calcext:value-type="string">
            <text:p>ㄍㄠ</text:p>
          </table:table-cell>
          <table:table-cell office:value-type="string" calcext:value-type="string">
            <text:p>ㄅㄇㄨㄚ</text:p>
          </table:table-cell>
          <table:table-cell office:value-type="string" calcext:value-type="string">
            <text:p>ㄎㄠ</text:p>
          </table:table-cell>
          <table:table-cell office:value-type="string" calcext:value-type="string">
            <text:p>ㄅㄇ變ㄨㄚ</text:p>
          </table:table-cell>
          <table:table-cell office:value-type="string" calcext:value-type="string">
            <text:p>ㄏㄠ</text:p>
          </table:table-cell>
          <table:table-cell office:value-type="string" calcext:value-type="string">
            <text:p>ㄆㄈㄨㄚ</text:p>
          </table:table-cell>
          <table:table-cell office:value-type="string" calcext:value-type="string">
            <text:p>ㄐㄠ</text:p>
          </table:table-cell>
          <table:table-cell office:value-type="string" calcext:value-type="string">
            <text:p>ㄅㄆㄨㄚ</text:p>
          </table:table-cell>
          <table:table-cell office:value-type="string" calcext:value-type="string">
            <text:p>ㄑㄠ</text:p>
          </table:table-cell>
          <table:table-cell office:value-type="string" calcext:value-type="string">
            <text:p>ㄇㄈㄨㄚ</text:p>
          </table:table-cell>
          <table:table-cell office:value-type="string" calcext:value-type="string">
            <text:p>ㄒㄠ</text:p>
          </table:table-cell>
          <table:table-cell office:value-type="string" calcext:value-type="string">
            <text:p>ㄅㄆㄇㄈㄨㄚ</text:p>
          </table:table-cell>
          <table:table-cell office:value-type="string" calcext:value-type="string">
            <text:p>ㄓㄠ</text:p>
          </table:table-cell>
          <table:table-cell office:value-type="string" calcext:value-type="string">
            <text:p>ㄅㄆ變ㄨㄚ</text:p>
          </table:table-cell>
          <table:table-cell office:value-type="string" calcext:value-type="string">
            <text:p>ㄔㄠ</text:p>
          </table:table-cell>
          <table:table-cell office:value-type="string" calcext:value-type="string">
            <text:p>ㄇㄈ變ㄨㄚ</text:p>
          </table:table-cell>
          <table:table-cell office:value-type="string" calcext:value-type="string">
            <text:p>ㄕㄠ</text:p>
          </table:table-cell>
          <table:table-cell office:value-type="string" calcext:value-type="string">
            <text:p>ㄅㄆㄇㄈ變ㄨㄚ</text:p>
          </table:table-cell>
          <table:table-cell office:value-type="string" calcext:value-type="string">
            <text:p>ㄖㄠ</text:p>
          </table:table-cell>
          <table:table-cell office:value-type="string" calcext:value-type="string">
            <text:p>ㄆㄈ變ㄨㄚ</text:p>
          </table:table-cell>
          <table:table-cell office:value-type="string" calcext:value-type="string">
            <text:p>ㄗㄠ</text:p>
          </table:table-cell>
          <table:table-cell office:value-type="string" calcext:value-type="string">
            <text:p>ㄅㄆㄨㄚ</text:p>
          </table:table-cell>
          <table:table-cell office:value-type="string" calcext:value-type="string">
            <text:p>ㄘㄠ</text:p>
          </table:table-cell>
          <table:table-cell office:value-type="string" calcext:value-type="string">
            <text:p>ㄇㄈㄨㄚ</text:p>
          </table:table-cell>
          <table:table-cell office:value-type="string" calcext:value-type="string">
            <text:p>ㄙㄠ</text:p>
          </table:table-cell>
          <table:table-cell office:value-type="string" calcext:value-type="string">
            <text:p>ㄅㄆㄇㄈㄨㄚ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ㄡ</text:p>
          </table:table-cell>
          <table:table-cell office:value-type="string" calcext:value-type="string">
            <text:p>ㄨㄚㄜ</text:p>
          </table:table-cell>
          <table:table-cell office:value-type="string" calcext:value-type="string">
            <text:p>ㄅㄡ</text:p>
          </table:table-cell>
          <table:table-cell office:value-type="string" calcext:value-type="string">
            <text:p>ㄅㄨㄚㄜ</text:p>
          </table:table-cell>
          <table:table-cell office:value-type="string" calcext:value-type="string">
            <text:p>ㄆㄡ</text:p>
          </table:table-cell>
          <table:table-cell office:value-type="string" calcext:value-type="string">
            <text:p>ㄆㄨㄚㄜ</text:p>
          </table:table-cell>
          <table:table-cell office:value-type="string" calcext:value-type="string">
            <text:p>ㄇㄡ</text:p>
          </table:table-cell>
          <table:table-cell office:value-type="string" calcext:value-type="string">
            <text:p>ㄇㄨㄚㄜ</text:p>
          </table:table-cell>
          <table:table-cell office:value-type="string" calcext:value-type="string">
            <text:p>ㄈㄡ</text:p>
          </table:table-cell>
          <table:table-cell office:value-type="string" calcext:value-type="string">
            <text:p>ㄈㄨㄚㄜ</text:p>
          </table:table-cell>
          <table:table-cell office:value-type="string" calcext:value-type="string">
            <text:p>ㄉㄡ</text:p>
          </table:table-cell>
          <table:table-cell office:value-type="string" calcext:value-type="string">
            <text:p>ㄅ變ㄨㄚㄜ</text:p>
          </table:table-cell>
          <table:table-cell office:value-type="string" calcext:value-type="string">
            <text:p>ㄊㄡ</text:p>
          </table:table-cell>
          <table:table-cell office:value-type="string" calcext:value-type="string">
            <text:p>ㄆ變ㄨㄚㄜ</text:p>
          </table:table-cell>
          <table:table-cell office:value-type="string" calcext:value-type="string">
            <text:p>ㄋㄡ</text:p>
          </table:table-cell>
          <table:table-cell office:value-type="string" calcext:value-type="string">
            <text:p>ㄇ變ㄨㄚㄜ</text:p>
          </table:table-cell>
          <table:table-cell office:value-type="string" calcext:value-type="string">
            <text:p>ㄌㄡ</text:p>
          </table:table-cell>
          <table:table-cell office:value-type="string" calcext:value-type="string">
            <text:p>ㄈ變ㄨㄚㄜ</text:p>
          </table:table-cell>
          <table:table-cell office:value-type="string" calcext:value-type="string">
            <text:p>ㄍㄡ</text:p>
          </table:table-cell>
          <table:table-cell office:value-type="string" calcext:value-type="string">
            <text:p>ㄅㄇㄨㄚㄜ</text:p>
          </table:table-cell>
          <table:table-cell office:value-type="string" calcext:value-type="string">
            <text:p>ㄎㄡ</text:p>
          </table:table-cell>
          <table:table-cell office:value-type="string" calcext:value-type="string">
            <text:p>ㄅㄇ變ㄨㄚㄜ</text:p>
          </table:table-cell>
          <table:table-cell office:value-type="string" calcext:value-type="string">
            <text:p>ㄏㄡ</text:p>
          </table:table-cell>
          <table:table-cell office:value-type="string" calcext:value-type="string">
            <text:p>ㄆㄈㄨㄚㄜ</text:p>
          </table:table-cell>
          <table:table-cell office:value-type="string" calcext:value-type="string">
            <text:p>ㄐㄡ</text:p>
          </table:table-cell>
          <table:table-cell office:value-type="string" calcext:value-type="string">
            <text:p>ㄅㄆㄨㄚㄜ</text:p>
          </table:table-cell>
          <table:table-cell office:value-type="string" calcext:value-type="string">
            <text:p>ㄑㄡ</text:p>
          </table:table-cell>
          <table:table-cell office:value-type="string" calcext:value-type="string">
            <text:p>ㄇㄈㄨㄚㄜ</text:p>
          </table:table-cell>
          <table:table-cell office:value-type="string" calcext:value-type="string">
            <text:p>ㄒㄡ</text:p>
          </table:table-cell>
          <table:table-cell office:value-type="string" calcext:value-type="string">
            <text:p>ㄅㄆㄇㄈㄨㄚㄜ</text:p>
          </table:table-cell>
          <table:table-cell office:value-type="string" calcext:value-type="string">
            <text:p>ㄓㄡ</text:p>
          </table:table-cell>
          <table:table-cell office:value-type="string" calcext:value-type="string">
            <text:p>ㄅㄆ變ㄨㄚㄜ</text:p>
          </table:table-cell>
          <table:table-cell office:value-type="string" calcext:value-type="string">
            <text:p>ㄔㄡ</text:p>
          </table:table-cell>
          <table:table-cell office:value-type="string" calcext:value-type="string">
            <text:p>ㄇㄈ變ㄨㄚㄜ</text:p>
          </table:table-cell>
          <table:table-cell office:value-type="string" calcext:value-type="string">
            <text:p>ㄕㄡ</text:p>
          </table:table-cell>
          <table:table-cell office:value-type="string" calcext:value-type="string">
            <text:p>ㄅㄆㄇㄈ變ㄨㄚㄜ</text:p>
          </table:table-cell>
          <table:table-cell office:value-type="string" calcext:value-type="string">
            <text:p>ㄖㄡ</text:p>
          </table:table-cell>
          <table:table-cell office:value-type="string" calcext:value-type="string">
            <text:p>ㄆㄈ變ㄨㄚㄜ</text:p>
          </table:table-cell>
          <table:table-cell office:value-type="string" calcext:value-type="string">
            <text:p>ㄗㄡ</text:p>
          </table:table-cell>
          <table:table-cell office:value-type="string" calcext:value-type="string">
            <text:p>ㄅㄆㄨㄚㄜ</text:p>
          </table:table-cell>
          <table:table-cell office:value-type="string" calcext:value-type="string">
            <text:p>ㄘㄡ</text:p>
          </table:table-cell>
          <table:table-cell office:value-type="string" calcext:value-type="string">
            <text:p>ㄇㄈㄨㄚㄜ</text:p>
          </table:table-cell>
          <table:table-cell office:value-type="string" calcext:value-type="string">
            <text:p>ㄙㄡ</text:p>
          </table:table-cell>
          <table:table-cell office:value-type="string" calcext:value-type="string">
            <text:p>ㄅㄆㄇㄈㄨㄚㄜ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ㄢ</text:p>
          </table:table-cell>
          <table:table-cell office:value-type="string" calcext:value-type="string">
            <text:p>ㄚㄯ</text:p>
          </table:table-cell>
          <table:table-cell office:value-type="string" calcext:value-type="string">
            <text:p>ㄅㄢ</text:p>
          </table:table-cell>
          <table:table-cell office:value-type="string" calcext:value-type="string">
            <text:p>ㄅㄚㄯ</text:p>
          </table:table-cell>
          <table:table-cell office:value-type="string" calcext:value-type="string">
            <text:p>ㄆㄢ</text:p>
          </table:table-cell>
          <table:table-cell office:value-type="string" calcext:value-type="string">
            <text:p>ㄆㄚㄯ</text:p>
          </table:table-cell>
          <table:table-cell office:value-type="string" calcext:value-type="string">
            <text:p>ㄇㄢ</text:p>
          </table:table-cell>
          <table:table-cell office:value-type="string" calcext:value-type="string">
            <text:p>ㄇㄚㄯ</text:p>
          </table:table-cell>
          <table:table-cell office:value-type="string" calcext:value-type="string">
            <text:p>ㄈㄢ</text:p>
          </table:table-cell>
          <table:table-cell office:value-type="string" calcext:value-type="string">
            <text:p>ㄈㄚㄯ</text:p>
          </table:table-cell>
          <table:table-cell office:value-type="string" calcext:value-type="string">
            <text:p>ㄉㄢ</text:p>
          </table:table-cell>
          <table:table-cell office:value-type="string" calcext:value-type="string">
            <text:p>ㄅ變ㄚㄯ</text:p>
          </table:table-cell>
          <table:table-cell office:value-type="string" calcext:value-type="string">
            <text:p>ㄊㄢ</text:p>
          </table:table-cell>
          <table:table-cell office:value-type="string" calcext:value-type="string">
            <text:p>ㄆ變ㄚㄯ</text:p>
          </table:table-cell>
          <table:table-cell office:value-type="string" calcext:value-type="string">
            <text:p>ㄋㄢ</text:p>
          </table:table-cell>
          <table:table-cell office:value-type="string" calcext:value-type="string">
            <text:p>ㄇ變ㄚㄯ</text:p>
          </table:table-cell>
          <table:table-cell office:value-type="string" calcext:value-type="string">
            <text:p>ㄌㄢ</text:p>
          </table:table-cell>
          <table:table-cell office:value-type="string" calcext:value-type="string">
            <text:p>ㄈ變ㄚㄯ</text:p>
          </table:table-cell>
          <table:table-cell office:value-type="string" calcext:value-type="string">
            <text:p>ㄍㄢ</text:p>
          </table:table-cell>
          <table:table-cell office:value-type="string" calcext:value-type="string">
            <text:p>ㄅㄇㄚㄯ</text:p>
          </table:table-cell>
          <table:table-cell office:value-type="string" calcext:value-type="string">
            <text:p>ㄎㄢ</text:p>
          </table:table-cell>
          <table:table-cell office:value-type="string" calcext:value-type="string">
            <text:p>ㄅㄇ變ㄚㄯ</text:p>
          </table:table-cell>
          <table:table-cell office:value-type="string" calcext:value-type="string">
            <text:p>ㄏㄢ</text:p>
          </table:table-cell>
          <table:table-cell office:value-type="string" calcext:value-type="string">
            <text:p>ㄆㄈㄚㄯ</text:p>
          </table:table-cell>
          <table:table-cell office:value-type="string" calcext:value-type="string">
            <text:p>ㄐㄢ</text:p>
          </table:table-cell>
          <table:table-cell office:value-type="string" calcext:value-type="string">
            <text:p>ㄅㄆㄚㄯ</text:p>
          </table:table-cell>
          <table:table-cell office:value-type="string" calcext:value-type="string">
            <text:p>ㄑㄢ</text:p>
          </table:table-cell>
          <table:table-cell office:value-type="string" calcext:value-type="string">
            <text:p>ㄇㄈㄚㄯ</text:p>
          </table:table-cell>
          <table:table-cell office:value-type="string" calcext:value-type="string">
            <text:p>ㄒㄢ</text:p>
          </table:table-cell>
          <table:table-cell office:value-type="string" calcext:value-type="string">
            <text:p>ㄅㄆㄇㄈㄚㄯ</text:p>
          </table:table-cell>
          <table:table-cell office:value-type="string" calcext:value-type="string">
            <text:p>ㄓㄢ</text:p>
          </table:table-cell>
          <table:table-cell office:value-type="string" calcext:value-type="string">
            <text:p>ㄅㄆ變ㄚㄯ</text:p>
          </table:table-cell>
          <table:table-cell office:value-type="string" calcext:value-type="string">
            <text:p>ㄔㄢ</text:p>
          </table:table-cell>
          <table:table-cell office:value-type="string" calcext:value-type="string">
            <text:p>ㄇㄈ變ㄚㄯ</text:p>
          </table:table-cell>
          <table:table-cell office:value-type="string" calcext:value-type="string">
            <text:p>ㄕㄢ</text:p>
          </table:table-cell>
          <table:table-cell office:value-type="string" calcext:value-type="string">
            <text:p>ㄅㄆㄇㄈ變ㄚㄯ</text:p>
          </table:table-cell>
          <table:table-cell office:value-type="string" calcext:value-type="string">
            <text:p>ㄖㄢ</text:p>
          </table:table-cell>
          <table:table-cell office:value-type="string" calcext:value-type="string">
            <text:p>ㄆㄈ變ㄚㄯ</text:p>
          </table:table-cell>
          <table:table-cell office:value-type="string" calcext:value-type="string">
            <text:p>ㄗㄢ</text:p>
          </table:table-cell>
          <table:table-cell office:value-type="string" calcext:value-type="string">
            <text:p>ㄅㄆㄚㄯ</text:p>
          </table:table-cell>
          <table:table-cell office:value-type="string" calcext:value-type="string">
            <text:p>ㄘㄢ</text:p>
          </table:table-cell>
          <table:table-cell office:value-type="string" calcext:value-type="string">
            <text:p>ㄇㄈㄚㄯ</text:p>
          </table:table-cell>
          <table:table-cell office:value-type="string" calcext:value-type="string">
            <text:p>ㄙㄢ</text:p>
          </table:table-cell>
          <table:table-cell office:value-type="string" calcext:value-type="string">
            <text:p>ㄅㄆㄇㄈㄚㄯ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ㄣ</text:p>
          </table:table-cell>
          <table:table-cell office:value-type="string" calcext:value-type="string">
            <text:p>ㄜㄯ</text:p>
          </table:table-cell>
          <table:table-cell office:value-type="string" calcext:value-type="string">
            <text:p>ㄅㄣ</text:p>
          </table:table-cell>
          <table:table-cell office:value-type="string" calcext:value-type="string">
            <text:p>ㄅㄜㄯ</text:p>
          </table:table-cell>
          <table:table-cell office:value-type="string" calcext:value-type="string">
            <text:p>ㄆㄣ</text:p>
          </table:table-cell>
          <table:table-cell office:value-type="string" calcext:value-type="string">
            <text:p>ㄆㄜㄯ</text:p>
          </table:table-cell>
          <table:table-cell office:value-type="string" calcext:value-type="string">
            <text:p>ㄇㄣ</text:p>
          </table:table-cell>
          <table:table-cell office:value-type="string" calcext:value-type="string">
            <text:p>ㄇㄜㄯ</text:p>
          </table:table-cell>
          <table:table-cell office:value-type="string" calcext:value-type="string">
            <text:p>ㄈㄣ</text:p>
          </table:table-cell>
          <table:table-cell office:value-type="string" calcext:value-type="string">
            <text:p>ㄈㄜㄯ</text:p>
          </table:table-cell>
          <table:table-cell office:value-type="string" calcext:value-type="string">
            <text:p>ㄉㄣ</text:p>
          </table:table-cell>
          <table:table-cell office:value-type="string" calcext:value-type="string">
            <text:p>ㄅ變ㄜㄯ</text:p>
          </table:table-cell>
          <table:table-cell office:value-type="string" calcext:value-type="string">
            <text:p>ㄊㄣ</text:p>
          </table:table-cell>
          <table:table-cell office:value-type="string" calcext:value-type="string">
            <text:p>ㄆ變ㄜㄯ</text:p>
          </table:table-cell>
          <table:table-cell office:value-type="string" calcext:value-type="string">
            <text:p>ㄋㄣ</text:p>
          </table:table-cell>
          <table:table-cell office:value-type="string" calcext:value-type="string">
            <text:p>ㄇ變ㄜㄯ</text:p>
          </table:table-cell>
          <table:table-cell office:value-type="string" calcext:value-type="string">
            <text:p>ㄌㄣ</text:p>
          </table:table-cell>
          <table:table-cell office:value-type="string" calcext:value-type="string">
            <text:p>ㄈ變ㄜㄯ</text:p>
          </table:table-cell>
          <table:table-cell office:value-type="string" calcext:value-type="string">
            <text:p>ㄍㄣ</text:p>
          </table:table-cell>
          <table:table-cell office:value-type="string" calcext:value-type="string">
            <text:p>ㄅㄇㄜㄯ</text:p>
          </table:table-cell>
          <table:table-cell office:value-type="string" calcext:value-type="string">
            <text:p>ㄎㄣ</text:p>
          </table:table-cell>
          <table:table-cell office:value-type="string" calcext:value-type="string">
            <text:p>ㄅㄇ變ㄜㄯ</text:p>
          </table:table-cell>
          <table:table-cell office:value-type="string" calcext:value-type="string">
            <text:p>ㄏㄣ</text:p>
          </table:table-cell>
          <table:table-cell office:value-type="string" calcext:value-type="string">
            <text:p>ㄆㄈㄜㄯ</text:p>
          </table:table-cell>
          <table:table-cell office:value-type="string" calcext:value-type="string">
            <text:p>ㄐㄣ</text:p>
          </table:table-cell>
          <table:table-cell office:value-type="string" calcext:value-type="string">
            <text:p>ㄅㄆㄜㄯ</text:p>
          </table:table-cell>
          <table:table-cell office:value-type="string" calcext:value-type="string">
            <text:p>ㄑㄣ</text:p>
          </table:table-cell>
          <table:table-cell office:value-type="string" calcext:value-type="string">
            <text:p>ㄇㄈㄜㄯ</text:p>
          </table:table-cell>
          <table:table-cell office:value-type="string" calcext:value-type="string">
            <text:p>ㄒㄣ</text:p>
          </table:table-cell>
          <table:table-cell office:value-type="string" calcext:value-type="string">
            <text:p>ㄅㄆㄇㄈㄜㄯ</text:p>
          </table:table-cell>
          <table:table-cell office:value-type="string" calcext:value-type="string">
            <text:p>ㄓㄣ</text:p>
          </table:table-cell>
          <table:table-cell office:value-type="string" calcext:value-type="string">
            <text:p>ㄅㄆ變ㄜㄯ</text:p>
          </table:table-cell>
          <table:table-cell office:value-type="string" calcext:value-type="string">
            <text:p>ㄔㄣ</text:p>
          </table:table-cell>
          <table:table-cell office:value-type="string" calcext:value-type="string">
            <text:p>ㄇㄈ變ㄜㄯ</text:p>
          </table:table-cell>
          <table:table-cell office:value-type="string" calcext:value-type="string">
            <text:p>ㄕㄣ</text:p>
          </table:table-cell>
          <table:table-cell office:value-type="string" calcext:value-type="string">
            <text:p>ㄅㄆㄇㄈ變ㄜㄯ</text:p>
          </table:table-cell>
          <table:table-cell office:value-type="string" calcext:value-type="string">
            <text:p>ㄖㄣ</text:p>
          </table:table-cell>
          <table:table-cell office:value-type="string" calcext:value-type="string">
            <text:p>ㄆㄈ變ㄜㄯ</text:p>
          </table:table-cell>
          <table:table-cell office:value-type="string" calcext:value-type="string">
            <text:p>ㄗㄣ</text:p>
          </table:table-cell>
          <table:table-cell office:value-type="string" calcext:value-type="string">
            <text:p>ㄅㄆㄜㄯ</text:p>
          </table:table-cell>
          <table:table-cell office:value-type="string" calcext:value-type="string">
            <text:p>ㄘㄣ</text:p>
          </table:table-cell>
          <table:table-cell office:value-type="string" calcext:value-type="string">
            <text:p>ㄇㄈㄜㄯ</text:p>
          </table:table-cell>
          <table:table-cell office:value-type="string" calcext:value-type="string">
            <text:p>ㄙㄣ</text:p>
          </table:table-cell>
          <table:table-cell office:value-type="string" calcext:value-type="string">
            <text:p>ㄅㄆㄇㄈㄜㄯ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ㄤ</text:p>
          </table:table-cell>
          <table:table-cell office:value-type="string" calcext:value-type="string">
            <text:p>ㄚㆭ</text:p>
          </table:table-cell>
          <table:table-cell office:value-type="string" calcext:value-type="string">
            <text:p>ㄅㄤ</text:p>
          </table:table-cell>
          <table:table-cell office:value-type="string" calcext:value-type="string">
            <text:p>ㄅㄚㆭ</text:p>
          </table:table-cell>
          <table:table-cell office:value-type="string" calcext:value-type="string">
            <text:p>ㄆㄤ</text:p>
          </table:table-cell>
          <table:table-cell office:value-type="string" calcext:value-type="string">
            <text:p>ㄆㄚㆭ</text:p>
          </table:table-cell>
          <table:table-cell office:value-type="string" calcext:value-type="string">
            <text:p>ㄇㄤ</text:p>
          </table:table-cell>
          <table:table-cell office:value-type="string" calcext:value-type="string">
            <text:p>ㄇㄚㆭ</text:p>
          </table:table-cell>
          <table:table-cell office:value-type="string" calcext:value-type="string">
            <text:p>ㄈㄤ</text:p>
          </table:table-cell>
          <table:table-cell office:value-type="string" calcext:value-type="string">
            <text:p>ㄈㄚㆭ</text:p>
          </table:table-cell>
          <table:table-cell office:value-type="string" calcext:value-type="string">
            <text:p>ㄉㄤ</text:p>
          </table:table-cell>
          <table:table-cell office:value-type="string" calcext:value-type="string">
            <text:p>ㄅ變ㄚㆭ</text:p>
          </table:table-cell>
          <table:table-cell office:value-type="string" calcext:value-type="string">
            <text:p>ㄊㄤ</text:p>
          </table:table-cell>
          <table:table-cell office:value-type="string" calcext:value-type="string">
            <text:p>ㄆ變ㄚㆭ</text:p>
          </table:table-cell>
          <table:table-cell office:value-type="string" calcext:value-type="string">
            <text:p>ㄋㄤ</text:p>
          </table:table-cell>
          <table:table-cell office:value-type="string" calcext:value-type="string">
            <text:p>ㄇ變ㄚㆭ</text:p>
          </table:table-cell>
          <table:table-cell office:value-type="string" calcext:value-type="string">
            <text:p>ㄌㄤ</text:p>
          </table:table-cell>
          <table:table-cell office:value-type="string" calcext:value-type="string">
            <text:p>ㄈ變ㄚㆭ</text:p>
          </table:table-cell>
          <table:table-cell office:value-type="string" calcext:value-type="string">
            <text:p>ㄍㄤ</text:p>
          </table:table-cell>
          <table:table-cell office:value-type="string" calcext:value-type="string">
            <text:p>ㄅㄇㄚㆭ</text:p>
          </table:table-cell>
          <table:table-cell office:value-type="string" calcext:value-type="string">
            <text:p>ㄎㄤ</text:p>
          </table:table-cell>
          <table:table-cell office:value-type="string" calcext:value-type="string">
            <text:p>ㄅㄇ變ㄚㆭ</text:p>
          </table:table-cell>
          <table:table-cell office:value-type="string" calcext:value-type="string">
            <text:p>ㄏㄤ</text:p>
          </table:table-cell>
          <table:table-cell office:value-type="string" calcext:value-type="string">
            <text:p>ㄆㄈㄚㆭ</text:p>
          </table:table-cell>
          <table:table-cell office:value-type="string" calcext:value-type="string">
            <text:p>ㄐㄤ</text:p>
          </table:table-cell>
          <table:table-cell office:value-type="string" calcext:value-type="string">
            <text:p>ㄅㄆㄚㆭ</text:p>
          </table:table-cell>
          <table:table-cell office:value-type="string" calcext:value-type="string">
            <text:p>ㄑㄤ</text:p>
          </table:table-cell>
          <table:table-cell office:value-type="string" calcext:value-type="string">
            <text:p>ㄇㄈㄚㆭ</text:p>
          </table:table-cell>
          <table:table-cell office:value-type="string" calcext:value-type="string">
            <text:p>ㄒㄤ</text:p>
          </table:table-cell>
          <table:table-cell office:value-type="string" calcext:value-type="string">
            <text:p>ㄅㄆㄇㄈㄚㆭ</text:p>
          </table:table-cell>
          <table:table-cell office:value-type="string" calcext:value-type="string">
            <text:p>ㄓㄤ</text:p>
          </table:table-cell>
          <table:table-cell office:value-type="string" calcext:value-type="string">
            <text:p>ㄅㄆ變ㄚㆭ</text:p>
          </table:table-cell>
          <table:table-cell office:value-type="string" calcext:value-type="string">
            <text:p>ㄔㄤ</text:p>
          </table:table-cell>
          <table:table-cell office:value-type="string" calcext:value-type="string">
            <text:p>ㄇㄈ變ㄚㆭ</text:p>
          </table:table-cell>
          <table:table-cell office:value-type="string" calcext:value-type="string">
            <text:p>ㄕㄤ</text:p>
          </table:table-cell>
          <table:table-cell office:value-type="string" calcext:value-type="string">
            <text:p>ㄅㄆㄇㄈ變ㄚㆭ</text:p>
          </table:table-cell>
          <table:table-cell office:value-type="string" calcext:value-type="string">
            <text:p>ㄖㄤ</text:p>
          </table:table-cell>
          <table:table-cell office:value-type="string" calcext:value-type="string">
            <text:p>ㄆㄈ變ㄚㆭ</text:p>
          </table:table-cell>
          <table:table-cell office:value-type="string" calcext:value-type="string">
            <text:p>ㄗㄤ</text:p>
          </table:table-cell>
          <table:table-cell office:value-type="string" calcext:value-type="string">
            <text:p>ㄅㄆㄚㆭ</text:p>
          </table:table-cell>
          <table:table-cell office:value-type="string" calcext:value-type="string">
            <text:p>ㄘㄤ</text:p>
          </table:table-cell>
          <table:table-cell office:value-type="string" calcext:value-type="string">
            <text:p>ㄇㄈㄚㆭ</text:p>
          </table:table-cell>
          <table:table-cell office:value-type="string" calcext:value-type="string">
            <text:p>ㄙㄤ</text:p>
          </table:table-cell>
          <table:table-cell office:value-type="string" calcext:value-type="string">
            <text:p>ㄅㄆㄇㄈㄚㆭ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ㄥ</text:p>
          </table:table-cell>
          <table:table-cell office:value-type="string" calcext:value-type="string">
            <text:p>ㄜㆭ</text:p>
          </table:table-cell>
          <table:table-cell office:value-type="string" calcext:value-type="string">
            <text:p>ㄅㄥ</text:p>
          </table:table-cell>
          <table:table-cell office:value-type="string" calcext:value-type="string">
            <text:p>ㄅㄜㆭ</text:p>
          </table:table-cell>
          <table:table-cell office:value-type="string" calcext:value-type="string">
            <text:p>ㄆㄥ</text:p>
          </table:table-cell>
          <table:table-cell office:value-type="string" calcext:value-type="string">
            <text:p>ㄆㄜㆭ</text:p>
          </table:table-cell>
          <table:table-cell office:value-type="string" calcext:value-type="string">
            <text:p>ㄇㄥ</text:p>
          </table:table-cell>
          <table:table-cell office:value-type="string" calcext:value-type="string">
            <text:p>ㄇㄜㆭ</text:p>
          </table:table-cell>
          <table:table-cell office:value-type="string" calcext:value-type="string">
            <text:p>ㄈㄥ</text:p>
          </table:table-cell>
          <table:table-cell office:value-type="string" calcext:value-type="string">
            <text:p>ㄈㄜㆭ</text:p>
          </table:table-cell>
          <table:table-cell office:value-type="string" calcext:value-type="string">
            <text:p>ㄉㄥ</text:p>
          </table:table-cell>
          <table:table-cell office:value-type="string" calcext:value-type="string">
            <text:p>ㄅ變ㄜㆭ</text:p>
          </table:table-cell>
          <table:table-cell office:value-type="string" calcext:value-type="string">
            <text:p>ㄊㄥ</text:p>
          </table:table-cell>
          <table:table-cell office:value-type="string" calcext:value-type="string">
            <text:p>ㄆ變ㄜㆭ</text:p>
          </table:table-cell>
          <table:table-cell office:value-type="string" calcext:value-type="string">
            <text:p>ㄋㄥ</text:p>
          </table:table-cell>
          <table:table-cell office:value-type="string" calcext:value-type="string">
            <text:p>ㄇ變ㄜㆭ</text:p>
          </table:table-cell>
          <table:table-cell office:value-type="string" calcext:value-type="string">
            <text:p>ㄌㄥ</text:p>
          </table:table-cell>
          <table:table-cell office:value-type="string" calcext:value-type="string">
            <text:p>ㄈ變ㄜㆭ</text:p>
          </table:table-cell>
          <table:table-cell office:value-type="string" calcext:value-type="string">
            <text:p>ㄍㄥ</text:p>
          </table:table-cell>
          <table:table-cell office:value-type="string" calcext:value-type="string">
            <text:p>ㄅㄇㄜㆭ</text:p>
          </table:table-cell>
          <table:table-cell office:value-type="string" calcext:value-type="string">
            <text:p>ㄎㄥ</text:p>
          </table:table-cell>
          <table:table-cell office:value-type="string" calcext:value-type="string">
            <text:p>ㄅㄇ變ㄜㆭ</text:p>
          </table:table-cell>
          <table:table-cell office:value-type="string" calcext:value-type="string">
            <text:p>ㄏㄥ</text:p>
          </table:table-cell>
          <table:table-cell office:value-type="string" calcext:value-type="string">
            <text:p>ㄆㄈㄜㆭ</text:p>
          </table:table-cell>
          <table:table-cell office:value-type="string" calcext:value-type="string">
            <text:p>ㄐㄥ</text:p>
          </table:table-cell>
          <table:table-cell office:value-type="string" calcext:value-type="string">
            <text:p>ㄅㄆㄜㆭ</text:p>
          </table:table-cell>
          <table:table-cell office:value-type="string" calcext:value-type="string">
            <text:p>ㄑㄥ</text:p>
          </table:table-cell>
          <table:table-cell office:value-type="string" calcext:value-type="string">
            <text:p>ㄇㄈㄜㆭ</text:p>
          </table:table-cell>
          <table:table-cell office:value-type="string" calcext:value-type="string">
            <text:p>ㄒㄥ</text:p>
          </table:table-cell>
          <table:table-cell office:value-type="string" calcext:value-type="string">
            <text:p>ㄅㄆㄇㄈㄜㆭ</text:p>
          </table:table-cell>
          <table:table-cell office:value-type="string" calcext:value-type="string">
            <text:p>ㄓㄥ</text:p>
          </table:table-cell>
          <table:table-cell office:value-type="string" calcext:value-type="string">
            <text:p>ㄅㄆ變ㄜㆭ</text:p>
          </table:table-cell>
          <table:table-cell office:value-type="string" calcext:value-type="string">
            <text:p>ㄔㄥ</text:p>
          </table:table-cell>
          <table:table-cell office:value-type="string" calcext:value-type="string">
            <text:p>ㄇㄈ變ㄜㆭ</text:p>
          </table:table-cell>
          <table:table-cell office:value-type="string" calcext:value-type="string">
            <text:p>ㄕㄥ</text:p>
          </table:table-cell>
          <table:table-cell office:value-type="string" calcext:value-type="string">
            <text:p>ㄅㄆㄇㄈ變ㄜㆭ</text:p>
          </table:table-cell>
          <table:table-cell office:value-type="string" calcext:value-type="string">
            <text:p>ㄖㄥ</text:p>
          </table:table-cell>
          <table:table-cell office:value-type="string" calcext:value-type="string">
            <text:p>ㄆㄈ變ㄜㆭ</text:p>
          </table:table-cell>
          <table:table-cell office:value-type="string" calcext:value-type="string">
            <text:p>ㄗㄥ</text:p>
          </table:table-cell>
          <table:table-cell office:value-type="string" calcext:value-type="string">
            <text:p>ㄅㄆㄜㆭ</text:p>
          </table:table-cell>
          <table:table-cell office:value-type="string" calcext:value-type="string">
            <text:p>ㄘㄥ</text:p>
          </table:table-cell>
          <table:table-cell office:value-type="string" calcext:value-type="string">
            <text:p>ㄇㄈㄜㆭ</text:p>
          </table:table-cell>
          <table:table-cell office:value-type="string" calcext:value-type="string">
            <text:p>ㄙㄥ</text:p>
          </table:table-cell>
          <table:table-cell office:value-type="string" calcext:value-type="string">
            <text:p>ㄅㄆㄇㄈㄜㆭ</text:p>
          </table:table-cell>
          <table:table-cell table:number-columns-repeated="980"/>
        </table:table-row>
        <table:table-row table:style-name="ro1">
          <table:table-cell table:number-columns-repeated="2" office:value-type="string" calcext:value-type="string">
            <text:p>ㄧ</text:p>
          </table:table-cell>
          <table:table-cell table:number-columns-repeated="2" office:value-type="string" calcext:value-type="string">
            <text:p>ㄅㄧ</text:p>
          </table:table-cell>
          <table:table-cell table:number-columns-repeated="2" office:value-type="string" calcext:value-type="string">
            <text:p>ㄆㄧ</text:p>
          </table:table-cell>
          <table:table-cell table:number-columns-repeated="2" office:value-type="string" calcext:value-type="string">
            <text:p>ㄇㄧ</text:p>
          </table:table-cell>
          <table:table-cell table:number-columns-repeated="2" office:value-type="string" calcext:value-type="string">
            <text:p>ㄈㄧ</text:p>
          </table:table-cell>
          <table:table-cell office:value-type="string" calcext:value-type="string">
            <text:p>ㄉㄧ</text:p>
          </table:table-cell>
          <table:table-cell office:value-type="string" calcext:value-type="string">
            <text:p>ㄅ變ㄧ</text:p>
          </table:table-cell>
          <table:table-cell office:value-type="string" calcext:value-type="string">
            <text:p>ㄊㄧ</text:p>
          </table:table-cell>
          <table:table-cell office:value-type="string" calcext:value-type="string">
            <text:p>ㄆ變ㄧ</text:p>
          </table:table-cell>
          <table:table-cell office:value-type="string" calcext:value-type="string">
            <text:p>ㄋㄧ</text:p>
          </table:table-cell>
          <table:table-cell office:value-type="string" calcext:value-type="string">
            <text:p>ㄇ變ㄧ</text:p>
          </table:table-cell>
          <table:table-cell office:value-type="string" calcext:value-type="string">
            <text:p>ㄌㄧ</text:p>
          </table:table-cell>
          <table:table-cell office:value-type="string" calcext:value-type="string">
            <text:p>ㄈ變ㄧ</text:p>
          </table:table-cell>
          <table:table-cell office:value-type="string" calcext:value-type="string">
            <text:p>ㄍㄧ</text:p>
          </table:table-cell>
          <table:table-cell office:value-type="string" calcext:value-type="string">
            <text:p>ㄅㄇㄧ</text:p>
          </table:table-cell>
          <table:table-cell office:value-type="string" calcext:value-type="string">
            <text:p>ㄎㄧ</text:p>
          </table:table-cell>
          <table:table-cell office:value-type="string" calcext:value-type="string">
            <text:p>ㄅㄇ變ㄧ</text:p>
          </table:table-cell>
          <table:table-cell office:value-type="string" calcext:value-type="string">
            <text:p>ㄏㄧ</text:p>
          </table:table-cell>
          <table:table-cell office:value-type="string" calcext:value-type="string">
            <text:p>ㄆㄈㄧ</text:p>
          </table:table-cell>
          <table:table-cell office:value-type="string" calcext:value-type="string">
            <text:p>ㄐㄧ</text:p>
          </table:table-cell>
          <table:table-cell office:value-type="string" calcext:value-type="string">
            <text:p>ㄅㄆㄧ</text:p>
          </table:table-cell>
          <table:table-cell office:value-type="string" calcext:value-type="string">
            <text:p>ㄑㄧ</text:p>
          </table:table-cell>
          <table:table-cell office:value-type="string" calcext:value-type="string">
            <text:p>ㄇㄈㄧ</text:p>
          </table:table-cell>
          <table:table-cell office:value-type="string" calcext:value-type="string">
            <text:p>ㄒㄧ</text:p>
          </table:table-cell>
          <table:table-cell office:value-type="string" calcext:value-type="string">
            <text:p>ㄅㄆㄇㄈㄧ</text:p>
          </table:table-cell>
          <table:table-cell office:value-type="string" calcext:value-type="string">
            <text:p>ㄓㄧ</text:p>
          </table:table-cell>
          <table:table-cell office:value-type="string" calcext:value-type="string">
            <text:p>ㄅㄆ變ㄧ</text:p>
          </table:table-cell>
          <table:table-cell office:value-type="string" calcext:value-type="string">
            <text:p>ㄔㄧ</text:p>
          </table:table-cell>
          <table:table-cell office:value-type="string" calcext:value-type="string">
            <text:p>ㄇㄈ變ㄧ</text:p>
          </table:table-cell>
          <table:table-cell office:value-type="string" calcext:value-type="string">
            <text:p>ㄕㄧ</text:p>
          </table:table-cell>
          <table:table-cell office:value-type="string" calcext:value-type="string">
            <text:p>ㄅㄆㄇㄈ變ㄧ</text:p>
          </table:table-cell>
          <table:table-cell office:value-type="string" calcext:value-type="string">
            <text:p>ㄖㄧ</text:p>
          </table:table-cell>
          <table:table-cell office:value-type="string" calcext:value-type="string">
            <text:p>ㄆㄈ變ㄧ</text:p>
          </table:table-cell>
          <table:table-cell office:value-type="string" calcext:value-type="string">
            <text:p>ㄗㄧ</text:p>
          </table:table-cell>
          <table:table-cell office:value-type="string" calcext:value-type="string">
            <text:p>ㄅㄆㄧ</text:p>
          </table:table-cell>
          <table:table-cell office:value-type="string" calcext:value-type="string">
            <text:p>ㄘㄧ</text:p>
          </table:table-cell>
          <table:table-cell office:value-type="string" calcext:value-type="string">
            <text:p>ㄇㄈㄧ</text:p>
          </table:table-cell>
          <table:table-cell office:value-type="string" calcext:value-type="string">
            <text:p>ㄙㄧ</text:p>
          </table:table-cell>
          <table:table-cell office:value-type="string" calcext:value-type="string">
            <text:p>ㄅㄆㄇㄈㄧ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ㄧㄚ</text:p>
          </table:table-cell>
          <table:table-cell office:value-type="string" calcext:value-type="string">
            <text:p>ㄧㄚ異</text:p>
          </table:table-cell>
          <table:table-cell office:value-type="string" calcext:value-type="string">
            <text:p>ㄅㄧㄚ</text:p>
          </table:table-cell>
          <table:table-cell office:value-type="string" calcext:value-type="string">
            <text:p>ㄅㄧㄚ異</text:p>
          </table:table-cell>
          <table:table-cell office:value-type="string" calcext:value-type="string">
            <text:p>ㄆㄧㄚ</text:p>
          </table:table-cell>
          <table:table-cell office:value-type="string" calcext:value-type="string">
            <text:p>ㄆㄧㄚ異</text:p>
          </table:table-cell>
          <table:table-cell office:value-type="string" calcext:value-type="string">
            <text:p>ㄇㄧㄚ</text:p>
          </table:table-cell>
          <table:table-cell office:value-type="string" calcext:value-type="string">
            <text:p>ㄇㄧㄚ異</text:p>
          </table:table-cell>
          <table:table-cell office:value-type="string" calcext:value-type="string">
            <text:p>ㄈㄧㄚ</text:p>
          </table:table-cell>
          <table:table-cell office:value-type="string" calcext:value-type="string">
            <text:p>ㄈㄧㄚ異</text:p>
          </table:table-cell>
          <table:table-cell office:value-type="string" calcext:value-type="string">
            <text:p>ㄉㄧㄚ</text:p>
          </table:table-cell>
          <table:table-cell office:value-type="string" calcext:value-type="string">
            <text:p>ㄅ變ㄧㄚ異</text:p>
          </table:table-cell>
          <table:table-cell office:value-type="string" calcext:value-type="string">
            <text:p>ㄊㄧㄚ</text:p>
          </table:table-cell>
          <table:table-cell office:value-type="string" calcext:value-type="string">
            <text:p>ㄆ變ㄧㄚ異</text:p>
          </table:table-cell>
          <table:table-cell office:value-type="string" calcext:value-type="string">
            <text:p>ㄋㄧㄚ</text:p>
          </table:table-cell>
          <table:table-cell office:value-type="string" calcext:value-type="string">
            <text:p>ㄇ變ㄧㄚ異</text:p>
          </table:table-cell>
          <table:table-cell office:value-type="string" calcext:value-type="string">
            <text:p>ㄌㄧㄚ</text:p>
          </table:table-cell>
          <table:table-cell office:value-type="string" calcext:value-type="string">
            <text:p>ㄈ變ㄧㄚ異</text:p>
          </table:table-cell>
          <table:table-cell office:value-type="string" calcext:value-type="string">
            <text:p>ㄍㄧㄚ</text:p>
          </table:table-cell>
          <table:table-cell office:value-type="string" calcext:value-type="string">
            <text:p>ㄅㄇㄧㄚ異</text:p>
          </table:table-cell>
          <table:table-cell office:value-type="string" calcext:value-type="string">
            <text:p>ㄎㄧㄚ</text:p>
          </table:table-cell>
          <table:table-cell office:value-type="string" calcext:value-type="string">
            <text:p>ㄅㄇ變ㄧㄚ異</text:p>
          </table:table-cell>
          <table:table-cell office:value-type="string" calcext:value-type="string">
            <text:p>ㄏㄧㄚ</text:p>
          </table:table-cell>
          <table:table-cell office:value-type="string" calcext:value-type="string">
            <text:p>ㄆㄈㄧㄚ異</text:p>
          </table:table-cell>
          <table:table-cell office:value-type="string" calcext:value-type="string">
            <text:p>ㄐㄧㄚ</text:p>
          </table:table-cell>
          <table:table-cell office:value-type="string" calcext:value-type="string">
            <text:p>ㄅㄆㄧㄚ異</text:p>
          </table:table-cell>
          <table:table-cell office:value-type="string" calcext:value-type="string">
            <text:p>ㄑㄧㄚ</text:p>
          </table:table-cell>
          <table:table-cell office:value-type="string" calcext:value-type="string">
            <text:p>ㄇㄈㄧㄚ異</text:p>
          </table:table-cell>
          <table:table-cell office:value-type="string" calcext:value-type="string">
            <text:p>ㄒㄧㄚ</text:p>
          </table:table-cell>
          <table:table-cell office:value-type="string" calcext:value-type="string">
            <text:p>ㄅㄆㄇㄈㄧㄚ異</text:p>
          </table:table-cell>
          <table:table-cell office:value-type="string" calcext:value-type="string">
            <text:p>ㄓㄧㄚ</text:p>
          </table:table-cell>
          <table:table-cell office:value-type="string" calcext:value-type="string">
            <text:p>ㄅㄆ變ㄧㄚ異</text:p>
          </table:table-cell>
          <table:table-cell office:value-type="string" calcext:value-type="string">
            <text:p>ㄔㄧㄚ</text:p>
          </table:table-cell>
          <table:table-cell office:value-type="string" calcext:value-type="string">
            <text:p>ㄇㄈ變ㄧㄚ異</text:p>
          </table:table-cell>
          <table:table-cell office:value-type="string" calcext:value-type="string">
            <text:p>ㄕㄧㄚ</text:p>
          </table:table-cell>
          <table:table-cell office:value-type="string" calcext:value-type="string">
            <text:p>ㄅㄆㄇㄈ變ㄧㄚ異</text:p>
          </table:table-cell>
          <table:table-cell office:value-type="string" calcext:value-type="string">
            <text:p>ㄖㄧㄚ</text:p>
          </table:table-cell>
          <table:table-cell office:value-type="string" calcext:value-type="string">
            <text:p>ㄆㄈ變ㄧㄚ異</text:p>
          </table:table-cell>
          <table:table-cell office:value-type="string" calcext:value-type="string">
            <text:p>ㄗㄧㄚ</text:p>
          </table:table-cell>
          <table:table-cell office:value-type="string" calcext:value-type="string">
            <text:p>ㄅㄆㄧㄚ異</text:p>
          </table:table-cell>
          <table:table-cell office:value-type="string" calcext:value-type="string">
            <text:p>ㄘㄧㄚ</text:p>
          </table:table-cell>
          <table:table-cell office:value-type="string" calcext:value-type="string">
            <text:p>ㄇㄈㄧㄚ異</text:p>
          </table:table-cell>
          <table:table-cell office:value-type="string" calcext:value-type="string">
            <text:p>ㄙㄧㄚ</text:p>
          </table:table-cell>
          <table:table-cell office:value-type="string" calcext:value-type="string">
            <text:p>ㄅㄆㄇㄈㄧㄚ異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ㄧㄛ</text:p>
          </table:table-cell>
          <table:table-cell office:value-type="string" calcext:value-type="string">
            <text:p>ㄧㄚㄜ</text:p>
          </table:table-cell>
          <table:table-cell office:value-type="string" calcext:value-type="string">
            <text:p>ㄅㄧㄛ</text:p>
          </table:table-cell>
          <table:table-cell office:value-type="string" calcext:value-type="string">
            <text:p>ㄅㄧㄚㄜ</text:p>
          </table:table-cell>
          <table:table-cell office:value-type="string" calcext:value-type="string">
            <text:p>ㄆㄧㄛ</text:p>
          </table:table-cell>
          <table:table-cell office:value-type="string" calcext:value-type="string">
            <text:p>ㄆㄧㄚㄜ</text:p>
          </table:table-cell>
          <table:table-cell office:value-type="string" calcext:value-type="string">
            <text:p>ㄇㄧㄛ</text:p>
          </table:table-cell>
          <table:table-cell office:value-type="string" calcext:value-type="string">
            <text:p>ㄇㄧㄚㄜ</text:p>
          </table:table-cell>
          <table:table-cell office:value-type="string" calcext:value-type="string">
            <text:p>ㄈㄧㄛ</text:p>
          </table:table-cell>
          <table:table-cell office:value-type="string" calcext:value-type="string">
            <text:p>ㄈㄧㄚㄜ</text:p>
          </table:table-cell>
          <table:table-cell office:value-type="string" calcext:value-type="string">
            <text:p>ㄉㄧㄛ</text:p>
          </table:table-cell>
          <table:table-cell office:value-type="string" calcext:value-type="string">
            <text:p>ㄅ變ㄧㄚㄜ</text:p>
          </table:table-cell>
          <table:table-cell office:value-type="string" calcext:value-type="string">
            <text:p>ㄊㄧㄛ</text:p>
          </table:table-cell>
          <table:table-cell office:value-type="string" calcext:value-type="string">
            <text:p>ㄆ變ㄧㄚㄜ</text:p>
          </table:table-cell>
          <table:table-cell office:value-type="string" calcext:value-type="string">
            <text:p>ㄋㄧㄛ</text:p>
          </table:table-cell>
          <table:table-cell office:value-type="string" calcext:value-type="string">
            <text:p>ㄇ變ㄧㄚㄜ</text:p>
          </table:table-cell>
          <table:table-cell office:value-type="string" calcext:value-type="string">
            <text:p>ㄌㄧㄛ</text:p>
          </table:table-cell>
          <table:table-cell office:value-type="string" calcext:value-type="string">
            <text:p>ㄈ變ㄧㄚㄜ</text:p>
          </table:table-cell>
          <table:table-cell office:value-type="string" calcext:value-type="string">
            <text:p>ㄍㄧㄛ</text:p>
          </table:table-cell>
          <table:table-cell office:value-type="string" calcext:value-type="string">
            <text:p>ㄅㄇㄧㄚㄜ</text:p>
          </table:table-cell>
          <table:table-cell office:value-type="string" calcext:value-type="string">
            <text:p>ㄎㄧㄛ</text:p>
          </table:table-cell>
          <table:table-cell office:value-type="string" calcext:value-type="string">
            <text:p>ㄅㄇ變ㄧㄚㄜ</text:p>
          </table:table-cell>
          <table:table-cell office:value-type="string" calcext:value-type="string">
            <text:p>ㄏㄧㄛ</text:p>
          </table:table-cell>
          <table:table-cell office:value-type="string" calcext:value-type="string">
            <text:p>ㄆㄈㄧㄚㄜ</text:p>
          </table:table-cell>
          <table:table-cell office:value-type="string" calcext:value-type="string">
            <text:p>ㄐㄧㄛ</text:p>
          </table:table-cell>
          <table:table-cell office:value-type="string" calcext:value-type="string">
            <text:p>ㄅㄆㄧㄚㄜ</text:p>
          </table:table-cell>
          <table:table-cell office:value-type="string" calcext:value-type="string">
            <text:p>ㄑㄧㄛ</text:p>
          </table:table-cell>
          <table:table-cell office:value-type="string" calcext:value-type="string">
            <text:p>ㄇㄈㄧㄚㄜ</text:p>
          </table:table-cell>
          <table:table-cell office:value-type="string" calcext:value-type="string">
            <text:p>ㄒㄧㄛ</text:p>
          </table:table-cell>
          <table:table-cell office:value-type="string" calcext:value-type="string">
            <text:p>ㄅㄆㄇㄈㄧㄚㄜ</text:p>
          </table:table-cell>
          <table:table-cell office:value-type="string" calcext:value-type="string">
            <text:p>ㄓㄧㄛ</text:p>
          </table:table-cell>
          <table:table-cell office:value-type="string" calcext:value-type="string">
            <text:p>ㄅㄆ變ㄧㄚㄜ</text:p>
          </table:table-cell>
          <table:table-cell office:value-type="string" calcext:value-type="string">
            <text:p>ㄔㄧㄛ</text:p>
          </table:table-cell>
          <table:table-cell office:value-type="string" calcext:value-type="string">
            <text:p>ㄇㄈ變ㄧㄚㄜ</text:p>
          </table:table-cell>
          <table:table-cell office:value-type="string" calcext:value-type="string">
            <text:p>ㄕㄧㄛ</text:p>
          </table:table-cell>
          <table:table-cell office:value-type="string" calcext:value-type="string">
            <text:p>ㄅㄆㄇㄈ變ㄧㄚㄜ</text:p>
          </table:table-cell>
          <table:table-cell office:value-type="string" calcext:value-type="string">
            <text:p>ㄖㄧㄛ</text:p>
          </table:table-cell>
          <table:table-cell office:value-type="string" calcext:value-type="string">
            <text:p>ㄆㄈ變ㄧㄚㄜ</text:p>
          </table:table-cell>
          <table:table-cell office:value-type="string" calcext:value-type="string">
            <text:p>ㄗㄧㄛ</text:p>
          </table:table-cell>
          <table:table-cell office:value-type="string" calcext:value-type="string">
            <text:p>ㄅㄆㄧㄚㄜ</text:p>
          </table:table-cell>
          <table:table-cell office:value-type="string" calcext:value-type="string">
            <text:p>ㄘㄧㄛ</text:p>
          </table:table-cell>
          <table:table-cell office:value-type="string" calcext:value-type="string">
            <text:p>ㄇㄈㄧㄚㄜ</text:p>
          </table:table-cell>
          <table:table-cell office:value-type="string" calcext:value-type="string">
            <text:p>ㄙㄧㄛ</text:p>
          </table:table-cell>
          <table:table-cell office:value-type="string" calcext:value-type="string">
            <text:p>ㄅㄆㄇㄈㄧㄚㄜ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ㄧㄝ</text:p>
          </table:table-cell>
          <table:table-cell office:value-type="string" calcext:value-type="string">
            <text:p>ㄧㄜ異</text:p>
          </table:table-cell>
          <table:table-cell office:value-type="string" calcext:value-type="string">
            <text:p>ㄅㄧㄝ</text:p>
          </table:table-cell>
          <table:table-cell office:value-type="string" calcext:value-type="string">
            <text:p>ㄅㄧㄜ異</text:p>
          </table:table-cell>
          <table:table-cell office:value-type="string" calcext:value-type="string">
            <text:p>ㄆㄧㄝ</text:p>
          </table:table-cell>
          <table:table-cell office:value-type="string" calcext:value-type="string">
            <text:p>ㄆㄧㄜ異</text:p>
          </table:table-cell>
          <table:table-cell office:value-type="string" calcext:value-type="string">
            <text:p>ㄇㄧㄝ</text:p>
          </table:table-cell>
          <table:table-cell office:value-type="string" calcext:value-type="string">
            <text:p>ㄇㄧㄜ異</text:p>
          </table:table-cell>
          <table:table-cell office:value-type="string" calcext:value-type="string">
            <text:p>ㄈㄧㄝ</text:p>
          </table:table-cell>
          <table:table-cell office:value-type="string" calcext:value-type="string">
            <text:p>ㄈㄧㄜ異</text:p>
          </table:table-cell>
          <table:table-cell office:value-type="string" calcext:value-type="string">
            <text:p>ㄉㄧㄝ</text:p>
          </table:table-cell>
          <table:table-cell office:value-type="string" calcext:value-type="string">
            <text:p>ㄅ變ㄧㄜ異</text:p>
          </table:table-cell>
          <table:table-cell office:value-type="string" calcext:value-type="string">
            <text:p>ㄊㄧㄝ</text:p>
          </table:table-cell>
          <table:table-cell office:value-type="string" calcext:value-type="string">
            <text:p>ㄆ變ㄧㄜ異</text:p>
          </table:table-cell>
          <table:table-cell office:value-type="string" calcext:value-type="string">
            <text:p>ㄋㄧㄝ</text:p>
          </table:table-cell>
          <table:table-cell office:value-type="string" calcext:value-type="string">
            <text:p>ㄇ變ㄧㄜ異</text:p>
          </table:table-cell>
          <table:table-cell office:value-type="string" calcext:value-type="string">
            <text:p>ㄌㄧㄝ</text:p>
          </table:table-cell>
          <table:table-cell office:value-type="string" calcext:value-type="string">
            <text:p>ㄈ變ㄧㄜ異</text:p>
          </table:table-cell>
          <table:table-cell office:value-type="string" calcext:value-type="string">
            <text:p>ㄍㄧㄝ</text:p>
          </table:table-cell>
          <table:table-cell office:value-type="string" calcext:value-type="string">
            <text:p>ㄅㄇㄧㄜ異</text:p>
          </table:table-cell>
          <table:table-cell office:value-type="string" calcext:value-type="string">
            <text:p>ㄎㄧㄝ</text:p>
          </table:table-cell>
          <table:table-cell office:value-type="string" calcext:value-type="string">
            <text:p>ㄅㄇ變ㄧㄜ異</text:p>
          </table:table-cell>
          <table:table-cell office:value-type="string" calcext:value-type="string">
            <text:p>ㄏㄧㄝ</text:p>
          </table:table-cell>
          <table:table-cell office:value-type="string" calcext:value-type="string">
            <text:p>ㄆㄈㄧㄜ異</text:p>
          </table:table-cell>
          <table:table-cell office:value-type="string" calcext:value-type="string">
            <text:p>ㄐㄧㄝ</text:p>
          </table:table-cell>
          <table:table-cell office:value-type="string" calcext:value-type="string">
            <text:p>ㄅㄆㄧㄜ異</text:p>
          </table:table-cell>
          <table:table-cell office:value-type="string" calcext:value-type="string">
            <text:p>ㄑㄧㄝ</text:p>
          </table:table-cell>
          <table:table-cell office:value-type="string" calcext:value-type="string">
            <text:p>ㄇㄈㄧㄜ異</text:p>
          </table:table-cell>
          <table:table-cell office:value-type="string" calcext:value-type="string">
            <text:p>ㄒㄧㄝ</text:p>
          </table:table-cell>
          <table:table-cell office:value-type="string" calcext:value-type="string">
            <text:p>ㄅㄆㄇㄈㄧㄜ異</text:p>
          </table:table-cell>
          <table:table-cell office:value-type="string" calcext:value-type="string">
            <text:p>ㄓㄧㄝ</text:p>
          </table:table-cell>
          <table:table-cell office:value-type="string" calcext:value-type="string">
            <text:p>ㄅㄆ變ㄧㄜ異</text:p>
          </table:table-cell>
          <table:table-cell office:value-type="string" calcext:value-type="string">
            <text:p>ㄔㄧㄝ</text:p>
          </table:table-cell>
          <table:table-cell office:value-type="string" calcext:value-type="string">
            <text:p>ㄇㄈ變ㄧㄜ異</text:p>
          </table:table-cell>
          <table:table-cell office:value-type="string" calcext:value-type="string">
            <text:p>ㄕㄧㄝ</text:p>
          </table:table-cell>
          <table:table-cell office:value-type="string" calcext:value-type="string">
            <text:p>ㄅㄆㄇㄈ變ㄧㄜ異</text:p>
          </table:table-cell>
          <table:table-cell office:value-type="string" calcext:value-type="string">
            <text:p>ㄖㄧㄝ</text:p>
          </table:table-cell>
          <table:table-cell office:value-type="string" calcext:value-type="string">
            <text:p>ㄆㄈ變ㄧㄜ異</text:p>
          </table:table-cell>
          <table:table-cell office:value-type="string" calcext:value-type="string">
            <text:p>ㄗㄧㄝ</text:p>
          </table:table-cell>
          <table:table-cell office:value-type="string" calcext:value-type="string">
            <text:p>ㄅㄆㄧㄜ異</text:p>
          </table:table-cell>
          <table:table-cell office:value-type="string" calcext:value-type="string">
            <text:p>ㄘㄧㄝ</text:p>
          </table:table-cell>
          <table:table-cell office:value-type="string" calcext:value-type="string">
            <text:p>ㄇㄈㄧㄜ異</text:p>
          </table:table-cell>
          <table:table-cell office:value-type="string" calcext:value-type="string">
            <text:p>ㄙㄧㄝ</text:p>
          </table:table-cell>
          <table:table-cell office:value-type="string" calcext:value-type="string">
            <text:p>ㄅㄆㄇㄈㄧㄜ異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ㄧㄞ</text:p>
          </table:table-cell>
          <table:table-cell office:value-type="string" calcext:value-type="string">
            <text:p>ㄧㄯ</text:p>
          </table:table-cell>
          <table:table-cell office:value-type="string" calcext:value-type="string">
            <text:p>ㄅㄧㄞ</text:p>
          </table:table-cell>
          <table:table-cell office:value-type="string" calcext:value-type="string">
            <text:p>ㄅㄧㄯ</text:p>
          </table:table-cell>
          <table:table-cell office:value-type="string" calcext:value-type="string">
            <text:p>ㄆㄧㄞ</text:p>
          </table:table-cell>
          <table:table-cell office:value-type="string" calcext:value-type="string">
            <text:p>ㄆㄧㄯ</text:p>
          </table:table-cell>
          <table:table-cell office:value-type="string" calcext:value-type="string">
            <text:p>ㄇㄧㄞ</text:p>
          </table:table-cell>
          <table:table-cell office:value-type="string" calcext:value-type="string">
            <text:p>ㄇㄧㄯ</text:p>
          </table:table-cell>
          <table:table-cell office:value-type="string" calcext:value-type="string">
            <text:p>ㄈㄧㄞ</text:p>
          </table:table-cell>
          <table:table-cell office:value-type="string" calcext:value-type="string">
            <text:p>ㄈㄧㄯ</text:p>
          </table:table-cell>
          <table:table-cell office:value-type="string" calcext:value-type="string">
            <text:p>ㄉㄧㄞ</text:p>
          </table:table-cell>
          <table:table-cell office:value-type="string" calcext:value-type="string">
            <text:p>ㄅ變ㄧㄯ</text:p>
          </table:table-cell>
          <table:table-cell office:value-type="string" calcext:value-type="string">
            <text:p>ㄊㄧㄞ</text:p>
          </table:table-cell>
          <table:table-cell office:value-type="string" calcext:value-type="string">
            <text:p>ㄆ變ㄧㄯ</text:p>
          </table:table-cell>
          <table:table-cell office:value-type="string" calcext:value-type="string">
            <text:p>ㄋㄧㄞ</text:p>
          </table:table-cell>
          <table:table-cell office:value-type="string" calcext:value-type="string">
            <text:p>ㄇ變ㄧㄯ</text:p>
          </table:table-cell>
          <table:table-cell office:value-type="string" calcext:value-type="string">
            <text:p>ㄌㄧㄞ</text:p>
          </table:table-cell>
          <table:table-cell office:value-type="string" calcext:value-type="string">
            <text:p>ㄈ變ㄧㄯ</text:p>
          </table:table-cell>
          <table:table-cell office:value-type="string" calcext:value-type="string">
            <text:p>ㄍㄧㄞ</text:p>
          </table:table-cell>
          <table:table-cell office:value-type="string" calcext:value-type="string">
            <text:p>ㄅㄇㄧㄯ</text:p>
          </table:table-cell>
          <table:table-cell office:value-type="string" calcext:value-type="string">
            <text:p>ㄎㄧㄞ</text:p>
          </table:table-cell>
          <table:table-cell office:value-type="string" calcext:value-type="string">
            <text:p>ㄅㄇ變ㄧㄯ</text:p>
          </table:table-cell>
          <table:table-cell office:value-type="string" calcext:value-type="string">
            <text:p>ㄏㄧㄞ</text:p>
          </table:table-cell>
          <table:table-cell office:value-type="string" calcext:value-type="string">
            <text:p>ㄆㄈㄧㄯ</text:p>
          </table:table-cell>
          <table:table-cell office:value-type="string" calcext:value-type="string">
            <text:p>ㄐㄧㄞ</text:p>
          </table:table-cell>
          <table:table-cell office:value-type="string" calcext:value-type="string">
            <text:p>ㄅㄆㄧㄯ</text:p>
          </table:table-cell>
          <table:table-cell office:value-type="string" calcext:value-type="string">
            <text:p>ㄑㄧㄞ</text:p>
          </table:table-cell>
          <table:table-cell office:value-type="string" calcext:value-type="string">
            <text:p>ㄇㄈㄧㄯ</text:p>
          </table:table-cell>
          <table:table-cell office:value-type="string" calcext:value-type="string">
            <text:p>ㄒㄧㄞ</text:p>
          </table:table-cell>
          <table:table-cell office:value-type="string" calcext:value-type="string">
            <text:p>ㄅㄆㄇㄈㄧㄯ</text:p>
          </table:table-cell>
          <table:table-cell office:value-type="string" calcext:value-type="string">
            <text:p>ㄓㄧㄞ</text:p>
          </table:table-cell>
          <table:table-cell office:value-type="string" calcext:value-type="string">
            <text:p>ㄅㄆ變ㄧㄯ</text:p>
          </table:table-cell>
          <table:table-cell office:value-type="string" calcext:value-type="string">
            <text:p>ㄔㄧㄞ</text:p>
          </table:table-cell>
          <table:table-cell office:value-type="string" calcext:value-type="string">
            <text:p>ㄇㄈ變ㄧㄯ</text:p>
          </table:table-cell>
          <table:table-cell office:value-type="string" calcext:value-type="string">
            <text:p>ㄕㄧㄞ</text:p>
          </table:table-cell>
          <table:table-cell office:value-type="string" calcext:value-type="string">
            <text:p>ㄅㄆㄇㄈ變ㄧㄯ</text:p>
          </table:table-cell>
          <table:table-cell office:value-type="string" calcext:value-type="string">
            <text:p>ㄖㄧㄞ</text:p>
          </table:table-cell>
          <table:table-cell office:value-type="string" calcext:value-type="string">
            <text:p>ㄆㄈ變ㄧㄯ</text:p>
          </table:table-cell>
          <table:table-cell office:value-type="string" calcext:value-type="string">
            <text:p>ㄗㄧㄞ</text:p>
          </table:table-cell>
          <table:table-cell office:value-type="string" calcext:value-type="string">
            <text:p>ㄅㄆㄧㄯ</text:p>
          </table:table-cell>
          <table:table-cell office:value-type="string" calcext:value-type="string">
            <text:p>ㄘㄧㄞ</text:p>
          </table:table-cell>
          <table:table-cell office:value-type="string" calcext:value-type="string">
            <text:p>ㄇㄈㄧㄯ</text:p>
          </table:table-cell>
          <table:table-cell office:value-type="string" calcext:value-type="string">
            <text:p>ㄙㄧㄞ</text:p>
          </table:table-cell>
          <table:table-cell office:value-type="string" calcext:value-type="string">
            <text:p>ㄅㄆㄇㄈㄧㄯ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ㄧㄠ</text:p>
          </table:table-cell>
          <table:table-cell office:value-type="string" calcext:value-type="string">
            <text:p>ㄧㄨㄚ</text:p>
          </table:table-cell>
          <table:table-cell office:value-type="string" calcext:value-type="string">
            <text:p>ㄅㄧㄠ</text:p>
          </table:table-cell>
          <table:table-cell office:value-type="string" calcext:value-type="string">
            <text:p>ㄅㄧㄨㄚ</text:p>
          </table:table-cell>
          <table:table-cell office:value-type="string" calcext:value-type="string">
            <text:p>ㄆㄧㄠ</text:p>
          </table:table-cell>
          <table:table-cell office:value-type="string" calcext:value-type="string">
            <text:p>ㄆㄧㄨㄚ</text:p>
          </table:table-cell>
          <table:table-cell office:value-type="string" calcext:value-type="string">
            <text:p>ㄇㄧㄠ</text:p>
          </table:table-cell>
          <table:table-cell office:value-type="string" calcext:value-type="string">
            <text:p>ㄇㄧㄨㄚ</text:p>
          </table:table-cell>
          <table:table-cell office:value-type="string" calcext:value-type="string">
            <text:p>ㄈㄧㄠ</text:p>
          </table:table-cell>
          <table:table-cell office:value-type="string" calcext:value-type="string">
            <text:p>ㄈㄧㄨㄚ</text:p>
          </table:table-cell>
          <table:table-cell office:value-type="string" calcext:value-type="string">
            <text:p>ㄉㄧㄠ</text:p>
          </table:table-cell>
          <table:table-cell office:value-type="string" calcext:value-type="string">
            <text:p>ㄅ變ㄧㄨㄚ</text:p>
          </table:table-cell>
          <table:table-cell office:value-type="string" calcext:value-type="string">
            <text:p>ㄊㄧㄠ</text:p>
          </table:table-cell>
          <table:table-cell office:value-type="string" calcext:value-type="string">
            <text:p>ㄆ變ㄧㄨㄚ</text:p>
          </table:table-cell>
          <table:table-cell office:value-type="string" calcext:value-type="string">
            <text:p>ㄋㄧㄠ</text:p>
          </table:table-cell>
          <table:table-cell office:value-type="string" calcext:value-type="string">
            <text:p>ㄇ變ㄧㄨㄚ</text:p>
          </table:table-cell>
          <table:table-cell office:value-type="string" calcext:value-type="string">
            <text:p>ㄌㄧㄠ</text:p>
          </table:table-cell>
          <table:table-cell office:value-type="string" calcext:value-type="string">
            <text:p>ㄈ變ㄧㄨㄚ</text:p>
          </table:table-cell>
          <table:table-cell office:value-type="string" calcext:value-type="string">
            <text:p>ㄍㄧㄠ</text:p>
          </table:table-cell>
          <table:table-cell office:value-type="string" calcext:value-type="string">
            <text:p>ㄅㄇㄧㄨㄚ</text:p>
          </table:table-cell>
          <table:table-cell office:value-type="string" calcext:value-type="string">
            <text:p>ㄎㄧㄠ</text:p>
          </table:table-cell>
          <table:table-cell office:value-type="string" calcext:value-type="string">
            <text:p>ㄅㄇ變ㄧㄨㄚ</text:p>
          </table:table-cell>
          <table:table-cell office:value-type="string" calcext:value-type="string">
            <text:p>ㄏㄧㄠ</text:p>
          </table:table-cell>
          <table:table-cell office:value-type="string" calcext:value-type="string">
            <text:p>ㄆㄈㄧㄨㄚ</text:p>
          </table:table-cell>
          <table:table-cell office:value-type="string" calcext:value-type="string">
            <text:p>ㄐㄧㄠ</text:p>
          </table:table-cell>
          <table:table-cell office:value-type="string" calcext:value-type="string">
            <text:p>ㄅㄆㄧㄨㄚ</text:p>
          </table:table-cell>
          <table:table-cell office:value-type="string" calcext:value-type="string">
            <text:p>ㄑㄧㄠ</text:p>
          </table:table-cell>
          <table:table-cell office:value-type="string" calcext:value-type="string">
            <text:p>ㄇㄈㄧㄨㄚ</text:p>
          </table:table-cell>
          <table:table-cell office:value-type="string" calcext:value-type="string">
            <text:p>ㄒㄧㄠ</text:p>
          </table:table-cell>
          <table:table-cell office:value-type="string" calcext:value-type="string">
            <text:p>ㄅㄆㄇㄈㄧㄨㄚ</text:p>
          </table:table-cell>
          <table:table-cell office:value-type="string" calcext:value-type="string">
            <text:p>ㄓㄧㄠ</text:p>
          </table:table-cell>
          <table:table-cell office:value-type="string" calcext:value-type="string">
            <text:p>ㄅㄆ變ㄧㄨㄚ</text:p>
          </table:table-cell>
          <table:table-cell office:value-type="string" calcext:value-type="string">
            <text:p>ㄔㄧㄠ</text:p>
          </table:table-cell>
          <table:table-cell office:value-type="string" calcext:value-type="string">
            <text:p>ㄇㄈ變ㄧㄨㄚ</text:p>
          </table:table-cell>
          <table:table-cell office:value-type="string" calcext:value-type="string">
            <text:p>ㄕㄧㄠ</text:p>
          </table:table-cell>
          <table:table-cell office:value-type="string" calcext:value-type="string">
            <text:p>ㄅㄆㄇㄈ變ㄧㄨㄚ</text:p>
          </table:table-cell>
          <table:table-cell office:value-type="string" calcext:value-type="string">
            <text:p>ㄖㄧㄠ</text:p>
          </table:table-cell>
          <table:table-cell office:value-type="string" calcext:value-type="string">
            <text:p>ㄆㄈ變ㄧㄨㄚ</text:p>
          </table:table-cell>
          <table:table-cell office:value-type="string" calcext:value-type="string">
            <text:p>ㄗㄧㄠ</text:p>
          </table:table-cell>
          <table:table-cell office:value-type="string" calcext:value-type="string">
            <text:p>ㄅㄆㄧㄨㄚ</text:p>
          </table:table-cell>
          <table:table-cell office:value-type="string" calcext:value-type="string">
            <text:p>ㄘㄧㄠ</text:p>
          </table:table-cell>
          <table:table-cell office:value-type="string" calcext:value-type="string">
            <text:p>ㄇㄈㄧㄨㄚ</text:p>
          </table:table-cell>
          <table:table-cell office:value-type="string" calcext:value-type="string">
            <text:p>ㄙㄧㄠ</text:p>
          </table:table-cell>
          <table:table-cell office:value-type="string" calcext:value-type="string">
            <text:p>ㄅㄆㄇㄈㄧㄨㄚ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ㄧㄡ</text:p>
          </table:table-cell>
          <table:table-cell office:value-type="string" calcext:value-type="string">
            <text:p>ㄧㄨㄚㄜ</text:p>
          </table:table-cell>
          <table:table-cell office:value-type="string" calcext:value-type="string">
            <text:p>ㄅㄧㄡ</text:p>
          </table:table-cell>
          <table:table-cell office:value-type="string" calcext:value-type="string">
            <text:p>ㄅㄧㄨㄚㄜ</text:p>
          </table:table-cell>
          <table:table-cell office:value-type="string" calcext:value-type="string">
            <text:p>ㄆㄧㄡ</text:p>
          </table:table-cell>
          <table:table-cell office:value-type="string" calcext:value-type="string">
            <text:p>ㄆㄧㄨㄚㄜ</text:p>
          </table:table-cell>
          <table:table-cell office:value-type="string" calcext:value-type="string">
            <text:p>ㄇㄧㄡ</text:p>
          </table:table-cell>
          <table:table-cell office:value-type="string" calcext:value-type="string">
            <text:p>ㄇㄧㄨㄚㄜ</text:p>
          </table:table-cell>
          <table:table-cell office:value-type="string" calcext:value-type="string">
            <text:p>ㄈㄧㄡ</text:p>
          </table:table-cell>
          <table:table-cell office:value-type="string" calcext:value-type="string">
            <text:p>ㄈㄧㄨㄚㄜ</text:p>
          </table:table-cell>
          <table:table-cell office:value-type="string" calcext:value-type="string">
            <text:p>ㄉㄧㄡ</text:p>
          </table:table-cell>
          <table:table-cell office:value-type="string" calcext:value-type="string">
            <text:p>ㄅ變ㄧㄨㄚㄜ</text:p>
          </table:table-cell>
          <table:table-cell office:value-type="string" calcext:value-type="string">
            <text:p>ㄊㄧㄡ</text:p>
          </table:table-cell>
          <table:table-cell office:value-type="string" calcext:value-type="string">
            <text:p>ㄆ變ㄧㄨㄚㄜ</text:p>
          </table:table-cell>
          <table:table-cell office:value-type="string" calcext:value-type="string">
            <text:p>ㄋㄧㄡ</text:p>
          </table:table-cell>
          <table:table-cell office:value-type="string" calcext:value-type="string">
            <text:p>ㄇ變ㄧㄨㄚㄜ</text:p>
          </table:table-cell>
          <table:table-cell office:value-type="string" calcext:value-type="string">
            <text:p>ㄌㄧㄡ</text:p>
          </table:table-cell>
          <table:table-cell office:value-type="string" calcext:value-type="string">
            <text:p>ㄈ變ㄧㄨㄚㄜ</text:p>
          </table:table-cell>
          <table:table-cell office:value-type="string" calcext:value-type="string">
            <text:p>ㄍㄧㄡ</text:p>
          </table:table-cell>
          <table:table-cell office:value-type="string" calcext:value-type="string">
            <text:p>ㄅㄇㄧㄨㄚㄜ</text:p>
          </table:table-cell>
          <table:table-cell office:value-type="string" calcext:value-type="string">
            <text:p>ㄎㄧㄡ</text:p>
          </table:table-cell>
          <table:table-cell office:value-type="string" calcext:value-type="string">
            <text:p>ㄅㄇ變ㄧㄨㄚㄜ</text:p>
          </table:table-cell>
          <table:table-cell office:value-type="string" calcext:value-type="string">
            <text:p>ㄏㄧㄡ</text:p>
          </table:table-cell>
          <table:table-cell office:value-type="string" calcext:value-type="string">
            <text:p>ㄆㄈㄧㄨㄚㄜ</text:p>
          </table:table-cell>
          <table:table-cell office:value-type="string" calcext:value-type="string">
            <text:p>ㄐㄧㄡ</text:p>
          </table:table-cell>
          <table:table-cell office:value-type="string" calcext:value-type="string">
            <text:p>ㄅㄆㄧㄨㄚㄜ</text:p>
          </table:table-cell>
          <table:table-cell office:value-type="string" calcext:value-type="string">
            <text:p>ㄑㄧㄡ</text:p>
          </table:table-cell>
          <table:table-cell office:value-type="string" calcext:value-type="string">
            <text:p>ㄇㄈㄧㄨㄚㄜ</text:p>
          </table:table-cell>
          <table:table-cell office:value-type="string" calcext:value-type="string">
            <text:p>ㄒㄧㄡ</text:p>
          </table:table-cell>
          <table:table-cell office:value-type="string" calcext:value-type="string">
            <text:p>ㄅㄆㄇㄈㄧㄨㄚㄜ</text:p>
          </table:table-cell>
          <table:table-cell office:value-type="string" calcext:value-type="string">
            <text:p>ㄓㄧㄡ</text:p>
          </table:table-cell>
          <table:table-cell office:value-type="string" calcext:value-type="string">
            <text:p>ㄅㄆ變ㄧㄨㄚㄜ</text:p>
          </table:table-cell>
          <table:table-cell office:value-type="string" calcext:value-type="string">
            <text:p>ㄔㄧㄡ</text:p>
          </table:table-cell>
          <table:table-cell office:value-type="string" calcext:value-type="string">
            <text:p>ㄇㄈ變ㄧㄨㄚㄜ</text:p>
          </table:table-cell>
          <table:table-cell office:value-type="string" calcext:value-type="string">
            <text:p>ㄕㄧㄡ</text:p>
          </table:table-cell>
          <table:table-cell office:value-type="string" calcext:value-type="string">
            <text:p>ㄅㄆㄇㄈ變ㄧㄨㄚㄜ</text:p>
          </table:table-cell>
          <table:table-cell office:value-type="string" calcext:value-type="string">
            <text:p>ㄖㄧㄡ</text:p>
          </table:table-cell>
          <table:table-cell office:value-type="string" calcext:value-type="string">
            <text:p>ㄆㄈ變ㄧㄨㄚㄜ</text:p>
          </table:table-cell>
          <table:table-cell office:value-type="string" calcext:value-type="string">
            <text:p>ㄗㄧㄡ</text:p>
          </table:table-cell>
          <table:table-cell office:value-type="string" calcext:value-type="string">
            <text:p>ㄅㄆㄧㄨㄚㄜ</text:p>
          </table:table-cell>
          <table:table-cell office:value-type="string" calcext:value-type="string">
            <text:p>ㄘㄧㄡ</text:p>
          </table:table-cell>
          <table:table-cell office:value-type="string" calcext:value-type="string">
            <text:p>ㄇㄈㄧㄨㄚㄜ</text:p>
          </table:table-cell>
          <table:table-cell office:value-type="string" calcext:value-type="string">
            <text:p>ㄙㄧㄡ</text:p>
          </table:table-cell>
          <table:table-cell office:value-type="string" calcext:value-type="string">
            <text:p>ㄅㄆㄇㄈㄧㄨㄚㄜ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ㄧㄢ</text:p>
          </table:table-cell>
          <table:table-cell office:value-type="string" calcext:value-type="string">
            <text:p>ㄧㄚㄯ</text:p>
          </table:table-cell>
          <table:table-cell office:value-type="string" calcext:value-type="string">
            <text:p>ㄅㄧㄢ</text:p>
          </table:table-cell>
          <table:table-cell office:value-type="string" calcext:value-type="string">
            <text:p>ㄅㄧㄚㄯ</text:p>
          </table:table-cell>
          <table:table-cell office:value-type="string" calcext:value-type="string">
            <text:p>ㄆㄧㄢ</text:p>
          </table:table-cell>
          <table:table-cell office:value-type="string" calcext:value-type="string">
            <text:p>ㄆㄧㄚㄯ</text:p>
          </table:table-cell>
          <table:table-cell office:value-type="string" calcext:value-type="string">
            <text:p>ㄇㄧㄢ</text:p>
          </table:table-cell>
          <table:table-cell office:value-type="string" calcext:value-type="string">
            <text:p>ㄇㄧㄚㄯ</text:p>
          </table:table-cell>
          <table:table-cell office:value-type="string" calcext:value-type="string">
            <text:p>ㄈㄧㄢ</text:p>
          </table:table-cell>
          <table:table-cell office:value-type="string" calcext:value-type="string">
            <text:p>ㄈㄧㄚㄯ</text:p>
          </table:table-cell>
          <table:table-cell office:value-type="string" calcext:value-type="string">
            <text:p>ㄉㄧㄢ</text:p>
          </table:table-cell>
          <table:table-cell office:value-type="string" calcext:value-type="string">
            <text:p>ㄅ變ㄧㄚㄯ</text:p>
          </table:table-cell>
          <table:table-cell office:value-type="string" calcext:value-type="string">
            <text:p>ㄊㄧㄢ</text:p>
          </table:table-cell>
          <table:table-cell office:value-type="string" calcext:value-type="string">
            <text:p>ㄆ變ㄧㄚㄯ</text:p>
          </table:table-cell>
          <table:table-cell office:value-type="string" calcext:value-type="string">
            <text:p>ㄋㄧㄢ</text:p>
          </table:table-cell>
          <table:table-cell office:value-type="string" calcext:value-type="string">
            <text:p>ㄇ變ㄧㄚㄯ</text:p>
          </table:table-cell>
          <table:table-cell office:value-type="string" calcext:value-type="string">
            <text:p>ㄌㄧㄢ</text:p>
          </table:table-cell>
          <table:table-cell office:value-type="string" calcext:value-type="string">
            <text:p>ㄈ變ㄧㄚㄯ</text:p>
          </table:table-cell>
          <table:table-cell office:value-type="string" calcext:value-type="string">
            <text:p>ㄍㄧㄢ</text:p>
          </table:table-cell>
          <table:table-cell office:value-type="string" calcext:value-type="string">
            <text:p>ㄅㄇㄧㄚㄯ</text:p>
          </table:table-cell>
          <table:table-cell office:value-type="string" calcext:value-type="string">
            <text:p>ㄎㄧㄢ</text:p>
          </table:table-cell>
          <table:table-cell office:value-type="string" calcext:value-type="string">
            <text:p>ㄅㄇ變ㄧㄚㄯ</text:p>
          </table:table-cell>
          <table:table-cell office:value-type="string" calcext:value-type="string">
            <text:p>ㄏㄧㄢ</text:p>
          </table:table-cell>
          <table:table-cell office:value-type="string" calcext:value-type="string">
            <text:p>ㄆㄈㄧㄚㄯ</text:p>
          </table:table-cell>
          <table:table-cell office:value-type="string" calcext:value-type="string">
            <text:p>ㄐㄧㄢ</text:p>
          </table:table-cell>
          <table:table-cell office:value-type="string" calcext:value-type="string">
            <text:p>ㄅㄆㄧㄚㄯ</text:p>
          </table:table-cell>
          <table:table-cell office:value-type="string" calcext:value-type="string">
            <text:p>ㄑㄧㄢ</text:p>
          </table:table-cell>
          <table:table-cell office:value-type="string" calcext:value-type="string">
            <text:p>ㄇㄈㄧㄚㄯ</text:p>
          </table:table-cell>
          <table:table-cell office:value-type="string" calcext:value-type="string">
            <text:p>ㄒㄧㄢ</text:p>
          </table:table-cell>
          <table:table-cell office:value-type="string" calcext:value-type="string">
            <text:p>ㄅㄆㄇㄈㄧㄚㄯ</text:p>
          </table:table-cell>
          <table:table-cell office:value-type="string" calcext:value-type="string">
            <text:p>ㄓㄧㄢ</text:p>
          </table:table-cell>
          <table:table-cell office:value-type="string" calcext:value-type="string">
            <text:p>ㄅㄆ變ㄧㄚㄯ</text:p>
          </table:table-cell>
          <table:table-cell office:value-type="string" calcext:value-type="string">
            <text:p>ㄔㄧㄢ</text:p>
          </table:table-cell>
          <table:table-cell office:value-type="string" calcext:value-type="string">
            <text:p>ㄇㄈ變ㄧㄚㄯ</text:p>
          </table:table-cell>
          <table:table-cell office:value-type="string" calcext:value-type="string">
            <text:p>ㄕㄧㄢ</text:p>
          </table:table-cell>
          <table:table-cell office:value-type="string" calcext:value-type="string">
            <text:p>ㄅㄆㄇㄈ變ㄧㄚㄯ</text:p>
          </table:table-cell>
          <table:table-cell office:value-type="string" calcext:value-type="string">
            <text:p>ㄖㄧㄢ</text:p>
          </table:table-cell>
          <table:table-cell office:value-type="string" calcext:value-type="string">
            <text:p>ㄆㄈ變ㄧㄚㄯ</text:p>
          </table:table-cell>
          <table:table-cell office:value-type="string" calcext:value-type="string">
            <text:p>ㄗㄧㄢ</text:p>
          </table:table-cell>
          <table:table-cell office:value-type="string" calcext:value-type="string">
            <text:p>ㄅㄆㄧㄚㄯ</text:p>
          </table:table-cell>
          <table:table-cell office:value-type="string" calcext:value-type="string">
            <text:p>ㄘㄧㄢ</text:p>
          </table:table-cell>
          <table:table-cell office:value-type="string" calcext:value-type="string">
            <text:p>ㄇㄈㄧㄚㄯ</text:p>
          </table:table-cell>
          <table:table-cell office:value-type="string" calcext:value-type="string">
            <text:p>ㄙㄧㄢ</text:p>
          </table:table-cell>
          <table:table-cell office:value-type="string" calcext:value-type="string">
            <text:p>ㄅㄆㄇㄈㄧㄚㄯ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ㄧㄣ</text:p>
          </table:table-cell>
          <table:table-cell office:value-type="string" calcext:value-type="string">
            <text:p><text:span text:style-name="T4">ㄧ</text:span>ㄜㄯ</text:p>
          </table:table-cell>
          <table:table-cell office:value-type="string" calcext:value-type="string">
            <text:p>ㄅㄧㄣ</text:p>
          </table:table-cell>
          <table:table-cell office:value-type="string" calcext:value-type="string">
            <text:p>ㄅㄧㄜㄯ</text:p>
          </table:table-cell>
          <table:table-cell office:value-type="string" calcext:value-type="string">
            <text:p>ㄆㄧㄣ</text:p>
          </table:table-cell>
          <table:table-cell office:value-type="string" calcext:value-type="string">
            <text:p>ㄆㄧㄜㄯ</text:p>
          </table:table-cell>
          <table:table-cell office:value-type="string" calcext:value-type="string">
            <text:p>ㄇㄧㄣ</text:p>
          </table:table-cell>
          <table:table-cell office:value-type="string" calcext:value-type="string">
            <text:p>ㄇㄧㄜㄯ</text:p>
          </table:table-cell>
          <table:table-cell office:value-type="string" calcext:value-type="string">
            <text:p>ㄈㄧㄣ</text:p>
          </table:table-cell>
          <table:table-cell office:value-type="string" calcext:value-type="string">
            <text:p>ㄈㄧㄜㄯ</text:p>
          </table:table-cell>
          <table:table-cell office:value-type="string" calcext:value-type="string">
            <text:p>ㄉㄧㄣ</text:p>
          </table:table-cell>
          <table:table-cell office:value-type="string" calcext:value-type="string">
            <text:p>ㄅ變ㄧㄜㄯ</text:p>
          </table:table-cell>
          <table:table-cell office:value-type="string" calcext:value-type="string">
            <text:p>ㄊㄧㄣ</text:p>
          </table:table-cell>
          <table:table-cell office:value-type="string" calcext:value-type="string">
            <text:p>ㄆ變ㄧㄜㄯ</text:p>
          </table:table-cell>
          <table:table-cell office:value-type="string" calcext:value-type="string">
            <text:p>ㄋㄧㄣ</text:p>
          </table:table-cell>
          <table:table-cell office:value-type="string" calcext:value-type="string">
            <text:p>ㄇ變ㄧㄜㄯ</text:p>
          </table:table-cell>
          <table:table-cell office:value-type="string" calcext:value-type="string">
            <text:p>ㄌㄧㄣ</text:p>
          </table:table-cell>
          <table:table-cell office:value-type="string" calcext:value-type="string">
            <text:p>ㄈ變ㄧㄜㄯ</text:p>
          </table:table-cell>
          <table:table-cell office:value-type="string" calcext:value-type="string">
            <text:p>ㄍㄧㄣ</text:p>
          </table:table-cell>
          <table:table-cell office:value-type="string" calcext:value-type="string">
            <text:p>ㄅㄇㄧㄜㄯ</text:p>
          </table:table-cell>
          <table:table-cell office:value-type="string" calcext:value-type="string">
            <text:p>ㄎㄧㄣ</text:p>
          </table:table-cell>
          <table:table-cell office:value-type="string" calcext:value-type="string">
            <text:p>ㄅㄇ變ㄧㄜㄯ</text:p>
          </table:table-cell>
          <table:table-cell office:value-type="string" calcext:value-type="string">
            <text:p>ㄏㄧㄣ</text:p>
          </table:table-cell>
          <table:table-cell office:value-type="string" calcext:value-type="string">
            <text:p>ㄆㄈㄧㄜㄯ</text:p>
          </table:table-cell>
          <table:table-cell office:value-type="string" calcext:value-type="string">
            <text:p>ㄐㄧㄣ</text:p>
          </table:table-cell>
          <table:table-cell office:value-type="string" calcext:value-type="string">
            <text:p>ㄅㄆㄧㄜㄯ</text:p>
          </table:table-cell>
          <table:table-cell office:value-type="string" calcext:value-type="string">
            <text:p>ㄑㄧㄣ</text:p>
          </table:table-cell>
          <table:table-cell office:value-type="string" calcext:value-type="string">
            <text:p>ㄇㄈㄧㄜㄯ</text:p>
          </table:table-cell>
          <table:table-cell office:value-type="string" calcext:value-type="string">
            <text:p>ㄒㄧㄣ</text:p>
          </table:table-cell>
          <table:table-cell office:value-type="string" calcext:value-type="string">
            <text:p>ㄅㄆㄇㄈㄧㄜㄯ</text:p>
          </table:table-cell>
          <table:table-cell office:value-type="string" calcext:value-type="string">
            <text:p>ㄓㄧㄣ</text:p>
          </table:table-cell>
          <table:table-cell office:value-type="string" calcext:value-type="string">
            <text:p>ㄅㄆ變ㄧㄜㄯ</text:p>
          </table:table-cell>
          <table:table-cell office:value-type="string" calcext:value-type="string">
            <text:p>ㄔㄧㄣ</text:p>
          </table:table-cell>
          <table:table-cell office:value-type="string" calcext:value-type="string">
            <text:p>ㄇㄈ變ㄧㄜㄯ</text:p>
          </table:table-cell>
          <table:table-cell office:value-type="string" calcext:value-type="string">
            <text:p>ㄕㄧㄣ</text:p>
          </table:table-cell>
          <table:table-cell office:value-type="string" calcext:value-type="string">
            <text:p>ㄅㄆㄇㄈ變ㄧㄜㄯ</text:p>
          </table:table-cell>
          <table:table-cell office:value-type="string" calcext:value-type="string">
            <text:p>ㄖㄧㄣ</text:p>
          </table:table-cell>
          <table:table-cell office:value-type="string" calcext:value-type="string">
            <text:p>ㄆㄈ變ㄧㄜㄯ</text:p>
          </table:table-cell>
          <table:table-cell office:value-type="string" calcext:value-type="string">
            <text:p>ㄗㄧㄣ</text:p>
          </table:table-cell>
          <table:table-cell office:value-type="string" calcext:value-type="string">
            <text:p>ㄅㄆㄧㄜㄯ</text:p>
          </table:table-cell>
          <table:table-cell office:value-type="string" calcext:value-type="string">
            <text:p>ㄘㄧㄣ</text:p>
          </table:table-cell>
          <table:table-cell office:value-type="string" calcext:value-type="string">
            <text:p>ㄇㄈㄧㄜㄯ</text:p>
          </table:table-cell>
          <table:table-cell office:value-type="string" calcext:value-type="string">
            <text:p>ㄙㄧㄣ</text:p>
          </table:table-cell>
          <table:table-cell office:value-type="string" calcext:value-type="string">
            <text:p>ㄅㄆㄇㄈㄧㄜㄯ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ㄧㄤ</text:p>
          </table:table-cell>
          <table:table-cell office:value-type="string" calcext:value-type="string">
            <text:p><text:span text:style-name="T4">ㄧ</text:span>ㄚㆭ</text:p>
          </table:table-cell>
          <table:table-cell office:value-type="string" calcext:value-type="string">
            <text:p>ㄅㄧㄤ</text:p>
          </table:table-cell>
          <table:table-cell office:value-type="string" calcext:value-type="string">
            <text:p>ㄅㄧㄚㆭ</text:p>
          </table:table-cell>
          <table:table-cell office:value-type="string" calcext:value-type="string">
            <text:p>ㄆㄧㄤ</text:p>
          </table:table-cell>
          <table:table-cell office:value-type="string" calcext:value-type="string">
            <text:p>ㄆㄧㄚㆭ</text:p>
          </table:table-cell>
          <table:table-cell office:value-type="string" calcext:value-type="string">
            <text:p>ㄇㄧㄤ</text:p>
          </table:table-cell>
          <table:table-cell office:value-type="string" calcext:value-type="string">
            <text:p>ㄇㄧㄚㆭ</text:p>
          </table:table-cell>
          <table:table-cell office:value-type="string" calcext:value-type="string">
            <text:p>ㄈㄧㄤ</text:p>
          </table:table-cell>
          <table:table-cell office:value-type="string" calcext:value-type="string">
            <text:p>ㄈㄧㄚㆭ</text:p>
          </table:table-cell>
          <table:table-cell office:value-type="string" calcext:value-type="string">
            <text:p>ㄉㄧㄤ</text:p>
          </table:table-cell>
          <table:table-cell office:value-type="string" calcext:value-type="string">
            <text:p>ㄅ變ㄧㄚㆭ</text:p>
          </table:table-cell>
          <table:table-cell office:value-type="string" calcext:value-type="string">
            <text:p>ㄊㄧㄤ</text:p>
          </table:table-cell>
          <table:table-cell office:value-type="string" calcext:value-type="string">
            <text:p>ㄆ變ㄧㄚㆭ</text:p>
          </table:table-cell>
          <table:table-cell office:value-type="string" calcext:value-type="string">
            <text:p>ㄋㄧㄤ</text:p>
          </table:table-cell>
          <table:table-cell office:value-type="string" calcext:value-type="string">
            <text:p>ㄇ變ㄧㄚㆭ</text:p>
          </table:table-cell>
          <table:table-cell office:value-type="string" calcext:value-type="string">
            <text:p>ㄌㄧㄤ</text:p>
          </table:table-cell>
          <table:table-cell office:value-type="string" calcext:value-type="string">
            <text:p>ㄈ變ㄧㄚㆭ</text:p>
          </table:table-cell>
          <table:table-cell office:value-type="string" calcext:value-type="string">
            <text:p>ㄍㄧㄤ</text:p>
          </table:table-cell>
          <table:table-cell office:value-type="string" calcext:value-type="string">
            <text:p>ㄅㄇㄧㄚㆭ</text:p>
          </table:table-cell>
          <table:table-cell office:value-type="string" calcext:value-type="string">
            <text:p>ㄎㄧㄤ</text:p>
          </table:table-cell>
          <table:table-cell office:value-type="string" calcext:value-type="string">
            <text:p>ㄅㄇ變ㄧㄚㆭ</text:p>
          </table:table-cell>
          <table:table-cell office:value-type="string" calcext:value-type="string">
            <text:p>ㄏㄧㄤ</text:p>
          </table:table-cell>
          <table:table-cell office:value-type="string" calcext:value-type="string">
            <text:p>ㄆㄈㄧㄚㆭ</text:p>
          </table:table-cell>
          <table:table-cell office:value-type="string" calcext:value-type="string">
            <text:p>ㄐㄧㄤ</text:p>
          </table:table-cell>
          <table:table-cell office:value-type="string" calcext:value-type="string">
            <text:p>ㄅㄆㄧㄚㆭ</text:p>
          </table:table-cell>
          <table:table-cell office:value-type="string" calcext:value-type="string">
            <text:p>ㄑㄧㄤ</text:p>
          </table:table-cell>
          <table:table-cell office:value-type="string" calcext:value-type="string">
            <text:p>ㄇㄈㄧㄚㆭ</text:p>
          </table:table-cell>
          <table:table-cell office:value-type="string" calcext:value-type="string">
            <text:p>ㄒㄧㄤ</text:p>
          </table:table-cell>
          <table:table-cell office:value-type="string" calcext:value-type="string">
            <text:p>ㄅㄆㄇㄈㄧㄚㆭ</text:p>
          </table:table-cell>
          <table:table-cell office:value-type="string" calcext:value-type="string">
            <text:p>ㄓㄧㄤ</text:p>
          </table:table-cell>
          <table:table-cell office:value-type="string" calcext:value-type="string">
            <text:p>ㄅㄆ變ㄧㄚㆭ</text:p>
          </table:table-cell>
          <table:table-cell office:value-type="string" calcext:value-type="string">
            <text:p>ㄔㄧㄤ</text:p>
          </table:table-cell>
          <table:table-cell office:value-type="string" calcext:value-type="string">
            <text:p>ㄇㄈ變ㄧㄚㆭ</text:p>
          </table:table-cell>
          <table:table-cell office:value-type="string" calcext:value-type="string">
            <text:p>ㄕㄧㄤ</text:p>
          </table:table-cell>
          <table:table-cell office:value-type="string" calcext:value-type="string">
            <text:p>ㄅㄆㄇㄈ變ㄧㄚㆭ</text:p>
          </table:table-cell>
          <table:table-cell office:value-type="string" calcext:value-type="string">
            <text:p>ㄖㄧㄤ</text:p>
          </table:table-cell>
          <table:table-cell office:value-type="string" calcext:value-type="string">
            <text:p>ㄆㄈ變ㄧㄚㆭ</text:p>
          </table:table-cell>
          <table:table-cell office:value-type="string" calcext:value-type="string">
            <text:p>ㄗㄧㄤ</text:p>
          </table:table-cell>
          <table:table-cell office:value-type="string" calcext:value-type="string">
            <text:p>ㄅㄆㄧㄚㆭ</text:p>
          </table:table-cell>
          <table:table-cell office:value-type="string" calcext:value-type="string">
            <text:p>ㄘㄧㄤ</text:p>
          </table:table-cell>
          <table:table-cell office:value-type="string" calcext:value-type="string">
            <text:p>ㄇㄈㄧㄚㆭ</text:p>
          </table:table-cell>
          <table:table-cell office:value-type="string" calcext:value-type="string">
            <text:p>ㄙㄧㄤ</text:p>
          </table:table-cell>
          <table:table-cell office:value-type="string" calcext:value-type="string">
            <text:p>ㄅㄆㄇㄈㄧㄚㆭ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ㄧㄥ</text:p>
          </table:table-cell>
          <table:table-cell office:value-type="string" calcext:value-type="string">
            <text:p><text:span text:style-name="T4">ㄧ</text:span>ㄜㆭ</text:p>
          </table:table-cell>
          <table:table-cell office:value-type="string" calcext:value-type="string">
            <text:p>ㄅㄧㄥ</text:p>
          </table:table-cell>
          <table:table-cell office:value-type="string" calcext:value-type="string">
            <text:p>ㄅㄧㄜㆭ</text:p>
          </table:table-cell>
          <table:table-cell office:value-type="string" calcext:value-type="string">
            <text:p>ㄆㄧㄥ</text:p>
          </table:table-cell>
          <table:table-cell office:value-type="string" calcext:value-type="string">
            <text:p>ㄆㄧㄜㆭ</text:p>
          </table:table-cell>
          <table:table-cell office:value-type="string" calcext:value-type="string">
            <text:p>ㄇㄧㄥ</text:p>
          </table:table-cell>
          <table:table-cell office:value-type="string" calcext:value-type="string">
            <text:p>ㄇㄧㄜㆭ</text:p>
          </table:table-cell>
          <table:table-cell office:value-type="string" calcext:value-type="string">
            <text:p>ㄈㄧㄥ</text:p>
          </table:table-cell>
          <table:table-cell office:value-type="string" calcext:value-type="string">
            <text:p>ㄈㄧㄜㆭ</text:p>
          </table:table-cell>
          <table:table-cell office:value-type="string" calcext:value-type="string">
            <text:p>ㄉㄧㄥ</text:p>
          </table:table-cell>
          <table:table-cell office:value-type="string" calcext:value-type="string">
            <text:p>ㄅ變ㄧㄜㆭ</text:p>
          </table:table-cell>
          <table:table-cell office:value-type="string" calcext:value-type="string">
            <text:p>ㄊㄧㄥ</text:p>
          </table:table-cell>
          <table:table-cell office:value-type="string" calcext:value-type="string">
            <text:p>ㄆ變ㄧㄜㆭ</text:p>
          </table:table-cell>
          <table:table-cell office:value-type="string" calcext:value-type="string">
            <text:p>ㄋㄧㄥ</text:p>
          </table:table-cell>
          <table:table-cell office:value-type="string" calcext:value-type="string">
            <text:p>ㄇ變ㄧㄜㆭ</text:p>
          </table:table-cell>
          <table:table-cell office:value-type="string" calcext:value-type="string">
            <text:p>ㄌㄧㄥ</text:p>
          </table:table-cell>
          <table:table-cell office:value-type="string" calcext:value-type="string">
            <text:p>ㄈ變ㄧㄜㆭ</text:p>
          </table:table-cell>
          <table:table-cell office:value-type="string" calcext:value-type="string">
            <text:p>ㄍㄧㄥ</text:p>
          </table:table-cell>
          <table:table-cell office:value-type="string" calcext:value-type="string">
            <text:p>ㄅㄇㄧㄜㆭ</text:p>
          </table:table-cell>
          <table:table-cell office:value-type="string" calcext:value-type="string">
            <text:p>ㄎㄧㄥ</text:p>
          </table:table-cell>
          <table:table-cell office:value-type="string" calcext:value-type="string">
            <text:p>ㄅㄇ變ㄧㄜㆭ</text:p>
          </table:table-cell>
          <table:table-cell office:value-type="string" calcext:value-type="string">
            <text:p>ㄏㄧㄥ</text:p>
          </table:table-cell>
          <table:table-cell office:value-type="string" calcext:value-type="string">
            <text:p>ㄆㄈㄧㄜㆭ</text:p>
          </table:table-cell>
          <table:table-cell office:value-type="string" calcext:value-type="string">
            <text:p>ㄐㄧㄥ</text:p>
          </table:table-cell>
          <table:table-cell office:value-type="string" calcext:value-type="string">
            <text:p>ㄅㄆㄧㄜㆭ</text:p>
          </table:table-cell>
          <table:table-cell office:value-type="string" calcext:value-type="string">
            <text:p>ㄑㄧㄥ</text:p>
          </table:table-cell>
          <table:table-cell office:value-type="string" calcext:value-type="string">
            <text:p>ㄇㄈㄧㄜㆭ</text:p>
          </table:table-cell>
          <table:table-cell office:value-type="string" calcext:value-type="string">
            <text:p>ㄒㄧㄥ</text:p>
          </table:table-cell>
          <table:table-cell office:value-type="string" calcext:value-type="string">
            <text:p>ㄅㄆㄇㄈㄧㄜㆭ</text:p>
          </table:table-cell>
          <table:table-cell office:value-type="string" calcext:value-type="string">
            <text:p>ㄓㄧㄥ</text:p>
          </table:table-cell>
          <table:table-cell office:value-type="string" calcext:value-type="string">
            <text:p>ㄅㄆ變ㄧㄜㆭ</text:p>
          </table:table-cell>
          <table:table-cell office:value-type="string" calcext:value-type="string">
            <text:p>ㄔㄧㄥ</text:p>
          </table:table-cell>
          <table:table-cell office:value-type="string" calcext:value-type="string">
            <text:p>ㄇㄈ變ㄧㄜㆭ</text:p>
          </table:table-cell>
          <table:table-cell office:value-type="string" calcext:value-type="string">
            <text:p>ㄕㄧㄥ</text:p>
          </table:table-cell>
          <table:table-cell office:value-type="string" calcext:value-type="string">
            <text:p>ㄅㄆㄇㄈ變ㄧㄜㆭ</text:p>
          </table:table-cell>
          <table:table-cell office:value-type="string" calcext:value-type="string">
            <text:p>ㄖㄧㄥ</text:p>
          </table:table-cell>
          <table:table-cell office:value-type="string" calcext:value-type="string">
            <text:p>ㄆㄈ變ㄧㄜㆭ</text:p>
          </table:table-cell>
          <table:table-cell office:value-type="string" calcext:value-type="string">
            <text:p>ㄗㄧㄥ</text:p>
          </table:table-cell>
          <table:table-cell office:value-type="string" calcext:value-type="string">
            <text:p>ㄅㄆㄧㄜㆭ</text:p>
          </table:table-cell>
          <table:table-cell office:value-type="string" calcext:value-type="string">
            <text:p>ㄘㄧㄥ</text:p>
          </table:table-cell>
          <table:table-cell office:value-type="string" calcext:value-type="string">
            <text:p>ㄇㄈㄧㄜㆭ</text:p>
          </table:table-cell>
          <table:table-cell office:value-type="string" calcext:value-type="string">
            <text:p>ㄙㄧㄥ</text:p>
          </table:table-cell>
          <table:table-cell office:value-type="string" calcext:value-type="string">
            <text:p>ㄅㄆㄇㄈㄧㄜㆭ</text:p>
          </table:table-cell>
          <table:table-cell table:number-columns-repeated="980"/>
        </table:table-row>
        <table:table-row table:style-name="ro1">
          <table:table-cell table:number-columns-repeated="2" office:value-type="string" calcext:value-type="string">
            <text:p>ㄨ</text:p>
          </table:table-cell>
          <table:table-cell table:number-columns-repeated="2" office:value-type="string" calcext:value-type="string">
            <text:p>ㄅㄨ</text:p>
          </table:table-cell>
          <table:table-cell table:number-columns-repeated="2" office:value-type="string" calcext:value-type="string">
            <text:p>ㄆㄨ</text:p>
          </table:table-cell>
          <table:table-cell table:number-columns-repeated="2" office:value-type="string" calcext:value-type="string">
            <text:p>ㄇㄨ</text:p>
          </table:table-cell>
          <table:table-cell table:number-columns-repeated="2" office:value-type="string" calcext:value-type="string">
            <text:p>ㄈㄨ</text:p>
          </table:table-cell>
          <table:table-cell office:value-type="string" calcext:value-type="string">
            <text:p>ㄉㄨ</text:p>
          </table:table-cell>
          <table:table-cell office:value-type="string" calcext:value-type="string">
            <text:p>ㄅ變ㄨ</text:p>
          </table:table-cell>
          <table:table-cell office:value-type="string" calcext:value-type="string">
            <text:p>ㄊㄨ</text:p>
          </table:table-cell>
          <table:table-cell office:value-type="string" calcext:value-type="string">
            <text:p>ㄆ變ㄨ</text:p>
          </table:table-cell>
          <table:table-cell office:value-type="string" calcext:value-type="string">
            <text:p>ㄋㄨ</text:p>
          </table:table-cell>
          <table:table-cell office:value-type="string" calcext:value-type="string">
            <text:p>ㄇ變ㄨ</text:p>
          </table:table-cell>
          <table:table-cell office:value-type="string" calcext:value-type="string">
            <text:p>ㄌㄨ</text:p>
          </table:table-cell>
          <table:table-cell office:value-type="string" calcext:value-type="string">
            <text:p>ㄈ變ㄨ</text:p>
          </table:table-cell>
          <table:table-cell office:value-type="string" calcext:value-type="string">
            <text:p>ㄍㄨ</text:p>
          </table:table-cell>
          <table:table-cell office:value-type="string" calcext:value-type="string">
            <text:p>ㄅㄇㄨ</text:p>
          </table:table-cell>
          <table:table-cell office:value-type="string" calcext:value-type="string">
            <text:p>ㄎㄨ</text:p>
          </table:table-cell>
          <table:table-cell office:value-type="string" calcext:value-type="string">
            <text:p>ㄅㄇ變ㄨ</text:p>
          </table:table-cell>
          <table:table-cell office:value-type="string" calcext:value-type="string">
            <text:p>ㄏㄨ</text:p>
          </table:table-cell>
          <table:table-cell office:value-type="string" calcext:value-type="string">
            <text:p>ㄆㄈㄨ</text:p>
          </table:table-cell>
          <table:table-cell office:value-type="string" calcext:value-type="string">
            <text:p>ㄐㄨ</text:p>
          </table:table-cell>
          <table:table-cell office:value-type="string" calcext:value-type="string">
            <text:p>ㄅㄆㄨ</text:p>
          </table:table-cell>
          <table:table-cell office:value-type="string" calcext:value-type="string">
            <text:p>ㄑㄨ</text:p>
          </table:table-cell>
          <table:table-cell office:value-type="string" calcext:value-type="string">
            <text:p>ㄇㄈㄨ</text:p>
          </table:table-cell>
          <table:table-cell office:value-type="string" calcext:value-type="string">
            <text:p>ㄒㄨ</text:p>
          </table:table-cell>
          <table:table-cell office:value-type="string" calcext:value-type="string">
            <text:p>ㄅㄆㄇㄈㄨ</text:p>
          </table:table-cell>
          <table:table-cell office:value-type="string" calcext:value-type="string">
            <text:p>ㄓㄨ</text:p>
          </table:table-cell>
          <table:table-cell office:value-type="string" calcext:value-type="string">
            <text:p>ㄅㄆ變ㄨ</text:p>
          </table:table-cell>
          <table:table-cell office:value-type="string" calcext:value-type="string">
            <text:p>ㄔㄨ</text:p>
          </table:table-cell>
          <table:table-cell office:value-type="string" calcext:value-type="string">
            <text:p>ㄇㄈ變ㄨ</text:p>
          </table:table-cell>
          <table:table-cell office:value-type="string" calcext:value-type="string">
            <text:p>ㄕㄨ</text:p>
          </table:table-cell>
          <table:table-cell office:value-type="string" calcext:value-type="string">
            <text:p>ㄅㄆㄇㄈ變ㄨ</text:p>
          </table:table-cell>
          <table:table-cell office:value-type="string" calcext:value-type="string">
            <text:p>ㄖㄨ</text:p>
          </table:table-cell>
          <table:table-cell office:value-type="string" calcext:value-type="string">
            <text:p>ㄆㄈ變ㄨ</text:p>
          </table:table-cell>
          <table:table-cell office:value-type="string" calcext:value-type="string">
            <text:p>ㄗㄨ</text:p>
          </table:table-cell>
          <table:table-cell office:value-type="string" calcext:value-type="string">
            <text:p>ㄅㄆㄨ</text:p>
          </table:table-cell>
          <table:table-cell office:value-type="string" calcext:value-type="string">
            <text:p>ㄘㄨ</text:p>
          </table:table-cell>
          <table:table-cell office:value-type="string" calcext:value-type="string">
            <text:p>ㄇㄈㄨ</text:p>
          </table:table-cell>
          <table:table-cell office:value-type="string" calcext:value-type="string">
            <text:p>ㄙㄨ</text:p>
          </table:table-cell>
          <table:table-cell office:value-type="string" calcext:value-type="string">
            <text:p>ㄅㄆㄇㄈㄨ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ㄨㄚ</text:p>
          </table:table-cell>
          <table:table-cell office:value-type="string" calcext:value-type="string">
            <text:p>ㄨㄚ異</text:p>
          </table:table-cell>
          <table:table-cell office:value-type="string" calcext:value-type="string">
            <text:p>ㄅㄨㄚ</text:p>
          </table:table-cell>
          <table:table-cell office:value-type="string" calcext:value-type="string">
            <text:p>ㄅㄨㄚ異</text:p>
          </table:table-cell>
          <table:table-cell office:value-type="string" calcext:value-type="string">
            <text:p>ㄆㄨㄚ</text:p>
          </table:table-cell>
          <table:table-cell office:value-type="string" calcext:value-type="string">
            <text:p>ㄆㄨㄚ異</text:p>
          </table:table-cell>
          <table:table-cell office:value-type="string" calcext:value-type="string">
            <text:p>ㄇㄨㄚ</text:p>
          </table:table-cell>
          <table:table-cell office:value-type="string" calcext:value-type="string">
            <text:p>ㄇㄨㄚ異</text:p>
          </table:table-cell>
          <table:table-cell office:value-type="string" calcext:value-type="string">
            <text:p>ㄈㄨㄚ</text:p>
          </table:table-cell>
          <table:table-cell office:value-type="string" calcext:value-type="string">
            <text:p>ㄈㄨㄚ異</text:p>
          </table:table-cell>
          <table:table-cell office:value-type="string" calcext:value-type="string">
            <text:p>ㄉㄨㄚ</text:p>
          </table:table-cell>
          <table:table-cell office:value-type="string" calcext:value-type="string">
            <text:p>ㄅ變ㄨㄚ異</text:p>
          </table:table-cell>
          <table:table-cell office:value-type="string" calcext:value-type="string">
            <text:p>ㄊㄨㄚ</text:p>
          </table:table-cell>
          <table:table-cell office:value-type="string" calcext:value-type="string">
            <text:p>ㄆ變ㄨㄚ異</text:p>
          </table:table-cell>
          <table:table-cell office:value-type="string" calcext:value-type="string">
            <text:p>ㄋㄨㄚ</text:p>
          </table:table-cell>
          <table:table-cell office:value-type="string" calcext:value-type="string">
            <text:p>ㄇ變ㄨㄚ異</text:p>
          </table:table-cell>
          <table:table-cell office:value-type="string" calcext:value-type="string">
            <text:p>ㄌㄨㄚ</text:p>
          </table:table-cell>
          <table:table-cell office:value-type="string" calcext:value-type="string">
            <text:p>ㄈ變ㄨㄚ異</text:p>
          </table:table-cell>
          <table:table-cell office:value-type="string" calcext:value-type="string">
            <text:p>ㄍㄨㄚ</text:p>
          </table:table-cell>
          <table:table-cell office:value-type="string" calcext:value-type="string">
            <text:p>ㄅㄇㄨㄚ異</text:p>
          </table:table-cell>
          <table:table-cell office:value-type="string" calcext:value-type="string">
            <text:p>ㄎㄨㄚ</text:p>
          </table:table-cell>
          <table:table-cell office:value-type="string" calcext:value-type="string">
            <text:p>ㄅㄇ變ㄨㄚ異</text:p>
          </table:table-cell>
          <table:table-cell office:value-type="string" calcext:value-type="string">
            <text:p>ㄏㄨㄚ</text:p>
          </table:table-cell>
          <table:table-cell office:value-type="string" calcext:value-type="string">
            <text:p>ㄆㄈㄨㄚ異</text:p>
          </table:table-cell>
          <table:table-cell office:value-type="string" calcext:value-type="string">
            <text:p>ㄐㄨㄚ</text:p>
          </table:table-cell>
          <table:table-cell office:value-type="string" calcext:value-type="string">
            <text:p>ㄅㄆㄨㄚ異</text:p>
          </table:table-cell>
          <table:table-cell office:value-type="string" calcext:value-type="string">
            <text:p>ㄑㄨㄚ</text:p>
          </table:table-cell>
          <table:table-cell office:value-type="string" calcext:value-type="string">
            <text:p>ㄇㄈㄨㄚ異</text:p>
          </table:table-cell>
          <table:table-cell office:value-type="string" calcext:value-type="string">
            <text:p>ㄒㄨㄚ</text:p>
          </table:table-cell>
          <table:table-cell office:value-type="string" calcext:value-type="string">
            <text:p>ㄅㄆㄇㄈㄨㄚ異</text:p>
          </table:table-cell>
          <table:table-cell office:value-type="string" calcext:value-type="string">
            <text:p>ㄓㄨㄚ</text:p>
          </table:table-cell>
          <table:table-cell office:value-type="string" calcext:value-type="string">
            <text:p>ㄅㄆ變ㄨㄚ異</text:p>
          </table:table-cell>
          <table:table-cell office:value-type="string" calcext:value-type="string">
            <text:p>ㄔㄨㄚ</text:p>
          </table:table-cell>
          <table:table-cell office:value-type="string" calcext:value-type="string">
            <text:p>ㄇㄈ變ㄨㄚ異</text:p>
          </table:table-cell>
          <table:table-cell office:value-type="string" calcext:value-type="string">
            <text:p>ㄕㄨㄚ</text:p>
          </table:table-cell>
          <table:table-cell office:value-type="string" calcext:value-type="string">
            <text:p>ㄅㄆㄇㄈ變ㄨㄚ異</text:p>
          </table:table-cell>
          <table:table-cell office:value-type="string" calcext:value-type="string">
            <text:p>ㄖㄨㄚ</text:p>
          </table:table-cell>
          <table:table-cell office:value-type="string" calcext:value-type="string">
            <text:p>ㄆㄈ變ㄨㄚ異</text:p>
          </table:table-cell>
          <table:table-cell office:value-type="string" calcext:value-type="string">
            <text:p>ㄗㄨㄚ</text:p>
          </table:table-cell>
          <table:table-cell office:value-type="string" calcext:value-type="string">
            <text:p>ㄅㄆㄨㄚ異</text:p>
          </table:table-cell>
          <table:table-cell office:value-type="string" calcext:value-type="string">
            <text:p>ㄘㄨㄚ</text:p>
          </table:table-cell>
          <table:table-cell office:value-type="string" calcext:value-type="string">
            <text:p>ㄇㄈㄨㄚ異</text:p>
          </table:table-cell>
          <table:table-cell office:value-type="string" calcext:value-type="string">
            <text:p>ㄙㄨㄚ</text:p>
          </table:table-cell>
          <table:table-cell office:value-type="string" calcext:value-type="string">
            <text:p>ㄅㄆㄇㄈㄨㄚ異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ㄨㄛ</text:p>
          </table:table-cell>
          <table:table-cell office:value-type="string" calcext:value-type="string">
            <text:p>ㄨㄚㄜ異</text:p>
          </table:table-cell>
          <table:table-cell office:value-type="string" calcext:value-type="string">
            <text:p>ㄅㄨㄛ</text:p>
          </table:table-cell>
          <table:table-cell office:value-type="string" calcext:value-type="string">
            <text:p>ㄅㄨㄚㄜ異</text:p>
          </table:table-cell>
          <table:table-cell office:value-type="string" calcext:value-type="string">
            <text:p>ㄆㄨㄛ</text:p>
          </table:table-cell>
          <table:table-cell office:value-type="string" calcext:value-type="string">
            <text:p>ㄆㄨㄚㄜ異</text:p>
          </table:table-cell>
          <table:table-cell office:value-type="string" calcext:value-type="string">
            <text:p>ㄇㄨㄛ</text:p>
          </table:table-cell>
          <table:table-cell office:value-type="string" calcext:value-type="string">
            <text:p>ㄇㄨㄚㄜ異</text:p>
          </table:table-cell>
          <table:table-cell office:value-type="string" calcext:value-type="string">
            <text:p>ㄈㄨㄛ</text:p>
          </table:table-cell>
          <table:table-cell office:value-type="string" calcext:value-type="string">
            <text:p>ㄈㄨㄚㄜ異</text:p>
          </table:table-cell>
          <table:table-cell office:value-type="string" calcext:value-type="string">
            <text:p>ㄉㄨㄛ</text:p>
          </table:table-cell>
          <table:table-cell office:value-type="string" calcext:value-type="string">
            <text:p>ㄅ變ㄨㄚㄜ異</text:p>
          </table:table-cell>
          <table:table-cell office:value-type="string" calcext:value-type="string">
            <text:p>ㄊㄨㄛ</text:p>
          </table:table-cell>
          <table:table-cell office:value-type="string" calcext:value-type="string">
            <text:p>ㄆ變ㄨㄚㄜ異</text:p>
          </table:table-cell>
          <table:table-cell office:value-type="string" calcext:value-type="string">
            <text:p>ㄋㄨㄛ</text:p>
          </table:table-cell>
          <table:table-cell office:value-type="string" calcext:value-type="string">
            <text:p>ㄇ變ㄨㄚㄜ異</text:p>
          </table:table-cell>
          <table:table-cell office:value-type="string" calcext:value-type="string">
            <text:p>ㄌㄨㄛ</text:p>
          </table:table-cell>
          <table:table-cell office:value-type="string" calcext:value-type="string">
            <text:p>ㄈ變ㄨㄚㄜ異</text:p>
          </table:table-cell>
          <table:table-cell office:value-type="string" calcext:value-type="string">
            <text:p>ㄍㄨㄛ</text:p>
          </table:table-cell>
          <table:table-cell office:value-type="string" calcext:value-type="string">
            <text:p>ㄅㄇㄨㄚㄜ異</text:p>
          </table:table-cell>
          <table:table-cell office:value-type="string" calcext:value-type="string">
            <text:p>ㄎㄨㄛ</text:p>
          </table:table-cell>
          <table:table-cell office:value-type="string" calcext:value-type="string">
            <text:p>ㄅㄇ變ㄨㄚㄜ異</text:p>
          </table:table-cell>
          <table:table-cell office:value-type="string" calcext:value-type="string">
            <text:p>ㄏㄨㄛ</text:p>
          </table:table-cell>
          <table:table-cell office:value-type="string" calcext:value-type="string">
            <text:p>ㄆㄈㄨㄚㄜ異</text:p>
          </table:table-cell>
          <table:table-cell office:value-type="string" calcext:value-type="string">
            <text:p>ㄐㄨㄛ</text:p>
          </table:table-cell>
          <table:table-cell office:value-type="string" calcext:value-type="string">
            <text:p>ㄅㄆㄨㄚㄜ異</text:p>
          </table:table-cell>
          <table:table-cell office:value-type="string" calcext:value-type="string">
            <text:p>ㄑㄨㄛ</text:p>
          </table:table-cell>
          <table:table-cell office:value-type="string" calcext:value-type="string">
            <text:p>ㄇㄈㄨㄚㄜ異</text:p>
          </table:table-cell>
          <table:table-cell office:value-type="string" calcext:value-type="string">
            <text:p>ㄒㄨㄛ</text:p>
          </table:table-cell>
          <table:table-cell office:value-type="string" calcext:value-type="string">
            <text:p>ㄅㄆㄇㄈㄨㄚㄜ異</text:p>
          </table:table-cell>
          <table:table-cell office:value-type="string" calcext:value-type="string">
            <text:p>ㄓㄨㄛ</text:p>
          </table:table-cell>
          <table:table-cell office:value-type="string" calcext:value-type="string">
            <text:p>ㄅㄆ變ㄨㄚㄜ異</text:p>
          </table:table-cell>
          <table:table-cell office:value-type="string" calcext:value-type="string">
            <text:p>ㄔㄨㄛ</text:p>
          </table:table-cell>
          <table:table-cell office:value-type="string" calcext:value-type="string">
            <text:p>ㄇㄈ變ㄨㄚㄜ異</text:p>
          </table:table-cell>
          <table:table-cell office:value-type="string" calcext:value-type="string">
            <text:p>ㄕㄨㄛ</text:p>
          </table:table-cell>
          <table:table-cell office:value-type="string" calcext:value-type="string">
            <text:p>ㄅㄆㄇㄈ變ㄨㄚㄜ異</text:p>
          </table:table-cell>
          <table:table-cell office:value-type="string" calcext:value-type="string">
            <text:p>ㄖㄨㄛ</text:p>
          </table:table-cell>
          <table:table-cell office:value-type="string" calcext:value-type="string">
            <text:p>ㄆㄈ變ㄨㄚㄜ異</text:p>
          </table:table-cell>
          <table:table-cell office:value-type="string" calcext:value-type="string">
            <text:p>ㄗㄨㄛ</text:p>
          </table:table-cell>
          <table:table-cell office:value-type="string" calcext:value-type="string">
            <text:p>ㄅㄆㄨㄚㄜ異</text:p>
          </table:table-cell>
          <table:table-cell office:value-type="string" calcext:value-type="string">
            <text:p>ㄘㄨㄛ</text:p>
          </table:table-cell>
          <table:table-cell office:value-type="string" calcext:value-type="string">
            <text:p>ㄇㄈㄨㄚㄜ異</text:p>
          </table:table-cell>
          <table:table-cell office:value-type="string" calcext:value-type="string">
            <text:p>ㄙㄨㄛ</text:p>
          </table:table-cell>
          <table:table-cell office:value-type="string" calcext:value-type="string">
            <text:p>ㄅㄆㄇㄈㄨㄚㄜ異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ㄨㄞ</text:p>
          </table:table-cell>
          <table:table-cell office:value-type="string" calcext:value-type="string">
            <text:p>ㄧㄨㄚ異</text:p>
          </table:table-cell>
          <table:table-cell office:value-type="string" calcext:value-type="string">
            <text:p>ㄅㄨㄞ</text:p>
          </table:table-cell>
          <table:table-cell office:value-type="string" calcext:value-type="string">
            <text:p>ㄅㄧㄨㄚ異</text:p>
          </table:table-cell>
          <table:table-cell office:value-type="string" calcext:value-type="string">
            <text:p>ㄆㄨㄞ</text:p>
          </table:table-cell>
          <table:table-cell office:value-type="string" calcext:value-type="string">
            <text:p>ㄆㄧㄨㄚ異</text:p>
          </table:table-cell>
          <table:table-cell office:value-type="string" calcext:value-type="string">
            <text:p>ㄇㄨㄞ</text:p>
          </table:table-cell>
          <table:table-cell office:value-type="string" calcext:value-type="string">
            <text:p>ㄇㄧㄨㄚ異</text:p>
          </table:table-cell>
          <table:table-cell office:value-type="string" calcext:value-type="string">
            <text:p>ㄈㄨㄞ</text:p>
          </table:table-cell>
          <table:table-cell office:value-type="string" calcext:value-type="string">
            <text:p>ㄈㄧㄨㄚ異</text:p>
          </table:table-cell>
          <table:table-cell office:value-type="string" calcext:value-type="string">
            <text:p>ㄉㄨㄞ</text:p>
          </table:table-cell>
          <table:table-cell office:value-type="string" calcext:value-type="string">
            <text:p>ㄅ變ㄧㄨㄚ異</text:p>
          </table:table-cell>
          <table:table-cell office:value-type="string" calcext:value-type="string">
            <text:p>ㄊㄨㄞ</text:p>
          </table:table-cell>
          <table:table-cell office:value-type="string" calcext:value-type="string">
            <text:p>ㄆ變ㄧㄨㄚ異</text:p>
          </table:table-cell>
          <table:table-cell office:value-type="string" calcext:value-type="string">
            <text:p>ㄋㄨㄞ</text:p>
          </table:table-cell>
          <table:table-cell office:value-type="string" calcext:value-type="string">
            <text:p>ㄇ變ㄧㄨㄚ異</text:p>
          </table:table-cell>
          <table:table-cell office:value-type="string" calcext:value-type="string">
            <text:p>ㄌㄨㄞ</text:p>
          </table:table-cell>
          <table:table-cell office:value-type="string" calcext:value-type="string">
            <text:p>ㄈ變ㄧㄨㄚ異</text:p>
          </table:table-cell>
          <table:table-cell office:value-type="string" calcext:value-type="string">
            <text:p>ㄍㄨㄞ</text:p>
          </table:table-cell>
          <table:table-cell office:value-type="string" calcext:value-type="string">
            <text:p>ㄅㄇㄧㄨㄚ異</text:p>
          </table:table-cell>
          <table:table-cell office:value-type="string" calcext:value-type="string">
            <text:p>ㄎㄨㄞ</text:p>
          </table:table-cell>
          <table:table-cell office:value-type="string" calcext:value-type="string">
            <text:p>ㄅㄇ變ㄧㄨㄚ異</text:p>
          </table:table-cell>
          <table:table-cell office:value-type="string" calcext:value-type="string">
            <text:p>ㄏㄨㄞ</text:p>
          </table:table-cell>
          <table:table-cell office:value-type="string" calcext:value-type="string">
            <text:p>ㄆㄈㄧㄨㄚ異</text:p>
          </table:table-cell>
          <table:table-cell office:value-type="string" calcext:value-type="string">
            <text:p>ㄐㄨㄞ</text:p>
          </table:table-cell>
          <table:table-cell office:value-type="string" calcext:value-type="string">
            <text:p>ㄅㄆㄧㄨㄚ異</text:p>
          </table:table-cell>
          <table:table-cell office:value-type="string" calcext:value-type="string">
            <text:p>ㄑㄨㄞ</text:p>
          </table:table-cell>
          <table:table-cell office:value-type="string" calcext:value-type="string">
            <text:p>ㄇㄈㄧㄨㄚ異</text:p>
          </table:table-cell>
          <table:table-cell office:value-type="string" calcext:value-type="string">
            <text:p>ㄒㄨㄞ</text:p>
          </table:table-cell>
          <table:table-cell office:value-type="string" calcext:value-type="string">
            <text:p>ㄅㄆㄇㄈㄧㄨㄚ異</text:p>
          </table:table-cell>
          <table:table-cell office:value-type="string" calcext:value-type="string">
            <text:p>ㄓㄨㄞ</text:p>
          </table:table-cell>
          <table:table-cell office:value-type="string" calcext:value-type="string">
            <text:p>ㄅㄆ變ㄧㄨㄚ異</text:p>
          </table:table-cell>
          <table:table-cell office:value-type="string" calcext:value-type="string">
            <text:p>ㄔㄨㄞ</text:p>
          </table:table-cell>
          <table:table-cell office:value-type="string" calcext:value-type="string">
            <text:p>ㄇㄈ變ㄧㄨㄚ異</text:p>
          </table:table-cell>
          <table:table-cell office:value-type="string" calcext:value-type="string">
            <text:p>ㄕㄨㄞ</text:p>
          </table:table-cell>
          <table:table-cell office:value-type="string" calcext:value-type="string">
            <text:p>ㄅㄆㄇㄈ變ㄧㄨㄚ異</text:p>
          </table:table-cell>
          <table:table-cell office:value-type="string" calcext:value-type="string">
            <text:p>ㄖㄨㄞ</text:p>
          </table:table-cell>
          <table:table-cell office:value-type="string" calcext:value-type="string">
            <text:p>ㄆㄈ變ㄧㄨㄚ異</text:p>
          </table:table-cell>
          <table:table-cell office:value-type="string" calcext:value-type="string">
            <text:p>ㄗㄨㄞ</text:p>
          </table:table-cell>
          <table:table-cell office:value-type="string" calcext:value-type="string">
            <text:p>ㄅㄆㄧㄨㄚ異</text:p>
          </table:table-cell>
          <table:table-cell office:value-type="string" calcext:value-type="string">
            <text:p>ㄘㄨㄞ</text:p>
          </table:table-cell>
          <table:table-cell office:value-type="string" calcext:value-type="string">
            <text:p>ㄇㄈㄧㄨㄚ異</text:p>
          </table:table-cell>
          <table:table-cell office:value-type="string" calcext:value-type="string">
            <text:p>ㄙㄨㄞ</text:p>
          </table:table-cell>
          <table:table-cell office:value-type="string" calcext:value-type="string">
            <text:p>ㄅㄆㄇㄈㄧㄨㄚ異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ㄨㄟ</text:p>
          </table:table-cell>
          <table:table-cell office:value-type="string" calcext:value-type="string">
            <text:p>ㄧㄨㄜ</text:p>
          </table:table-cell>
          <table:table-cell office:value-type="string" calcext:value-type="string">
            <text:p>ㄅㄨㄟ</text:p>
          </table:table-cell>
          <table:table-cell office:value-type="string" calcext:value-type="string">
            <text:p>ㄅㄧㄨㄜ</text:p>
          </table:table-cell>
          <table:table-cell office:value-type="string" calcext:value-type="string">
            <text:p>ㄆㄨㄟ</text:p>
          </table:table-cell>
          <table:table-cell office:value-type="string" calcext:value-type="string">
            <text:p>ㄆㄧㄨㄜ</text:p>
          </table:table-cell>
          <table:table-cell office:value-type="string" calcext:value-type="string">
            <text:p>ㄇㄨㄟ</text:p>
          </table:table-cell>
          <table:table-cell office:value-type="string" calcext:value-type="string">
            <text:p>ㄇㄧㄨㄜ</text:p>
          </table:table-cell>
          <table:table-cell office:value-type="string" calcext:value-type="string">
            <text:p>ㄈㄨㄟ</text:p>
          </table:table-cell>
          <table:table-cell office:value-type="string" calcext:value-type="string">
            <text:p>ㄈㄧㄨㄜ</text:p>
          </table:table-cell>
          <table:table-cell office:value-type="string" calcext:value-type="string">
            <text:p>ㄉㄨㄟ</text:p>
          </table:table-cell>
          <table:table-cell office:value-type="string" calcext:value-type="string">
            <text:p>ㄅ變ㄧㄨㄜ</text:p>
          </table:table-cell>
          <table:table-cell office:value-type="string" calcext:value-type="string">
            <text:p>ㄊㄨㄟ</text:p>
          </table:table-cell>
          <table:table-cell office:value-type="string" calcext:value-type="string">
            <text:p>ㄆ變ㄧㄨㄜ</text:p>
          </table:table-cell>
          <table:table-cell office:value-type="string" calcext:value-type="string">
            <text:p>ㄋㄨㄟ</text:p>
          </table:table-cell>
          <table:table-cell office:value-type="string" calcext:value-type="string">
            <text:p>ㄇ變ㄧㄨㄜ</text:p>
          </table:table-cell>
          <table:table-cell office:value-type="string" calcext:value-type="string">
            <text:p>ㄌㄨㄟ</text:p>
          </table:table-cell>
          <table:table-cell office:value-type="string" calcext:value-type="string">
            <text:p>ㄈ變ㄧㄨㄜ</text:p>
          </table:table-cell>
          <table:table-cell office:value-type="string" calcext:value-type="string">
            <text:p>ㄍㄨㄟ</text:p>
          </table:table-cell>
          <table:table-cell office:value-type="string" calcext:value-type="string">
            <text:p>ㄅㄇㄧㄨㄜ</text:p>
          </table:table-cell>
          <table:table-cell office:value-type="string" calcext:value-type="string">
            <text:p>ㄎㄨㄟ</text:p>
          </table:table-cell>
          <table:table-cell office:value-type="string" calcext:value-type="string">
            <text:p>ㄅㄇ變ㄧㄨㄜ</text:p>
          </table:table-cell>
          <table:table-cell office:value-type="string" calcext:value-type="string">
            <text:p>ㄏㄨㄟ</text:p>
          </table:table-cell>
          <table:table-cell office:value-type="string" calcext:value-type="string">
            <text:p>ㄆㄈㄧㄨㄜ</text:p>
          </table:table-cell>
          <table:table-cell office:value-type="string" calcext:value-type="string">
            <text:p>ㄐㄨㄟ</text:p>
          </table:table-cell>
          <table:table-cell office:value-type="string" calcext:value-type="string">
            <text:p>ㄅㄆㄧㄨㄜ</text:p>
          </table:table-cell>
          <table:table-cell office:value-type="string" calcext:value-type="string">
            <text:p>ㄑㄨㄟ</text:p>
          </table:table-cell>
          <table:table-cell office:value-type="string" calcext:value-type="string">
            <text:p>ㄇㄈㄧㄨㄜ</text:p>
          </table:table-cell>
          <table:table-cell office:value-type="string" calcext:value-type="string">
            <text:p>ㄒㄨㄟ</text:p>
          </table:table-cell>
          <table:table-cell office:value-type="string" calcext:value-type="string">
            <text:p>ㄅㄆㄇㄈㄧㄨㄜ</text:p>
          </table:table-cell>
          <table:table-cell office:value-type="string" calcext:value-type="string">
            <text:p>ㄓㄨㄟ</text:p>
          </table:table-cell>
          <table:table-cell office:value-type="string" calcext:value-type="string">
            <text:p>ㄅㄆ變ㄧㄨㄜ</text:p>
          </table:table-cell>
          <table:table-cell office:value-type="string" calcext:value-type="string">
            <text:p>ㄔㄨㄟ</text:p>
          </table:table-cell>
          <table:table-cell office:value-type="string" calcext:value-type="string">
            <text:p>ㄇㄈ變ㄧㄨㄜ</text:p>
          </table:table-cell>
          <table:table-cell office:value-type="string" calcext:value-type="string">
            <text:p>ㄕㄨㄟ</text:p>
          </table:table-cell>
          <table:table-cell office:value-type="string" calcext:value-type="string">
            <text:p>ㄅㄆㄇㄈ變ㄧㄨㄜ</text:p>
          </table:table-cell>
          <table:table-cell office:value-type="string" calcext:value-type="string">
            <text:p>ㄖㄨㄟ</text:p>
          </table:table-cell>
          <table:table-cell office:value-type="string" calcext:value-type="string">
            <text:p>ㄆㄈ變ㄧㄨㄜ</text:p>
          </table:table-cell>
          <table:table-cell office:value-type="string" calcext:value-type="string">
            <text:p>ㄗㄨㄟ</text:p>
          </table:table-cell>
          <table:table-cell office:value-type="string" calcext:value-type="string">
            <text:p>ㄅㄆㄧㄨㄜ</text:p>
          </table:table-cell>
          <table:table-cell office:value-type="string" calcext:value-type="string">
            <text:p>ㄘㄨㄟ</text:p>
          </table:table-cell>
          <table:table-cell office:value-type="string" calcext:value-type="string">
            <text:p>ㄇㄈㄧㄨㄜ</text:p>
          </table:table-cell>
          <table:table-cell office:value-type="string" calcext:value-type="string">
            <text:p>ㄙㄨㄟ</text:p>
          </table:table-cell>
          <table:table-cell office:value-type="string" calcext:value-type="string">
            <text:p>ㄅㄆㄇㄈㄧㄨㄜ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ㄨㄢ</text:p>
          </table:table-cell>
          <table:table-cell office:value-type="string" calcext:value-type="string">
            <text:p>ㄨㄚㄯ</text:p>
          </table:table-cell>
          <table:table-cell office:value-type="string" calcext:value-type="string">
            <text:p>ㄅㄨㄢ</text:p>
          </table:table-cell>
          <table:table-cell office:value-type="string" calcext:value-type="string">
            <text:p>ㄅㄨㄚㄯ</text:p>
          </table:table-cell>
          <table:table-cell office:value-type="string" calcext:value-type="string">
            <text:p>ㄆㄨㄢ</text:p>
          </table:table-cell>
          <table:table-cell office:value-type="string" calcext:value-type="string">
            <text:p>ㄆㄨㄚㄯ</text:p>
          </table:table-cell>
          <table:table-cell office:value-type="string" calcext:value-type="string">
            <text:p>ㄇㄨㄢ</text:p>
          </table:table-cell>
          <table:table-cell office:value-type="string" calcext:value-type="string">
            <text:p>ㄇㄨㄚㄯ</text:p>
          </table:table-cell>
          <table:table-cell office:value-type="string" calcext:value-type="string">
            <text:p>ㄈㄨㄢ</text:p>
          </table:table-cell>
          <table:table-cell office:value-type="string" calcext:value-type="string">
            <text:p>ㄈㄨㄚㄯ</text:p>
          </table:table-cell>
          <table:table-cell office:value-type="string" calcext:value-type="string">
            <text:p>ㄉㄨㄢ</text:p>
          </table:table-cell>
          <table:table-cell office:value-type="string" calcext:value-type="string">
            <text:p>ㄅ變ㄨㄚㄯ</text:p>
          </table:table-cell>
          <table:table-cell office:value-type="string" calcext:value-type="string">
            <text:p>ㄊㄨㄢ</text:p>
          </table:table-cell>
          <table:table-cell office:value-type="string" calcext:value-type="string">
            <text:p>ㄆ變ㄨㄚㄯ</text:p>
          </table:table-cell>
          <table:table-cell office:value-type="string" calcext:value-type="string">
            <text:p>ㄋㄨㄢ</text:p>
          </table:table-cell>
          <table:table-cell office:value-type="string" calcext:value-type="string">
            <text:p>ㄇ變ㄨㄚㄯ</text:p>
          </table:table-cell>
          <table:table-cell office:value-type="string" calcext:value-type="string">
            <text:p>ㄌㄨㄢ</text:p>
          </table:table-cell>
          <table:table-cell office:value-type="string" calcext:value-type="string">
            <text:p>ㄈ變ㄨㄚㄯ</text:p>
          </table:table-cell>
          <table:table-cell office:value-type="string" calcext:value-type="string">
            <text:p>ㄍㄨㄢ</text:p>
          </table:table-cell>
          <table:table-cell office:value-type="string" calcext:value-type="string">
            <text:p>ㄅㄇㄨㄚㄯ</text:p>
          </table:table-cell>
          <table:table-cell office:value-type="string" calcext:value-type="string">
            <text:p>ㄎㄨㄢ</text:p>
          </table:table-cell>
          <table:table-cell office:value-type="string" calcext:value-type="string">
            <text:p>ㄅㄇ變ㄨㄚㄯ</text:p>
          </table:table-cell>
          <table:table-cell office:value-type="string" calcext:value-type="string">
            <text:p>ㄏㄨㄢ</text:p>
          </table:table-cell>
          <table:table-cell office:value-type="string" calcext:value-type="string">
            <text:p>ㄆㄈㄨㄚㄯ</text:p>
          </table:table-cell>
          <table:table-cell office:value-type="string" calcext:value-type="string">
            <text:p>ㄐㄨㄢ</text:p>
          </table:table-cell>
          <table:table-cell office:value-type="string" calcext:value-type="string">
            <text:p>ㄅㄆㄨㄚㄯ</text:p>
          </table:table-cell>
          <table:table-cell office:value-type="string" calcext:value-type="string">
            <text:p>ㄑㄨㄢ</text:p>
          </table:table-cell>
          <table:table-cell office:value-type="string" calcext:value-type="string">
            <text:p>ㄇㄈㄨㄚㄯ</text:p>
          </table:table-cell>
          <table:table-cell office:value-type="string" calcext:value-type="string">
            <text:p>ㄒㄨㄢ</text:p>
          </table:table-cell>
          <table:table-cell office:value-type="string" calcext:value-type="string">
            <text:p>ㄅㄆㄇㄈㄨㄚㄯ</text:p>
          </table:table-cell>
          <table:table-cell office:value-type="string" calcext:value-type="string">
            <text:p>ㄓㄨㄢ</text:p>
          </table:table-cell>
          <table:table-cell office:value-type="string" calcext:value-type="string">
            <text:p>ㄅㄆ變ㄨㄚㄯ</text:p>
          </table:table-cell>
          <table:table-cell office:value-type="string" calcext:value-type="string">
            <text:p>ㄔㄨㄢ</text:p>
          </table:table-cell>
          <table:table-cell office:value-type="string" calcext:value-type="string">
            <text:p>ㄇㄈ變ㄨㄚㄯ</text:p>
          </table:table-cell>
          <table:table-cell office:value-type="string" calcext:value-type="string">
            <text:p>ㄕㄨㄢ</text:p>
          </table:table-cell>
          <table:table-cell office:value-type="string" calcext:value-type="string">
            <text:p>ㄅㄆㄇㄈ變ㄨㄚㄯ</text:p>
          </table:table-cell>
          <table:table-cell office:value-type="string" calcext:value-type="string">
            <text:p>ㄖㄨㄢ</text:p>
          </table:table-cell>
          <table:table-cell office:value-type="string" calcext:value-type="string">
            <text:p>ㄆㄈ變ㄨㄚㄯ</text:p>
          </table:table-cell>
          <table:table-cell office:value-type="string" calcext:value-type="string">
            <text:p>ㄗㄨㄢ</text:p>
          </table:table-cell>
          <table:table-cell office:value-type="string" calcext:value-type="string">
            <text:p>ㄅㄆㄨㄚㄯ</text:p>
          </table:table-cell>
          <table:table-cell office:value-type="string" calcext:value-type="string">
            <text:p>ㄘㄨㄢ</text:p>
          </table:table-cell>
          <table:table-cell office:value-type="string" calcext:value-type="string">
            <text:p>ㄇㄈㄨㄚㄯ</text:p>
          </table:table-cell>
          <table:table-cell office:value-type="string" calcext:value-type="string">
            <text:p>ㄙㄨㄢ</text:p>
          </table:table-cell>
          <table:table-cell office:value-type="string" calcext:value-type="string">
            <text:p>ㄅㄆㄇㄈㄨㄚㄯ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ㄨㄣ</text:p>
          </table:table-cell>
          <table:table-cell office:value-type="string" calcext:value-type="string">
            <text:p>ㄨㄜㄯ</text:p>
          </table:table-cell>
          <table:table-cell office:value-type="string" calcext:value-type="string">
            <text:p>ㄅㄨㄣ</text:p>
          </table:table-cell>
          <table:table-cell office:value-type="string" calcext:value-type="string">
            <text:p>ㄅㄨㄜㄯ</text:p>
          </table:table-cell>
          <table:table-cell office:value-type="string" calcext:value-type="string">
            <text:p>ㄆㄨㄣ</text:p>
          </table:table-cell>
          <table:table-cell office:value-type="string" calcext:value-type="string">
            <text:p>ㄆㄨㄜㄯ</text:p>
          </table:table-cell>
          <table:table-cell office:value-type="string" calcext:value-type="string">
            <text:p>ㄇㄨㄣ</text:p>
          </table:table-cell>
          <table:table-cell office:value-type="string" calcext:value-type="string">
            <text:p>ㄇㄨㄜㄯ</text:p>
          </table:table-cell>
          <table:table-cell office:value-type="string" calcext:value-type="string">
            <text:p>ㄈㄨㄣ</text:p>
          </table:table-cell>
          <table:table-cell office:value-type="string" calcext:value-type="string">
            <text:p>ㄈㄨㄜㄯ</text:p>
          </table:table-cell>
          <table:table-cell office:value-type="string" calcext:value-type="string">
            <text:p>ㄉㄨㄣ</text:p>
          </table:table-cell>
          <table:table-cell office:value-type="string" calcext:value-type="string">
            <text:p>ㄅ變ㄨㄜㄯ</text:p>
          </table:table-cell>
          <table:table-cell office:value-type="string" calcext:value-type="string">
            <text:p>ㄊㄨㄣ</text:p>
          </table:table-cell>
          <table:table-cell office:value-type="string" calcext:value-type="string">
            <text:p>ㄆ變ㄨㄜㄯ</text:p>
          </table:table-cell>
          <table:table-cell office:value-type="string" calcext:value-type="string">
            <text:p>ㄋㄨㄣ</text:p>
          </table:table-cell>
          <table:table-cell office:value-type="string" calcext:value-type="string">
            <text:p>ㄇ變ㄨㄜㄯ</text:p>
          </table:table-cell>
          <table:table-cell office:value-type="string" calcext:value-type="string">
            <text:p>ㄌㄨㄣ</text:p>
          </table:table-cell>
          <table:table-cell office:value-type="string" calcext:value-type="string">
            <text:p>ㄈ變ㄨㄜㄯ</text:p>
          </table:table-cell>
          <table:table-cell office:value-type="string" calcext:value-type="string">
            <text:p>ㄍㄨㄣ</text:p>
          </table:table-cell>
          <table:table-cell office:value-type="string" calcext:value-type="string">
            <text:p>ㄅㄇㄨㄜㄯ</text:p>
          </table:table-cell>
          <table:table-cell office:value-type="string" calcext:value-type="string">
            <text:p>ㄎㄨㄣ</text:p>
          </table:table-cell>
          <table:table-cell office:value-type="string" calcext:value-type="string">
            <text:p>ㄅㄇ變ㄨㄜㄯ</text:p>
          </table:table-cell>
          <table:table-cell office:value-type="string" calcext:value-type="string">
            <text:p>ㄏㄨㄣ</text:p>
          </table:table-cell>
          <table:table-cell office:value-type="string" calcext:value-type="string">
            <text:p>ㄆㄈㄨㄜㄯ</text:p>
          </table:table-cell>
          <table:table-cell office:value-type="string" calcext:value-type="string">
            <text:p>ㄐㄨㄣ</text:p>
          </table:table-cell>
          <table:table-cell office:value-type="string" calcext:value-type="string">
            <text:p>ㄅㄆㄨㄜㄯ</text:p>
          </table:table-cell>
          <table:table-cell office:value-type="string" calcext:value-type="string">
            <text:p>ㄑㄨㄣ</text:p>
          </table:table-cell>
          <table:table-cell office:value-type="string" calcext:value-type="string">
            <text:p>ㄇㄈㄨㄜㄯ</text:p>
          </table:table-cell>
          <table:table-cell office:value-type="string" calcext:value-type="string">
            <text:p>ㄒㄨㄣ</text:p>
          </table:table-cell>
          <table:table-cell office:value-type="string" calcext:value-type="string">
            <text:p>ㄅㄆㄇㄈㄨㄜㄯ</text:p>
          </table:table-cell>
          <table:table-cell office:value-type="string" calcext:value-type="string">
            <text:p>ㄓㄨㄣ</text:p>
          </table:table-cell>
          <table:table-cell office:value-type="string" calcext:value-type="string">
            <text:p>ㄅㄆ變ㄨㄜㄯ</text:p>
          </table:table-cell>
          <table:table-cell office:value-type="string" calcext:value-type="string">
            <text:p>ㄔㄨㄣ</text:p>
          </table:table-cell>
          <table:table-cell office:value-type="string" calcext:value-type="string">
            <text:p>ㄇㄈ變ㄨㄜㄯ</text:p>
          </table:table-cell>
          <table:table-cell office:value-type="string" calcext:value-type="string">
            <text:p>ㄕㄨㄣ</text:p>
          </table:table-cell>
          <table:table-cell office:value-type="string" calcext:value-type="string">
            <text:p>ㄅㄆㄇㄈ變ㄨㄜㄯ</text:p>
          </table:table-cell>
          <table:table-cell office:value-type="string" calcext:value-type="string">
            <text:p>ㄖㄨㄣ</text:p>
          </table:table-cell>
          <table:table-cell office:value-type="string" calcext:value-type="string">
            <text:p>ㄆㄈ變ㄨㄜㄯ</text:p>
          </table:table-cell>
          <table:table-cell office:value-type="string" calcext:value-type="string">
            <text:p>ㄗㄨㄣ</text:p>
          </table:table-cell>
          <table:table-cell office:value-type="string" calcext:value-type="string">
            <text:p>ㄅㄆㄨㄜㄯ</text:p>
          </table:table-cell>
          <table:table-cell office:value-type="string" calcext:value-type="string">
            <text:p>ㄘㄨㄣ</text:p>
          </table:table-cell>
          <table:table-cell office:value-type="string" calcext:value-type="string">
            <text:p>ㄇㄈㄨㄜㄯ</text:p>
          </table:table-cell>
          <table:table-cell office:value-type="string" calcext:value-type="string">
            <text:p>ㄙㄨㄣ</text:p>
          </table:table-cell>
          <table:table-cell office:value-type="string" calcext:value-type="string">
            <text:p>ㄅㄆㄇㄈㄨㄜㄯ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ㄨㄤ</text:p>
          </table:table-cell>
          <table:table-cell office:value-type="string" calcext:value-type="string">
            <text:p>ㄨㄚㆭ</text:p>
          </table:table-cell>
          <table:table-cell office:value-type="string" calcext:value-type="string">
            <text:p>ㄅㄨㄤ</text:p>
          </table:table-cell>
          <table:table-cell office:value-type="string" calcext:value-type="string">
            <text:p>ㄅㄨㄚㆭ</text:p>
          </table:table-cell>
          <table:table-cell office:value-type="string" calcext:value-type="string">
            <text:p>ㄆㄨㄤ</text:p>
          </table:table-cell>
          <table:table-cell office:value-type="string" calcext:value-type="string">
            <text:p>ㄆㄨㄚㆭ</text:p>
          </table:table-cell>
          <table:table-cell office:value-type="string" calcext:value-type="string">
            <text:p>ㄇㄨㄤ</text:p>
          </table:table-cell>
          <table:table-cell office:value-type="string" calcext:value-type="string">
            <text:p>ㄇㄨㄚㆭ</text:p>
          </table:table-cell>
          <table:table-cell office:value-type="string" calcext:value-type="string">
            <text:p>ㄈㄨㄤ</text:p>
          </table:table-cell>
          <table:table-cell office:value-type="string" calcext:value-type="string">
            <text:p>ㄈㄨㄚㆭ</text:p>
          </table:table-cell>
          <table:table-cell office:value-type="string" calcext:value-type="string">
            <text:p>ㄉㄨㄤ</text:p>
          </table:table-cell>
          <table:table-cell office:value-type="string" calcext:value-type="string">
            <text:p>ㄅ變ㄨㄚㆭ</text:p>
          </table:table-cell>
          <table:table-cell office:value-type="string" calcext:value-type="string">
            <text:p>ㄊㄨㄤ</text:p>
          </table:table-cell>
          <table:table-cell office:value-type="string" calcext:value-type="string">
            <text:p>ㄆ變ㄨㄚㆭ</text:p>
          </table:table-cell>
          <table:table-cell office:value-type="string" calcext:value-type="string">
            <text:p>ㄋㄨㄤ</text:p>
          </table:table-cell>
          <table:table-cell office:value-type="string" calcext:value-type="string">
            <text:p>ㄇ變ㄨㄚㆭ</text:p>
          </table:table-cell>
          <table:table-cell office:value-type="string" calcext:value-type="string">
            <text:p>ㄌㄨㄤ</text:p>
          </table:table-cell>
          <table:table-cell office:value-type="string" calcext:value-type="string">
            <text:p>ㄈ變ㄨㄚㆭ</text:p>
          </table:table-cell>
          <table:table-cell office:value-type="string" calcext:value-type="string">
            <text:p>ㄍㄨㄤ</text:p>
          </table:table-cell>
          <table:table-cell office:value-type="string" calcext:value-type="string">
            <text:p>ㄅㄇㄨㄚㆭ</text:p>
          </table:table-cell>
          <table:table-cell office:value-type="string" calcext:value-type="string">
            <text:p>ㄎㄨㄤ</text:p>
          </table:table-cell>
          <table:table-cell office:value-type="string" calcext:value-type="string">
            <text:p>ㄅㄇ變ㄨㄚㆭ</text:p>
          </table:table-cell>
          <table:table-cell office:value-type="string" calcext:value-type="string">
            <text:p>ㄏㄨㄤ</text:p>
          </table:table-cell>
          <table:table-cell office:value-type="string" calcext:value-type="string">
            <text:p>ㄆㄈㄨㄚㆭ</text:p>
          </table:table-cell>
          <table:table-cell office:value-type="string" calcext:value-type="string">
            <text:p>ㄐㄨㄤ</text:p>
          </table:table-cell>
          <table:table-cell office:value-type="string" calcext:value-type="string">
            <text:p>ㄅㄆㄨㄚㆭ</text:p>
          </table:table-cell>
          <table:table-cell office:value-type="string" calcext:value-type="string">
            <text:p>ㄑㄨㄤ</text:p>
          </table:table-cell>
          <table:table-cell office:value-type="string" calcext:value-type="string">
            <text:p>ㄇㄈㄨㄚㆭ</text:p>
          </table:table-cell>
          <table:table-cell office:value-type="string" calcext:value-type="string">
            <text:p>ㄒㄨㄤ</text:p>
          </table:table-cell>
          <table:table-cell office:value-type="string" calcext:value-type="string">
            <text:p>ㄅㄆㄇㄈㄨㄚㆭ</text:p>
          </table:table-cell>
          <table:table-cell office:value-type="string" calcext:value-type="string">
            <text:p>ㄓㄨㄤ</text:p>
          </table:table-cell>
          <table:table-cell office:value-type="string" calcext:value-type="string">
            <text:p>ㄅㄆ變ㄨㄚㆭ</text:p>
          </table:table-cell>
          <table:table-cell office:value-type="string" calcext:value-type="string">
            <text:p>ㄔㄨㄤ</text:p>
          </table:table-cell>
          <table:table-cell office:value-type="string" calcext:value-type="string">
            <text:p>ㄇㄈ變ㄨㄚㆭ</text:p>
          </table:table-cell>
          <table:table-cell office:value-type="string" calcext:value-type="string">
            <text:p>ㄕㄨㄤ</text:p>
          </table:table-cell>
          <table:table-cell office:value-type="string" calcext:value-type="string">
            <text:p>ㄅㄆㄇㄈ變ㄨㄚㆭ</text:p>
          </table:table-cell>
          <table:table-cell office:value-type="string" calcext:value-type="string">
            <text:p>ㄖㄨㄤ</text:p>
          </table:table-cell>
          <table:table-cell office:value-type="string" calcext:value-type="string">
            <text:p>ㄆㄈ變ㄨㄚㆭ</text:p>
          </table:table-cell>
          <table:table-cell office:value-type="string" calcext:value-type="string">
            <text:p>ㄗㄨㄤ</text:p>
          </table:table-cell>
          <table:table-cell office:value-type="string" calcext:value-type="string">
            <text:p>ㄅㄆㄨㄚㆭ</text:p>
          </table:table-cell>
          <table:table-cell office:value-type="string" calcext:value-type="string">
            <text:p>ㄘㄨㄤ</text:p>
          </table:table-cell>
          <table:table-cell office:value-type="string" calcext:value-type="string">
            <text:p>ㄇㄈㄨㄚㆭ</text:p>
          </table:table-cell>
          <table:table-cell office:value-type="string" calcext:value-type="string">
            <text:p>ㄙㄨㄤ</text:p>
          </table:table-cell>
          <table:table-cell office:value-type="string" calcext:value-type="string">
            <text:p>ㄅㄆㄇㄈㄨㄚㆭ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ㄨㄥ</text:p>
          </table:table-cell>
          <table:table-cell office:value-type="string" calcext:value-type="string">
            <text:p>ㄨㄜㆭ</text:p>
          </table:table-cell>
          <table:table-cell office:value-type="string" calcext:value-type="string">
            <text:p>ㄅㄨㄥ</text:p>
          </table:table-cell>
          <table:table-cell office:value-type="string" calcext:value-type="string">
            <text:p>ㄅㄨㄜㆭ</text:p>
          </table:table-cell>
          <table:table-cell office:value-type="string" calcext:value-type="string">
            <text:p>ㄆㄨㄥ</text:p>
          </table:table-cell>
          <table:table-cell office:value-type="string" calcext:value-type="string">
            <text:p>ㄆㄨㄜㆭ</text:p>
          </table:table-cell>
          <table:table-cell office:value-type="string" calcext:value-type="string">
            <text:p>ㄇㄨㄥ</text:p>
          </table:table-cell>
          <table:table-cell office:value-type="string" calcext:value-type="string">
            <text:p>ㄇㄨㄜㆭ</text:p>
          </table:table-cell>
          <table:table-cell office:value-type="string" calcext:value-type="string">
            <text:p>ㄈㄨㄥ</text:p>
          </table:table-cell>
          <table:table-cell office:value-type="string" calcext:value-type="string">
            <text:p>ㄈㄨㄜㆭ</text:p>
          </table:table-cell>
          <table:table-cell office:value-type="string" calcext:value-type="string">
            <text:p>ㄉㄨㄥ</text:p>
          </table:table-cell>
          <table:table-cell office:value-type="string" calcext:value-type="string">
            <text:p>ㄅ變ㄨㄜㆭ</text:p>
          </table:table-cell>
          <table:table-cell office:value-type="string" calcext:value-type="string">
            <text:p>ㄊㄨㄥ</text:p>
          </table:table-cell>
          <table:table-cell office:value-type="string" calcext:value-type="string">
            <text:p>ㄆ變ㄨㄜㆭ</text:p>
          </table:table-cell>
          <table:table-cell office:value-type="string" calcext:value-type="string">
            <text:p>ㄋㄨㄥ</text:p>
          </table:table-cell>
          <table:table-cell office:value-type="string" calcext:value-type="string">
            <text:p>ㄇ變ㄨㄜㆭ</text:p>
          </table:table-cell>
          <table:table-cell office:value-type="string" calcext:value-type="string">
            <text:p>ㄌㄨㄥ</text:p>
          </table:table-cell>
          <table:table-cell office:value-type="string" calcext:value-type="string">
            <text:p>ㄈ變ㄨㄜㆭ</text:p>
          </table:table-cell>
          <table:table-cell office:value-type="string" calcext:value-type="string">
            <text:p>ㄍㄨㄥ</text:p>
          </table:table-cell>
          <table:table-cell office:value-type="string" calcext:value-type="string">
            <text:p>ㄅㄇㄨㄜㆭ</text:p>
          </table:table-cell>
          <table:table-cell office:value-type="string" calcext:value-type="string">
            <text:p>ㄎㄨㄥ</text:p>
          </table:table-cell>
          <table:table-cell office:value-type="string" calcext:value-type="string">
            <text:p>ㄅㄇ變ㄨㄜㆭ</text:p>
          </table:table-cell>
          <table:table-cell office:value-type="string" calcext:value-type="string">
            <text:p>ㄏㄨㄥ</text:p>
          </table:table-cell>
          <table:table-cell office:value-type="string" calcext:value-type="string">
            <text:p>ㄆㄈㄨㄜㆭ</text:p>
          </table:table-cell>
          <table:table-cell office:value-type="string" calcext:value-type="string">
            <text:p>ㄐㄨㄥ</text:p>
          </table:table-cell>
          <table:table-cell office:value-type="string" calcext:value-type="string">
            <text:p>ㄅㄆㄨㄜㆭ</text:p>
          </table:table-cell>
          <table:table-cell office:value-type="string" calcext:value-type="string">
            <text:p>ㄑㄨㄥ</text:p>
          </table:table-cell>
          <table:table-cell office:value-type="string" calcext:value-type="string">
            <text:p>ㄇㄈㄨㄜㆭ</text:p>
          </table:table-cell>
          <table:table-cell office:value-type="string" calcext:value-type="string">
            <text:p>ㄒㄨㄥ</text:p>
          </table:table-cell>
          <table:table-cell office:value-type="string" calcext:value-type="string">
            <text:p>ㄅㄆㄇㄈㄨㄜㆭ</text:p>
          </table:table-cell>
          <table:table-cell office:value-type="string" calcext:value-type="string">
            <text:p>ㄓㄨㄥ</text:p>
          </table:table-cell>
          <table:table-cell office:value-type="string" calcext:value-type="string">
            <text:p>ㄅㄆ變ㄨㄜㆭ</text:p>
          </table:table-cell>
          <table:table-cell office:value-type="string" calcext:value-type="string">
            <text:p>ㄔㄨㄥ</text:p>
          </table:table-cell>
          <table:table-cell office:value-type="string" calcext:value-type="string">
            <text:p>ㄇㄈ變ㄨㄜㆭ</text:p>
          </table:table-cell>
          <table:table-cell office:value-type="string" calcext:value-type="string">
            <text:p>ㄕㄨㄥ</text:p>
          </table:table-cell>
          <table:table-cell office:value-type="string" calcext:value-type="string">
            <text:p>ㄅㄆㄇㄈ變ㄨㄜㆭ</text:p>
          </table:table-cell>
          <table:table-cell office:value-type="string" calcext:value-type="string">
            <text:p>ㄖㄨㄥ</text:p>
          </table:table-cell>
          <table:table-cell office:value-type="string" calcext:value-type="string">
            <text:p>ㄆㄈ變ㄨㄜㆭ</text:p>
          </table:table-cell>
          <table:table-cell office:value-type="string" calcext:value-type="string">
            <text:p>ㄗㄨㄥ</text:p>
          </table:table-cell>
          <table:table-cell office:value-type="string" calcext:value-type="string">
            <text:p>ㄅㄆㄨㄜㆭ</text:p>
          </table:table-cell>
          <table:table-cell office:value-type="string" calcext:value-type="string">
            <text:p>ㄘㄨㄥ</text:p>
          </table:table-cell>
          <table:table-cell office:value-type="string" calcext:value-type="string">
            <text:p>ㄇㄈㄨㄜㆭ</text:p>
          </table:table-cell>
          <table:table-cell office:value-type="string" calcext:value-type="string">
            <text:p>ㄙㄨㄥ</text:p>
          </table:table-cell>
          <table:table-cell office:value-type="string" calcext:value-type="string">
            <text:p>ㄅㄆㄇㄈㄨㄜㆭ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ㄩ</text:p>
          </table:table-cell>
          <table:table-cell office:value-type="string" calcext:value-type="string">
            <text:p><text:span text:style-name="T4">ㄧ</text:span>ㄨ</text:p>
          </table:table-cell>
          <table:table-cell office:value-type="string" calcext:value-type="string">
            <text:p>ㄅㄩ</text:p>
          </table:table-cell>
          <table:table-cell office:value-type="string" calcext:value-type="string">
            <text:p>ㄅㄧㄨ</text:p>
          </table:table-cell>
          <table:table-cell office:value-type="string" calcext:value-type="string">
            <text:p>ㄆㄩ</text:p>
          </table:table-cell>
          <table:table-cell office:value-type="string" calcext:value-type="string">
            <text:p>ㄆㄧㄨ</text:p>
          </table:table-cell>
          <table:table-cell office:value-type="string" calcext:value-type="string">
            <text:p>ㄇㄩ</text:p>
          </table:table-cell>
          <table:table-cell office:value-type="string" calcext:value-type="string">
            <text:p>ㄇㄧㄨ</text:p>
          </table:table-cell>
          <table:table-cell office:value-type="string" calcext:value-type="string">
            <text:p>ㄈㄩ</text:p>
          </table:table-cell>
          <table:table-cell office:value-type="string" calcext:value-type="string">
            <text:p>ㄈㄧㄨ</text:p>
          </table:table-cell>
          <table:table-cell office:value-type="string" calcext:value-type="string">
            <text:p>ㄉㄩ</text:p>
          </table:table-cell>
          <table:table-cell office:value-type="string" calcext:value-type="string">
            <text:p>ㄅ變ㄧㄨ</text:p>
          </table:table-cell>
          <table:table-cell office:value-type="string" calcext:value-type="string">
            <text:p>ㄊㄩ</text:p>
          </table:table-cell>
          <table:table-cell office:value-type="string" calcext:value-type="string">
            <text:p>ㄆ變ㄧㄨ</text:p>
          </table:table-cell>
          <table:table-cell office:value-type="string" calcext:value-type="string">
            <text:p>ㄋㄩ</text:p>
          </table:table-cell>
          <table:table-cell office:value-type="string" calcext:value-type="string">
            <text:p>ㄇ變ㄧㄨ</text:p>
          </table:table-cell>
          <table:table-cell office:value-type="string" calcext:value-type="string">
            <text:p>ㄌㄩ</text:p>
          </table:table-cell>
          <table:table-cell office:value-type="string" calcext:value-type="string">
            <text:p>ㄈ變ㄧㄨ</text:p>
          </table:table-cell>
          <table:table-cell office:value-type="string" calcext:value-type="string">
            <text:p>ㄍㄩ</text:p>
          </table:table-cell>
          <table:table-cell office:value-type="string" calcext:value-type="string">
            <text:p>ㄅㄇㄧㄨ</text:p>
          </table:table-cell>
          <table:table-cell office:value-type="string" calcext:value-type="string">
            <text:p>ㄎㄩ</text:p>
          </table:table-cell>
          <table:table-cell office:value-type="string" calcext:value-type="string">
            <text:p>ㄅㄇ變ㄧㄨ</text:p>
          </table:table-cell>
          <table:table-cell office:value-type="string" calcext:value-type="string">
            <text:p>ㄏㄩ</text:p>
          </table:table-cell>
          <table:table-cell office:value-type="string" calcext:value-type="string">
            <text:p>ㄆㄈㄧㄨ</text:p>
          </table:table-cell>
          <table:table-cell office:value-type="string" calcext:value-type="string">
            <text:p>ㄐㄩ</text:p>
          </table:table-cell>
          <table:table-cell office:value-type="string" calcext:value-type="string">
            <text:p>ㄅㄆㄧㄨ</text:p>
          </table:table-cell>
          <table:table-cell office:value-type="string" calcext:value-type="string">
            <text:p>ㄑㄩ</text:p>
          </table:table-cell>
          <table:table-cell office:value-type="string" calcext:value-type="string">
            <text:p>ㄇㄈㄧㄨ</text:p>
          </table:table-cell>
          <table:table-cell office:value-type="string" calcext:value-type="string">
            <text:p>ㄒㄩ</text:p>
          </table:table-cell>
          <table:table-cell office:value-type="string" calcext:value-type="string">
            <text:p>ㄅㄆㄇㄈㄧㄨ</text:p>
          </table:table-cell>
          <table:table-cell office:value-type="string" calcext:value-type="string">
            <text:p>ㄓㄩ</text:p>
          </table:table-cell>
          <table:table-cell office:value-type="string" calcext:value-type="string">
            <text:p>ㄅㄆ變ㄧㄨ</text:p>
          </table:table-cell>
          <table:table-cell office:value-type="string" calcext:value-type="string">
            <text:p>ㄔㄩ</text:p>
          </table:table-cell>
          <table:table-cell office:value-type="string" calcext:value-type="string">
            <text:p>ㄇㄈ變ㄧㄨ</text:p>
          </table:table-cell>
          <table:table-cell office:value-type="string" calcext:value-type="string">
            <text:p>ㄕㄩ</text:p>
          </table:table-cell>
          <table:table-cell office:value-type="string" calcext:value-type="string">
            <text:p>ㄅㄆㄇㄈ變ㄧㄨ</text:p>
          </table:table-cell>
          <table:table-cell office:value-type="string" calcext:value-type="string">
            <text:p>ㄖㄩ</text:p>
          </table:table-cell>
          <table:table-cell office:value-type="string" calcext:value-type="string">
            <text:p>ㄆㄈ變ㄧㄨ</text:p>
          </table:table-cell>
          <table:table-cell office:value-type="string" calcext:value-type="string">
            <text:p>ㄗㄩ</text:p>
          </table:table-cell>
          <table:table-cell office:value-type="string" calcext:value-type="string">
            <text:p>ㄅㄆㄧㄨ</text:p>
          </table:table-cell>
          <table:table-cell office:value-type="string" calcext:value-type="string">
            <text:p>ㄘㄩ</text:p>
          </table:table-cell>
          <table:table-cell office:value-type="string" calcext:value-type="string">
            <text:p>ㄇㄈㄧㄨ</text:p>
          </table:table-cell>
          <table:table-cell office:value-type="string" calcext:value-type="string">
            <text:p>ㄙㄩ</text:p>
          </table:table-cell>
          <table:table-cell office:value-type="string" calcext:value-type="string">
            <text:p>ㄅㄆㄇㄈㄧㄨ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ㄩㄝ</text:p>
          </table:table-cell>
          <table:table-cell office:value-type="string" calcext:value-type="string">
            <text:p>ㄧㄨㄜ異</text:p>
          </table:table-cell>
          <table:table-cell office:value-type="string" calcext:value-type="string">
            <text:p>ㄅㄩㄝ</text:p>
          </table:table-cell>
          <table:table-cell office:value-type="string" calcext:value-type="string">
            <text:p>ㄅㄧㄨㄜ異</text:p>
          </table:table-cell>
          <table:table-cell office:value-type="string" calcext:value-type="string">
            <text:p>ㄆㄩㄝ</text:p>
          </table:table-cell>
          <table:table-cell office:value-type="string" calcext:value-type="string">
            <text:p>ㄆㄧㄨㄜ異</text:p>
          </table:table-cell>
          <table:table-cell office:value-type="string" calcext:value-type="string">
            <text:p>ㄇㄩㄝ</text:p>
          </table:table-cell>
          <table:table-cell office:value-type="string" calcext:value-type="string">
            <text:p>ㄇㄧㄨㄜ異</text:p>
          </table:table-cell>
          <table:table-cell office:value-type="string" calcext:value-type="string">
            <text:p>ㄈㄩㄝ</text:p>
          </table:table-cell>
          <table:table-cell office:value-type="string" calcext:value-type="string">
            <text:p>ㄈㄧㄨㄜ異</text:p>
          </table:table-cell>
          <table:table-cell office:value-type="string" calcext:value-type="string">
            <text:p>ㄉㄩㄝ</text:p>
          </table:table-cell>
          <table:table-cell office:value-type="string" calcext:value-type="string">
            <text:p>ㄅ變ㄧㄨㄜ異</text:p>
          </table:table-cell>
          <table:table-cell office:value-type="string" calcext:value-type="string">
            <text:p>ㄊㄩㄝ</text:p>
          </table:table-cell>
          <table:table-cell office:value-type="string" calcext:value-type="string">
            <text:p>ㄆ變ㄧㄨㄜ異</text:p>
          </table:table-cell>
          <table:table-cell office:value-type="string" calcext:value-type="string">
            <text:p>ㄋㄩㄝ</text:p>
          </table:table-cell>
          <table:table-cell office:value-type="string" calcext:value-type="string">
            <text:p>ㄇ變ㄧㄨㄜ異</text:p>
          </table:table-cell>
          <table:table-cell office:value-type="string" calcext:value-type="string">
            <text:p>ㄌㄩㄝ</text:p>
          </table:table-cell>
          <table:table-cell office:value-type="string" calcext:value-type="string">
            <text:p>ㄈ變ㄧㄨㄜ異</text:p>
          </table:table-cell>
          <table:table-cell office:value-type="string" calcext:value-type="string">
            <text:p>ㄍㄩㄝ</text:p>
          </table:table-cell>
          <table:table-cell office:value-type="string" calcext:value-type="string">
            <text:p>ㄅㄇㄧㄨㄜ異</text:p>
          </table:table-cell>
          <table:table-cell office:value-type="string" calcext:value-type="string">
            <text:p>ㄎㄩㄝ</text:p>
          </table:table-cell>
          <table:table-cell office:value-type="string" calcext:value-type="string">
            <text:p>ㄅㄇ變ㄧㄨㄜ異</text:p>
          </table:table-cell>
          <table:table-cell office:value-type="string" calcext:value-type="string">
            <text:p>ㄏㄩㄝ</text:p>
          </table:table-cell>
          <table:table-cell office:value-type="string" calcext:value-type="string">
            <text:p>ㄆㄈㄧㄨㄜ異</text:p>
          </table:table-cell>
          <table:table-cell office:value-type="string" calcext:value-type="string">
            <text:p>ㄐㄩㄝ</text:p>
          </table:table-cell>
          <table:table-cell office:value-type="string" calcext:value-type="string">
            <text:p>ㄅㄆㄧㄨㄜ異</text:p>
          </table:table-cell>
          <table:table-cell office:value-type="string" calcext:value-type="string">
            <text:p>ㄑㄩㄝ</text:p>
          </table:table-cell>
          <table:table-cell office:value-type="string" calcext:value-type="string">
            <text:p>ㄇㄈㄧㄨㄜ異</text:p>
          </table:table-cell>
          <table:table-cell office:value-type="string" calcext:value-type="string">
            <text:p>ㄒㄩㄝ</text:p>
          </table:table-cell>
          <table:table-cell office:value-type="string" calcext:value-type="string">
            <text:p>ㄅㄆㄇㄈㄧㄨㄜ異</text:p>
          </table:table-cell>
          <table:table-cell office:value-type="string" calcext:value-type="string">
            <text:p>ㄓㄩㄝ</text:p>
          </table:table-cell>
          <table:table-cell office:value-type="string" calcext:value-type="string">
            <text:p>ㄅㄆ變ㄧㄨㄜ異</text:p>
          </table:table-cell>
          <table:table-cell office:value-type="string" calcext:value-type="string">
            <text:p>ㄔㄩㄝ</text:p>
          </table:table-cell>
          <table:table-cell office:value-type="string" calcext:value-type="string">
            <text:p>ㄇㄈ變ㄧㄨㄜ異</text:p>
          </table:table-cell>
          <table:table-cell office:value-type="string" calcext:value-type="string">
            <text:p>ㄕㄩㄝ</text:p>
          </table:table-cell>
          <table:table-cell office:value-type="string" calcext:value-type="string">
            <text:p>ㄅㄆㄇㄈ變ㄧㄨㄜ異</text:p>
          </table:table-cell>
          <table:table-cell office:value-type="string" calcext:value-type="string">
            <text:p>ㄖㄩㄝ</text:p>
          </table:table-cell>
          <table:table-cell office:value-type="string" calcext:value-type="string">
            <text:p>ㄆㄈ變ㄧㄨㄜ異</text:p>
          </table:table-cell>
          <table:table-cell office:value-type="string" calcext:value-type="string">
            <text:p>ㄗㄩㄝ</text:p>
          </table:table-cell>
          <table:table-cell office:value-type="string" calcext:value-type="string">
            <text:p>ㄅㄆㄧㄨㄜ異</text:p>
          </table:table-cell>
          <table:table-cell office:value-type="string" calcext:value-type="string">
            <text:p>ㄘㄩㄝ</text:p>
          </table:table-cell>
          <table:table-cell office:value-type="string" calcext:value-type="string">
            <text:p>ㄇㄈㄧㄨㄜ異</text:p>
          </table:table-cell>
          <table:table-cell office:value-type="string" calcext:value-type="string">
            <text:p>ㄙㄩㄝ</text:p>
          </table:table-cell>
          <table:table-cell office:value-type="string" calcext:value-type="string">
            <text:p>ㄅㄆㄇㄈㄧㄨㄜ異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ㄩㄢ</text:p>
          </table:table-cell>
          <table:table-cell office:value-type="string" calcext:value-type="string">
            <text:p>ㄧㄨㄚㄯ</text:p>
          </table:table-cell>
          <table:table-cell office:value-type="string" calcext:value-type="string">
            <text:p>ㄅㄩㄢ</text:p>
          </table:table-cell>
          <table:table-cell office:value-type="string" calcext:value-type="string">
            <text:p>ㄅㄧㄨㄚㄯ</text:p>
          </table:table-cell>
          <table:table-cell office:value-type="string" calcext:value-type="string">
            <text:p>ㄆㄩㄢ</text:p>
          </table:table-cell>
          <table:table-cell office:value-type="string" calcext:value-type="string">
            <text:p>ㄆㄧㄨㄚㄯ</text:p>
          </table:table-cell>
          <table:table-cell office:value-type="string" calcext:value-type="string">
            <text:p>ㄇㄩㄢ</text:p>
          </table:table-cell>
          <table:table-cell office:value-type="string" calcext:value-type="string">
            <text:p>ㄇㄧㄨㄚㄯ</text:p>
          </table:table-cell>
          <table:table-cell office:value-type="string" calcext:value-type="string">
            <text:p>ㄈㄩㄢ</text:p>
          </table:table-cell>
          <table:table-cell office:value-type="string" calcext:value-type="string">
            <text:p>ㄈㄧㄨㄚㄯ</text:p>
          </table:table-cell>
          <table:table-cell office:value-type="string" calcext:value-type="string">
            <text:p>ㄉㄩㄢ</text:p>
          </table:table-cell>
          <table:table-cell office:value-type="string" calcext:value-type="string">
            <text:p>ㄅ變ㄧㄨㄚㄯ</text:p>
          </table:table-cell>
          <table:table-cell office:value-type="string" calcext:value-type="string">
            <text:p>ㄊㄩㄢ</text:p>
          </table:table-cell>
          <table:table-cell office:value-type="string" calcext:value-type="string">
            <text:p>ㄆ變ㄧㄨㄚㄯ</text:p>
          </table:table-cell>
          <table:table-cell office:value-type="string" calcext:value-type="string">
            <text:p>ㄋㄩㄢ</text:p>
          </table:table-cell>
          <table:table-cell office:value-type="string" calcext:value-type="string">
            <text:p>ㄇ變ㄧㄨㄚㄯ</text:p>
          </table:table-cell>
          <table:table-cell office:value-type="string" calcext:value-type="string">
            <text:p>ㄌㄩㄢ</text:p>
          </table:table-cell>
          <table:table-cell office:value-type="string" calcext:value-type="string">
            <text:p>ㄈ變ㄧㄨㄚㄯ</text:p>
          </table:table-cell>
          <table:table-cell office:value-type="string" calcext:value-type="string">
            <text:p>ㄍㄩㄢ</text:p>
          </table:table-cell>
          <table:table-cell office:value-type="string" calcext:value-type="string">
            <text:p>ㄅㄇㄧㄨㄚㄯ</text:p>
          </table:table-cell>
          <table:table-cell office:value-type="string" calcext:value-type="string">
            <text:p>ㄎㄩㄢ</text:p>
          </table:table-cell>
          <table:table-cell office:value-type="string" calcext:value-type="string">
            <text:p>ㄅㄇ變ㄧㄨㄚㄯ</text:p>
          </table:table-cell>
          <table:table-cell office:value-type="string" calcext:value-type="string">
            <text:p>ㄏㄩㄢ</text:p>
          </table:table-cell>
          <table:table-cell office:value-type="string" calcext:value-type="string">
            <text:p>ㄆㄈㄧㄨㄚㄯ</text:p>
          </table:table-cell>
          <table:table-cell office:value-type="string" calcext:value-type="string">
            <text:p>ㄐㄩㄢ</text:p>
          </table:table-cell>
          <table:table-cell office:value-type="string" calcext:value-type="string">
            <text:p>ㄅㄆㄧㄨㄚㄯ</text:p>
          </table:table-cell>
          <table:table-cell office:value-type="string" calcext:value-type="string">
            <text:p>ㄑㄩㄢ</text:p>
          </table:table-cell>
          <table:table-cell office:value-type="string" calcext:value-type="string">
            <text:p>ㄇㄈㄧㄨㄚㄯ</text:p>
          </table:table-cell>
          <table:table-cell office:value-type="string" calcext:value-type="string">
            <text:p>ㄒㄩㄢ</text:p>
          </table:table-cell>
          <table:table-cell office:value-type="string" calcext:value-type="string">
            <text:p>ㄅㄆㄇㄈㄧㄨㄚㄯ</text:p>
          </table:table-cell>
          <table:table-cell office:value-type="string" calcext:value-type="string">
            <text:p>ㄓㄩㄢ</text:p>
          </table:table-cell>
          <table:table-cell office:value-type="string" calcext:value-type="string">
            <text:p>ㄅㄆ變ㄧㄨㄚㄯ</text:p>
          </table:table-cell>
          <table:table-cell office:value-type="string" calcext:value-type="string">
            <text:p>ㄔㄩㄢ</text:p>
          </table:table-cell>
          <table:table-cell office:value-type="string" calcext:value-type="string">
            <text:p>ㄇㄈ變ㄧㄨㄚㄯ</text:p>
          </table:table-cell>
          <table:table-cell office:value-type="string" calcext:value-type="string">
            <text:p>ㄕㄩㄢ</text:p>
          </table:table-cell>
          <table:table-cell office:value-type="string" calcext:value-type="string">
            <text:p>ㄅㄆㄇㄈ變ㄧㄨㄚㄯ</text:p>
          </table:table-cell>
          <table:table-cell office:value-type="string" calcext:value-type="string">
            <text:p>ㄖㄩㄢ</text:p>
          </table:table-cell>
          <table:table-cell office:value-type="string" calcext:value-type="string">
            <text:p>ㄆㄈ變ㄧㄨㄚㄯ</text:p>
          </table:table-cell>
          <table:table-cell office:value-type="string" calcext:value-type="string">
            <text:p>ㄗㄩㄢ</text:p>
          </table:table-cell>
          <table:table-cell office:value-type="string" calcext:value-type="string">
            <text:p>ㄅㄆㄧㄨㄚㄯ</text:p>
          </table:table-cell>
          <table:table-cell office:value-type="string" calcext:value-type="string">
            <text:p>ㄘㄩㄢ</text:p>
          </table:table-cell>
          <table:table-cell office:value-type="string" calcext:value-type="string">
            <text:p>ㄇㄈㄧㄨㄚㄯ</text:p>
          </table:table-cell>
          <table:table-cell office:value-type="string" calcext:value-type="string">
            <text:p>ㄙㄩㄢ</text:p>
          </table:table-cell>
          <table:table-cell office:value-type="string" calcext:value-type="string">
            <text:p>ㄅㄆㄇㄈㄧㄨㄚㄯ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ㄩㄣ</text:p>
          </table:table-cell>
          <table:table-cell office:value-type="string" calcext:value-type="string">
            <text:p>ㄧㄨㄜㄯ</text:p>
          </table:table-cell>
          <table:table-cell office:value-type="string" calcext:value-type="string">
            <text:p>ㄅㄩㄣ</text:p>
          </table:table-cell>
          <table:table-cell office:value-type="string" calcext:value-type="string">
            <text:p>ㄅㄧㄨㄜㄯ</text:p>
          </table:table-cell>
          <table:table-cell office:value-type="string" calcext:value-type="string">
            <text:p>ㄆㄩㄣ</text:p>
          </table:table-cell>
          <table:table-cell office:value-type="string" calcext:value-type="string">
            <text:p>ㄆㄧㄨㄜㄯ</text:p>
          </table:table-cell>
          <table:table-cell office:value-type="string" calcext:value-type="string">
            <text:p>ㄇㄩㄣ</text:p>
          </table:table-cell>
          <table:table-cell office:value-type="string" calcext:value-type="string">
            <text:p>ㄇㄧㄨㄜㄯ</text:p>
          </table:table-cell>
          <table:table-cell office:value-type="string" calcext:value-type="string">
            <text:p>ㄈㄩㄣ</text:p>
          </table:table-cell>
          <table:table-cell office:value-type="string" calcext:value-type="string">
            <text:p>ㄈㄧㄨㄜㄯ</text:p>
          </table:table-cell>
          <table:table-cell office:value-type="string" calcext:value-type="string">
            <text:p>ㄉㄩㄣ</text:p>
          </table:table-cell>
          <table:table-cell office:value-type="string" calcext:value-type="string">
            <text:p>ㄅ變ㄧㄨㄜㄯ</text:p>
          </table:table-cell>
          <table:table-cell office:value-type="string" calcext:value-type="string">
            <text:p>ㄊㄩㄣ</text:p>
          </table:table-cell>
          <table:table-cell office:value-type="string" calcext:value-type="string">
            <text:p>ㄆ變ㄧㄨㄜㄯ</text:p>
          </table:table-cell>
          <table:table-cell office:value-type="string" calcext:value-type="string">
            <text:p>ㄋㄩㄣ</text:p>
          </table:table-cell>
          <table:table-cell office:value-type="string" calcext:value-type="string">
            <text:p>ㄇ變ㄧㄨㄜㄯ</text:p>
          </table:table-cell>
          <table:table-cell office:value-type="string" calcext:value-type="string">
            <text:p>ㄌㄩㄣ</text:p>
          </table:table-cell>
          <table:table-cell office:value-type="string" calcext:value-type="string">
            <text:p>ㄈ變ㄧㄨㄜㄯ</text:p>
          </table:table-cell>
          <table:table-cell office:value-type="string" calcext:value-type="string">
            <text:p>ㄍㄩㄣ</text:p>
          </table:table-cell>
          <table:table-cell office:value-type="string" calcext:value-type="string">
            <text:p>ㄅㄇㄧㄨㄜㄯ</text:p>
          </table:table-cell>
          <table:table-cell office:value-type="string" calcext:value-type="string">
            <text:p>ㄎㄩㄣ</text:p>
          </table:table-cell>
          <table:table-cell office:value-type="string" calcext:value-type="string">
            <text:p>ㄅㄇ變ㄧㄨㄜㄯ</text:p>
          </table:table-cell>
          <table:table-cell office:value-type="string" calcext:value-type="string">
            <text:p>ㄏㄩㄣ</text:p>
          </table:table-cell>
          <table:table-cell office:value-type="string" calcext:value-type="string">
            <text:p>ㄆㄈㄧㄨㄜㄯ</text:p>
          </table:table-cell>
          <table:table-cell office:value-type="string" calcext:value-type="string">
            <text:p>ㄐㄩㄣ</text:p>
          </table:table-cell>
          <table:table-cell office:value-type="string" calcext:value-type="string">
            <text:p>ㄅㄆㄧㄨㄜㄯ</text:p>
          </table:table-cell>
          <table:table-cell office:value-type="string" calcext:value-type="string">
            <text:p>ㄑㄩㄣ</text:p>
          </table:table-cell>
          <table:table-cell office:value-type="string" calcext:value-type="string">
            <text:p>ㄇㄈㄧㄨㄜㄯ</text:p>
          </table:table-cell>
          <table:table-cell office:value-type="string" calcext:value-type="string">
            <text:p>ㄒㄩㄣ</text:p>
          </table:table-cell>
          <table:table-cell office:value-type="string" calcext:value-type="string">
            <text:p>ㄅㄆㄇㄈㄧㄨㄜㄯ</text:p>
          </table:table-cell>
          <table:table-cell office:value-type="string" calcext:value-type="string">
            <text:p>ㄓㄩㄣ</text:p>
          </table:table-cell>
          <table:table-cell office:value-type="string" calcext:value-type="string">
            <text:p>ㄅㄆ變ㄧㄨㄜㄯ</text:p>
          </table:table-cell>
          <table:table-cell office:value-type="string" calcext:value-type="string">
            <text:p>ㄔㄩㄣ</text:p>
          </table:table-cell>
          <table:table-cell office:value-type="string" calcext:value-type="string">
            <text:p>ㄇㄈ變ㄧㄨㄜㄯ</text:p>
          </table:table-cell>
          <table:table-cell office:value-type="string" calcext:value-type="string">
            <text:p>ㄕㄩㄣ</text:p>
          </table:table-cell>
          <table:table-cell office:value-type="string" calcext:value-type="string">
            <text:p>ㄅㄆㄇㄈ變ㄧㄨㄜㄯ</text:p>
          </table:table-cell>
          <table:table-cell office:value-type="string" calcext:value-type="string">
            <text:p>ㄖㄩㄣ</text:p>
          </table:table-cell>
          <table:table-cell office:value-type="string" calcext:value-type="string">
            <text:p>ㄆㄈ變ㄧㄨㄜㄯ</text:p>
          </table:table-cell>
          <table:table-cell office:value-type="string" calcext:value-type="string">
            <text:p>ㄗㄩㄣ</text:p>
          </table:table-cell>
          <table:table-cell office:value-type="string" calcext:value-type="string">
            <text:p>ㄅㄆㄧㄨㄜㄯ</text:p>
          </table:table-cell>
          <table:table-cell office:value-type="string" calcext:value-type="string">
            <text:p>ㄘㄩㄣ</text:p>
          </table:table-cell>
          <table:table-cell office:value-type="string" calcext:value-type="string">
            <text:p>ㄇㄈㄧㄨㄜㄯ</text:p>
          </table:table-cell>
          <table:table-cell office:value-type="string" calcext:value-type="string">
            <text:p>ㄙㄩㄣ</text:p>
          </table:table-cell>
          <table:table-cell office:value-type="string" calcext:value-type="string">
            <text:p>ㄅㄆㄇㄈㄧㄨㄜㄯ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ㄩㄥ</text:p>
          </table:table-cell>
          <table:table-cell office:value-type="string" calcext:value-type="string">
            <text:p>ㄧㄨㄜㆭ</text:p>
          </table:table-cell>
          <table:table-cell office:value-type="string" calcext:value-type="string">
            <text:p>ㄅㄩㄥ</text:p>
          </table:table-cell>
          <table:table-cell office:value-type="string" calcext:value-type="string">
            <text:p>ㄅㄧㄨㄜㆭ</text:p>
          </table:table-cell>
          <table:table-cell office:value-type="string" calcext:value-type="string">
            <text:p>ㄆㄩㄥ</text:p>
          </table:table-cell>
          <table:table-cell office:value-type="string" calcext:value-type="string">
            <text:p>ㄆㄧㄨㄜㆭ</text:p>
          </table:table-cell>
          <table:table-cell office:value-type="string" calcext:value-type="string">
            <text:p>ㄇㄩㄥ</text:p>
          </table:table-cell>
          <table:table-cell office:value-type="string" calcext:value-type="string">
            <text:p>ㄇㄧㄨㄜㆭ</text:p>
          </table:table-cell>
          <table:table-cell office:value-type="string" calcext:value-type="string">
            <text:p>ㄈㄩㄥ</text:p>
          </table:table-cell>
          <table:table-cell office:value-type="string" calcext:value-type="string">
            <text:p>ㄈㄧㄨㄜㆭ</text:p>
          </table:table-cell>
          <table:table-cell office:value-type="string" calcext:value-type="string">
            <text:p>ㄉㄩㄥ</text:p>
          </table:table-cell>
          <table:table-cell office:value-type="string" calcext:value-type="string">
            <text:p>ㄅ變ㄧㄨㄜㆭ</text:p>
          </table:table-cell>
          <table:table-cell office:value-type="string" calcext:value-type="string">
            <text:p>ㄊㄩㄥ</text:p>
          </table:table-cell>
          <table:table-cell office:value-type="string" calcext:value-type="string">
            <text:p>ㄆ變ㄧㄨㄜㆭ</text:p>
          </table:table-cell>
          <table:table-cell office:value-type="string" calcext:value-type="string">
            <text:p>ㄋㄩㄥ</text:p>
          </table:table-cell>
          <table:table-cell office:value-type="string" calcext:value-type="string">
            <text:p>ㄇ變ㄧㄨㄜㆭ</text:p>
          </table:table-cell>
          <table:table-cell office:value-type="string" calcext:value-type="string">
            <text:p>ㄌㄩㄥ</text:p>
          </table:table-cell>
          <table:table-cell office:value-type="string" calcext:value-type="string">
            <text:p>ㄈ變ㄧㄨㄜㆭ</text:p>
          </table:table-cell>
          <table:table-cell office:value-type="string" calcext:value-type="string">
            <text:p>ㄍㄩㄥ</text:p>
          </table:table-cell>
          <table:table-cell office:value-type="string" calcext:value-type="string">
            <text:p>ㄅㄇㄧㄨㄜㆭ</text:p>
          </table:table-cell>
          <table:table-cell office:value-type="string" calcext:value-type="string">
            <text:p>ㄎㄩㄥ</text:p>
          </table:table-cell>
          <table:table-cell office:value-type="string" calcext:value-type="string">
            <text:p>ㄅㄇ變ㄧㄨㄜㆭ</text:p>
          </table:table-cell>
          <table:table-cell office:value-type="string" calcext:value-type="string">
            <text:p>ㄏㄩㄥ</text:p>
          </table:table-cell>
          <table:table-cell office:value-type="string" calcext:value-type="string">
            <text:p>ㄆㄈㄧㄨㄜㆭ</text:p>
          </table:table-cell>
          <table:table-cell office:value-type="string" calcext:value-type="string">
            <text:p>ㄐㄩㄥ</text:p>
          </table:table-cell>
          <table:table-cell office:value-type="string" calcext:value-type="string">
            <text:p>ㄅㄆㄧㄨㄜㆭ</text:p>
          </table:table-cell>
          <table:table-cell office:value-type="string" calcext:value-type="string">
            <text:p>ㄑㄩㄥ</text:p>
          </table:table-cell>
          <table:table-cell office:value-type="string" calcext:value-type="string">
            <text:p>ㄇㄈㄧㄨㄜㆭ</text:p>
          </table:table-cell>
          <table:table-cell office:value-type="string" calcext:value-type="string">
            <text:p>ㄒㄩㄥ</text:p>
          </table:table-cell>
          <table:table-cell office:value-type="string" calcext:value-type="string">
            <text:p>ㄅㄆㄇㄈㄧㄨㄜㆭ</text:p>
          </table:table-cell>
          <table:table-cell office:value-type="string" calcext:value-type="string">
            <text:p>ㄓㄩㄥ</text:p>
          </table:table-cell>
          <table:table-cell office:value-type="string" calcext:value-type="string">
            <text:p>ㄅㄆ變ㄧㄨㄜㆭ</text:p>
          </table:table-cell>
          <table:table-cell office:value-type="string" calcext:value-type="string">
            <text:p>ㄔㄩㄥ</text:p>
          </table:table-cell>
          <table:table-cell office:value-type="string" calcext:value-type="string">
            <text:p>ㄇㄈ變ㄧㄨㄜㆭ</text:p>
          </table:table-cell>
          <table:table-cell office:value-type="string" calcext:value-type="string">
            <text:p>ㄕㄩㄥ</text:p>
          </table:table-cell>
          <table:table-cell office:value-type="string" calcext:value-type="string">
            <text:p>ㄅㄆㄇㄈ變ㄧㄨㄜㆭ</text:p>
          </table:table-cell>
          <table:table-cell office:value-type="string" calcext:value-type="string">
            <text:p>ㄖㄩㄥ</text:p>
          </table:table-cell>
          <table:table-cell office:value-type="string" calcext:value-type="string">
            <text:p>ㄆㄈ變ㄧㄨㄜㆭ</text:p>
          </table:table-cell>
          <table:table-cell office:value-type="string" calcext:value-type="string">
            <text:p>ㄗㄩㄥ</text:p>
          </table:table-cell>
          <table:table-cell office:value-type="string" calcext:value-type="string">
            <text:p>ㄅㄆㄧㄨㄜㆭ</text:p>
          </table:table-cell>
          <table:table-cell office:value-type="string" calcext:value-type="string">
            <text:p>ㄘㄩㄥ</text:p>
          </table:table-cell>
          <table:table-cell office:value-type="string" calcext:value-type="string">
            <text:p>ㄇㄈㄧㄨㄜㆭ</text:p>
          </table:table-cell>
          <table:table-cell office:value-type="string" calcext:value-type="string">
            <text:p>ㄙㄩㄥ</text:p>
          </table:table-cell>
          <table:table-cell office:value-type="string" calcext:value-type="string">
            <text:p>ㄅㄆㄇㄈㄧㄨㄜㆭ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ㄦ</text:p>
          </table:table-cell>
          <table:table-cell office:value-type="string" calcext:value-type="string">
            <text:p><text:span text:style-name="T4">ㄯ</text:span><text:span text:style-name="T5">ㆭ</text:span></text:p>
          </table:table-cell>
          <table:table-cell office:value-type="string" calcext:value-type="string">
            <text:p>ㄅㄦ</text:p>
          </table:table-cell>
          <table:table-cell office:value-type="string" calcext:value-type="string">
            <text:p>ㄅㄯㆭ</text:p>
          </table:table-cell>
          <table:table-cell office:value-type="string" calcext:value-type="string">
            <text:p>ㄆㄦ</text:p>
          </table:table-cell>
          <table:table-cell office:value-type="string" calcext:value-type="string">
            <text:p>ㄆㄯㆭ</text:p>
          </table:table-cell>
          <table:table-cell office:value-type="string" calcext:value-type="string">
            <text:p>ㄇㄦ</text:p>
          </table:table-cell>
          <table:table-cell office:value-type="string" calcext:value-type="string">
            <text:p>ㄇㄯㆭ</text:p>
          </table:table-cell>
          <table:table-cell office:value-type="string" calcext:value-type="string">
            <text:p>ㄈㄦ</text:p>
          </table:table-cell>
          <table:table-cell office:value-type="string" calcext:value-type="string">
            <text:p>ㄈㄯㆭ</text:p>
          </table:table-cell>
          <table:table-cell office:value-type="string" calcext:value-type="string">
            <text:p>ㄉㄦ</text:p>
          </table:table-cell>
          <table:table-cell office:value-type="string" calcext:value-type="string">
            <text:p>ㄅ變ㄯㆭ</text:p>
          </table:table-cell>
          <table:table-cell office:value-type="string" calcext:value-type="string">
            <text:p>ㄊㄦ</text:p>
          </table:table-cell>
          <table:table-cell office:value-type="string" calcext:value-type="string">
            <text:p>ㄆ變ㄯㆭ</text:p>
          </table:table-cell>
          <table:table-cell office:value-type="string" calcext:value-type="string">
            <text:p>ㄋㄦ</text:p>
          </table:table-cell>
          <table:table-cell office:value-type="string" calcext:value-type="string">
            <text:p>ㄇ變ㄯㆭ</text:p>
          </table:table-cell>
          <table:table-cell office:value-type="string" calcext:value-type="string">
            <text:p>ㄌㄦ</text:p>
          </table:table-cell>
          <table:table-cell office:value-type="string" calcext:value-type="string">
            <text:p>ㄈ變ㄯㆭ</text:p>
          </table:table-cell>
          <table:table-cell office:value-type="string" calcext:value-type="string">
            <text:p>ㄍㄦ</text:p>
          </table:table-cell>
          <table:table-cell office:value-type="string" calcext:value-type="string">
            <text:p>ㄅㄇㄯㆭ</text:p>
          </table:table-cell>
          <table:table-cell office:value-type="string" calcext:value-type="string">
            <text:p>ㄎㄦ</text:p>
          </table:table-cell>
          <table:table-cell office:value-type="string" calcext:value-type="string">
            <text:p>ㄅㄇ變ㄯㆭ</text:p>
          </table:table-cell>
          <table:table-cell office:value-type="string" calcext:value-type="string">
            <text:p>ㄏㄦ</text:p>
          </table:table-cell>
          <table:table-cell office:value-type="string" calcext:value-type="string">
            <text:p>ㄆㄈㄯㆭ</text:p>
          </table:table-cell>
          <table:table-cell office:value-type="string" calcext:value-type="string">
            <text:p>ㄐㄦ</text:p>
          </table:table-cell>
          <table:table-cell office:value-type="string" calcext:value-type="string">
            <text:p>ㄅㄆㄯㆭ</text:p>
          </table:table-cell>
          <table:table-cell office:value-type="string" calcext:value-type="string">
            <text:p>ㄑㄦ</text:p>
          </table:table-cell>
          <table:table-cell office:value-type="string" calcext:value-type="string">
            <text:p>ㄇㄈㄯㆭ</text:p>
          </table:table-cell>
          <table:table-cell office:value-type="string" calcext:value-type="string">
            <text:p>ㄒㄦ</text:p>
          </table:table-cell>
          <table:table-cell office:value-type="string" calcext:value-type="string">
            <text:p>ㄅㄆㄇㄈㄯㆭ</text:p>
          </table:table-cell>
          <table:table-cell office:value-type="string" calcext:value-type="string">
            <text:p>ㄓㄦ</text:p>
          </table:table-cell>
          <table:table-cell office:value-type="string" calcext:value-type="string">
            <text:p>ㄅㄆ變ㄯㆭ</text:p>
          </table:table-cell>
          <table:table-cell office:value-type="string" calcext:value-type="string">
            <text:p>ㄔㄦ</text:p>
          </table:table-cell>
          <table:table-cell office:value-type="string" calcext:value-type="string">
            <text:p>ㄇㄈ變ㄯㆭ</text:p>
          </table:table-cell>
          <table:table-cell office:value-type="string" calcext:value-type="string">
            <text:p>ㄕㄦ</text:p>
          </table:table-cell>
          <table:table-cell office:value-type="string" calcext:value-type="string">
            <text:p>ㄅㄆㄇㄈ變ㄯㆭ</text:p>
          </table:table-cell>
          <table:table-cell office:value-type="string" calcext:value-type="string">
            <text:p>ㄖㄦ</text:p>
          </table:table-cell>
          <table:table-cell office:value-type="string" calcext:value-type="string">
            <text:p>ㄆㄈ變ㄯㆭ</text:p>
          </table:table-cell>
          <table:table-cell office:value-type="string" calcext:value-type="string">
            <text:p>ㄗㄦ</text:p>
          </table:table-cell>
          <table:table-cell office:value-type="string" calcext:value-type="string">
            <text:p>ㄅㄆㄯㆭ</text:p>
          </table:table-cell>
          <table:table-cell office:value-type="string" calcext:value-type="string">
            <text:p>ㄘㄦ</text:p>
          </table:table-cell>
          <table:table-cell office:value-type="string" calcext:value-type="string">
            <text:p>ㄇㄈㄯㆭ</text:p>
          </table:table-cell>
          <table:table-cell office:value-type="string" calcext:value-type="string">
            <text:p>ㄙㄦ</text:p>
          </table:table-cell>
          <table:table-cell office:value-type="string" calcext:value-type="string">
            <text:p>ㄅㄆㄇㄈㄯㆭ</text:p>
          </table:table-cell>
          <table:table-cell table:number-columns-repeated="980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1" svg:font-family="'Liberation Sans'"/>
    <style:font-face style:name="Liberation Serif1" svg:font-family="'Liberation Serif'"/>
    <style:font-face style:name="微軟正黑體" svg:font-family="微軟正黑體"/>
    <style:font-face style:name="Liberation Serif" svg:font-family="'Liberation Serif'" style:font-family-generic="roman"/>
    <style:font-face style:name="F1" svg:font-family="" style:font-family-generic="roman" style:font-pitch="variable"/>
    <style:font-face style:name="F" svg:font-family="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S PGothic" svg:font-family="'MS PGothi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MS PGothic" style:language-asian="ja" style:country-asian="JP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middle"/>
      <style:text-properties fo:color="#000000" style:font-name="Liberation Sans1" fo:font-family="'Liberation Sans'" fo:font-size="12pt" style:font-name-asian="Liberation Sans1" style:font-family-asian="'Liberation Sans'" style:font-size-asian="12pt" style:font-name-complex="Liberation Sans1" style:font-family-complex="'Liberation Sans'" style:font-size-complex="12pt"/>
    </style:style>
    <style:style style:name="Heading" style:family="table-cell" style:parent-style-name="Default" style:data-style-name="N0">
      <style:table-cell-properties fo:background-color="transparent" style:vertical-align="middle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middle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middle"/>
      <style:text-properties fo:color="#000000"/>
    </style:style>
    <style:style style:name="Text" style:family="table-cell" style:parent-style-name="Default" style:data-style-name="N0">
      <style:table-cell-properties fo:background-color="transparent" style:vertical-align="middle"/>
    </style:style>
    <style:style style:name="Note" style:family="table-cell" style:parent-style-name="Default" style:data-style-name="N0">
      <style:table-cell-properties fo:background-color="#ffffcc" fo:border="0.06pt solid #808080" style:vertical-align="middle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middle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middle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middle"/>
    </style:style>
    <style:style style:name="Good" style:family="table-cell" style:parent-style-name="Default" style:data-style-name="N0">
      <style:table-cell-properties fo:background-color="#ccffcc" style:vertical-align="middle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middle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middle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middle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middle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middle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middle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middle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middle"/>
      <style:text-properties fo:color="#000000"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middle"/>
      <style:text-properties fo:color="#000000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7">0000/00/00</text:date>, <text:time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5.2$Windows_X86_64 LibreOffice_project/85f04e9f809797b8199d13c421bd8a2b025d52b5</meta:generator>
    <meta:initial-creator>Office Use</meta:initial-creator>
    <dc:creator>Office Use</dc:creator>
    <meta:creation-date>2021-08-13T19:49:24Z</meta:creation-date>
    <dc:date>2021-08-17T00:04:34Z</dc:date>
    <meta:editing-cycles>7</meta:editing-cycles>
    <meta:editing-duration>PT3969S</meta:editing-duration>
    <meta:document-statistic meta:table-count="3" meta:cell-count="5142" meta:object-count="0"/>
  </office:meta>
</office:document-meta>
</file>